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3" table:style-name="ta1">
        <table:shapes>
          <draw:frame draw:z-index="0" draw:style-name="gr1" draw:text-style-name="P1" svg:width="506.81pt" svg:height="316.26pt" svg:x="589.32pt" svg:y="30.1pt">
            <loext:p draw:notify-on-update-of-ranges="test3.C1:test3.C1 test3.C2:test3.C995 test3.H1:test3.H1 test3.H2:test3.H995 test3.I1:test3.I1 test3.I2:test3.I9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5.1pt" svg:height="487.16pt" svg:x="151.03pt" svg:y="11.28pt">
            <loext:p draw:notify-on-update-of-ranges="test3.C1:test3.C1 test3.C2:test3.C995 test3.H1:test3.H1 test3.H2:test3.H995 test3.I1:test3.I1 test3.I2:test3.I99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zmp_ref_cm</text:p>
          </table:table-cell>
          <table:table-cell office:value-type="string" calcext:value-type="string">
            <text:p>zmp_imu_c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0870666504" calcext:value-type="float">
            <text:p>179.0870666504</text:p>
          </table:table-cell>
          <table:table-cell office:value-type="float" office:value="0" calcext:value-type="float">
            <text:p>0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13969" calcext:value-type="float">
            <text:p>-0.01213969</text:p>
          </table:table-cell>
          <table:table-cell office:value-type="float" office:value="-0.0003504675" calcext:value-type="float">
            <text:p>-0.0003504675</text:p>
          </table:table-cell>
          <table:table-cell office:value-type="float" office:value="1" calcext:value-type="float">
            <text:p>1</text:p>
          </table:table-cell>
          <table:table-cell table:formula="of:=[.D2]*100" office:value-type="float" office:value="-1.21396903" calcext:value-type="float">
            <text:p>-1.21396903</text:p>
          </table:table-cell>
          <table:table-cell table:formula="of:=[.E2]*100" office:value-type="float" office:value="-1.213969" calcext:value-type="float">
            <text:p>-1.213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0117034912" calcext:value-type="float">
            <text:p>179.0117034912</text:p>
          </table:table-cell>
          <table:table-cell office:value-type="float" office:value="-0.4133663288" calcext:value-type="float">
            <text:p>-0.413366328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8437" calcext:value-type="float">
            <text:p>-0.00938437</text:p>
          </table:table-cell>
          <table:table-cell office:value-type="float" office:value="-0.0002188178" calcext:value-type="float">
            <text:p>-0.0002188178</text:p>
          </table:table-cell>
          <table:table-cell office:value-type="float" office:value="2" calcext:value-type="float">
            <text:p>2</text:p>
          </table:table-cell>
          <table:table-cell table:formula="of:=[.D3]*100" office:value-type="float" office:value="-1.21396903" calcext:value-type="float">
            <text:p>-1.21396903</text:p>
          </table:table-cell>
          <table:table-cell table:formula="of:=[.E3]*100" office:value-type="float" office:value="-0.938437" calcext:value-type="float">
            <text:p>-0.93843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79.0191345215" calcext:value-type="float">
            <text:p>179.0191345215</text:p>
          </table:table-cell>
          <table:table-cell office:value-type="float" office:value="-0.3382751479" calcext:value-type="float">
            <text:p>-0.338275147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4879" calcext:value-type="float">
            <text:p>-0.00804879</text:p>
          </table:table-cell>
          <table:table-cell office:value-type="float" office:value="-0.0001833017" calcext:value-type="float">
            <text:p>-0.0001833017</text:p>
          </table:table-cell>
          <table:table-cell office:value-type="float" office:value="3" calcext:value-type="float">
            <text:p>3</text:p>
          </table:table-cell>
          <table:table-cell table:formula="of:=[.D4]*100" office:value-type="float" office:value="-1.21396903" calcext:value-type="float">
            <text:p>-1.21396903</text:p>
          </table:table-cell>
          <table:table-cell table:formula="of:=[.E4]*100" office:value-type="float" office:value="-0.804879" calcext:value-type="float">
            <text:p>-0.80487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9.0280303955" calcext:value-type="float">
            <text:p>179.0280303955</text:p>
          </table:table-cell>
          <table:table-cell office:value-type="float" office:value="0.1784276243" calcext:value-type="float">
            <text:p>0.178427624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60288" calcext:value-type="float">
            <text:p>-0.01060288</text:p>
          </table:table-cell>
          <table:table-cell office:value-type="float" office:value="-0.0004497303" calcext:value-type="float">
            <text:p>-0.0004497303</text:p>
          </table:table-cell>
          <table:table-cell office:value-type="float" office:value="4" calcext:value-type="float">
            <text:p>4</text:p>
          </table:table-cell>
          <table:table-cell table:formula="of:=[.D5]*100" office:value-type="float" office:value="-1.21396903" calcext:value-type="float">
            <text:p>-1.21396903</text:p>
          </table:table-cell>
          <table:table-cell table:formula="of:=[.E5]*100" office:value-type="float" office:value="-1.060288" calcext:value-type="float">
            <text:p>-1.06028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79.0215301514" calcext:value-type="float">
            <text:p>179.0215301514</text:p>
          </table:table-cell>
          <table:table-cell office:value-type="float" office:value="-0.1012674598" calcext:value-type="float">
            <text:p>-0.101267459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44057" calcext:value-type="float">
            <text:p>-0.01044057</text:p>
          </table:table-cell>
          <table:table-cell office:value-type="float" office:value="-0.0002899821" calcext:value-type="float">
            <text:p>-0.0002899821</text:p>
          </table:table-cell>
          <table:table-cell office:value-type="float" office:value="5" calcext:value-type="float">
            <text:p>5</text:p>
          </table:table-cell>
          <table:table-cell table:formula="of:=[.D6]*100" office:value-type="float" office:value="-1.21396903" calcext:value-type="float">
            <text:p>-1.21396903</text:p>
          </table:table-cell>
          <table:table-cell table:formula="of:=[.E6]*100" office:value-type="float" office:value="-1.044057" calcext:value-type="float">
            <text:p>-1.04405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9.0247039795" calcext:value-type="float">
            <text:p>179.0247039795</text:p>
          </table:table-cell>
          <table:table-cell office:value-type="float" office:value="0.060011149" calcext:value-type="float">
            <text:p>0.0600111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40742" calcext:value-type="float">
            <text:p>-0.01140742</text:p>
          </table:table-cell>
          <table:table-cell office:value-type="float" office:value="-0.0004196687" calcext:value-type="float">
            <text:p>-0.0004196687</text:p>
          </table:table-cell>
          <table:table-cell office:value-type="float" office:value="6" calcext:value-type="float">
            <text:p>6</text:p>
          </table:table-cell>
          <table:table-cell table:formula="of:=[.D7]*100" office:value-type="float" office:value="-1.21396903" calcext:value-type="float">
            <text:p>-1.21396903</text:p>
          </table:table-cell>
          <table:table-cell table:formula="of:=[.E7]*100" office:value-type="float" office:value="-1.140742" calcext:value-type="float">
            <text:p>-1.14074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79.0199127197" calcext:value-type="float">
            <text:p>179.0199127197</text:p>
          </table:table-cell>
          <table:table-cell office:value-type="float" office:value="-0.1207947349" calcext:value-type="float">
            <text:p>-0.12079473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84655" calcext:value-type="float">
            <text:p>-0.01084655</text:p>
          </table:table-cell>
          <table:table-cell office:value-type="float" office:value="-0.0002495006" calcext:value-type="float">
            <text:p>-0.0002495006</text:p>
          </table:table-cell>
          <table:table-cell office:value-type="float" office:value="7" calcext:value-type="float">
            <text:p>7</text:p>
          </table:table-cell>
          <table:table-cell table:formula="of:=[.D8]*100" office:value-type="float" office:value="-1.21396903" calcext:value-type="float">
            <text:p>-1.21396903</text:p>
          </table:table-cell>
          <table:table-cell table:formula="of:=[.E8]*100" office:value-type="float" office:value="-1.084655" calcext:value-type="float">
            <text:p>-1.0846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9.037109375" calcext:value-type="float">
            <text:p>179.037109375</text:p>
          </table:table-cell>
          <table:table-cell office:value-type="float" office:value="-0.1807124729" calcext:value-type="float">
            <text:p>-0.18071247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07341" calcext:value-type="float">
            <text:p>-0.01007341</text:p>
          </table:table-cell>
          <table:table-cell office:value-type="float" office:value="-0.0001906207" calcext:value-type="float">
            <text:p>-0.0001906207</text:p>
          </table:table-cell>
          <table:table-cell office:value-type="float" office:value="8" calcext:value-type="float">
            <text:p>8</text:p>
          </table:table-cell>
          <table:table-cell table:formula="of:=[.D9]*100" office:value-type="float" office:value="-1.21396903" calcext:value-type="float">
            <text:p>-1.21396903</text:p>
          </table:table-cell>
          <table:table-cell table:formula="of:=[.E9]*100" office:value-type="float" office:value="-1.007341" calcext:value-type="float">
            <text:p>-1.00734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9.0322418213" calcext:value-type="float">
            <text:p>179.0322418213</text:p>
          </table:table-cell>
          <table:table-cell office:value-type="float" office:value="-0.1833257053" calcext:value-type="float">
            <text:p>-0.183325705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4077" calcext:value-type="float">
            <text:p>-0.00954077</text:p>
          </table:table-cell>
          <table:table-cell office:value-type="float" office:value="-0.0001978297" calcext:value-type="float">
            <text:p>-0.0001978297</text:p>
          </table:table-cell>
          <table:table-cell office:value-type="float" office:value="9" calcext:value-type="float">
            <text:p>9</text:p>
          </table:table-cell>
          <table:table-cell table:formula="of:=[.D10]*100" office:value-type="float" office:value="-1.21396903" calcext:value-type="float">
            <text:p>-1.21396903</text:p>
          </table:table-cell>
          <table:table-cell table:formula="of:=[.E10]*100" office:value-type="float" office:value="-0.954077" calcext:value-type="float">
            <text:p>-0.9540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9.0451965332" calcext:value-type="float">
            <text:p>179.0451965332</text:p>
          </table:table-cell>
          <table:table-cell office:value-type="float" office:value="-0.1669265826" calcext:value-type="float">
            <text:p>-0.16692658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9514" calcext:value-type="float">
            <text:p>-0.00929514</text:p>
          </table:table-cell>
          <table:table-cell office:value-type="float" office:value="-0.0002268275" calcext:value-type="float">
            <text:p>-0.0002268275</text:p>
          </table:table-cell>
          <table:table-cell office:value-type="float" office:value="10" calcext:value-type="float">
            <text:p>10</text:p>
          </table:table-cell>
          <table:table-cell table:formula="of:=[.D11]*100" office:value-type="float" office:value="-1.21396903" calcext:value-type="float">
            <text:p>-1.21396903</text:p>
          </table:table-cell>
          <table:table-cell table:formula="of:=[.E11]*100" office:value-type="float" office:value="-0.929514" calcext:value-type="float">
            <text:p>-0.92951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79.0386047363" calcext:value-type="float">
            <text:p>179.0386047363</text:p>
          </table:table-cell>
          <table:table-cell office:value-type="float" office:value="-0.1796505099" calcext:value-type="float">
            <text:p>-0.179650509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04665" calcext:value-type="float">
            <text:p>-0.00904665</text:p>
          </table:table-cell>
          <table:table-cell office:value-type="float" office:value="-0.0002153895" calcext:value-type="float">
            <text:p>-0.0002153895</text:p>
          </table:table-cell>
          <table:table-cell office:value-type="float" office:value="11" calcext:value-type="float">
            <text:p>11</text:p>
          </table:table-cell>
          <table:table-cell table:formula="of:=[.D12]*100" office:value-type="float" office:value="-1.21396903" calcext:value-type="float">
            <text:p>-1.21396903</text:p>
          </table:table-cell>
          <table:table-cell table:formula="of:=[.E12]*100" office:value-type="float" office:value="-0.904665" calcext:value-type="float">
            <text:p>-0.90466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9.0378570557" calcext:value-type="float">
            <text:p>179.0378570557</text:p>
          </table:table-cell>
          <table:table-cell office:value-type="float" office:value="-0.1511992484" calcext:value-type="float">
            <text:p>-0.15119924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07069" calcext:value-type="float">
            <text:p>-0.00907069</text:p>
          </table:table-cell>
          <table:table-cell office:value-type="float" office:value="-0.0002696584" calcext:value-type="float">
            <text:p>-0.0002696584</text:p>
          </table:table-cell>
          <table:table-cell office:value-type="float" office:value="12" calcext:value-type="float">
            <text:p>12</text:p>
          </table:table-cell>
          <table:table-cell table:formula="of:=[.D13]*100" office:value-type="float" office:value="-1.21396903" calcext:value-type="float">
            <text:p>-1.21396903</text:p>
          </table:table-cell>
          <table:table-cell table:formula="of:=[.E13]*100" office:value-type="float" office:value="-0.907069" calcext:value-type="float">
            <text:p>-0.90706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79.0385742188" calcext:value-type="float">
            <text:p>179.0385742188</text:p>
          </table:table-cell>
          <table:table-cell office:value-type="float" office:value="-0.2020182276" calcext:value-type="float">
            <text:p>-0.20201822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4798" calcext:value-type="float">
            <text:p>-0.00874798</text:p>
          </table:table-cell>
          <table:table-cell office:value-type="float" office:value="-0.0001781517" calcext:value-type="float">
            <text:p>-0.0001781517</text:p>
          </table:table-cell>
          <table:table-cell office:value-type="float" office:value="13" calcext:value-type="float">
            <text:p>13</text:p>
          </table:table-cell>
          <table:table-cell table:formula="of:=[.D14]*100" office:value-type="float" office:value="-1.21396903" calcext:value-type="float">
            <text:p>-1.21396903</text:p>
          </table:table-cell>
          <table:table-cell table:formula="of:=[.E14]*100" office:value-type="float" office:value="-0.874798" calcext:value-type="float">
            <text:p>-0.87479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9.029510498" calcext:value-type="float">
            <text:p>179.029510498</text:p>
          </table:table-cell>
          <table:table-cell office:value-type="float" office:value="-0.1589327764" calcext:value-type="float">
            <text:p>-0.15893277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2012" calcext:value-type="float">
            <text:p>-0.00882012</text:p>
          </table:table-cell>
          <table:table-cell office:value-type="float" office:value="-0.0002733703" calcext:value-type="float">
            <text:p>-0.0002733703</text:p>
          </table:table-cell>
          <table:table-cell office:value-type="float" office:value="14" calcext:value-type="float">
            <text:p>14</text:p>
          </table:table-cell>
          <table:table-cell table:formula="of:=[.D15]*100" office:value-type="float" office:value="-1.21396903" calcext:value-type="float">
            <text:p>-1.21396903</text:p>
          </table:table-cell>
          <table:table-cell table:formula="of:=[.E15]*100" office:value-type="float" office:value="-0.882012" calcext:value-type="float">
            <text:p>-0.88201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9.0391540527" calcext:value-type="float">
            <text:p>179.0391540527</text:p>
          </table:table-cell>
          <table:table-cell office:value-type="float" office:value="-0.1937962999" calcext:value-type="float">
            <text:p>-0.193796299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358" calcext:value-type="float">
            <text:p>-0.0086358</text:p>
          </table:table-cell>
          <table:table-cell office:value-type="float" office:value="-0.0002009721" calcext:value-type="float">
            <text:p>-0.0002009721</text:p>
          </table:table-cell>
          <table:table-cell office:value-type="float" office:value="15" calcext:value-type="float">
            <text:p>15</text:p>
          </table:table-cell>
          <table:table-cell table:formula="of:=[.D16]*100" office:value-type="float" office:value="-1.21396903" calcext:value-type="float">
            <text:p>-1.21396903</text:p>
          </table:table-cell>
          <table:table-cell table:formula="of:=[.E16]*100" office:value-type="float" office:value="-0.86358" calcext:value-type="float">
            <text:p>-0.8635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9.0498352051" calcext:value-type="float">
            <text:p>179.0498352051</text:p>
          </table:table-cell>
          <table:table-cell office:value-type="float" office:value="-0.0999106574" calcext:value-type="float">
            <text:p>-0.09991065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13878" calcext:value-type="float">
            <text:p>-0.00913878</text:p>
          </table:table-cell>
          <table:table-cell office:value-type="float" office:value="-0.0004083142" calcext:value-type="float">
            <text:p>-0.0004083142</text:p>
          </table:table-cell>
          <table:table-cell office:value-type="float" office:value="16" calcext:value-type="float">
            <text:p>16</text:p>
          </table:table-cell>
          <table:table-cell table:formula="of:=[.D17]*100" office:value-type="float" office:value="-1.21396903" calcext:value-type="float">
            <text:p>-1.21396903</text:p>
          </table:table-cell>
          <table:table-cell table:formula="of:=[.E17]*100" office:value-type="float" office:value="-0.913878" calcext:value-type="float">
            <text:p>-0.91387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9.0421447754" calcext:value-type="float">
            <text:p>179.0421447754</text:p>
          </table:table-cell>
          <table:table-cell office:value-type="float" office:value="-0.1929127406" calcext:value-type="float">
            <text:p>-0.19291274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5405" calcext:value-type="float">
            <text:p>-0.00885405</text:p>
          </table:table-cell>
          <table:table-cell office:value-type="float" office:value="-0.0001703251" calcext:value-type="float">
            <text:p>-0.0001703251</text:p>
          </table:table-cell>
          <table:table-cell office:value-type="float" office:value="17" calcext:value-type="float">
            <text:p>17</text:p>
          </table:table-cell>
          <table:table-cell table:formula="of:=[.D18]*100" office:value-type="float" office:value="-1.21396903" calcext:value-type="float">
            <text:p>-1.21396903</text:p>
          </table:table-cell>
          <table:table-cell table:formula="of:=[.E18]*100" office:value-type="float" office:value="-0.885405" calcext:value-type="float">
            <text:p>-0.8854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9.0396881104" calcext:value-type="float">
            <text:p>179.0396881104</text:p>
          </table:table-cell>
          <table:table-cell office:value-type="float" office:value="-0.1969489432" calcext:value-type="float">
            <text:p>-0.19694894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374" calcext:value-type="float">
            <text:p>-0.0086374</text:p>
          </table:table-cell>
          <table:table-cell office:value-type="float" office:value="-0.0001813037" calcext:value-type="float">
            <text:p>-0.0001813037</text:p>
          </table:table-cell>
          <table:table-cell office:value-type="float" office:value="18" calcext:value-type="float">
            <text:p>18</text:p>
          </table:table-cell>
          <table:table-cell table:formula="of:=[.D19]*100" office:value-type="float" office:value="-1.21396903" calcext:value-type="float">
            <text:p>-1.21396903</text:p>
          </table:table-cell>
          <table:table-cell table:formula="of:=[.E19]*100" office:value-type="float" office:value="-0.86374" calcext:value-type="float">
            <text:p>-0.8637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79.0341186523" calcext:value-type="float">
            <text:p>179.0341186523</text:p>
          </table:table-cell>
          <table:table-cell office:value-type="float" office:value="-0.2063028753" calcext:value-type="float">
            <text:p>-0.206302875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43068" calcext:value-type="float">
            <text:p>-0.00843068</text:p>
          </table:table-cell>
          <table:table-cell office:value-type="float" office:value="-0.0001735698" calcext:value-type="float">
            <text:p>-0.0001735698</text:p>
          </table:table-cell>
          <table:table-cell office:value-type="float" office:value="19" calcext:value-type="float">
            <text:p>19</text:p>
          </table:table-cell>
          <table:table-cell table:formula="of:=[.D20]*100" office:value-type="float" office:value="-1.21396903" calcext:value-type="float">
            <text:p>-1.21396903</text:p>
          </table:table-cell>
          <table:table-cell table:formula="of:=[.E20]*100" office:value-type="float" office:value="-0.843068" calcext:value-type="float">
            <text:p>-0.84306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9.0484466553" calcext:value-type="float">
            <text:p>179.0484466553</text:p>
          </table:table-cell>
          <table:table-cell office:value-type="float" office:value="-0.161252289" calcext:value-type="float">
            <text:p>-0.1612522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9321" calcext:value-type="float">
            <text:p>-0.00859321</text:p>
          </table:table-cell>
          <table:table-cell office:value-type="float" office:value="-0.0003080928" calcext:value-type="float">
            <text:p>-0.0003080928</text:p>
          </table:table-cell>
          <table:table-cell office:value-type="float" office:value="20" calcext:value-type="float">
            <text:p>20</text:p>
          </table:table-cell>
          <table:table-cell table:formula="of:=[.D21]*100" office:value-type="float" office:value="-1.21396903" calcext:value-type="float">
            <text:p>-1.21396903</text:p>
          </table:table-cell>
          <table:table-cell table:formula="of:=[.E21]*100" office:value-type="float" office:value="-0.859321" calcext:value-type="float">
            <text:p>-0.85932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79.0442047119" calcext:value-type="float">
            <text:p>179.0442047119</text:p>
          </table:table-cell>
          <table:table-cell office:value-type="float" office:value="-0.2607599395" calcext:value-type="float">
            <text:p>-0.260759939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3825" calcext:value-type="float">
            <text:p>-0.00803825</text:p>
          </table:table-cell>
          <table:table-cell office:value-type="float" office:value="-0.0001002471" calcext:value-type="float">
            <text:p>-0.0001002471</text:p>
          </table:table-cell>
          <table:table-cell office:value-type="float" office:value="21" calcext:value-type="float">
            <text:p>21</text:p>
          </table:table-cell>
          <table:table-cell table:formula="of:=[.D22]*100" office:value-type="float" office:value="-1.21396903" calcext:value-type="float">
            <text:p>-1.21396903</text:p>
          </table:table-cell>
          <table:table-cell table:formula="of:=[.E22]*100" office:value-type="float" office:value="-0.803825" calcext:value-type="float">
            <text:p>-0.803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0323944092" calcext:value-type="float">
            <text:p>179.0323944092</text:p>
          </table:table-cell>
          <table:table-cell office:value-type="float" office:value="-0.2145922112" calcext:value-type="float">
            <text:p>-0.21459221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7616" calcext:value-type="float">
            <text:p>-0.00797616</text:p>
          </table:table-cell>
          <table:table-cell office:value-type="float" office:value="-0.0001824801" calcext:value-type="float">
            <text:p>-0.0001824801</text:p>
          </table:table-cell>
          <table:table-cell office:value-type="float" office:value="22" calcext:value-type="float">
            <text:p>22</text:p>
          </table:table-cell>
          <table:table-cell table:formula="of:=[.D23]*100" office:value-type="float" office:value="-1.21396903" calcext:value-type="float">
            <text:p>-1.21396903</text:p>
          </table:table-cell>
          <table:table-cell table:formula="of:=[.E23]*100" office:value-type="float" office:value="-0.797616" calcext:value-type="float">
            <text:p>-0.79761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79.0362701416" calcext:value-type="float">
            <text:p>179.0362701416</text:p>
          </table:table-cell>
          <table:table-cell office:value-type="float" office:value="-0.1682450256" calcext:value-type="float">
            <text:p>-0.168245025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4371" calcext:value-type="float">
            <text:p>-0.00824371</text:p>
          </table:table-cell>
          <table:table-cell office:value-type="float" office:value="-0.0002862696" calcext:value-type="float">
            <text:p>-0.0002862696</text:p>
          </table:table-cell>
          <table:table-cell office:value-type="float" office:value="23" calcext:value-type="float">
            <text:p>23</text:p>
          </table:table-cell>
          <table:table-cell table:formula="of:=[.D24]*100" office:value-type="float" office:value="-1.21396903" calcext:value-type="float">
            <text:p>-1.21396903</text:p>
          </table:table-cell>
          <table:table-cell table:formula="of:=[.E24]*100" office:value-type="float" office:value="-0.824371" calcext:value-type="float">
            <text:p>-0.82437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79.0402374268" calcext:value-type="float">
            <text:p>179.0402374268</text:p>
          </table:table-cell>
          <table:table-cell office:value-type="float" office:value="-0.2676188175" calcext:value-type="float">
            <text:p>-0.26761881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75962" calcext:value-type="float">
            <text:p>-0.00775962</text:p>
          </table:table-cell>
          <table:table-cell office:value-type="float" office:value="-0.000239526" calcext:value-type="float">
            <text:p>-0.000239526</text:p>
          </table:table-cell>
          <table:table-cell office:value-type="float" office:value="24" calcext:value-type="float">
            <text:p>24</text:p>
          </table:table-cell>
          <table:table-cell table:formula="of:=[.D25]*100" office:value-type="float" office:value="-1.21396903" calcext:value-type="float">
            <text:p>-1.21396903</text:p>
          </table:table-cell>
          <table:table-cell table:formula="of:=[.E25]*100" office:value-type="float" office:value="-0.775962" calcext:value-type="float">
            <text:p>-0.77596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79.0328979492" calcext:value-type="float">
            <text:p>179.0328979492</text:p>
          </table:table-cell>
          <table:table-cell office:value-type="float" office:value="-0.2730247471" calcext:value-type="float">
            <text:p>-0.27302474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401" calcext:value-type="float">
            <text:p>-0.007401</text:p>
          </table:table-cell>
          <table:table-cell office:value-type="float" office:value="-0.000123431" calcext:value-type="float">
            <text:p>-0.000123431</text:p>
          </table:table-cell>
          <table:table-cell office:value-type="float" office:value="25" calcext:value-type="float">
            <text:p>25</text:p>
          </table:table-cell>
          <table:table-cell table:formula="of:=[.D26]*100" office:value-type="float" office:value="-1.21396903" calcext:value-type="float">
            <text:p>-1.21396903</text:p>
          </table:table-cell>
          <table:table-cell table:formula="of:=[.E26]*100" office:value-type="float" office:value="-0.7401" calcext:value-type="float">
            <text:p>-0.74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9.0367126465" calcext:value-type="float">
            <text:p>179.0367126465</text:p>
          </table:table-cell>
          <table:table-cell office:value-type="float" office:value="-0.2178650997" calcext:value-type="float">
            <text:p>-0.21786509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2969" calcext:value-type="float">
            <text:p>-0.00752969</text:p>
          </table:table-cell>
          <table:table-cell office:value-type="float" office:value="-0.0004310585" calcext:value-type="float">
            <text:p>-0.0004310585</text:p>
          </table:table-cell>
          <table:table-cell office:value-type="float" office:value="26" calcext:value-type="float">
            <text:p>26</text:p>
          </table:table-cell>
          <table:table-cell table:formula="of:=[.D27]*100" office:value-type="float" office:value="-1.21396903" calcext:value-type="float">
            <text:p>-1.21396903</text:p>
          </table:table-cell>
          <table:table-cell table:formula="of:=[.E27]*100" office:value-type="float" office:value="-0.752969" calcext:value-type="float">
            <text:p>-0.75296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79.0224151611" calcext:value-type="float">
            <text:p>179.0224151611</text:p>
          </table:table-cell>
          <table:table-cell office:value-type="float" office:value="-0.2213268601" calcext:value-type="float">
            <text:p>-0.22132686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9237" calcext:value-type="float">
            <text:p>-0.00759237</text:p>
          </table:table-cell>
          <table:table-cell office:value-type="float" office:value="-0.0002416195" calcext:value-type="float">
            <text:p>-0.0002416195</text:p>
          </table:table-cell>
          <table:table-cell office:value-type="float" office:value="27" calcext:value-type="float">
            <text:p>27</text:p>
          </table:table-cell>
          <table:table-cell table:formula="of:=[.D28]*100" office:value-type="float" office:value="-1.21396903" calcext:value-type="float">
            <text:p>-1.21396903</text:p>
          </table:table-cell>
          <table:table-cell table:formula="of:=[.E28]*100" office:value-type="float" office:value="-0.759237" calcext:value-type="float">
            <text:p>-0.7592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9.0213928223" calcext:value-type="float">
            <text:p>179.0213928223</text:p>
          </table:table-cell>
          <table:table-cell office:value-type="float" office:value="-0.2639787678" calcext:value-type="float">
            <text:p>-0.26397876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34984" calcext:value-type="float">
            <text:p>-0.00734984</text:p>
          </table:table-cell>
          <table:table-cell office:value-type="float" office:value="-0.0000709352" calcext:value-type="float">
            <text:p>-7.09352E-05</text:p>
          </table:table-cell>
          <table:table-cell office:value-type="float" office:value="28" calcext:value-type="float">
            <text:p>28</text:p>
          </table:table-cell>
          <table:table-cell table:formula="of:=[.D29]*100" office:value-type="float" office:value="-1.21396903" calcext:value-type="float">
            <text:p>-1.21396903</text:p>
          </table:table-cell>
          <table:table-cell table:formula="of:=[.E29]*100" office:value-type="float" office:value="-0.734984" calcext:value-type="float">
            <text:p>-0.73498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79.033996582" calcext:value-type="float">
            <text:p>179.033996582</text:p>
          </table:table-cell>
          <table:table-cell office:value-type="float" office:value="-0.2394861707" calcext:value-type="float">
            <text:p>-0.23948617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35148" calcext:value-type="float">
            <text:p>-0.00735148</text:p>
          </table:table-cell>
          <table:table-cell office:value-type="float" office:value="-0.0001758037" calcext:value-type="float">
            <text:p>-0.0001758037</text:p>
          </table:table-cell>
          <table:table-cell office:value-type="float" office:value="29" calcext:value-type="float">
            <text:p>29</text:p>
          </table:table-cell>
          <table:table-cell table:formula="of:=[.D30]*100" office:value-type="float" office:value="-1.21396903" calcext:value-type="float">
            <text:p>-1.21396903</text:p>
          </table:table-cell>
          <table:table-cell table:formula="of:=[.E30]*100" office:value-type="float" office:value="-0.735148" calcext:value-type="float">
            <text:p>-0.73514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9.0397949219" calcext:value-type="float">
            <text:p>179.0397949219</text:p>
          </table:table-cell>
          <table:table-cell office:value-type="float" office:value="-0.2998162942" calcext:value-type="float">
            <text:p>-0.29981629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95044" calcext:value-type="float">
            <text:p>-0.00695044</text:p>
          </table:table-cell>
          <table:table-cell office:value-type="float" office:value="-0.0000518725" calcext:value-type="float">
            <text:p>-5.18725E-05</text:p>
          </table:table-cell>
          <table:table-cell office:value-type="float" office:value="30" calcext:value-type="float">
            <text:p>30</text:p>
          </table:table-cell>
          <table:table-cell table:formula="of:=[.D31]*100" office:value-type="float" office:value="-1.21396903" calcext:value-type="float">
            <text:p>-1.21396903</text:p>
          </table:table-cell>
          <table:table-cell table:formula="of:=[.E31]*100" office:value-type="float" office:value="-0.695044" calcext:value-type="float">
            <text:p>-0.69504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79.0413970947" calcext:value-type="float">
            <text:p>179.0413970947</text:p>
          </table:table-cell>
          <table:table-cell office:value-type="float" office:value="-0.2234844715" calcext:value-type="float">
            <text:p>-0.22348447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19198" calcext:value-type="float">
            <text:p>-0.00719198</text:p>
          </table:table-cell>
          <table:table-cell office:value-type="float" office:value="-0.0002886332" calcext:value-type="float">
            <text:p>-0.0002886332</text:p>
          </table:table-cell>
          <table:table-cell office:value-type="float" office:value="31" calcext:value-type="float">
            <text:p>31</text:p>
          </table:table-cell>
          <table:table-cell table:formula="of:=[.D32]*100" office:value-type="float" office:value="-1.21396903" calcext:value-type="float">
            <text:p>-1.21396903</text:p>
          </table:table-cell>
          <table:table-cell table:formula="of:=[.E32]*100" office:value-type="float" office:value="-0.719198" calcext:value-type="float">
            <text:p>-0.71919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9.0305633545" calcext:value-type="float">
            <text:p>179.0305633545</text:p>
          </table:table-cell>
          <table:table-cell office:value-type="float" office:value="-0.3495112663" calcext:value-type="float">
            <text:p>-0.34951126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5129" calcext:value-type="float">
            <text:p>-0.0065129</text:p>
          </table:table-cell>
          <table:table-cell office:value-type="float" office:value="0.0000152506" calcext:value-type="float">
            <text:p>1.52506E-05</text:p>
          </table:table-cell>
          <table:table-cell office:value-type="float" office:value="32" calcext:value-type="float">
            <text:p>32</text:p>
          </table:table-cell>
          <table:table-cell table:formula="of:=[.D33]*100" office:value-type="float" office:value="-1.21396903" calcext:value-type="float">
            <text:p>-1.21396903</text:p>
          </table:table-cell>
          <table:table-cell table:formula="of:=[.E33]*100" office:value-type="float" office:value="-0.65129" calcext:value-type="float">
            <text:p>-0.6512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79.0258483887" calcext:value-type="float">
            <text:p>179.0258483887</text:p>
          </table:table-cell>
          <table:table-cell office:value-type="float" office:value="-0.2800961543" calcext:value-type="float">
            <text:p>-0.280096154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52307" calcext:value-type="float">
            <text:p>-0.00652307</text:p>
          </table:table-cell>
          <table:table-cell office:value-type="float" office:value="-0.0001610949" calcext:value-type="float">
            <text:p>-0.0001610949</text:p>
          </table:table-cell>
          <table:table-cell office:value-type="float" office:value="33" calcext:value-type="float">
            <text:p>33</text:p>
          </table:table-cell>
          <table:table-cell table:formula="of:=[.D34]*100" office:value-type="float" office:value="-1.21396903" calcext:value-type="float">
            <text:p>-1.21396903</text:p>
          </table:table-cell>
          <table:table-cell table:formula="of:=[.E34]*100" office:value-type="float" office:value="-0.652307" calcext:value-type="float">
            <text:p>-0.65230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9.0301513672" calcext:value-type="float">
            <text:p>179.0301513672</text:p>
          </table:table-cell>
          <table:table-cell office:value-type="float" office:value="-0.2907175997" calcext:value-type="float">
            <text:p>-0.29071759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45904" calcext:value-type="float">
            <text:p>-0.00645904</text:p>
          </table:table-cell>
          <table:table-cell office:value-type="float" office:value="-0.0002247675" calcext:value-type="float">
            <text:p>-0.0002247675</text:p>
          </table:table-cell>
          <table:table-cell office:value-type="float" office:value="34" calcext:value-type="float">
            <text:p>34</text:p>
          </table:table-cell>
          <table:table-cell table:formula="of:=[.D35]*100" office:value-type="float" office:value="-1.21396903" calcext:value-type="float">
            <text:p>-1.21396903</text:p>
          </table:table-cell>
          <table:table-cell table:formula="of:=[.E35]*100" office:value-type="float" office:value="-0.645904" calcext:value-type="float">
            <text:p>-0.64590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79.0265197754" calcext:value-type="float">
            <text:p>179.0265197754</text:p>
          </table:table-cell>
          <table:table-cell office:value-type="float" office:value="-0.2743564732" calcext:value-type="float">
            <text:p>-0.27435647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52543" calcext:value-type="float">
            <text:p>-0.00652543</text:p>
          </table:table-cell>
          <table:table-cell office:value-type="float" office:value="-0.0002059472" calcext:value-type="float">
            <text:p>-0.0002059472</text:p>
          </table:table-cell>
          <table:table-cell office:value-type="float" office:value="35" calcext:value-type="float">
            <text:p>35</text:p>
          </table:table-cell>
          <table:table-cell table:formula="of:=[.D36]*100" office:value-type="float" office:value="-1.21396903" calcext:value-type="float">
            <text:p>-1.21396903</text:p>
          </table:table-cell>
          <table:table-cell table:formula="of:=[.E36]*100" office:value-type="float" office:value="-0.652543" calcext:value-type="float">
            <text:p>-0.65254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9.0301208496" calcext:value-type="float">
            <text:p>179.0301208496</text:p>
          </table:table-cell>
          <table:table-cell office:value-type="float" office:value="-0.3601497572" calcext:value-type="float">
            <text:p>-0.36014975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99781" calcext:value-type="float">
            <text:p>-0.00599781</text:p>
          </table:table-cell>
          <table:table-cell office:value-type="float" office:value="-0.0001755861" calcext:value-type="float">
            <text:p>-0.0001755861</text:p>
          </table:table-cell>
          <table:table-cell office:value-type="float" office:value="36" calcext:value-type="float">
            <text:p>36</text:p>
          </table:table-cell>
          <table:table-cell table:formula="of:=[.D37]*100" office:value-type="float" office:value="-1.21396903" calcext:value-type="float">
            <text:p>-1.21396903</text:p>
          </table:table-cell>
          <table:table-cell table:formula="of:=[.E37]*100" office:value-type="float" office:value="-0.599781" calcext:value-type="float">
            <text:p>-0.59978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79.0331420898" calcext:value-type="float">
            <text:p>179.0331420898</text:p>
          </table:table-cell>
          <table:table-cell office:value-type="float" office:value="-0.3271940315" calcext:value-type="float">
            <text:p>-0.32719403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86588" calcext:value-type="float">
            <text:p>-0.00586588</text:p>
          </table:table-cell>
          <table:table-cell office:value-type="float" office:value="-0.000090299" calcext:value-type="float">
            <text:p>-0.000090299</text:p>
          </table:table-cell>
          <table:table-cell office:value-type="float" office:value="37" calcext:value-type="float">
            <text:p>37</text:p>
          </table:table-cell>
          <table:table-cell table:formula="of:=[.D38]*100" office:value-type="float" office:value="-1.21396903" calcext:value-type="float">
            <text:p>-1.21396903</text:p>
          </table:table-cell>
          <table:table-cell table:formula="of:=[.E38]*100" office:value-type="float" office:value="-0.586588" calcext:value-type="float">
            <text:p>-0.5865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9.0399475098" calcext:value-type="float">
            <text:p>179.0399475098</text:p>
          </table:table-cell>
          <table:table-cell office:value-type="float" office:value="-0.3580012062" calcext:value-type="float">
            <text:p>-0.358001206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57262" calcext:value-type="float">
            <text:p>-0.00557262</text:p>
          </table:table-cell>
          <table:table-cell office:value-type="float" office:value="-0.0000384518" calcext:value-type="float">
            <text:p>-3.84518E-05</text:p>
          </table:table-cell>
          <table:table-cell office:value-type="float" office:value="38" calcext:value-type="float">
            <text:p>38</text:p>
          </table:table-cell>
          <table:table-cell table:formula="of:=[.D39]*100" office:value-type="float" office:value="-1.21396903" calcext:value-type="float">
            <text:p>-1.21396903</text:p>
          </table:table-cell>
          <table:table-cell table:formula="of:=[.E39]*100" office:value-type="float" office:value="-0.557262" calcext:value-type="float">
            <text:p>-0.55726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79.0436706543" calcext:value-type="float">
            <text:p>179.0436706543</text:p>
          </table:table-cell>
          <table:table-cell office:value-type="float" office:value="-0.3346151364" calcext:value-type="float">
            <text:p>-0.33461513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53307" calcext:value-type="float">
            <text:p>-0.00553307</text:p>
          </table:table-cell>
          <table:table-cell office:value-type="float" office:value="-0.0001299693" calcext:value-type="float">
            <text:p>-0.0001299693</text:p>
          </table:table-cell>
          <table:table-cell office:value-type="float" office:value="39" calcext:value-type="float">
            <text:p>39</text:p>
          </table:table-cell>
          <table:table-cell table:formula="of:=[.D40]*100" office:value-type="float" office:value="-1.21396903" calcext:value-type="float">
            <text:p>-1.21396903</text:p>
          </table:table-cell>
          <table:table-cell table:formula="of:=[.E40]*100" office:value-type="float" office:value="-0.553307" calcext:value-type="float">
            <text:p>-0.55330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9.0565185547" calcext:value-type="float">
            <text:p>179.0565185547</text:p>
          </table:table-cell>
          <table:table-cell office:value-type="float" office:value="-0.284145817" calcext:value-type="float">
            <text:p>-0.2841458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84312" calcext:value-type="float">
            <text:p>-0.00584312</text:p>
          </table:table-cell>
          <table:table-cell office:value-type="float" office:value="-0.000398055" calcext:value-type="float">
            <text:p>-0.000398055</text:p>
          </table:table-cell>
          <table:table-cell office:value-type="float" office:value="40" calcext:value-type="float">
            <text:p>40</text:p>
          </table:table-cell>
          <table:table-cell table:formula="of:=[.D41]*100" office:value-type="float" office:value="-1.21396903" calcext:value-type="float">
            <text:p>-1.21396903</text:p>
          </table:table-cell>
          <table:table-cell table:formula="of:=[.E41]*100" office:value-type="float" office:value="-0.584312" calcext:value-type="float">
            <text:p>-0.58431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79.0484008789" calcext:value-type="float">
            <text:p>179.0484008789</text:p>
          </table:table-cell>
          <table:table-cell office:value-type="float" office:value="-0.2308031624" calcext:value-type="float">
            <text:p>-0.23080316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40529" calcext:value-type="float">
            <text:p>-0.00640529</text:p>
          </table:table-cell>
          <table:table-cell office:value-type="float" office:value="-0.0002968209" calcext:value-type="float">
            <text:p>-0.0002968209</text:p>
          </table:table-cell>
          <table:table-cell office:value-type="float" office:value="41" calcext:value-type="float">
            <text:p>41</text:p>
          </table:table-cell>
          <table:table-cell table:formula="of:=[.D42]*100" office:value-type="float" office:value="-1.21396903" calcext:value-type="float">
            <text:p>-1.21396903</text:p>
          </table:table-cell>
          <table:table-cell table:formula="of:=[.E42]*100" office:value-type="float" office:value="-0.640529" calcext:value-type="float">
            <text:p>-0.640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.0360412598" calcext:value-type="float">
            <text:p>179.0360412598</text:p>
          </table:table-cell>
          <table:table-cell office:value-type="float" office:value="-0.2114919887" calcext:value-type="float">
            <text:p>-0.21149198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90864" calcext:value-type="float">
            <text:p>-0.00690864</text:p>
          </table:table-cell>
          <table:table-cell office:value-type="float" office:value="-0.0003623757" calcext:value-type="float">
            <text:p>-0.0003623757</text:p>
          </table:table-cell>
          <table:table-cell office:value-type="float" office:value="42" calcext:value-type="float">
            <text:p>42</text:p>
          </table:table-cell>
          <table:table-cell table:formula="of:=[.D43]*100" office:value-type="float" office:value="-1.21396903" calcext:value-type="float">
            <text:p>-1.21396903</text:p>
          </table:table-cell>
          <table:table-cell table:formula="of:=[.E43]*100" office:value-type="float" office:value="-0.690864" calcext:value-type="float">
            <text:p>-0.69086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79.0498046875" calcext:value-type="float">
            <text:p>179.0498046875</text:p>
          </table:table-cell>
          <table:table-cell office:value-type="float" office:value="-0.2968194619" calcext:value-type="float">
            <text:p>-0.29681946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67531" calcext:value-type="float">
            <text:p>-0.00667531</text:p>
          </table:table-cell>
          <table:table-cell office:value-type="float" office:value="-0.0001816032" calcext:value-type="float">
            <text:p>-0.0001816032</text:p>
          </table:table-cell>
          <table:table-cell office:value-type="float" office:value="43" calcext:value-type="float">
            <text:p>43</text:p>
          </table:table-cell>
          <table:table-cell table:formula="of:=[.D44]*100" office:value-type="float" office:value="-1.21396903" calcext:value-type="float">
            <text:p>-1.21396903</text:p>
          </table:table-cell>
          <table:table-cell table:formula="of:=[.E44]*100" office:value-type="float" office:value="-0.667531" calcext:value-type="float">
            <text:p>-0.66753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79.0657806396" calcext:value-type="float">
            <text:p>179.0657806396</text:p>
          </table:table-cell>
          <table:table-cell office:value-type="float" office:value="-0.2694164556" calcext:value-type="float">
            <text:p>-0.269416455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70248" calcext:value-type="float">
            <text:p>-0.00670248</text:p>
          </table:table-cell>
          <table:table-cell office:value-type="float" office:value="-0.0002395852" calcext:value-type="float">
            <text:p>-0.0002395852</text:p>
          </table:table-cell>
          <table:table-cell office:value-type="float" office:value="44" calcext:value-type="float">
            <text:p>44</text:p>
          </table:table-cell>
          <table:table-cell table:formula="of:=[.D45]*100" office:value-type="float" office:value="-1.21396903" calcext:value-type="float">
            <text:p>-1.21396903</text:p>
          </table:table-cell>
          <table:table-cell table:formula="of:=[.E45]*100" office:value-type="float" office:value="-0.670248" calcext:value-type="float">
            <text:p>-0.67024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79.0604858398" calcext:value-type="float">
            <text:p>179.0604858398</text:p>
          </table:table-cell>
          <table:table-cell office:value-type="float" office:value="-0.2587069211" calcext:value-type="float">
            <text:p>-0.25870692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79197" calcext:value-type="float">
            <text:p>-0.00679197</text:p>
          </table:table-cell>
          <table:table-cell office:value-type="float" office:value="-0.0001516562" calcext:value-type="float">
            <text:p>-0.0001516562</text:p>
          </table:table-cell>
          <table:table-cell office:value-type="float" office:value="45" calcext:value-type="float">
            <text:p>45</text:p>
          </table:table-cell>
          <table:table-cell table:formula="of:=[.D46]*100" office:value-type="float" office:value="-1.21396903" calcext:value-type="float">
            <text:p>-1.21396903</text:p>
          </table:table-cell>
          <table:table-cell table:formula="of:=[.E46]*100" office:value-type="float" office:value="-0.679197" calcext:value-type="float">
            <text:p>-0.67919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9.0637817383" calcext:value-type="float">
            <text:p>179.0637817383</text:p>
          </table:table-cell>
          <table:table-cell office:value-type="float" office:value="-0.2976411722" calcext:value-type="float">
            <text:p>-0.29764117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59208" calcext:value-type="float">
            <text:p>-0.00659208</text:p>
          </table:table-cell>
          <table:table-cell office:value-type="float" office:value="-0.0003455497" calcext:value-type="float">
            <text:p>-0.0003455497</text:p>
          </table:table-cell>
          <table:table-cell office:value-type="float" office:value="46" calcext:value-type="float">
            <text:p>46</text:p>
          </table:table-cell>
          <table:table-cell table:formula="of:=[.D47]*100" office:value-type="float" office:value="-1.21396903" calcext:value-type="float">
            <text:p>-1.21396903</text:p>
          </table:table-cell>
          <table:table-cell table:formula="of:=[.E47]*100" office:value-type="float" office:value="-0.659208" calcext:value-type="float">
            <text:p>-0.65920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79.0613098145" calcext:value-type="float">
            <text:p>179.0613098145</text:p>
          </table:table-cell>
          <table:table-cell office:value-type="float" office:value="-0.3526717472" calcext:value-type="float">
            <text:p>-0.35267174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09207" calcext:value-type="float">
            <text:p>-0.00609207</text:p>
          </table:table-cell>
          <table:table-cell office:value-type="float" office:value="-0.0000370404" calcext:value-type="float">
            <text:p>-3.70404E-05</text:p>
          </table:table-cell>
          <table:table-cell office:value-type="float" office:value="47" calcext:value-type="float">
            <text:p>47</text:p>
          </table:table-cell>
          <table:table-cell table:formula="of:=[.D48]*100" office:value-type="float" office:value="-1.21396903" calcext:value-type="float">
            <text:p>-1.21396903</text:p>
          </table:table-cell>
          <table:table-cell table:formula="of:=[.E48]*100" office:value-type="float" office:value="-0.609207" calcext:value-type="float">
            <text:p>-0.60920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79.0608825684" calcext:value-type="float">
            <text:p>179.0608825684</text:p>
          </table:table-cell>
          <table:table-cell office:value-type="float" office:value="-0.2081066528" calcext:value-type="float">
            <text:p>-0.20810665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72248" calcext:value-type="float">
            <text:p>-0.00672248</text:p>
          </table:table-cell>
          <table:table-cell office:value-type="float" office:value="-0.0003028654" calcext:value-type="float">
            <text:p>-0.0003028654</text:p>
          </table:table-cell>
          <table:table-cell office:value-type="float" office:value="48" calcext:value-type="float">
            <text:p>48</text:p>
          </table:table-cell>
          <table:table-cell table:formula="of:=[.D49]*100" office:value-type="float" office:value="-1.21396903" calcext:value-type="float">
            <text:p>-1.21396903</text:p>
          </table:table-cell>
          <table:table-cell table:formula="of:=[.E49]*100" office:value-type="float" office:value="-0.672248" calcext:value-type="float">
            <text:p>-0.67224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79.0649414062" calcext:value-type="float">
            <text:p>179.0649414062</text:p>
          </table:table-cell>
          <table:table-cell office:value-type="float" office:value="-0.2134391996" calcext:value-type="float">
            <text:p>-0.21343919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10703" calcext:value-type="float">
            <text:p>-0.00710703</text:p>
          </table:table-cell>
          <table:table-cell office:value-type="float" office:value="-0.0003190928" calcext:value-type="float">
            <text:p>-0.0003190928</text:p>
          </table:table-cell>
          <table:table-cell office:value-type="float" office:value="49" calcext:value-type="float">
            <text:p>49</text:p>
          </table:table-cell>
          <table:table-cell table:formula="of:=[.D50]*100" office:value-type="float" office:value="-1.21396903" calcext:value-type="float">
            <text:p>-1.21396903</text:p>
          </table:table-cell>
          <table:table-cell table:formula="of:=[.E50]*100" office:value-type="float" office:value="-0.710703" calcext:value-type="float">
            <text:p>-0.71070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9.0586700439" calcext:value-type="float">
            <text:p>179.0586700439</text:p>
          </table:table-cell>
          <table:table-cell office:value-type="float" office:value="-0.2145117812" calcext:value-type="float">
            <text:p>-0.21451178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35614" calcext:value-type="float">
            <text:p>-0.00735614</text:p>
          </table:table-cell>
          <table:table-cell office:value-type="float" office:value="-0.0001502485" calcext:value-type="float">
            <text:p>-0.0001502485</text:p>
          </table:table-cell>
          <table:table-cell office:value-type="float" office:value="50" calcext:value-type="float">
            <text:p>50</text:p>
          </table:table-cell>
          <table:table-cell table:formula="of:=[.D51]*100" office:value-type="float" office:value="-1.21396903" calcext:value-type="float">
            <text:p>-1.21396903</text:p>
          </table:table-cell>
          <table:table-cell table:formula="of:=[.E51]*100" office:value-type="float" office:value="-0.735614" calcext:value-type="float">
            <text:p>-0.73561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79.0595703125" calcext:value-type="float">
            <text:p>179.0595703125</text:p>
          </table:table-cell>
          <table:table-cell office:value-type="float" office:value="-0.3360543454" calcext:value-type="float">
            <text:p>-0.33605434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712" calcext:value-type="float">
            <text:p>-0.006712</text:p>
          </table:table-cell>
          <table:table-cell office:value-type="float" office:value="-0.0000392944" calcext:value-type="float">
            <text:p>-3.92944E-05</text:p>
          </table:table-cell>
          <table:table-cell office:value-type="float" office:value="51" calcext:value-type="float">
            <text:p>51</text:p>
          </table:table-cell>
          <table:table-cell table:formula="of:=[.D52]*100" office:value-type="float" office:value="-1.21396903" calcext:value-type="float">
            <text:p>-1.21396903</text:p>
          </table:table-cell>
          <table:table-cell table:formula="of:=[.E52]*100" office:value-type="float" office:value="-0.6712" calcext:value-type="float">
            <text:p>-0.671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9.063583374" calcext:value-type="float">
            <text:p>179.063583374</text:p>
          </table:table-cell>
          <table:table-cell office:value-type="float" office:value="-0.1241181196" calcext:value-type="float">
            <text:p>-0.12411811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69542" calcext:value-type="float">
            <text:p>-0.00769542</text:p>
          </table:table-cell>
          <table:table-cell office:value-type="float" office:value="-0.0003697714" calcext:value-type="float">
            <text:p>-0.0003697714</text:p>
          </table:table-cell>
          <table:table-cell office:value-type="float" office:value="52" calcext:value-type="float">
            <text:p>52</text:p>
          </table:table-cell>
          <table:table-cell table:formula="of:=[.D53]*100" office:value-type="float" office:value="-1.21396903" calcext:value-type="float">
            <text:p>-1.21396903</text:p>
          </table:table-cell>
          <table:table-cell table:formula="of:=[.E53]*100" office:value-type="float" office:value="-0.769542" calcext:value-type="float">
            <text:p>-0.76954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79.0672149658" calcext:value-type="float">
            <text:p>179.0672149658</text:p>
          </table:table-cell>
          <table:table-cell office:value-type="float" office:value="-0.1703816411" calcext:value-type="float">
            <text:p>-0.17038164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4239" calcext:value-type="float">
            <text:p>-0.00804239</text:p>
          </table:table-cell>
          <table:table-cell office:value-type="float" office:value="-0.0003083872" calcext:value-type="float">
            <text:p>-0.0003083872</text:p>
          </table:table-cell>
          <table:table-cell office:value-type="float" office:value="53" calcext:value-type="float">
            <text:p>53</text:p>
          </table:table-cell>
          <table:table-cell table:formula="of:=[.D54]*100" office:value-type="float" office:value="-1.21396903" calcext:value-type="float">
            <text:p>-1.21396903</text:p>
          </table:table-cell>
          <table:table-cell table:formula="of:=[.E54]*100" office:value-type="float" office:value="-0.804239" calcext:value-type="float">
            <text:p>-0.80423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9.0622253418" calcext:value-type="float">
            <text:p>179.0622253418</text:p>
          </table:table-cell>
          <table:table-cell office:value-type="float" office:value="-0.2121025406" calcext:value-type="float">
            <text:p>-0.21210254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9551" calcext:value-type="float">
            <text:p>-0.00799551</text:p>
          </table:table-cell>
          <table:table-cell office:value-type="float" office:value="-0.0002214118" calcext:value-type="float">
            <text:p>-0.0002214118</text:p>
          </table:table-cell>
          <table:table-cell office:value-type="float" office:value="54" calcext:value-type="float">
            <text:p>54</text:p>
          </table:table-cell>
          <table:table-cell table:formula="of:=[.D55]*100" office:value-type="float" office:value="-1.21396903" calcext:value-type="float">
            <text:p>-1.21396903</text:p>
          </table:table-cell>
          <table:table-cell table:formula="of:=[.E55]*100" office:value-type="float" office:value="-0.799551" calcext:value-type="float">
            <text:p>-0.799551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79.066116333" calcext:value-type="float">
            <text:p>179.066116333</text:p>
          </table:table-cell>
          <table:table-cell office:value-type="float" office:value="-0.1872090767" calcext:value-type="float">
            <text:p>-0.187209076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302" calcext:value-type="float">
            <text:p>-0.0081302</text:p>
          </table:table-cell>
          <table:table-cell office:value-type="float" office:value="-0.0002717222" calcext:value-type="float">
            <text:p>-0.0002717222</text:p>
          </table:table-cell>
          <table:table-cell office:value-type="float" office:value="55" calcext:value-type="float">
            <text:p>55</text:p>
          </table:table-cell>
          <table:table-cell table:formula="of:=[.D56]*100" office:value-type="float" office:value="-1.21396903" calcext:value-type="float">
            <text:p>-1.21396903</text:p>
          </table:table-cell>
          <table:table-cell table:formula="of:=[.E56]*100" office:value-type="float" office:value="-0.81302" calcext:value-type="float">
            <text:p>-0.81302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79.0569000244" calcext:value-type="float">
            <text:p>179.0569000244</text:p>
          </table:table-cell>
          <table:table-cell office:value-type="float" office:value="-0.1788252557" calcext:value-type="float">
            <text:p>-0.17882525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7584" calcext:value-type="float">
            <text:p>-0.00827584</text:p>
          </table:table-cell>
          <table:table-cell office:value-type="float" office:value="-0.0002538942" calcext:value-type="float">
            <text:p>-0.0002538942</text:p>
          </table:table-cell>
          <table:table-cell office:value-type="float" office:value="56" calcext:value-type="float">
            <text:p>56</text:p>
          </table:table-cell>
          <table:table-cell table:formula="of:=[.D57]*100" office:value-type="float" office:value="-1.21396903" calcext:value-type="float">
            <text:p>-1.21396903</text:p>
          </table:table-cell>
          <table:table-cell table:formula="of:=[.E57]*100" office:value-type="float" office:value="-0.827584" calcext:value-type="float">
            <text:p>-0.82758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79.0631713867" calcext:value-type="float">
            <text:p>179.0631713867</text:p>
          </table:table-cell>
          <table:table-cell office:value-type="float" office:value="-0.1512581278" calcext:value-type="float">
            <text:p>-0.15125812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5665" calcext:value-type="float">
            <text:p>-0.00855665</text:p>
          </table:table-cell>
          <table:table-cell office:value-type="float" office:value="-0.0002231958" calcext:value-type="float">
            <text:p>-0.0002231958</text:p>
          </table:table-cell>
          <table:table-cell office:value-type="float" office:value="57" calcext:value-type="float">
            <text:p>57</text:p>
          </table:table-cell>
          <table:table-cell table:formula="of:=[.D58]*100" office:value-type="float" office:value="-1.21396903" calcext:value-type="float">
            <text:p>-1.21396903</text:p>
          </table:table-cell>
          <table:table-cell table:formula="of:=[.E58]*100" office:value-type="float" office:value="-0.855665" calcext:value-type="float">
            <text:p>-0.85566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9.0678405762" calcext:value-type="float">
            <text:p>179.0678405762</text:p>
          </table:table-cell>
          <table:table-cell office:value-type="float" office:value="-0.179756644" calcext:value-type="float">
            <text:p>-0.1797566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5381" calcext:value-type="float">
            <text:p>-0.00855381</text:p>
          </table:table-cell>
          <table:table-cell office:value-type="float" office:value="-0.0000678646" calcext:value-type="float">
            <text:p>-6.78646E-05</text:p>
          </table:table-cell>
          <table:table-cell office:value-type="float" office:value="58" calcext:value-type="float">
            <text:p>58</text:p>
          </table:table-cell>
          <table:table-cell table:formula="of:=[.D59]*100" office:value-type="float" office:value="-1.21396903" calcext:value-type="float">
            <text:p>-1.21396903</text:p>
          </table:table-cell>
          <table:table-cell table:formula="of:=[.E59]*100" office:value-type="float" office:value="-0.855381" calcext:value-type="float">
            <text:p>-0.855381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79.0591583252" calcext:value-type="float">
            <text:p>179.0591583252</text:p>
          </table:table-cell>
          <table:table-cell office:value-type="float" office:value="-0.1805531686" calcext:value-type="float">
            <text:p>-0.18055316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4661" calcext:value-type="float">
            <text:p>-0.00854661</text:p>
          </table:table-cell>
          <table:table-cell office:value-type="float" office:value="-0.000156092" calcext:value-type="float">
            <text:p>-0.000156092</text:p>
          </table:table-cell>
          <table:table-cell office:value-type="float" office:value="59" calcext:value-type="float">
            <text:p>59</text:p>
          </table:table-cell>
          <table:table-cell table:formula="of:=[.D60]*100" office:value-type="float" office:value="-1.21396903" calcext:value-type="float">
            <text:p>-1.21396903</text:p>
          </table:table-cell>
          <table:table-cell table:formula="of:=[.E60]*100" office:value-type="float" office:value="-0.854661" calcext:value-type="float">
            <text:p>-0.85466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79.0608520508" calcext:value-type="float">
            <text:p>179.0608520508</text:p>
          </table:table-cell>
          <table:table-cell office:value-type="float" office:value="-0.2538165722" calcext:value-type="float">
            <text:p>-0.25381657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5347" calcext:value-type="float">
            <text:p>-0.00805347</text:p>
          </table:table-cell>
          <table:table-cell office:value-type="float" office:value="-0.0002338012" calcext:value-type="float">
            <text:p>-0.0002338012</text:p>
          </table:table-cell>
          <table:table-cell office:value-type="float" office:value="60" calcext:value-type="float">
            <text:p>60</text:p>
          </table:table-cell>
          <table:table-cell table:formula="of:=[.D61]*100" office:value-type="float" office:value="-1.21396903" calcext:value-type="float">
            <text:p>-1.21396903</text:p>
          </table:table-cell>
          <table:table-cell table:formula="of:=[.E61]*100" office:value-type="float" office:value="-0.805347" calcext:value-type="float">
            <text:p>-0.80534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79.0601501465" calcext:value-type="float">
            <text:p>179.0601501465</text:p>
          </table:table-cell>
          <table:table-cell office:value-type="float" office:value="-0.282048127" calcext:value-type="float">
            <text:p>-0.2820481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3667" calcext:value-type="float">
            <text:p>-0.00753667</text:p>
          </table:table-cell>
          <table:table-cell office:value-type="float" office:value="-0.0001109879" calcext:value-type="float">
            <text:p>-0.0001109879</text:p>
          </table:table-cell>
          <table:table-cell office:value-type="float" office:value="61" calcext:value-type="float">
            <text:p>61</text:p>
          </table:table-cell>
          <table:table-cell table:formula="of:=[.D62]*100" office:value-type="float" office:value="-1.21396903" calcext:value-type="float">
            <text:p>-1.21396903</text:p>
          </table:table-cell>
          <table:table-cell table:formula="of:=[.E62]*100" office:value-type="float" office:value="-0.753667" calcext:value-type="float">
            <text:p>-0.753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0458526611" calcext:value-type="float">
            <text:p>179.0458526611</text:p>
          </table:table-cell>
          <table:table-cell office:value-type="float" office:value="-0.2467176681" calcext:value-type="float">
            <text:p>-0.246717668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42778" calcext:value-type="float">
            <text:p>-0.00742778</text:p>
          </table:table-cell>
          <table:table-cell office:value-type="float" office:value="-0.0003252463" calcext:value-type="float">
            <text:p>-0.0003252463</text:p>
          </table:table-cell>
          <table:table-cell office:value-type="float" office:value="62" calcext:value-type="float">
            <text:p>62</text:p>
          </table:table-cell>
          <table:table-cell table:formula="of:=[.D63]*100" office:value-type="float" office:value="-1.21396903" calcext:value-type="float">
            <text:p>-1.21396903</text:p>
          </table:table-cell>
          <table:table-cell table:formula="of:=[.E63]*100" office:value-type="float" office:value="-0.742778" calcext:value-type="float">
            <text:p>-0.742778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79.0406036377" calcext:value-type="float">
            <text:p>179.0406036377</text:p>
          </table:table-cell>
          <table:table-cell office:value-type="float" office:value="-0.2787568483" calcext:value-type="float">
            <text:p>-0.27875684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14166" calcext:value-type="float">
            <text:p>-0.00714166</text:p>
          </table:table-cell>
          <table:table-cell office:value-type="float" office:value="-0.0000799676" calcext:value-type="float">
            <text:p>-7.99676E-05</text:p>
          </table:table-cell>
          <table:table-cell office:value-type="float" office:value="63" calcext:value-type="float">
            <text:p>63</text:p>
          </table:table-cell>
          <table:table-cell table:formula="of:=[.D64]*100" office:value-type="float" office:value="-1.21396903" calcext:value-type="float">
            <text:p>-1.21396903</text:p>
          </table:table-cell>
          <table:table-cell table:formula="of:=[.E64]*100" office:value-type="float" office:value="-0.714166" calcext:value-type="float">
            <text:p>-0.71416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79.0383453369" calcext:value-type="float">
            <text:p>179.0383453369</text:p>
          </table:table-cell>
          <table:table-cell office:value-type="float" office:value="-0.2865449913" calcext:value-type="float">
            <text:p>-0.286544991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89907" calcext:value-type="float">
            <text:p>-0.00689907</text:p>
          </table:table-cell>
          <table:table-cell office:value-type="float" office:value="-0.0001489548" calcext:value-type="float">
            <text:p>-0.0001489548</text:p>
          </table:table-cell>
          <table:table-cell office:value-type="float" office:value="64" calcext:value-type="float">
            <text:p>64</text:p>
          </table:table-cell>
          <table:table-cell table:formula="of:=[.D65]*100" office:value-type="float" office:value="-1.21396903" calcext:value-type="float">
            <text:p>-1.21396903</text:p>
          </table:table-cell>
          <table:table-cell table:formula="of:=[.E65]*100" office:value-type="float" office:value="-0.689907" calcext:value-type="float">
            <text:p>-0.68990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79.0245666504" calcext:value-type="float">
            <text:p>179.0245666504</text:p>
          </table:table-cell>
          <table:table-cell office:value-type="float" office:value="-0.2558266923" calcext:value-type="float">
            <text:p>-0.25582669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94217" calcext:value-type="float">
            <text:p>-0.00694217</text:p>
          </table:table-cell>
          <table:table-cell office:value-type="float" office:value="-0.0001700349" calcext:value-type="float">
            <text:p>-0.0001700349</text:p>
          </table:table-cell>
          <table:table-cell office:value-type="float" office:value="65" calcext:value-type="float">
            <text:p>65</text:p>
          </table:table-cell>
          <table:table-cell table:formula="of:=[.D66]*100" office:value-type="float" office:value="-1.21396903" calcext:value-type="float">
            <text:p>-1.21396903</text:p>
          </table:table-cell>
          <table:table-cell table:formula="of:=[.E66]*100" office:value-type="float" office:value="-0.694217" calcext:value-type="float">
            <text:p>-0.69421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79.0226135254" calcext:value-type="float">
            <text:p>179.0226135254</text:p>
          </table:table-cell>
          <table:table-cell office:value-type="float" office:value="-0.358638434" calcext:value-type="float">
            <text:p>-0.3586384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2856" calcext:value-type="float">
            <text:p>-0.0062856</text:p>
          </table:table-cell>
          <table:table-cell office:value-type="float" office:value="-0.0000951263" calcext:value-type="float">
            <text:p>-9.51263E-05</text:p>
          </table:table-cell>
          <table:table-cell office:value-type="float" office:value="66" calcext:value-type="float">
            <text:p>66</text:p>
          </table:table-cell>
          <table:table-cell table:formula="of:=[.D67]*100" office:value-type="float" office:value="-1.21396903" calcext:value-type="float">
            <text:p>-1.21396903</text:p>
          </table:table-cell>
          <table:table-cell table:formula="of:=[.E67]*100" office:value-type="float" office:value="-0.62856" calcext:value-type="float">
            <text:p>-0.6285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79.0270080566" calcext:value-type="float">
            <text:p>179.0270080566</text:p>
          </table:table-cell>
          <table:table-cell office:value-type="float" office:value="-0.2370211684" calcext:value-type="float">
            <text:p>-0.23702116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65871" calcext:value-type="float">
            <text:p>-0.00665871</text:p>
          </table:table-cell>
          <table:table-cell office:value-type="float" office:value="-0.0001827463" calcext:value-type="float">
            <text:p>-0.0001827463</text:p>
          </table:table-cell>
          <table:table-cell office:value-type="float" office:value="67" calcext:value-type="float">
            <text:p>67</text:p>
          </table:table-cell>
          <table:table-cell table:formula="of:=[.D68]*100" office:value-type="float" office:value="-1.21396903" calcext:value-type="float">
            <text:p>-1.21396903</text:p>
          </table:table-cell>
          <table:table-cell table:formula="of:=[.E68]*100" office:value-type="float" office:value="-0.665871" calcext:value-type="float">
            <text:p>-0.665871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79.0465087891" calcext:value-type="float">
            <text:p>179.0465087891</text:p>
          </table:table-cell>
          <table:table-cell office:value-type="float" office:value="-0.3092131359" calcext:value-type="float">
            <text:p>-0.309213135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42615" calcext:value-type="float">
            <text:p>-0.00642615</text:p>
          </table:table-cell>
          <table:table-cell office:value-type="float" office:value="-0.0002131537" calcext:value-type="float">
            <text:p>-0.0002131537</text:p>
          </table:table-cell>
          <table:table-cell office:value-type="float" office:value="68" calcext:value-type="float">
            <text:p>68</text:p>
          </table:table-cell>
          <table:table-cell table:formula="of:=[.D69]*100" office:value-type="float" office:value="-1.21396903" calcext:value-type="float">
            <text:p>-1.21396903</text:p>
          </table:table-cell>
          <table:table-cell table:formula="of:=[.E69]*100" office:value-type="float" office:value="-0.642615" calcext:value-type="float">
            <text:p>-0.64261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79.0451965332" calcext:value-type="float">
            <text:p>179.0451965332</text:p>
          </table:table-cell>
          <table:table-cell office:value-type="float" office:value="-0.3507121252" calcext:value-type="float">
            <text:p>-0.350712125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99456" calcext:value-type="float">
            <text:p>-0.00599456</text:p>
          </table:table-cell>
          <table:table-cell office:value-type="float" office:value="-0.000143558" calcext:value-type="float">
            <text:p>-0.000143558</text:p>
          </table:table-cell>
          <table:table-cell office:value-type="float" office:value="69" calcext:value-type="float">
            <text:p>69</text:p>
          </table:table-cell>
          <table:table-cell table:formula="of:=[.D70]*100" office:value-type="float" office:value="-1.21396903" calcext:value-type="float">
            <text:p>-1.21396903</text:p>
          </table:table-cell>
          <table:table-cell table:formula="of:=[.E70]*100" office:value-type="float" office:value="-0.599456" calcext:value-type="float">
            <text:p>-0.599456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79.0604400635" calcext:value-type="float">
            <text:p>179.0604400635</text:p>
          </table:table-cell>
          <table:table-cell office:value-type="float" office:value="-0.2526114676" calcext:value-type="float">
            <text:p>-0.25261146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36085" calcext:value-type="float">
            <text:p>-0.00636085</text:p>
          </table:table-cell>
          <table:table-cell office:value-type="float" office:value="-0.000279456" calcext:value-type="float">
            <text:p>-0.000279456</text:p>
          </table:table-cell>
          <table:table-cell office:value-type="float" office:value="70" calcext:value-type="float">
            <text:p>70</text:p>
          </table:table-cell>
          <table:table-cell table:formula="of:=[.D71]*100" office:value-type="float" office:value="-1.21396903" calcext:value-type="float">
            <text:p>-1.21396903</text:p>
          </table:table-cell>
          <table:table-cell table:formula="of:=[.E71]*100" office:value-type="float" office:value="-0.636085" calcext:value-type="float">
            <text:p>-0.63608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79.0726165771" calcext:value-type="float">
            <text:p>179.0726165771</text:p>
          </table:table-cell>
          <table:table-cell office:value-type="float" office:value="-0.2301723249" calcext:value-type="float">
            <text:p>-0.23017232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75451" calcext:value-type="float">
            <text:p>-0.00675451</text:p>
          </table:table-cell>
          <table:table-cell office:value-type="float" office:value="-0.0001889822" calcext:value-type="float">
            <text:p>-0.0001889822</text:p>
          </table:table-cell>
          <table:table-cell office:value-type="float" office:value="71" calcext:value-type="float">
            <text:p>71</text:p>
          </table:table-cell>
          <table:table-cell table:formula="of:=[.D72]*100" office:value-type="float" office:value="-1.21396903" calcext:value-type="float">
            <text:p>-1.21396903</text:p>
          </table:table-cell>
          <table:table-cell table:formula="of:=[.E72]*100" office:value-type="float" office:value="-0.675451" calcext:value-type="float">
            <text:p>-0.67545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79.0839538574" calcext:value-type="float">
            <text:p>179.0839538574</text:p>
          </table:table-cell>
          <table:table-cell office:value-type="float" office:value="-0.3467313459" calcext:value-type="float">
            <text:p>-0.346731345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23991" calcext:value-type="float">
            <text:p>-0.00623991</text:p>
          </table:table-cell>
          <table:table-cell office:value-type="float" office:value="-0.0001589753" calcext:value-type="float">
            <text:p>-0.0001589753</text:p>
          </table:table-cell>
          <table:table-cell office:value-type="float" office:value="72" calcext:value-type="float">
            <text:p>72</text:p>
          </table:table-cell>
          <table:table-cell table:formula="of:=[.D73]*100" office:value-type="float" office:value="-1.21396903" calcext:value-type="float">
            <text:p>-1.21396903</text:p>
          </table:table-cell>
          <table:table-cell table:formula="of:=[.E73]*100" office:value-type="float" office:value="-0.623991" calcext:value-type="float">
            <text:p>-0.62399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79.0772094727" calcext:value-type="float">
            <text:p>179.0772094727</text:p>
          </table:table-cell>
          <table:table-cell office:value-type="float" office:value="-0.3434129354" calcext:value-type="float">
            <text:p>-0.34341293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9191" calcext:value-type="float">
            <text:p>-0.0059191</text:p>
          </table:table-cell>
          <table:table-cell office:value-type="float" office:value="-0.000165092" calcext:value-type="float">
            <text:p>-0.000165092</text:p>
          </table:table-cell>
          <table:table-cell office:value-type="float" office:value="73" calcext:value-type="float">
            <text:p>73</text:p>
          </table:table-cell>
          <table:table-cell table:formula="of:=[.D74]*100" office:value-type="float" office:value="-1.21396903" calcext:value-type="float">
            <text:p>-1.21396903</text:p>
          </table:table-cell>
          <table:table-cell table:formula="of:=[.E74]*100" office:value-type="float" office:value="-0.59191" calcext:value-type="float">
            <text:p>-0.5919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79.0676574707" calcext:value-type="float">
            <text:p>179.0676574707</text:p>
          </table:table-cell>
          <table:table-cell office:value-type="float" office:value="-0.3267222953" calcext:value-type="float">
            <text:p>-0.326722295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81657" calcext:value-type="float">
            <text:p>-0.00581657</text:p>
          </table:table-cell>
          <table:table-cell office:value-type="float" office:value="-0.0001611088" calcext:value-type="float">
            <text:p>-0.0001611088</text:p>
          </table:table-cell>
          <table:table-cell office:value-type="float" office:value="74" calcext:value-type="float">
            <text:p>74</text:p>
          </table:table-cell>
          <table:table-cell table:formula="of:=[.D75]*100" office:value-type="float" office:value="-1.21396903" calcext:value-type="float">
            <text:p>-1.21396903</text:p>
          </table:table-cell>
          <table:table-cell table:formula="of:=[.E75]*100" office:value-type="float" office:value="-0.581657" calcext:value-type="float">
            <text:p>-0.58165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79.0828704834" calcext:value-type="float">
            <text:p>179.0828704834</text:p>
          </table:table-cell>
          <table:table-cell office:value-type="float" office:value="-0.3062682703" calcext:value-type="float">
            <text:p>-0.30626827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88459" calcext:value-type="float">
            <text:p>-0.00588459</text:p>
          </table:table-cell>
          <table:table-cell office:value-type="float" office:value="-0.0002750533" calcext:value-type="float">
            <text:p>-0.0002750533</text:p>
          </table:table-cell>
          <table:table-cell office:value-type="float" office:value="75" calcext:value-type="float">
            <text:p>75</text:p>
          </table:table-cell>
          <table:table-cell table:formula="of:=[.D76]*100" office:value-type="float" office:value="-1.21396903" calcext:value-type="float">
            <text:p>-1.21396903</text:p>
          </table:table-cell>
          <table:table-cell table:formula="of:=[.E76]*100" office:value-type="float" office:value="-0.588459" calcext:value-type="float">
            <text:p>-0.588459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79.0882110596" calcext:value-type="float">
            <text:p>179.0882110596</text:p>
          </table:table-cell>
          <table:table-cell office:value-type="float" office:value="-0.3381522878" calcext:value-type="float">
            <text:p>-0.33815228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71739" calcext:value-type="float">
            <text:p>-0.00571739</text:p>
          </table:table-cell>
          <table:table-cell office:value-type="float" office:value="-0.000165511" calcext:value-type="float">
            <text:p>-0.000165511</text:p>
          </table:table-cell>
          <table:table-cell office:value-type="float" office:value="76" calcext:value-type="float">
            <text:p>76</text:p>
          </table:table-cell>
          <table:table-cell table:formula="of:=[.D77]*100" office:value-type="float" office:value="-1.21396903" calcext:value-type="float">
            <text:p>-1.21396903</text:p>
          </table:table-cell>
          <table:table-cell table:formula="of:=[.E77]*100" office:value-type="float" office:value="-0.571739" calcext:value-type="float">
            <text:p>-0.571739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79.0735626221" calcext:value-type="float">
            <text:p>179.0735626221</text:p>
          </table:table-cell>
          <table:table-cell office:value-type="float" office:value="-0.3785814176" calcext:value-type="float">
            <text:p>-0.37858141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33648" calcext:value-type="float">
            <text:p>-0.00533648</text:p>
          </table:table-cell>
          <table:table-cell office:value-type="float" office:value="-0.0000471429" calcext:value-type="float">
            <text:p>-4.71429E-05</text:p>
          </table:table-cell>
          <table:table-cell office:value-type="float" office:value="77" calcext:value-type="float">
            <text:p>77</text:p>
          </table:table-cell>
          <table:table-cell table:formula="of:=[.D78]*100" office:value-type="float" office:value="-1.21396903" calcext:value-type="float">
            <text:p>-1.21396903</text:p>
          </table:table-cell>
          <table:table-cell table:formula="of:=[.E78]*100" office:value-type="float" office:value="-0.533648" calcext:value-type="float">
            <text:p>-0.533648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79.0655517578" calcext:value-type="float">
            <text:p>179.0655517578</text:p>
          </table:table-cell>
          <table:table-cell office:value-type="float" office:value="-0.3392679431" calcext:value-type="float">
            <text:p>-0.33926794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3447" calcext:value-type="float">
            <text:p>-0.0053447</text:p>
          </table:table-cell>
          <table:table-cell office:value-type="float" office:value="-0.000038539" calcext:value-type="float">
            <text:p>-0.000038539</text:p>
          </table:table-cell>
          <table:table-cell office:value-type="float" office:value="78" calcext:value-type="float">
            <text:p>78</text:p>
          </table:table-cell>
          <table:table-cell table:formula="of:=[.D79]*100" office:value-type="float" office:value="-1.21396903" calcext:value-type="float">
            <text:p>-1.21396903</text:p>
          </table:table-cell>
          <table:table-cell table:formula="of:=[.E79]*100" office:value-type="float" office:value="-0.53447" calcext:value-type="float">
            <text:p>-0.53447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79.0691680908" calcext:value-type="float">
            <text:p>179.0691680908</text:p>
          </table:table-cell>
          <table:table-cell office:value-type="float" office:value="-0.318193527" calcext:value-type="float">
            <text:p>-0.3181935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49065" calcext:value-type="float">
            <text:p>-0.00549065</text:p>
          </table:table-cell>
          <table:table-cell office:value-type="float" office:value="-0.0001819054" calcext:value-type="float">
            <text:p>-0.0001819054</text:p>
          </table:table-cell>
          <table:table-cell office:value-type="float" office:value="79" calcext:value-type="float">
            <text:p>79</text:p>
          </table:table-cell>
          <table:table-cell table:formula="of:=[.D80]*100" office:value-type="float" office:value="-1.21396903" calcext:value-type="float">
            <text:p>-1.21396903</text:p>
          </table:table-cell>
          <table:table-cell table:formula="of:=[.E80]*100" office:value-type="float" office:value="-0.549065" calcext:value-type="float">
            <text:p>-0.549065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79.0654296875" calcext:value-type="float">
            <text:p>179.0654296875</text:p>
          </table:table-cell>
          <table:table-cell office:value-type="float" office:value="-0.3784973084" calcext:value-type="float">
            <text:p>-0.37849730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18595" calcext:value-type="float">
            <text:p>-0.00518595</text:p>
          </table:table-cell>
          <table:table-cell office:value-type="float" office:value="-0.0000884242" calcext:value-type="float">
            <text:p>-8.84242E-05</text:p>
          </table:table-cell>
          <table:table-cell office:value-type="float" office:value="80" calcext:value-type="float">
            <text:p>80</text:p>
          </table:table-cell>
          <table:table-cell table:formula="of:=[.D81]*100" office:value-type="float" office:value="-1.21396903" calcext:value-type="float">
            <text:p>-1.21396903</text:p>
          </table:table-cell>
          <table:table-cell table:formula="of:=[.E81]*100" office:value-type="float" office:value="-0.518595" calcext:value-type="float">
            <text:p>-0.51859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79.0660858154" calcext:value-type="float">
            <text:p>179.0660858154</text:p>
          </table:table-cell>
          <table:table-cell office:value-type="float" office:value="-0.2972451116" calcext:value-type="float">
            <text:p>-0.29724511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52449" calcext:value-type="float">
            <text:p>-0.00552449</text:p>
          </table:table-cell>
          <table:table-cell office:value-type="float" office:value="-0.0002211458" calcext:value-type="float">
            <text:p>-0.0002211458</text:p>
          </table:table-cell>
          <table:table-cell office:value-type="float" office:value="81" calcext:value-type="float">
            <text:p>81</text:p>
          </table:table-cell>
          <table:table-cell table:formula="of:=[.D82]*100" office:value-type="float" office:value="-1.21396903" calcext:value-type="float">
            <text:p>-1.21396903</text:p>
          </table:table-cell>
          <table:table-cell table:formula="of:=[.E82]*100" office:value-type="float" office:value="-0.552449" calcext:value-type="float">
            <text:p>-0.552449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79.0549316406" calcext:value-type="float">
            <text:p>179.0549316406</text:p>
          </table:table-cell>
          <table:table-cell office:value-type="float" office:value="-0.3549230095" calcext:value-type="float">
            <text:p>-0.354923009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36563" calcext:value-type="float">
            <text:p>-0.00536563</text:p>
          </table:table-cell>
          <table:table-cell office:value-type="float" office:value="-0.0002451826" calcext:value-type="float">
            <text:p>-0.0002451826</text:p>
          </table:table-cell>
          <table:table-cell office:value-type="float" office:value="82" calcext:value-type="float">
            <text:p>82</text:p>
          </table:table-cell>
          <table:table-cell table:formula="of:=[.D83]*100" office:value-type="float" office:value="-1.21396903" calcext:value-type="float">
            <text:p>-1.21396903</text:p>
          </table:table-cell>
          <table:table-cell table:formula="of:=[.E83]*100" office:value-type="float" office:value="-0.536563" calcext:value-type="float">
            <text:p>-0.536563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79.0508422852" calcext:value-type="float">
            <text:p>179.0508422852</text:p>
          </table:table-cell>
          <table:table-cell office:value-type="float" office:value="-0.2835163417" calcext:value-type="float">
            <text:p>-0.28351634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73574" calcext:value-type="float">
            <text:p>-0.00573574</text:p>
          </table:table-cell>
          <table:table-cell office:value-type="float" office:value="-0.0002047353" calcext:value-type="float">
            <text:p>-0.0002047353</text:p>
          </table:table-cell>
          <table:table-cell office:value-type="float" office:value="83" calcext:value-type="float">
            <text:p>83</text:p>
          </table:table-cell>
          <table:table-cell table:formula="of:=[.D84]*100" office:value-type="float" office:value="-1.21396903" calcext:value-type="float">
            <text:p>-1.21396903</text:p>
          </table:table-cell>
          <table:table-cell table:formula="of:=[.E84]*100" office:value-type="float" office:value="-0.573574" calcext:value-type="float">
            <text:p>-0.57357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79.049621582" calcext:value-type="float">
            <text:p>179.049621582</text:p>
          </table:table-cell>
          <table:table-cell office:value-type="float" office:value="-0.3119960581" calcext:value-type="float">
            <text:p>-0.311996058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79254" calcext:value-type="float">
            <text:p>-0.00579254</text:p>
          </table:table-cell>
          <table:table-cell office:value-type="float" office:value="-0.0001593578" calcext:value-type="float">
            <text:p>-0.0001593578</text:p>
          </table:table-cell>
          <table:table-cell office:value-type="float" office:value="84" calcext:value-type="float">
            <text:p>84</text:p>
          </table:table-cell>
          <table:table-cell table:formula="of:=[.D85]*100" office:value-type="float" office:value="-1.21396903" calcext:value-type="float">
            <text:p>-1.21396903</text:p>
          </table:table-cell>
          <table:table-cell table:formula="of:=[.E85]*100" office:value-type="float" office:value="-0.579254" calcext:value-type="float">
            <text:p>-0.57925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79.0235137939" calcext:value-type="float">
            <text:p>179.0235137939</text:p>
          </table:table-cell>
          <table:table-cell office:value-type="float" office:value="-0.3613976326" calcext:value-type="float">
            <text:p>-0.36139763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5011" calcext:value-type="float">
            <text:p>-0.0055011</text:p>
          </table:table-cell>
          <table:table-cell office:value-type="float" office:value="-0.0000440306" calcext:value-type="float">
            <text:p>-4.40306E-05</text:p>
          </table:table-cell>
          <table:table-cell office:value-type="float" office:value="85" calcext:value-type="float">
            <text:p>85</text:p>
          </table:table-cell>
          <table:table-cell table:formula="of:=[.D86]*100" office:value-type="float" office:value="-1.21396903" calcext:value-type="float">
            <text:p>-1.21396903</text:p>
          </table:table-cell>
          <table:table-cell table:formula="of:=[.E86]*100" office:value-type="float" office:value="-0.55011" calcext:value-type="float">
            <text:p>-0.55011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79.0170288086" calcext:value-type="float">
            <text:p>179.0170288086</text:p>
          </table:table-cell>
          <table:table-cell office:value-type="float" office:value="-0.2689567656" calcext:value-type="float">
            <text:p>-0.268956765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92306" calcext:value-type="float">
            <text:p>-0.00592306</text:p>
          </table:table-cell>
          <table:table-cell office:value-type="float" office:value="-0.0002493274" calcext:value-type="float">
            <text:p>-0.0002493274</text:p>
          </table:table-cell>
          <table:table-cell office:value-type="float" office:value="86" calcext:value-type="float">
            <text:p>86</text:p>
          </table:table-cell>
          <table:table-cell table:formula="of:=[.D87]*100" office:value-type="float" office:value="-1.21396903" calcext:value-type="float">
            <text:p>-1.21396903</text:p>
          </table:table-cell>
          <table:table-cell table:formula="of:=[.E87]*100" office:value-type="float" office:value="-0.592306" calcext:value-type="float">
            <text:p>-0.59230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79.0173797607" calcext:value-type="float">
            <text:p>179.0173797607</text:p>
          </table:table-cell>
          <table:table-cell office:value-type="float" office:value="-0.2843608059" calcext:value-type="float">
            <text:p>-0.284360805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10158" calcext:value-type="float">
            <text:p>-0.00610158</text:p>
          </table:table-cell>
          <table:table-cell office:value-type="float" office:value="-0.0002459719" calcext:value-type="float">
            <text:p>-0.0002459719</text:p>
          </table:table-cell>
          <table:table-cell office:value-type="float" office:value="87" calcext:value-type="float">
            <text:p>87</text:p>
          </table:table-cell>
          <table:table-cell table:formula="of:=[.D88]*100" office:value-type="float" office:value="-1.21396903" calcext:value-type="float">
            <text:p>-1.21396903</text:p>
          </table:table-cell>
          <table:table-cell table:formula="of:=[.E88]*100" office:value-type="float" office:value="-0.610158" calcext:value-type="float">
            <text:p>-0.610158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79.0125427246" calcext:value-type="float">
            <text:p>179.0125427246</text:p>
          </table:table-cell>
          <table:table-cell office:value-type="float" office:value="-0.2835374014" calcext:value-type="float">
            <text:p>-0.28353740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22602" calcext:value-type="float">
            <text:p>-0.00622602</text:p>
          </table:table-cell>
          <table:table-cell office:value-type="float" office:value="-0.0002588508" calcext:value-type="float">
            <text:p>-0.0002588508</text:p>
          </table:table-cell>
          <table:table-cell office:value-type="float" office:value="88" calcext:value-type="float">
            <text:p>88</text:p>
          </table:table-cell>
          <table:table-cell table:formula="of:=[.D89]*100" office:value-type="float" office:value="-1.21396903" calcext:value-type="float">
            <text:p>-1.21396903</text:p>
          </table:table-cell>
          <table:table-cell table:formula="of:=[.E89]*100" office:value-type="float" office:value="-0.622602" calcext:value-type="float">
            <text:p>-0.62260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79.0074920654" calcext:value-type="float">
            <text:p>179.0074920654</text:p>
          </table:table-cell>
          <table:table-cell office:value-type="float" office:value="-0.2881345284" calcext:value-type="float">
            <text:p>-0.28813452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27831" calcext:value-type="float">
            <text:p>-0.00627831</text:p>
          </table:table-cell>
          <table:table-cell office:value-type="float" office:value="-0.0001661369" calcext:value-type="float">
            <text:p>-0.0001661369</text:p>
          </table:table-cell>
          <table:table-cell office:value-type="float" office:value="89" calcext:value-type="float">
            <text:p>89</text:p>
          </table:table-cell>
          <table:table-cell table:formula="of:=[.D90]*100" office:value-type="float" office:value="-1.21396903" calcext:value-type="float">
            <text:p>-1.21396903</text:p>
          </table:table-cell>
          <table:table-cell table:formula="of:=[.E90]*100" office:value-type="float" office:value="-0.627831" calcext:value-type="float">
            <text:p>-0.627831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79.0188903809" calcext:value-type="float">
            <text:p>179.0188903809</text:p>
          </table:table-cell>
          <table:table-cell office:value-type="float" office:value="-0.2967484289" calcext:value-type="float">
            <text:p>-0.29674842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25574" calcext:value-type="float">
            <text:p>-0.00625574</text:p>
          </table:table-cell>
          <table:table-cell office:value-type="float" office:value="-0.0002693236" calcext:value-type="float">
            <text:p>-0.0002693236</text:p>
          </table:table-cell>
          <table:table-cell office:value-type="float" office:value="90" calcext:value-type="float">
            <text:p>90</text:p>
          </table:table-cell>
          <table:table-cell table:formula="of:=[.D91]*100" office:value-type="float" office:value="-1.21396903" calcext:value-type="float">
            <text:p>-1.21396903</text:p>
          </table:table-cell>
          <table:table-cell table:formula="of:=[.E91]*100" office:value-type="float" office:value="-0.625574" calcext:value-type="float">
            <text:p>-0.62557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79.0160675049" calcext:value-type="float">
            <text:p>179.0160675049</text:p>
          </table:table-cell>
          <table:table-cell office:value-type="float" office:value="-0.3193805677" calcext:value-type="float">
            <text:p>-0.31938056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08984" calcext:value-type="float">
            <text:p>-0.00608984</text:p>
          </table:table-cell>
          <table:table-cell office:value-type="float" office:value="-0.0001192245" calcext:value-type="float">
            <text:p>-0.0001192245</text:p>
          </table:table-cell>
          <table:table-cell office:value-type="float" office:value="91" calcext:value-type="float">
            <text:p>91</text:p>
          </table:table-cell>
          <table:table-cell table:formula="of:=[.D92]*100" office:value-type="float" office:value="-1.21396903" calcext:value-type="float">
            <text:p>-1.21396903</text:p>
          </table:table-cell>
          <table:table-cell table:formula="of:=[.E92]*100" office:value-type="float" office:value="-0.608984" calcext:value-type="float">
            <text:p>-0.608984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79.0163574219" calcext:value-type="float">
            <text:p>179.0163574219</text:p>
          </table:table-cell>
          <table:table-cell office:value-type="float" office:value="-0.2560366775" calcext:value-type="float">
            <text:p>-0.25603667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40151" calcext:value-type="float">
            <text:p>-0.00640151</text:p>
          </table:table-cell>
          <table:table-cell office:value-type="float" office:value="-0.0002807215" calcext:value-type="float">
            <text:p>-0.0002807215</text:p>
          </table:table-cell>
          <table:table-cell office:value-type="float" office:value="92" calcext:value-type="float">
            <text:p>92</text:p>
          </table:table-cell>
          <table:table-cell table:formula="of:=[.D93]*100" office:value-type="float" office:value="-1.21396903" calcext:value-type="float">
            <text:p>-1.21396903</text:p>
          </table:table-cell>
          <table:table-cell table:formula="of:=[.E93]*100" office:value-type="float" office:value="-0.640151" calcext:value-type="float">
            <text:p>-0.64015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79.0095062256" calcext:value-type="float">
            <text:p>179.0095062256</text:p>
          </table:table-cell>
          <table:table-cell office:value-type="float" office:value="-0.2755378585" calcext:value-type="float">
            <text:p>-0.27553785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47922" calcext:value-type="float">
            <text:p>-0.00647922</text:p>
          </table:table-cell>
          <table:table-cell office:value-type="float" office:value="-0.0002000544" calcext:value-type="float">
            <text:p>-0.0002000544</text:p>
          </table:table-cell>
          <table:table-cell office:value-type="float" office:value="93" calcext:value-type="float">
            <text:p>93</text:p>
          </table:table-cell>
          <table:table-cell table:formula="of:=[.D94]*100" office:value-type="float" office:value="-1.21396903" calcext:value-type="float">
            <text:p>-1.21396903</text:p>
          </table:table-cell>
          <table:table-cell table:formula="of:=[.E94]*100" office:value-type="float" office:value="-0.647922" calcext:value-type="float">
            <text:p>-0.647922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79.0234222412" calcext:value-type="float">
            <text:p>179.0234222412</text:p>
          </table:table-cell>
          <table:table-cell office:value-type="float" office:value="-0.260083319" calcext:value-type="float">
            <text:p>-0.2600833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63401" calcext:value-type="float">
            <text:p>-0.00663401</text:p>
          </table:table-cell>
          <table:table-cell office:value-type="float" office:value="-0.0002286155" calcext:value-type="float">
            <text:p>-0.0002286155</text:p>
          </table:table-cell>
          <table:table-cell office:value-type="float" office:value="94" calcext:value-type="float">
            <text:p>94</text:p>
          </table:table-cell>
          <table:table-cell table:formula="of:=[.D95]*100" office:value-type="float" office:value="-1.21396903" calcext:value-type="float">
            <text:p>-1.21396903</text:p>
          </table:table-cell>
          <table:table-cell table:formula="of:=[.E95]*100" office:value-type="float" office:value="-0.663401" calcext:value-type="float">
            <text:p>-0.663401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79.0307159424" calcext:value-type="float">
            <text:p>179.0307159424</text:p>
          </table:table-cell>
          <table:table-cell office:value-type="float" office:value="-0.3315889132" calcext:value-type="float">
            <text:p>-0.33158891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26054" calcext:value-type="float">
            <text:p>-0.00626054</text:p>
          </table:table-cell>
          <table:table-cell office:value-type="float" office:value="-0.0001377049" calcext:value-type="float">
            <text:p>-0.0001377049</text:p>
          </table:table-cell>
          <table:table-cell office:value-type="float" office:value="95" calcext:value-type="float">
            <text:p>95</text:p>
          </table:table-cell>
          <table:table-cell table:formula="of:=[.D96]*100" office:value-type="float" office:value="-1.21396903" calcext:value-type="float">
            <text:p>-1.21396903</text:p>
          </table:table-cell>
          <table:table-cell table:formula="of:=[.E96]*100" office:value-type="float" office:value="-0.626054" calcext:value-type="float">
            <text:p>-0.626054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79.0420532227" calcext:value-type="float">
            <text:p>179.0420532227</text:p>
          </table:table-cell>
          <table:table-cell office:value-type="float" office:value="-0.2575364703" calcext:value-type="float">
            <text:p>-0.25753647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50527" calcext:value-type="float">
            <text:p>-0.00650527</text:p>
          </table:table-cell>
          <table:table-cell office:value-type="float" office:value="-0.0002635405" calcext:value-type="float">
            <text:p>-0.0002635405</text:p>
          </table:table-cell>
          <table:table-cell office:value-type="float" office:value="96" calcext:value-type="float">
            <text:p>96</text:p>
          </table:table-cell>
          <table:table-cell table:formula="of:=[.D97]*100" office:value-type="float" office:value="-1.21396903" calcext:value-type="float">
            <text:p>-1.21396903</text:p>
          </table:table-cell>
          <table:table-cell table:formula="of:=[.E97]*100" office:value-type="float" office:value="-0.650527" calcext:value-type="float">
            <text:p>-0.65052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79.0504760742" calcext:value-type="float">
            <text:p>179.0504760742</text:p>
          </table:table-cell>
          <table:table-cell office:value-type="float" office:value="-0.2030401449" calcext:value-type="float">
            <text:p>-0.20304014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0316" calcext:value-type="float">
            <text:p>-0.0070316</text:p>
          </table:table-cell>
          <table:table-cell office:value-type="float" office:value="-0.0002621909" calcext:value-type="float">
            <text:p>-0.0002621909</text:p>
          </table:table-cell>
          <table:table-cell office:value-type="float" office:value="97" calcext:value-type="float">
            <text:p>97</text:p>
          </table:table-cell>
          <table:table-cell table:formula="of:=[.D98]*100" office:value-type="float" office:value="-1.21396903" calcext:value-type="float">
            <text:p>-1.21396903</text:p>
          </table:table-cell>
          <table:table-cell table:formula="of:=[.E98]*100" office:value-type="float" office:value="-0.70316" calcext:value-type="float">
            <text:p>-0.70316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79.0486297607" calcext:value-type="float">
            <text:p>179.0486297607</text:p>
          </table:table-cell>
          <table:table-cell office:value-type="float" office:value="-0.2155567069" calcext:value-type="float">
            <text:p>-0.21555670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29891" calcext:value-type="float">
            <text:p>-0.00729891</text:p>
          </table:table-cell>
          <table:table-cell office:value-type="float" office:value="-0.0001579456" calcext:value-type="float">
            <text:p>-0.0001579456</text:p>
          </table:table-cell>
          <table:table-cell office:value-type="float" office:value="98" calcext:value-type="float">
            <text:p>98</text:p>
          </table:table-cell>
          <table:table-cell table:formula="of:=[.D99]*100" office:value-type="float" office:value="-1.21396903" calcext:value-type="float">
            <text:p>-1.21396903</text:p>
          </table:table-cell>
          <table:table-cell table:formula="of:=[.E99]*100" office:value-type="float" office:value="-0.729891" calcext:value-type="float">
            <text:p>-0.729891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79.0558776855" calcext:value-type="float">
            <text:p>179.0558776855</text:p>
          </table:table-cell>
          <table:table-cell office:value-type="float" office:value="-0.1737247337" calcext:value-type="float">
            <text:p>-0.17372473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75588" calcext:value-type="float">
            <text:p>-0.00775588</text:p>
          </table:table-cell>
          <table:table-cell office:value-type="float" office:value="-0.0003771581" calcext:value-type="float">
            <text:p>-0.0003771581</text:p>
          </table:table-cell>
          <table:table-cell office:value-type="float" office:value="99" calcext:value-type="float">
            <text:p>99</text:p>
          </table:table-cell>
          <table:table-cell table:formula="of:=[.D100]*100" office:value-type="float" office:value="-1.21396903" calcext:value-type="float">
            <text:p>-1.21396903</text:p>
          </table:table-cell>
          <table:table-cell table:formula="of:=[.E100]*100" office:value-type="float" office:value="-0.775588" calcext:value-type="float">
            <text:p>-0.775588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79.0611724854" calcext:value-type="float">
            <text:p>179.0611724854</text:p>
          </table:table-cell>
          <table:table-cell office:value-type="float" office:value="-1.382985197" calcext:value-type="float">
            <text:p>-1.3829851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" calcext:value-type="float">
            <text:p>0</text:p>
          </table:table-cell>
          <table:table-cell office:value-type="float" office:value="-0.0001341981" calcext:value-type="float">
            <text:p>-0.0001341981</text:p>
          </table:table-cell>
          <table:table-cell office:value-type="float" office:value="100" calcext:value-type="float">
            <text:p>100</text:p>
          </table:table-cell>
          <table:table-cell table:formula="of:=[.D101]*100" office:value-type="float" office:value="-1.21396903" calcext:value-type="float">
            <text:p>-1.21396903</text:p>
          </table:table-cell>
          <table:table-cell table:formula="of:=[.E101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79.0578155518" calcext:value-type="float">
            <text:p>179.0578155518</text:p>
          </table:table-cell>
          <table:table-cell office:value-type="float" office:value="-0.6269095454" calcext:value-type="float">
            <text:p>-0.62690954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12877" calcext:value-type="float">
            <text:p>0.00012877</text:p>
          </table:table-cell>
          <table:table-cell office:value-type="float" office:value="-0.0000670483" calcext:value-type="float">
            <text:p>-6.70483E-05</text:p>
          </table:table-cell>
          <table:table-cell office:value-type="float" office:value="101" calcext:value-type="float">
            <text:p>101</text:p>
          </table:table-cell>
          <table:table-cell table:formula="of:=[.D102]*100" office:value-type="float" office:value="-1.21396903" calcext:value-type="float">
            <text:p>-1.21396903</text:p>
          </table:table-cell>
          <table:table-cell table:formula="of:=[.E102]*100" office:value-type="float" office:value="0.012877" calcext:value-type="float">
            <text:p>0.012877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79.0581817627" calcext:value-type="float">
            <text:p>179.0581817627</text:p>
          </table:table-cell>
          <table:table-cell office:value-type="float" office:value="-0.6007807429" calcext:value-type="float">
            <text:p>-0.60078074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04041" calcext:value-type="float">
            <text:p>0.00004041</text:p>
          </table:table-cell>
          <table:table-cell office:value-type="float" office:value="-0.0002169515" calcext:value-type="float">
            <text:p>-0.0002169515</text:p>
          </table:table-cell>
          <table:table-cell office:value-type="float" office:value="102" calcext:value-type="float">
            <text:p>102</text:p>
          </table:table-cell>
          <table:table-cell table:formula="of:=[.D103]*100" office:value-type="float" office:value="-1.21396903" calcext:value-type="float">
            <text:p>-1.21396903</text:p>
          </table:table-cell>
          <table:table-cell table:formula="of:=[.E103]*100" office:value-type="float" office:value="0.004041" calcext:value-type="float">
            <text:p>0.004041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79.0652618408" calcext:value-type="float">
            <text:p>179.0652618408</text:p>
          </table:table-cell>
          <table:table-cell office:value-type="float" office:value="-0.6373461168" calcext:value-type="float">
            <text:p>-0.63734611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22526" calcext:value-type="float">
            <text:p>0.00022526</text:p>
          </table:table-cell>
          <table:table-cell office:value-type="float" office:value="-0.000046744" calcext:value-type="float">
            <text:p>-0.000046744</text:p>
          </table:table-cell>
          <table:table-cell office:value-type="float" office:value="103" calcext:value-type="float">
            <text:p>103</text:p>
          </table:table-cell>
          <table:table-cell table:formula="of:=[.D104]*100" office:value-type="float" office:value="-1.21396903" calcext:value-type="float">
            <text:p>-1.21396903</text:p>
          </table:table-cell>
          <table:table-cell table:formula="of:=[.E104]*100" office:value-type="float" office:value="0.022526" calcext:value-type="float">
            <text:p>0.022526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79.04737854" calcext:value-type="float">
            <text:p>179.04737854</text:p>
          </table:table-cell>
          <table:table-cell office:value-type="float" office:value="-0.6466237182" calcext:value-type="float">
            <text:p>-0.64662371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1028" calcext:value-type="float">
            <text:p>0.00041028</text:p>
          </table:table-cell>
          <table:table-cell office:value-type="float" office:value="0.0000115229" calcext:value-type="float">
            <text:p>1.15229E-05</text:p>
          </table:table-cell>
          <table:table-cell office:value-type="float" office:value="104" calcext:value-type="float">
            <text:p>104</text:p>
          </table:table-cell>
          <table:table-cell table:formula="of:=[.D105]*100" office:value-type="float" office:value="-1.21396903" calcext:value-type="float">
            <text:p>-1.21396903</text:p>
          </table:table-cell>
          <table:table-cell table:formula="of:=[.E105]*100" office:value-type="float" office:value="0.041028" calcext:value-type="float">
            <text:p>0.041028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79.0468139648" calcext:value-type="float">
            <text:p>179.0468139648</text:p>
          </table:table-cell>
          <table:table-cell office:value-type="float" office:value="-0.599603644" calcext:value-type="float">
            <text:p>-0.5996036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22016" calcext:value-type="float">
            <text:p>0.00022016</text:p>
          </table:table-cell>
          <table:table-cell office:value-type="float" office:value="-0.0000420595" calcext:value-type="float">
            <text:p>-4.20595E-05</text:p>
          </table:table-cell>
          <table:table-cell office:value-type="float" office:value="105" calcext:value-type="float">
            <text:p>105</text:p>
          </table:table-cell>
          <table:table-cell table:formula="of:=[.D106]*100" office:value-type="float" office:value="-1.21396903" calcext:value-type="float">
            <text:p>-1.21396903</text:p>
          </table:table-cell>
          <table:table-cell table:formula="of:=[.E106]*100" office:value-type="float" office:value="0.022016" calcext:value-type="float">
            <text:p>0.022016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79.0352783203" calcext:value-type="float">
            <text:p>179.0352783203</text:p>
          </table:table-cell>
          <table:table-cell office:value-type="float" office:value="-0.622053087" calcext:value-type="float">
            <text:p>-0.6220530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24311" calcext:value-type="float">
            <text:p>0.00024311</text:p>
          </table:table-cell>
          <table:table-cell office:value-type="float" office:value="-0.0001636118" calcext:value-type="float">
            <text:p>-0.0001636118</text:p>
          </table:table-cell>
          <table:table-cell office:value-type="float" office:value="106" calcext:value-type="float">
            <text:p>106</text:p>
          </table:table-cell>
          <table:table-cell table:formula="of:=[.D107]*100" office:value-type="float" office:value="-1.21396903" calcext:value-type="float">
            <text:p>-1.21396903</text:p>
          </table:table-cell>
          <table:table-cell table:formula="of:=[.E107]*100" office:value-type="float" office:value="0.024311" calcext:value-type="float">
            <text:p>0.024311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79.029510498" calcext:value-type="float">
            <text:p>179.029510498</text:p>
          </table:table-cell>
          <table:table-cell office:value-type="float" office:value="-0.5843209286" calcext:value-type="float">
            <text:p>-0.58432092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00689" calcext:value-type="float">
            <text:p>0.00000689</text:p>
          </table:table-cell>
          <table:table-cell office:value-type="float" office:value="-0.0002739861" calcext:value-type="float">
            <text:p>-0.0002739861</text:p>
          </table:table-cell>
          <table:table-cell office:value-type="float" office:value="107" calcext:value-type="float">
            <text:p>107</text:p>
          </table:table-cell>
          <table:table-cell table:formula="of:=[.D108]*100" office:value-type="float" office:value="-1.21396903" calcext:value-type="float">
            <text:p>-1.21396903</text:p>
          </table:table-cell>
          <table:table-cell table:formula="of:=[.E108]*100" office:value-type="float" office:value="0.000689" calcext:value-type="float">
            <text:p>0.000689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79.0234985352" calcext:value-type="float">
            <text:p>179.0234985352</text:p>
          </table:table-cell>
          <table:table-cell office:value-type="float" office:value="-0.6146984408" calcext:value-type="float">
            <text:p>-0.61469844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05197" calcext:value-type="float">
            <text:p>0.00005197</text:p>
          </table:table-cell>
          <table:table-cell office:value-type="float" office:value="-0.0001765635" calcext:value-type="float">
            <text:p>-0.0001765635</text:p>
          </table:table-cell>
          <table:table-cell office:value-type="float" office:value="108" calcext:value-type="float">
            <text:p>108</text:p>
          </table:table-cell>
          <table:table-cell table:formula="of:=[.D109]*100" office:value-type="float" office:value="-1.21396903" calcext:value-type="float">
            <text:p>-1.21396903</text:p>
          </table:table-cell>
          <table:table-cell table:formula="of:=[.E109]*100" office:value-type="float" office:value="0.005197" calcext:value-type="float">
            <text:p>0.005197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79.0129699707" calcext:value-type="float">
            <text:p>179.0129699707</text:p>
          </table:table-cell>
          <table:table-cell office:value-type="float" office:value="-0.5247203308" calcext:value-type="float">
            <text:p>-0.52472033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51775" calcext:value-type="float">
            <text:p>-0.00051775</text:p>
          </table:table-cell>
          <table:table-cell office:value-type="float" office:value="-0.0003458015" calcext:value-type="float">
            <text:p>-0.0003458015</text:p>
          </table:table-cell>
          <table:table-cell office:value-type="float" office:value="109" calcext:value-type="float">
            <text:p>109</text:p>
          </table:table-cell>
          <table:table-cell table:formula="of:=[.D110]*100" office:value-type="float" office:value="-1.21396903" calcext:value-type="float">
            <text:p>-1.21396903</text:p>
          </table:table-cell>
          <table:table-cell table:formula="of:=[.E110]*100" office:value-type="float" office:value="-0.051775" calcext:value-type="float">
            <text:p>-0.051775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79.0158691406" calcext:value-type="float">
            <text:p>179.0158691406</text:p>
          </table:table-cell>
          <table:table-cell office:value-type="float" office:value="-0.6144606368" calcext:value-type="float">
            <text:p>-0.61446063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9924" calcext:value-type="float">
            <text:p>-0.00029924</text:p>
          </table:table-cell>
          <table:table-cell office:value-type="float" office:value="-0.0001383776" calcext:value-type="float">
            <text:p>-0.0001383776</text:p>
          </table:table-cell>
          <table:table-cell office:value-type="float" office:value="110" calcext:value-type="float">
            <text:p>110</text:p>
          </table:table-cell>
          <table:table-cell table:formula="of:=[.D111]*100" office:value-type="float" office:value="-1.21396903" calcext:value-type="float">
            <text:p>-1.21396903</text:p>
          </table:table-cell>
          <table:table-cell table:formula="of:=[.E111]*100" office:value-type="float" office:value="-0.029924" calcext:value-type="float">
            <text:p>-0.02992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79.0078125" calcext:value-type="float">
            <text:p>179.0078125</text:p>
          </table:table-cell>
          <table:table-cell office:value-type="float" office:value="-0.6100607954" calcext:value-type="float">
            <text:p>-0.61006079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18295" calcext:value-type="float">
            <text:p>-0.00018295</text:p>
          </table:table-cell>
          <table:table-cell office:value-type="float" office:value="-0.0000224847" calcext:value-type="float">
            <text:p>-2.24847E-05</text:p>
          </table:table-cell>
          <table:table-cell office:value-type="float" office:value="111" calcext:value-type="float">
            <text:p>111</text:p>
          </table:table-cell>
          <table:table-cell table:formula="of:=[.D112]*100" office:value-type="float" office:value="-1.21396903" calcext:value-type="float">
            <text:p>-1.21396903</text:p>
          </table:table-cell>
          <table:table-cell table:formula="of:=[.E112]*100" office:value-type="float" office:value="-0.018295" calcext:value-type="float">
            <text:p>-0.018295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79.0045776367" calcext:value-type="float">
            <text:p>179.0045776367</text:p>
          </table:table-cell>
          <table:table-cell office:value-type="float" office:value="-0.5705490244" calcext:value-type="float">
            <text:p>-0.57054902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36882" calcext:value-type="float">
            <text:p>-0.00036882</text:p>
          </table:table-cell>
          <table:table-cell office:value-type="float" office:value="-0.0003022448" calcext:value-type="float">
            <text:p>-0.0003022448</text:p>
          </table:table-cell>
          <table:table-cell office:value-type="float" office:value="112" calcext:value-type="float">
            <text:p>112</text:p>
          </table:table-cell>
          <table:table-cell table:formula="of:=[.D113]*100" office:value-type="float" office:value="-1.21396903" calcext:value-type="float">
            <text:p>-1.21396903</text:p>
          </table:table-cell>
          <table:table-cell table:formula="of:=[.E113]*100" office:value-type="float" office:value="-0.036882" calcext:value-type="float">
            <text:p>-0.036882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78.9902038574" calcext:value-type="float">
            <text:p>178.9902038574</text:p>
          </table:table-cell>
          <table:table-cell office:value-type="float" office:value="-0.611218327" calcext:value-type="float">
            <text:p>-0.6112183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2161" calcext:value-type="float">
            <text:p>-0.00022161</text:p>
          </table:table-cell>
          <table:table-cell office:value-type="float" office:value="-0.0000882966" calcext:value-type="float">
            <text:p>-8.82966E-05</text:p>
          </table:table-cell>
          <table:table-cell office:value-type="float" office:value="113" calcext:value-type="float">
            <text:p>113</text:p>
          </table:table-cell>
          <table:table-cell table:formula="of:=[.D114]*100" office:value-type="float" office:value="-1.21396903" calcext:value-type="float">
            <text:p>-1.21396903</text:p>
          </table:table-cell>
          <table:table-cell table:formula="of:=[.E114]*100" office:value-type="float" office:value="-0.022161" calcext:value-type="float">
            <text:p>-0.022161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78.9932861328" calcext:value-type="float">
            <text:p>178.9932861328</text:p>
          </table:table-cell>
          <table:table-cell office:value-type="float" office:value="-0.5901525331" calcext:value-type="float">
            <text:p>-0.59015253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6392" calcext:value-type="float">
            <text:p>-0.00026392</text:p>
          </table:table-cell>
          <table:table-cell office:value-type="float" office:value="-0.0001880458" calcext:value-type="float">
            <text:p>-0.0001880458</text:p>
          </table:table-cell>
          <table:table-cell office:value-type="float" office:value="114" calcext:value-type="float">
            <text:p>114</text:p>
          </table:table-cell>
          <table:table-cell table:formula="of:=[.D115]*100" office:value-type="float" office:value="-1.21396903" calcext:value-type="float">
            <text:p>-1.21396903</text:p>
          </table:table-cell>
          <table:table-cell table:formula="of:=[.E115]*100" office:value-type="float" office:value="-0.026392" calcext:value-type="float">
            <text:p>-0.026392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78.9746551514" calcext:value-type="float">
            <text:p>178.9746551514</text:p>
          </table:table-cell>
          <table:table-cell office:value-type="float" office:value="-0.5280146291" calcext:value-type="float">
            <text:p>-0.528014629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0629" calcext:value-type="float">
            <text:p>-0.00070629</text:p>
          </table:table-cell>
          <table:table-cell office:value-type="float" office:value="-0.0002671769" calcext:value-type="float">
            <text:p>-0.0002671769</text:p>
          </table:table-cell>
          <table:table-cell office:value-type="float" office:value="115" calcext:value-type="float">
            <text:p>115</text:p>
          </table:table-cell>
          <table:table-cell table:formula="of:=[.D116]*100" office:value-type="float" office:value="-1.21396903" calcext:value-type="float">
            <text:p>-1.21396903</text:p>
          </table:table-cell>
          <table:table-cell table:formula="of:=[.E116]*100" office:value-type="float" office:value="-0.070629" calcext:value-type="float">
            <text:p>-0.070629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78.9775390625" calcext:value-type="float">
            <text:p>178.9775390625</text:p>
          </table:table-cell>
          <table:table-cell office:value-type="float" office:value="-0.6448027073" calcext:value-type="float">
            <text:p>-0.64480270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2263" calcext:value-type="float">
            <text:p>-0.00022263</text:p>
          </table:table-cell>
          <table:table-cell office:value-type="float" office:value="-0.0000232306" calcext:value-type="float">
            <text:p>-2.32306E-05</text:p>
          </table:table-cell>
          <table:table-cell office:value-type="float" office:value="116" calcext:value-type="float">
            <text:p>116</text:p>
          </table:table-cell>
          <table:table-cell table:formula="of:=[.D117]*100" office:value-type="float" office:value="-1.21396903" calcext:value-type="float">
            <text:p>-1.21396903</text:p>
          </table:table-cell>
          <table:table-cell table:formula="of:=[.E117]*100" office:value-type="float" office:value="-0.022263" calcext:value-type="float">
            <text:p>-0.02226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78.9883270264" calcext:value-type="float">
            <text:p>178.9883270264</text:p>
          </table:table-cell>
          <table:table-cell office:value-type="float" office:value="-0.6362051587" calcext:value-type="float">
            <text:p>-0.63620515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04237" calcext:value-type="float">
            <text:p>0.00004237</text:p>
          </table:table-cell>
          <table:table-cell office:value-type="float" office:value="-0.0000902093" calcext:value-type="float">
            <text:p>-9.02093E-05</text:p>
          </table:table-cell>
          <table:table-cell office:value-type="float" office:value="117" calcext:value-type="float">
            <text:p>117</text:p>
          </table:table-cell>
          <table:table-cell table:formula="of:=[.D118]*100" office:value-type="float" office:value="-1.21396903" calcext:value-type="float">
            <text:p>-1.21396903</text:p>
          </table:table-cell>
          <table:table-cell table:formula="of:=[.E118]*100" office:value-type="float" office:value="0.004237" calcext:value-type="float">
            <text:p>0.004237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78.9872741699" calcext:value-type="float">
            <text:p>178.9872741699</text:p>
          </table:table-cell>
          <table:table-cell office:value-type="float" office:value="-0.570041723" calcext:value-type="float">
            <text:p>-0.5700417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2206" calcext:value-type="float">
            <text:p>-0.00022206</text:p>
          </table:table-cell>
          <table:table-cell office:value-type="float" office:value="-0.0001919781" calcext:value-type="float">
            <text:p>-0.0001919781</text:p>
          </table:table-cell>
          <table:table-cell office:value-type="float" office:value="118" calcext:value-type="float">
            <text:p>118</text:p>
          </table:table-cell>
          <table:table-cell table:formula="of:=[.D119]*100" office:value-type="float" office:value="-1.21396903" calcext:value-type="float">
            <text:p>-1.21396903</text:p>
          </table:table-cell>
          <table:table-cell table:formula="of:=[.E119]*100" office:value-type="float" office:value="-0.022206" calcext:value-type="float">
            <text:p>-0.022206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78.9871826172" calcext:value-type="float">
            <text:p>178.9871826172</text:p>
          </table:table-cell>
          <table:table-cell office:value-type="float" office:value="-0.6846465459" calcext:value-type="float">
            <text:p>-0.684646545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6564" calcext:value-type="float">
            <text:p>0.00036564</text:p>
          </table:table-cell>
          <table:table-cell office:value-type="float" office:value="-0.000066048" calcext:value-type="float">
            <text:p>-0.000066048</text:p>
          </table:table-cell>
          <table:table-cell office:value-type="float" office:value="119" calcext:value-type="float">
            <text:p>119</text:p>
          </table:table-cell>
          <table:table-cell table:formula="of:=[.D120]*100" office:value-type="float" office:value="-1.21396903" calcext:value-type="float">
            <text:p>-1.21396903</text:p>
          </table:table-cell>
          <table:table-cell table:formula="of:=[.E120]*100" office:value-type="float" office:value="0.036564" calcext:value-type="float">
            <text:p>0.036564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178.9894256592" calcext:value-type="float">
            <text:p>178.9894256592</text:p>
          </table:table-cell>
          <table:table-cell office:value-type="float" office:value="-0.5865000796" calcext:value-type="float">
            <text:p>-0.58650007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10307" calcext:value-type="float">
            <text:p>0.00010307</text:p>
          </table:table-cell>
          <table:table-cell office:value-type="float" office:value="-0.0002306874" calcext:value-type="float">
            <text:p>-0.0002306874</text:p>
          </table:table-cell>
          <table:table-cell office:value-type="float" office:value="120" calcext:value-type="float">
            <text:p>120</text:p>
          </table:table-cell>
          <table:table-cell table:formula="of:=[.D121]*100" office:value-type="float" office:value="-1.21396903" calcext:value-type="float">
            <text:p>-1.21396903</text:p>
          </table:table-cell>
          <table:table-cell table:formula="of:=[.E121]*100" office:value-type="float" office:value="0.010307" calcext:value-type="float">
            <text:p>0.010307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78.9899291992" calcext:value-type="float">
            <text:p>178.9899291992</text:p>
          </table:table-cell>
          <table:table-cell office:value-type="float" office:value="-0.5752571273" calcext:value-type="float">
            <text:p>-0.57525712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14684" calcext:value-type="float">
            <text:p>-0.00014684</text:p>
          </table:table-cell>
          <table:table-cell office:value-type="float" office:value="-0.0001670712" calcext:value-type="float">
            <text:p>-0.0001670712</text:p>
          </table:table-cell>
          <table:table-cell office:value-type="float" office:value="121" calcext:value-type="float">
            <text:p>121</text:p>
          </table:table-cell>
          <table:table-cell table:formula="of:=[.D122]*100" office:value-type="float" office:value="-1.21396903" calcext:value-type="float">
            <text:p>-1.21396903</text:p>
          </table:table-cell>
          <table:table-cell table:formula="of:=[.E122]*100" office:value-type="float" office:value="-0.014684" calcext:value-type="float">
            <text:p>-0.014684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78.9857788086" calcext:value-type="float">
            <text:p>178.9857788086</text:p>
          </table:table-cell>
          <table:table-cell office:value-type="float" office:value="-0.5803704841" calcext:value-type="float">
            <text:p>-0.58037048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793" calcext:value-type="float">
            <text:p>-0.0002793</text:p>
          </table:table-cell>
          <table:table-cell office:value-type="float" office:value="-0.000275109" calcext:value-type="float">
            <text:p>-0.000275109</text:p>
          </table:table-cell>
          <table:table-cell office:value-type="float" office:value="122" calcext:value-type="float">
            <text:p>122</text:p>
          </table:table-cell>
          <table:table-cell table:formula="of:=[.D123]*100" office:value-type="float" office:value="-1.21396903" calcext:value-type="float">
            <text:p>-1.21396903</text:p>
          </table:table-cell>
          <table:table-cell table:formula="of:=[.E123]*100" office:value-type="float" office:value="-0.02793" calcext:value-type="float">
            <text:p>-0.02793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178.9927062988" calcext:value-type="float">
            <text:p>178.9927062988</text:p>
          </table:table-cell>
          <table:table-cell office:value-type="float" office:value="-0.5504362691" calcext:value-type="float">
            <text:p>-0.550436269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56709" calcext:value-type="float">
            <text:p>-0.00056709</text:p>
          </table:table-cell>
          <table:table-cell office:value-type="float" office:value="-0.0001730263" calcext:value-type="float">
            <text:p>-0.0001730263</text:p>
          </table:table-cell>
          <table:table-cell office:value-type="float" office:value="123" calcext:value-type="float">
            <text:p>123</text:p>
          </table:table-cell>
          <table:table-cell table:formula="of:=[.D124]*100" office:value-type="float" office:value="-1.21396903" calcext:value-type="float">
            <text:p>-1.21396903</text:p>
          </table:table-cell>
          <table:table-cell table:formula="of:=[.E124]*100" office:value-type="float" office:value="-0.056709" calcext:value-type="float">
            <text:p>-0.056709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78.9946289062" calcext:value-type="float">
            <text:p>178.9946289062</text:p>
          </table:table-cell>
          <table:table-cell office:value-type="float" office:value="-0.5426077387" calcext:value-type="float">
            <text:p>-0.54260773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81106" calcext:value-type="float">
            <text:p>-0.00081106</text:p>
          </table:table-cell>
          <table:table-cell office:value-type="float" office:value="-0.0001058762" calcext:value-type="float">
            <text:p>-0.0001058762</text:p>
          </table:table-cell>
          <table:table-cell office:value-type="float" office:value="124" calcext:value-type="float">
            <text:p>124</text:p>
          </table:table-cell>
          <table:table-cell table:formula="of:=[.D125]*100" office:value-type="float" office:value="-1.21396903" calcext:value-type="float">
            <text:p>-1.21396903</text:p>
          </table:table-cell>
          <table:table-cell table:formula="of:=[.E125]*100" office:value-type="float" office:value="-0.081106" calcext:value-type="float">
            <text:p>-0.081106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179.0115966797" calcext:value-type="float">
            <text:p>179.0115966797</text:p>
          </table:table-cell>
          <table:table-cell office:value-type="float" office:value="-0.4722060059" calcext:value-type="float">
            <text:p>-0.472206005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4429" calcext:value-type="float">
            <text:p>-0.0014429</text:p>
          </table:table-cell>
          <table:table-cell office:value-type="float" office:value="-0.0003194649" calcext:value-type="float">
            <text:p>-0.0003194649</text:p>
          </table:table-cell>
          <table:table-cell office:value-type="float" office:value="125" calcext:value-type="float">
            <text:p>125</text:p>
          </table:table-cell>
          <table:table-cell table:formula="of:=[.D126]*100" office:value-type="float" office:value="-1.21396903" calcext:value-type="float">
            <text:p>-1.21396903</text:p>
          </table:table-cell>
          <table:table-cell table:formula="of:=[.E126]*100" office:value-type="float" office:value="-0.14429" calcext:value-type="float">
            <text:p>-0.14429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79.0085144043" calcext:value-type="float">
            <text:p>179.0085144043</text:p>
          </table:table-cell>
          <table:table-cell office:value-type="float" office:value="-0.5534852212" calcext:value-type="float">
            <text:p>-0.55348522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2218" calcext:value-type="float">
            <text:p>-0.00132218</text:p>
          </table:table-cell>
          <table:table-cell office:value-type="float" office:value="-0.0001529494" calcext:value-type="float">
            <text:p>-0.0001529494</text:p>
          </table:table-cell>
          <table:table-cell office:value-type="float" office:value="126" calcext:value-type="float">
            <text:p>126</text:p>
          </table:table-cell>
          <table:table-cell table:formula="of:=[.D127]*100" office:value-type="float" office:value="-1.21396903" calcext:value-type="float">
            <text:p>-1.21396903</text:p>
          </table:table-cell>
          <table:table-cell table:formula="of:=[.E127]*100" office:value-type="float" office:value="-0.132218" calcext:value-type="float">
            <text:p>-0.132218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179.0052642822" calcext:value-type="float">
            <text:p>179.0052642822</text:p>
          </table:table-cell>
          <table:table-cell office:value-type="float" office:value="-0.6600548258" calcext:value-type="float">
            <text:p>-0.66005482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53139" calcext:value-type="float">
            <text:p>-0.00053139</text:p>
          </table:table-cell>
          <table:table-cell office:value-type="float" office:value="0.000012475" calcext:value-type="float">
            <text:p>0.000012475</text:p>
          </table:table-cell>
          <table:table-cell office:value-type="float" office:value="127" calcext:value-type="float">
            <text:p>127</text:p>
          </table:table-cell>
          <table:table-cell table:formula="of:=[.D128]*100" office:value-type="float" office:value="-1.21396903" calcext:value-type="float">
            <text:p>-1.21396903</text:p>
          </table:table-cell>
          <table:table-cell table:formula="of:=[.E128]*100" office:value-type="float" office:value="-0.053139" calcext:value-type="float">
            <text:p>-0.053139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178.9922332764" calcext:value-type="float">
            <text:p>178.9922332764</text:p>
          </table:table-cell>
          <table:table-cell office:value-type="float" office:value="-0.6023965849" calcext:value-type="float">
            <text:p>-0.60239658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38874" calcext:value-type="float">
            <text:p>-0.00038874</text:p>
          </table:table-cell>
          <table:table-cell office:value-type="float" office:value="-0.0001322394" calcext:value-type="float">
            <text:p>-0.0001322394</text:p>
          </table:table-cell>
          <table:table-cell office:value-type="float" office:value="128" calcext:value-type="float">
            <text:p>128</text:p>
          </table:table-cell>
          <table:table-cell table:formula="of:=[.D129]*100" office:value-type="float" office:value="-1.21396903" calcext:value-type="float">
            <text:p>-1.21396903</text:p>
          </table:table-cell>
          <table:table-cell table:formula="of:=[.E129]*100" office:value-type="float" office:value="-0.038874" calcext:value-type="float">
            <text:p>-0.03887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79.0001525879" calcext:value-type="float">
            <text:p>179.0001525879</text:p>
          </table:table-cell>
          <table:table-cell office:value-type="float" office:value="-0.6379278219" calcext:value-type="float">
            <text:p>-0.63792782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05684" calcext:value-type="float">
            <text:p>-0.00005684</text:p>
          </table:table-cell>
          <table:table-cell office:value-type="float" office:value="-0.0002162413" calcext:value-type="float">
            <text:p>-0.0002162413</text:p>
          </table:table-cell>
          <table:table-cell office:value-type="float" office:value="129" calcext:value-type="float">
            <text:p>129</text:p>
          </table:table-cell>
          <table:table-cell table:formula="of:=[.D130]*100" office:value-type="float" office:value="-1.21396903" calcext:value-type="float">
            <text:p>-1.21396903</text:p>
          </table:table-cell>
          <table:table-cell table:formula="of:=[.E130]*100" office:value-type="float" office:value="-0.005684" calcext:value-type="float">
            <text:p>-0.005684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179.0064697266" calcext:value-type="float">
            <text:p>179.0064697266</text:p>
          </table:table-cell>
          <table:table-cell office:value-type="float" office:value="-0.6635873419" calcext:value-type="float">
            <text:p>-0.66358734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3536" calcext:value-type="float">
            <text:p>0.00033536</text:p>
          </table:table-cell>
          <table:table-cell office:value-type="float" office:value="0.0000207985" calcext:value-type="float">
            <text:p>2.07985E-05</text:p>
          </table:table-cell>
          <table:table-cell office:value-type="float" office:value="130" calcext:value-type="float">
            <text:p>130</text:p>
          </table:table-cell>
          <table:table-cell table:formula="of:=[.D131]*100" office:value-type="float" office:value="-1.21396903" calcext:value-type="float">
            <text:p>-1.21396903</text:p>
          </table:table-cell>
          <table:table-cell table:formula="of:=[.E131]*100" office:value-type="float" office:value="0.033536" calcext:value-type="float">
            <text:p>0.033536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179.0077667236" calcext:value-type="float">
            <text:p>179.0077667236</text:p>
          </table:table-cell>
          <table:table-cell office:value-type="float" office:value="-0.550045286" calcext:value-type="float">
            <text:p>-0.5500452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16009" calcext:value-type="float">
            <text:p>-0.00016009</text:p>
          </table:table-cell>
          <table:table-cell office:value-type="float" office:value="-0.0002119202" calcext:value-type="float">
            <text:p>-0.0002119202</text:p>
          </table:table-cell>
          <table:table-cell office:value-type="float" office:value="131" calcext:value-type="float">
            <text:p>131</text:p>
          </table:table-cell>
          <table:table-cell table:formula="of:=[.D132]*100" office:value-type="float" office:value="-1.21396903" calcext:value-type="float">
            <text:p>-1.21396903</text:p>
          </table:table-cell>
          <table:table-cell table:formula="of:=[.E132]*100" office:value-type="float" office:value="-0.016009" calcext:value-type="float">
            <text:p>-0.016009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179.014465332" calcext:value-type="float">
            <text:p>179.014465332</text:p>
          </table:table-cell>
          <table:table-cell office:value-type="float" office:value="-0.6750434961" calcext:value-type="float">
            <text:p>-0.67504349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4292" calcext:value-type="float">
            <text:p>0.00034292</text:p>
          </table:table-cell>
          <table:table-cell office:value-type="float" office:value="-0.0001005193" calcext:value-type="float">
            <text:p>-0.0001005193</text:p>
          </table:table-cell>
          <table:table-cell office:value-type="float" office:value="132" calcext:value-type="float">
            <text:p>132</text:p>
          </table:table-cell>
          <table:table-cell table:formula="of:=[.D133]*100" office:value-type="float" office:value="-1.21396903" calcext:value-type="float">
            <text:p>-1.21396903</text:p>
          </table:table-cell>
          <table:table-cell table:formula="of:=[.E133]*100" office:value-type="float" office:value="0.034292" calcext:value-type="float">
            <text:p>0.034292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79.0143280029" calcext:value-type="float">
            <text:p>179.0143280029</text:p>
          </table:table-cell>
          <table:table-cell office:value-type="float" office:value="-0.5956036606" calcext:value-type="float">
            <text:p>-0.59560366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14861" calcext:value-type="float">
            <text:p>0.00014861</text:p>
          </table:table-cell>
          <table:table-cell office:value-type="float" office:value="-0.0001565111" calcext:value-type="float">
            <text:p>-0.0001565111</text:p>
          </table:table-cell>
          <table:table-cell office:value-type="float" office:value="133" calcext:value-type="float">
            <text:p>133</text:p>
          </table:table-cell>
          <table:table-cell table:formula="of:=[.D134]*100" office:value-type="float" office:value="-1.21396903" calcext:value-type="float">
            <text:p>-1.21396903</text:p>
          </table:table-cell>
          <table:table-cell table:formula="of:=[.E134]*100" office:value-type="float" office:value="0.014861" calcext:value-type="float">
            <text:p>0.014861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79.0075378418" calcext:value-type="float">
            <text:p>179.0075378418</text:p>
          </table:table-cell>
          <table:table-cell office:value-type="float" office:value="-0.6509312364" calcext:value-type="float">
            <text:p>-0.65093123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8792" calcext:value-type="float">
            <text:p>0.00038792</text:p>
          </table:table-cell>
          <table:table-cell office:value-type="float" office:value="-0.0000865435" calcext:value-type="float">
            <text:p>-8.65435E-05</text:p>
          </table:table-cell>
          <table:table-cell office:value-type="float" office:value="134" calcext:value-type="float">
            <text:p>134</text:p>
          </table:table-cell>
          <table:table-cell table:formula="of:=[.D135]*100" office:value-type="float" office:value="-1.21396903" calcext:value-type="float">
            <text:p>-1.21396903</text:p>
          </table:table-cell>
          <table:table-cell table:formula="of:=[.E135]*100" office:value-type="float" office:value="0.038792" calcext:value-type="float">
            <text:p>0.038792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179.006942749" calcext:value-type="float">
            <text:p>179.006942749</text:p>
          </table:table-cell>
          <table:table-cell office:value-type="float" office:value="-0.6414455719" calcext:value-type="float">
            <text:p>-0.64144557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8416" calcext:value-type="float">
            <text:p>0.00048416</text:p>
          </table:table-cell>
          <table:table-cell office:value-type="float" office:value="-0.0002136352" calcext:value-type="float">
            <text:p>-0.0002136352</text:p>
          </table:table-cell>
          <table:table-cell office:value-type="float" office:value="135" calcext:value-type="float">
            <text:p>135</text:p>
          </table:table-cell>
          <table:table-cell table:formula="of:=[.D136]*100" office:value-type="float" office:value="-1.21396903" calcext:value-type="float">
            <text:p>-1.21396903</text:p>
          </table:table-cell>
          <table:table-cell table:formula="of:=[.E136]*100" office:value-type="float" office:value="0.048416" calcext:value-type="float">
            <text:p>0.048416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79.0053253174" calcext:value-type="float">
            <text:p>179.0053253174</text:p>
          </table:table-cell>
          <table:table-cell office:value-type="float" office:value="-0.6107114432" calcext:value-type="float">
            <text:p>-0.61071144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4343" calcext:value-type="float">
            <text:p>0.00034343</text:p>
          </table:table-cell>
          <table:table-cell office:value-type="float" office:value="-0.0000672701" calcext:value-type="float">
            <text:p>-6.72701E-05</text:p>
          </table:table-cell>
          <table:table-cell office:value-type="float" office:value="136" calcext:value-type="float">
            <text:p>136</text:p>
          </table:table-cell>
          <table:table-cell table:formula="of:=[.D137]*100" office:value-type="float" office:value="-1.21396903" calcext:value-type="float">
            <text:p>-1.21396903</text:p>
          </table:table-cell>
          <table:table-cell table:formula="of:=[.E137]*100" office:value-type="float" office:value="0.034343" calcext:value-type="float">
            <text:p>0.034343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179.0014953613" calcext:value-type="float">
            <text:p>179.0014953613</text:p>
          </table:table-cell>
          <table:table-cell office:value-type="float" office:value="-0.6380909506" calcext:value-type="float">
            <text:p>-0.63809095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3216" calcext:value-type="float">
            <text:p>0.00043216</text:p>
          </table:table-cell>
          <table:table-cell office:value-type="float" office:value="-0.0000482668" calcext:value-type="float">
            <text:p>-4.82668E-05</text:p>
          </table:table-cell>
          <table:table-cell office:value-type="float" office:value="137" calcext:value-type="float">
            <text:p>137</text:p>
          </table:table-cell>
          <table:table-cell table:formula="of:=[.D138]*100" office:value-type="float" office:value="-1.21396903" calcext:value-type="float">
            <text:p>-1.21396903</text:p>
          </table:table-cell>
          <table:table-cell table:formula="of:=[.E138]*100" office:value-type="float" office:value="0.043216" calcext:value-type="float">
            <text:p>0.043216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78.9975585938" calcext:value-type="float">
            <text:p>178.9975585938</text:p>
          </table:table-cell>
          <table:table-cell office:value-type="float" office:value="-0.6664051506" calcext:value-type="float">
            <text:p>-0.66640515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68001" calcext:value-type="float">
            <text:p>0.00068001</text:p>
          </table:table-cell>
          <table:table-cell office:value-type="float" office:value="-0.0000823499" calcext:value-type="float">
            <text:p>-8.23499E-05</text:p>
          </table:table-cell>
          <table:table-cell office:value-type="float" office:value="138" calcext:value-type="float">
            <text:p>138</text:p>
          </table:table-cell>
          <table:table-cell table:formula="of:=[.D139]*100" office:value-type="float" office:value="-1.21396903" calcext:value-type="float">
            <text:p>-1.21396903</text:p>
          </table:table-cell>
          <table:table-cell table:formula="of:=[.E139]*100" office:value-type="float" office:value="0.068001" calcext:value-type="float">
            <text:p>0.068001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178.999420166" calcext:value-type="float">
            <text:p>178.999420166</text:p>
          </table:table-cell>
          <table:table-cell office:value-type="float" office:value="-0.5236679085" calcext:value-type="float">
            <text:p>-0.52366790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10625" calcext:value-type="float">
            <text:p>-0.00010625</text:p>
          </table:table-cell>
          <table:table-cell office:value-type="float" office:value="-0.000369479" calcext:value-type="float">
            <text:p>-0.000369479</text:p>
          </table:table-cell>
          <table:table-cell office:value-type="float" office:value="139" calcext:value-type="float">
            <text:p>139</text:p>
          </table:table-cell>
          <table:table-cell table:formula="of:=[.D140]*100" office:value-type="float" office:value="-1.21396903" calcext:value-type="float">
            <text:p>-1.21396903</text:p>
          </table:table-cell>
          <table:table-cell table:formula="of:=[.E140]*100" office:value-type="float" office:value="-0.010625" calcext:value-type="float">
            <text:p>-0.010625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78.9982299805" calcext:value-type="float">
            <text:p>178.9982299805</text:p>
          </table:table-cell>
          <table:table-cell office:value-type="float" office:value="-0.6773054182" calcext:value-type="float">
            <text:p>-0.67730541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9388" calcext:value-type="float">
            <text:p>0.00039388</text:p>
          </table:table-cell>
          <table:table-cell office:value-type="float" office:value="-0.0000347982" calcext:value-type="float">
            <text:p>-3.47982E-05</text:p>
          </table:table-cell>
          <table:table-cell office:value-type="float" office:value="140" calcext:value-type="float">
            <text:p>140</text:p>
          </table:table-cell>
          <table:table-cell table:formula="of:=[.D141]*100" office:value-type="float" office:value="-1.21396903" calcext:value-type="float">
            <text:p>-1.21396903</text:p>
          </table:table-cell>
          <table:table-cell table:formula="of:=[.E141]*100" office:value-type="float" office:value="0.039388" calcext:value-type="float">
            <text:p>0.03938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79.0144500732" calcext:value-type="float">
            <text:p>179.0144500732</text:p>
          </table:table-cell>
          <table:table-cell office:value-type="float" office:value="-0.6267493625" calcext:value-type="float">
            <text:p>-0.62674936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9018" calcext:value-type="float">
            <text:p>0.00039018</text:p>
          </table:table-cell>
          <table:table-cell office:value-type="float" office:value="-0.0001595052" calcext:value-type="float">
            <text:p>-0.0001595052</text:p>
          </table:table-cell>
          <table:table-cell office:value-type="float" office:value="141" calcext:value-type="float">
            <text:p>141</text:p>
          </table:table-cell>
          <table:table-cell table:formula="of:=[.D142]*100" office:value-type="float" office:value="-1.21396903" calcext:value-type="float">
            <text:p>-1.21396903</text:p>
          </table:table-cell>
          <table:table-cell table:formula="of:=[.E142]*100" office:value-type="float" office:value="0.039018" calcext:value-type="float">
            <text:p>0.039018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79.017074585" calcext:value-type="float">
            <text:p>179.017074585</text:p>
          </table:table-cell>
          <table:table-cell office:value-type="float" office:value="-0.7136096183" calcext:value-type="float">
            <text:p>-0.71360961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96668" calcext:value-type="float">
            <text:p>0.00096668</text:p>
          </table:table-cell>
          <table:table-cell office:value-type="float" office:value="-0.0000357927" calcext:value-type="float">
            <text:p>-3.57927E-05</text:p>
          </table:table-cell>
          <table:table-cell office:value-type="float" office:value="142" calcext:value-type="float">
            <text:p>142</text:p>
          </table:table-cell>
          <table:table-cell table:formula="of:=[.D143]*100" office:value-type="float" office:value="-1.21396903" calcext:value-type="float">
            <text:p>-1.21396903</text:p>
          </table:table-cell>
          <table:table-cell table:formula="of:=[.E143]*100" office:value-type="float" office:value="0.096668" calcext:value-type="float">
            <text:p>0.096668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79.0124053955" calcext:value-type="float">
            <text:p>179.0124053955</text:p>
          </table:table-cell>
          <table:table-cell office:value-type="float" office:value="-0.6136898329" calcext:value-type="float">
            <text:p>-0.61368983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68483" calcext:value-type="float">
            <text:p>0.00068483</text:p>
          </table:table-cell>
          <table:table-cell office:value-type="float" office:value="-0.0002610922" calcext:value-type="float">
            <text:p>-0.0002610922</text:p>
          </table:table-cell>
          <table:table-cell office:value-type="float" office:value="143" calcext:value-type="float">
            <text:p>143</text:p>
          </table:table-cell>
          <table:table-cell table:formula="of:=[.D144]*100" office:value-type="float" office:value="-1.21396903" calcext:value-type="float">
            <text:p>-1.21396903</text:p>
          </table:table-cell>
          <table:table-cell table:formula="of:=[.E144]*100" office:value-type="float" office:value="0.068483" calcext:value-type="float">
            <text:p>0.068483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79.0155181885" calcext:value-type="float">
            <text:p>179.0155181885</text:p>
          </table:table-cell>
          <table:table-cell office:value-type="float" office:value="-0.6386410257" calcext:value-type="float">
            <text:p>-0.63864102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66333" calcext:value-type="float">
            <text:p>0.00066333</text:p>
          </table:table-cell>
          <table:table-cell office:value-type="float" office:value="-0.0000935284" calcext:value-type="float">
            <text:p>-9.35284E-05</text:p>
          </table:table-cell>
          <table:table-cell office:value-type="float" office:value="144" calcext:value-type="float">
            <text:p>144</text:p>
          </table:table-cell>
          <table:table-cell table:formula="of:=[.D145]*100" office:value-type="float" office:value="-1.21396903" calcext:value-type="float">
            <text:p>-1.21396903</text:p>
          </table:table-cell>
          <table:table-cell table:formula="of:=[.E145]*100" office:value-type="float" office:value="0.066333" calcext:value-type="float">
            <text:p>0.066333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79.0194549561" calcext:value-type="float">
            <text:p>179.0194549561</text:p>
          </table:table-cell>
          <table:table-cell office:value-type="float" office:value="-0.6924113677" calcext:value-type="float">
            <text:p>-0.69241136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00741" calcext:value-type="float">
            <text:p>0.00100741</text:p>
          </table:table-cell>
          <table:table-cell office:value-type="float" office:value="-0.0001560444" calcext:value-type="float">
            <text:p>-0.0001560444</text:p>
          </table:table-cell>
          <table:table-cell office:value-type="float" office:value="145" calcext:value-type="float">
            <text:p>145</text:p>
          </table:table-cell>
          <table:table-cell table:formula="of:=[.D146]*100" office:value-type="float" office:value="-1.21396903" calcext:value-type="float">
            <text:p>-1.21396903</text:p>
          </table:table-cell>
          <table:table-cell table:formula="of:=[.E146]*100" office:value-type="float" office:value="0.100741" calcext:value-type="float">
            <text:p>0.100741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79.0294494629" calcext:value-type="float">
            <text:p>179.0294494629</text:p>
          </table:table-cell>
          <table:table-cell office:value-type="float" office:value="-0.6748645414" calcext:value-type="float">
            <text:p>-0.67486454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11974" calcext:value-type="float">
            <text:p>0.00111974</text:p>
          </table:table-cell>
          <table:table-cell office:value-type="float" office:value="-0.0000768548" calcext:value-type="float">
            <text:p>-7.68548E-05</text:p>
          </table:table-cell>
          <table:table-cell office:value-type="float" office:value="146" calcext:value-type="float">
            <text:p>146</text:p>
          </table:table-cell>
          <table:table-cell table:formula="of:=[.D147]*100" office:value-type="float" office:value="-1.21396903" calcext:value-type="float">
            <text:p>-1.21396903</text:p>
          </table:table-cell>
          <table:table-cell table:formula="of:=[.E147]*100" office:value-type="float" office:value="0.111974" calcext:value-type="float">
            <text:p>0.111974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79.0400543213" calcext:value-type="float">
            <text:p>179.0400543213</text:p>
          </table:table-cell>
          <table:table-cell office:value-type="float" office:value="-0.5859946729" calcext:value-type="float">
            <text:p>-0.58599467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60222" calcext:value-type="float">
            <text:p>0.00060222</text:p>
          </table:table-cell>
          <table:table-cell office:value-type="float" office:value="-0.0001673829" calcext:value-type="float">
            <text:p>-0.0001673829</text:p>
          </table:table-cell>
          <table:table-cell office:value-type="float" office:value="147" calcext:value-type="float">
            <text:p>147</text:p>
          </table:table-cell>
          <table:table-cell table:formula="of:=[.D148]*100" office:value-type="float" office:value="-1.21396903" calcext:value-type="float">
            <text:p>-1.21396903</text:p>
          </table:table-cell>
          <table:table-cell table:formula="of:=[.E148]*100" office:value-type="float" office:value="0.060222" calcext:value-type="float">
            <text:p>0.060222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79.0505828857" calcext:value-type="float">
            <text:p>179.0505828857</text:p>
          </table:table-cell>
          <table:table-cell office:value-type="float" office:value="-0.6089757157" calcext:value-type="float">
            <text:p>-0.60897571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1054" calcext:value-type="float">
            <text:p>0.00041054</text:p>
          </table:table-cell>
          <table:table-cell office:value-type="float" office:value="-0.0001935921" calcext:value-type="float">
            <text:p>-0.0001935921</text:p>
          </table:table-cell>
          <table:table-cell office:value-type="float" office:value="148" calcext:value-type="float">
            <text:p>148</text:p>
          </table:table-cell>
          <table:table-cell table:formula="of:=[.D149]*100" office:value-type="float" office:value="-1.21396903" calcext:value-type="float">
            <text:p>-1.21396903</text:p>
          </table:table-cell>
          <table:table-cell table:formula="of:=[.E149]*100" office:value-type="float" office:value="0.041054" calcext:value-type="float">
            <text:p>0.041054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79.043182373" calcext:value-type="float">
            <text:p>179.043182373</text:p>
          </table:table-cell>
          <table:table-cell office:value-type="float" office:value="-0.5824889885" calcext:value-type="float">
            <text:p>-0.58248898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10626" calcext:value-type="float">
            <text:p>0.00010626</text:p>
          </table:table-cell>
          <table:table-cell office:value-type="float" office:value="-0.0003289357" calcext:value-type="float">
            <text:p>-0.0003289357</text:p>
          </table:table-cell>
          <table:table-cell office:value-type="float" office:value="149" calcext:value-type="float">
            <text:p>149</text:p>
          </table:table-cell>
          <table:table-cell table:formula="of:=[.D150]*100" office:value-type="float" office:value="-1.21396903" calcext:value-type="float">
            <text:p>-1.21396903</text:p>
          </table:table-cell>
          <table:table-cell table:formula="of:=[.E150]*100" office:value-type="float" office:value="0.010626" calcext:value-type="float">
            <text:p>0.010626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79.0518341064" calcext:value-type="float">
            <text:p>179.0518341064</text:p>
          </table:table-cell>
          <table:table-cell office:value-type="float" office:value="-0.5858340495" calcext:value-type="float">
            <text:p>-0.585834049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07422" calcext:value-type="float">
            <text:p>-0.00007422</text:p>
          </table:table-cell>
          <table:table-cell office:value-type="float" office:value="-0.0000521557" calcext:value-type="float">
            <text:p>-5.21557E-05</text:p>
          </table:table-cell>
          <table:table-cell office:value-type="float" office:value="150" calcext:value-type="float">
            <text:p>150</text:p>
          </table:table-cell>
          <table:table-cell table:formula="of:=[.D151]*100" office:value-type="float" office:value="-1.21396903" calcext:value-type="float">
            <text:p>-1.21396903</text:p>
          </table:table-cell>
          <table:table-cell table:formula="of:=[.E151]*100" office:value-type="float" office:value="-0.007422" calcext:value-type="float">
            <text:p>-0.007422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79.0554962158" calcext:value-type="float">
            <text:p>179.0554962158</text:p>
          </table:table-cell>
          <table:table-cell office:value-type="float" office:value="-0.6238440886" calcext:value-type="float">
            <text:p>-0.62384408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05888" calcext:value-type="float">
            <text:p>0.00005888</text:p>
          </table:table-cell>
          <table:table-cell office:value-type="float" office:value="-0.0001589257" calcext:value-type="float">
            <text:p>-0.0001589257</text:p>
          </table:table-cell>
          <table:table-cell office:value-type="float" office:value="151" calcext:value-type="float">
            <text:p>151</text:p>
          </table:table-cell>
          <table:table-cell table:formula="of:=[.D152]*100" office:value-type="float" office:value="-1.21396903" calcext:value-type="float">
            <text:p>-1.21396903</text:p>
          </table:table-cell>
          <table:table-cell table:formula="of:=[.E152]*100" office:value-type="float" office:value="0.005888" calcext:value-type="float">
            <text:p>0.005888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79.0497436523" calcext:value-type="float">
            <text:p>179.0497436523</text:p>
          </table:table-cell>
          <table:table-cell office:value-type="float" office:value="-0.526796621" calcext:value-type="float">
            <text:p>-0.5267966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49931" calcext:value-type="float">
            <text:p>-0.00049931</text:p>
          </table:table-cell>
          <table:table-cell office:value-type="float" office:value="-0.000323706" calcext:value-type="float">
            <text:p>-0.000323706</text:p>
          </table:table-cell>
          <table:table-cell office:value-type="float" office:value="152" calcext:value-type="float">
            <text:p>152</text:p>
          </table:table-cell>
          <table:table-cell table:formula="of:=[.D153]*100" office:value-type="float" office:value="-1.21396903" calcext:value-type="float">
            <text:p>-1.21396903</text:p>
          </table:table-cell>
          <table:table-cell table:formula="of:=[.E153]*100" office:value-type="float" office:value="-0.049931" calcext:value-type="float">
            <text:p>-0.04993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79.0421295166" calcext:value-type="float">
            <text:p>179.0421295166</text:p>
          </table:table-cell>
          <table:table-cell office:value-type="float" office:value="-0.6501938207" calcext:value-type="float">
            <text:p>-0.65019382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04877" calcext:value-type="float">
            <text:p>-0.00004877</text:p>
          </table:table-cell>
          <table:table-cell office:value-type="float" office:value="0.0000115689" calcext:value-type="float">
            <text:p>1.15689E-05</text:p>
          </table:table-cell>
          <table:table-cell office:value-type="float" office:value="153" calcext:value-type="float">
            <text:p>153</text:p>
          </table:table-cell>
          <table:table-cell table:formula="of:=[.D154]*100" office:value-type="float" office:value="-1.21396903" calcext:value-type="float">
            <text:p>-1.21396903</text:p>
          </table:table-cell>
          <table:table-cell table:formula="of:=[.E154]*100" office:value-type="float" office:value="-0.004877" calcext:value-type="float">
            <text:p>-0.004877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79.0489959717" calcext:value-type="float">
            <text:p>179.0489959717</text:p>
          </table:table-cell>
          <table:table-cell office:value-type="float" office:value="-0.5590442686" calcext:value-type="float">
            <text:p>-0.55904426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35609" calcext:value-type="float">
            <text:p>-0.00035609</text:p>
          </table:table-cell>
          <table:table-cell office:value-type="float" office:value="-0.0002127085" calcext:value-type="float">
            <text:p>-0.0002127085</text:p>
          </table:table-cell>
          <table:table-cell office:value-type="float" office:value="154" calcext:value-type="float">
            <text:p>154</text:p>
          </table:table-cell>
          <table:table-cell table:formula="of:=[.D155]*100" office:value-type="float" office:value="-1.21396903" calcext:value-type="float">
            <text:p>-1.21396903</text:p>
          </table:table-cell>
          <table:table-cell table:formula="of:=[.E155]*100" office:value-type="float" office:value="-0.035609" calcext:value-type="float">
            <text:p>-0.035609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79.0492248535" calcext:value-type="float">
            <text:p>179.0492248535</text:p>
          </table:table-cell>
          <table:table-cell office:value-type="float" office:value="-0.5828573246" calcext:value-type="float">
            <text:p>-0.582857324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40216" calcext:value-type="float">
            <text:p>-0.00040216</text:p>
          </table:table-cell>
          <table:table-cell office:value-type="float" office:value="-0.000242761" calcext:value-type="float">
            <text:p>-0.000242761</text:p>
          </table:table-cell>
          <table:table-cell office:value-type="float" office:value="155" calcext:value-type="float">
            <text:p>155</text:p>
          </table:table-cell>
          <table:table-cell table:formula="of:=[.D156]*100" office:value-type="float" office:value="-1.21396903" calcext:value-type="float">
            <text:p>-1.21396903</text:p>
          </table:table-cell>
          <table:table-cell table:formula="of:=[.E156]*100" office:value-type="float" office:value="-0.040216" calcext:value-type="float">
            <text:p>-0.040216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79.041305542" calcext:value-type="float">
            <text:p>179.041305542</text:p>
          </table:table-cell>
          <table:table-cell office:value-type="float" office:value="-0.5781964318" calcext:value-type="float">
            <text:p>-0.57819643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46393" calcext:value-type="float">
            <text:p>-0.00046393</text:p>
          </table:table-cell>
          <table:table-cell office:value-type="float" office:value="-0.0001018658" calcext:value-type="float">
            <text:p>-0.0001018658</text:p>
          </table:table-cell>
          <table:table-cell office:value-type="float" office:value="156" calcext:value-type="float">
            <text:p>156</text:p>
          </table:table-cell>
          <table:table-cell table:formula="of:=[.D157]*100" office:value-type="float" office:value="-1.21396903" calcext:value-type="float">
            <text:p>-1.21396903</text:p>
          </table:table-cell>
          <table:table-cell table:formula="of:=[.E157]*100" office:value-type="float" office:value="-0.046393" calcext:value-type="float">
            <text:p>-0.046393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79.0562438965" calcext:value-type="float">
            <text:p>179.0562438965</text:p>
          </table:table-cell>
          <table:table-cell office:value-type="float" office:value="-0.4898714311" calcext:value-type="float">
            <text:p>-0.48987143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9383" calcext:value-type="float">
            <text:p>-0.00109383</text:p>
          </table:table-cell>
          <table:table-cell office:value-type="float" office:value="-0.0003090929" calcext:value-type="float">
            <text:p>-0.0003090929</text:p>
          </table:table-cell>
          <table:table-cell office:value-type="float" office:value="157" calcext:value-type="float">
            <text:p>157</text:p>
          </table:table-cell>
          <table:table-cell table:formula="of:=[.D158]*100" office:value-type="float" office:value="-1.21396903" calcext:value-type="float">
            <text:p>-1.21396903</text:p>
          </table:table-cell>
          <table:table-cell table:formula="of:=[.E158]*100" office:value-type="float" office:value="-0.109383" calcext:value-type="float">
            <text:p>-0.109383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79.0570526123" calcext:value-type="float">
            <text:p>179.0570526123</text:p>
          </table:table-cell>
          <table:table-cell office:value-type="float" office:value="-0.5283177096" calcext:value-type="float">
            <text:p>-0.52831770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25732" calcext:value-type="float">
            <text:p>-0.00125732</text:p>
          </table:table-cell>
          <table:table-cell office:value-type="float" office:value="-0.0001718717" calcext:value-type="float">
            <text:p>-0.0001718717</text:p>
          </table:table-cell>
          <table:table-cell office:value-type="float" office:value="158" calcext:value-type="float">
            <text:p>158</text:p>
          </table:table-cell>
          <table:table-cell table:formula="of:=[.D159]*100" office:value-type="float" office:value="-1.21396903" calcext:value-type="float">
            <text:p>-1.21396903</text:p>
          </table:table-cell>
          <table:table-cell table:formula="of:=[.E159]*100" office:value-type="float" office:value="-0.125732" calcext:value-type="float">
            <text:p>-0.125732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79.0580444336" calcext:value-type="float">
            <text:p>179.0580444336</text:p>
          </table:table-cell>
          <table:table-cell office:value-type="float" office:value="-0.633075484" calcext:value-type="float">
            <text:p>-0.6330754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668" calcext:value-type="float">
            <text:p>-0.000668</text:p>
          </table:table-cell>
          <table:table-cell office:value-type="float" office:value="-0.0001564138" calcext:value-type="float">
            <text:p>-0.0001564138</text:p>
          </table:table-cell>
          <table:table-cell office:value-type="float" office:value="159" calcext:value-type="float">
            <text:p>159</text:p>
          </table:table-cell>
          <table:table-cell table:formula="of:=[.D160]*100" office:value-type="float" office:value="-1.21396903" calcext:value-type="float">
            <text:p>-1.21396903</text:p>
          </table:table-cell>
          <table:table-cell table:formula="of:=[.E160]*100" office:value-type="float" office:value="-0.0668" calcext:value-type="float">
            <text:p>-0.0668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179.0677490234" calcext:value-type="float">
            <text:p>179.0677490234</text:p>
          </table:table-cell>
          <table:table-cell office:value-type="float" office:value="-0.5310454929" calcext:value-type="float">
            <text:p>-0.53104549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95537" calcext:value-type="float">
            <text:p>-0.00095537</text:p>
          </table:table-cell>
          <table:table-cell office:value-type="float" office:value="-0.0001629544" calcext:value-type="float">
            <text:p>-0.0001629544</text:p>
          </table:table-cell>
          <table:table-cell office:value-type="float" office:value="160" calcext:value-type="float">
            <text:p>160</text:p>
          </table:table-cell>
          <table:table-cell table:formula="of:=[.D161]*100" office:value-type="float" office:value="-1.21396903" calcext:value-type="float">
            <text:p>-1.21396903</text:p>
          </table:table-cell>
          <table:table-cell table:formula="of:=[.E161]*100" office:value-type="float" office:value="-0.095537" calcext:value-type="float">
            <text:p>-0.095537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79.0711364746" calcext:value-type="float">
            <text:p>179.0711364746</text:p>
          </table:table-cell>
          <table:table-cell office:value-type="float" office:value="-0.6080045246" calcext:value-type="float">
            <text:p>-0.608004524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63389" calcext:value-type="float">
            <text:p>-0.00063389</text:p>
          </table:table-cell>
          <table:table-cell office:value-type="float" office:value="-0.0000521285" calcext:value-type="float">
            <text:p>-5.21285E-05</text:p>
          </table:table-cell>
          <table:table-cell office:value-type="float" office:value="161" calcext:value-type="float">
            <text:p>161</text:p>
          </table:table-cell>
          <table:table-cell table:formula="of:=[.D162]*100" office:value-type="float" office:value="-1.21396903" calcext:value-type="float">
            <text:p>-1.21396903</text:p>
          </table:table-cell>
          <table:table-cell table:formula="of:=[.E162]*100" office:value-type="float" office:value="-0.063389" calcext:value-type="float">
            <text:p>-0.063389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79.0706939697" calcext:value-type="float">
            <text:p>179.0706939697</text:p>
          </table:table-cell>
          <table:table-cell office:value-type="float" office:value="-0.4860102658" calcext:value-type="float">
            <text:p>-0.48601026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23283" calcext:value-type="float">
            <text:p>-0.00123283</text:p>
          </table:table-cell>
          <table:table-cell office:value-type="float" office:value="-0.0002920764" calcext:value-type="float">
            <text:p>-0.0002920764</text:p>
          </table:table-cell>
          <table:table-cell office:value-type="float" office:value="162" calcext:value-type="float">
            <text:p>162</text:p>
          </table:table-cell>
          <table:table-cell table:formula="of:=[.D163]*100" office:value-type="float" office:value="-1.21396903" calcext:value-type="float">
            <text:p>-1.21396903</text:p>
          </table:table-cell>
          <table:table-cell table:formula="of:=[.E163]*100" office:value-type="float" office:value="-0.123283" calcext:value-type="float">
            <text:p>-0.123283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79.0800628662" calcext:value-type="float">
            <text:p>179.0800628662</text:p>
          </table:table-cell>
          <table:table-cell office:value-type="float" office:value="-0.5454297057" calcext:value-type="float">
            <text:p>-0.54542970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23588" calcext:value-type="float">
            <text:p>-0.00123588</text:p>
          </table:table-cell>
          <table:table-cell office:value-type="float" office:value="-0.0002888123" calcext:value-type="float">
            <text:p>-0.0002888123</text:p>
          </table:table-cell>
          <table:table-cell office:value-type="float" office:value="163" calcext:value-type="float">
            <text:p>163</text:p>
          </table:table-cell>
          <table:table-cell table:formula="of:=[.D164]*100" office:value-type="float" office:value="-1.21396903" calcext:value-type="float">
            <text:p>-1.21396903</text:p>
          </table:table-cell>
          <table:table-cell table:formula="of:=[.E164]*100" office:value-type="float" office:value="-0.123588" calcext:value-type="float">
            <text:p>-0.123588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79.0802459717" calcext:value-type="float">
            <text:p>179.0802459717</text:p>
          </table:table-cell>
          <table:table-cell office:value-type="float" office:value="-0.5330280121" calcext:value-type="float">
            <text:p>-0.53302801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2059" calcext:value-type="float">
            <text:p>-0.00132059</text:p>
          </table:table-cell>
          <table:table-cell office:value-type="float" office:value="-0.0001533442" calcext:value-type="float">
            <text:p>-0.0001533442</text:p>
          </table:table-cell>
          <table:table-cell office:value-type="float" office:value="164" calcext:value-type="float">
            <text:p>164</text:p>
          </table:table-cell>
          <table:table-cell table:formula="of:=[.D165]*100" office:value-type="float" office:value="-1.21396903" calcext:value-type="float">
            <text:p>-1.21396903</text:p>
          </table:table-cell>
          <table:table-cell table:formula="of:=[.E165]*100" office:value-type="float" office:value="-0.132059" calcext:value-type="float">
            <text:p>-0.132059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79.0782928467" calcext:value-type="float">
            <text:p>179.0782928467</text:p>
          </table:table-cell>
          <table:table-cell office:value-type="float" office:value="-0.576595483" calcext:value-type="float">
            <text:p>-0.5765954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8663" calcext:value-type="float">
            <text:p>-0.00108663</text:p>
          </table:table-cell>
          <table:table-cell office:value-type="float" office:value="-0.000094719" calcext:value-type="float">
            <text:p>-0.000094719</text:p>
          </table:table-cell>
          <table:table-cell office:value-type="float" office:value="165" calcext:value-type="float">
            <text:p>165</text:p>
          </table:table-cell>
          <table:table-cell table:formula="of:=[.D166]*100" office:value-type="float" office:value="-1.21396903" calcext:value-type="float">
            <text:p>-1.21396903</text:p>
          </table:table-cell>
          <table:table-cell table:formula="of:=[.E166]*100" office:value-type="float" office:value="-0.108663" calcext:value-type="float">
            <text:p>-0.108663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79.0957183838" calcext:value-type="float">
            <text:p>179.0957183838</text:p>
          </table:table-cell>
          <table:table-cell office:value-type="float" office:value="-0.5423131023" calcext:value-type="float">
            <text:p>-0.54231310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15924" calcext:value-type="float">
            <text:p>-0.00115924</text:p>
          </table:table-cell>
          <table:table-cell office:value-type="float" office:value="-0.0001337407" calcext:value-type="float">
            <text:p>-0.0001337407</text:p>
          </table:table-cell>
          <table:table-cell office:value-type="float" office:value="166" calcext:value-type="float">
            <text:p>166</text:p>
          </table:table-cell>
          <table:table-cell table:formula="of:=[.D167]*100" office:value-type="float" office:value="-1.21396903" calcext:value-type="float">
            <text:p>-1.21396903</text:p>
          </table:table-cell>
          <table:table-cell table:formula="of:=[.E167]*100" office:value-type="float" office:value="-0.115924" calcext:value-type="float">
            <text:p>-0.115924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79.0928649902" calcext:value-type="float">
            <text:p>179.0928649902</text:p>
          </table:table-cell>
          <table:table-cell office:value-type="float" office:value="-0.517841623" calcext:value-type="float">
            <text:p>-0.5178416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7073" calcext:value-type="float">
            <text:p>-0.00137073</text:p>
          </table:table-cell>
          <table:table-cell office:value-type="float" office:value="-0.0002750473" calcext:value-type="float">
            <text:p>-0.0002750473</text:p>
          </table:table-cell>
          <table:table-cell office:value-type="float" office:value="167" calcext:value-type="float">
            <text:p>167</text:p>
          </table:table-cell>
          <table:table-cell table:formula="of:=[.D168]*100" office:value-type="float" office:value="-1.21396903" calcext:value-type="float">
            <text:p>-1.21396903</text:p>
          </table:table-cell>
          <table:table-cell table:formula="of:=[.E168]*100" office:value-type="float" office:value="-0.137073" calcext:value-type="float">
            <text:p>-0.137073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79.0968780518" calcext:value-type="float">
            <text:p>179.0968780518</text:p>
          </table:table-cell>
          <table:table-cell office:value-type="float" office:value="-0.564354362" calcext:value-type="float">
            <text:p>-0.56435436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20164" calcext:value-type="float">
            <text:p>-0.00120164</text:p>
          </table:table-cell>
          <table:table-cell office:value-type="float" office:value="-0.0001525339" calcext:value-type="float">
            <text:p>-0.0001525339</text:p>
          </table:table-cell>
          <table:table-cell office:value-type="float" office:value="168" calcext:value-type="float">
            <text:p>168</text:p>
          </table:table-cell>
          <table:table-cell table:formula="of:=[.D169]*100" office:value-type="float" office:value="-1.21396903" calcext:value-type="float">
            <text:p>-1.21396903</text:p>
          </table:table-cell>
          <table:table-cell table:formula="of:=[.E169]*100" office:value-type="float" office:value="-0.120164" calcext:value-type="float">
            <text:p>-0.120164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79.0899810791" calcext:value-type="float">
            <text:p>179.0899810791</text:p>
          </table:table-cell>
          <table:table-cell office:value-type="float" office:value="-0.6141969677" calcext:value-type="float">
            <text:p>-0.61419696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5673" calcext:value-type="float">
            <text:p>-0.00075673</text:p>
          </table:table-cell>
          <table:table-cell office:value-type="float" office:value="-0.0001733224" calcext:value-type="float">
            <text:p>-0.0001733224</text:p>
          </table:table-cell>
          <table:table-cell office:value-type="float" office:value="169" calcext:value-type="float">
            <text:p>169</text:p>
          </table:table-cell>
          <table:table-cell table:formula="of:=[.D170]*100" office:value-type="float" office:value="-1.21396903" calcext:value-type="float">
            <text:p>-1.21396903</text:p>
          </table:table-cell>
          <table:table-cell table:formula="of:=[.E170]*100" office:value-type="float" office:value="-0.075673" calcext:value-type="float">
            <text:p>-0.075673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179.0824737549" calcext:value-type="float">
            <text:p>179.0824737549</text:p>
          </table:table-cell>
          <table:table-cell office:value-type="float" office:value="-0.5789929451" calcext:value-type="float">
            <text:p>-0.57899294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6949" calcext:value-type="float">
            <text:p>-0.0006949</text:p>
          </table:table-cell>
          <table:table-cell office:value-type="float" office:value="-0.0000387165" calcext:value-type="float">
            <text:p>-3.87165E-05</text:p>
          </table:table-cell>
          <table:table-cell office:value-type="float" office:value="170" calcext:value-type="float">
            <text:p>170</text:p>
          </table:table-cell>
          <table:table-cell table:formula="of:=[.D171]*100" office:value-type="float" office:value="-1.21396903" calcext:value-type="float">
            <text:p>-1.21396903</text:p>
          </table:table-cell>
          <table:table-cell table:formula="of:=[.E171]*100" office:value-type="float" office:value="-0.06949" calcext:value-type="float">
            <text:p>-0.06949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79.0848846436" calcext:value-type="float">
            <text:p>179.0848846436</text:p>
          </table:table-cell>
          <table:table-cell office:value-type="float" office:value="-0.5844109256" calcext:value-type="float">
            <text:p>-0.584410925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61759" calcext:value-type="float">
            <text:p>-0.00061759</text:p>
          </table:table-cell>
          <table:table-cell office:value-type="float" office:value="-0.0001397681" calcext:value-type="float">
            <text:p>-0.0001397681</text:p>
          </table:table-cell>
          <table:table-cell office:value-type="float" office:value="171" calcext:value-type="float">
            <text:p>171</text:p>
          </table:table-cell>
          <table:table-cell table:formula="of:=[.D172]*100" office:value-type="float" office:value="-1.21396903" calcext:value-type="float">
            <text:p>-1.21396903</text:p>
          </table:table-cell>
          <table:table-cell table:formula="of:=[.E172]*100" office:value-type="float" office:value="-0.061759" calcext:value-type="float">
            <text:p>-0.061759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79.0831604004" calcext:value-type="float">
            <text:p>179.0831604004</text:p>
          </table:table-cell>
          <table:table-cell office:value-type="float" office:value="-0.7563936512" calcext:value-type="float">
            <text:p>-0.75639365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5803" calcext:value-type="float">
            <text:p>0.0005803</text:p>
          </table:table-cell>
          <table:table-cell office:value-type="float" office:value="0.000144399" calcext:value-type="float">
            <text:p>0.000144399</text:p>
          </table:table-cell>
          <table:table-cell office:value-type="float" office:value="172" calcext:value-type="float">
            <text:p>172</text:p>
          </table:table-cell>
          <table:table-cell table:formula="of:=[.D173]*100" office:value-type="float" office:value="-1.21396903" calcext:value-type="float">
            <text:p>-1.21396903</text:p>
          </table:table-cell>
          <table:table-cell table:formula="of:=[.E173]*100" office:value-type="float" office:value="0.05803" calcext:value-type="float">
            <text:p>0.05803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79.0819702148" calcext:value-type="float">
            <text:p>179.0819702148</text:p>
          </table:table-cell>
          <table:table-cell office:value-type="float" office:value="-0.6056702114" calcext:value-type="float">
            <text:p>-0.60567021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739" calcext:value-type="float">
            <text:p>0.0003739</text:p>
          </table:table-cell>
          <table:table-cell office:value-type="float" office:value="-0.0000606003" calcext:value-type="float">
            <text:p>-6.06003E-05</text:p>
          </table:table-cell>
          <table:table-cell office:value-type="float" office:value="173" calcext:value-type="float">
            <text:p>173</text:p>
          </table:table-cell>
          <table:table-cell table:formula="of:=[.D174]*100" office:value-type="float" office:value="-1.21396903" calcext:value-type="float">
            <text:p>-1.21396903</text:p>
          </table:table-cell>
          <table:table-cell table:formula="of:=[.E174]*100" office:value-type="float" office:value="0.03739" calcext:value-type="float">
            <text:p>0.03739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179.0774993896" calcext:value-type="float">
            <text:p>179.0774993896</text:p>
          </table:table-cell>
          <table:table-cell office:value-type="float" office:value="-0.6547827955" calcext:value-type="float">
            <text:p>-0.65478279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56372" calcext:value-type="float">
            <text:p>0.00056372</text:p>
          </table:table-cell>
          <table:table-cell office:value-type="float" office:value="-0.0001286007" calcext:value-type="float">
            <text:p>-0.0001286007</text:p>
          </table:table-cell>
          <table:table-cell office:value-type="float" office:value="174" calcext:value-type="float">
            <text:p>174</text:p>
          </table:table-cell>
          <table:table-cell table:formula="of:=[.D175]*100" office:value-type="float" office:value="-1.21396903" calcext:value-type="float">
            <text:p>-1.21396903</text:p>
          </table:table-cell>
          <table:table-cell table:formula="of:=[.E175]*100" office:value-type="float" office:value="0.056372" calcext:value-type="float">
            <text:p>0.056372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79.0774688721" calcext:value-type="float">
            <text:p>179.0774688721</text:p>
          </table:table-cell>
          <table:table-cell office:value-type="float" office:value="-0.7501063658" calcext:value-type="float">
            <text:p>-0.75010636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256" calcext:value-type="float">
            <text:p>0.0013256</text:p>
          </table:table-cell>
          <table:table-cell office:value-type="float" office:value="0.0000703706" calcext:value-type="float">
            <text:p>7.03706E-05</text:p>
          </table:table-cell>
          <table:table-cell office:value-type="float" office:value="175" calcext:value-type="float">
            <text:p>175</text:p>
          </table:table-cell>
          <table:table-cell table:formula="of:=[.D176]*100" office:value-type="float" office:value="-1.21396903" calcext:value-type="float">
            <text:p>-1.21396903</text:p>
          </table:table-cell>
          <table:table-cell table:formula="of:=[.E176]*100" office:value-type="float" office:value="0.13256" calcext:value-type="float">
            <text:p>0.13256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79.081237793" calcext:value-type="float">
            <text:p>179.081237793</text:p>
          </table:table-cell>
          <table:table-cell office:value-type="float" office:value="-0.6360449087" calcext:value-type="float">
            <text:p>-0.63604490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07302" calcext:value-type="float">
            <text:p>0.00107302</text:p>
          </table:table-cell>
          <table:table-cell office:value-type="float" office:value="-0.0001771427" calcext:value-type="float">
            <text:p>-0.0001771427</text:p>
          </table:table-cell>
          <table:table-cell office:value-type="float" office:value="176" calcext:value-type="float">
            <text:p>176</text:p>
          </table:table-cell>
          <table:table-cell table:formula="of:=[.D177]*100" office:value-type="float" office:value="-1.21396903" calcext:value-type="float">
            <text:p>-1.21396903</text:p>
          </table:table-cell>
          <table:table-cell table:formula="of:=[.E177]*100" office:value-type="float" office:value="0.107302" calcext:value-type="float">
            <text:p>0.107302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79.0846710205" calcext:value-type="float">
            <text:p>179.0846710205</text:p>
          </table:table-cell>
          <table:table-cell office:value-type="float" office:value="-0.7503234862" calcext:value-type="float">
            <text:p>-0.750323486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66644" calcext:value-type="float">
            <text:p>0.00166644</text:p>
          </table:table-cell>
          <table:table-cell office:value-type="float" office:value="-0.0000479151" calcext:value-type="float">
            <text:p>-4.79151E-05</text:p>
          </table:table-cell>
          <table:table-cell office:value-type="float" office:value="177" calcext:value-type="float">
            <text:p>177</text:p>
          </table:table-cell>
          <table:table-cell table:formula="of:=[.D178]*100" office:value-type="float" office:value="-1.21396903" calcext:value-type="float">
            <text:p>-1.21396903</text:p>
          </table:table-cell>
          <table:table-cell table:formula="of:=[.E178]*100" office:value-type="float" office:value="0.166644" calcext:value-type="float">
            <text:p>0.166644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79.07421875" calcext:value-type="float">
            <text:p>179.07421875</text:p>
          </table:table-cell>
          <table:table-cell office:value-type="float" office:value="-0.7600933794" calcext:value-type="float">
            <text:p>-0.76009337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.0000472534" calcext:value-type="float">
            <text:p>4.72534E-05</text:p>
          </table:table-cell>
          <table:table-cell office:value-type="float" office:value="178" calcext:value-type="float">
            <text:p>178</text:p>
          </table:table-cell>
          <table:table-cell table:formula="of:=[.D179]*100" office:value-type="float" office:value="-1.21396903" calcext:value-type="float">
            <text:p>-1.21396903</text:p>
          </table:table-cell>
          <table:table-cell table:formula="of:=[.E179]*100" office:value-type="float" office:value="0.2127" calcext:value-type="float">
            <text:p>0.2127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79.0856933594" calcext:value-type="float">
            <text:p>179.0856933594</text:p>
          </table:table-cell>
          <table:table-cell office:value-type="float" office:value="-0.723626251" calcext:value-type="float">
            <text:p>-0.7236262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19085" calcext:value-type="float">
            <text:p>0.00219085</text:p>
          </table:table-cell>
          <table:table-cell office:value-type="float" office:value="-0.0000930913" calcext:value-type="float">
            <text:p>-9.30913E-05</text:p>
          </table:table-cell>
          <table:table-cell office:value-type="float" office:value="179" calcext:value-type="float">
            <text:p>179</text:p>
          </table:table-cell>
          <table:table-cell table:formula="of:=[.D180]*100" office:value-type="float" office:value="-1.21396903" calcext:value-type="float">
            <text:p>-1.21396903</text:p>
          </table:table-cell>
          <table:table-cell table:formula="of:=[.E180]*100" office:value-type="float" office:value="0.219085" calcext:value-type="float">
            <text:p>0.219085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79.0837402344" calcext:value-type="float">
            <text:p>179.0837402344</text:p>
          </table:table-cell>
          <table:table-cell office:value-type="float" office:value="-0.7307241039" calcext:value-type="float">
            <text:p>-0.730724103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2807" calcext:value-type="float">
            <text:p>0.0022807</text:p>
          </table:table-cell>
          <table:table-cell office:value-type="float" office:value="-0.0000857395" calcext:value-type="float">
            <text:p>-8.57395E-05</text:p>
          </table:table-cell>
          <table:table-cell office:value-type="float" office:value="180" calcext:value-type="float">
            <text:p>180</text:p>
          </table:table-cell>
          <table:table-cell table:formula="of:=[.D181]*100" office:value-type="float" office:value="-1.21396903" calcext:value-type="float">
            <text:p>-1.21396903</text:p>
          </table:table-cell>
          <table:table-cell table:formula="of:=[.E181]*100" office:value-type="float" office:value="0.22807" calcext:value-type="float">
            <text:p>0.22807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79.0872192383" calcext:value-type="float">
            <text:p>179.0872192383</text:p>
          </table:table-cell>
          <table:table-cell office:value-type="float" office:value="-0.7030824551" calcext:value-type="float">
            <text:p>-0.70308245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15634" calcext:value-type="float">
            <text:p>0.00215634</text:p>
          </table:table-cell>
          <table:table-cell office:value-type="float" office:value="-0.0000612186" calcext:value-type="float">
            <text:p>-6.12186E-05</text:p>
          </table:table-cell>
          <table:table-cell office:value-type="float" office:value="181" calcext:value-type="float">
            <text:p>181</text:p>
          </table:table-cell>
          <table:table-cell table:formula="of:=[.D182]*100" office:value-type="float" office:value="-1.21396903" calcext:value-type="float">
            <text:p>-1.21396903</text:p>
          </table:table-cell>
          <table:table-cell table:formula="of:=[.E182]*100" office:value-type="float" office:value="0.215634" calcext:value-type="float">
            <text:p>0.215634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79.0890350342" calcext:value-type="float">
            <text:p>179.0890350342</text:p>
          </table:table-cell>
          <table:table-cell office:value-type="float" office:value="-0.734907103" calcext:value-type="float">
            <text:p>-0.7349071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28559" calcext:value-type="float">
            <text:p>0.00228559</text:p>
          </table:table-cell>
          <table:table-cell office:value-type="float" office:value="-0.0001974855" calcext:value-type="float">
            <text:p>-0.0001974855</text:p>
          </table:table-cell>
          <table:table-cell office:value-type="float" office:value="182" calcext:value-type="float">
            <text:p>182</text:p>
          </table:table-cell>
          <table:table-cell table:formula="of:=[.D183]*100" office:value-type="float" office:value="-1.21396903" calcext:value-type="float">
            <text:p>-1.21396903</text:p>
          </table:table-cell>
          <table:table-cell table:formula="of:=[.E183]*100" office:value-type="float" office:value="0.228559" calcext:value-type="float">
            <text:p>0.228559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79.0977783203" calcext:value-type="float">
            <text:p>179.0977783203</text:p>
          </table:table-cell>
          <table:table-cell office:value-type="float" office:value="-0.7806068902" calcext:value-type="float">
            <text:p>-0.780606890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67633" calcext:value-type="float">
            <text:p>0.00267633</text:p>
          </table:table-cell>
          <table:table-cell office:value-type="float" office:value="-0.0000890463" calcext:value-type="float">
            <text:p>-8.90463E-05</text:p>
          </table:table-cell>
          <table:table-cell office:value-type="float" office:value="183" calcext:value-type="float">
            <text:p>183</text:p>
          </table:table-cell>
          <table:table-cell table:formula="of:=[.D184]*100" office:value-type="float" office:value="-1.21396903" calcext:value-type="float">
            <text:p>-1.21396903</text:p>
          </table:table-cell>
          <table:table-cell table:formula="of:=[.E184]*100" office:value-type="float" office:value="0.267633" calcext:value-type="float">
            <text:p>0.26763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79.10206604" calcext:value-type="float">
            <text:p>179.10206604</text:p>
          </table:table-cell>
          <table:table-cell office:value-type="float" office:value="-0.7716036279" calcext:value-type="float">
            <text:p>-0.771603627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87671" calcext:value-type="float">
            <text:p>0.00287671</text:p>
          </table:table-cell>
          <table:table-cell office:value-type="float" office:value="-0.0000224081" calcext:value-type="float">
            <text:p>-2.24081E-05</text:p>
          </table:table-cell>
          <table:table-cell office:value-type="float" office:value="184" calcext:value-type="float">
            <text:p>184</text:p>
          </table:table-cell>
          <table:table-cell table:formula="of:=[.D185]*100" office:value-type="float" office:value="-1.21396903" calcext:value-type="float">
            <text:p>-1.21396903</text:p>
          </table:table-cell>
          <table:table-cell table:formula="of:=[.E185]*100" office:value-type="float" office:value="0.287671" calcext:value-type="float">
            <text:p>0.287671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79.1118011475" calcext:value-type="float">
            <text:p>179.1118011475</text:p>
          </table:table-cell>
          <table:table-cell office:value-type="float" office:value="-0.7148143856" calcext:value-type="float">
            <text:p>-0.714814385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63171" calcext:value-type="float">
            <text:p>0.00263171</text:p>
          </table:table-cell>
          <table:table-cell office:value-type="float" office:value="-0.0001389529" calcext:value-type="float">
            <text:p>-0.0001389529</text:p>
          </table:table-cell>
          <table:table-cell office:value-type="float" office:value="185" calcext:value-type="float">
            <text:p>185</text:p>
          </table:table-cell>
          <table:table-cell table:formula="of:=[.D186]*100" office:value-type="float" office:value="-1.21396903" calcext:value-type="float">
            <text:p>-1.21396903</text:p>
          </table:table-cell>
          <table:table-cell table:formula="of:=[.E186]*100" office:value-type="float" office:value="0.263171" calcext:value-type="float">
            <text:p>0.263171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79.1147003174" calcext:value-type="float">
            <text:p>179.1147003174</text:p>
          </table:table-cell>
          <table:table-cell office:value-type="float" office:value="-0.7447243962" calcext:value-type="float">
            <text:p>-0.744724396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66781" calcext:value-type="float">
            <text:p>0.00266781</text:p>
          </table:table-cell>
          <table:table-cell office:value-type="float" office:value="-0.0000695672" calcext:value-type="float">
            <text:p>-6.95672E-05</text:p>
          </table:table-cell>
          <table:table-cell office:value-type="float" office:value="186" calcext:value-type="float">
            <text:p>186</text:p>
          </table:table-cell>
          <table:table-cell table:formula="of:=[.D187]*100" office:value-type="float" office:value="-1.21396903" calcext:value-type="float">
            <text:p>-1.21396903</text:p>
          </table:table-cell>
          <table:table-cell table:formula="of:=[.E187]*100" office:value-type="float" office:value="0.266781" calcext:value-type="float">
            <text:p>0.266781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79.1227874756" calcext:value-type="float">
            <text:p>179.1227874756</text:p>
          </table:table-cell>
          <table:table-cell office:value-type="float" office:value="-0.7340104532" calcext:value-type="float">
            <text:p>-0.73401045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62045" calcext:value-type="float">
            <text:p>0.00262045</text:p>
          </table:table-cell>
          <table:table-cell office:value-type="float" office:value="-0.0002418255" calcext:value-type="float">
            <text:p>-0.0002418255</text:p>
          </table:table-cell>
          <table:table-cell office:value-type="float" office:value="187" calcext:value-type="float">
            <text:p>187</text:p>
          </table:table-cell>
          <table:table-cell table:formula="of:=[.D188]*100" office:value-type="float" office:value="-1.21396903" calcext:value-type="float">
            <text:p>-1.21396903</text:p>
          </table:table-cell>
          <table:table-cell table:formula="of:=[.E188]*100" office:value-type="float" office:value="0.262045" calcext:value-type="float">
            <text:p>0.262045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79.1228637695" calcext:value-type="float">
            <text:p>179.1228637695</text:p>
          </table:table-cell>
          <table:table-cell office:value-type="float" office:value="-0.6872505436" calcext:value-type="float">
            <text:p>-0.68725054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27721" calcext:value-type="float">
            <text:p>0.00227721</text:p>
          </table:table-cell>
          <table:table-cell office:value-type="float" office:value="-0.0002380279" calcext:value-type="float">
            <text:p>-0.0002380279</text:p>
          </table:table-cell>
          <table:table-cell office:value-type="float" office:value="188" calcext:value-type="float">
            <text:p>188</text:p>
          </table:table-cell>
          <table:table-cell table:formula="of:=[.D189]*100" office:value-type="float" office:value="-1.21396903" calcext:value-type="float">
            <text:p>-1.21396903</text:p>
          </table:table-cell>
          <table:table-cell table:formula="of:=[.E189]*100" office:value-type="float" office:value="0.227721" calcext:value-type="float">
            <text:p>0.227721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179.1242675781" calcext:value-type="float">
            <text:p>179.1242675781</text:p>
          </table:table-cell>
          <table:table-cell office:value-type="float" office:value="-0.7501357133" calcext:value-type="float">
            <text:p>-0.75013571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46764" calcext:value-type="float">
            <text:p>0.00246764</text:p>
          </table:table-cell>
          <table:table-cell office:value-type="float" office:value="-0.0000586494" calcext:value-type="float">
            <text:p>-5.86494E-05</text:p>
          </table:table-cell>
          <table:table-cell office:value-type="float" office:value="189" calcext:value-type="float">
            <text:p>189</text:p>
          </table:table-cell>
          <table:table-cell table:formula="of:=[.D190]*100" office:value-type="float" office:value="-1.21396903" calcext:value-type="float">
            <text:p>-1.21396903</text:p>
          </table:table-cell>
          <table:table-cell table:formula="of:=[.E190]*100" office:value-type="float" office:value="0.246764" calcext:value-type="float">
            <text:p>0.246764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179.1180114746" calcext:value-type="float">
            <text:p>179.1180114746</text:p>
          </table:table-cell>
          <table:table-cell office:value-type="float" office:value="-0.7068753617" calcext:value-type="float">
            <text:p>-0.70687536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30619" calcext:value-type="float">
            <text:p>0.00230619</text:p>
          </table:table-cell>
          <table:table-cell office:value-type="float" office:value="-0.0000600626" calcext:value-type="float">
            <text:p>-6.00626E-05</text:p>
          </table:table-cell>
          <table:table-cell office:value-type="float" office:value="190" calcext:value-type="float">
            <text:p>190</text:p>
          </table:table-cell>
          <table:table-cell table:formula="of:=[.D191]*100" office:value-type="float" office:value="-1.21396903" calcext:value-type="float">
            <text:p>-1.21396903</text:p>
          </table:table-cell>
          <table:table-cell table:formula="of:=[.E191]*100" office:value-type="float" office:value="0.230619" calcext:value-type="float">
            <text:p>0.230619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79.1119384766" calcext:value-type="float">
            <text:p>179.1119384766</text:p>
          </table:table-cell>
          <table:table-cell office:value-type="float" office:value="-0.7266916538" calcext:value-type="float">
            <text:p>-0.72669165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33069" calcext:value-type="float">
            <text:p>0.00233069</text:p>
          </table:table-cell>
          <table:table-cell office:value-type="float" office:value="-0.0000913249" calcext:value-type="float">
            <text:p>-9.13249E-05</text:p>
          </table:table-cell>
          <table:table-cell office:value-type="float" office:value="191" calcext:value-type="float">
            <text:p>191</text:p>
          </table:table-cell>
          <table:table-cell table:formula="of:=[.D192]*100" office:value-type="float" office:value="-1.21396903" calcext:value-type="float">
            <text:p>-1.21396903</text:p>
          </table:table-cell>
          <table:table-cell table:formula="of:=[.E192]*100" office:value-type="float" office:value="0.233069" calcext:value-type="float">
            <text:p>0.233069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179.1106567383" calcext:value-type="float">
            <text:p>179.1106567383</text:p>
          </table:table-cell>
          <table:table-cell office:value-type="float" office:value="-0.5970066662" calcext:value-type="float">
            <text:p>-0.597006666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48259" calcext:value-type="float">
            <text:p>0.00148259</text:p>
          </table:table-cell>
          <table:table-cell office:value-type="float" office:value="-0.0001624927" calcext:value-type="float">
            <text:p>-0.0001624927</text:p>
          </table:table-cell>
          <table:table-cell office:value-type="float" office:value="192" calcext:value-type="float">
            <text:p>192</text:p>
          </table:table-cell>
          <table:table-cell table:formula="of:=[.D193]*100" office:value-type="float" office:value="-1.21396903" calcext:value-type="float">
            <text:p>-1.21396903</text:p>
          </table:table-cell>
          <table:table-cell table:formula="of:=[.E193]*100" office:value-type="float" office:value="0.148259" calcext:value-type="float">
            <text:p>0.148259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179.1047821045" calcext:value-type="float">
            <text:p>179.1047821045</text:p>
          </table:table-cell>
          <table:table-cell office:value-type="float" office:value="-0.6049112392" calcext:value-type="float">
            <text:p>-0.60491123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97012" calcext:value-type="float">
            <text:p>0.00097012</text:p>
          </table:table-cell>
          <table:table-cell office:value-type="float" office:value="-0.000245144" calcext:value-type="float">
            <text:p>-0.000245144</text:p>
          </table:table-cell>
          <table:table-cell office:value-type="float" office:value="193" calcext:value-type="float">
            <text:p>193</text:p>
          </table:table-cell>
          <table:table-cell table:formula="of:=[.D194]*100" office:value-type="float" office:value="-1.21396903" calcext:value-type="float">
            <text:p>-1.21396903</text:p>
          </table:table-cell>
          <table:table-cell table:formula="of:=[.E194]*100" office:value-type="float" office:value="0.097012" calcext:value-type="float">
            <text:p>0.097012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79.1033172607" calcext:value-type="float">
            <text:p>179.1033172607</text:p>
          </table:table-cell>
          <table:table-cell office:value-type="float" office:value="-0.6719729641" calcext:value-type="float">
            <text:p>-0.67197296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07561" calcext:value-type="float">
            <text:p>0.00107561</text:p>
          </table:table-cell>
          <table:table-cell office:value-type="float" office:value="-0.0000790487" calcext:value-type="float">
            <text:p>-7.90487E-05</text:p>
          </table:table-cell>
          <table:table-cell office:value-type="float" office:value="194" calcext:value-type="float">
            <text:p>194</text:p>
          </table:table-cell>
          <table:table-cell table:formula="of:=[.D195]*100" office:value-type="float" office:value="-1.21396903" calcext:value-type="float">
            <text:p>-1.21396903</text:p>
          </table:table-cell>
          <table:table-cell table:formula="of:=[.E195]*100" office:value-type="float" office:value="0.107561" calcext:value-type="float">
            <text:p>0.107561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79.1020202637" calcext:value-type="float">
            <text:p>179.1020202637</text:p>
          </table:table-cell>
          <table:table-cell office:value-type="float" office:value="-0.5156070076" calcext:value-type="float">
            <text:p>-0.51560700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10365" calcext:value-type="float">
            <text:p>0.00010365</text:p>
          </table:table-cell>
          <table:table-cell office:value-type="float" office:value="-0.000310168" calcext:value-type="float">
            <text:p>-0.000310168</text:p>
          </table:table-cell>
          <table:table-cell office:value-type="float" office:value="195" calcext:value-type="float">
            <text:p>195</text:p>
          </table:table-cell>
          <table:table-cell table:formula="of:=[.D196]*100" office:value-type="float" office:value="-1.21396903" calcext:value-type="float">
            <text:p>-1.21396903</text:p>
          </table:table-cell>
          <table:table-cell table:formula="of:=[.E196]*100" office:value-type="float" office:value="0.010365" calcext:value-type="float">
            <text:p>0.010365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79.1241607666" calcext:value-type="float">
            <text:p>179.1241607666</text:p>
          </table:table-cell>
          <table:table-cell office:value-type="float" office:value="-0.5954110276" calcext:value-type="float">
            <text:p>-0.59541102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01212" calcext:value-type="float">
            <text:p>-0.00001212</text:p>
          </table:table-cell>
          <table:table-cell office:value-type="float" office:value="-0.0002319504" calcext:value-type="float">
            <text:p>-0.0002319504</text:p>
          </table:table-cell>
          <table:table-cell office:value-type="float" office:value="196" calcext:value-type="float">
            <text:p>196</text:p>
          </table:table-cell>
          <table:table-cell table:formula="of:=[.D197]*100" office:value-type="float" office:value="-1.21396903" calcext:value-type="float">
            <text:p>-1.21396903</text:p>
          </table:table-cell>
          <table:table-cell table:formula="of:=[.E197]*100" office:value-type="float" office:value="-0.001212" calcext:value-type="float">
            <text:p>-0.001212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179.1212463379" calcext:value-type="float">
            <text:p>179.1212463379</text:p>
          </table:table-cell>
          <table:table-cell office:value-type="float" office:value="-0.5534641749" calcext:value-type="float">
            <text:p>-0.55346417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36886" calcext:value-type="float">
            <text:p>-0.00036886</text:p>
          </table:table-cell>
          <table:table-cell office:value-type="float" office:value="-0.0002050229" calcext:value-type="float">
            <text:p>-0.0002050229</text:p>
          </table:table-cell>
          <table:table-cell office:value-type="float" office:value="197" calcext:value-type="float">
            <text:p>197</text:p>
          </table:table-cell>
          <table:table-cell table:formula="of:=[.D198]*100" office:value-type="float" office:value="-1.21396903" calcext:value-type="float">
            <text:p>-1.21396903</text:p>
          </table:table-cell>
          <table:table-cell table:formula="of:=[.E198]*100" office:value-type="float" office:value="-0.036886" calcext:value-type="float">
            <text:p>-0.036886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79.118347168" calcext:value-type="float">
            <text:p>179.118347168</text:p>
          </table:table-cell>
          <table:table-cell office:value-type="float" office:value="-0.5665014813" calcext:value-type="float">
            <text:p>-0.566501481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5197" calcext:value-type="float">
            <text:p>-0.0005197</text:p>
          </table:table-cell>
          <table:table-cell office:value-type="float" office:value="-0.0000383679" calcext:value-type="float">
            <text:p>-3.83679E-05</text:p>
          </table:table-cell>
          <table:table-cell office:value-type="float" office:value="198" calcext:value-type="float">
            <text:p>198</text:p>
          </table:table-cell>
          <table:table-cell table:formula="of:=[.D199]*100" office:value-type="float" office:value="-1.21396903" calcext:value-type="float">
            <text:p>-1.21396903</text:p>
          </table:table-cell>
          <table:table-cell table:formula="of:=[.E199]*100" office:value-type="float" office:value="-0.05197" calcext:value-type="float">
            <text:p>-0.05197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79.1233520508" calcext:value-type="float">
            <text:p>179.1233520508</text:p>
          </table:table-cell>
          <table:table-cell office:value-type="float" office:value="-0.5366904294" calcext:value-type="float">
            <text:p>-0.53669042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81891" calcext:value-type="float">
            <text:p>-0.00081891</text:p>
          </table:table-cell>
          <table:table-cell office:value-type="float" office:value="-0.0002398447" calcext:value-type="float">
            <text:p>-0.0002398447</text:p>
          </table:table-cell>
          <table:table-cell office:value-type="float" office:value="199" calcext:value-type="float">
            <text:p>199</text:p>
          </table:table-cell>
          <table:table-cell table:formula="of:=[.D200]*100" office:value-type="float" office:value="-1.21396903" calcext:value-type="float">
            <text:p>-1.21396903</text:p>
          </table:table-cell>
          <table:table-cell table:formula="of:=[.E200]*100" office:value-type="float" office:value="-0.081891" calcext:value-type="float">
            <text:p>-0.081891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79.1197814941" calcext:value-type="float">
            <text:p>179.1197814941</text:p>
          </table:table-cell>
          <table:table-cell office:value-type="float" office:value="-0.5380375064" calcext:value-type="float">
            <text:p>-0.53803750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0933" calcext:value-type="float">
            <text:p>-0.00100933</text:p>
          </table:table-cell>
          <table:table-cell office:value-type="float" office:value="-0.0001947903" calcext:value-type="float">
            <text:p>-0.0001947903</text:p>
          </table:table-cell>
          <table:table-cell office:value-type="float" office:value="200" calcext:value-type="float">
            <text:p>200</text:p>
          </table:table-cell>
          <table:table-cell table:formula="of:=[.D201]*100" office:value-type="float" office:value="-1.21396903" calcext:value-type="float">
            <text:p>-1.21396903</text:p>
          </table:table-cell>
          <table:table-cell table:formula="of:=[.E201]*100" office:value-type="float" office:value="-0.100933" calcext:value-type="float">
            <text:p>-0.100933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79.1337585449" calcext:value-type="float">
            <text:p>179.1337585449</text:p>
          </table:table-cell>
          <table:table-cell office:value-type="float" office:value="-0.51356221" calcext:value-type="float">
            <text:p>-0.513562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29936" calcext:value-type="float">
            <text:p>-0.00129936</text:p>
          </table:table-cell>
          <table:table-cell office:value-type="float" office:value="-0.0002104416" calcext:value-type="float">
            <text:p>-0.0002104416</text:p>
          </table:table-cell>
          <table:table-cell office:value-type="float" office:value="201" calcext:value-type="float">
            <text:p>201</text:p>
          </table:table-cell>
          <table:table-cell table:formula="of:=[.D202]*100" office:value-type="float" office:value="-1.21396903" calcext:value-type="float">
            <text:p>-1.21396903</text:p>
          </table:table-cell>
          <table:table-cell table:formula="of:=[.E202]*100" office:value-type="float" office:value="-0.129936" calcext:value-type="float">
            <text:p>-0.129936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179.1425628662" calcext:value-type="float">
            <text:p>179.1425628662</text:p>
          </table:table-cell>
          <table:table-cell office:value-type="float" office:value="-0.6313878092" calcext:value-type="float">
            <text:p>-0.63138780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0727" calcext:value-type="float">
            <text:p>-0.00070727</text:p>
          </table:table-cell>
          <table:table-cell office:value-type="float" office:value="-0.0000056056" calcext:value-type="float">
            <text:p>-5.6056E-06</text:p>
          </table:table-cell>
          <table:table-cell office:value-type="float" office:value="202" calcext:value-type="float">
            <text:p>202</text:p>
          </table:table-cell>
          <table:table-cell table:formula="of:=[.D203]*100" office:value-type="float" office:value="-1.21396903" calcext:value-type="float">
            <text:p>-1.21396903</text:p>
          </table:table-cell>
          <table:table-cell table:formula="of:=[.E203]*100" office:value-type="float" office:value="-0.070727" calcext:value-type="float">
            <text:p>-0.070727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79.1305999756" calcext:value-type="float">
            <text:p>179.1305999756</text:p>
          </table:table-cell>
          <table:table-cell office:value-type="float" office:value="-0.4739291251" calcext:value-type="float">
            <text:p>-0.47392912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6225" calcext:value-type="float">
            <text:p>-0.00136225</text:p>
          </table:table-cell>
          <table:table-cell office:value-type="float" office:value="-0.0003828458" calcext:value-type="float">
            <text:p>-0.0003828458</text:p>
          </table:table-cell>
          <table:table-cell office:value-type="float" office:value="203" calcext:value-type="float">
            <text:p>203</text:p>
          </table:table-cell>
          <table:table-cell table:formula="of:=[.D204]*100" office:value-type="float" office:value="-1.21396903" calcext:value-type="float">
            <text:p>-1.21396903</text:p>
          </table:table-cell>
          <table:table-cell table:formula="of:=[.E204]*100" office:value-type="float" office:value="-0.136225" calcext:value-type="float">
            <text:p>-0.136225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79.1271820068" calcext:value-type="float">
            <text:p>179.1271820068</text:p>
          </table:table-cell>
          <table:table-cell office:value-type="float" office:value="-0.4960916252" calcext:value-type="float">
            <text:p>-0.496091625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651" calcext:value-type="float">
            <text:p>-0.001651</text:p>
          </table:table-cell>
          <table:table-cell office:value-type="float" office:value="-0.0001829578" calcext:value-type="float">
            <text:p>-0.0001829578</text:p>
          </table:table-cell>
          <table:table-cell office:value-type="float" office:value="204" calcext:value-type="float">
            <text:p>204</text:p>
          </table:table-cell>
          <table:table-cell table:formula="of:=[.D205]*100" office:value-type="float" office:value="-1.21396903" calcext:value-type="float">
            <text:p>-1.21396903</text:p>
          </table:table-cell>
          <table:table-cell table:formula="of:=[.E205]*100" office:value-type="float" office:value="-0.1651" calcext:value-type="float">
            <text:p>-0.1651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179.1348419189" calcext:value-type="float">
            <text:p>179.1348419189</text:p>
          </table:table-cell>
          <table:table-cell office:value-type="float" office:value="-0.5270492693" calcext:value-type="float">
            <text:p>-0.52704926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63706" calcext:value-type="float">
            <text:p>-0.00163706</text:p>
          </table:table-cell>
          <table:table-cell office:value-type="float" office:value="-0.0001824251" calcext:value-type="float">
            <text:p>-0.0001824251</text:p>
          </table:table-cell>
          <table:table-cell office:value-type="float" office:value="205" calcext:value-type="float">
            <text:p>205</text:p>
          </table:table-cell>
          <table:table-cell table:formula="of:=[.D206]*100" office:value-type="float" office:value="-1.21396903" calcext:value-type="float">
            <text:p>-1.21396903</text:p>
          </table:table-cell>
          <table:table-cell table:formula="of:=[.E206]*100" office:value-type="float" office:value="-0.163706" calcext:value-type="float">
            <text:p>-0.163706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79.1396484375" calcext:value-type="float">
            <text:p>179.1396484375</text:p>
          </table:table-cell>
          <table:table-cell office:value-type="float" office:value="-0.5766899137" calcext:value-type="float">
            <text:p>-0.57668991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2969" calcext:value-type="float">
            <text:p>-0.0012969</text:p>
          </table:table-cell>
          <table:table-cell office:value-type="float" office:value="0.0000150437" calcext:value-type="float">
            <text:p>1.50437E-05</text:p>
          </table:table-cell>
          <table:table-cell office:value-type="float" office:value="206" calcext:value-type="float">
            <text:p>206</text:p>
          </table:table-cell>
          <table:table-cell table:formula="of:=[.D207]*100" office:value-type="float" office:value="-1.21396903" calcext:value-type="float">
            <text:p>-1.21396903</text:p>
          </table:table-cell>
          <table:table-cell table:formula="of:=[.E207]*100" office:value-type="float" office:value="-0.12969" calcext:value-type="float">
            <text:p>-0.12969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79.1313934326" calcext:value-type="float">
            <text:p>179.1313934326</text:p>
          </table:table-cell>
          <table:table-cell office:value-type="float" office:value="-0.5160491016" calcext:value-type="float">
            <text:p>-0.51604910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47442" calcext:value-type="float">
            <text:p>-0.00147442</text:p>
          </table:table-cell>
          <table:table-cell office:value-type="float" office:value="-0.0003551919" calcext:value-type="float">
            <text:p>-0.0003551919</text:p>
          </table:table-cell>
          <table:table-cell office:value-type="float" office:value="207" calcext:value-type="float">
            <text:p>207</text:p>
          </table:table-cell>
          <table:table-cell table:formula="of:=[.D208]*100" office:value-type="float" office:value="-1.21396903" calcext:value-type="float">
            <text:p>-1.21396903</text:p>
          </table:table-cell>
          <table:table-cell table:formula="of:=[.E208]*100" office:value-type="float" office:value="-0.147442" calcext:value-type="float">
            <text:p>-0.14744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79.1306152344" calcext:value-type="float">
            <text:p>179.1306152344</text:p>
          </table:table-cell>
          <table:table-cell office:value-type="float" office:value="-0.5504233977" calcext:value-type="float">
            <text:p>-0.55042339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6359" calcext:value-type="float">
            <text:p>-0.00136359</text:p>
          </table:table-cell>
          <table:table-cell office:value-type="float" office:value="-0.000236847" calcext:value-type="float">
            <text:p>-0.000236847</text:p>
          </table:table-cell>
          <table:table-cell office:value-type="float" office:value="208" calcext:value-type="float">
            <text:p>208</text:p>
          </table:table-cell>
          <table:table-cell table:formula="of:=[.D209]*100" office:value-type="float" office:value="-1.21396903" calcext:value-type="float">
            <text:p>-1.21396903</text:p>
          </table:table-cell>
          <table:table-cell table:formula="of:=[.E209]*100" office:value-type="float" office:value="-0.136359" calcext:value-type="float">
            <text:p>-0.136359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179.1283416748" calcext:value-type="float">
            <text:p>179.1283416748</text:p>
          </table:table-cell>
          <table:table-cell office:value-type="float" office:value="-0.5840048426" calcext:value-type="float">
            <text:p>-0.58400484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659" calcext:value-type="float">
            <text:p>-0.0010659</text:p>
          </table:table-cell>
          <table:table-cell office:value-type="float" office:value="0.0000151149" calcext:value-type="float">
            <text:p>1.51149E-05</text:p>
          </table:table-cell>
          <table:table-cell office:value-type="float" office:value="209" calcext:value-type="float">
            <text:p>209</text:p>
          </table:table-cell>
          <table:table-cell table:formula="of:=[.D210]*100" office:value-type="float" office:value="-1.21396903" calcext:value-type="float">
            <text:p>-1.21396903</text:p>
          </table:table-cell>
          <table:table-cell table:formula="of:=[.E210]*100" office:value-type="float" office:value="-0.10659" calcext:value-type="float">
            <text:p>-0.10659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79.126663208" calcext:value-type="float">
            <text:p>179.126663208</text:p>
          </table:table-cell>
          <table:table-cell office:value-type="float" office:value="-0.5102114174" calcext:value-type="float">
            <text:p>-0.51021141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594" calcext:value-type="float">
            <text:p>-0.0013594</text:p>
          </table:table-cell>
          <table:table-cell office:value-type="float" office:value="-0.0002125403" calcext:value-type="float">
            <text:p>-0.0002125403</text:p>
          </table:table-cell>
          <table:table-cell office:value-type="float" office:value="210" calcext:value-type="float">
            <text:p>210</text:p>
          </table:table-cell>
          <table:table-cell table:formula="of:=[.D211]*100" office:value-type="float" office:value="-1.21396903" calcext:value-type="float">
            <text:p>-1.21396903</text:p>
          </table:table-cell>
          <table:table-cell table:formula="of:=[.E211]*100" office:value-type="float" office:value="-0.13594" calcext:value-type="float">
            <text:p>-0.13594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79.1244354248" calcext:value-type="float">
            <text:p>179.1244354248</text:p>
          </table:table-cell>
          <table:table-cell office:value-type="float" office:value="-0.4462485447" calcext:value-type="float">
            <text:p>-0.44624854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98133" calcext:value-type="float">
            <text:p>-0.00198133</text:p>
          </table:table-cell>
          <table:table-cell office:value-type="float" office:value="-0.0003767385" calcext:value-type="float">
            <text:p>-0.0003767385</text:p>
          </table:table-cell>
          <table:table-cell office:value-type="float" office:value="211" calcext:value-type="float">
            <text:p>211</text:p>
          </table:table-cell>
          <table:table-cell table:formula="of:=[.D212]*100" office:value-type="float" office:value="-1.21396903" calcext:value-type="float">
            <text:p>-1.21396903</text:p>
          </table:table-cell>
          <table:table-cell table:formula="of:=[.E212]*100" office:value-type="float" office:value="-0.198133" calcext:value-type="float">
            <text:p>-0.198133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179.1317596436" calcext:value-type="float">
            <text:p>179.1317596436</text:p>
          </table:table-cell>
          <table:table-cell office:value-type="float" office:value="-0.4757195873" calcext:value-type="float">
            <text:p>-0.47571958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19933" calcext:value-type="float">
            <text:p>-0.00219933</text:p>
          </table:table-cell>
          <table:table-cell office:value-type="float" office:value="-0.0002892809" calcext:value-type="float">
            <text:p>-0.0002892809</text:p>
          </table:table-cell>
          <table:table-cell office:value-type="float" office:value="212" calcext:value-type="float">
            <text:p>212</text:p>
          </table:table-cell>
          <table:table-cell table:formula="of:=[.D213]*100" office:value-type="float" office:value="-1.21396903" calcext:value-type="float">
            <text:p>-1.21396903</text:p>
          </table:table-cell>
          <table:table-cell table:formula="of:=[.E213]*100" office:value-type="float" office:value="-0.219933" calcext:value-type="float">
            <text:p>-0.219933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179.1322021484" calcext:value-type="float">
            <text:p>179.1322021484</text:p>
          </table:table-cell>
          <table:table-cell office:value-type="float" office:value="-0.5024401817" calcext:value-type="float">
            <text:p>-0.50244018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1665" calcext:value-type="float">
            <text:p>-0.0021665</text:p>
          </table:table-cell>
          <table:table-cell office:value-type="float" office:value="-0.0002716801" calcext:value-type="float">
            <text:p>-0.0002716801</text:p>
          </table:table-cell>
          <table:table-cell office:value-type="float" office:value="213" calcext:value-type="float">
            <text:p>213</text:p>
          </table:table-cell>
          <table:table-cell table:formula="of:=[.D214]*100" office:value-type="float" office:value="-1.21396903" calcext:value-type="float">
            <text:p>-1.21396903</text:p>
          </table:table-cell>
          <table:table-cell table:formula="of:=[.E214]*100" office:value-type="float" office:value="-0.21665" calcext:value-type="float">
            <text:p>-0.21665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79.143157959" calcext:value-type="float">
            <text:p>179.143157959</text:p>
          </table:table-cell>
          <table:table-cell office:value-type="float" office:value="-0.4870313347" calcext:value-type="float">
            <text:p>-0.48703133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24733" calcext:value-type="float">
            <text:p>-0.00224733</text:p>
          </table:table-cell>
          <table:table-cell office:value-type="float" office:value="-0.0001504454" calcext:value-type="float">
            <text:p>-0.0001504454</text:p>
          </table:table-cell>
          <table:table-cell office:value-type="float" office:value="214" calcext:value-type="float">
            <text:p>214</text:p>
          </table:table-cell>
          <table:table-cell table:formula="of:=[.D215]*100" office:value-type="float" office:value="-1.21396903" calcext:value-type="float">
            <text:p>-1.21396903</text:p>
          </table:table-cell>
          <table:table-cell table:formula="of:=[.E215]*100" office:value-type="float" office:value="-0.224733" calcext:value-type="float">
            <text:p>-0.224733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179.1271209717" calcext:value-type="float">
            <text:p>179.1271209717</text:p>
          </table:table-cell>
          <table:table-cell office:value-type="float" office:value="-0.6346412961" calcext:value-type="float">
            <text:p>-0.63464129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173" calcext:value-type="float">
            <text:p>-0.0013173</text:p>
          </table:table-cell>
          <table:table-cell office:value-type="float" office:value="0.0000236762" calcext:value-type="float">
            <text:p>2.36762E-05</text:p>
          </table:table-cell>
          <table:table-cell office:value-type="float" office:value="215" calcext:value-type="float">
            <text:p>215</text:p>
          </table:table-cell>
          <table:table-cell table:formula="of:=[.D216]*100" office:value-type="float" office:value="-1.21396903" calcext:value-type="float">
            <text:p>-1.21396903</text:p>
          </table:table-cell>
          <table:table-cell table:formula="of:=[.E216]*100" office:value-type="float" office:value="-0.13173" calcext:value-type="float">
            <text:p>-0.13173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179.1283569336" calcext:value-type="float">
            <text:p>179.1283569336</text:p>
          </table:table-cell>
          <table:table-cell office:value-type="float" office:value="-0.5912580617" calcext:value-type="float">
            <text:p>-0.59125806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9867" calcext:value-type="float">
            <text:p>-0.0009867</text:p>
          </table:table-cell>
          <table:table-cell office:value-type="float" office:value="-0.0001196189" calcext:value-type="float">
            <text:p>-0.0001196189</text:p>
          </table:table-cell>
          <table:table-cell office:value-type="float" office:value="216" calcext:value-type="float">
            <text:p>216</text:p>
          </table:table-cell>
          <table:table-cell table:formula="of:=[.D217]*100" office:value-type="float" office:value="-1.21396903" calcext:value-type="float">
            <text:p>-1.21396903</text:p>
          </table:table-cell>
          <table:table-cell table:formula="of:=[.E217]*100" office:value-type="float" office:value="-0.09867" calcext:value-type="float">
            <text:p>-0.09867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79.1339416504" calcext:value-type="float">
            <text:p>179.1339416504</text:p>
          </table:table-cell>
          <table:table-cell office:value-type="float" office:value="-0.5014784193" calcext:value-type="float">
            <text:p>-0.50147841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6483" calcext:value-type="float">
            <text:p>-0.00136483</text:p>
          </table:table-cell>
          <table:table-cell office:value-type="float" office:value="-0.000362627" calcext:value-type="float">
            <text:p>-0.000362627</text:p>
          </table:table-cell>
          <table:table-cell office:value-type="float" office:value="217" calcext:value-type="float">
            <text:p>217</text:p>
          </table:table-cell>
          <table:table-cell table:formula="of:=[.D218]*100" office:value-type="float" office:value="-1.21396903" calcext:value-type="float">
            <text:p>-1.21396903</text:p>
          </table:table-cell>
          <table:table-cell table:formula="of:=[.E218]*100" office:value-type="float" office:value="-0.136483" calcext:value-type="float">
            <text:p>-0.136483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79.136505127" calcext:value-type="float">
            <text:p>179.136505127</text:p>
          </table:table-cell>
          <table:table-cell office:value-type="float" office:value="-0.3721401875" calcext:value-type="float">
            <text:p>-0.37214018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47892" calcext:value-type="float">
            <text:p>-0.00247892</text:p>
          </table:table-cell>
          <table:table-cell office:value-type="float" office:value="-0.0004884727" calcext:value-type="float">
            <text:p>-0.0004884727</text:p>
          </table:table-cell>
          <table:table-cell office:value-type="float" office:value="218" calcext:value-type="float">
            <text:p>218</text:p>
          </table:table-cell>
          <table:table-cell table:formula="of:=[.D219]*100" office:value-type="float" office:value="-1.21396903" calcext:value-type="float">
            <text:p>-1.21396903</text:p>
          </table:table-cell>
          <table:table-cell table:formula="of:=[.E219]*100" office:value-type="float" office:value="-0.247892" calcext:value-type="float">
            <text:p>-0.247892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179.1234741211" calcext:value-type="float">
            <text:p>179.1234741211</text:p>
          </table:table-cell>
          <table:table-cell office:value-type="float" office:value="-0.5326335735" calcext:value-type="float">
            <text:p>-0.53263357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15156" calcext:value-type="float">
            <text:p>-0.00215156</text:p>
          </table:table-cell>
          <table:table-cell office:value-type="float" office:value="-0.0001359762" calcext:value-type="float">
            <text:p>-0.0001359762</text:p>
          </table:table-cell>
          <table:table-cell office:value-type="float" office:value="219" calcext:value-type="float">
            <text:p>219</text:p>
          </table:table-cell>
          <table:table-cell table:formula="of:=[.D220]*100" office:value-type="float" office:value="-1.21396903" calcext:value-type="float">
            <text:p>-1.21396903</text:p>
          </table:table-cell>
          <table:table-cell table:formula="of:=[.E220]*100" office:value-type="float" office:value="-0.215156" calcext:value-type="float">
            <text:p>-0.215156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79.1274719238" calcext:value-type="float">
            <text:p>179.1274719238</text:p>
          </table:table-cell>
          <table:table-cell office:value-type="float" office:value="-0.4197735775" calcext:value-type="float">
            <text:p>-0.41977357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68569" calcext:value-type="float">
            <text:p>-0.00268569</text:p>
          </table:table-cell>
          <table:table-cell office:value-type="float" office:value="-0.0004216239" calcext:value-type="float">
            <text:p>-0.0004216239</text:p>
          </table:table-cell>
          <table:table-cell office:value-type="float" office:value="220" calcext:value-type="float">
            <text:p>220</text:p>
          </table:table-cell>
          <table:table-cell table:formula="of:=[.D221]*100" office:value-type="float" office:value="-1.21396903" calcext:value-type="float">
            <text:p>-1.21396903</text:p>
          </table:table-cell>
          <table:table-cell table:formula="of:=[.E221]*100" office:value-type="float" office:value="-0.268569" calcext:value-type="float">
            <text:p>-0.268569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179.1176147461" calcext:value-type="float">
            <text:p>179.1176147461</text:p>
          </table:table-cell>
          <table:table-cell office:value-type="float" office:value="-0.5116679741" calcext:value-type="float">
            <text:p>-0.51166797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4291" calcext:value-type="float">
            <text:p>-0.0024291</text:p>
          </table:table-cell>
          <table:table-cell office:value-type="float" office:value="-0.0001323014" calcext:value-type="float">
            <text:p>-0.0001323014</text:p>
          </table:table-cell>
          <table:table-cell office:value-type="float" office:value="221" calcext:value-type="float">
            <text:p>221</text:p>
          </table:table-cell>
          <table:table-cell table:formula="of:=[.D222]*100" office:value-type="float" office:value="-1.21396903" calcext:value-type="float">
            <text:p>-1.21396903</text:p>
          </table:table-cell>
          <table:table-cell table:formula="of:=[.E222]*100" office:value-type="float" office:value="-0.24291" calcext:value-type="float">
            <text:p>-0.24291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79.1123352051" calcext:value-type="float">
            <text:p>179.1123352051</text:p>
          </table:table-cell>
          <table:table-cell office:value-type="float" office:value="-0.5101521327" calcext:value-type="float">
            <text:p>-0.51015213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26821" calcext:value-type="float">
            <text:p>-0.00226821</text:p>
          </table:table-cell>
          <table:table-cell office:value-type="float" office:value="0.0000326114" calcext:value-type="float">
            <text:p>3.26114E-05</text:p>
          </table:table-cell>
          <table:table-cell office:value-type="float" office:value="222" calcext:value-type="float">
            <text:p>222</text:p>
          </table:table-cell>
          <table:table-cell table:formula="of:=[.D223]*100" office:value-type="float" office:value="-1.21396903" calcext:value-type="float">
            <text:p>-1.21396903</text:p>
          </table:table-cell>
          <table:table-cell table:formula="of:=[.E223]*100" office:value-type="float" office:value="-0.226821" calcext:value-type="float">
            <text:p>-0.226821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179.0968170166" calcext:value-type="float">
            <text:p>179.0968170166</text:p>
          </table:table-cell>
          <table:table-cell office:value-type="float" office:value="-0.5443645923" calcext:value-type="float">
            <text:p>-0.54436459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93295" calcext:value-type="float">
            <text:p>-0.00193295</text:p>
          </table:table-cell>
          <table:table-cell office:value-type="float" office:value="-0.0002673837" calcext:value-type="float">
            <text:p>-0.0002673837</text:p>
          </table:table-cell>
          <table:table-cell office:value-type="float" office:value="223" calcext:value-type="float">
            <text:p>223</text:p>
          </table:table-cell>
          <table:table-cell table:formula="of:=[.D224]*100" office:value-type="float" office:value="-1.21396903" calcext:value-type="float">
            <text:p>-1.21396903</text:p>
          </table:table-cell>
          <table:table-cell table:formula="of:=[.E224]*100" office:value-type="float" office:value="-0.193295" calcext:value-type="float">
            <text:p>-0.193295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79.095413208" calcext:value-type="float">
            <text:p>179.095413208</text:p>
          </table:table-cell>
          <table:table-cell office:value-type="float" office:value="-0.5795007985" calcext:value-type="float">
            <text:p>-0.57950079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47534" calcext:value-type="float">
            <text:p>-0.00147534</text:p>
          </table:table-cell>
          <table:table-cell office:value-type="float" office:value="-0.0000126665" calcext:value-type="float">
            <text:p>-1.26665E-05</text:p>
          </table:table-cell>
          <table:table-cell office:value-type="float" office:value="224" calcext:value-type="float">
            <text:p>224</text:p>
          </table:table-cell>
          <table:table-cell table:formula="of:=[.D225]*100" office:value-type="float" office:value="-1.21396903" calcext:value-type="float">
            <text:p>-1.21396903</text:p>
          </table:table-cell>
          <table:table-cell table:formula="of:=[.E225]*100" office:value-type="float" office:value="-0.147534" calcext:value-type="float">
            <text:p>-0.147534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179.0988922119" calcext:value-type="float">
            <text:p>179.0988922119</text:p>
          </table:table-cell>
          <table:table-cell office:value-type="float" office:value="-0.5281847492" calcext:value-type="float">
            <text:p>-0.52818474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51244" calcext:value-type="float">
            <text:p>-0.00151244</text:p>
          </table:table-cell>
          <table:table-cell office:value-type="float" office:value="-0.0001996147" calcext:value-type="float">
            <text:p>-0.0001996147</text:p>
          </table:table-cell>
          <table:table-cell office:value-type="float" office:value="225" calcext:value-type="float">
            <text:p>225</text:p>
          </table:table-cell>
          <table:table-cell table:formula="of:=[.D226]*100" office:value-type="float" office:value="-1.21396903" calcext:value-type="float">
            <text:p>-1.21396903</text:p>
          </table:table-cell>
          <table:table-cell table:formula="of:=[.E226]*100" office:value-type="float" office:value="-0.151244" calcext:value-type="float">
            <text:p>-0.151244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179.0841827393" calcext:value-type="float">
            <text:p>179.0841827393</text:p>
          </table:table-cell>
          <table:table-cell office:value-type="float" office:value="-0.417356105" calcext:value-type="float">
            <text:p>-0.4173561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2759" calcext:value-type="float">
            <text:p>-0.0022759</text:p>
          </table:table-cell>
          <table:table-cell office:value-type="float" office:value="-0.0002904866" calcext:value-type="float">
            <text:p>-0.0002904866</text:p>
          </table:table-cell>
          <table:table-cell office:value-type="float" office:value="226" calcext:value-type="float">
            <text:p>226</text:p>
          </table:table-cell>
          <table:table-cell table:formula="of:=[.D227]*100" office:value-type="float" office:value="-1.21396903" calcext:value-type="float">
            <text:p>-1.21396903</text:p>
          </table:table-cell>
          <table:table-cell table:formula="of:=[.E227]*100" office:value-type="float" office:value="-0.22759" calcext:value-type="float">
            <text:p>-0.22759</text:p>
          </table:table-cell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179.0927124023" calcext:value-type="float">
            <text:p>179.0927124023</text:p>
          </table:table-cell>
          <table:table-cell office:value-type="float" office:value="-0.5661155685" calcext:value-type="float">
            <text:p>-0.56611556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79309" calcext:value-type="float">
            <text:p>-0.00179309</text:p>
          </table:table-cell>
          <table:table-cell office:value-type="float" office:value="-0.0001813317" calcext:value-type="float">
            <text:p>-0.0001813317</text:p>
          </table:table-cell>
          <table:table-cell office:value-type="float" office:value="227" calcext:value-type="float">
            <text:p>227</text:p>
          </table:table-cell>
          <table:table-cell table:formula="of:=[.D228]*100" office:value-type="float" office:value="-1.21396903" calcext:value-type="float">
            <text:p>-1.21396903</text:p>
          </table:table-cell>
          <table:table-cell table:formula="of:=[.E228]*100" office:value-type="float" office:value="-0.179309" calcext:value-type="float">
            <text:p>-0.179309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179.0997467041" calcext:value-type="float">
            <text:p>179.0997467041</text:p>
          </table:table-cell>
          <table:table-cell office:value-type="float" office:value="-0.5822113542" calcext:value-type="float">
            <text:p>-0.58221135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6407" calcext:value-type="float">
            <text:p>-0.00136407</text:p>
          </table:table-cell>
          <table:table-cell office:value-type="float" office:value="-0.0000785361" calcext:value-type="float">
            <text:p>-7.85361E-05</text:p>
          </table:table-cell>
          <table:table-cell office:value-type="float" office:value="228" calcext:value-type="float">
            <text:p>228</text:p>
          </table:table-cell>
          <table:table-cell table:formula="of:=[.D229]*100" office:value-type="float" office:value="-1.21396903" calcext:value-type="float">
            <text:p>-1.21396903</text:p>
          </table:table-cell>
          <table:table-cell table:formula="of:=[.E229]*100" office:value-type="float" office:value="-0.136407" calcext:value-type="float">
            <text:p>-0.136407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179.1100616455" calcext:value-type="float">
            <text:p>179.1100616455</text:p>
          </table:table-cell>
          <table:table-cell office:value-type="float" office:value="-0.4706332139" calcext:value-type="float">
            <text:p>-0.470633213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8219" calcext:value-type="float">
            <text:p>-0.0018219</text:p>
          </table:table-cell>
          <table:table-cell office:value-type="float" office:value="-0.0001715229" calcext:value-type="float">
            <text:p>-0.0001715229</text:p>
          </table:table-cell>
          <table:table-cell office:value-type="float" office:value="229" calcext:value-type="float">
            <text:p>229</text:p>
          </table:table-cell>
          <table:table-cell table:formula="of:=[.D230]*100" office:value-type="float" office:value="-1.21396903" calcext:value-type="float">
            <text:p>-1.21396903</text:p>
          </table:table-cell>
          <table:table-cell table:formula="of:=[.E230]*100" office:value-type="float" office:value="-0.18219" calcext:value-type="float">
            <text:p>-0.18219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79.1020355225" calcext:value-type="float">
            <text:p>179.1020355225</text:p>
          </table:table-cell>
          <table:table-cell office:value-type="float" office:value="-0.5654873322" calcext:value-type="float">
            <text:p>-0.56548733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49474" calcext:value-type="float">
            <text:p>-0.00149474</text:p>
          </table:table-cell>
          <table:table-cell office:value-type="float" office:value="-0.0000942435" calcext:value-type="float">
            <text:p>-9.42435E-05</text:p>
          </table:table-cell>
          <table:table-cell office:value-type="float" office:value="230" calcext:value-type="float">
            <text:p>230</text:p>
          </table:table-cell>
          <table:table-cell table:formula="of:=[.D231]*100" office:value-type="float" office:value="-1.21396903" calcext:value-type="float">
            <text:p>-1.21396903</text:p>
          </table:table-cell>
          <table:table-cell table:formula="of:=[.E231]*100" office:value-type="float" office:value="-0.149474" calcext:value-type="float">
            <text:p>-0.149474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179.0931243896" calcext:value-type="float">
            <text:p>179.0931243896</text:p>
          </table:table-cell>
          <table:table-cell office:value-type="float" office:value="-0.6044954264" calcext:value-type="float">
            <text:p>-0.60449542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1672" calcext:value-type="float">
            <text:p>-0.00101672</text:p>
          </table:table-cell>
          <table:table-cell office:value-type="float" office:value="-0.0001886652" calcext:value-type="float">
            <text:p>-0.0001886652</text:p>
          </table:table-cell>
          <table:table-cell office:value-type="float" office:value="231" calcext:value-type="float">
            <text:p>231</text:p>
          </table:table-cell>
          <table:table-cell table:formula="of:=[.D232]*100" office:value-type="float" office:value="-1.21396903" calcext:value-type="float">
            <text:p>-1.21396903</text:p>
          </table:table-cell>
          <table:table-cell table:formula="of:=[.E232]*100" office:value-type="float" office:value="-0.101672" calcext:value-type="float">
            <text:p>-0.10167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79.0854949951" calcext:value-type="float">
            <text:p>179.0854949951</text:p>
          </table:table-cell>
          <table:table-cell office:value-type="float" office:value="-0.6716146262" calcext:value-type="float">
            <text:p>-0.671614626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5078" calcext:value-type="float">
            <text:p>-0.00025078</text:p>
          </table:table-cell>
          <table:table-cell office:value-type="float" office:value="0.0000199497" calcext:value-type="float">
            <text:p>1.99497E-05</text:p>
          </table:table-cell>
          <table:table-cell office:value-type="float" office:value="232" calcext:value-type="float">
            <text:p>232</text:p>
          </table:table-cell>
          <table:table-cell table:formula="of:=[.D233]*100" office:value-type="float" office:value="-1.21396903" calcext:value-type="float">
            <text:p>-1.21396903</text:p>
          </table:table-cell>
          <table:table-cell table:formula="of:=[.E233]*100" office:value-type="float" office:value="-0.025078" calcext:value-type="float">
            <text:p>-0.025078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179.0802154541" calcext:value-type="float">
            <text:p>179.0802154541</text:p>
          </table:table-cell>
          <table:table-cell office:value-type="float" office:value="-0.6061273025" calcext:value-type="float">
            <text:p>-0.60612730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17688" calcext:value-type="float">
            <text:p>-0.00017688</text:p>
          </table:table-cell>
          <table:table-cell office:value-type="float" office:value="-0.0002242277" calcext:value-type="float">
            <text:p>-0.0002242277</text:p>
          </table:table-cell>
          <table:table-cell office:value-type="float" office:value="233" calcext:value-type="float">
            <text:p>233</text:p>
          </table:table-cell>
          <table:table-cell table:formula="of:=[.D234]*100" office:value-type="float" office:value="-1.21396903" calcext:value-type="float">
            <text:p>-1.21396903</text:p>
          </table:table-cell>
          <table:table-cell table:formula="of:=[.E234]*100" office:value-type="float" office:value="-0.017688" calcext:value-type="float">
            <text:p>-0.017688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179.071975708" calcext:value-type="float">
            <text:p>179.071975708</text:p>
          </table:table-cell>
          <table:table-cell office:value-type="float" office:value="-0.5940188097" calcext:value-type="float">
            <text:p>-0.59401880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0834" calcext:value-type="float">
            <text:p>-0.00020834</text:p>
          </table:table-cell>
          <table:table-cell office:value-type="float" office:value="-0.0001425488" calcext:value-type="float">
            <text:p>-0.0001425488</text:p>
          </table:table-cell>
          <table:table-cell office:value-type="float" office:value="234" calcext:value-type="float">
            <text:p>234</text:p>
          </table:table-cell>
          <table:table-cell table:formula="of:=[.D235]*100" office:value-type="float" office:value="-1.21396903" calcext:value-type="float">
            <text:p>-1.21396903</text:p>
          </table:table-cell>
          <table:table-cell table:formula="of:=[.E235]*100" office:value-type="float" office:value="-0.020834" calcext:value-type="float">
            <text:p>-0.020834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179.0667266846" calcext:value-type="float">
            <text:p>179.0667266846</text:p>
          </table:table-cell>
          <table:table-cell office:value-type="float" office:value="-0.5203259893" calcext:value-type="float">
            <text:p>-0.52032598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2051" calcext:value-type="float">
            <text:p>-0.00072051</text:p>
          </table:table-cell>
          <table:table-cell office:value-type="float" office:value="-0.0001663763" calcext:value-type="float">
            <text:p>-0.0001663763</text:p>
          </table:table-cell>
          <table:table-cell office:value-type="float" office:value="235" calcext:value-type="float">
            <text:p>235</text:p>
          </table:table-cell>
          <table:table-cell table:formula="of:=[.D236]*100" office:value-type="float" office:value="-1.21396903" calcext:value-type="float">
            <text:p>-1.21396903</text:p>
          </table:table-cell>
          <table:table-cell table:formula="of:=[.E236]*100" office:value-type="float" office:value="-0.072051" calcext:value-type="float">
            <text:p>-0.072051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179.0619506836" calcext:value-type="float">
            <text:p>179.0619506836</text:p>
          </table:table-cell>
          <table:table-cell office:value-type="float" office:value="-0.520140108" calcext:value-type="float">
            <text:p>-0.5201401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6305" calcext:value-type="float">
            <text:p>-0.00106305</text:p>
          </table:table-cell>
          <table:table-cell office:value-type="float" office:value="-0.000253002" calcext:value-type="float">
            <text:p>-0.000253002</text:p>
          </table:table-cell>
          <table:table-cell office:value-type="float" office:value="236" calcext:value-type="float">
            <text:p>236</text:p>
          </table:table-cell>
          <table:table-cell table:formula="of:=[.D237]*100" office:value-type="float" office:value="-1.21396903" calcext:value-type="float">
            <text:p>-1.21396903</text:p>
          </table:table-cell>
          <table:table-cell table:formula="of:=[.E237]*100" office:value-type="float" office:value="-0.106305" calcext:value-type="float">
            <text:p>-0.106305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179.0573577881" calcext:value-type="float">
            <text:p>179.0573577881</text:p>
          </table:table-cell>
          <table:table-cell office:value-type="float" office:value="-0.6001910078" calcext:value-type="float">
            <text:p>-0.60019100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5773" calcext:value-type="float">
            <text:p>-0.00075773</text:p>
          </table:table-cell>
          <table:table-cell office:value-type="float" office:value="-0.0002430406" calcext:value-type="float">
            <text:p>-0.0002430406</text:p>
          </table:table-cell>
          <table:table-cell office:value-type="float" office:value="237" calcext:value-type="float">
            <text:p>237</text:p>
          </table:table-cell>
          <table:table-cell table:formula="of:=[.D238]*100" office:value-type="float" office:value="-1.21396903" calcext:value-type="float">
            <text:p>-1.21396903</text:p>
          </table:table-cell>
          <table:table-cell table:formula="of:=[.E238]*100" office:value-type="float" office:value="-0.075773" calcext:value-type="float">
            <text:p>-0.075773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179.0502471924" calcext:value-type="float">
            <text:p>179.0502471924</text:p>
          </table:table-cell>
          <table:table-cell office:value-type="float" office:value="-0.64042513" calcext:value-type="float">
            <text:p>-0.6404251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8609" calcext:value-type="float">
            <text:p>-0.00028609</text:p>
          </table:table-cell>
          <table:table-cell office:value-type="float" office:value="-0.0002886734" calcext:value-type="float">
            <text:p>-0.0002886734</text:p>
          </table:table-cell>
          <table:table-cell office:value-type="float" office:value="238" calcext:value-type="float">
            <text:p>238</text:p>
          </table:table-cell>
          <table:table-cell table:formula="of:=[.D239]*100" office:value-type="float" office:value="-1.21396903" calcext:value-type="float">
            <text:p>-1.21396903</text:p>
          </table:table-cell>
          <table:table-cell table:formula="of:=[.E239]*100" office:value-type="float" office:value="-0.028609" calcext:value-type="float">
            <text:p>-0.028609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179.0399627686" calcext:value-type="float">
            <text:p>179.0399627686</text:p>
          </table:table-cell>
          <table:table-cell office:value-type="float" office:value="-0.5071464297" calcext:value-type="float">
            <text:p>-0.50714642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86017" calcext:value-type="float">
            <text:p>-0.00086017</text:p>
          </table:table-cell>
          <table:table-cell office:value-type="float" office:value="-0.0003426058" calcext:value-type="float">
            <text:p>-0.0003426058</text:p>
          </table:table-cell>
          <table:table-cell office:value-type="float" office:value="239" calcext:value-type="float">
            <text:p>239</text:p>
          </table:table-cell>
          <table:table-cell table:formula="of:=[.D240]*100" office:value-type="float" office:value="-1.21396903" calcext:value-type="float">
            <text:p>-1.21396903</text:p>
          </table:table-cell>
          <table:table-cell table:formula="of:=[.E240]*100" office:value-type="float" office:value="-0.086017" calcext:value-type="float">
            <text:p>-0.086017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179.0428314209" calcext:value-type="float">
            <text:p>179.0428314209</text:p>
          </table:table-cell>
          <table:table-cell office:value-type="float" office:value="-0.7005795443" calcext:value-type="float">
            <text:p>-0.700579544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04661" calcext:value-type="float">
            <text:p>0.00004661</text:p>
          </table:table-cell>
          <table:table-cell office:value-type="float" office:value="-0.0000509907" calcext:value-type="float">
            <text:p>-5.09907E-05</text:p>
          </table:table-cell>
          <table:table-cell office:value-type="float" office:value="240" calcext:value-type="float">
            <text:p>240</text:p>
          </table:table-cell>
          <table:table-cell table:formula="of:=[.D241]*100" office:value-type="float" office:value="-1.21396903" calcext:value-type="float">
            <text:p>-1.21396903</text:p>
          </table:table-cell>
          <table:table-cell table:formula="of:=[.E241]*100" office:value-type="float" office:value="0.004661" calcext:value-type="float">
            <text:p>0.004661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179.0341796875" calcext:value-type="float">
            <text:p>179.0341796875</text:p>
          </table:table-cell>
          <table:table-cell office:value-type="float" office:value="-0.5648739869" calcext:value-type="float">
            <text:p>-0.56487398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5368" calcext:value-type="float">
            <text:p>-0.00025368</text:p>
          </table:table-cell>
          <table:table-cell office:value-type="float" office:value="-0.0002249656" calcext:value-type="float">
            <text:p>-0.0002249656</text:p>
          </table:table-cell>
          <table:table-cell office:value-type="float" office:value="241" calcext:value-type="float">
            <text:p>241</text:p>
          </table:table-cell>
          <table:table-cell table:formula="of:=[.D242]*100" office:value-type="float" office:value="-1.21396903" calcext:value-type="float">
            <text:p>-1.21396903</text:p>
          </table:table-cell>
          <table:table-cell table:formula="of:=[.E242]*100" office:value-type="float" office:value="-0.025368" calcext:value-type="float">
            <text:p>-0.025368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79.0345916748" calcext:value-type="float">
            <text:p>179.0345916748</text:p>
          </table:table-cell>
          <table:table-cell office:value-type="float" office:value="-0.5131177339" calcext:value-type="float">
            <text:p>-0.513117733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9877" calcext:value-type="float">
            <text:p>-0.00079877</text:p>
          </table:table-cell>
          <table:table-cell office:value-type="float" office:value="-0.0001612939" calcext:value-type="float">
            <text:p>-0.0001612939</text:p>
          </table:table-cell>
          <table:table-cell office:value-type="float" office:value="242" calcext:value-type="float">
            <text:p>242</text:p>
          </table:table-cell>
          <table:table-cell table:formula="of:=[.D243]*100" office:value-type="float" office:value="-1.21396903" calcext:value-type="float">
            <text:p>-1.21396903</text:p>
          </table:table-cell>
          <table:table-cell table:formula="of:=[.E243]*100" office:value-type="float" office:value="-0.079877" calcext:value-type="float">
            <text:p>-0.079877</text:p>
          </table:table-cell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179.0399169922" calcext:value-type="float">
            <text:p>179.0399169922</text:p>
          </table:table-cell>
          <table:table-cell office:value-type="float" office:value="-0.577018241" calcext:value-type="float">
            <text:p>-0.5770182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3608" calcext:value-type="float">
            <text:p>-0.00073608</text:p>
          </table:table-cell>
          <table:table-cell office:value-type="float" office:value="-0.0002336466" calcext:value-type="float">
            <text:p>-0.0002336466</text:p>
          </table:table-cell>
          <table:table-cell office:value-type="float" office:value="243" calcext:value-type="float">
            <text:p>243</text:p>
          </table:table-cell>
          <table:table-cell table:formula="of:=[.D244]*100" office:value-type="float" office:value="-1.21396903" calcext:value-type="float">
            <text:p>-1.21396903</text:p>
          </table:table-cell>
          <table:table-cell table:formula="of:=[.E244]*100" office:value-type="float" office:value="-0.073608" calcext:value-type="float">
            <text:p>-0.07360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79.0321044922" calcext:value-type="float">
            <text:p>179.0321044922</text:p>
          </table:table-cell>
          <table:table-cell office:value-type="float" office:value="-0.4555072918" calcext:value-type="float">
            <text:p>-0.45550729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50424" calcext:value-type="float">
            <text:p>-0.00150424</text:p>
          </table:table-cell>
          <table:table-cell office:value-type="float" office:value="-0.0003077323" calcext:value-type="float">
            <text:p>-0.0003077323</text:p>
          </table:table-cell>
          <table:table-cell office:value-type="float" office:value="244" calcext:value-type="float">
            <text:p>244</text:p>
          </table:table-cell>
          <table:table-cell table:formula="of:=[.D245]*100" office:value-type="float" office:value="-1.21396903" calcext:value-type="float">
            <text:p>-1.21396903</text:p>
          </table:table-cell>
          <table:table-cell table:formula="of:=[.E245]*100" office:value-type="float" office:value="-0.150424" calcext:value-type="float">
            <text:p>-0.150424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179.0413360596" calcext:value-type="float">
            <text:p>179.0413360596</text:p>
          </table:table-cell>
          <table:table-cell office:value-type="float" office:value="-0.537322726" calcext:value-type="float">
            <text:p>-0.5373227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47079" calcext:value-type="float">
            <text:p>-0.00147079</text:p>
          </table:table-cell>
          <table:table-cell office:value-type="float" office:value="-0.000190317" calcext:value-type="float">
            <text:p>-0.000190317</text:p>
          </table:table-cell>
          <table:table-cell office:value-type="float" office:value="245" calcext:value-type="float">
            <text:p>245</text:p>
          </table:table-cell>
          <table:table-cell table:formula="of:=[.D246]*100" office:value-type="float" office:value="-1.21396903" calcext:value-type="float">
            <text:p>-1.21396903</text:p>
          </table:table-cell>
          <table:table-cell table:formula="of:=[.E246]*100" office:value-type="float" office:value="-0.147079" calcext:value-type="float">
            <text:p>-0.147079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79.036529541" calcext:value-type="float">
            <text:p>179.036529541</text:p>
          </table:table-cell>
          <table:table-cell office:value-type="float" office:value="-0.5880127324" calcext:value-type="float">
            <text:p>-0.58801273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11062" calcext:value-type="float">
            <text:p>-0.00111062</text:p>
          </table:table-cell>
          <table:table-cell office:value-type="float" office:value="-0.0001452014" calcext:value-type="float">
            <text:p>-0.0001452014</text:p>
          </table:table-cell>
          <table:table-cell office:value-type="float" office:value="246" calcext:value-type="float">
            <text:p>246</text:p>
          </table:table-cell>
          <table:table-cell table:formula="of:=[.D247]*100" office:value-type="float" office:value="-1.21396903" calcext:value-type="float">
            <text:p>-1.21396903</text:p>
          </table:table-cell>
          <table:table-cell table:formula="of:=[.E247]*100" office:value-type="float" office:value="-0.111062" calcext:value-type="float">
            <text:p>-0.111062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179.0173950195" calcext:value-type="float">
            <text:p>179.0173950195</text:p>
          </table:table-cell>
          <table:table-cell office:value-type="float" office:value="-0.5696354257" calcext:value-type="float">
            <text:p>-0.56963542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9931" calcext:value-type="float">
            <text:p>-0.0009931</text:p>
          </table:table-cell>
          <table:table-cell office:value-type="float" office:value="-0.0001314387" calcext:value-type="float">
            <text:p>-0.0001314387</text:p>
          </table:table-cell>
          <table:table-cell office:value-type="float" office:value="247" calcext:value-type="float">
            <text:p>247</text:p>
          </table:table-cell>
          <table:table-cell table:formula="of:=[.D248]*100" office:value-type="float" office:value="-1.21396903" calcext:value-type="float">
            <text:p>-1.21396903</text:p>
          </table:table-cell>
          <table:table-cell table:formula="of:=[.E248]*100" office:value-type="float" office:value="-0.09931" calcext:value-type="float">
            <text:p>-0.09931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179.0175170898" calcext:value-type="float">
            <text:p>179.0175170898</text:p>
          </table:table-cell>
          <table:table-cell office:value-type="float" office:value="-0.5354031988" calcext:value-type="float">
            <text:p>-0.535403198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14297" calcext:value-type="float">
            <text:p>-0.00114297</text:p>
          </table:table-cell>
          <table:table-cell office:value-type="float" office:value="-0.0001360134" calcext:value-type="float">
            <text:p>-0.0001360134</text:p>
          </table:table-cell>
          <table:table-cell office:value-type="float" office:value="248" calcext:value-type="float">
            <text:p>248</text:p>
          </table:table-cell>
          <table:table-cell table:formula="of:=[.D249]*100" office:value-type="float" office:value="-1.21396903" calcext:value-type="float">
            <text:p>-1.21396903</text:p>
          </table:table-cell>
          <table:table-cell table:formula="of:=[.E249]*100" office:value-type="float" office:value="-0.114297" calcext:value-type="float">
            <text:p>-0.114297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79.018157959" calcext:value-type="float">
            <text:p>179.018157959</text:p>
          </table:table-cell>
          <table:table-cell office:value-type="float" office:value="-0.5627143772" calcext:value-type="float">
            <text:p>-0.56271437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6079" calcext:value-type="float">
            <text:p>-0.00106079</text:p>
          </table:table-cell>
          <table:table-cell office:value-type="float" office:value="-0.0001353995" calcext:value-type="float">
            <text:p>-0.0001353995</text:p>
          </table:table-cell>
          <table:table-cell office:value-type="float" office:value="249" calcext:value-type="float">
            <text:p>249</text:p>
          </table:table-cell>
          <table:table-cell table:formula="of:=[.D250]*100" office:value-type="float" office:value="-1.21396903" calcext:value-type="float">
            <text:p>-1.21396903</text:p>
          </table:table-cell>
          <table:table-cell table:formula="of:=[.E250]*100" office:value-type="float" office:value="-0.106079" calcext:value-type="float">
            <text:p>-0.106079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79.0150909424" calcext:value-type="float">
            <text:p>179.0150909424</text:p>
          </table:table-cell>
          <table:table-cell office:value-type="float" office:value="-0.5276442848" calcext:value-type="float">
            <text:p>-0.527644284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23979" calcext:value-type="float">
            <text:p>-0.00123979</text:p>
          </table:table-cell>
          <table:table-cell office:value-type="float" office:value="-0.0001594063" calcext:value-type="float">
            <text:p>-0.0001594063</text:p>
          </table:table-cell>
          <table:table-cell office:value-type="float" office:value="250" calcext:value-type="float">
            <text:p>250</text:p>
          </table:table-cell>
          <table:table-cell table:formula="of:=[.D251]*100" office:value-type="float" office:value="-1.21396903" calcext:value-type="float">
            <text:p>-1.21396903</text:p>
          </table:table-cell>
          <table:table-cell table:formula="of:=[.E251]*100" office:value-type="float" office:value="-0.123979" calcext:value-type="float">
            <text:p>-0.123979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79.0343933105" calcext:value-type="float">
            <text:p>179.0343933105</text:p>
          </table:table-cell>
          <table:table-cell office:value-type="float" office:value="-0.5102126435" calcext:value-type="float">
            <text:p>-0.51021264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47527" calcext:value-type="float">
            <text:p>-0.00147527</text:p>
          </table:table-cell>
          <table:table-cell office:value-type="float" office:value="-0.000282365" calcext:value-type="float">
            <text:p>-0.000282365</text:p>
          </table:table-cell>
          <table:table-cell office:value-type="float" office:value="251" calcext:value-type="float">
            <text:p>251</text:p>
          </table:table-cell>
          <table:table-cell table:formula="of:=[.D252]*100" office:value-type="float" office:value="-1.21396903" calcext:value-type="float">
            <text:p>-1.21396903</text:p>
          </table:table-cell>
          <table:table-cell table:formula="of:=[.E252]*100" office:value-type="float" office:value="-0.147527" calcext:value-type="float">
            <text:p>-0.147527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179.0413208008" calcext:value-type="float">
            <text:p>179.0413208008</text:p>
          </table:table-cell>
          <table:table-cell office:value-type="float" office:value="-0.4790546338" calcext:value-type="float">
            <text:p>-0.47905463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83987" calcext:value-type="float">
            <text:p>-0.00183987</text:p>
          </table:table-cell>
          <table:table-cell office:value-type="float" office:value="-0.0001339924" calcext:value-type="float">
            <text:p>-0.0001339924</text:p>
          </table:table-cell>
          <table:table-cell office:value-type="float" office:value="252" calcext:value-type="float">
            <text:p>252</text:p>
          </table:table-cell>
          <table:table-cell table:formula="of:=[.D253]*100" office:value-type="float" office:value="-1.21396903" calcext:value-type="float">
            <text:p>-1.21396903</text:p>
          </table:table-cell>
          <table:table-cell table:formula="of:=[.E253]*100" office:value-type="float" office:value="-0.183987" calcext:value-type="float">
            <text:p>-0.183987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79.0447692871" calcext:value-type="float">
            <text:p>179.0447692871</text:p>
          </table:table-cell>
          <table:table-cell office:value-type="float" office:value="-0.5580113929" calcext:value-type="float">
            <text:p>-0.55801139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55655" calcext:value-type="float">
            <text:p>-0.00155655</text:p>
          </table:table-cell>
          <table:table-cell office:value-type="float" office:value="-0.0001309255" calcext:value-type="float">
            <text:p>-0.0001309255</text:p>
          </table:table-cell>
          <table:table-cell office:value-type="float" office:value="253" calcext:value-type="float">
            <text:p>253</text:p>
          </table:table-cell>
          <table:table-cell table:formula="of:=[.D254]*100" office:value-type="float" office:value="-1.21396903" calcext:value-type="float">
            <text:p>-1.21396903</text:p>
          </table:table-cell>
          <table:table-cell table:formula="of:=[.E254]*100" office:value-type="float" office:value="-0.155655" calcext:value-type="float">
            <text:p>-0.155655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179.0547790527" calcext:value-type="float">
            <text:p>179.0547790527</text:p>
          </table:table-cell>
          <table:table-cell office:value-type="float" office:value="-0.4967331097" calcext:value-type="float">
            <text:p>-0.49673310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7762" calcext:value-type="float">
            <text:p>-0.0017762</text:p>
          </table:table-cell>
          <table:table-cell office:value-type="float" office:value="-0.0002414423" calcext:value-type="float">
            <text:p>-0.0002414423</text:p>
          </table:table-cell>
          <table:table-cell office:value-type="float" office:value="254" calcext:value-type="float">
            <text:p>254</text:p>
          </table:table-cell>
          <table:table-cell table:formula="of:=[.D255]*100" office:value-type="float" office:value="-1.21396903" calcext:value-type="float">
            <text:p>-1.21396903</text:p>
          </table:table-cell>
          <table:table-cell table:formula="of:=[.E255]*100" office:value-type="float" office:value="-0.17762" calcext:value-type="float">
            <text:p>-0.17762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79.0695953369" calcext:value-type="float">
            <text:p>179.0695953369</text:p>
          </table:table-cell>
          <table:table-cell office:value-type="float" office:value="-0.4679196065" calcext:value-type="float">
            <text:p>-0.46791960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11463" calcext:value-type="float">
            <text:p>-0.00211463</text:p>
          </table:table-cell>
          <table:table-cell office:value-type="float" office:value="-0.0003081421" calcext:value-type="float">
            <text:p>-0.0003081421</text:p>
          </table:table-cell>
          <table:table-cell office:value-type="float" office:value="255" calcext:value-type="float">
            <text:p>255</text:p>
          </table:table-cell>
          <table:table-cell table:formula="of:=[.D256]*100" office:value-type="float" office:value="-1.21396903" calcext:value-type="float">
            <text:p>-1.21396903</text:p>
          </table:table-cell>
          <table:table-cell table:formula="of:=[.E256]*100" office:value-type="float" office:value="-0.211463" calcext:value-type="float">
            <text:p>-0.211463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179.0596160889" calcext:value-type="float">
            <text:p>179.0596160889</text:p>
          </table:table-cell>
          <table:table-cell office:value-type="float" office:value="-0.4868536378" calcext:value-type="float">
            <text:p>-0.48685363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21395" calcext:value-type="float">
            <text:p>-0.00221395</text:p>
          </table:table-cell>
          <table:table-cell office:value-type="float" office:value="-0.0003021244" calcext:value-type="float">
            <text:p>-0.0003021244</text:p>
          </table:table-cell>
          <table:table-cell office:value-type="float" office:value="256" calcext:value-type="float">
            <text:p>256</text:p>
          </table:table-cell>
          <table:table-cell table:formula="of:=[.D257]*100" office:value-type="float" office:value="-1.21396903" calcext:value-type="float">
            <text:p>-1.21396903</text:p>
          </table:table-cell>
          <table:table-cell table:formula="of:=[.E257]*100" office:value-type="float" office:value="-0.221395" calcext:value-type="float">
            <text:p>-0.221395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79.0628967285" calcext:value-type="float">
            <text:p>179.0628967285</text:p>
          </table:table-cell>
          <table:table-cell office:value-type="float" office:value="-0.5100037783" calcext:value-type="float">
            <text:p>-0.51000377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12583" calcext:value-type="float">
            <text:p>-0.00212583</text:p>
          </table:table-cell>
          <table:table-cell office:value-type="float" office:value="-0.0002230307" calcext:value-type="float">
            <text:p>-0.0002230307</text:p>
          </table:table-cell>
          <table:table-cell office:value-type="float" office:value="257" calcext:value-type="float">
            <text:p>257</text:p>
          </table:table-cell>
          <table:table-cell table:formula="of:=[.D258]*100" office:value-type="float" office:value="-1.21396903" calcext:value-type="float">
            <text:p>-1.21396903</text:p>
          </table:table-cell>
          <table:table-cell table:formula="of:=[.E258]*100" office:value-type="float" office:value="-0.212583" calcext:value-type="float">
            <text:p>-0.212583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79.065612793" calcext:value-type="float">
            <text:p>179.065612793</text:p>
          </table:table-cell>
          <table:table-cell office:value-type="float" office:value="-0.5363796887" calcext:value-type="float">
            <text:p>-0.53637968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8913" calcext:value-type="float">
            <text:p>-0.0018913</text:p>
          </table:table-cell>
          <table:table-cell office:value-type="float" office:value="-0.0002160682" calcext:value-type="float">
            <text:p>-0.0002160682</text:p>
          </table:table-cell>
          <table:table-cell office:value-type="float" office:value="258" calcext:value-type="float">
            <text:p>258</text:p>
          </table:table-cell>
          <table:table-cell table:formula="of:=[.D259]*100" office:value-type="float" office:value="-1.21396903" calcext:value-type="float">
            <text:p>-1.21396903</text:p>
          </table:table-cell>
          <table:table-cell table:formula="of:=[.E259]*100" office:value-type="float" office:value="-0.18913" calcext:value-type="float">
            <text:p>-0.18913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79.0665893555" calcext:value-type="float">
            <text:p>179.0665893555</text:p>
          </table:table-cell>
          <table:table-cell office:value-type="float" office:value="-0.5668816598" calcext:value-type="float">
            <text:p>-0.566881659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53169" calcext:value-type="float">
            <text:p>-0.00153169</text:p>
          </table:table-cell>
          <table:table-cell office:value-type="float" office:value="-0.0002132513" calcext:value-type="float">
            <text:p>-0.0002132513</text:p>
          </table:table-cell>
          <table:table-cell office:value-type="float" office:value="259" calcext:value-type="float">
            <text:p>259</text:p>
          </table:table-cell>
          <table:table-cell table:formula="of:=[.D260]*100" office:value-type="float" office:value="-1.21396903" calcext:value-type="float">
            <text:p>-1.21396903</text:p>
          </table:table-cell>
          <table:table-cell table:formula="of:=[.E260]*100" office:value-type="float" office:value="-0.153169" calcext:value-type="float">
            <text:p>-0.153169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79.0599822998" calcext:value-type="float">
            <text:p>179.0599822998</text:p>
          </table:table-cell>
          <table:table-cell office:value-type="float" office:value="-0.5179763584" calcext:value-type="float">
            <text:p>-0.51797635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61804" calcext:value-type="float">
            <text:p>-0.00161804</text:p>
          </table:table-cell>
          <table:table-cell office:value-type="float" office:value="-0.0001001592" calcext:value-type="float">
            <text:p>-0.0001001592</text:p>
          </table:table-cell>
          <table:table-cell office:value-type="float" office:value="260" calcext:value-type="float">
            <text:p>260</text:p>
          </table:table-cell>
          <table:table-cell table:formula="of:=[.D261]*100" office:value-type="float" office:value="-1.21396903" calcext:value-type="float">
            <text:p>-1.21396903</text:p>
          </table:table-cell>
          <table:table-cell table:formula="of:=[.E261]*100" office:value-type="float" office:value="-0.161804" calcext:value-type="float">
            <text:p>-0.161804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179.0626831055" calcext:value-type="float">
            <text:p>179.0626831055</text:p>
          </table:table-cell>
          <table:table-cell office:value-type="float" office:value="-0.5421245211" calcext:value-type="float">
            <text:p>-0.54212452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51462" calcext:value-type="float">
            <text:p>-0.00151462</text:p>
          </table:table-cell>
          <table:table-cell office:value-type="float" office:value="-0.0001986622" calcext:value-type="float">
            <text:p>-0.0001986622</text:p>
          </table:table-cell>
          <table:table-cell office:value-type="float" office:value="261" calcext:value-type="float">
            <text:p>261</text:p>
          </table:table-cell>
          <table:table-cell table:formula="of:=[.D262]*100" office:value-type="float" office:value="-1.21396903" calcext:value-type="float">
            <text:p>-1.21396903</text:p>
          </table:table-cell>
          <table:table-cell table:formula="of:=[.E262]*100" office:value-type="float" office:value="-0.151462" calcext:value-type="float">
            <text:p>-0.151462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179.067489624" calcext:value-type="float">
            <text:p>179.067489624</text:p>
          </table:table-cell>
          <table:table-cell office:value-type="float" office:value="-0.5520028834" calcext:value-type="float">
            <text:p>-0.55200288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7985" calcext:value-type="float">
            <text:p>-0.00137985</text:p>
          </table:table-cell>
          <table:table-cell office:value-type="float" office:value="-0.0001162089" calcext:value-type="float">
            <text:p>-0.0001162089</text:p>
          </table:table-cell>
          <table:table-cell office:value-type="float" office:value="262" calcext:value-type="float">
            <text:p>262</text:p>
          </table:table-cell>
          <table:table-cell table:formula="of:=[.D263]*100" office:value-type="float" office:value="-1.21396903" calcext:value-type="float">
            <text:p>-1.21396903</text:p>
          </table:table-cell>
          <table:table-cell table:formula="of:=[.E263]*100" office:value-type="float" office:value="-0.137985" calcext:value-type="float">
            <text:p>-0.13798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79.0558166504" calcext:value-type="float">
            <text:p>179.0558166504</text:p>
          </table:table-cell>
          <table:table-cell office:value-type="float" office:value="-0.647285093" calcext:value-type="float">
            <text:p>-0.6472850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65494" calcext:value-type="float">
            <text:p>-0.00065494</text:p>
          </table:table-cell>
          <table:table-cell office:value-type="float" office:value="0.0000416317" calcext:value-type="float">
            <text:p>4.16317E-05</text:p>
          </table:table-cell>
          <table:table-cell office:value-type="float" office:value="263" calcext:value-type="float">
            <text:p>263</text:p>
          </table:table-cell>
          <table:table-cell table:formula="of:=[.D264]*100" office:value-type="float" office:value="-1.21396903" calcext:value-type="float">
            <text:p>-1.21396903</text:p>
          </table:table-cell>
          <table:table-cell table:formula="of:=[.E264]*100" office:value-type="float" office:value="-0.065494" calcext:value-type="float">
            <text:p>-0.065494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79.0668487549" calcext:value-type="float">
            <text:p>179.0668487549</text:p>
          </table:table-cell>
          <table:table-cell office:value-type="float" office:value="-0.6602556154" calcext:value-type="float">
            <text:p>-0.66025561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08541" calcext:value-type="float">
            <text:p>-0.00008541</text:p>
          </table:table-cell>
          <table:table-cell office:value-type="float" office:value="-0.0000780727" calcext:value-type="float">
            <text:p>-7.80727E-05</text:p>
          </table:table-cell>
          <table:table-cell office:value-type="float" office:value="264" calcext:value-type="float">
            <text:p>264</text:p>
          </table:table-cell>
          <table:table-cell table:formula="of:=[.D265]*100" office:value-type="float" office:value="-1.21396903" calcext:value-type="float">
            <text:p>-1.21396903</text:p>
          </table:table-cell>
          <table:table-cell table:formula="of:=[.E265]*100" office:value-type="float" office:value="-0.008541" calcext:value-type="float">
            <text:p>-0.008541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79.0679321289" calcext:value-type="float">
            <text:p>179.0679321289</text:p>
          </table:table-cell>
          <table:table-cell office:value-type="float" office:value="-0.6353584674" calcext:value-type="float">
            <text:p>-0.63535846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12817" calcext:value-type="float">
            <text:p>0.00012817</text:p>
          </table:table-cell>
          <table:table-cell office:value-type="float" office:value="-0.0000934896" calcext:value-type="float">
            <text:p>-9.34896E-05</text:p>
          </table:table-cell>
          <table:table-cell office:value-type="float" office:value="265" calcext:value-type="float">
            <text:p>265</text:p>
          </table:table-cell>
          <table:table-cell table:formula="of:=[.D266]*100" office:value-type="float" office:value="-1.21396903" calcext:value-type="float">
            <text:p>-1.21396903</text:p>
          </table:table-cell>
          <table:table-cell table:formula="of:=[.E266]*100" office:value-type="float" office:value="0.012817" calcext:value-type="float">
            <text:p>0.012817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179.0551300049" calcext:value-type="float">
            <text:p>179.0551300049</text:p>
          </table:table-cell>
          <table:table-cell office:value-type="float" office:value="-0.5862199734" calcext:value-type="float">
            <text:p>-0.58621997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05704" calcext:value-type="float">
            <text:p>-0.00005704</text:p>
          </table:table-cell>
          <table:table-cell office:value-type="float" office:value="-0.0002047886" calcext:value-type="float">
            <text:p>-0.0002047886</text:p>
          </table:table-cell>
          <table:table-cell office:value-type="float" office:value="266" calcext:value-type="float">
            <text:p>266</text:p>
          </table:table-cell>
          <table:table-cell table:formula="of:=[.D267]*100" office:value-type="float" office:value="-1.21396903" calcext:value-type="float">
            <text:p>-1.21396903</text:p>
          </table:table-cell>
          <table:table-cell table:formula="of:=[.E267]*100" office:value-type="float" office:value="-0.005704" calcext:value-type="float">
            <text:p>-0.005704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79.0556793213" calcext:value-type="float">
            <text:p>179.0556793213</text:p>
          </table:table-cell>
          <table:table-cell office:value-type="float" office:value="-0.5722978521" calcext:value-type="float">
            <text:p>-0.57229785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7327" calcext:value-type="float">
            <text:p>-0.00027327</text:p>
          </table:table-cell>
          <table:table-cell office:value-type="float" office:value="-0.0002061324" calcext:value-type="float">
            <text:p>-0.0002061324</text:p>
          </table:table-cell>
          <table:table-cell office:value-type="float" office:value="267" calcext:value-type="float">
            <text:p>267</text:p>
          </table:table-cell>
          <table:table-cell table:formula="of:=[.D268]*100" office:value-type="float" office:value="-1.21396903" calcext:value-type="float">
            <text:p>-1.21396903</text:p>
          </table:table-cell>
          <table:table-cell table:formula="of:=[.E268]*100" office:value-type="float" office:value="-0.027327" calcext:value-type="float">
            <text:p>-0.027327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179.0621032715" calcext:value-type="float">
            <text:p>179.0621032715</text:p>
          </table:table-cell>
          <table:table-cell office:value-type="float" office:value="-0.6052759916" calcext:value-type="float">
            <text:p>-0.60527599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19754" calcext:value-type="float">
            <text:p>-0.00019754</text:p>
          </table:table-cell>
          <table:table-cell office:value-type="float" office:value="-0.0000978975" calcext:value-type="float">
            <text:p>-9.78975E-05</text:p>
          </table:table-cell>
          <table:table-cell office:value-type="float" office:value="268" calcext:value-type="float">
            <text:p>268</text:p>
          </table:table-cell>
          <table:table-cell table:formula="of:=[.D269]*100" office:value-type="float" office:value="-1.21396903" calcext:value-type="float">
            <text:p>-1.21396903</text:p>
          </table:table-cell>
          <table:table-cell table:formula="of:=[.E269]*100" office:value-type="float" office:value="-0.019754" calcext:value-type="float">
            <text:p>-0.019754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79.0589904785" calcext:value-type="float">
            <text:p>179.0589904785</text:p>
          </table:table-cell>
          <table:table-cell office:value-type="float" office:value="-0.5791574684" calcext:value-type="float">
            <text:p>-0.57915746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32116" calcext:value-type="float">
            <text:p>-0.00032116</text:p>
          </table:table-cell>
          <table:table-cell office:value-type="float" office:value="-0.0001748596" calcext:value-type="float">
            <text:p>-0.0001748596</text:p>
          </table:table-cell>
          <table:table-cell office:value-type="float" office:value="269" calcext:value-type="float">
            <text:p>269</text:p>
          </table:table-cell>
          <table:table-cell table:formula="of:=[.D270]*100" office:value-type="float" office:value="-1.21396903" calcext:value-type="float">
            <text:p>-1.21396903</text:p>
          </table:table-cell>
          <table:table-cell table:formula="of:=[.E270]*100" office:value-type="float" office:value="-0.032116" calcext:value-type="float">
            <text:p>-0.032116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79.0579223633" calcext:value-type="float">
            <text:p>179.0579223633</text:p>
          </table:table-cell>
          <table:table-cell office:value-type="float" office:value="-0.6066604775" calcext:value-type="float">
            <text:p>-0.60666047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2023" calcext:value-type="float">
            <text:p>-0.00022023</text:p>
          </table:table-cell>
          <table:table-cell office:value-type="float" office:value="-0.0001109667" calcext:value-type="float">
            <text:p>-0.0001109667</text:p>
          </table:table-cell>
          <table:table-cell office:value-type="float" office:value="270" calcext:value-type="float">
            <text:p>270</text:p>
          </table:table-cell>
          <table:table-cell table:formula="of:=[.D271]*100" office:value-type="float" office:value="-1.21396903" calcext:value-type="float">
            <text:p>-1.21396903</text:p>
          </table:table-cell>
          <table:table-cell table:formula="of:=[.E271]*100" office:value-type="float" office:value="-0.022023" calcext:value-type="float">
            <text:p>-0.022023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79.065322876" calcext:value-type="float">
            <text:p>179.065322876</text:p>
          </table:table-cell>
          <table:table-cell office:value-type="float" office:value="-0.631762014" calcext:value-type="float">
            <text:p>-0.6317620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01435" calcext:value-type="float">
            <text:p>0.00001435</text:p>
          </table:table-cell>
          <table:table-cell office:value-type="float" office:value="-0.000178582" calcext:value-type="float">
            <text:p>-0.000178582</text:p>
          </table:table-cell>
          <table:table-cell office:value-type="float" office:value="271" calcext:value-type="float">
            <text:p>271</text:p>
          </table:table-cell>
          <table:table-cell table:formula="of:=[.D272]*100" office:value-type="float" office:value="-1.21396903" calcext:value-type="float">
            <text:p>-1.21396903</text:p>
          </table:table-cell>
          <table:table-cell table:formula="of:=[.E272]*100" office:value-type="float" office:value="0.001435" calcext:value-type="float">
            <text:p>0.001435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179.0553741455" calcext:value-type="float">
            <text:p>179.0553741455</text:p>
          </table:table-cell>
          <table:table-cell office:value-type="float" office:value="-0.6300906516" calcext:value-type="float">
            <text:p>-0.63009065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15953" calcext:value-type="float">
            <text:p>0.00015953</text:p>
          </table:table-cell>
          <table:table-cell office:value-type="float" office:value="-0.0000589683" calcext:value-type="float">
            <text:p>-5.89683E-05</text:p>
          </table:table-cell>
          <table:table-cell office:value-type="float" office:value="272" calcext:value-type="float">
            <text:p>272</text:p>
          </table:table-cell>
          <table:table-cell table:formula="of:=[.D273]*100" office:value-type="float" office:value="-1.21396903" calcext:value-type="float">
            <text:p>-1.21396903</text:p>
          </table:table-cell>
          <table:table-cell table:formula="of:=[.E273]*100" office:value-type="float" office:value="0.015953" calcext:value-type="float">
            <text:p>0.015953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79.0423278809" calcext:value-type="float">
            <text:p>179.0423278809</text:p>
          </table:table-cell>
          <table:table-cell office:value-type="float" office:value="-0.5857589056" calcext:value-type="float">
            <text:p>-0.585758905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03921" calcext:value-type="float">
            <text:p>-0.00003921</text:p>
          </table:table-cell>
          <table:table-cell office:value-type="float" office:value="-0.0001910869" calcext:value-type="float">
            <text:p>-0.0001910869</text:p>
          </table:table-cell>
          <table:table-cell office:value-type="float" office:value="273" calcext:value-type="float">
            <text:p>273</text:p>
          </table:table-cell>
          <table:table-cell table:formula="of:=[.D274]*100" office:value-type="float" office:value="-1.21396903" calcext:value-type="float">
            <text:p>-1.21396903</text:p>
          </table:table-cell>
          <table:table-cell table:formula="of:=[.E274]*100" office:value-type="float" office:value="-0.003921" calcext:value-type="float">
            <text:p>-0.003921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79.0372467041" calcext:value-type="float">
            <text:p>179.0372467041</text:p>
          </table:table-cell>
          <table:table-cell office:value-type="float" office:value="-0.6582123908" calcext:value-type="float">
            <text:p>-0.65821239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1128" calcext:value-type="float">
            <text:p>0.00031128</text:p>
          </table:table-cell>
          <table:table-cell office:value-type="float" office:value="-0.0000877322" calcext:value-type="float">
            <text:p>-8.77322E-05</text:p>
          </table:table-cell>
          <table:table-cell office:value-type="float" office:value="274" calcext:value-type="float">
            <text:p>274</text:p>
          </table:table-cell>
          <table:table-cell table:formula="of:=[.D275]*100" office:value-type="float" office:value="-1.21396903" calcext:value-type="float">
            <text:p>-1.21396903</text:p>
          </table:table-cell>
          <table:table-cell table:formula="of:=[.E275]*100" office:value-type="float" office:value="0.031128" calcext:value-type="float">
            <text:p>0.03112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0442657471" calcext:value-type="float">
            <text:p>179.0442657471</text:p>
          </table:table-cell>
          <table:table-cell office:value-type="float" office:value="-0.6610527669" calcext:value-type="float">
            <text:p>-0.66105276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56379" calcext:value-type="float">
            <text:p>0.00056379</text:p>
          </table:table-cell>
          <table:table-cell office:value-type="float" office:value="-0.0001856401" calcext:value-type="float">
            <text:p>-0.0001856401</text:p>
          </table:table-cell>
          <table:table-cell office:value-type="float" office:value="275" calcext:value-type="float">
            <text:p>275</text:p>
          </table:table-cell>
          <table:table-cell table:formula="of:=[.D276]*100" office:value-type="float" office:value="-1.21396903" calcext:value-type="float">
            <text:p>-1.21396903</text:p>
          </table:table-cell>
          <table:table-cell table:formula="of:=[.E276]*100" office:value-type="float" office:value="0.056379" calcext:value-type="float">
            <text:p>0.056379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0343933105" calcext:value-type="float">
            <text:p>179.0343933105</text:p>
          </table:table-cell>
          <table:table-cell office:value-type="float" office:value="-0.6826881533" calcext:value-type="float">
            <text:p>-0.68268815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87626" calcext:value-type="float">
            <text:p>0.00087626</text:p>
          </table:table-cell>
          <table:table-cell office:value-type="float" office:value="-0.0001527589" calcext:value-type="float">
            <text:p>-0.0001527589</text:p>
          </table:table-cell>
          <table:table-cell office:value-type="float" office:value="276" calcext:value-type="float">
            <text:p>276</text:p>
          </table:table-cell>
          <table:table-cell table:formula="of:=[.D277]*100" office:value-type="float" office:value="-1.21396903" calcext:value-type="float">
            <text:p>-1.21396903</text:p>
          </table:table-cell>
          <table:table-cell table:formula="of:=[.E277]*100" office:value-type="float" office:value="0.087626" calcext:value-type="float">
            <text:p>0.08762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0246276855" calcext:value-type="float">
            <text:p>179.0246276855</text:p>
          </table:table-cell>
          <table:table-cell office:value-type="float" office:value="-0.680750188" calcext:value-type="float">
            <text:p>-0.68075018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07157" calcext:value-type="float">
            <text:p>0.00107157</text:p>
          </table:table-cell>
          <table:table-cell office:value-type="float" office:value="-0.0001167858" calcext:value-type="float">
            <text:p>-0.0001167858</text:p>
          </table:table-cell>
          <table:table-cell office:value-type="float" office:value="277" calcext:value-type="float">
            <text:p>277</text:p>
          </table:table-cell>
          <table:table-cell table:formula="of:=[.D278]*100" office:value-type="float" office:value="-1.21396903" calcext:value-type="float">
            <text:p>-1.21396903</text:p>
          </table:table-cell>
          <table:table-cell table:formula="of:=[.E278]*100" office:value-type="float" office:value="0.107157" calcext:value-type="float">
            <text:p>0.107157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0320129395" calcext:value-type="float">
            <text:p>179.0320129395</text:p>
          </table:table-cell>
          <table:table-cell office:value-type="float" office:value="-0.7047863601" calcext:value-type="float">
            <text:p>-0.70478636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6194" calcext:value-type="float">
            <text:p>0.00136194</text:p>
          </table:table-cell>
          <table:table-cell office:value-type="float" office:value="-0.0000737139" calcext:value-type="float">
            <text:p>-7.37139E-05</text:p>
          </table:table-cell>
          <table:table-cell office:value-type="float" office:value="278" calcext:value-type="float">
            <text:p>278</text:p>
          </table:table-cell>
          <table:table-cell table:formula="of:=[.D279]*100" office:value-type="float" office:value="-1.21396903" calcext:value-type="float">
            <text:p>-1.21396903</text:p>
          </table:table-cell>
          <table:table-cell table:formula="of:=[.E279]*100" office:value-type="float" office:value="0.136194" calcext:value-type="float">
            <text:p>0.13619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79.0251159668" calcext:value-type="float">
            <text:p>179.0251159668</text:p>
          </table:table-cell>
          <table:table-cell office:value-type="float" office:value="-0.6811710969" calcext:value-type="float">
            <text:p>-0.68117109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9803" calcext:value-type="float">
            <text:p>0.00139803</text:p>
          </table:table-cell>
          <table:table-cell office:value-type="float" office:value="-0.0001699372" calcext:value-type="float">
            <text:p>-0.0001699372</text:p>
          </table:table-cell>
          <table:table-cell office:value-type="float" office:value="279" calcext:value-type="float">
            <text:p>279</text:p>
          </table:table-cell>
          <table:table-cell table:formula="of:=[.D280]*100" office:value-type="float" office:value="-1.21396903" calcext:value-type="float">
            <text:p>-1.21396903</text:p>
          </table:table-cell>
          <table:table-cell table:formula="of:=[.E280]*100" office:value-type="float" office:value="0.139803" calcext:value-type="float">
            <text:p>0.139803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9.0170593262" calcext:value-type="float">
            <text:p>179.0170593262</text:p>
          </table:table-cell>
          <table:table-cell office:value-type="float" office:value="-0.7171892303" calcext:value-type="float">
            <text:p>-0.71718923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66216" calcext:value-type="float">
            <text:p>0.00166216</text:p>
          </table:table-cell>
          <table:table-cell office:value-type="float" office:value="0.0000329692" calcext:value-type="float">
            <text:p>3.29692E-05</text:p>
          </table:table-cell>
          <table:table-cell office:value-type="float" office:value="280" calcext:value-type="float">
            <text:p>280</text:p>
          </table:table-cell>
          <table:table-cell table:formula="of:=[.D281]*100" office:value-type="float" office:value="-1.21396903" calcext:value-type="float">
            <text:p>-1.21396903</text:p>
          </table:table-cell>
          <table:table-cell table:formula="of:=[.E281]*100" office:value-type="float" office:value="0.166216" calcext:value-type="float">
            <text:p>0.166216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79.0196685791" calcext:value-type="float">
            <text:p>179.0196685791</text:p>
          </table:table-cell>
          <table:table-cell office:value-type="float" office:value="-0.7246946588" calcext:value-type="float">
            <text:p>-0.724694658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8882" calcext:value-type="float">
            <text:p>0.0018882</text:p>
          </table:table-cell>
          <table:table-cell office:value-type="float" office:value="-0.0000789895" calcext:value-type="float">
            <text:p>-7.89895E-05</text:p>
          </table:table-cell>
          <table:table-cell office:value-type="float" office:value="281" calcext:value-type="float">
            <text:p>281</text:p>
          </table:table-cell>
          <table:table-cell table:formula="of:=[.D282]*100" office:value-type="float" office:value="-1.21396903" calcext:value-type="float">
            <text:p>-1.21396903</text:p>
          </table:table-cell>
          <table:table-cell table:formula="of:=[.E282]*100" office:value-type="float" office:value="0.18882" calcext:value-type="float">
            <text:p>0.18882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79.0132141113" calcext:value-type="float">
            <text:p>179.0132141113</text:p>
          </table:table-cell>
          <table:table-cell office:value-type="float" office:value="-0.7119998887" calcext:value-type="float">
            <text:p>-0.71199988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95422" calcext:value-type="float">
            <text:p>0.00195422</text:p>
          </table:table-cell>
          <table:table-cell office:value-type="float" office:value="-0.0000576741" calcext:value-type="float">
            <text:p>-5.76741E-05</text:p>
          </table:table-cell>
          <table:table-cell office:value-type="float" office:value="282" calcext:value-type="float">
            <text:p>282</text:p>
          </table:table-cell>
          <table:table-cell table:formula="of:=[.D283]*100" office:value-type="float" office:value="-1.21396903" calcext:value-type="float">
            <text:p>-1.21396903</text:p>
          </table:table-cell>
          <table:table-cell table:formula="of:=[.E283]*100" office:value-type="float" office:value="0.195422" calcext:value-type="float">
            <text:p>0.195422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79.015335083" calcext:value-type="float">
            <text:p>179.015335083</text:p>
          </table:table-cell>
          <table:table-cell office:value-type="float" office:value="-0.6172741116" calcext:value-type="float">
            <text:p>-0.61727411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6681" calcext:value-type="float">
            <text:p>0.00136681</text:p>
          </table:table-cell>
          <table:table-cell office:value-type="float" office:value="-0.0001605857" calcext:value-type="float">
            <text:p>-0.0001605857</text:p>
          </table:table-cell>
          <table:table-cell office:value-type="float" office:value="283" calcext:value-type="float">
            <text:p>283</text:p>
          </table:table-cell>
          <table:table-cell table:formula="of:=[.D284]*100" office:value-type="float" office:value="-1.21396903" calcext:value-type="float">
            <text:p>-1.21396903</text:p>
          </table:table-cell>
          <table:table-cell table:formula="of:=[.E284]*100" office:value-type="float" office:value="0.136681" calcext:value-type="float">
            <text:p>0.136681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79.0096435547" calcext:value-type="float">
            <text:p>179.0096435547</text:p>
          </table:table-cell>
          <table:table-cell office:value-type="float" office:value="-0.6658233916" calcext:value-type="float">
            <text:p>-0.66582339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29897" calcext:value-type="float">
            <text:p>0.00129897</text:p>
          </table:table-cell>
          <table:table-cell office:value-type="float" office:value="-0.0000899729" calcext:value-type="float">
            <text:p>-8.99729E-05</text:p>
          </table:table-cell>
          <table:table-cell office:value-type="float" office:value="284" calcext:value-type="float">
            <text:p>284</text:p>
          </table:table-cell>
          <table:table-cell table:formula="of:=[.D285]*100" office:value-type="float" office:value="-1.21396903" calcext:value-type="float">
            <text:p>-1.21396903</text:p>
          </table:table-cell>
          <table:table-cell table:formula="of:=[.E285]*100" office:value-type="float" office:value="0.129897" calcext:value-type="float">
            <text:p>0.129897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79.0022125244" calcext:value-type="float">
            <text:p>179.0022125244</text:p>
          </table:table-cell>
          <table:table-cell office:value-type="float" office:value="-0.6144901284" calcext:value-type="float">
            <text:p>-0.61449012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91161" calcext:value-type="float">
            <text:p>0.00091161</text:p>
          </table:table-cell>
          <table:table-cell office:value-type="float" office:value="-0.0002327764" calcext:value-type="float">
            <text:p>-0.0002327764</text:p>
          </table:table-cell>
          <table:table-cell office:value-type="float" office:value="285" calcext:value-type="float">
            <text:p>285</text:p>
          </table:table-cell>
          <table:table-cell table:formula="of:=[.D286]*100" office:value-type="float" office:value="-1.21396903" calcext:value-type="float">
            <text:p>-1.21396903</text:p>
          </table:table-cell>
          <table:table-cell table:formula="of:=[.E286]*100" office:value-type="float" office:value="0.091161" calcext:value-type="float">
            <text:p>0.091161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79.0010070801" calcext:value-type="float">
            <text:p>179.0010070801</text:p>
          </table:table-cell>
          <table:table-cell office:value-type="float" office:value="-0.6356949234" calcext:value-type="float">
            <text:p>-0.63569492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79481" calcext:value-type="float">
            <text:p>0.00079481</text:p>
          </table:table-cell>
          <table:table-cell office:value-type="float" office:value="-0.0002406823" calcext:value-type="float">
            <text:p>-0.0002406823</text:p>
          </table:table-cell>
          <table:table-cell office:value-type="float" office:value="286" calcext:value-type="float">
            <text:p>286</text:p>
          </table:table-cell>
          <table:table-cell table:formula="of:=[.D287]*100" office:value-type="float" office:value="-1.21396903" calcext:value-type="float">
            <text:p>-1.21396903</text:p>
          </table:table-cell>
          <table:table-cell table:formula="of:=[.E287]*100" office:value-type="float" office:value="0.079481" calcext:value-type="float">
            <text:p>0.079481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79" calcext:value-type="float">
            <text:p>179</text:p>
          </table:table-cell>
          <table:table-cell office:value-type="float" office:value="-0.7320735989" calcext:value-type="float">
            <text:p>-0.73207359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5939" calcext:value-type="float">
            <text:p>0.00135939</text:p>
          </table:table-cell>
          <table:table-cell office:value-type="float" office:value="0.0000242095" calcext:value-type="float">
            <text:p>2.42095E-05</text:p>
          </table:table-cell>
          <table:table-cell office:value-type="float" office:value="287" calcext:value-type="float">
            <text:p>287</text:p>
          </table:table-cell>
          <table:table-cell table:formula="of:=[.D288]*100" office:value-type="float" office:value="-1.21396903" calcext:value-type="float">
            <text:p>-1.21396903</text:p>
          </table:table-cell>
          <table:table-cell table:formula="of:=[.E288]*100" office:value-type="float" office:value="0.135939" calcext:value-type="float">
            <text:p>0.135939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78.9971313477" calcext:value-type="float">
            <text:p>178.9971313477</text:p>
          </table:table-cell>
          <table:table-cell office:value-type="float" office:value="-0.6394765657" calcext:value-type="float">
            <text:p>-0.63947656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11842" calcext:value-type="float">
            <text:p>0.00111842</text:p>
          </table:table-cell>
          <table:table-cell office:value-type="float" office:value="-0.0001763455" calcext:value-type="float">
            <text:p>-0.0001763455</text:p>
          </table:table-cell>
          <table:table-cell office:value-type="float" office:value="288" calcext:value-type="float">
            <text:p>288</text:p>
          </table:table-cell>
          <table:table-cell table:formula="of:=[.D289]*100" office:value-type="float" office:value="-1.21396903" calcext:value-type="float">
            <text:p>-1.21396903</text:p>
          </table:table-cell>
          <table:table-cell table:formula="of:=[.E289]*100" office:value-type="float" office:value="0.111842" calcext:value-type="float">
            <text:p>0.111842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79.0076599121" calcext:value-type="float">
            <text:p>179.0076599121</text:p>
          </table:table-cell>
          <table:table-cell office:value-type="float" office:value="-0.6907918463" calcext:value-type="float">
            <text:p>-0.69079184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29988" calcext:value-type="float">
            <text:p>0.00129988</text:p>
          </table:table-cell>
          <table:table-cell office:value-type="float" office:value="-0.0000899532" calcext:value-type="float">
            <text:p>-8.99532E-05</text:p>
          </table:table-cell>
          <table:table-cell office:value-type="float" office:value="289" calcext:value-type="float">
            <text:p>289</text:p>
          </table:table-cell>
          <table:table-cell table:formula="of:=[.D290]*100" office:value-type="float" office:value="-1.21396903" calcext:value-type="float">
            <text:p>-1.21396903</text:p>
          </table:table-cell>
          <table:table-cell table:formula="of:=[.E290]*100" office:value-type="float" office:value="0.129988" calcext:value-type="float">
            <text:p>0.129988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79.0084228516" calcext:value-type="float">
            <text:p>179.0084228516</text:p>
          </table:table-cell>
          <table:table-cell office:value-type="float" office:value="-0.6778116251" calcext:value-type="float">
            <text:p>-0.67781162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3428" calcext:value-type="float">
            <text:p>0.00133428</text:p>
          </table:table-cell>
          <table:table-cell office:value-type="float" office:value="-0.0000824231" calcext:value-type="float">
            <text:p>-8.24231E-05</text:p>
          </table:table-cell>
          <table:table-cell office:value-type="float" office:value="290" calcext:value-type="float">
            <text:p>290</text:p>
          </table:table-cell>
          <table:table-cell table:formula="of:=[.D291]*100" office:value-type="float" office:value="-1.21396903" calcext:value-type="float">
            <text:p>-1.21396903</text:p>
          </table:table-cell>
          <table:table-cell table:formula="of:=[.E291]*100" office:value-type="float" office:value="0.133428" calcext:value-type="float">
            <text:p>0.133428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79.0048522949" calcext:value-type="float">
            <text:p>179.0048522949</text:p>
          </table:table-cell>
          <table:table-cell office:value-type="float" office:value="-0.6693125334" calcext:value-type="float">
            <text:p>-0.66931253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0055" calcext:value-type="float">
            <text:p>0.00130055</text:p>
          </table:table-cell>
          <table:table-cell office:value-type="float" office:value="-0.0001786742" calcext:value-type="float">
            <text:p>-0.0001786742</text:p>
          </table:table-cell>
          <table:table-cell office:value-type="float" office:value="291" calcext:value-type="float">
            <text:p>291</text:p>
          </table:table-cell>
          <table:table-cell table:formula="of:=[.D292]*100" office:value-type="float" office:value="-1.21396903" calcext:value-type="float">
            <text:p>-1.21396903</text:p>
          </table:table-cell>
          <table:table-cell table:formula="of:=[.E292]*100" office:value-type="float" office:value="0.130055" calcext:value-type="float">
            <text:p>0.130055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78.9961700439" calcext:value-type="float">
            <text:p>178.9961700439</text:p>
          </table:table-cell>
          <table:table-cell office:value-type="float" office:value="-0.6077814315" calcext:value-type="float">
            <text:p>-0.60778143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86794" calcext:value-type="float">
            <text:p>0.00086794</text:p>
          </table:table-cell>
          <table:table-cell office:value-type="float" office:value="-0.0002159929" calcext:value-type="float">
            <text:p>-0.0002159929</text:p>
          </table:table-cell>
          <table:table-cell office:value-type="float" office:value="292" calcext:value-type="float">
            <text:p>292</text:p>
          </table:table-cell>
          <table:table-cell table:formula="of:=[.D293]*100" office:value-type="float" office:value="-1.21396903" calcext:value-type="float">
            <text:p>-1.21396903</text:p>
          </table:table-cell>
          <table:table-cell table:formula="of:=[.E293]*100" office:value-type="float" office:value="0.086794" calcext:value-type="float">
            <text:p>0.086794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78.9972991943" calcext:value-type="float">
            <text:p>178.9972991943</text:p>
          </table:table-cell>
          <table:table-cell office:value-type="float" office:value="-0.6430985151" calcext:value-type="float">
            <text:p>-0.64309851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81506" calcext:value-type="float">
            <text:p>0.00081506</text:p>
          </table:table-cell>
          <table:table-cell office:value-type="float" office:value="-0.0002025728" calcext:value-type="float">
            <text:p>-0.0002025728</text:p>
          </table:table-cell>
          <table:table-cell office:value-type="float" office:value="293" calcext:value-type="float">
            <text:p>293</text:p>
          </table:table-cell>
          <table:table-cell table:formula="of:=[.D294]*100" office:value-type="float" office:value="-1.21396903" calcext:value-type="float">
            <text:p>-1.21396903</text:p>
          </table:table-cell>
          <table:table-cell table:formula="of:=[.E294]*100" office:value-type="float" office:value="0.081506" calcext:value-type="float">
            <text:p>0.081506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78.9895019531" calcext:value-type="float">
            <text:p>178.9895019531</text:p>
          </table:table-cell>
          <table:table-cell office:value-type="float" office:value="-0.6311206077" calcext:value-type="float">
            <text:p>-0.63112060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69998" calcext:value-type="float">
            <text:p>0.00069998</text:p>
          </table:table-cell>
          <table:table-cell office:value-type="float" office:value="-0.0001274077" calcext:value-type="float">
            <text:p>-0.0001274077</text:p>
          </table:table-cell>
          <table:table-cell office:value-type="float" office:value="294" calcext:value-type="float">
            <text:p>294</text:p>
          </table:table-cell>
          <table:table-cell table:formula="of:=[.D295]*100" office:value-type="float" office:value="-1.21396903" calcext:value-type="float">
            <text:p>-1.21396903</text:p>
          </table:table-cell>
          <table:table-cell table:formula="of:=[.E295]*100" office:value-type="float" office:value="0.069998" calcext:value-type="float">
            <text:p>0.069998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78.9887542725" calcext:value-type="float">
            <text:p>178.9887542725</text:p>
          </table:table-cell>
          <table:table-cell office:value-type="float" office:value="-0.6705533076" calcext:value-type="float">
            <text:p>-0.67055330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88614" calcext:value-type="float">
            <text:p>0.00088614</text:p>
          </table:table-cell>
          <table:table-cell office:value-type="float" office:value="-0.0001117196" calcext:value-type="float">
            <text:p>-0.0001117196</text:p>
          </table:table-cell>
          <table:table-cell office:value-type="float" office:value="295" calcext:value-type="float">
            <text:p>295</text:p>
          </table:table-cell>
          <table:table-cell table:formula="of:=[.D296]*100" office:value-type="float" office:value="-1.21396903" calcext:value-type="float">
            <text:p>-1.21396903</text:p>
          </table:table-cell>
          <table:table-cell table:formula="of:=[.E296]*100" office:value-type="float" office:value="0.088614" calcext:value-type="float">
            <text:p>0.088614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178.9840393066" calcext:value-type="float">
            <text:p>178.9840393066</text:p>
          </table:table-cell>
          <table:table-cell office:value-type="float" office:value="-0.6575856167" calcext:value-type="float">
            <text:p>-0.657585616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92375" calcext:value-type="float">
            <text:p>0.00092375</text:p>
          </table:table-cell>
          <table:table-cell office:value-type="float" office:value="-0.0001380811" calcext:value-type="float">
            <text:p>-0.0001380811</text:p>
          </table:table-cell>
          <table:table-cell office:value-type="float" office:value="296" calcext:value-type="float">
            <text:p>296</text:p>
          </table:table-cell>
          <table:table-cell table:formula="of:=[.D297]*100" office:value-type="float" office:value="-1.21396903" calcext:value-type="float">
            <text:p>-1.21396903</text:p>
          </table:table-cell>
          <table:table-cell table:formula="of:=[.E297]*100" office:value-type="float" office:value="0.092375" calcext:value-type="float">
            <text:p>0.092375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78.9875793457" calcext:value-type="float">
            <text:p>178.9875793457</text:p>
          </table:table-cell>
          <table:table-cell office:value-type="float" office:value="-0.6489211744" calcext:value-type="float">
            <text:p>-0.64892117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89106" calcext:value-type="float">
            <text:p>0.00089106</text:p>
          </table:table-cell>
          <table:table-cell office:value-type="float" office:value="-0.0001309947" calcext:value-type="float">
            <text:p>-0.0001309947</text:p>
          </table:table-cell>
          <table:table-cell office:value-type="float" office:value="297" calcext:value-type="float">
            <text:p>297</text:p>
          </table:table-cell>
          <table:table-cell table:formula="of:=[.D298]*100" office:value-type="float" office:value="-1.21396903" calcext:value-type="float">
            <text:p>-1.21396903</text:p>
          </table:table-cell>
          <table:table-cell table:formula="of:=[.E298]*100" office:value-type="float" office:value="0.089106" calcext:value-type="float">
            <text:p>0.089106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78.9875793457" calcext:value-type="float">
            <text:p>178.9875793457</text:p>
          </table:table-cell>
          <table:table-cell office:value-type="float" office:value="-0.5865127987" calcext:value-type="float">
            <text:p>-0.58651279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5329" calcext:value-type="float">
            <text:p>0.00045329</text:p>
          </table:table-cell>
          <table:table-cell office:value-type="float" office:value="-0.0002485902" calcext:value-type="float">
            <text:p>-0.0002485902</text:p>
          </table:table-cell>
          <table:table-cell office:value-type="float" office:value="298" calcext:value-type="float">
            <text:p>298</text:p>
          </table:table-cell>
          <table:table-cell table:formula="of:=[.D299]*100" office:value-type="float" office:value="-1.21396903" calcext:value-type="float">
            <text:p>-1.21396903</text:p>
          </table:table-cell>
          <table:table-cell table:formula="of:=[.E299]*100" office:value-type="float" office:value="0.045329" calcext:value-type="float">
            <text:p>0.045329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78.995010376" calcext:value-type="float">
            <text:p>178.995010376</text:p>
          </table:table-cell>
          <table:table-cell office:value-type="float" office:value="-0.6095681098" calcext:value-type="float">
            <text:p>-0.609568109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31524" calcext:value-type="float">
            <text:p>0.00031524</text:p>
          </table:table-cell>
          <table:table-cell office:value-type="float" office:value="-0.0002331342" calcext:value-type="float">
            <text:p>-0.0002331342</text:p>
          </table:table-cell>
          <table:table-cell office:value-type="float" office:value="299" calcext:value-type="float">
            <text:p>299</text:p>
          </table:table-cell>
          <table:table-cell table:formula="of:=[.D300]*100" office:value-type="float" office:value="-1.21396903" calcext:value-type="float">
            <text:p>-1.21396903</text:p>
          </table:table-cell>
          <table:table-cell table:formula="of:=[.E300]*100" office:value-type="float" office:value="0.031524" calcext:value-type="float">
            <text:p>0.031524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78.9965362549" calcext:value-type="float">
            <text:p>178.9965362549</text:p>
          </table:table-cell>
          <table:table-cell office:value-type="float" office:value="-0.5674238655" calcext:value-type="float">
            <text:p>-0.56742386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05766" calcext:value-type="float">
            <text:p>-0.00005766</text:p>
          </table:table-cell>
          <table:table-cell office:value-type="float" office:value="-0.0001255992" calcext:value-type="float">
            <text:p>-0.0001255992</text:p>
          </table:table-cell>
          <table:table-cell office:value-type="float" office:value="300" calcext:value-type="float">
            <text:p>300</text:p>
          </table:table-cell>
          <table:table-cell table:formula="of:=[.D301]*100" office:value-type="float" office:value="-1.21396903" calcext:value-type="float">
            <text:p>-1.21396903</text:p>
          </table:table-cell>
          <table:table-cell table:formula="of:=[.E301]*100" office:value-type="float" office:value="-0.005766" calcext:value-type="float">
            <text:p>-0.005766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78.9901885986" calcext:value-type="float">
            <text:p>178.9901885986</text:p>
          </table:table-cell>
          <table:table-cell office:value-type="float" office:value="-0.5981944784" calcext:value-type="float">
            <text:p>-0.59819447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10106" calcext:value-type="float">
            <text:p>-0.00010106</text:p>
          </table:table-cell>
          <table:table-cell office:value-type="float" office:value="-0.0001153393" calcext:value-type="float">
            <text:p>-0.0001153393</text:p>
          </table:table-cell>
          <table:table-cell office:value-type="float" office:value="301" calcext:value-type="float">
            <text:p>301</text:p>
          </table:table-cell>
          <table:table-cell table:formula="of:=[.D302]*100" office:value-type="float" office:value="-1.21396903" calcext:value-type="float">
            <text:p>-1.21396903</text:p>
          </table:table-cell>
          <table:table-cell table:formula="of:=[.E302]*100" office:value-type="float" office:value="-0.010106" calcext:value-type="float">
            <text:p>-0.010106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78.9952392578" calcext:value-type="float">
            <text:p>178.9952392578</text:p>
          </table:table-cell>
          <table:table-cell office:value-type="float" office:value="-0.5875379002" calcext:value-type="float">
            <text:p>-0.587537900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0102" calcext:value-type="float">
            <text:p>-0.00020102</text:p>
          </table:table-cell>
          <table:table-cell office:value-type="float" office:value="-0.0001171125" calcext:value-type="float">
            <text:p>-0.0001171125</text:p>
          </table:table-cell>
          <table:table-cell office:value-type="float" office:value="302" calcext:value-type="float">
            <text:p>302</text:p>
          </table:table-cell>
          <table:table-cell table:formula="of:=[.D303]*100" office:value-type="float" office:value="-1.21396903" calcext:value-type="float">
            <text:p>-1.21396903</text:p>
          </table:table-cell>
          <table:table-cell table:formula="of:=[.E303]*100" office:value-type="float" office:value="-0.020102" calcext:value-type="float">
            <text:p>-0.020102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178.9873962402" calcext:value-type="float">
            <text:p>178.9873962402</text:p>
          </table:table-cell>
          <table:table-cell office:value-type="float" office:value="-0.5510095686" calcext:value-type="float">
            <text:p>-0.55100956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5111" calcext:value-type="float">
            <text:p>-0.0005111</text:p>
          </table:table-cell>
          <table:table-cell office:value-type="float" office:value="-0.0002968357" calcext:value-type="float">
            <text:p>-0.0002968357</text:p>
          </table:table-cell>
          <table:table-cell office:value-type="float" office:value="303" calcext:value-type="float">
            <text:p>303</text:p>
          </table:table-cell>
          <table:table-cell table:formula="of:=[.D304]*100" office:value-type="float" office:value="-1.21396903" calcext:value-type="float">
            <text:p>-1.21396903</text:p>
          </table:table-cell>
          <table:table-cell table:formula="of:=[.E304]*100" office:value-type="float" office:value="-0.05111" calcext:value-type="float">
            <text:p>-0.05111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78.9968109131" calcext:value-type="float">
            <text:p>178.9968109131</text:p>
          </table:table-cell>
          <table:table-cell office:value-type="float" office:value="-0.5018058613" calcext:value-type="float">
            <text:p>-0.501805861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4571" calcext:value-type="float">
            <text:p>-0.00104571</text:p>
          </table:table-cell>
          <table:table-cell office:value-type="float" office:value="-0.0003160561" calcext:value-type="float">
            <text:p>-0.0003160561</text:p>
          </table:table-cell>
          <table:table-cell office:value-type="float" office:value="304" calcext:value-type="float">
            <text:p>304</text:p>
          </table:table-cell>
          <table:table-cell table:formula="of:=[.D305]*100" office:value-type="float" office:value="-1.21396903" calcext:value-type="float">
            <text:p>-1.21396903</text:p>
          </table:table-cell>
          <table:table-cell table:formula="of:=[.E305]*100" office:value-type="float" office:value="-0.104571" calcext:value-type="float">
            <text:p>-0.104571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78.9983520508" calcext:value-type="float">
            <text:p>178.9983520508</text:p>
          </table:table-cell>
          <table:table-cell office:value-type="float" office:value="-0.6027058345" calcext:value-type="float">
            <text:p>-0.602705834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2942" calcext:value-type="float">
            <text:p>-0.00072942</text:p>
          </table:table-cell>
          <table:table-cell office:value-type="float" office:value="-0.0001291872" calcext:value-type="float">
            <text:p>-0.0001291872</text:p>
          </table:table-cell>
          <table:table-cell office:value-type="float" office:value="305" calcext:value-type="float">
            <text:p>305</text:p>
          </table:table-cell>
          <table:table-cell table:formula="of:=[.D306]*100" office:value-type="float" office:value="-1.21396903" calcext:value-type="float">
            <text:p>-1.21396903</text:p>
          </table:table-cell>
          <table:table-cell table:formula="of:=[.E306]*100" office:value-type="float" office:value="-0.072942" calcext:value-type="float">
            <text:p>-0.07294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79.009979248" calcext:value-type="float">
            <text:p>179.009979248</text:p>
          </table:table-cell>
          <table:table-cell office:value-type="float" office:value="-0.6367322321" calcext:value-type="float">
            <text:p>-0.63673223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9184" calcext:value-type="float">
            <text:p>-0.00029184</text:p>
          </table:table-cell>
          <table:table-cell office:value-type="float" office:value="-0.0000858138" calcext:value-type="float">
            <text:p>-8.58138E-05</text:p>
          </table:table-cell>
          <table:table-cell office:value-type="float" office:value="306" calcext:value-type="float">
            <text:p>306</text:p>
          </table:table-cell>
          <table:table-cell table:formula="of:=[.D307]*100" office:value-type="float" office:value="-1.21396903" calcext:value-type="float">
            <text:p>-1.21396903</text:p>
          </table:table-cell>
          <table:table-cell table:formula="of:=[.E307]*100" office:value-type="float" office:value="-0.029184" calcext:value-type="float">
            <text:p>-0.029184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179.0185241699" calcext:value-type="float">
            <text:p>179.0185241699</text:p>
          </table:table-cell>
          <table:table-cell office:value-type="float" office:value="-0.5255261906" calcext:value-type="float">
            <text:p>-0.52552619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4149" calcext:value-type="float">
            <text:p>-0.00074149</text:p>
          </table:table-cell>
          <table:table-cell office:value-type="float" office:value="-0.0001671677" calcext:value-type="float">
            <text:p>-0.0001671677</text:p>
          </table:table-cell>
          <table:table-cell office:value-type="float" office:value="307" calcext:value-type="float">
            <text:p>307</text:p>
          </table:table-cell>
          <table:table-cell table:formula="of:=[.D308]*100" office:value-type="float" office:value="-1.21396903" calcext:value-type="float">
            <text:p>-1.21396903</text:p>
          </table:table-cell>
          <table:table-cell table:formula="of:=[.E308]*100" office:value-type="float" office:value="-0.074149" calcext:value-type="float">
            <text:p>-0.074149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79.023651123" calcext:value-type="float">
            <text:p>179.023651123</text:p>
          </table:table-cell>
          <table:table-cell office:value-type="float" office:value="-0.6514315765" calcext:value-type="float">
            <text:p>-0.65143157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019" calcext:value-type="float">
            <text:p>-0.0002019</text:p>
          </table:table-cell>
          <table:table-cell office:value-type="float" office:value="0.0000148622" calcext:value-type="float">
            <text:p>1.48622E-05</text:p>
          </table:table-cell>
          <table:table-cell office:value-type="float" office:value="308" calcext:value-type="float">
            <text:p>308</text:p>
          </table:table-cell>
          <table:table-cell table:formula="of:=[.D309]*100" office:value-type="float" office:value="-1.21396903" calcext:value-type="float">
            <text:p>-1.21396903</text:p>
          </table:table-cell>
          <table:table-cell table:formula="of:=[.E309]*100" office:value-type="float" office:value="-0.02019" calcext:value-type="float">
            <text:p>-0.02019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179.0187835693" calcext:value-type="float">
            <text:p>179.0187835693</text:p>
          </table:table-cell>
          <table:table-cell office:value-type="float" office:value="-0.5798109807" calcext:value-type="float">
            <text:p>-0.57981098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31972" calcext:value-type="float">
            <text:p>-0.00031972</text:p>
          </table:table-cell>
          <table:table-cell office:value-type="float" office:value="-0.0001508585" calcext:value-type="float">
            <text:p>-0.0001508585</text:p>
          </table:table-cell>
          <table:table-cell office:value-type="float" office:value="309" calcext:value-type="float">
            <text:p>309</text:p>
          </table:table-cell>
          <table:table-cell table:formula="of:=[.D310]*100" office:value-type="float" office:value="-1.21396903" calcext:value-type="float">
            <text:p>-1.21396903</text:p>
          </table:table-cell>
          <table:table-cell table:formula="of:=[.E310]*100" office:value-type="float" office:value="-0.031972" calcext:value-type="float">
            <text:p>-0.031972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79.0254821777" calcext:value-type="float">
            <text:p>179.0254821777</text:p>
          </table:table-cell>
          <table:table-cell office:value-type="float" office:value="-0.6753663545" calcext:value-type="float">
            <text:p>-0.675366354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2387" calcext:value-type="float">
            <text:p>0.0002387</text:p>
          </table:table-cell>
          <table:table-cell office:value-type="float" office:value="0.0001183986" calcext:value-type="float">
            <text:p>0.0001183986</text:p>
          </table:table-cell>
          <table:table-cell office:value-type="float" office:value="310" calcext:value-type="float">
            <text:p>310</text:p>
          </table:table-cell>
          <table:table-cell table:formula="of:=[.D311]*100" office:value-type="float" office:value="-1.21396903" calcext:value-type="float">
            <text:p>-1.21396903</text:p>
          </table:table-cell>
          <table:table-cell table:formula="of:=[.E311]*100" office:value-type="float" office:value="0.02387" calcext:value-type="float">
            <text:p>0.02387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179.0152282715" calcext:value-type="float">
            <text:p>179.0152282715</text:p>
          </table:table-cell>
          <table:table-cell office:value-type="float" office:value="-0.6725025042" calcext:value-type="float">
            <text:p>-0.67250250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59174" calcext:value-type="float">
            <text:p>0.00059174</text:p>
          </table:table-cell>
          <table:table-cell office:value-type="float" office:value="-0.000051831" calcext:value-type="float">
            <text:p>-0.000051831</text:p>
          </table:table-cell>
          <table:table-cell office:value-type="float" office:value="311" calcext:value-type="float">
            <text:p>311</text:p>
          </table:table-cell>
          <table:table-cell table:formula="of:=[.D312]*100" office:value-type="float" office:value="-1.21396903" calcext:value-type="float">
            <text:p>-1.21396903</text:p>
          </table:table-cell>
          <table:table-cell table:formula="of:=[.E312]*100" office:value-type="float" office:value="0.059174" calcext:value-type="float">
            <text:p>0.059174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79.0172424316" calcext:value-type="float">
            <text:p>179.0172424316</text:p>
          </table:table-cell>
          <table:table-cell office:value-type="float" office:value="-0.7083279688" calcext:value-type="float">
            <text:p>-0.708327968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06579" calcext:value-type="float">
            <text:p>0.00106579</text:p>
          </table:table-cell>
          <table:table-cell office:value-type="float" office:value="-0.0000339264" calcext:value-type="float">
            <text:p>-3.39264E-05</text:p>
          </table:table-cell>
          <table:table-cell office:value-type="float" office:value="312" calcext:value-type="float">
            <text:p>312</text:p>
          </table:table-cell>
          <table:table-cell table:formula="of:=[.D313]*100" office:value-type="float" office:value="-1.21396903" calcext:value-type="float">
            <text:p>-1.21396903</text:p>
          </table:table-cell>
          <table:table-cell table:formula="of:=[.E313]*100" office:value-type="float" office:value="0.106579" calcext:value-type="float">
            <text:p>0.106579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179.022277832" calcext:value-type="float">
            <text:p>179.022277832</text:p>
          </table:table-cell>
          <table:table-cell office:value-type="float" office:value="-0.7088060284" calcext:value-type="float">
            <text:p>-0.70880602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8488" calcext:value-type="float">
            <text:p>0.00138488</text:p>
          </table:table-cell>
          <table:table-cell office:value-type="float" office:value="-0.0000757559" calcext:value-type="float">
            <text:p>-7.57559E-05</text:p>
          </table:table-cell>
          <table:table-cell office:value-type="float" office:value="313" calcext:value-type="float">
            <text:p>313</text:p>
          </table:table-cell>
          <table:table-cell table:formula="of:=[.D314]*100" office:value-type="float" office:value="-1.21396903" calcext:value-type="float">
            <text:p>-1.21396903</text:p>
          </table:table-cell>
          <table:table-cell table:formula="of:=[.E314]*100" office:value-type="float" office:value="0.138488" calcext:value-type="float">
            <text:p>0.138488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79.0286865234" calcext:value-type="float">
            <text:p>179.0286865234</text:p>
          </table:table-cell>
          <table:table-cell office:value-type="float" office:value="-0.7749537282" calcext:value-type="float">
            <text:p>-0.77495372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03843" calcext:value-type="float">
            <text:p>0.00203843</text:p>
          </table:table-cell>
          <table:table-cell office:value-type="float" office:value="0.0001347605" calcext:value-type="float">
            <text:p>0.0001347605</text:p>
          </table:table-cell>
          <table:table-cell office:value-type="float" office:value="314" calcext:value-type="float">
            <text:p>314</text:p>
          </table:table-cell>
          <table:table-cell table:formula="of:=[.D315]*100" office:value-type="float" office:value="-1.21396903" calcext:value-type="float">
            <text:p>-1.21396903</text:p>
          </table:table-cell>
          <table:table-cell table:formula="of:=[.E315]*100" office:value-type="float" office:value="0.203843" calcext:value-type="float">
            <text:p>0.203843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179.0366973877" calcext:value-type="float">
            <text:p>179.0366973877</text:p>
          </table:table-cell>
          <table:table-cell office:value-type="float" office:value="-0.704385931" calcext:value-type="float">
            <text:p>-0.7043859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00358" calcext:value-type="float">
            <text:p>0.00200358</text:p>
          </table:table-cell>
          <table:table-cell office:value-type="float" office:value="-0.0001138789" calcext:value-type="float">
            <text:p>-0.0001138789</text:p>
          </table:table-cell>
          <table:table-cell office:value-type="float" office:value="315" calcext:value-type="float">
            <text:p>315</text:p>
          </table:table-cell>
          <table:table-cell table:formula="of:=[.D316]*100" office:value-type="float" office:value="-1.21396903" calcext:value-type="float">
            <text:p>-1.21396903</text:p>
          </table:table-cell>
          <table:table-cell table:formula="of:=[.E316]*100" office:value-type="float" office:value="0.200358" calcext:value-type="float">
            <text:p>0.200358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79.0349273682" calcext:value-type="float">
            <text:p>179.0349273682</text:p>
          </table:table-cell>
          <table:table-cell office:value-type="float" office:value="-0.7150093889" calcext:value-type="float">
            <text:p>-0.71500938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05116" calcext:value-type="float">
            <text:p>0.00205116</text:p>
          </table:table-cell>
          <table:table-cell office:value-type="float" office:value="-0.0001085774" calcext:value-type="float">
            <text:p>-0.0001085774</text:p>
          </table:table-cell>
          <table:table-cell office:value-type="float" office:value="316" calcext:value-type="float">
            <text:p>316</text:p>
          </table:table-cell>
          <table:table-cell table:formula="of:=[.D317]*100" office:value-type="float" office:value="-1.21396903" calcext:value-type="float">
            <text:p>-1.21396903</text:p>
          </table:table-cell>
          <table:table-cell table:formula="of:=[.E317]*100" office:value-type="float" office:value="0.205116" calcext:value-type="float">
            <text:p>0.205116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179.0363616943" calcext:value-type="float">
            <text:p>179.0363616943</text:p>
          </table:table-cell>
          <table:table-cell office:value-type="float" office:value="-0.706284176" calcext:value-type="float">
            <text:p>-0.7062841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02471" calcext:value-type="float">
            <text:p>0.00202471</text:p>
          </table:table-cell>
          <table:table-cell office:value-type="float" office:value="-0.0001297814" calcext:value-type="float">
            <text:p>-0.0001297814</text:p>
          </table:table-cell>
          <table:table-cell office:value-type="float" office:value="317" calcext:value-type="float">
            <text:p>317</text:p>
          </table:table-cell>
          <table:table-cell table:formula="of:=[.D318]*100" office:value-type="float" office:value="-1.21396903" calcext:value-type="float">
            <text:p>-1.21396903</text:p>
          </table:table-cell>
          <table:table-cell table:formula="of:=[.E318]*100" office:value-type="float" office:value="0.202471" calcext:value-type="float">
            <text:p>0.20247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79.0366363525" calcext:value-type="float">
            <text:p>179.0366363525</text:p>
          </table:table-cell>
          <table:table-cell office:value-type="float" office:value="-0.7410091602" calcext:value-type="float">
            <text:p>-0.741009160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23855" calcext:value-type="float">
            <text:p>0.00223855</text:p>
          </table:table-cell>
          <table:table-cell office:value-type="float" office:value="-0.0001494075" calcext:value-type="float">
            <text:p>-0.0001494075</text:p>
          </table:table-cell>
          <table:table-cell office:value-type="float" office:value="318" calcext:value-type="float">
            <text:p>318</text:p>
          </table:table-cell>
          <table:table-cell table:formula="of:=[.D319]*100" office:value-type="float" office:value="-1.21396903" calcext:value-type="float">
            <text:p>-1.21396903</text:p>
          </table:table-cell>
          <table:table-cell table:formula="of:=[.E319]*100" office:value-type="float" office:value="0.223855" calcext:value-type="float">
            <text:p>0.223855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79.0257568359" calcext:value-type="float">
            <text:p>179.0257568359</text:p>
          </table:table-cell>
          <table:table-cell office:value-type="float" office:value="-0.7131591594" calcext:value-type="float">
            <text:p>-0.71315915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19541" calcext:value-type="float">
            <text:p>0.00219541</text:p>
          </table:table-cell>
          <table:table-cell office:value-type="float" office:value="-0.0002306697" calcext:value-type="float">
            <text:p>-0.0002306697</text:p>
          </table:table-cell>
          <table:table-cell office:value-type="float" office:value="319" calcext:value-type="float">
            <text:p>319</text:p>
          </table:table-cell>
          <table:table-cell table:formula="of:=[.D320]*100" office:value-type="float" office:value="-1.21396903" calcext:value-type="float">
            <text:p>-1.21396903</text:p>
          </table:table-cell>
          <table:table-cell table:formula="of:=[.E320]*100" office:value-type="float" office:value="0.219541" calcext:value-type="float">
            <text:p>0.219541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79.0213775635" calcext:value-type="float">
            <text:p>179.0213775635</text:p>
          </table:table-cell>
          <table:table-cell office:value-type="float" office:value="-0.6610456988" calcext:value-type="float">
            <text:p>-0.661045698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8193" calcext:value-type="float">
            <text:p>0.0018193</text:p>
          </table:table-cell>
          <table:table-cell office:value-type="float" office:value="-0.0002501428" calcext:value-type="float">
            <text:p>-0.0002501428</text:p>
          </table:table-cell>
          <table:table-cell office:value-type="float" office:value="320" calcext:value-type="float">
            <text:p>320</text:p>
          </table:table-cell>
          <table:table-cell table:formula="of:=[.D321]*100" office:value-type="float" office:value="-1.21396903" calcext:value-type="float">
            <text:p>-1.21396903</text:p>
          </table:table-cell>
          <table:table-cell table:formula="of:=[.E321]*100" office:value-type="float" office:value="0.18193" calcext:value-type="float">
            <text:p>0.18193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179.0278625488" calcext:value-type="float">
            <text:p>179.0278625488</text:p>
          </table:table-cell>
          <table:table-cell office:value-type="float" office:value="-0.7312601466" calcext:value-type="float">
            <text:p>-0.731260146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03668" calcext:value-type="float">
            <text:p>0.00203668</text:p>
          </table:table-cell>
          <table:table-cell office:value-type="float" office:value="-0.0000114616" calcext:value-type="float">
            <text:p>-1.14616E-05</text:p>
          </table:table-cell>
          <table:table-cell office:value-type="float" office:value="321" calcext:value-type="float">
            <text:p>321</text:p>
          </table:table-cell>
          <table:table-cell table:formula="of:=[.D322]*100" office:value-type="float" office:value="-1.21396903" calcext:value-type="float">
            <text:p>-1.21396903</text:p>
          </table:table-cell>
          <table:table-cell table:formula="of:=[.E322]*100" office:value-type="float" office:value="0.203668" calcext:value-type="float">
            <text:p>0.203668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79.035949707" calcext:value-type="float">
            <text:p>179.035949707</text:p>
          </table:table-cell>
          <table:table-cell office:value-type="float" office:value="-0.5545886789" calcext:value-type="float">
            <text:p>-0.55458867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00393" calcext:value-type="float">
            <text:p>0.00100393</text:p>
          </table:table-cell>
          <table:table-cell office:value-type="float" office:value="-0.0004972897" calcext:value-type="float">
            <text:p>-0.0004972897</text:p>
          </table:table-cell>
          <table:table-cell office:value-type="float" office:value="322" calcext:value-type="float">
            <text:p>322</text:p>
          </table:table-cell>
          <table:table-cell table:formula="of:=[.D323]*100" office:value-type="float" office:value="-1.21396903" calcext:value-type="float">
            <text:p>-1.21396903</text:p>
          </table:table-cell>
          <table:table-cell table:formula="of:=[.E323]*100" office:value-type="float" office:value="0.100393" calcext:value-type="float">
            <text:p>0.10039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9.0269927979" calcext:value-type="float">
            <text:p>179.0269927979</text:p>
          </table:table-cell>
          <table:table-cell office:value-type="float" office:value="-0.6549920007" calcext:value-type="float">
            <text:p>-0.65499200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98496" calcext:value-type="float">
            <text:p>0.00098496</text:p>
          </table:table-cell>
          <table:table-cell office:value-type="float" office:value="-0.0002888704" calcext:value-type="float">
            <text:p>-0.0002888704</text:p>
          </table:table-cell>
          <table:table-cell office:value-type="float" office:value="323" calcext:value-type="float">
            <text:p>323</text:p>
          </table:table-cell>
          <table:table-cell table:formula="of:=[.D324]*100" office:value-type="float" office:value="-1.21396903" calcext:value-type="float">
            <text:p>-1.21396903</text:p>
          </table:table-cell>
          <table:table-cell table:formula="of:=[.E324]*100" office:value-type="float" office:value="0.098496" calcext:value-type="float">
            <text:p>0.098496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79.0066833496" calcext:value-type="float">
            <text:p>179.0066833496</text:p>
          </table:table-cell>
          <table:table-cell office:value-type="float" office:value="-0.579889351" calcext:value-type="float">
            <text:p>-0.5798893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7171" calcext:value-type="float">
            <text:p>0.00047171</text:p>
          </table:table-cell>
          <table:table-cell office:value-type="float" office:value="-0.0004959114" calcext:value-type="float">
            <text:p>-0.0004959114</text:p>
          </table:table-cell>
          <table:table-cell office:value-type="float" office:value="324" calcext:value-type="float">
            <text:p>324</text:p>
          </table:table-cell>
          <table:table-cell table:formula="of:=[.D325]*100" office:value-type="float" office:value="-1.21396903" calcext:value-type="float">
            <text:p>-1.21396903</text:p>
          </table:table-cell>
          <table:table-cell table:formula="of:=[.E325]*100" office:value-type="float" office:value="0.047171" calcext:value-type="float">
            <text:p>0.047171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79.008026123" calcext:value-type="float">
            <text:p>179.008026123</text:p>
          </table:table-cell>
          <table:table-cell office:value-type="float" office:value="-0.5110360826" calcext:value-type="float">
            <text:p>-0.51103608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32925" calcext:value-type="float">
            <text:p>-0.00032925</text:p>
          </table:table-cell>
          <table:table-cell office:value-type="float" office:value="-0.0004294556" calcext:value-type="float">
            <text:p>-0.0004294556</text:p>
          </table:table-cell>
          <table:table-cell office:value-type="float" office:value="325" calcext:value-type="float">
            <text:p>325</text:p>
          </table:table-cell>
          <table:table-cell table:formula="of:=[.D326]*100" office:value-type="float" office:value="-1.21396903" calcext:value-type="float">
            <text:p>-1.21396903</text:p>
          </table:table-cell>
          <table:table-cell table:formula="of:=[.E326]*100" office:value-type="float" office:value="-0.032925" calcext:value-type="float">
            <text:p>-0.032925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178.9960784912" calcext:value-type="float">
            <text:p>178.9960784912</text:p>
          </table:table-cell>
          <table:table-cell office:value-type="float" office:value="-0.4241427492" calcext:value-type="float">
            <text:p>-0.42414274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4422" calcext:value-type="float">
            <text:p>-0.0014422</text:p>
          </table:table-cell>
          <table:table-cell office:value-type="float" office:value="-0.0005201745" calcext:value-type="float">
            <text:p>-0.0005201745</text:p>
          </table:table-cell>
          <table:table-cell office:value-type="float" office:value="326" calcext:value-type="float">
            <text:p>326</text:p>
          </table:table-cell>
          <table:table-cell table:formula="of:=[.D327]*100" office:value-type="float" office:value="-1.21396903" calcext:value-type="float">
            <text:p>-1.21396903</text:p>
          </table:table-cell>
          <table:table-cell table:formula="of:=[.E327]*100" office:value-type="float" office:value="-0.14422" calcext:value-type="float">
            <text:p>-0.14422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78.9914398193" calcext:value-type="float">
            <text:p>178.9914398193</text:p>
          </table:table-cell>
          <table:table-cell office:value-type="float" office:value="-0.4456832422" calcext:value-type="float">
            <text:p>-0.44568324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04027" calcext:value-type="float">
            <text:p>-0.00204027</text:p>
          </table:table-cell>
          <table:table-cell office:value-type="float" office:value="-0.0004078336" calcext:value-type="float">
            <text:p>-0.0004078336</text:p>
          </table:table-cell>
          <table:table-cell office:value-type="float" office:value="327" calcext:value-type="float">
            <text:p>327</text:p>
          </table:table-cell>
          <table:table-cell table:formula="of:=[.D328]*100" office:value-type="float" office:value="-1.21396903" calcext:value-type="float">
            <text:p>-1.21396903</text:p>
          </table:table-cell>
          <table:table-cell table:formula="of:=[.E328]*100" office:value-type="float" office:value="-0.204027" calcext:value-type="float">
            <text:p>-0.204027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78.9893341064" calcext:value-type="float">
            <text:p>178.9893341064</text:p>
          </table:table-cell>
          <table:table-cell office:value-type="float" office:value="-0.3136368945" calcext:value-type="float">
            <text:p>-0.313636894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31899" calcext:value-type="float">
            <text:p>-0.00331899</text:p>
          </table:table-cell>
          <table:table-cell office:value-type="float" office:value="-0.0005021838" calcext:value-type="float">
            <text:p>-0.0005021838</text:p>
          </table:table-cell>
          <table:table-cell office:value-type="float" office:value="328" calcext:value-type="float">
            <text:p>328</text:p>
          </table:table-cell>
          <table:table-cell table:formula="of:=[.D329]*100" office:value-type="float" office:value="-1.21396903" calcext:value-type="float">
            <text:p>-1.21396903</text:p>
          </table:table-cell>
          <table:table-cell table:formula="of:=[.E329]*100" office:value-type="float" office:value="-0.331899" calcext:value-type="float">
            <text:p>-0.331899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178.9915924072" calcext:value-type="float">
            <text:p>178.9915924072</text:p>
          </table:table-cell>
          <table:table-cell office:value-type="float" office:value="-0.281890974" calcext:value-type="float">
            <text:p>-0.2818909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38271" calcext:value-type="float">
            <text:p>-0.00438271</text:p>
          </table:table-cell>
          <table:table-cell office:value-type="float" office:value="-0.0005957317" calcext:value-type="float">
            <text:p>-0.0005957317</text:p>
          </table:table-cell>
          <table:table-cell office:value-type="float" office:value="329" calcext:value-type="float">
            <text:p>329</text:p>
          </table:table-cell>
          <table:table-cell table:formula="of:=[.D330]*100" office:value-type="float" office:value="-1.21396903" calcext:value-type="float">
            <text:p>-1.21396903</text:p>
          </table:table-cell>
          <table:table-cell table:formula="of:=[.E330]*100" office:value-type="float" office:value="-0.438271" calcext:value-type="float">
            <text:p>-0.438271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78.9893035889" calcext:value-type="float">
            <text:p>178.9893035889</text:p>
          </table:table-cell>
          <table:table-cell office:value-type="float" office:value="-0.1745767427" calcext:value-type="float">
            <text:p>-0.17457674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80687" calcext:value-type="float">
            <text:p>-0.00580687</text:p>
          </table:table-cell>
          <table:table-cell office:value-type="float" office:value="-0.000482791" calcext:value-type="float">
            <text:p>-0.000482791</text:p>
          </table:table-cell>
          <table:table-cell office:value-type="float" office:value="330" calcext:value-type="float">
            <text:p>330</text:p>
          </table:table-cell>
          <table:table-cell table:formula="of:=[.D331]*100" office:value-type="float" office:value="-1.21396903" calcext:value-type="float">
            <text:p>-1.21396903</text:p>
          </table:table-cell>
          <table:table-cell table:formula="of:=[.E331]*100" office:value-type="float" office:value="-0.580687" calcext:value-type="float">
            <text:p>-0.580687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178.9912872314" calcext:value-type="float">
            <text:p>178.9912872314</text:p>
          </table:table-cell>
          <table:table-cell office:value-type="float" office:value="-0.1297943784" calcext:value-type="float">
            <text:p>-0.12979437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05442" calcext:value-type="float">
            <text:p>-0.00705442</text:p>
          </table:table-cell>
          <table:table-cell office:value-type="float" office:value="-0.000601458" calcext:value-type="float">
            <text:p>-0.000601458</text:p>
          </table:table-cell>
          <table:table-cell office:value-type="float" office:value="331" calcext:value-type="float">
            <text:p>331</text:p>
          </table:table-cell>
          <table:table-cell table:formula="of:=[.D332]*100" office:value-type="float" office:value="-1.21396903" calcext:value-type="float">
            <text:p>-1.21396903</text:p>
          </table:table-cell>
          <table:table-cell table:formula="of:=[.E332]*100" office:value-type="float" office:value="-0.705442" calcext:value-type="float">
            <text:p>-0.705442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179.0046691895" calcext:value-type="float">
            <text:p>179.0046691895</text:p>
          </table:table-cell>
          <table:table-cell office:value-type="float" office:value="-0.0362238804" calcext:value-type="float">
            <text:p>-0.03622388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0947" calcext:value-type="float">
            <text:p>-0.00850947</text:p>
          </table:table-cell>
          <table:table-cell office:value-type="float" office:value="-0.0006816645" calcext:value-type="float">
            <text:p>-0.0006816645</text:p>
          </table:table-cell>
          <table:table-cell office:value-type="float" office:value="332" calcext:value-type="float">
            <text:p>332</text:p>
          </table:table-cell>
          <table:table-cell table:formula="of:=[.D333]*100" office:value-type="float" office:value="-1.21396903" calcext:value-type="float">
            <text:p>-1.21396903</text:p>
          </table:table-cell>
          <table:table-cell table:formula="of:=[.E333]*100" office:value-type="float" office:value="-0.850947" calcext:value-type="float">
            <text:p>-0.850947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179.0020751953" calcext:value-type="float">
            <text:p>179.0020751953</text:p>
          </table:table-cell>
          <table:table-cell office:value-type="float" office:value="-0.0104763221" calcext:value-type="float">
            <text:p>-0.01047632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5072" calcext:value-type="float">
            <text:p>-0.00965072</text:p>
          </table:table-cell>
          <table:table-cell office:value-type="float" office:value="-0.0006184951" calcext:value-type="float">
            <text:p>-0.0006184951</text:p>
          </table:table-cell>
          <table:table-cell office:value-type="float" office:value="333" calcext:value-type="float">
            <text:p>333</text:p>
          </table:table-cell>
          <table:table-cell table:formula="of:=[.D334]*100" office:value-type="float" office:value="-1.21396903" calcext:value-type="float">
            <text:p>-1.21396903</text:p>
          </table:table-cell>
          <table:table-cell table:formula="of:=[.E334]*100" office:value-type="float" office:value="-0.965072" calcext:value-type="float">
            <text:p>-0.965072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179.0109405518" calcext:value-type="float">
            <text:p>179.0109405518</text:p>
          </table:table-cell>
          <table:table-cell office:value-type="float" office:value="0.0754935542" calcext:value-type="float">
            <text:p>0.07549355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98428" calcext:value-type="float">
            <text:p>-0.01098428</text:p>
          </table:table-cell>
          <table:table-cell office:value-type="float" office:value="-0.0004973886" calcext:value-type="float">
            <text:p>-0.0004973886</text:p>
          </table:table-cell>
          <table:table-cell office:value-type="float" office:value="334" calcext:value-type="float">
            <text:p>334</text:p>
          </table:table-cell>
          <table:table-cell table:formula="of:=[.D335]*100" office:value-type="float" office:value="-1.21396903" calcext:value-type="float">
            <text:p>-1.21396903</text:p>
          </table:table-cell>
          <table:table-cell table:formula="of:=[.E335]*100" office:value-type="float" office:value="-1.098428" calcext:value-type="float">
            <text:p>-1.098428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179.0186462402" calcext:value-type="float">
            <text:p>179.0186462402</text:p>
          </table:table-cell>
          <table:table-cell office:value-type="float" office:value="0.0081672677" calcext:value-type="float">
            <text:p>0.00816726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42417" calcext:value-type="float">
            <text:p>-0.01142417</text:p>
          </table:table-cell>
          <table:table-cell office:value-type="float" office:value="-0.000413997" calcext:value-type="float">
            <text:p>-0.000413997</text:p>
          </table:table-cell>
          <table:table-cell office:value-type="float" office:value="335" calcext:value-type="float">
            <text:p>335</text:p>
          </table:table-cell>
          <table:table-cell table:formula="of:=[.D336]*100" office:value-type="float" office:value="-1.21396903" calcext:value-type="float">
            <text:p>-1.21396903</text:p>
          </table:table-cell>
          <table:table-cell table:formula="of:=[.E336]*100" office:value-type="float" office:value="-1.142417" calcext:value-type="float">
            <text:p>-1.142417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179.0439300537" calcext:value-type="float">
            <text:p>179.0439300537</text:p>
          </table:table-cell>
          <table:table-cell office:value-type="float" office:value="0.1341360711" calcext:value-type="float">
            <text:p>0.13413607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55697" calcext:value-type="float">
            <text:p>-0.01255697</text:p>
          </table:table-cell>
          <table:table-cell office:value-type="float" office:value="-0.0006851111" calcext:value-type="float">
            <text:p>-0.0006851111</text:p>
          </table:table-cell>
          <table:table-cell office:value-type="float" office:value="336" calcext:value-type="float">
            <text:p>336</text:p>
          </table:table-cell>
          <table:table-cell table:formula="of:=[.D337]*100" office:value-type="float" office:value="-1.21396903" calcext:value-type="float">
            <text:p>-1.21396903</text:p>
          </table:table-cell>
          <table:table-cell table:formula="of:=[.E337]*100" office:value-type="float" office:value="-1.255697" calcext:value-type="float">
            <text:p>-1.255697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179.0504760742" calcext:value-type="float">
            <text:p>179.0504760742</text:p>
          </table:table-cell>
          <table:table-cell office:value-type="float" office:value="0.1279514883" calcext:value-type="float">
            <text:p>0.12795148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27063" calcext:value-type="float">
            <text:p>-0.01327063</text:p>
          </table:table-cell>
          <table:table-cell office:value-type="float" office:value="-0.0005520757" calcext:value-type="float">
            <text:p>-0.0005520757</text:p>
          </table:table-cell>
          <table:table-cell office:value-type="float" office:value="337" calcext:value-type="float">
            <text:p>337</text:p>
          </table:table-cell>
          <table:table-cell table:formula="of:=[.D338]*100" office:value-type="float" office:value="-1.21396903" calcext:value-type="float">
            <text:p>-1.21396903</text:p>
          </table:table-cell>
          <table:table-cell table:formula="of:=[.E338]*100" office:value-type="float" office:value="-1.327063" calcext:value-type="float">
            <text:p>-1.327063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79.0555267334" calcext:value-type="float">
            <text:p>179.0555267334</text:p>
          </table:table-cell>
          <table:table-cell office:value-type="float" office:value="0.0926244038" calcext:value-type="float">
            <text:p>0.09262440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51073" calcext:value-type="float">
            <text:p>-0.01351073</text:p>
          </table:table-cell>
          <table:table-cell office:value-type="float" office:value="-0.0003965321" calcext:value-type="float">
            <text:p>-0.0003965321</text:p>
          </table:table-cell>
          <table:table-cell office:value-type="float" office:value="338" calcext:value-type="float">
            <text:p>338</text:p>
          </table:table-cell>
          <table:table-cell table:formula="of:=[.D339]*100" office:value-type="float" office:value="-1.21396903" calcext:value-type="float">
            <text:p>-1.21396903</text:p>
          </table:table-cell>
          <table:table-cell table:formula="of:=[.E339]*100" office:value-type="float" office:value="-1.351073" calcext:value-type="float">
            <text:p>-1.351073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179.0489807129" calcext:value-type="float">
            <text:p>179.0489807129</text:p>
          </table:table-cell>
          <table:table-cell office:value-type="float" office:value="0.1400267718" calcext:value-type="float">
            <text:p>0.14002677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98669" calcext:value-type="float">
            <text:p>-0.01398669</text:p>
          </table:table-cell>
          <table:table-cell office:value-type="float" office:value="-0.000572054" calcext:value-type="float">
            <text:p>-0.000572054</text:p>
          </table:table-cell>
          <table:table-cell office:value-type="float" office:value="339" calcext:value-type="float">
            <text:p>339</text:p>
          </table:table-cell>
          <table:table-cell table:formula="of:=[.D340]*100" office:value-type="float" office:value="-1.21396903" calcext:value-type="float">
            <text:p>-1.21396903</text:p>
          </table:table-cell>
          <table:table-cell table:formula="of:=[.E340]*100" office:value-type="float" office:value="-1.398669" calcext:value-type="float">
            <text:p>-1.398669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179.0442047119" calcext:value-type="float">
            <text:p>179.0442047119</text:p>
          </table:table-cell>
          <table:table-cell office:value-type="float" office:value="0.2407698264" calcext:value-type="float">
            <text:p>0.24076982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97538" calcext:value-type="float">
            <text:p>-0.01497538</text:p>
          </table:table-cell>
          <table:table-cell office:value-type="float" office:value="-0.0007925476" calcext:value-type="float">
            <text:p>-0.0007925476</text:p>
          </table:table-cell>
          <table:table-cell office:value-type="float" office:value="340" calcext:value-type="float">
            <text:p>340</text:p>
          </table:table-cell>
          <table:table-cell table:formula="of:=[.D341]*100" office:value-type="float" office:value="-1.21396903" calcext:value-type="float">
            <text:p>-1.21396903</text:p>
          </table:table-cell>
          <table:table-cell table:formula="of:=[.E341]*100" office:value-type="float" office:value="-1.497538" calcext:value-type="float">
            <text:p>-1.497538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179.0361480713" calcext:value-type="float">
            <text:p>179.0361480713</text:p>
          </table:table-cell>
          <table:table-cell office:value-type="float" office:value="0.2635832206" calcext:value-type="float">
            <text:p>0.26358322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78629" calcext:value-type="float">
            <text:p>-0.01578629</text:p>
          </table:table-cell>
          <table:table-cell office:value-type="float" office:value="-0.000496929" calcext:value-type="float">
            <text:p>-0.000496929</text:p>
          </table:table-cell>
          <table:table-cell office:value-type="float" office:value="341" calcext:value-type="float">
            <text:p>341</text:p>
          </table:table-cell>
          <table:table-cell table:formula="of:=[.D342]*100" office:value-type="float" office:value="-1.21396903" calcext:value-type="float">
            <text:p>-1.21396903</text:p>
          </table:table-cell>
          <table:table-cell table:formula="of:=[.E342]*100" office:value-type="float" office:value="-1.578629" calcext:value-type="float">
            <text:p>-1.578629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79.0363616943" calcext:value-type="float">
            <text:p>179.0363616943</text:p>
          </table:table-cell>
          <table:table-cell office:value-type="float" office:value="0.1526097529" calcext:value-type="float">
            <text:p>0.15260975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58697" calcext:value-type="float">
            <text:p>-0.01558697</text:p>
          </table:table-cell>
          <table:table-cell office:value-type="float" office:value="-0.0005882249" calcext:value-type="float">
            <text:p>-0.0005882249</text:p>
          </table:table-cell>
          <table:table-cell office:value-type="float" office:value="342" calcext:value-type="float">
            <text:p>342</text:p>
          </table:table-cell>
          <table:table-cell table:formula="of:=[.D343]*100" office:value-type="float" office:value="-1.21396903" calcext:value-type="float">
            <text:p>-1.21396903</text:p>
          </table:table-cell>
          <table:table-cell table:formula="of:=[.E343]*100" office:value-type="float" office:value="-1.558697" calcext:value-type="float">
            <text:p>-1.558697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179.0370178223" calcext:value-type="float">
            <text:p>179.0370178223</text:p>
          </table:table-cell>
          <table:table-cell office:value-type="float" office:value="0.2205408176" calcext:value-type="float">
            <text:p>0.22054081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90695" calcext:value-type="float">
            <text:p>-0.01590695</text:p>
          </table:table-cell>
          <table:table-cell office:value-type="float" office:value="-0.0005771754" calcext:value-type="float">
            <text:p>-0.0005771754</text:p>
          </table:table-cell>
          <table:table-cell office:value-type="float" office:value="343" calcext:value-type="float">
            <text:p>343</text:p>
          </table:table-cell>
          <table:table-cell table:formula="of:=[.D344]*100" office:value-type="float" office:value="-1.21396903" calcext:value-type="float">
            <text:p>-1.21396903</text:p>
          </table:table-cell>
          <table:table-cell table:formula="of:=[.E344]*100" office:value-type="float" office:value="-1.590695" calcext:value-type="float">
            <text:p>-1.590695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9.0332946777" calcext:value-type="float">
            <text:p>179.0332946777</text:p>
          </table:table-cell>
          <table:table-cell office:value-type="float" office:value="0.1871337444" calcext:value-type="float">
            <text:p>0.18713374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8975" calcext:value-type="float">
            <text:p>-0.0158975</text:p>
          </table:table-cell>
          <table:table-cell office:value-type="float" office:value="-0.0006554582" calcext:value-type="float">
            <text:p>-0.0006554582</text:p>
          </table:table-cell>
          <table:table-cell office:value-type="float" office:value="344" calcext:value-type="float">
            <text:p>344</text:p>
          </table:table-cell>
          <table:table-cell table:formula="of:=[.D345]*100" office:value-type="float" office:value="-1.21396903" calcext:value-type="float">
            <text:p>-1.21396903</text:p>
          </table:table-cell>
          <table:table-cell table:formula="of:=[.E345]*100" office:value-type="float" office:value="-1.58975" calcext:value-type="float">
            <text:p>-1.5897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9.03565979" calcext:value-type="float">
            <text:p>179.03565979</text:p>
          </table:table-cell>
          <table:table-cell office:value-type="float" office:value="0.1733736406" calcext:value-type="float">
            <text:p>0.17337364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79948" calcext:value-type="float">
            <text:p>-0.01579948</text:p>
          </table:table-cell>
          <table:table-cell office:value-type="float" office:value="-0.0005435489" calcext:value-type="float">
            <text:p>-0.0005435489</text:p>
          </table:table-cell>
          <table:table-cell office:value-type="float" office:value="345" calcext:value-type="float">
            <text:p>345</text:p>
          </table:table-cell>
          <table:table-cell table:formula="of:=[.D346]*100" office:value-type="float" office:value="-1.21396903" calcext:value-type="float">
            <text:p>-1.21396903</text:p>
          </table:table-cell>
          <table:table-cell table:formula="of:=[.E346]*100" office:value-type="float" office:value="-1.579948" calcext:value-type="float">
            <text:p>-1.579948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179.0370483398" calcext:value-type="float">
            <text:p>179.0370483398</text:p>
          </table:table-cell>
          <table:table-cell office:value-type="float" office:value="0.1390780222" calcext:value-type="float">
            <text:p>0.13907802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50557" calcext:value-type="float">
            <text:p>-0.01550557</text:p>
          </table:table-cell>
          <table:table-cell office:value-type="float" office:value="-0.0005491716" calcext:value-type="float">
            <text:p>-0.0005491716</text:p>
          </table:table-cell>
          <table:table-cell office:value-type="float" office:value="346" calcext:value-type="float">
            <text:p>346</text:p>
          </table:table-cell>
          <table:table-cell table:formula="of:=[.D347]*100" office:value-type="float" office:value="-1.21396903" calcext:value-type="float">
            <text:p>-1.21396903</text:p>
          </table:table-cell>
          <table:table-cell table:formula="of:=[.E347]*100" office:value-type="float" office:value="-1.550557" calcext:value-type="float">
            <text:p>-1.550557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179.0391693115" calcext:value-type="float">
            <text:p>179.0391693115</text:p>
          </table:table-cell>
          <table:table-cell office:value-type="float" office:value="0.1903790666" calcext:value-type="float">
            <text:p>0.190379066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65166" calcext:value-type="float">
            <text:p>-0.01565166</text:p>
          </table:table-cell>
          <table:table-cell office:value-type="float" office:value="-0.0005960883" calcext:value-type="float">
            <text:p>-0.0005960883</text:p>
          </table:table-cell>
          <table:table-cell office:value-type="float" office:value="347" calcext:value-type="float">
            <text:p>347</text:p>
          </table:table-cell>
          <table:table-cell table:formula="of:=[.D348]*100" office:value-type="float" office:value="-1.21396903" calcext:value-type="float">
            <text:p>-1.21396903</text:p>
          </table:table-cell>
          <table:table-cell table:formula="of:=[.E348]*100" office:value-type="float" office:value="-1.565166" calcext:value-type="float">
            <text:p>-1.565166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179.0545959473" calcext:value-type="float">
            <text:p>179.0545959473</text:p>
          </table:table-cell>
          <table:table-cell office:value-type="float" office:value="0.1466656207" calcext:value-type="float">
            <text:p>0.14666562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45763" calcext:value-type="float">
            <text:p>-0.01545763</text:p>
          </table:table-cell>
          <table:table-cell office:value-type="float" office:value="-0.0005486892" calcext:value-type="float">
            <text:p>-0.0005486892</text:p>
          </table:table-cell>
          <table:table-cell office:value-type="float" office:value="348" calcext:value-type="float">
            <text:p>348</text:p>
          </table:table-cell>
          <table:table-cell table:formula="of:=[.D349]*100" office:value-type="float" office:value="-1.21396903" calcext:value-type="float">
            <text:p>-1.21396903</text:p>
          </table:table-cell>
          <table:table-cell table:formula="of:=[.E349]*100" office:value-type="float" office:value="-1.545763" calcext:value-type="float">
            <text:p>-1.545763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179.0625915527" calcext:value-type="float">
            <text:p>179.0625915527</text:p>
          </table:table-cell>
          <table:table-cell office:value-type="float" office:value="0.091284021" calcext:value-type="float">
            <text:p>0.0912840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95919" calcext:value-type="float">
            <text:p>-0.01495919</text:p>
          </table:table-cell>
          <table:table-cell office:value-type="float" office:value="-0.0005122981" calcext:value-type="float">
            <text:p>-0.0005122981</text:p>
          </table:table-cell>
          <table:table-cell office:value-type="float" office:value="349" calcext:value-type="float">
            <text:p>349</text:p>
          </table:table-cell>
          <table:table-cell table:formula="of:=[.D350]*100" office:value-type="float" office:value="-1.21396903" calcext:value-type="float">
            <text:p>-1.21396903</text:p>
          </table:table-cell>
          <table:table-cell table:formula="of:=[.E350]*100" office:value-type="float" office:value="-1.495919" calcext:value-type="float">
            <text:p>-1.495919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179.0610961914" calcext:value-type="float">
            <text:p>179.0610961914</text:p>
          </table:table-cell>
          <table:table-cell office:value-type="float" office:value="0.1222794874" calcext:value-type="float">
            <text:p>0.12227948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83363" calcext:value-type="float">
            <text:p>-0.01483363</text:p>
          </table:table-cell>
          <table:table-cell office:value-type="float" office:value="-0.0005265258" calcext:value-type="float">
            <text:p>-0.0005265258</text:p>
          </table:table-cell>
          <table:table-cell office:value-type="float" office:value="350" calcext:value-type="float">
            <text:p>350</text:p>
          </table:table-cell>
          <table:table-cell table:formula="of:=[.D351]*100" office:value-type="float" office:value="-1.21396903" calcext:value-type="float">
            <text:p>-1.21396903</text:p>
          </table:table-cell>
          <table:table-cell table:formula="of:=[.E351]*100" office:value-type="float" office:value="-1.483363" calcext:value-type="float">
            <text:p>-1.48336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9.0545806885" calcext:value-type="float">
            <text:p>179.0545806885</text:p>
          </table:table-cell>
          <table:table-cell office:value-type="float" office:value="-0.0487624361" calcext:value-type="float">
            <text:p>-0.04876243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60988" calcext:value-type="float">
            <text:p>-0.01360988</text:p>
          </table:table-cell>
          <table:table-cell office:value-type="float" office:value="-0.0002067473" calcext:value-type="float">
            <text:p>-0.0002067473</text:p>
          </table:table-cell>
          <table:table-cell office:value-type="float" office:value="351" calcext:value-type="float">
            <text:p>351</text:p>
          </table:table-cell>
          <table:table-cell table:formula="of:=[.D352]*100" office:value-type="float" office:value="-1.21396903" calcext:value-type="float">
            <text:p>-1.21396903</text:p>
          </table:table-cell>
          <table:table-cell table:formula="of:=[.E352]*100" office:value-type="float" office:value="-1.360988" calcext:value-type="float">
            <text:p>-1.360988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179.0520019531" calcext:value-type="float">
            <text:p>179.0520019531</text:p>
          </table:table-cell>
          <table:table-cell office:value-type="float" office:value="-0.0013239303" calcext:value-type="float">
            <text:p>-0.00132393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11058" calcext:value-type="float">
            <text:p>-0.01311058</text:p>
          </table:table-cell>
          <table:table-cell office:value-type="float" office:value="-0.0005382419" calcext:value-type="float">
            <text:p>-0.0005382419</text:p>
          </table:table-cell>
          <table:table-cell office:value-type="float" office:value="352" calcext:value-type="float">
            <text:p>352</text:p>
          </table:table-cell>
          <table:table-cell table:formula="of:=[.D353]*100" office:value-type="float" office:value="-1.21396903" calcext:value-type="float">
            <text:p>-1.21396903</text:p>
          </table:table-cell>
          <table:table-cell table:formula="of:=[.E353]*100" office:value-type="float" office:value="-1.311058" calcext:value-type="float">
            <text:p>-1.311058</text:p>
          </table:table-cell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179.0395812988" calcext:value-type="float">
            <text:p>179.0395812988</text:p>
          </table:table-cell>
          <table:table-cell office:value-type="float" office:value="-0.0358720604" calcext:value-type="float">
            <text:p>-0.03587206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54757" calcext:value-type="float">
            <text:p>-0.01254757</text:p>
          </table:table-cell>
          <table:table-cell office:value-type="float" office:value="-0.0004327706" calcext:value-type="float">
            <text:p>-0.0004327706</text:p>
          </table:table-cell>
          <table:table-cell office:value-type="float" office:value="353" calcext:value-type="float">
            <text:p>353</text:p>
          </table:table-cell>
          <table:table-cell table:formula="of:=[.D354]*100" office:value-type="float" office:value="-1.21396903" calcext:value-type="float">
            <text:p>-1.21396903</text:p>
          </table:table-cell>
          <table:table-cell table:formula="of:=[.E354]*100" office:value-type="float" office:value="-1.254757" calcext:value-type="float">
            <text:p>-1.254757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79.0517883301" calcext:value-type="float">
            <text:p>179.0517883301</text:p>
          </table:table-cell>
          <table:table-cell office:value-type="float" office:value="0.0126011865" calcext:value-type="float">
            <text:p>0.01260118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49549" calcext:value-type="float">
            <text:p>-0.01249549</text:p>
          </table:table-cell>
          <table:table-cell office:value-type="float" office:value="-0.0004923672" calcext:value-type="float">
            <text:p>-0.0004923672</text:p>
          </table:table-cell>
          <table:table-cell office:value-type="float" office:value="354" calcext:value-type="float">
            <text:p>354</text:p>
          </table:table-cell>
          <table:table-cell table:formula="of:=[.D355]*100" office:value-type="float" office:value="-1.21396903" calcext:value-type="float">
            <text:p>-1.21396903</text:p>
          </table:table-cell>
          <table:table-cell table:formula="of:=[.E355]*100" office:value-type="float" office:value="-1.249549" calcext:value-type="float">
            <text:p>-1.249549</text:p>
          </table:table-cell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179.0490570068" calcext:value-type="float">
            <text:p>179.0490570068</text:p>
          </table:table-cell>
          <table:table-cell office:value-type="float" office:value="-0.0988734873" calcext:value-type="float">
            <text:p>-0.09887348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71775" calcext:value-type="float">
            <text:p>-0.01171775</text:p>
          </table:table-cell>
          <table:table-cell office:value-type="float" office:value="-0.0001243717" calcext:value-type="float">
            <text:p>-0.0001243717</text:p>
          </table:table-cell>
          <table:table-cell office:value-type="float" office:value="355" calcext:value-type="float">
            <text:p>355</text:p>
          </table:table-cell>
          <table:table-cell table:formula="of:=[.D356]*100" office:value-type="float" office:value="-1.21396903" calcext:value-type="float">
            <text:p>-1.21396903</text:p>
          </table:table-cell>
          <table:table-cell table:formula="of:=[.E356]*100" office:value-type="float" office:value="-1.171775" calcext:value-type="float">
            <text:p>-1.171775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179.0468444824" calcext:value-type="float">
            <text:p>179.0468444824</text:p>
          </table:table-cell>
          <table:table-cell office:value-type="float" office:value="-0.2301953538" calcext:value-type="float">
            <text:p>-0.23019535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32413" calcext:value-type="float">
            <text:p>-0.01032413</text:p>
          </table:table-cell>
          <table:table-cell office:value-type="float" office:value="-0.0001350967" calcext:value-type="float">
            <text:p>-0.0001350967</text:p>
          </table:table-cell>
          <table:table-cell office:value-type="float" office:value="356" calcext:value-type="float">
            <text:p>356</text:p>
          </table:table-cell>
          <table:table-cell table:formula="of:=[.D357]*100" office:value-type="float" office:value="-1.21396903" calcext:value-type="float">
            <text:p>-1.21396903</text:p>
          </table:table-cell>
          <table:table-cell table:formula="of:=[.E357]*100" office:value-type="float" office:value="-1.032413" calcext:value-type="float">
            <text:p>-1.03241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9.0540161133" calcext:value-type="float">
            <text:p>179.0540161133</text:p>
          </table:table-cell>
          <table:table-cell office:value-type="float" office:value="-0.1287618397" calcext:value-type="float">
            <text:p>-0.12876183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07155" calcext:value-type="float">
            <text:p>-0.01007155</text:p>
          </table:table-cell>
          <table:table-cell office:value-type="float" office:value="-0.0004244126" calcext:value-type="float">
            <text:p>-0.0004244126</text:p>
          </table:table-cell>
          <table:table-cell office:value-type="float" office:value="357" calcext:value-type="float">
            <text:p>357</text:p>
          </table:table-cell>
          <table:table-cell table:formula="of:=[.D358]*100" office:value-type="float" office:value="-1.21396903" calcext:value-type="float">
            <text:p>-1.21396903</text:p>
          </table:table-cell>
          <table:table-cell table:formula="of:=[.E358]*100" office:value-type="float" office:value="-1.007155" calcext:value-type="float">
            <text:p>-1.007155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179.0479125977" calcext:value-type="float">
            <text:p>179.0479125977</text:p>
          </table:table-cell>
          <table:table-cell office:value-type="float" office:value="-0.0373495617" calcext:value-type="float">
            <text:p>-0.03734956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51255" calcext:value-type="float">
            <text:p>-0.01051255</text:p>
          </table:table-cell>
          <table:table-cell office:value-type="float" office:value="-0.0005322324" calcext:value-type="float">
            <text:p>-0.0005322324</text:p>
          </table:table-cell>
          <table:table-cell office:value-type="float" office:value="358" calcext:value-type="float">
            <text:p>358</text:p>
          </table:table-cell>
          <table:table-cell table:formula="of:=[.D359]*100" office:value-type="float" office:value="-1.21396903" calcext:value-type="float">
            <text:p>-1.21396903</text:p>
          </table:table-cell>
          <table:table-cell table:formula="of:=[.E359]*100" office:value-type="float" office:value="-1.051255" calcext:value-type="float">
            <text:p>-1.051255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.0594177246" calcext:value-type="float">
            <text:p>179.0594177246</text:p>
          </table:table-cell>
          <table:table-cell office:value-type="float" office:value="-0.0990747685" calcext:value-type="float">
            <text:p>-0.09907476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39499" calcext:value-type="float">
            <text:p>-0.01039499</text:p>
          </table:table-cell>
          <table:table-cell office:value-type="float" office:value="-0.0004917928" calcext:value-type="float">
            <text:p>-0.0004917928</text:p>
          </table:table-cell>
          <table:table-cell office:value-type="float" office:value="359" calcext:value-type="float">
            <text:p>359</text:p>
          </table:table-cell>
          <table:table-cell table:formula="of:=[.D360]*100" office:value-type="float" office:value="-1.21396903" calcext:value-type="float">
            <text:p>-1.21396903</text:p>
          </table:table-cell>
          <table:table-cell table:formula="of:=[.E360]*100" office:value-type="float" office:value="-1.039499" calcext:value-type="float">
            <text:p>-1.039499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9.0758209229" calcext:value-type="float">
            <text:p>179.0758209229</text:p>
          </table:table-cell>
          <table:table-cell office:value-type="float" office:value="-0.3230315001" calcext:value-type="float">
            <text:p>-0.32303150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2386" calcext:value-type="float">
            <text:p>-0.00882386</text:p>
          </table:table-cell>
          <table:table-cell office:value-type="float" office:value="-0.0001380566" calcext:value-type="float">
            <text:p>-0.0001380566</text:p>
          </table:table-cell>
          <table:table-cell office:value-type="float" office:value="360" calcext:value-type="float">
            <text:p>360</text:p>
          </table:table-cell>
          <table:table-cell table:formula="of:=[.D361]*100" office:value-type="float" office:value="-1.21396903" calcext:value-type="float">
            <text:p>-1.21396903</text:p>
          </table:table-cell>
          <table:table-cell table:formula="of:=[.E361]*100" office:value-type="float" office:value="-0.882386" calcext:value-type="float">
            <text:p>-0.8823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.0702819824" calcext:value-type="float">
            <text:p>179.0702819824</text:p>
          </table:table-cell>
          <table:table-cell office:value-type="float" office:value="-0.090800404" calcext:value-type="float">
            <text:p>-0.0908004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2482" calcext:value-type="float">
            <text:p>-0.00932482</text:p>
          </table:table-cell>
          <table:table-cell office:value-type="float" office:value="-0.0006199495" calcext:value-type="float">
            <text:p>-0.0006199495</text:p>
          </table:table-cell>
          <table:table-cell office:value-type="float" office:value="361" calcext:value-type="float">
            <text:p>361</text:p>
          </table:table-cell>
          <table:table-cell table:formula="of:=[.D362]*100" office:value-type="float" office:value="-1.21396903" calcext:value-type="float">
            <text:p>-1.21396903</text:p>
          </table:table-cell>
          <table:table-cell table:formula="of:=[.E362]*100" office:value-type="float" office:value="-0.932482" calcext:value-type="float">
            <text:p>-0.932482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9.0585174561" calcext:value-type="float">
            <text:p>179.0585174561</text:p>
          </table:table-cell>
          <table:table-cell office:value-type="float" office:value="-0.2162271262" calcext:value-type="float">
            <text:p>-0.216227126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2262" calcext:value-type="float">
            <text:p>-0.00882262</text:p>
          </table:table-cell>
          <table:table-cell office:value-type="float" office:value="-0.0003309621" calcext:value-type="float">
            <text:p>-0.0003309621</text:p>
          </table:table-cell>
          <table:table-cell office:value-type="float" office:value="362" calcext:value-type="float">
            <text:p>362</text:p>
          </table:table-cell>
          <table:table-cell table:formula="of:=[.D363]*100" office:value-type="float" office:value="-1.21396903" calcext:value-type="float">
            <text:p>-1.21396903</text:p>
          </table:table-cell>
          <table:table-cell table:formula="of:=[.E363]*100" office:value-type="float" office:value="-0.882262" calcext:value-type="float">
            <text:p>-0.88226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9.0519866943" calcext:value-type="float">
            <text:p>179.0519866943</text:p>
          </table:table-cell>
          <table:table-cell office:value-type="float" office:value="-0.1176444992" calcext:value-type="float">
            <text:p>-0.11764449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14507" calcext:value-type="float">
            <text:p>-0.00914507</text:p>
          </table:table-cell>
          <table:table-cell office:value-type="float" office:value="-0.0006304366" calcext:value-type="float">
            <text:p>-0.0006304366</text:p>
          </table:table-cell>
          <table:table-cell office:value-type="float" office:value="363" calcext:value-type="float">
            <text:p>363</text:p>
          </table:table-cell>
          <table:table-cell table:formula="of:=[.D364]*100" office:value-type="float" office:value="-1.21396903" calcext:value-type="float">
            <text:p>-1.21396903</text:p>
          </table:table-cell>
          <table:table-cell table:formula="of:=[.E364]*100" office:value-type="float" office:value="-0.914507" calcext:value-type="float">
            <text:p>-0.914507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79.0378875732" calcext:value-type="float">
            <text:p>179.0378875732</text:p>
          </table:table-cell>
          <table:table-cell office:value-type="float" office:value="-0.1577070205" calcext:value-type="float">
            <text:p>-0.15770702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0929" calcext:value-type="float">
            <text:p>-0.0090929</text:p>
          </table:table-cell>
          <table:table-cell office:value-type="float" office:value="-0.0005677141" calcext:value-type="float">
            <text:p>-0.0005677141</text:p>
          </table:table-cell>
          <table:table-cell office:value-type="float" office:value="364" calcext:value-type="float">
            <text:p>364</text:p>
          </table:table-cell>
          <table:table-cell table:formula="of:=[.D365]*100" office:value-type="float" office:value="-1.21396903" calcext:value-type="float">
            <text:p>-1.21396903</text:p>
          </table:table-cell>
          <table:table-cell table:formula="of:=[.E365]*100" office:value-type="float" office:value="-0.90929" calcext:value-type="float">
            <text:p>-0.9092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9.030960083" calcext:value-type="float">
            <text:p>179.030960083</text:p>
          </table:table-cell>
          <table:table-cell office:value-type="float" office:value="-0.129237936" calcext:value-type="float">
            <text:p>-0.1292379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479" calcext:value-type="float">
            <text:p>-0.0092479</text:p>
          </table:table-cell>
          <table:table-cell office:value-type="float" office:value="-0.0005372709" calcext:value-type="float">
            <text:p>-0.0005372709</text:p>
          </table:table-cell>
          <table:table-cell office:value-type="float" office:value="365" calcext:value-type="float">
            <text:p>365</text:p>
          </table:table-cell>
          <table:table-cell table:formula="of:=[.D366]*100" office:value-type="float" office:value="-1.21396903" calcext:value-type="float">
            <text:p>-1.21396903</text:p>
          </table:table-cell>
          <table:table-cell table:formula="of:=[.E366]*100" office:value-type="float" office:value="-0.92479" calcext:value-type="float">
            <text:p>-0.9247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79.035736084" calcext:value-type="float">
            <text:p>179.035736084</text:p>
          </table:table-cell>
          <table:table-cell office:value-type="float" office:value="-0.1298871226" calcext:value-type="float">
            <text:p>-0.12988712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4686" calcext:value-type="float">
            <text:p>-0.00934686</text:p>
          </table:table-cell>
          <table:table-cell office:value-type="float" office:value="-0.000525643" calcext:value-type="float">
            <text:p>-0.000525643</text:p>
          </table:table-cell>
          <table:table-cell office:value-type="float" office:value="366" calcext:value-type="float">
            <text:p>366</text:p>
          </table:table-cell>
          <table:table-cell table:formula="of:=[.D367]*100" office:value-type="float" office:value="-1.21396903" calcext:value-type="float">
            <text:p>-1.21396903</text:p>
          </table:table-cell>
          <table:table-cell table:formula="of:=[.E367]*100" office:value-type="float" office:value="-0.934686" calcext:value-type="float">
            <text:p>-0.93468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9.0389251709" calcext:value-type="float">
            <text:p>179.0389251709</text:p>
          </table:table-cell>
          <table:table-cell office:value-type="float" office:value="-0.1132080557" calcext:value-type="float">
            <text:p>-0.11320805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2399" calcext:value-type="float">
            <text:p>-0.00952399</text:p>
          </table:table-cell>
          <table:table-cell office:value-type="float" office:value="-0.0006032588" calcext:value-type="float">
            <text:p>-0.0006032588</text:p>
          </table:table-cell>
          <table:table-cell office:value-type="float" office:value="367" calcext:value-type="float">
            <text:p>367</text:p>
          </table:table-cell>
          <table:table-cell table:formula="of:=[.D368]*100" office:value-type="float" office:value="-1.21396903" calcext:value-type="float">
            <text:p>-1.21396903</text:p>
          </table:table-cell>
          <table:table-cell table:formula="of:=[.E368]*100" office:value-type="float" office:value="-0.952399" calcext:value-type="float">
            <text:p>-0.952399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9.0381774902" calcext:value-type="float">
            <text:p>179.0381774902</text:p>
          </table:table-cell>
          <table:table-cell office:value-type="float" office:value="-0.1288470787" calcext:value-type="float">
            <text:p>-0.12884707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3778" calcext:value-type="float">
            <text:p>-0.00953778</text:p>
          </table:table-cell>
          <table:table-cell office:value-type="float" office:value="-0.0004953309" calcext:value-type="float">
            <text:p>-0.0004953309</text:p>
          </table:table-cell>
          <table:table-cell office:value-type="float" office:value="368" calcext:value-type="float">
            <text:p>368</text:p>
          </table:table-cell>
          <table:table-cell table:formula="of:=[.D369]*100" office:value-type="float" office:value="-1.21396903" calcext:value-type="float">
            <text:p>-1.21396903</text:p>
          </table:table-cell>
          <table:table-cell table:formula="of:=[.E369]*100" office:value-type="float" office:value="-0.953778" calcext:value-type="float">
            <text:p>-0.95377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9.0462188721" calcext:value-type="float">
            <text:p>179.0462188721</text:p>
          </table:table-cell>
          <table:table-cell office:value-type="float" office:value="-0.160995663" calcext:value-type="float">
            <text:p>-0.1609956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3268" calcext:value-type="float">
            <text:p>-0.00933268</text:p>
          </table:table-cell>
          <table:table-cell office:value-type="float" office:value="-0.0003792314" calcext:value-type="float">
            <text:p>-0.0003792314</text:p>
          </table:table-cell>
          <table:table-cell office:value-type="float" office:value="369" calcext:value-type="float">
            <text:p>369</text:p>
          </table:table-cell>
          <table:table-cell table:formula="of:=[.D370]*100" office:value-type="float" office:value="-1.21396903" calcext:value-type="float">
            <text:p>-1.21396903</text:p>
          </table:table-cell>
          <table:table-cell table:formula="of:=[.E370]*100" office:value-type="float" office:value="-0.933268" calcext:value-type="float">
            <text:p>-0.933268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9.0472564697" calcext:value-type="float">
            <text:p>179.0472564697</text:p>
          </table:table-cell>
          <table:table-cell office:value-type="float" office:value="-0.1926942111" calcext:value-type="float">
            <text:p>-0.19269421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8471" calcext:value-type="float">
            <text:p>-0.00898471</text:p>
          </table:table-cell>
          <table:table-cell office:value-type="float" office:value="-0.0003373239" calcext:value-type="float">
            <text:p>-0.0003373239</text:p>
          </table:table-cell>
          <table:table-cell office:value-type="float" office:value="370" calcext:value-type="float">
            <text:p>370</text:p>
          </table:table-cell>
          <table:table-cell table:formula="of:=[.D371]*100" office:value-type="float" office:value="-1.21396903" calcext:value-type="float">
            <text:p>-1.21396903</text:p>
          </table:table-cell>
          <table:table-cell table:formula="of:=[.E371]*100" office:value-type="float" office:value="-0.898471" calcext:value-type="float">
            <text:p>-0.89847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79.0454559326" calcext:value-type="float">
            <text:p>179.0454559326</text:p>
          </table:table-cell>
          <table:table-cell office:value-type="float" office:value="-0.0600475412" calcext:value-type="float">
            <text:p>-0.06004754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37" calcext:value-type="float">
            <text:p>-0.009637</text:p>
          </table:table-cell>
          <table:table-cell office:value-type="float" office:value="-0.0004137997" calcext:value-type="float">
            <text:p>-0.0004137997</text:p>
          </table:table-cell>
          <table:table-cell office:value-type="float" office:value="371" calcext:value-type="float">
            <text:p>371</text:p>
          </table:table-cell>
          <table:table-cell table:formula="of:=[.D372]*100" office:value-type="float" office:value="-1.21396903" calcext:value-type="float">
            <text:p>-1.21396903</text:p>
          </table:table-cell>
          <table:table-cell table:formula="of:=[.E372]*100" office:value-type="float" office:value="-0.9637" calcext:value-type="float">
            <text:p>-0.9637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79.042678833" calcext:value-type="float">
            <text:p>179.042678833</text:p>
          </table:table-cell>
          <table:table-cell office:value-type="float" office:value="-0.2261679005" calcext:value-type="float">
            <text:p>-0.22616790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6439" calcext:value-type="float">
            <text:p>-0.00896439</text:p>
          </table:table-cell>
          <table:table-cell office:value-type="float" office:value="-0.0002422875" calcext:value-type="float">
            <text:p>-0.0002422875</text:p>
          </table:table-cell>
          <table:table-cell office:value-type="float" office:value="372" calcext:value-type="float">
            <text:p>372</text:p>
          </table:table-cell>
          <table:table-cell table:formula="of:=[.D373]*100" office:value-type="float" office:value="-1.21396903" calcext:value-type="float">
            <text:p>-1.21396903</text:p>
          </table:table-cell>
          <table:table-cell table:formula="of:=[.E373]*100" office:value-type="float" office:value="-0.896439" calcext:value-type="float">
            <text:p>-0.896439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9.0513916016" calcext:value-type="float">
            <text:p>179.0513916016</text:p>
          </table:table-cell>
          <table:table-cell office:value-type="float" office:value="-0.1279593841" calcext:value-type="float">
            <text:p>-0.12795938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17078" calcext:value-type="float">
            <text:p>-0.00917078</text:p>
          </table:table-cell>
          <table:table-cell office:value-type="float" office:value="-0.0004786359" calcext:value-type="float">
            <text:p>-0.0004786359</text:p>
          </table:table-cell>
          <table:table-cell office:value-type="float" office:value="373" calcext:value-type="float">
            <text:p>373</text:p>
          </table:table-cell>
          <table:table-cell table:formula="of:=[.D374]*100" office:value-type="float" office:value="-1.21396903" calcext:value-type="float">
            <text:p>-1.21396903</text:p>
          </table:table-cell>
          <table:table-cell table:formula="of:=[.E374]*100" office:value-type="float" office:value="-0.917078" calcext:value-type="float">
            <text:p>-0.917078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79.0519104004" calcext:value-type="float">
            <text:p>179.0519104004</text:p>
          </table:table-cell>
          <table:table-cell office:value-type="float" office:value="-0.2965006337" calcext:value-type="float">
            <text:p>-0.29650063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849" calcext:value-type="float">
            <text:p>-0.0081849</text:p>
          </table:table-cell>
          <table:table-cell office:value-type="float" office:value="-0.0000769299" calcext:value-type="float">
            <text:p>-7.69299E-05</text:p>
          </table:table-cell>
          <table:table-cell office:value-type="float" office:value="374" calcext:value-type="float">
            <text:p>374</text:p>
          </table:table-cell>
          <table:table-cell table:formula="of:=[.D375]*100" office:value-type="float" office:value="-1.21396903" calcext:value-type="float">
            <text:p>-1.21396903</text:p>
          </table:table-cell>
          <table:table-cell table:formula="of:=[.E375]*100" office:value-type="float" office:value="-0.81849" calcext:value-type="float">
            <text:p>-0.81849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9.0501861572" calcext:value-type="float">
            <text:p>179.0501861572</text:p>
          </table:table-cell>
          <table:table-cell office:value-type="float" office:value="-0.0641449324" calcext:value-type="float">
            <text:p>-0.06414493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0767" calcext:value-type="float">
            <text:p>-0.0090767</text:p>
          </table:table-cell>
          <table:table-cell office:value-type="float" office:value="-0.0004350771" calcext:value-type="float">
            <text:p>-0.0004350771</text:p>
          </table:table-cell>
          <table:table-cell office:value-type="float" office:value="375" calcext:value-type="float">
            <text:p>375</text:p>
          </table:table-cell>
          <table:table-cell table:formula="of:=[.D376]*100" office:value-type="float" office:value="-1.21396903" calcext:value-type="float">
            <text:p>-1.21396903</text:p>
          </table:table-cell>
          <table:table-cell table:formula="of:=[.E376]*100" office:value-type="float" office:value="-0.90767" calcext:value-type="float">
            <text:p>-0.9076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79.0498046875" calcext:value-type="float">
            <text:p>179.0498046875</text:p>
          </table:table-cell>
          <table:table-cell office:value-type="float" office:value="-0.0398651874" calcext:value-type="float">
            <text:p>-0.03986518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83283" calcext:value-type="float">
            <text:p>-0.00983283</text:p>
          </table:table-cell>
          <table:table-cell office:value-type="float" office:value="-0.0004165629" calcext:value-type="float">
            <text:p>-0.0004165629</text:p>
          </table:table-cell>
          <table:table-cell office:value-type="float" office:value="376" calcext:value-type="float">
            <text:p>376</text:p>
          </table:table-cell>
          <table:table-cell table:formula="of:=[.D377]*100" office:value-type="float" office:value="-1.21396903" calcext:value-type="float">
            <text:p>-1.21396903</text:p>
          </table:table-cell>
          <table:table-cell table:formula="of:=[.E377]*100" office:value-type="float" office:value="-0.983283" calcext:value-type="float">
            <text:p>-0.983283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9.0569000244" calcext:value-type="float">
            <text:p>179.0569000244</text:p>
          </table:table-cell>
          <table:table-cell office:value-type="float" office:value="-0.0928448037" calcext:value-type="float">
            <text:p>-0.09284480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8356" calcext:value-type="float">
            <text:p>-0.00998356</text:p>
          </table:table-cell>
          <table:table-cell office:value-type="float" office:value="-0.0004800158" calcext:value-type="float">
            <text:p>-0.0004800158</text:p>
          </table:table-cell>
          <table:table-cell office:value-type="float" office:value="377" calcext:value-type="float">
            <text:p>377</text:p>
          </table:table-cell>
          <table:table-cell table:formula="of:=[.D378]*100" office:value-type="float" office:value="-1.21396903" calcext:value-type="float">
            <text:p>-1.21396903</text:p>
          </table:table-cell>
          <table:table-cell table:formula="of:=[.E378]*100" office:value-type="float" office:value="-0.998356" calcext:value-type="float">
            <text:p>-0.998356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79.0601959229" calcext:value-type="float">
            <text:p>179.0601959229</text:p>
          </table:table-cell>
          <table:table-cell office:value-type="float" office:value="-0.1072726965" calcext:value-type="float">
            <text:p>-0.10727269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8784" calcext:value-type="float">
            <text:p>-0.00998784</text:p>
          </table:table-cell>
          <table:table-cell office:value-type="float" office:value="-0.0005291572" calcext:value-type="float">
            <text:p>-0.0005291572</text:p>
          </table:table-cell>
          <table:table-cell office:value-type="float" office:value="378" calcext:value-type="float">
            <text:p>378</text:p>
          </table:table-cell>
          <table:table-cell table:formula="of:=[.D379]*100" office:value-type="float" office:value="-1.21396903" calcext:value-type="float">
            <text:p>-1.21396903</text:p>
          </table:table-cell>
          <table:table-cell table:formula="of:=[.E379]*100" office:value-type="float" office:value="-0.998784" calcext:value-type="float">
            <text:p>-0.99878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79.067276001" calcext:value-type="float">
            <text:p>179.067276001</text:p>
          </table:table-cell>
          <table:table-cell office:value-type="float" office:value="-0.132151404" calcext:value-type="float">
            <text:p>-0.1321514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82486" calcext:value-type="float">
            <text:p>-0.00982486</text:p>
          </table:table-cell>
          <table:table-cell office:value-type="float" office:value="-0.0004260081" calcext:value-type="float">
            <text:p>-0.0004260081</text:p>
          </table:table-cell>
          <table:table-cell office:value-type="float" office:value="379" calcext:value-type="float">
            <text:p>379</text:p>
          </table:table-cell>
          <table:table-cell table:formula="of:=[.D380]*100" office:value-type="float" office:value="-1.21396903" calcext:value-type="float">
            <text:p>-1.21396903</text:p>
          </table:table-cell>
          <table:table-cell table:formula="of:=[.E380]*100" office:value-type="float" office:value="-0.982486" calcext:value-type="float">
            <text:p>-0.982486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179.0756378174" calcext:value-type="float">
            <text:p>179.0756378174</text:p>
          </table:table-cell>
          <table:table-cell office:value-type="float" office:value="-0.0799962512" calcext:value-type="float">
            <text:p>-0.07999625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06389" calcext:value-type="float">
            <text:p>-0.01006389</text:p>
          </table:table-cell>
          <table:table-cell office:value-type="float" office:value="-0.000240842" calcext:value-type="float">
            <text:p>-0.000240842</text:p>
          </table:table-cell>
          <table:table-cell office:value-type="float" office:value="380" calcext:value-type="float">
            <text:p>380</text:p>
          </table:table-cell>
          <table:table-cell table:formula="of:=[.D381]*100" office:value-type="float" office:value="-1.21396903" calcext:value-type="float">
            <text:p>-1.21396903</text:p>
          </table:table-cell>
          <table:table-cell table:formula="of:=[.E381]*100" office:value-type="float" office:value="-1.006389" calcext:value-type="float">
            <text:p>-1.006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.0718231201" calcext:value-type="float">
            <text:p>179.0718231201</text:p>
          </table:table-cell>
          <table:table-cell office:value-type="float" office:value="-0.160046311" calcext:value-type="float">
            <text:p>-0.1600463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896" calcext:value-type="float">
            <text:p>-0.0096896</text:p>
          </table:table-cell>
          <table:table-cell office:value-type="float" office:value="-0.0004839204" calcext:value-type="float">
            <text:p>-0.0004839204</text:p>
          </table:table-cell>
          <table:table-cell office:value-type="float" office:value="381" calcext:value-type="float">
            <text:p>381</text:p>
          </table:table-cell>
          <table:table-cell table:formula="of:=[.D382]*100" office:value-type="float" office:value="-1.21396903" calcext:value-type="float">
            <text:p>-1.21396903</text:p>
          </table:table-cell>
          <table:table-cell table:formula="of:=[.E382]*100" office:value-type="float" office:value="-0.96896" calcext:value-type="float">
            <text:p>-0.96896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179.0746307373" calcext:value-type="float">
            <text:p>179.0746307373</text:p>
          </table:table-cell>
          <table:table-cell office:value-type="float" office:value="-0.1388088683" calcext:value-type="float">
            <text:p>-0.13880886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8174" calcext:value-type="float">
            <text:p>-0.00958174</text:p>
          </table:table-cell>
          <table:table-cell office:value-type="float" office:value="-0.0002977182" calcext:value-type="float">
            <text:p>-0.0002977182</text:p>
          </table:table-cell>
          <table:table-cell office:value-type="float" office:value="382" calcext:value-type="float">
            <text:p>382</text:p>
          </table:table-cell>
          <table:table-cell table:formula="of:=[.D383]*100" office:value-type="float" office:value="-1.21396903" calcext:value-type="float">
            <text:p>-1.21396903</text:p>
          </table:table-cell>
          <table:table-cell table:formula="of:=[.E383]*100" office:value-type="float" office:value="-0.958174" calcext:value-type="float">
            <text:p>-0.95817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9.0785217285" calcext:value-type="float">
            <text:p>179.0785217285</text:p>
          </table:table-cell>
          <table:table-cell office:value-type="float" office:value="-0.0805107513" calcext:value-type="float">
            <text:p>-0.080510751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89845" calcext:value-type="float">
            <text:p>-0.00989845</text:p>
          </table:table-cell>
          <table:table-cell office:value-type="float" office:value="-0.0007594976" calcext:value-type="float">
            <text:p>-0.0007594976</text:p>
          </table:table-cell>
          <table:table-cell office:value-type="float" office:value="383" calcext:value-type="float">
            <text:p>383</text:p>
          </table:table-cell>
          <table:table-cell table:formula="of:=[.D384]*100" office:value-type="float" office:value="-1.21396903" calcext:value-type="float">
            <text:p>-1.21396903</text:p>
          </table:table-cell>
          <table:table-cell table:formula="of:=[.E384]*100" office:value-type="float" office:value="-0.989845" calcext:value-type="float">
            <text:p>-0.989845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79.0777893066" calcext:value-type="float">
            <text:p>179.0777893066</text:p>
          </table:table-cell>
          <table:table-cell office:value-type="float" office:value="-0.0984978039" calcext:value-type="float">
            <text:p>-0.098497803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8961" calcext:value-type="float">
            <text:p>-0.00998961</text:p>
          </table:table-cell>
          <table:table-cell office:value-type="float" office:value="-0.0006098994" calcext:value-type="float">
            <text:p>-0.0006098994</text:p>
          </table:table-cell>
          <table:table-cell office:value-type="float" office:value="384" calcext:value-type="float">
            <text:p>384</text:p>
          </table:table-cell>
          <table:table-cell table:formula="of:=[.D385]*100" office:value-type="float" office:value="-1.21396903" calcext:value-type="float">
            <text:p>-1.21396903</text:p>
          </table:table-cell>
          <table:table-cell table:formula="of:=[.E385]*100" office:value-type="float" office:value="-0.998961" calcext:value-type="float">
            <text:p>-0.99896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9.0691986084" calcext:value-type="float">
            <text:p>179.0691986084</text:p>
          </table:table-cell>
          <table:table-cell office:value-type="float" office:value="-0.1023778171" calcext:value-type="float">
            <text:p>-0.10237781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0245" calcext:value-type="float">
            <text:p>-0.0100245</text:p>
          </table:table-cell>
          <table:table-cell office:value-type="float" office:value="-0.000557996" calcext:value-type="float">
            <text:p>-0.000557996</text:p>
          </table:table-cell>
          <table:table-cell office:value-type="float" office:value="385" calcext:value-type="float">
            <text:p>385</text:p>
          </table:table-cell>
          <table:table-cell table:formula="of:=[.D386]*100" office:value-type="float" office:value="-1.21396903" calcext:value-type="float">
            <text:p>-1.21396903</text:p>
          </table:table-cell>
          <table:table-cell table:formula="of:=[.E386]*100" office:value-type="float" office:value="-1.00245" calcext:value-type="float">
            <text:p>-1.002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79.0767211914" calcext:value-type="float">
            <text:p>179.0767211914</text:p>
          </table:table-cell>
          <table:table-cell office:value-type="float" office:value="-0.2155028835" calcext:value-type="float">
            <text:p>-0.21550288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937" calcext:value-type="float">
            <text:p>-0.0092937</text:p>
          </table:table-cell>
          <table:table-cell office:value-type="float" office:value="-0.0002508092" calcext:value-type="float">
            <text:p>-0.0002508092</text:p>
          </table:table-cell>
          <table:table-cell office:value-type="float" office:value="386" calcext:value-type="float">
            <text:p>386</text:p>
          </table:table-cell>
          <table:table-cell table:formula="of:=[.D387]*100" office:value-type="float" office:value="-1.21396903" calcext:value-type="float">
            <text:p>-1.21396903</text:p>
          </table:table-cell>
          <table:table-cell table:formula="of:=[.E387]*100" office:value-type="float" office:value="-0.92937" calcext:value-type="float">
            <text:p>-0.9293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79.0806121826" calcext:value-type="float">
            <text:p>179.0806121826</text:p>
          </table:table-cell>
          <table:table-cell office:value-type="float" office:value="-0.2109721147" calcext:value-type="float">
            <text:p>-0.21097211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3691" calcext:value-type="float">
            <text:p>-0.00883691</text:p>
          </table:table-cell>
          <table:table-cell office:value-type="float" office:value="-0.0004242415" calcext:value-type="float">
            <text:p>-0.0004242415</text:p>
          </table:table-cell>
          <table:table-cell office:value-type="float" office:value="387" calcext:value-type="float">
            <text:p>387</text:p>
          </table:table-cell>
          <table:table-cell table:formula="of:=[.D388]*100" office:value-type="float" office:value="-1.21396903" calcext:value-type="float">
            <text:p>-1.21396903</text:p>
          </table:table-cell>
          <table:table-cell table:formula="of:=[.E388]*100" office:value-type="float" office:value="-0.883691" calcext:value-type="float">
            <text:p>-0.883691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79.0827484131" calcext:value-type="float">
            <text:p>179.0827484131</text:p>
          </table:table-cell>
          <table:table-cell office:value-type="float" office:value="-0.2890537058" calcext:value-type="float">
            <text:p>-0.28905370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1205" calcext:value-type="float">
            <text:p>-0.00801205</text:p>
          </table:table-cell>
          <table:table-cell office:value-type="float" office:value="-0.0001671182" calcext:value-type="float">
            <text:p>-0.0001671182</text:p>
          </table:table-cell>
          <table:table-cell office:value-type="float" office:value="388" calcext:value-type="float">
            <text:p>388</text:p>
          </table:table-cell>
          <table:table-cell table:formula="of:=[.D389]*100" office:value-type="float" office:value="-1.21396903" calcext:value-type="float">
            <text:p>-1.21396903</text:p>
          </table:table-cell>
          <table:table-cell table:formula="of:=[.E389]*100" office:value-type="float" office:value="-0.801205" calcext:value-type="float">
            <text:p>-0.80120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9.0908508301" calcext:value-type="float">
            <text:p>179.0908508301</text:p>
          </table:table-cell>
          <table:table-cell office:value-type="float" office:value="-0.1933052516" calcext:value-type="float">
            <text:p>-0.19330525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0059" calcext:value-type="float">
            <text:p>-0.00810059</text:p>
          </table:table-cell>
          <table:table-cell office:value-type="float" office:value="-0.000399647" calcext:value-type="float">
            <text:p>-0.000399647</text:p>
          </table:table-cell>
          <table:table-cell office:value-type="float" office:value="389" calcext:value-type="float">
            <text:p>389</text:p>
          </table:table-cell>
          <table:table-cell table:formula="of:=[.D390]*100" office:value-type="float" office:value="-1.21396903" calcext:value-type="float">
            <text:p>-1.21396903</text:p>
          </table:table-cell>
          <table:table-cell table:formula="of:=[.E390]*100" office:value-type="float" office:value="-0.810059" calcext:value-type="float">
            <text:p>-0.810059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179.095413208" calcext:value-type="float">
            <text:p>179.095413208</text:p>
          </table:table-cell>
          <table:table-cell office:value-type="float" office:value="-0.1909437527" calcext:value-type="float">
            <text:p>-0.19094375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7533" calcext:value-type="float">
            <text:p>-0.00817533</text:p>
          </table:table-cell>
          <table:table-cell office:value-type="float" office:value="-0.0003569851" calcext:value-type="float">
            <text:p>-0.0003569851</text:p>
          </table:table-cell>
          <table:table-cell office:value-type="float" office:value="390" calcext:value-type="float">
            <text:p>390</text:p>
          </table:table-cell>
          <table:table-cell table:formula="of:=[.D391]*100" office:value-type="float" office:value="-1.21396903" calcext:value-type="float">
            <text:p>-1.21396903</text:p>
          </table:table-cell>
          <table:table-cell table:formula="of:=[.E391]*100" office:value-type="float" office:value="-0.817533" calcext:value-type="float">
            <text:p>-0.81753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79.0938568115" calcext:value-type="float">
            <text:p>179.0938568115</text:p>
          </table:table-cell>
          <table:table-cell office:value-type="float" office:value="-0.2310170238" calcext:value-type="float">
            <text:p>-0.23101702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5803" calcext:value-type="float">
            <text:p>-0.00795803</text:p>
          </table:table-cell>
          <table:table-cell office:value-type="float" office:value="-0.0003147203" calcext:value-type="float">
            <text:p>-0.0003147203</text:p>
          </table:table-cell>
          <table:table-cell office:value-type="float" office:value="391" calcext:value-type="float">
            <text:p>391</text:p>
          </table:table-cell>
          <table:table-cell table:formula="of:=[.D392]*100" office:value-type="float" office:value="-1.21396903" calcext:value-type="float">
            <text:p>-1.21396903</text:p>
          </table:table-cell>
          <table:table-cell table:formula="of:=[.E392]*100" office:value-type="float" office:value="-0.795803" calcext:value-type="float">
            <text:p>-0.795803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79.1006011963" calcext:value-type="float">
            <text:p>179.1006011963</text:p>
          </table:table-cell>
          <table:table-cell office:value-type="float" office:value="-0.1893902219" calcext:value-type="float">
            <text:p>-0.18939022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9069" calcext:value-type="float">
            <text:p>-0.00809069</text:p>
          </table:table-cell>
          <table:table-cell office:value-type="float" office:value="-0.0002846082" calcext:value-type="float">
            <text:p>-0.0002846082</text:p>
          </table:table-cell>
          <table:table-cell office:value-type="float" office:value="392" calcext:value-type="float">
            <text:p>392</text:p>
          </table:table-cell>
          <table:table-cell table:formula="of:=[.D393]*100" office:value-type="float" office:value="-1.21396903" calcext:value-type="float">
            <text:p>-1.21396903</text:p>
          </table:table-cell>
          <table:table-cell table:formula="of:=[.E393]*100" office:value-type="float" office:value="-0.809069" calcext:value-type="float">
            <text:p>-0.809069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9.0988616943" calcext:value-type="float">
            <text:p>179.0988616943</text:p>
          </table:table-cell>
          <table:table-cell office:value-type="float" office:value="-0.2669275558" calcext:value-type="float">
            <text:p>-0.26692755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66226" calcext:value-type="float">
            <text:p>-0.00766226</text:p>
          </table:table-cell>
          <table:table-cell office:value-type="float" office:value="-0.0003008734" calcext:value-type="float">
            <text:p>-0.0003008734</text:p>
          </table:table-cell>
          <table:table-cell office:value-type="float" office:value="393" calcext:value-type="float">
            <text:p>393</text:p>
          </table:table-cell>
          <table:table-cell table:formula="of:=[.D394]*100" office:value-type="float" office:value="-1.21396903" calcext:value-type="float">
            <text:p>-1.21396903</text:p>
          </table:table-cell>
          <table:table-cell table:formula="of:=[.E394]*100" office:value-type="float" office:value="-0.766226" calcext:value-type="float">
            <text:p>-0.766226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179.115234375" calcext:value-type="float">
            <text:p>179.115234375</text:p>
          </table:table-cell>
          <table:table-cell office:value-type="float" office:value="-0.1873151997" calcext:value-type="float">
            <text:p>-0.18731519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0742" calcext:value-type="float">
            <text:p>-0.00790742</text:p>
          </table:table-cell>
          <table:table-cell office:value-type="float" office:value="-0.0001677436" calcext:value-type="float">
            <text:p>-0.0001677436</text:p>
          </table:table-cell>
          <table:table-cell office:value-type="float" office:value="394" calcext:value-type="float">
            <text:p>394</text:p>
          </table:table-cell>
          <table:table-cell table:formula="of:=[.D395]*100" office:value-type="float" office:value="-1.21396903" calcext:value-type="float">
            <text:p>-1.21396903</text:p>
          </table:table-cell>
          <table:table-cell table:formula="of:=[.E395]*100" office:value-type="float" office:value="-0.790742" calcext:value-type="float">
            <text:p>-0.790742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79.1191101074" calcext:value-type="float">
            <text:p>179.1191101074</text:p>
          </table:table-cell>
          <table:table-cell office:value-type="float" office:value="-0.2149795835" calcext:value-type="float">
            <text:p>-0.21497958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88639" calcext:value-type="float">
            <text:p>-0.00788639</text:p>
          </table:table-cell>
          <table:table-cell office:value-type="float" office:value="-0.0004158422" calcext:value-type="float">
            <text:p>-0.0004158422</text:p>
          </table:table-cell>
          <table:table-cell office:value-type="float" office:value="395" calcext:value-type="float">
            <text:p>395</text:p>
          </table:table-cell>
          <table:table-cell table:formula="of:=[.D396]*100" office:value-type="float" office:value="-1.21396903" calcext:value-type="float">
            <text:p>-1.21396903</text:p>
          </table:table-cell>
          <table:table-cell table:formula="of:=[.E396]*100" office:value-type="float" office:value="-0.788639" calcext:value-type="float">
            <text:p>-0.788639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79.108001709" calcext:value-type="float">
            <text:p>179.108001709</text:p>
          </table:table-cell>
          <table:table-cell office:value-type="float" office:value="-0.2186125183" calcext:value-type="float">
            <text:p>-0.21861251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84817" calcext:value-type="float">
            <text:p>-0.00784817</text:p>
          </table:table-cell>
          <table:table-cell office:value-type="float" office:value="-0.0003829529" calcext:value-type="float">
            <text:p>-0.0003829529</text:p>
          </table:table-cell>
          <table:table-cell office:value-type="float" office:value="396" calcext:value-type="float">
            <text:p>396</text:p>
          </table:table-cell>
          <table:table-cell table:formula="of:=[.D397]*100" office:value-type="float" office:value="-1.21396903" calcext:value-type="float">
            <text:p>-1.21396903</text:p>
          </table:table-cell>
          <table:table-cell table:formula="of:=[.E397]*100" office:value-type="float" office:value="-0.784817" calcext:value-type="float">
            <text:p>-0.78481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9.1118621826" calcext:value-type="float">
            <text:p>179.1118621826</text:p>
          </table:table-cell>
          <table:table-cell office:value-type="float" office:value="-0.2550537905" calcext:value-type="float">
            <text:p>-0.25505379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7979" calcext:value-type="float">
            <text:p>-0.00757979</text:p>
          </table:table-cell>
          <table:table-cell office:value-type="float" office:value="-0.0003544368" calcext:value-type="float">
            <text:p>-0.0003544368</text:p>
          </table:table-cell>
          <table:table-cell office:value-type="float" office:value="397" calcext:value-type="float">
            <text:p>397</text:p>
          </table:table-cell>
          <table:table-cell table:formula="of:=[.D398]*100" office:value-type="float" office:value="-1.21396903" calcext:value-type="float">
            <text:p>-1.21396903</text:p>
          </table:table-cell>
          <table:table-cell table:formula="of:=[.E398]*100" office:value-type="float" office:value="-0.757979" calcext:value-type="float">
            <text:p>-0.757979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179.104888916" calcext:value-type="float">
            <text:p>179.104888916</text:p>
          </table:table-cell>
          <table:table-cell office:value-type="float" office:value="-0.2496033932" calcext:value-type="float">
            <text:p>-0.24960339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43728" calcext:value-type="float">
            <text:p>-0.00743728</text:p>
          </table:table-cell>
          <table:table-cell office:value-type="float" office:value="-0.0004500366" calcext:value-type="float">
            <text:p>-0.0004500366</text:p>
          </table:table-cell>
          <table:table-cell office:value-type="float" office:value="398" calcext:value-type="float">
            <text:p>398</text:p>
          </table:table-cell>
          <table:table-cell table:formula="of:=[.D399]*100" office:value-type="float" office:value="-1.21396903" calcext:value-type="float">
            <text:p>-1.21396903</text:p>
          </table:table-cell>
          <table:table-cell table:formula="of:=[.E399]*100" office:value-type="float" office:value="-0.743728" calcext:value-type="float">
            <text:p>-0.74372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79.1099853516" calcext:value-type="float">
            <text:p>179.1099853516</text:p>
          </table:table-cell>
          <table:table-cell office:value-type="float" office:value="-0.0490192261" calcext:value-type="float">
            <text:p>-0.04901922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7931" calcext:value-type="float">
            <text:p>-0.00867931</text:p>
          </table:table-cell>
          <table:table-cell office:value-type="float" office:value="-0.0008842392" calcext:value-type="float">
            <text:p>-0.0008842392</text:p>
          </table:table-cell>
          <table:table-cell office:value-type="float" office:value="399" calcext:value-type="float">
            <text:p>399</text:p>
          </table:table-cell>
          <table:table-cell table:formula="of:=[.D400]*100" office:value-type="float" office:value="-1.21396903" calcext:value-type="float">
            <text:p>-1.21396903</text:p>
          </table:table-cell>
          <table:table-cell table:formula="of:=[.E400]*100" office:value-type="float" office:value="-0.867931" calcext:value-type="float">
            <text:p>-0.867931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179.1154022217" calcext:value-type="float">
            <text:p>179.1154022217</text:p>
          </table:table-cell>
          <table:table-cell office:value-type="float" office:value="-0.046333417" calcext:value-type="float">
            <text:p>-0.0463334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249" calcext:value-type="float">
            <text:p>-0.0095249</text:p>
          </table:table-cell>
          <table:table-cell office:value-type="float" office:value="-0.0005527691" calcext:value-type="float">
            <text:p>-0.0005527691</text:p>
          </table:table-cell>
          <table:table-cell office:value-type="float" office:value="400" calcext:value-type="float">
            <text:p>400</text:p>
          </table:table-cell>
          <table:table-cell table:formula="of:=[.D401]*100" office:value-type="float" office:value="-1.21396903" calcext:value-type="float">
            <text:p>-1.21396903</text:p>
          </table:table-cell>
          <table:table-cell table:formula="of:=[.E401]*100" office:value-type="float" office:value="-0.95249" calcext:value-type="float">
            <text:p>-0.952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9.1155395508" calcext:value-type="float">
            <text:p>179.1155395508</text:p>
          </table:table-cell>
          <table:table-cell office:value-type="float" office:value="-0.180797816" calcext:value-type="float">
            <text:p>-0.1807978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1921" calcext:value-type="float">
            <text:p>-0.0091921</text:p>
          </table:table-cell>
          <table:table-cell office:value-type="float" office:value="-0.0003521248" calcext:value-type="float">
            <text:p>-0.0003521248</text:p>
          </table:table-cell>
          <table:table-cell office:value-type="float" office:value="401" calcext:value-type="float">
            <text:p>401</text:p>
          </table:table-cell>
          <table:table-cell table:formula="of:=[.D402]*100" office:value-type="float" office:value="-1.21396903" calcext:value-type="float">
            <text:p>-1.21396903</text:p>
          </table:table-cell>
          <table:table-cell table:formula="of:=[.E402]*100" office:value-type="float" office:value="-0.91921" calcext:value-type="float">
            <text:p>-0.91921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179.1164398193" calcext:value-type="float">
            <text:p>179.1164398193</text:p>
          </table:table-cell>
          <table:table-cell office:value-type="float" office:value="-0.0643600906" calcext:value-type="float">
            <text:p>-0.06436009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74645" calcext:value-type="float">
            <text:p>-0.00974645</text:p>
          </table:table-cell>
          <table:table-cell office:value-type="float" office:value="-0.0005094374" calcext:value-type="float">
            <text:p>-0.0005094374</text:p>
          </table:table-cell>
          <table:table-cell office:value-type="float" office:value="402" calcext:value-type="float">
            <text:p>402</text:p>
          </table:table-cell>
          <table:table-cell table:formula="of:=[.D403]*100" office:value-type="float" office:value="-1.21396903" calcext:value-type="float">
            <text:p>-1.21396903</text:p>
          </table:table-cell>
          <table:table-cell table:formula="of:=[.E403]*100" office:value-type="float" office:value="-0.974645" calcext:value-type="float">
            <text:p>-0.974645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79.106262207" calcext:value-type="float">
            <text:p>179.106262207</text:p>
          </table:table-cell>
          <table:table-cell office:value-type="float" office:value="-0.2401810786" calcext:value-type="float">
            <text:p>-0.24018107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4392" calcext:value-type="float">
            <text:p>-0.00894392</text:p>
          </table:table-cell>
          <table:table-cell office:value-type="float" office:value="-0.0004454346" calcext:value-type="float">
            <text:p>-0.0004454346</text:p>
          </table:table-cell>
          <table:table-cell office:value-type="float" office:value="403" calcext:value-type="float">
            <text:p>403</text:p>
          </table:table-cell>
          <table:table-cell table:formula="of:=[.D404]*100" office:value-type="float" office:value="-1.21396903" calcext:value-type="float">
            <text:p>-1.21396903</text:p>
          </table:table-cell>
          <table:table-cell table:formula="of:=[.E404]*100" office:value-type="float" office:value="-0.894392" calcext:value-type="float">
            <text:p>-0.89439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79.1151885986" calcext:value-type="float">
            <text:p>179.1151885986</text:p>
          </table:table-cell>
          <table:table-cell office:value-type="float" office:value="-0.2915773009" calcext:value-type="float">
            <text:p>-0.291577300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6654" calcext:value-type="float">
            <text:p>-0.00806654</text:p>
          </table:table-cell>
          <table:table-cell office:value-type="float" office:value="-0.0002594133" calcext:value-type="float">
            <text:p>-0.0002594133</text:p>
          </table:table-cell>
          <table:table-cell office:value-type="float" office:value="404" calcext:value-type="float">
            <text:p>404</text:p>
          </table:table-cell>
          <table:table-cell table:formula="of:=[.D405]*100" office:value-type="float" office:value="-1.21396903" calcext:value-type="float">
            <text:p>-1.21396903</text:p>
          </table:table-cell>
          <table:table-cell table:formula="of:=[.E405]*100" office:value-type="float" office:value="-0.806654" calcext:value-type="float">
            <text:p>-0.80665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9.1179351807" calcext:value-type="float">
            <text:p>179.1179351807</text:p>
          </table:table-cell>
          <table:table-cell office:value-type="float" office:value="-0.2768145077" calcext:value-type="float">
            <text:p>-0.27681450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8027" calcext:value-type="float">
            <text:p>-0.00758027</text:p>
          </table:table-cell>
          <table:table-cell office:value-type="float" office:value="-0.0003498068" calcext:value-type="float">
            <text:p>-0.0003498068</text:p>
          </table:table-cell>
          <table:table-cell office:value-type="float" office:value="405" calcext:value-type="float">
            <text:p>405</text:p>
          </table:table-cell>
          <table:table-cell table:formula="of:=[.D406]*100" office:value-type="float" office:value="-1.21396903" calcext:value-type="float">
            <text:p>-1.21396903</text:p>
          </table:table-cell>
          <table:table-cell table:formula="of:=[.E406]*100" office:value-type="float" office:value="-0.758027" calcext:value-type="float">
            <text:p>-0.758027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79.1169891357" calcext:value-type="float">
            <text:p>179.1169891357</text:p>
          </table:table-cell>
          <table:table-cell office:value-type="float" office:value="-0.2110052805" calcext:value-type="float">
            <text:p>-0.21100528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69487" calcext:value-type="float">
            <text:p>-0.00769487</text:p>
          </table:table-cell>
          <table:table-cell office:value-type="float" office:value="-0.0002760262" calcext:value-type="float">
            <text:p>-0.0002760262</text:p>
          </table:table-cell>
          <table:table-cell office:value-type="float" office:value="406" calcext:value-type="float">
            <text:p>406</text:p>
          </table:table-cell>
          <table:table-cell table:formula="of:=[.D407]*100" office:value-type="float" office:value="-1.21396903" calcext:value-type="float">
            <text:p>-1.21396903</text:p>
          </table:table-cell>
          <table:table-cell table:formula="of:=[.E407]*100" office:value-type="float" office:value="-0.769487" calcext:value-type="float">
            <text:p>-0.769487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79.1114196777" calcext:value-type="float">
            <text:p>179.1114196777</text:p>
          </table:table-cell>
          <table:table-cell office:value-type="float" office:value="-0.1410983119" calcext:value-type="float">
            <text:p>-0.14109831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3721" calcext:value-type="float">
            <text:p>-0.00823721</text:p>
          </table:table-cell>
          <table:table-cell office:value-type="float" office:value="-0.0006221865" calcext:value-type="float">
            <text:p>-0.0006221865</text:p>
          </table:table-cell>
          <table:table-cell office:value-type="float" office:value="407" calcext:value-type="float">
            <text:p>407</text:p>
          </table:table-cell>
          <table:table-cell table:formula="of:=[.D408]*100" office:value-type="float" office:value="-1.21396903" calcext:value-type="float">
            <text:p>-1.21396903</text:p>
          </table:table-cell>
          <table:table-cell table:formula="of:=[.E408]*100" office:value-type="float" office:value="-0.823721" calcext:value-type="float">
            <text:p>-0.823721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79.1078186035" calcext:value-type="float">
            <text:p>179.1078186035</text:p>
          </table:table-cell>
          <table:table-cell office:value-type="float" office:value="-0.1180716348" calcext:value-type="float">
            <text:p>-0.118071634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5211" calcext:value-type="float">
            <text:p>-0.00875211</text:p>
          </table:table-cell>
          <table:table-cell office:value-type="float" office:value="-0.0003694373" calcext:value-type="float">
            <text:p>-0.0003694373</text:p>
          </table:table-cell>
          <table:table-cell office:value-type="float" office:value="408" calcext:value-type="float">
            <text:p>408</text:p>
          </table:table-cell>
          <table:table-cell table:formula="of:=[.D409]*100" office:value-type="float" office:value="-1.21396903" calcext:value-type="float">
            <text:p>-1.21396903</text:p>
          </table:table-cell>
          <table:table-cell table:formula="of:=[.E409]*100" office:value-type="float" office:value="-0.875211" calcext:value-type="float">
            <text:p>-0.87521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9.098739624" calcext:value-type="float">
            <text:p>179.098739624</text:p>
          </table:table-cell>
          <table:table-cell office:value-type="float" office:value="-0.1730001545" calcext:value-type="float">
            <text:p>-0.173000154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291" calcext:value-type="float">
            <text:p>-0.0087291</text:p>
          </table:table-cell>
          <table:table-cell office:value-type="float" office:value="-0.0003967212" calcext:value-type="float">
            <text:p>-0.0003967212</text:p>
          </table:table-cell>
          <table:table-cell office:value-type="float" office:value="409" calcext:value-type="float">
            <text:p>409</text:p>
          </table:table-cell>
          <table:table-cell table:formula="of:=[.D410]*100" office:value-type="float" office:value="-1.21396903" calcext:value-type="float">
            <text:p>-1.21396903</text:p>
          </table:table-cell>
          <table:table-cell table:formula="of:=[.E410]*100" office:value-type="float" office:value="-0.87291" calcext:value-type="float">
            <text:p>-0.87291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179.0947570801" calcext:value-type="float">
            <text:p>179.0947570801</text:p>
          </table:table-cell>
          <table:table-cell office:value-type="float" office:value="-0.2051814915" calcext:value-type="float">
            <text:p>-0.20518149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49926" calcext:value-type="float">
            <text:p>-0.00849926</text:p>
          </table:table-cell>
          <table:table-cell office:value-type="float" office:value="-0.0002719397" calcext:value-type="float">
            <text:p>-0.0002719397</text:p>
          </table:table-cell>
          <table:table-cell office:value-type="float" office:value="410" calcext:value-type="float">
            <text:p>410</text:p>
          </table:table-cell>
          <table:table-cell table:formula="of:=[.D411]*100" office:value-type="float" office:value="-1.21396903" calcext:value-type="float">
            <text:p>-1.21396903</text:p>
          </table:table-cell>
          <table:table-cell table:formula="of:=[.E411]*100" office:value-type="float" office:value="-0.849926" calcext:value-type="float">
            <text:p>-0.84992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79.0842132568" calcext:value-type="float">
            <text:p>179.0842132568</text:p>
          </table:table-cell>
          <table:table-cell office:value-type="float" office:value="-0.157350408" calcext:value-type="float">
            <text:p>-0.1573504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6492" calcext:value-type="float">
            <text:p>-0.00866492</text:p>
          </table:table-cell>
          <table:table-cell office:value-type="float" office:value="-0.0003847305" calcext:value-type="float">
            <text:p>-0.0003847305</text:p>
          </table:table-cell>
          <table:table-cell office:value-type="float" office:value="411" calcext:value-type="float">
            <text:p>411</text:p>
          </table:table-cell>
          <table:table-cell table:formula="of:=[.D412]*100" office:value-type="float" office:value="-1.21396903" calcext:value-type="float">
            <text:p>-1.21396903</text:p>
          </table:table-cell>
          <table:table-cell table:formula="of:=[.E412]*100" office:value-type="float" office:value="-0.866492" calcext:value-type="float">
            <text:p>-0.866492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179.0833587646" calcext:value-type="float">
            <text:p>179.0833587646</text:p>
          </table:table-cell>
          <table:table-cell office:value-type="float" office:value="-0.1635528291" calcext:value-type="float">
            <text:p>-0.163552829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3397" calcext:value-type="float">
            <text:p>-0.00873397</text:p>
          </table:table-cell>
          <table:table-cell office:value-type="float" office:value="-0.0003186316" calcext:value-type="float">
            <text:p>-0.0003186316</text:p>
          </table:table-cell>
          <table:table-cell office:value-type="float" office:value="412" calcext:value-type="float">
            <text:p>412</text:p>
          </table:table-cell>
          <table:table-cell table:formula="of:=[.D413]*100" office:value-type="float" office:value="-1.21396903" calcext:value-type="float">
            <text:p>-1.21396903</text:p>
          </table:table-cell>
          <table:table-cell table:formula="of:=[.E413]*100" office:value-type="float" office:value="-0.873397" calcext:value-type="float">
            <text:p>-0.87339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9.0863189697" calcext:value-type="float">
            <text:p>179.0863189697</text:p>
          </table:table-cell>
          <table:table-cell office:value-type="float" office:value="-0.0753114151" calcext:value-type="float">
            <text:p>-0.07531141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6817" calcext:value-type="float">
            <text:p>-0.00936817</text:p>
          </table:table-cell>
          <table:table-cell office:value-type="float" office:value="-0.0005582708" calcext:value-type="float">
            <text:p>-0.0005582708</text:p>
          </table:table-cell>
          <table:table-cell office:value-type="float" office:value="413" calcext:value-type="float">
            <text:p>413</text:p>
          </table:table-cell>
          <table:table-cell table:formula="of:=[.D414]*100" office:value-type="float" office:value="-1.21396903" calcext:value-type="float">
            <text:p>-1.21396903</text:p>
          </table:table-cell>
          <table:table-cell table:formula="of:=[.E414]*100" office:value-type="float" office:value="-0.936817" calcext:value-type="float">
            <text:p>-0.936817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179.0914764404" calcext:value-type="float">
            <text:p>179.0914764404</text:p>
          </table:table-cell>
          <table:table-cell office:value-type="float" office:value="-0.11539471" calcext:value-type="float">
            <text:p>-0.115394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2361" calcext:value-type="float">
            <text:p>-0.00952361</text:p>
          </table:table-cell>
          <table:table-cell office:value-type="float" office:value="-0.0002424574" calcext:value-type="float">
            <text:p>-0.0002424574</text:p>
          </table:table-cell>
          <table:table-cell office:value-type="float" office:value="414" calcext:value-type="float">
            <text:p>414</text:p>
          </table:table-cell>
          <table:table-cell table:formula="of:=[.D415]*100" office:value-type="float" office:value="-1.21396903" calcext:value-type="float">
            <text:p>-1.21396903</text:p>
          </table:table-cell>
          <table:table-cell table:formula="of:=[.E415]*100" office:value-type="float" office:value="-0.952361" calcext:value-type="float">
            <text:p>-0.95236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79.0890655518" calcext:value-type="float">
            <text:p>179.0890655518</text:p>
          </table:table-cell>
          <table:table-cell office:value-type="float" office:value="-0.1174106784" calcext:value-type="float">
            <text:p>-0.11741067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1375" calcext:value-type="float">
            <text:p>-0.00961375</text:p>
          </table:table-cell>
          <table:table-cell office:value-type="float" office:value="-0.0004653239" calcext:value-type="float">
            <text:p>-0.0004653239</text:p>
          </table:table-cell>
          <table:table-cell office:value-type="float" office:value="415" calcext:value-type="float">
            <text:p>415</text:p>
          </table:table-cell>
          <table:table-cell table:formula="of:=[.D416]*100" office:value-type="float" office:value="-1.21396903" calcext:value-type="float">
            <text:p>-1.21396903</text:p>
          </table:table-cell>
          <table:table-cell table:formula="of:=[.E416]*100" office:value-type="float" office:value="-0.961375" calcext:value-type="float">
            <text:p>-0.961375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9.0987091064" calcext:value-type="float">
            <text:p>179.0987091064</text:p>
          </table:table-cell>
          <table:table-cell office:value-type="float" office:value="-0.113870392" calcext:value-type="float">
            <text:p>-0.1138703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9742" calcext:value-type="float">
            <text:p>-0.00969742</text:p>
          </table:table-cell>
          <table:table-cell office:value-type="float" office:value="-0.0004331514" calcext:value-type="float">
            <text:p>-0.0004331514</text:p>
          </table:table-cell>
          <table:table-cell office:value-type="float" office:value="416" calcext:value-type="float">
            <text:p>416</text:p>
          </table:table-cell>
          <table:table-cell table:formula="of:=[.D417]*100" office:value-type="float" office:value="-1.21396903" calcext:value-type="float">
            <text:p>-1.21396903</text:p>
          </table:table-cell>
          <table:table-cell table:formula="of:=[.E417]*100" office:value-type="float" office:value="-0.969742" calcext:value-type="float">
            <text:p>-0.969742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79.1042022705" calcext:value-type="float">
            <text:p>179.1042022705</text:p>
          </table:table-cell>
          <table:table-cell office:value-type="float" office:value="-0.11872096" calcext:value-type="float">
            <text:p>-0.118720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72085" calcext:value-type="float">
            <text:p>-0.00972085</text:p>
          </table:table-cell>
          <table:table-cell office:value-type="float" office:value="-0.0003838306" calcext:value-type="float">
            <text:p>-0.0003838306</text:p>
          </table:table-cell>
          <table:table-cell office:value-type="float" office:value="417" calcext:value-type="float">
            <text:p>417</text:p>
          </table:table-cell>
          <table:table-cell table:formula="of:=[.D418]*100" office:value-type="float" office:value="-1.21396903" calcext:value-type="float">
            <text:p>-1.21396903</text:p>
          </table:table-cell>
          <table:table-cell table:formula="of:=[.E418]*100" office:value-type="float" office:value="-0.972085" calcext:value-type="float">
            <text:p>-0.972085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179.1035461426" calcext:value-type="float">
            <text:p>179.1035461426</text:p>
          </table:table-cell>
          <table:table-cell office:value-type="float" office:value="-0.1513613503" calcext:value-type="float">
            <text:p>-0.15136135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1889" calcext:value-type="float">
            <text:p>-0.00951889</text:p>
          </table:table-cell>
          <table:table-cell office:value-type="float" office:value="-0.0003940262" calcext:value-type="float">
            <text:p>-0.0003940262</text:p>
          </table:table-cell>
          <table:table-cell office:value-type="float" office:value="418" calcext:value-type="float">
            <text:p>418</text:p>
          </table:table-cell>
          <table:table-cell table:formula="of:=[.D419]*100" office:value-type="float" office:value="-1.21396903" calcext:value-type="float">
            <text:p>-1.21396903</text:p>
          </table:table-cell>
          <table:table-cell table:formula="of:=[.E419]*100" office:value-type="float" office:value="-0.951889" calcext:value-type="float">
            <text:p>-0.951889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79.1041564941" calcext:value-type="float">
            <text:p>179.1041564941</text:p>
          </table:table-cell>
          <table:table-cell office:value-type="float" office:value="-0.3171510547" calcext:value-type="float">
            <text:p>-0.31715105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7923" calcext:value-type="float">
            <text:p>-0.00827923</text:p>
          </table:table-cell>
          <table:table-cell office:value-type="float" office:value="-0.0004106217" calcext:value-type="float">
            <text:p>-0.0004106217</text:p>
          </table:table-cell>
          <table:table-cell office:value-type="float" office:value="419" calcext:value-type="float">
            <text:p>419</text:p>
          </table:table-cell>
          <table:table-cell table:formula="of:=[.D420]*100" office:value-type="float" office:value="-1.21396903" calcext:value-type="float">
            <text:p>-1.21396903</text:p>
          </table:table-cell>
          <table:table-cell table:formula="of:=[.E420]*100" office:value-type="float" office:value="-0.827923" calcext:value-type="float">
            <text:p>-0.827923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79.1005096436" calcext:value-type="float">
            <text:p>179.1005096436</text:p>
          </table:table-cell>
          <table:table-cell office:value-type="float" office:value="-0.2620678371" calcext:value-type="float">
            <text:p>-0.26206783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8203" calcext:value-type="float">
            <text:p>-0.0078203</text:p>
          </table:table-cell>
          <table:table-cell office:value-type="float" office:value="-0.00036441" calcext:value-type="float">
            <text:p>-0.00036441</text:p>
          </table:table-cell>
          <table:table-cell office:value-type="float" office:value="420" calcext:value-type="float">
            <text:p>420</text:p>
          </table:table-cell>
          <table:table-cell table:formula="of:=[.D421]*100" office:value-type="float" office:value="-1.21396903" calcext:value-type="float">
            <text:p>-1.21396903</text:p>
          </table:table-cell>
          <table:table-cell table:formula="of:=[.E421]*100" office:value-type="float" office:value="-0.78203" calcext:value-type="float">
            <text:p>-0.78203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179.0974273682" calcext:value-type="float">
            <text:p>179.0974273682</text:p>
          </table:table-cell>
          <table:table-cell office:value-type="float" office:value="-0.2282318095" calcext:value-type="float">
            <text:p>-0.228231809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74" calcext:value-type="float">
            <text:p>-0.00774</text:p>
          </table:table-cell>
          <table:table-cell office:value-type="float" office:value="-0.0003069558" calcext:value-type="float">
            <text:p>-0.0003069558</text:p>
          </table:table-cell>
          <table:table-cell office:value-type="float" office:value="421" calcext:value-type="float">
            <text:p>421</text:p>
          </table:table-cell>
          <table:table-cell table:formula="of:=[.D422]*100" office:value-type="float" office:value="-1.21396903" calcext:value-type="float">
            <text:p>-1.21396903</text:p>
          </table:table-cell>
          <table:table-cell table:formula="of:=[.E422]*100" office:value-type="float" office:value="-0.774" calcext:value-type="float">
            <text:p>-0.774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179.0941314697" calcext:value-type="float">
            <text:p>179.0941314697</text:p>
          </table:table-cell>
          <table:table-cell office:value-type="float" office:value="-0.2342649365" calcext:value-type="float">
            <text:p>-0.23426493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64628" calcext:value-type="float">
            <text:p>-0.00764628</text:p>
          </table:table-cell>
          <table:table-cell office:value-type="float" office:value="-0.0004517055" calcext:value-type="float">
            <text:p>-0.0004517055</text:p>
          </table:table-cell>
          <table:table-cell office:value-type="float" office:value="422" calcext:value-type="float">
            <text:p>422</text:p>
          </table:table-cell>
          <table:table-cell table:formula="of:=[.D423]*100" office:value-type="float" office:value="-1.21396903" calcext:value-type="float">
            <text:p>-1.21396903</text:p>
          </table:table-cell>
          <table:table-cell table:formula="of:=[.E423]*100" office:value-type="float" office:value="-0.764628" calcext:value-type="float">
            <text:p>-0.764628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179.091583252" calcext:value-type="float">
            <text:p>179.091583252</text:p>
          </table:table-cell>
          <table:table-cell office:value-type="float" office:value="-0.0945332312" calcext:value-type="float">
            <text:p>-0.09453323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1522" calcext:value-type="float">
            <text:p>-0.00851522</text:p>
          </table:table-cell>
          <table:table-cell office:value-type="float" office:value="-0.0007679701" calcext:value-type="float">
            <text:p>-0.0007679701</text:p>
          </table:table-cell>
          <table:table-cell office:value-type="float" office:value="423" calcext:value-type="float">
            <text:p>423</text:p>
          </table:table-cell>
          <table:table-cell table:formula="of:=[.D424]*100" office:value-type="float" office:value="-1.21396903" calcext:value-type="float">
            <text:p>-1.21396903</text:p>
          </table:table-cell>
          <table:table-cell table:formula="of:=[.E424]*100" office:value-type="float" office:value="-0.851522" calcext:value-type="float">
            <text:p>-0.851522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79.0913696289" calcext:value-type="float">
            <text:p>179.0913696289</text:p>
          </table:table-cell>
          <table:table-cell office:value-type="float" office:value="-0.0784643733" calcext:value-type="float">
            <text:p>-0.07846437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0137" calcext:value-type="float">
            <text:p>-0.00920137</text:p>
          </table:table-cell>
          <table:table-cell office:value-type="float" office:value="-0.0005298306" calcext:value-type="float">
            <text:p>-0.0005298306</text:p>
          </table:table-cell>
          <table:table-cell office:value-type="float" office:value="424" calcext:value-type="float">
            <text:p>424</text:p>
          </table:table-cell>
          <table:table-cell table:formula="of:=[.D425]*100" office:value-type="float" office:value="-1.21396903" calcext:value-type="float">
            <text:p>-1.21396903</text:p>
          </table:table-cell>
          <table:table-cell table:formula="of:=[.E425]*100" office:value-type="float" office:value="-0.920137" calcext:value-type="float">
            <text:p>-0.920137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79.0990447998" calcext:value-type="float">
            <text:p>179.0990447998</text:p>
          </table:table-cell>
          <table:table-cell office:value-type="float" office:value="-0.0587487011" calcext:value-type="float">
            <text:p>-0.05874870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79003" calcext:value-type="float">
            <text:p>-0.00979003</text:p>
          </table:table-cell>
          <table:table-cell office:value-type="float" office:value="-0.0005940739" calcext:value-type="float">
            <text:p>-0.0005940739</text:p>
          </table:table-cell>
          <table:table-cell office:value-type="float" office:value="425" calcext:value-type="float">
            <text:p>425</text:p>
          </table:table-cell>
          <table:table-cell table:formula="of:=[.D426]*100" office:value-type="float" office:value="-1.21396903" calcext:value-type="float">
            <text:p>-1.21396903</text:p>
          </table:table-cell>
          <table:table-cell table:formula="of:=[.E426]*100" office:value-type="float" office:value="-0.979003" calcext:value-type="float">
            <text:p>-0.979003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79.1164550781" calcext:value-type="float">
            <text:p>179.1164550781</text:p>
          </table:table-cell>
          <table:table-cell office:value-type="float" office:value="-0.0673170936" calcext:value-type="float">
            <text:p>-0.06731709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1252" calcext:value-type="float">
            <text:p>-0.0101252</text:p>
          </table:table-cell>
          <table:table-cell office:value-type="float" office:value="-0.0004268138" calcext:value-type="float">
            <text:p>-0.0004268138</text:p>
          </table:table-cell>
          <table:table-cell office:value-type="float" office:value="426" calcext:value-type="float">
            <text:p>426</text:p>
          </table:table-cell>
          <table:table-cell table:formula="of:=[.D427]*100" office:value-type="float" office:value="-1.21396903" calcext:value-type="float">
            <text:p>-1.21396903</text:p>
          </table:table-cell>
          <table:table-cell table:formula="of:=[.E427]*100" office:value-type="float" office:value="-1.01252" calcext:value-type="float">
            <text:p>-1.01252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179.1306152344" calcext:value-type="float">
            <text:p>179.1306152344</text:p>
          </table:table-cell>
          <table:table-cell office:value-type="float" office:value="-0.1454053971" calcext:value-type="float">
            <text:p>-0.14540539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82805" calcext:value-type="float">
            <text:p>-0.00982805</text:p>
          </table:table-cell>
          <table:table-cell office:value-type="float" office:value="-0.000525181" calcext:value-type="float">
            <text:p>-0.000525181</text:p>
          </table:table-cell>
          <table:table-cell office:value-type="float" office:value="427" calcext:value-type="float">
            <text:p>427</text:p>
          </table:table-cell>
          <table:table-cell table:formula="of:=[.D428]*100" office:value-type="float" office:value="-1.21396903" calcext:value-type="float">
            <text:p>-1.21396903</text:p>
          </table:table-cell>
          <table:table-cell table:formula="of:=[.E428]*100" office:value-type="float" office:value="-0.982805" calcext:value-type="float">
            <text:p>-0.982805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79.1402893066" calcext:value-type="float">
            <text:p>179.1402893066</text:p>
          </table:table-cell>
          <table:table-cell office:value-type="float" office:value="-0.0633959464" calcext:value-type="float">
            <text:p>-0.06339594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17667" calcext:value-type="float">
            <text:p>-0.01017667</text:p>
          </table:table-cell>
          <table:table-cell office:value-type="float" office:value="-0.000514767" calcext:value-type="float">
            <text:p>-0.000514767</text:p>
          </table:table-cell>
          <table:table-cell office:value-type="float" office:value="428" calcext:value-type="float">
            <text:p>428</text:p>
          </table:table-cell>
          <table:table-cell table:formula="of:=[.D429]*100" office:value-type="float" office:value="-1.21396903" calcext:value-type="float">
            <text:p>-1.21396903</text:p>
          </table:table-cell>
          <table:table-cell table:formula="of:=[.E429]*100" office:value-type="float" office:value="-1.017667" calcext:value-type="float">
            <text:p>-1.017667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179.1598815918" calcext:value-type="float">
            <text:p>179.1598815918</text:p>
          </table:table-cell>
          <table:table-cell office:value-type="float" office:value="-0.1576331654" calcext:value-type="float">
            <text:p>-0.15763316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78084" calcext:value-type="float">
            <text:p>-0.00978084</text:p>
          </table:table-cell>
          <table:table-cell office:value-type="float" office:value="-0.0002575173" calcext:value-type="float">
            <text:p>-0.0002575173</text:p>
          </table:table-cell>
          <table:table-cell office:value-type="float" office:value="429" calcext:value-type="float">
            <text:p>429</text:p>
          </table:table-cell>
          <table:table-cell table:formula="of:=[.D430]*100" office:value-type="float" office:value="-1.21396903" calcext:value-type="float">
            <text:p>-1.21396903</text:p>
          </table:table-cell>
          <table:table-cell table:formula="of:=[.E430]*100" office:value-type="float" office:value="-0.978084" calcext:value-type="float">
            <text:p>-0.978084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179.160446167" calcext:value-type="float">
            <text:p>179.160446167</text:p>
          </table:table-cell>
          <table:table-cell office:value-type="float" office:value="-0.0339292982" calcext:value-type="float">
            <text:p>-0.03392929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34162" calcext:value-type="float">
            <text:p>-0.01034162</text:p>
          </table:table-cell>
          <table:table-cell office:value-type="float" office:value="-0.0005027994" calcext:value-type="float">
            <text:p>-0.0005027994</text:p>
          </table:table-cell>
          <table:table-cell office:value-type="float" office:value="430" calcext:value-type="float">
            <text:p>430</text:p>
          </table:table-cell>
          <table:table-cell table:formula="of:=[.D431]*100" office:value-type="float" office:value="-1.21396903" calcext:value-type="float">
            <text:p>-1.21396903</text:p>
          </table:table-cell>
          <table:table-cell table:formula="of:=[.E431]*100" office:value-type="float" office:value="-1.034162" calcext:value-type="float">
            <text:p>-1.034162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179.1740875244" calcext:value-type="float">
            <text:p>179.1740875244</text:p>
          </table:table-cell>
          <table:table-cell office:value-type="float" office:value="-0.1778222387" calcext:value-type="float">
            <text:p>-0.17782223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75619" calcext:value-type="float">
            <text:p>-0.00975619</text:p>
          </table:table-cell>
          <table:table-cell office:value-type="float" office:value="-0.0001739482" calcext:value-type="float">
            <text:p>-0.0001739482</text:p>
          </table:table-cell>
          <table:table-cell office:value-type="float" office:value="431" calcext:value-type="float">
            <text:p>431</text:p>
          </table:table-cell>
          <table:table-cell table:formula="of:=[.D432]*100" office:value-type="float" office:value="-1.21396903" calcext:value-type="float">
            <text:p>-1.21396903</text:p>
          </table:table-cell>
          <table:table-cell table:formula="of:=[.E432]*100" office:value-type="float" office:value="-0.975619" calcext:value-type="float">
            <text:p>-0.975619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179.1835479736" calcext:value-type="float">
            <text:p>179.1835479736</text:p>
          </table:table-cell>
          <table:table-cell office:value-type="float" office:value="-0.1901285835" calcext:value-type="float">
            <text:p>-0.19012858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8404" calcext:value-type="float">
            <text:p>-0.00928404</text:p>
          </table:table-cell>
          <table:table-cell office:value-type="float" office:value="-0.0001425221" calcext:value-type="float">
            <text:p>-0.0001425221</text:p>
          </table:table-cell>
          <table:table-cell office:value-type="float" office:value="432" calcext:value-type="float">
            <text:p>432</text:p>
          </table:table-cell>
          <table:table-cell table:formula="of:=[.D433]*100" office:value-type="float" office:value="-1.21396903" calcext:value-type="float">
            <text:p>-1.21396903</text:p>
          </table:table-cell>
          <table:table-cell table:formula="of:=[.E433]*100" office:value-type="float" office:value="-0.928404" calcext:value-type="float">
            <text:p>-0.928404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179.1794433594" calcext:value-type="float">
            <text:p>179.1794433594</text:p>
          </table:table-cell>
          <table:table-cell office:value-type="float" office:value="-0.3876755976" calcext:value-type="float">
            <text:p>-0.38767559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65264" calcext:value-type="float">
            <text:p>-0.00765264</text:p>
          </table:table-cell>
          <table:table-cell office:value-type="float" office:value="0.000074709" calcext:value-type="float">
            <text:p>0.000074709</text:p>
          </table:table-cell>
          <table:table-cell office:value-type="float" office:value="433" calcext:value-type="float">
            <text:p>433</text:p>
          </table:table-cell>
          <table:table-cell table:formula="of:=[.D434]*100" office:value-type="float" office:value="-1.21396903" calcext:value-type="float">
            <text:p>-1.21396903</text:p>
          </table:table-cell>
          <table:table-cell table:formula="of:=[.E434]*100" office:value-type="float" office:value="-0.765264" calcext:value-type="float">
            <text:p>-0.765264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179.190536499" calcext:value-type="float">
            <text:p>179.190536499</text:p>
          </table:table-cell>
          <table:table-cell office:value-type="float" office:value="-0.2750007608" calcext:value-type="float">
            <text:p>-0.27500076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31654" calcext:value-type="float">
            <text:p>-0.00731654</text:p>
          </table:table-cell>
          <table:table-cell office:value-type="float" office:value="-0.0000927562" calcext:value-type="float">
            <text:p>-9.27562E-05</text:p>
          </table:table-cell>
          <table:table-cell office:value-type="float" office:value="434" calcext:value-type="float">
            <text:p>434</text:p>
          </table:table-cell>
          <table:table-cell table:formula="of:=[.D435]*100" office:value-type="float" office:value="-1.21396903" calcext:value-type="float">
            <text:p>-1.21396903</text:p>
          </table:table-cell>
          <table:table-cell table:formula="of:=[.E435]*100" office:value-type="float" office:value="-0.731654" calcext:value-type="float">
            <text:p>-0.731654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179.2090911865" calcext:value-type="float">
            <text:p>179.2090911865</text:p>
          </table:table-cell>
          <table:table-cell office:value-type="float" office:value="-0.4534791015" calcext:value-type="float">
            <text:p>-0.45347910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90291" calcext:value-type="float">
            <text:p>-0.00590291</text:p>
          </table:table-cell>
          <table:table-cell office:value-type="float" office:value="0.000104815" calcext:value-type="float">
            <text:p>0.000104815</text:p>
          </table:table-cell>
          <table:table-cell office:value-type="float" office:value="435" calcext:value-type="float">
            <text:p>435</text:p>
          </table:table-cell>
          <table:table-cell table:formula="of:=[.D436]*100" office:value-type="float" office:value="-1.21396903" calcext:value-type="float">
            <text:p>-1.21396903</text:p>
          </table:table-cell>
          <table:table-cell table:formula="of:=[.E436]*100" office:value-type="float" office:value="-0.590291" calcext:value-type="float">
            <text:p>-0.590291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179.223739624" calcext:value-type="float">
            <text:p>179.223739624</text:p>
          </table:table-cell>
          <table:table-cell office:value-type="float" office:value="-0.4733100607" calcext:value-type="float">
            <text:p>-0.47331006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82869" calcext:value-type="float">
            <text:p>-0.00482869</text:p>
          </table:table-cell>
          <table:table-cell office:value-type="float" office:value="0.0000222145" calcext:value-type="float">
            <text:p>2.22145E-05</text:p>
          </table:table-cell>
          <table:table-cell office:value-type="float" office:value="436" calcext:value-type="float">
            <text:p>436</text:p>
          </table:table-cell>
          <table:table-cell table:formula="of:=[.D437]*100" office:value-type="float" office:value="-1.21396903" calcext:value-type="float">
            <text:p>-1.21396903</text:p>
          </table:table-cell>
          <table:table-cell table:formula="of:=[.E437]*100" office:value-type="float" office:value="-0.482869" calcext:value-type="float">
            <text:p>-0.482869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179.2379302979" calcext:value-type="float">
            <text:p>179.2379302979</text:p>
          </table:table-cell>
          <table:table-cell office:value-type="float" office:value="-0.5023582722" calcext:value-type="float">
            <text:p>-0.50235827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91922" calcext:value-type="float">
            <text:p>-0.00391922</text:p>
          </table:table-cell>
          <table:table-cell office:value-type="float" office:value="0.0000168884" calcext:value-type="float">
            <text:p>1.68884E-05</text:p>
          </table:table-cell>
          <table:table-cell office:value-type="float" office:value="437" calcext:value-type="float">
            <text:p>437</text:p>
          </table:table-cell>
          <table:table-cell table:formula="of:=[.D438]*100" office:value-type="float" office:value="-1.21396903" calcext:value-type="float">
            <text:p>-1.21396903</text:p>
          </table:table-cell>
          <table:table-cell table:formula="of:=[.E438]*100" office:value-type="float" office:value="-0.391922" calcext:value-type="float">
            <text:p>-0.391922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179.2565460205" calcext:value-type="float">
            <text:p>179.2565460205</text:p>
          </table:table-cell>
          <table:table-cell office:value-type="float" office:value="-0.550315975" calcext:value-type="float">
            <text:p>-0.5503159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9935" calcext:value-type="float">
            <text:p>-0.0029935</text:p>
          </table:table-cell>
          <table:table-cell office:value-type="float" office:value="0.0000211619" calcext:value-type="float">
            <text:p>2.11619E-05</text:p>
          </table:table-cell>
          <table:table-cell office:value-type="float" office:value="438" calcext:value-type="float">
            <text:p>438</text:p>
          </table:table-cell>
          <table:table-cell table:formula="of:=[.D439]*100" office:value-type="float" office:value="-1.21396903" calcext:value-type="float">
            <text:p>-1.21396903</text:p>
          </table:table-cell>
          <table:table-cell table:formula="of:=[.E439]*100" office:value-type="float" office:value="-0.29935" calcext:value-type="float">
            <text:p>-0.29935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179.2734375" calcext:value-type="float">
            <text:p>179.2734375</text:p>
          </table:table-cell>
          <table:table-cell office:value-type="float" office:value="-0.7095187324" calcext:value-type="float">
            <text:p>-0.70951873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31543" calcext:value-type="float">
            <text:p>-0.00131543</text:p>
          </table:table-cell>
          <table:table-cell office:value-type="float" office:value="0.0002937554" calcext:value-type="float">
            <text:p>0.0002937554</text:p>
          </table:table-cell>
          <table:table-cell office:value-type="float" office:value="439" calcext:value-type="float">
            <text:p>439</text:p>
          </table:table-cell>
          <table:table-cell table:formula="of:=[.D440]*100" office:value-type="float" office:value="-1.21396903" calcext:value-type="float">
            <text:p>-1.21396903</text:p>
          </table:table-cell>
          <table:table-cell table:formula="of:=[.E440]*100" office:value-type="float" office:value="-0.131543" calcext:value-type="float">
            <text:p>-0.131543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179.2692718506" calcext:value-type="float">
            <text:p>179.2692718506</text:p>
          </table:table-cell>
          <table:table-cell office:value-type="float" office:value="-0.6851592983" calcext:value-type="float">
            <text:p>-0.68515929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35956" calcext:value-type="float">
            <text:p>-0.00035956</text:p>
          </table:table-cell>
          <table:table-cell office:value-type="float" office:value="0.0000720849" calcext:value-type="float">
            <text:p>7.20849E-05</text:p>
          </table:table-cell>
          <table:table-cell office:value-type="float" office:value="440" calcext:value-type="float">
            <text:p>440</text:p>
          </table:table-cell>
          <table:table-cell table:formula="of:=[.D441]*100" office:value-type="float" office:value="-1.21396903" calcext:value-type="float">
            <text:p>-1.21396903</text:p>
          </table:table-cell>
          <table:table-cell table:formula="of:=[.E441]*100" office:value-type="float" office:value="-0.035956" calcext:value-type="float">
            <text:p>-0.035956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79.2686309814" calcext:value-type="float">
            <text:p>179.2686309814</text:p>
          </table:table-cell>
          <table:table-cell office:value-type="float" office:value="-0.711876403" calcext:value-type="float">
            <text:p>-0.7118764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5551" calcext:value-type="float">
            <text:p>0.00045551</text:p>
          </table:table-cell>
          <table:table-cell office:value-type="float" office:value="0.000083534" calcext:value-type="float">
            <text:p>0.000083534</text:p>
          </table:table-cell>
          <table:table-cell office:value-type="float" office:value="441" calcext:value-type="float">
            <text:p>441</text:p>
          </table:table-cell>
          <table:table-cell table:formula="of:=[.D442]*100" office:value-type="float" office:value="-1.21396903" calcext:value-type="float">
            <text:p>-1.21396903</text:p>
          </table:table-cell>
          <table:table-cell table:formula="of:=[.E442]*100" office:value-type="float" office:value="0.045551" calcext:value-type="float">
            <text:p>0.045551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179.2769317627" calcext:value-type="float">
            <text:p>179.2769317627</text:p>
          </table:table-cell>
          <table:table-cell office:value-type="float" office:value="-0.7691062925" calcext:value-type="float">
            <text:p>-0.76910629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38013" calcext:value-type="float">
            <text:p>0.00138013</text:p>
          </table:table-cell>
          <table:table-cell office:value-type="float" office:value="-0.0000112441" calcext:value-type="float">
            <text:p>-1.12441E-05</text:p>
          </table:table-cell>
          <table:table-cell office:value-type="float" office:value="442" calcext:value-type="float">
            <text:p>442</text:p>
          </table:table-cell>
          <table:table-cell table:formula="of:=[.D443]*100" office:value-type="float" office:value="-1.21396903" calcext:value-type="float">
            <text:p>-1.21396903</text:p>
          </table:table-cell>
          <table:table-cell table:formula="of:=[.E443]*100" office:value-type="float" office:value="0.138013" calcext:value-type="float">
            <text:p>0.138013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179.2728118896" calcext:value-type="float">
            <text:p>179.2728118896</text:p>
          </table:table-cell>
          <table:table-cell office:value-type="float" office:value="-0.9493862139" calcext:value-type="float">
            <text:p>-0.949386213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319796" calcext:value-type="float">
            <text:p>0.00319796</text:p>
          </table:table-cell>
          <table:table-cell office:value-type="float" office:value="0.0000383265" calcext:value-type="float">
            <text:p>3.83265E-05</text:p>
          </table:table-cell>
          <table:table-cell office:value-type="float" office:value="443" calcext:value-type="float">
            <text:p>443</text:p>
          </table:table-cell>
          <table:table-cell table:formula="of:=[.D444]*100" office:value-type="float" office:value="-1.21396903" calcext:value-type="float">
            <text:p>-1.21396903</text:p>
          </table:table-cell>
          <table:table-cell table:formula="of:=[.E444]*100" office:value-type="float" office:value="0.319796" calcext:value-type="float">
            <text:p>0.319796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179.2610168457" calcext:value-type="float">
            <text:p>179.2610168457</text:p>
          </table:table-cell>
          <table:table-cell office:value-type="float" office:value="-0.9006066141" calcext:value-type="float">
            <text:p>-0.90060661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408419" calcext:value-type="float">
            <text:p>0.00408419</text:p>
          </table:table-cell>
          <table:table-cell office:value-type="float" office:value="-0.000060853" calcext:value-type="float">
            <text:p>-0.000060853</text:p>
          </table:table-cell>
          <table:table-cell office:value-type="float" office:value="444" calcext:value-type="float">
            <text:p>444</text:p>
          </table:table-cell>
          <table:table-cell table:formula="of:=[.D445]*100" office:value-type="float" office:value="-1.21396903" calcext:value-type="float">
            <text:p>-1.21396903</text:p>
          </table:table-cell>
          <table:table-cell table:formula="of:=[.E445]*100" office:value-type="float" office:value="0.408419" calcext:value-type="float">
            <text:p>0.408419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179.2635192871" calcext:value-type="float">
            <text:p>179.2635192871</text:p>
          </table:table-cell>
          <table:table-cell office:value-type="float" office:value="-1.0832246537" calcext:value-type="float">
            <text:p>-1.08322465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589202" calcext:value-type="float">
            <text:p>0.00589202</text:p>
          </table:table-cell>
          <table:table-cell office:value-type="float" office:value="0.0002479291" calcext:value-type="float">
            <text:p>0.0002479291</text:p>
          </table:table-cell>
          <table:table-cell office:value-type="float" office:value="445" calcext:value-type="float">
            <text:p>445</text:p>
          </table:table-cell>
          <table:table-cell table:formula="of:=[.D446]*100" office:value-type="float" office:value="-1.21396903" calcext:value-type="float">
            <text:p>-1.21396903</text:p>
          </table:table-cell>
          <table:table-cell table:formula="of:=[.E446]*100" office:value-type="float" office:value="0.589202" calcext:value-type="float">
            <text:p>0.589202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179.2605438232" calcext:value-type="float">
            <text:p>179.2605438232</text:p>
          </table:table-cell>
          <table:table-cell office:value-type="float" office:value="-1.0813078028" calcext:value-type="float">
            <text:p>-1.08130780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708396" calcext:value-type="float">
            <text:p>0.00708396</text:p>
          </table:table-cell>
          <table:table-cell office:value-type="float" office:value="0.0001972697" calcext:value-type="float">
            <text:p>0.0001972697</text:p>
          </table:table-cell>
          <table:table-cell office:value-type="float" office:value="446" calcext:value-type="float">
            <text:p>446</text:p>
          </table:table-cell>
          <table:table-cell table:formula="of:=[.D447]*100" office:value-type="float" office:value="-1.21396903" calcext:value-type="float">
            <text:p>-1.21396903</text:p>
          </table:table-cell>
          <table:table-cell table:formula="of:=[.E447]*100" office:value-type="float" office:value="0.708396" calcext:value-type="float">
            <text:p>0.708396</text:p>
          </table:table-cell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179.2552185059" calcext:value-type="float">
            <text:p>179.2552185059</text:p>
          </table:table-cell>
          <table:table-cell office:value-type="float" office:value="-1.148101745" calcext:value-type="float">
            <text:p>-1.14810174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32347" calcext:value-type="float">
            <text:p>0.00832347</text:p>
          </table:table-cell>
          <table:table-cell office:value-type="float" office:value="0.0001265629" calcext:value-type="float">
            <text:p>0.0001265629</text:p>
          </table:table-cell>
          <table:table-cell office:value-type="float" office:value="447" calcext:value-type="float">
            <text:p>447</text:p>
          </table:table-cell>
          <table:table-cell table:formula="of:=[.D448]*100" office:value-type="float" office:value="-1.21396903" calcext:value-type="float">
            <text:p>-1.21396903</text:p>
          </table:table-cell>
          <table:table-cell table:formula="of:=[.E448]*100" office:value-type="float" office:value="0.832347" calcext:value-type="float">
            <text:p>0.832347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179.2572631836" calcext:value-type="float">
            <text:p>179.2572631836</text:p>
          </table:table-cell>
          <table:table-cell office:value-type="float" office:value="-1.2517223362" calcext:value-type="float">
            <text:p>-1.251722336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984016" calcext:value-type="float">
            <text:p>0.00984016</text:p>
          </table:table-cell>
          <table:table-cell office:value-type="float" office:value="0.0002628312" calcext:value-type="float">
            <text:p>0.0002628312</text:p>
          </table:table-cell>
          <table:table-cell office:value-type="float" office:value="448" calcext:value-type="float">
            <text:p>448</text:p>
          </table:table-cell>
          <table:table-cell table:formula="of:=[.D449]*100" office:value-type="float" office:value="-1.21396903" calcext:value-type="float">
            <text:p>-1.21396903</text:p>
          </table:table-cell>
          <table:table-cell table:formula="of:=[.E449]*100" office:value-type="float" office:value="0.984016" calcext:value-type="float">
            <text:p>0.984016</text:p>
          </table:table-cell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179.2514190674" calcext:value-type="float">
            <text:p>179.2514190674</text:p>
          </table:table-cell>
          <table:table-cell office:value-type="float" office:value="-1.1774195176" calcext:value-type="float">
            <text:p>-1.17741951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035559" calcext:value-type="float">
            <text:p>0.01035559</text:p>
          </table:table-cell>
          <table:table-cell office:value-type="float" office:value="0.0001421399" calcext:value-type="float">
            <text:p>0.0001421399</text:p>
          </table:table-cell>
          <table:table-cell office:value-type="float" office:value="449" calcext:value-type="float">
            <text:p>449</text:p>
          </table:table-cell>
          <table:table-cell table:formula="of:=[.D450]*100" office:value-type="float" office:value="-1.21396903" calcext:value-type="float">
            <text:p>-1.21396903</text:p>
          </table:table-cell>
          <table:table-cell table:formula="of:=[.E450]*100" office:value-type="float" office:value="1.035559" calcext:value-type="float">
            <text:p>1.035559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179.2627105713" calcext:value-type="float">
            <text:p>179.2627105713</text:p>
          </table:table-cell>
          <table:table-cell office:value-type="float" office:value="-1.3007444047" calcext:value-type="float">
            <text:p>-1.30074440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15211" calcext:value-type="float">
            <text:p>0.0115211</text:p>
          </table:table-cell>
          <table:table-cell office:value-type="float" office:value="0.0001585392" calcext:value-type="float">
            <text:p>0.0001585392</text:p>
          </table:table-cell>
          <table:table-cell office:value-type="float" office:value="450" calcext:value-type="float">
            <text:p>450</text:p>
          </table:table-cell>
          <table:table-cell table:formula="of:=[.D451]*100" office:value-type="float" office:value="-1.21396903" calcext:value-type="float">
            <text:p>-1.21396903</text:p>
          </table:table-cell>
          <table:table-cell table:formula="of:=[.E451]*100" office:value-type="float" office:value="1.15211" calcext:value-type="float">
            <text:p>1.15211</text:p>
          </table:table-cell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179.2551116943" calcext:value-type="float">
            <text:p>179.2551116943</text:p>
          </table:table-cell>
          <table:table-cell office:value-type="float" office:value="-1.242140586" calcext:value-type="float">
            <text:p>-1.2421405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190716" calcext:value-type="float">
            <text:p>0.01190716</text:p>
          </table:table-cell>
          <table:table-cell office:value-type="float" office:value="0.0001880813" calcext:value-type="float">
            <text:p>0.0001880813</text:p>
          </table:table-cell>
          <table:table-cell office:value-type="float" office:value="451" calcext:value-type="float">
            <text:p>451</text:p>
          </table:table-cell>
          <table:table-cell table:formula="of:=[.D452]*100" office:value-type="float" office:value="-1.21396903" calcext:value-type="float">
            <text:p>-1.21396903</text:p>
          </table:table-cell>
          <table:table-cell table:formula="of:=[.E452]*100" office:value-type="float" office:value="1.190716" calcext:value-type="float">
            <text:p>1.19071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179.2534484863" calcext:value-type="float">
            <text:p>179.2534484863</text:p>
          </table:table-cell>
          <table:table-cell office:value-type="float" office:value="-1.2928114165" calcext:value-type="float">
            <text:p>-1.29281141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250217" calcext:value-type="float">
            <text:p>0.01250217</text:p>
          </table:table-cell>
          <table:table-cell office:value-type="float" office:value="0.000303608" calcext:value-type="float">
            <text:p>0.000303608</text:p>
          </table:table-cell>
          <table:table-cell office:value-type="float" office:value="452" calcext:value-type="float">
            <text:p>452</text:p>
          </table:table-cell>
          <table:table-cell table:formula="of:=[.D453]*100" office:value-type="float" office:value="-1.21396903" calcext:value-type="float">
            <text:p>-1.21396903</text:p>
          </table:table-cell>
          <table:table-cell table:formula="of:=[.E453]*100" office:value-type="float" office:value="1.250217" calcext:value-type="float">
            <text:p>1.250217</text:p>
          </table:table-cell>
        </table:table-row>
        <table:table-row table:style-name="ro1">
          <table:table-cell office:value-type="float" office:value="22.61" calcext:value-type="float">
            <text:p>22.61</text:p>
          </table:table-cell>
          <table:table-cell office:value-type="float" office:value="179.2553863525" calcext:value-type="float">
            <text:p>179.2553863525</text:p>
          </table:table-cell>
          <table:table-cell office:value-type="float" office:value="-1.4005369955" calcext:value-type="float">
            <text:p>-1.40053699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361673" calcext:value-type="float">
            <text:p>0.01361673</text:p>
          </table:table-cell>
          <table:table-cell office:value-type="float" office:value="0.0007123531" calcext:value-type="float">
            <text:p>0.0007123531</text:p>
          </table:table-cell>
          <table:table-cell office:value-type="float" office:value="453" calcext:value-type="float">
            <text:p>453</text:p>
          </table:table-cell>
          <table:table-cell table:formula="of:=[.D454]*100" office:value-type="float" office:value="-1.21396903" calcext:value-type="float">
            <text:p>-1.21396903</text:p>
          </table:table-cell>
          <table:table-cell table:formula="of:=[.E454]*100" office:value-type="float" office:value="1.361673" calcext:value-type="float">
            <text:p>1.361673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179.221496582" calcext:value-type="float">
            <text:p>179.221496582</text:p>
          </table:table-cell>
          <table:table-cell office:value-type="float" office:value="-1.5350822328" calcext:value-type="float">
            <text:p>-1.53508223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525628" calcext:value-type="float">
            <text:p>0.01525628</text:p>
          </table:table-cell>
          <table:table-cell office:value-type="float" office:value="0.0007551668" calcext:value-type="float">
            <text:p>0.0007551668</text:p>
          </table:table-cell>
          <table:table-cell office:value-type="float" office:value="454" calcext:value-type="float">
            <text:p>454</text:p>
          </table:table-cell>
          <table:table-cell table:formula="of:=[.D455]*100" office:value-type="float" office:value="-1.21396903" calcext:value-type="float">
            <text:p>-1.21396903</text:p>
          </table:table-cell>
          <table:table-cell table:formula="of:=[.E455]*100" office:value-type="float" office:value="1.525628" calcext:value-type="float">
            <text:p>1.525628</text:p>
          </table:table-cell>
        </table:table-row>
        <table:table-row table:style-name="ro1">
          <table:table-cell office:value-type="float" office:value="22.71" calcext:value-type="float">
            <text:p>22.71</text:p>
          </table:table-cell>
          <table:table-cell office:value-type="float" office:value="179.1797485352" calcext:value-type="float">
            <text:p>179.1797485352</text:p>
          </table:table-cell>
          <table:table-cell office:value-type="float" office:value="-1.5323659333" calcext:value-type="float">
            <text:p>-1.53236593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633075" calcext:value-type="float">
            <text:p>0.01633075</text:p>
          </table:table-cell>
          <table:table-cell office:value-type="float" office:value="0.0007332117" calcext:value-type="float">
            <text:p>0.0007332117</text:p>
          </table:table-cell>
          <table:table-cell office:value-type="float" office:value="455" calcext:value-type="float">
            <text:p>455</text:p>
          </table:table-cell>
          <table:table-cell table:formula="of:=[.D456]*100" office:value-type="float" office:value="-1.21396903" calcext:value-type="float">
            <text:p>-1.21396903</text:p>
          </table:table-cell>
          <table:table-cell table:formula="of:=[.E456]*100" office:value-type="float" office:value="1.633075" calcext:value-type="float">
            <text:p>1.633075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179.1383514404" calcext:value-type="float">
            <text:p>179.1383514404</text:p>
          </table:table-cell>
          <table:table-cell office:value-type="float" office:value="-1.549139661" calcext:value-type="float">
            <text:p>-1.5491396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715857" calcext:value-type="float">
            <text:p>0.01715857</text:p>
          </table:table-cell>
          <table:table-cell office:value-type="float" office:value="0.0005565455" calcext:value-type="float">
            <text:p>0.0005565455</text:p>
          </table:table-cell>
          <table:table-cell office:value-type="float" office:value="456" calcext:value-type="float">
            <text:p>456</text:p>
          </table:table-cell>
          <table:table-cell table:formula="of:=[.D457]*100" office:value-type="float" office:value="-1.21396903" calcext:value-type="float">
            <text:p>-1.21396903</text:p>
          </table:table-cell>
          <table:table-cell table:formula="of:=[.E457]*100" office:value-type="float" office:value="1.715857" calcext:value-type="float">
            <text:p>1.715857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179.111618042" calcext:value-type="float">
            <text:p>179.111618042</text:p>
          </table:table-cell>
          <table:table-cell office:value-type="float" office:value="-1.4733339974" calcext:value-type="float">
            <text:p>-1.47333399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720494" calcext:value-type="float">
            <text:p>0.01720494</text:p>
          </table:table-cell>
          <table:table-cell office:value-type="float" office:value="0.000244593" calcext:value-type="float">
            <text:p>0.000244593</text:p>
          </table:table-cell>
          <table:table-cell office:value-type="float" office:value="457" calcext:value-type="float">
            <text:p>457</text:p>
          </table:table-cell>
          <table:table-cell table:formula="of:=[.D458]*100" office:value-type="float" office:value="-1.21396903" calcext:value-type="float">
            <text:p>-1.21396903</text:p>
          </table:table-cell>
          <table:table-cell table:formula="of:=[.E458]*100" office:value-type="float" office:value="1.720494" calcext:value-type="float">
            <text:p>1.720494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179.0974884033" calcext:value-type="float">
            <text:p>179.0974884033</text:p>
          </table:table-cell>
          <table:table-cell office:value-type="float" office:value="-1.4077312026" calcext:value-type="float">
            <text:p>-1.40773120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679856" calcext:value-type="float">
            <text:p>0.01679856</text:p>
          </table:table-cell>
          <table:table-cell office:value-type="float" office:value="0.0000644532" calcext:value-type="float">
            <text:p>6.44532E-05</text:p>
          </table:table-cell>
          <table:table-cell office:value-type="float" office:value="458" calcext:value-type="float">
            <text:p>458</text:p>
          </table:table-cell>
          <table:table-cell table:formula="of:=[.D459]*100" office:value-type="float" office:value="-1.21396903" calcext:value-type="float">
            <text:p>-1.21396903</text:p>
          </table:table-cell>
          <table:table-cell table:formula="of:=[.E459]*100" office:value-type="float" office:value="1.679856" calcext:value-type="float">
            <text:p>1.679856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179.1026306152" calcext:value-type="float">
            <text:p>179.1026306152</text:p>
          </table:table-cell>
          <table:table-cell office:value-type="float" office:value="-1.1256866583" calcext:value-type="float">
            <text:p>-1.12568665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464776" calcext:value-type="float">
            <text:p>0.01464776</text:p>
          </table:table-cell>
          <table:table-cell office:value-type="float" office:value="-0.0003628202" calcext:value-type="float">
            <text:p>-0.0003628202</text:p>
          </table:table-cell>
          <table:table-cell office:value-type="float" office:value="459" calcext:value-type="float">
            <text:p>459</text:p>
          </table:table-cell>
          <table:table-cell table:formula="of:=[.D460]*100" office:value-type="float" office:value="-1.21396903" calcext:value-type="float">
            <text:p>-1.21396903</text:p>
          </table:table-cell>
          <table:table-cell table:formula="of:=[.E460]*100" office:value-type="float" office:value="1.464776" calcext:value-type="float">
            <text:p>1.464776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179.0874938965" calcext:value-type="float">
            <text:p>179.0874938965</text:p>
          </table:table-cell>
          <table:table-cell office:value-type="float" office:value="-0.909702083" calcext:value-type="float">
            <text:p>-0.9097020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177484" calcext:value-type="float">
            <text:p>0.01177484</text:p>
          </table:table-cell>
          <table:table-cell office:value-type="float" office:value="-0.0008978981" calcext:value-type="float">
            <text:p>-0.0008978981</text:p>
          </table:table-cell>
          <table:table-cell office:value-type="float" office:value="460" calcext:value-type="float">
            <text:p>460</text:p>
          </table:table-cell>
          <table:table-cell table:formula="of:=[.D461]*100" office:value-type="float" office:value="-1.21396903" calcext:value-type="float">
            <text:p>-1.21396903</text:p>
          </table:table-cell>
          <table:table-cell table:formula="of:=[.E461]*100" office:value-type="float" office:value="1.177484" calcext:value-type="float">
            <text:p>1.177484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179.0919342041" calcext:value-type="float">
            <text:p>179.0919342041</text:p>
          </table:table-cell>
          <table:table-cell office:value-type="float" office:value="-0.7460791312" calcext:value-type="float">
            <text:p>-0.74607913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76972" calcext:value-type="float">
            <text:p>0.00876972</text:p>
          </table:table-cell>
          <table:table-cell office:value-type="float" office:value="-0.0009727055" calcext:value-type="float">
            <text:p>-0.0009727055</text:p>
          </table:table-cell>
          <table:table-cell office:value-type="float" office:value="461" calcext:value-type="float">
            <text:p>461</text:p>
          </table:table-cell>
          <table:table-cell table:formula="of:=[.D462]*100" office:value-type="float" office:value="-1.21396903" calcext:value-type="float">
            <text:p>-1.21396903</text:p>
          </table:table-cell>
          <table:table-cell table:formula="of:=[.E462]*100" office:value-type="float" office:value="0.876972" calcext:value-type="float">
            <text:p>0.876972</text:p>
          </table:table-cell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179.0956420898" calcext:value-type="float">
            <text:p>179.0956420898</text:p>
          </table:table-cell>
          <table:table-cell office:value-type="float" office:value="-0.6558989678" calcext:value-type="float">
            <text:p>-0.65589896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616604" calcext:value-type="float">
            <text:p>0.00616604</text:p>
          </table:table-cell>
          <table:table-cell office:value-type="float" office:value="-0.0009524705" calcext:value-type="float">
            <text:p>-0.0009524705</text:p>
          </table:table-cell>
          <table:table-cell office:value-type="float" office:value="462" calcext:value-type="float">
            <text:p>462</text:p>
          </table:table-cell>
          <table:table-cell table:formula="of:=[.D463]*100" office:value-type="float" office:value="-1.21396903" calcext:value-type="float">
            <text:p>-1.21396903</text:p>
          </table:table-cell>
          <table:table-cell table:formula="of:=[.E463]*100" office:value-type="float" office:value="0.616604" calcext:value-type="float">
            <text:p>0.616604</text:p>
          </table:table-cell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179.0845794678" calcext:value-type="float">
            <text:p>179.0845794678</text:p>
          </table:table-cell>
          <table:table-cell office:value-type="float" office:value="-0.4504881506" calcext:value-type="float">
            <text:p>-0.45048815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30618" calcext:value-type="float">
            <text:p>0.0030618</text:p>
          </table:table-cell>
          <table:table-cell office:value-type="float" office:value="-0.0011419222" calcext:value-type="float">
            <text:p>-0.0011419222</text:p>
          </table:table-cell>
          <table:table-cell office:value-type="float" office:value="463" calcext:value-type="float">
            <text:p>463</text:p>
          </table:table-cell>
          <table:table-cell table:formula="of:=[.D464]*100" office:value-type="float" office:value="-1.21396903" calcext:value-type="float">
            <text:p>-1.21396903</text:p>
          </table:table-cell>
          <table:table-cell table:formula="of:=[.E464]*100" office:value-type="float" office:value="0.30618" calcext:value-type="float">
            <text:p>0.30618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179.0825805664" calcext:value-type="float">
            <text:p>179.0825805664</text:p>
          </table:table-cell>
          <table:table-cell office:value-type="float" office:value="-0.3922507129" calcext:value-type="float">
            <text:p>-0.39225071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60498" calcext:value-type="float">
            <text:p>0.00060498</text:p>
          </table:table-cell>
          <table:table-cell office:value-type="float" office:value="-0.0010280704" calcext:value-type="float">
            <text:p>-0.0010280704</text:p>
          </table:table-cell>
          <table:table-cell office:value-type="float" office:value="464" calcext:value-type="float">
            <text:p>464</text:p>
          </table:table-cell>
          <table:table-cell table:formula="of:=[.D465]*100" office:value-type="float" office:value="-1.21396903" calcext:value-type="float">
            <text:p>-1.21396903</text:p>
          </table:table-cell>
          <table:table-cell table:formula="of:=[.E465]*100" office:value-type="float" office:value="0.060498" calcext:value-type="float">
            <text:p>0.060498</text:p>
          </table:table-cell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179.0757598877" calcext:value-type="float">
            <text:p>179.0757598877</text:p>
          </table:table-cell>
          <table:table-cell office:value-type="float" office:value="-0.13911904" calcext:value-type="float">
            <text:p>-0.139119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71947" calcext:value-type="float">
            <text:p>-0.00271947</text:p>
          </table:table-cell>
          <table:table-cell office:value-type="float" office:value="-0.0010992635" calcext:value-type="float">
            <text:p>-0.0010992635</text:p>
          </table:table-cell>
          <table:table-cell office:value-type="float" office:value="465" calcext:value-type="float">
            <text:p>465</text:p>
          </table:table-cell>
          <table:table-cell table:formula="of:=[.D466]*100" office:value-type="float" office:value="-1.21396903" calcext:value-type="float">
            <text:p>-1.21396903</text:p>
          </table:table-cell>
          <table:table-cell table:formula="of:=[.E466]*100" office:value-type="float" office:value="-0.271947" calcext:value-type="float">
            <text:p>-0.271947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179.0593261719" calcext:value-type="float">
            <text:p>179.0593261719</text:p>
          </table:table-cell>
          <table:table-cell office:value-type="float" office:value="-0.0113869568" calcext:value-type="float">
            <text:p>-0.01138695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78626" calcext:value-type="float">
            <text:p>-0.00578626</text:p>
          </table:table-cell>
          <table:table-cell office:value-type="float" office:value="-0.001093359" calcext:value-type="float">
            <text:p>-0.001093359</text:p>
          </table:table-cell>
          <table:table-cell office:value-type="float" office:value="466" calcext:value-type="float">
            <text:p>466</text:p>
          </table:table-cell>
          <table:table-cell table:formula="of:=[.D467]*100" office:value-type="float" office:value="-1.21396903" calcext:value-type="float">
            <text:p>-1.21396903</text:p>
          </table:table-cell>
          <table:table-cell table:formula="of:=[.E467]*100" office:value-type="float" office:value="-0.578626" calcext:value-type="float">
            <text:p>-0.578626</text:p>
          </table:table-cell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179.0528564453" calcext:value-type="float">
            <text:p>179.0528564453</text:p>
          </table:table-cell>
          <table:table-cell office:value-type="float" office:value="0.0718694828" calcext:value-type="float">
            <text:p>0.07186948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8489" calcext:value-type="float">
            <text:p>-0.00838489</text:p>
          </table:table-cell>
          <table:table-cell office:value-type="float" office:value="-0.0010261749" calcext:value-type="float">
            <text:p>-0.0010261749</text:p>
          </table:table-cell>
          <table:table-cell office:value-type="float" office:value="467" calcext:value-type="float">
            <text:p>467</text:p>
          </table:table-cell>
          <table:table-cell table:formula="of:=[.D468]*100" office:value-type="float" office:value="-1.21396903" calcext:value-type="float">
            <text:p>-1.21396903</text:p>
          </table:table-cell>
          <table:table-cell table:formula="of:=[.E468]*100" office:value-type="float" office:value="-0.838489" calcext:value-type="float">
            <text:p>-0.838489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179.0404968262" calcext:value-type="float">
            <text:p>179.0404968262</text:p>
          </table:table-cell>
          <table:table-cell office:value-type="float" office:value="0.3331869713" calcext:value-type="float">
            <text:p>0.333186971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85841" calcext:value-type="float">
            <text:p>-0.01185841</text:p>
          </table:table-cell>
          <table:table-cell office:value-type="float" office:value="-0.0012674161" calcext:value-type="float">
            <text:p>-0.0012674161</text:p>
          </table:table-cell>
          <table:table-cell office:value-type="float" office:value="468" calcext:value-type="float">
            <text:p>468</text:p>
          </table:table-cell>
          <table:table-cell table:formula="of:=[.D469]*100" office:value-type="float" office:value="-1.21396903" calcext:value-type="float">
            <text:p>-1.21396903</text:p>
          </table:table-cell>
          <table:table-cell table:formula="of:=[.E469]*100" office:value-type="float" office:value="-1.185841" calcext:value-type="float">
            <text:p>-1.185841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179.045791626" calcext:value-type="float">
            <text:p>179.045791626</text:p>
          </table:table-cell>
          <table:table-cell office:value-type="float" office:value="0.403924786" calcext:value-type="float">
            <text:p>0.4039247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64463" calcext:value-type="float">
            <text:p>-0.01464463</text:p>
          </table:table-cell>
          <table:table-cell office:value-type="float" office:value="-0.0011619617" calcext:value-type="float">
            <text:p>-0.0011619617</text:p>
          </table:table-cell>
          <table:table-cell office:value-type="float" office:value="469" calcext:value-type="float">
            <text:p>469</text:p>
          </table:table-cell>
          <table:table-cell table:formula="of:=[.D470]*100" office:value-type="float" office:value="-1.21396903" calcext:value-type="float">
            <text:p>-1.21396903</text:p>
          </table:table-cell>
          <table:table-cell table:formula="of:=[.E470]*100" office:value-type="float" office:value="-1.464463" calcext:value-type="float">
            <text:p>-1.464463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179.0365905762" calcext:value-type="float">
            <text:p>179.0365905762</text:p>
          </table:table-cell>
          <table:table-cell office:value-type="float" office:value="0.5846711908" calcext:value-type="float">
            <text:p>0.58467119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770611" calcext:value-type="float">
            <text:p>-0.01770611</text:p>
          </table:table-cell>
          <table:table-cell office:value-type="float" office:value="-0.0012930221" calcext:value-type="float">
            <text:p>-0.0012930221</text:p>
          </table:table-cell>
          <table:table-cell office:value-type="float" office:value="470" calcext:value-type="float">
            <text:p>470</text:p>
          </table:table-cell>
          <table:table-cell table:formula="of:=[.D471]*100" office:value-type="float" office:value="-1.21396903" calcext:value-type="float">
            <text:p>-1.21396903</text:p>
          </table:table-cell>
          <table:table-cell table:formula="of:=[.E471]*100" office:value-type="float" office:value="-1.770611" calcext:value-type="float">
            <text:p>-1.770611</text:p>
          </table:table-cell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179.039855957" calcext:value-type="float">
            <text:p>179.039855957</text:p>
          </table:table-cell>
          <table:table-cell office:value-type="float" office:value="0.7222693669" calcext:value-type="float">
            <text:p>0.72226936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066342" calcext:value-type="float">
            <text:p>-0.02066342</text:p>
          </table:table-cell>
          <table:table-cell office:value-type="float" office:value="-0.0012529892" calcext:value-type="float">
            <text:p>-0.0012529892</text:p>
          </table:table-cell>
          <table:table-cell office:value-type="float" office:value="471" calcext:value-type="float">
            <text:p>471</text:p>
          </table:table-cell>
          <table:table-cell table:formula="of:=[.D472]*100" office:value-type="float" office:value="-1.21396903" calcext:value-type="float">
            <text:p>-1.21396903</text:p>
          </table:table-cell>
          <table:table-cell table:formula="of:=[.E472]*100" office:value-type="float" office:value="-2.066342" calcext:value-type="float">
            <text:p>-2.066342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179.0516204834" calcext:value-type="float">
            <text:p>179.0516204834</text:p>
          </table:table-cell>
          <table:table-cell office:value-type="float" office:value="0.8916556557" calcext:value-type="float">
            <text:p>0.89165565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376319" calcext:value-type="float">
            <text:p>-0.02376319</text:p>
          </table:table-cell>
          <table:table-cell office:value-type="float" office:value="-0.0012284554" calcext:value-type="float">
            <text:p>-0.0012284554</text:p>
          </table:table-cell>
          <table:table-cell office:value-type="float" office:value="472" calcext:value-type="float">
            <text:p>472</text:p>
          </table:table-cell>
          <table:table-cell table:formula="of:=[.D473]*100" office:value-type="float" office:value="-1.21396903" calcext:value-type="float">
            <text:p>-1.21396903</text:p>
          </table:table-cell>
          <table:table-cell table:formula="of:=[.E473]*100" office:value-type="float" office:value="-2.376319" calcext:value-type="float">
            <text:p>-2.376319</text:p>
          </table:table-cell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179.0633239746" calcext:value-type="float">
            <text:p>179.0633239746</text:p>
          </table:table-cell>
          <table:table-cell office:value-type="float" office:value="1.2491620161" calcext:value-type="float">
            <text:p>1.24916201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821182" calcext:value-type="float">
            <text:p>-0.02821182</text:p>
          </table:table-cell>
          <table:table-cell office:value-type="float" office:value="-0.0013799469" calcext:value-type="float">
            <text:p>-0.0013799469</text:p>
          </table:table-cell>
          <table:table-cell office:value-type="float" office:value="473" calcext:value-type="float">
            <text:p>473</text:p>
          </table:table-cell>
          <table:table-cell table:formula="of:=[.D474]*100" office:value-type="float" office:value="-1.21396903" calcext:value-type="float">
            <text:p>-1.21396903</text:p>
          </table:table-cell>
          <table:table-cell table:formula="of:=[.E474]*100" office:value-type="float" office:value="-2.821182" calcext:value-type="float">
            <text:p>-2.821182</text:p>
          </table:table-cell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179.0707702637" calcext:value-type="float">
            <text:p>179.0707702637</text:p>
          </table:table-cell>
          <table:table-cell office:value-type="float" office:value="1.4331042831" calcext:value-type="float">
            <text:p>1.43310428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240242" calcext:value-type="float">
            <text:p>-0.03240242</text:p>
          </table:table-cell>
          <table:table-cell office:value-type="float" office:value="-0.0013007766" calcext:value-type="float">
            <text:p>-0.0013007766</text:p>
          </table:table-cell>
          <table:table-cell office:value-type="float" office:value="474" calcext:value-type="float">
            <text:p>474</text:p>
          </table:table-cell>
          <table:table-cell table:formula="of:=[.D475]*100" office:value-type="float" office:value="-1.21396903" calcext:value-type="float">
            <text:p>-1.21396903</text:p>
          </table:table-cell>
          <table:table-cell table:formula="of:=[.E475]*100" office:value-type="float" office:value="-3.240242" calcext:value-type="float">
            <text:p>-3.240242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179.0706634521" calcext:value-type="float">
            <text:p>179.0706634521</text:p>
          </table:table-cell>
          <table:table-cell office:value-type="float" office:value="1.6239872466" calcext:value-type="float">
            <text:p>1.623987246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646732" calcext:value-type="float">
            <text:p>-0.03646732</text:p>
          </table:table-cell>
          <table:table-cell office:value-type="float" office:value="-0.0013341613" calcext:value-type="float">
            <text:p>-0.0013341613</text:p>
          </table:table-cell>
          <table:table-cell office:value-type="float" office:value="475" calcext:value-type="float">
            <text:p>475</text:p>
          </table:table-cell>
          <table:table-cell table:formula="of:=[.D476]*100" office:value-type="float" office:value="-1.21396903" calcext:value-type="float">
            <text:p>-1.21396903</text:p>
          </table:table-cell>
          <table:table-cell table:formula="of:=[.E476]*100" office:value-type="float" office:value="-3.646732" calcext:value-type="float">
            <text:p>-3.64673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179.0852966309" calcext:value-type="float">
            <text:p>179.0852966309</text:p>
          </table:table-cell>
          <table:table-cell office:value-type="float" office:value="1.724846299" calcext:value-type="float">
            <text:p>1.72484629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984842" calcext:value-type="float">
            <text:p>-0.03984842</text:p>
          </table:table-cell>
          <table:table-cell office:value-type="float" office:value="-0.0012892307" calcext:value-type="float">
            <text:p>-0.0012892307</text:p>
          </table:table-cell>
          <table:table-cell office:value-type="float" office:value="476" calcext:value-type="float">
            <text:p>476</text:p>
          </table:table-cell>
          <table:table-cell table:formula="of:=[.D477]*100" office:value-type="float" office:value="-1.21396903" calcext:value-type="float">
            <text:p>-1.21396903</text:p>
          </table:table-cell>
          <table:table-cell table:formula="of:=[.E477]*100" office:value-type="float" office:value="-3.984842" calcext:value-type="float">
            <text:p>-3.984842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179.0731506348" calcext:value-type="float">
            <text:p>179.0731506348</text:p>
          </table:table-cell>
          <table:table-cell office:value-type="float" office:value="1.798086985" calcext:value-type="float">
            <text:p>1.7980869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4258973" calcext:value-type="float">
            <text:p>-0.04258973</text:p>
          </table:table-cell>
          <table:table-cell office:value-type="float" office:value="-0.0013807325" calcext:value-type="float">
            <text:p>-0.0013807325</text:p>
          </table:table-cell>
          <table:table-cell office:value-type="float" office:value="477" calcext:value-type="float">
            <text:p>477</text:p>
          </table:table-cell>
          <table:table-cell table:formula="of:=[.D478]*100" office:value-type="float" office:value="-1.21396903" calcext:value-type="float">
            <text:p>-1.21396903</text:p>
          </table:table-cell>
          <table:table-cell table:formula="of:=[.E478]*100" office:value-type="float" office:value="-4.258973" calcext:value-type="float">
            <text:p>-4.258973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179.0712738037" calcext:value-type="float">
            <text:p>179.0712738037</text:p>
          </table:table-cell>
          <table:table-cell office:value-type="float" office:value="1.8076386618" calcext:value-type="float">
            <text:p>1.80763866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4448017" calcext:value-type="float">
            <text:p>-0.04448017</text:p>
          </table:table-cell>
          <table:table-cell office:value-type="float" office:value="-0.0012572717" calcext:value-type="float">
            <text:p>-0.0012572717</text:p>
          </table:table-cell>
          <table:table-cell office:value-type="float" office:value="478" calcext:value-type="float">
            <text:p>478</text:p>
          </table:table-cell>
          <table:table-cell table:formula="of:=[.D479]*100" office:value-type="float" office:value="-1.21396903" calcext:value-type="float">
            <text:p>-1.21396903</text:p>
          </table:table-cell>
          <table:table-cell table:formula="of:=[.E479]*100" office:value-type="float" office:value="-4.448017" calcext:value-type="float">
            <text:p>-4.448017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179.0659179688" calcext:value-type="float">
            <text:p>179.0659179688</text:p>
          </table:table-cell>
          <table:table-cell office:value-type="float" office:value="1.7058155322" calcext:value-type="float">
            <text:p>1.70581553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4506124" calcext:value-type="float">
            <text:p>-0.04506124</text:p>
          </table:table-cell>
          <table:table-cell office:value-type="float" office:value="-0.0011749677" calcext:value-type="float">
            <text:p>-0.0011749677</text:p>
          </table:table-cell>
          <table:table-cell office:value-type="float" office:value="479" calcext:value-type="float">
            <text:p>479</text:p>
          </table:table-cell>
          <table:table-cell table:formula="of:=[.D480]*100" office:value-type="float" office:value="-1.21396903" calcext:value-type="float">
            <text:p>-1.21396903</text:p>
          </table:table-cell>
          <table:table-cell table:formula="of:=[.E480]*100" office:value-type="float" office:value="-4.506124" calcext:value-type="float">
            <text:p>-4.506124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179.0639190674" calcext:value-type="float">
            <text:p>179.0639190674</text:p>
          </table:table-cell>
          <table:table-cell office:value-type="float" office:value="1.490960827" calcext:value-type="float">
            <text:p>1.4909608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4401633" calcext:value-type="float">
            <text:p>-0.04401633</text:p>
          </table:table-cell>
          <table:table-cell office:value-type="float" office:value="-0.0010608783" calcext:value-type="float">
            <text:p>-0.0010608783</text:p>
          </table:table-cell>
          <table:table-cell office:value-type="float" office:value="480" calcext:value-type="float">
            <text:p>480</text:p>
          </table:table-cell>
          <table:table-cell table:formula="of:=[.D481]*100" office:value-type="float" office:value="-1.21396903" calcext:value-type="float">
            <text:p>-1.21396903</text:p>
          </table:table-cell>
          <table:table-cell table:formula="of:=[.E481]*100" office:value-type="float" office:value="-4.401633" calcext:value-type="float">
            <text:p>-4.401633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179.056060791" calcext:value-type="float">
            <text:p>179.056060791</text:p>
          </table:table-cell>
          <table:table-cell office:value-type="float" office:value="1.4192117725" calcext:value-type="float">
            <text:p>1.41921177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4284176" calcext:value-type="float">
            <text:p>-0.04284176</text:p>
          </table:table-cell>
          <table:table-cell office:value-type="float" office:value="-0.0010456834" calcext:value-type="float">
            <text:p>-0.0010456834</text:p>
          </table:table-cell>
          <table:table-cell office:value-type="float" office:value="481" calcext:value-type="float">
            <text:p>481</text:p>
          </table:table-cell>
          <table:table-cell table:formula="of:=[.D482]*100" office:value-type="float" office:value="-1.21396903" calcext:value-type="float">
            <text:p>-1.21396903</text:p>
          </table:table-cell>
          <table:table-cell table:formula="of:=[.E482]*100" office:value-type="float" office:value="-4.284176" calcext:value-type="float">
            <text:p>-4.284176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179.0542449951" calcext:value-type="float">
            <text:p>179.0542449951</text:p>
          </table:table-cell>
          <table:table-cell office:value-type="float" office:value="1.3369914387" calcext:value-type="float">
            <text:p>1.33699143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41511" calcext:value-type="float">
            <text:p>-0.041511</text:p>
          </table:table-cell>
          <table:table-cell office:value-type="float" office:value="-0.000923593" calcext:value-type="float">
            <text:p>-0.000923593</text:p>
          </table:table-cell>
          <table:table-cell office:value-type="float" office:value="482" calcext:value-type="float">
            <text:p>482</text:p>
          </table:table-cell>
          <table:table-cell table:formula="of:=[.D483]*100" office:value-type="float" office:value="-1.21396903" calcext:value-type="float">
            <text:p>-1.21396903</text:p>
          </table:table-cell>
          <table:table-cell table:formula="of:=[.E483]*100" office:value-type="float" office:value="-4.1511" calcext:value-type="float">
            <text:p>-4.1511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179.0649108887" calcext:value-type="float">
            <text:p>179.0649108887</text:p>
          </table:table-cell>
          <table:table-cell office:value-type="float" office:value="1.0984677231" calcext:value-type="float">
            <text:p>1.09846772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903431" calcext:value-type="float">
            <text:p>-0.03903431</text:p>
          </table:table-cell>
          <table:table-cell office:value-type="float" office:value="-0.0006325588" calcext:value-type="float">
            <text:p>-0.0006325588</text:p>
          </table:table-cell>
          <table:table-cell office:value-type="float" office:value="483" calcext:value-type="float">
            <text:p>483</text:p>
          </table:table-cell>
          <table:table-cell table:formula="of:=[.D484]*100" office:value-type="float" office:value="-1.21396903" calcext:value-type="float">
            <text:p>-1.21396903</text:p>
          </table:table-cell>
          <table:table-cell table:formula="of:=[.E484]*100" office:value-type="float" office:value="-3.903431" calcext:value-type="float">
            <text:p>-3.903431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179.0583343506" calcext:value-type="float">
            <text:p>179.0583343506</text:p>
          </table:table-cell>
          <table:table-cell office:value-type="float" office:value="0.9005950024" calcext:value-type="float">
            <text:p>0.90059500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606493" calcext:value-type="float">
            <text:p>-0.03606493</text:p>
          </table:table-cell>
          <table:table-cell office:value-type="float" office:value="-0.0002777057" calcext:value-type="float">
            <text:p>-0.0002777057</text:p>
          </table:table-cell>
          <table:table-cell office:value-type="float" office:value="484" calcext:value-type="float">
            <text:p>484</text:p>
          </table:table-cell>
          <table:table-cell table:formula="of:=[.D485]*100" office:value-type="float" office:value="-1.21396903" calcext:value-type="float">
            <text:p>-1.21396903</text:p>
          </table:table-cell>
          <table:table-cell table:formula="of:=[.E485]*100" office:value-type="float" office:value="-3.606493" calcext:value-type="float">
            <text:p>-3.606493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179.0490875244" calcext:value-type="float">
            <text:p>179.0490875244</text:p>
          </table:table-cell>
          <table:table-cell office:value-type="float" office:value="0.6046169967" calcext:value-type="float">
            <text:p>0.604616996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211331" calcext:value-type="float">
            <text:p>-0.03211331</text:p>
          </table:table-cell>
          <table:table-cell office:value-type="float" office:value="0.0000961624" calcext:value-type="float">
            <text:p>9.61624E-05</text:p>
          </table:table-cell>
          <table:table-cell office:value-type="float" office:value="485" calcext:value-type="float">
            <text:p>485</text:p>
          </table:table-cell>
          <table:table-cell table:formula="of:=[.D486]*100" office:value-type="float" office:value="-1.21396903" calcext:value-type="float">
            <text:p>-1.21396903</text:p>
          </table:table-cell>
          <table:table-cell table:formula="of:=[.E486]*100" office:value-type="float" office:value="-3.211331" calcext:value-type="float">
            <text:p>-3.211331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179.0349731445" calcext:value-type="float">
            <text:p>179.0349731445</text:p>
          </table:table-cell>
          <table:table-cell office:value-type="float" office:value="0.4129377221" calcext:value-type="float">
            <text:p>0.41293772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820235" calcext:value-type="float">
            <text:p>-0.02820235</text:p>
          </table:table-cell>
          <table:table-cell office:value-type="float" office:value="0.0001498916" calcext:value-type="float">
            <text:p>0.0001498916</text:p>
          </table:table-cell>
          <table:table-cell office:value-type="float" office:value="486" calcext:value-type="float">
            <text:p>486</text:p>
          </table:table-cell>
          <table:table-cell table:formula="of:=[.D487]*100" office:value-type="float" office:value="-1.21396903" calcext:value-type="float">
            <text:p>-1.21396903</text:p>
          </table:table-cell>
          <table:table-cell table:formula="of:=[.E487]*100" office:value-type="float" office:value="-2.820235" calcext:value-type="float">
            <text:p>-2.820235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179.0220184326" calcext:value-type="float">
            <text:p>179.0220184326</text:p>
          </table:table-cell>
          <table:table-cell office:value-type="float" office:value="0.1508921273" calcext:value-type="float">
            <text:p>0.15089212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384945" calcext:value-type="float">
            <text:p>-0.02384945</text:p>
          </table:table-cell>
          <table:table-cell office:value-type="float" office:value="0.0004646488" calcext:value-type="float">
            <text:p>0.0004646488</text:p>
          </table:table-cell>
          <table:table-cell office:value-type="float" office:value="487" calcext:value-type="float">
            <text:p>487</text:p>
          </table:table-cell>
          <table:table-cell table:formula="of:=[.D488]*100" office:value-type="float" office:value="-1.21396903" calcext:value-type="float">
            <text:p>-1.21396903</text:p>
          </table:table-cell>
          <table:table-cell table:formula="of:=[.E488]*100" office:value-type="float" office:value="-2.384945" calcext:value-type="float">
            <text:p>-2.384945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179.0097351074" calcext:value-type="float">
            <text:p>179.0097351074</text:p>
          </table:table-cell>
          <table:table-cell office:value-type="float" office:value="-0.1963801478" calcext:value-type="float">
            <text:p>-0.19638014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863396" calcext:value-type="float">
            <text:p>-0.01863396</text:p>
          </table:table-cell>
          <table:table-cell office:value-type="float" office:value="0.0006343709" calcext:value-type="float">
            <text:p>0.0006343709</text:p>
          </table:table-cell>
          <table:table-cell office:value-type="float" office:value="488" calcext:value-type="float">
            <text:p>488</text:p>
          </table:table-cell>
          <table:table-cell table:formula="of:=[.D489]*100" office:value-type="float" office:value="-1.21396903" calcext:value-type="float">
            <text:p>-1.21396903</text:p>
          </table:table-cell>
          <table:table-cell table:formula="of:=[.E489]*100" office:value-type="float" office:value="-1.863396" calcext:value-type="float">
            <text:p>-1.863396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78.9983215332" calcext:value-type="float">
            <text:p>178.9983215332</text:p>
          </table:table-cell>
          <table:table-cell office:value-type="float" office:value="-0.4609436053" calcext:value-type="float">
            <text:p>-0.460943605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39496" calcext:value-type="float">
            <text:p>-0.01339496</text:p>
          </table:table-cell>
          <table:table-cell office:value-type="float" office:value="0.0008335109" calcext:value-type="float">
            <text:p>0.0008335109</text:p>
          </table:table-cell>
          <table:table-cell office:value-type="float" office:value="489" calcext:value-type="float">
            <text:p>489</text:p>
          </table:table-cell>
          <table:table-cell table:formula="of:=[.D490]*100" office:value-type="float" office:value="-1.21396903" calcext:value-type="float">
            <text:p>-1.21396903</text:p>
          </table:table-cell>
          <table:table-cell table:formula="of:=[.E490]*100" office:value-type="float" office:value="-1.339496" calcext:value-type="float">
            <text:p>-1.339496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178.982635498" calcext:value-type="float">
            <text:p>178.982635498</text:p>
          </table:table-cell>
          <table:table-cell office:value-type="float" office:value="-0.6501847682" calcext:value-type="float">
            <text:p>-0.65018476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4234" calcext:value-type="float">
            <text:p>-0.00864234</text:p>
          </table:table-cell>
          <table:table-cell office:value-type="float" office:value="0.0005948276" calcext:value-type="float">
            <text:p>0.0005948276</text:p>
          </table:table-cell>
          <table:table-cell office:value-type="float" office:value="490" calcext:value-type="float">
            <text:p>490</text:p>
          </table:table-cell>
          <table:table-cell table:formula="of:=[.D491]*100" office:value-type="float" office:value="-1.21396903" calcext:value-type="float">
            <text:p>-1.21396903</text:p>
          </table:table-cell>
          <table:table-cell table:formula="of:=[.E491]*100" office:value-type="float" office:value="-0.864234" calcext:value-type="float">
            <text:p>-0.864234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178.9670410156" calcext:value-type="float">
            <text:p>178.9670410156</text:p>
          </table:table-cell>
          <table:table-cell office:value-type="float" office:value="-0.7879903463" calcext:value-type="float">
            <text:p>-0.78799034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5567" calcext:value-type="float">
            <text:p>-0.0045567</text:p>
          </table:table-cell>
          <table:table-cell office:value-type="float" office:value="0.0004517743" calcext:value-type="float">
            <text:p>0.0004517743</text:p>
          </table:table-cell>
          <table:table-cell office:value-type="float" office:value="491" calcext:value-type="float">
            <text:p>491</text:p>
          </table:table-cell>
          <table:table-cell table:formula="of:=[.D492]*100" office:value-type="float" office:value="-1.21396903" calcext:value-type="float">
            <text:p>-1.21396903</text:p>
          </table:table-cell>
          <table:table-cell table:formula="of:=[.E492]*100" office:value-type="float" office:value="-0.45567" calcext:value-type="float">
            <text:p>-0.45567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178.9555664062" calcext:value-type="float">
            <text:p>178.9555664062</text:p>
          </table:table-cell>
          <table:table-cell office:value-type="float" office:value="-0.8434264475" calcext:value-type="float">
            <text:p>-0.84342644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46457" calcext:value-type="float">
            <text:p>-0.00146457</text:p>
          </table:table-cell>
          <table:table-cell office:value-type="float" office:value="0.0001640511" calcext:value-type="float">
            <text:p>0.0001640511</text:p>
          </table:table-cell>
          <table:table-cell office:value-type="float" office:value="492" calcext:value-type="float">
            <text:p>492</text:p>
          </table:table-cell>
          <table:table-cell table:formula="of:=[.D493]*100" office:value-type="float" office:value="-1.21396903" calcext:value-type="float">
            <text:p>-1.21396903</text:p>
          </table:table-cell>
          <table:table-cell table:formula="of:=[.E493]*100" office:value-type="float" office:value="-0.146457" calcext:value-type="float">
            <text:p>-0.146457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178.9692382812" calcext:value-type="float">
            <text:p>178.9692382812</text:p>
          </table:table-cell>
          <table:table-cell office:value-type="float" office:value="-0.969598953" calcext:value-type="float">
            <text:p>-0.96959895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43701" calcext:value-type="float">
            <text:p>0.00143701</text:p>
          </table:table-cell>
          <table:table-cell office:value-type="float" office:value="0.0000146494" calcext:value-type="float">
            <text:p>1.46494E-05</text:p>
          </table:table-cell>
          <table:table-cell office:value-type="float" office:value="493" calcext:value-type="float">
            <text:p>493</text:p>
          </table:table-cell>
          <table:table-cell table:formula="of:=[.D494]*100" office:value-type="float" office:value="-1.21396903" calcext:value-type="float">
            <text:p>-1.21396903</text:p>
          </table:table-cell>
          <table:table-cell table:formula="of:=[.E494]*100" office:value-type="float" office:value="0.143701" calcext:value-type="float">
            <text:p>0.143701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178.9840393066" calcext:value-type="float">
            <text:p>178.9840393066</text:p>
          </table:table-cell>
          <table:table-cell office:value-type="float" office:value="-1.0027908272" calcext:value-type="float">
            <text:p>-1.00279082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359183" calcext:value-type="float">
            <text:p>0.00359183</text:p>
          </table:table-cell>
          <table:table-cell office:value-type="float" office:value="-0.0001241654" calcext:value-type="float">
            <text:p>-0.0001241654</text:p>
          </table:table-cell>
          <table:table-cell office:value-type="float" office:value="494" calcext:value-type="float">
            <text:p>494</text:p>
          </table:table-cell>
          <table:table-cell table:formula="of:=[.D495]*100" office:value-type="float" office:value="-1.21396903" calcext:value-type="float">
            <text:p>-1.21396903</text:p>
          </table:table-cell>
          <table:table-cell table:formula="of:=[.E495]*100" office:value-type="float" office:value="0.359183" calcext:value-type="float">
            <text:p>0.359183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178.9910430908" calcext:value-type="float">
            <text:p>178.9910430908</text:p>
          </table:table-cell>
          <table:table-cell office:value-type="float" office:value="-0.9905748728" calcext:value-type="float">
            <text:p>-0.99057487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494635" calcext:value-type="float">
            <text:p>0.00494635</text:p>
          </table:table-cell>
          <table:table-cell office:value-type="float" office:value="-0.0004070144" calcext:value-type="float">
            <text:p>-0.0004070144</text:p>
          </table:table-cell>
          <table:table-cell office:value-type="float" office:value="495" calcext:value-type="float">
            <text:p>495</text:p>
          </table:table-cell>
          <table:table-cell table:formula="of:=[.D496]*100" office:value-type="float" office:value="-1.21396903" calcext:value-type="float">
            <text:p>-1.21396903</text:p>
          </table:table-cell>
          <table:table-cell table:formula="of:=[.E496]*100" office:value-type="float" office:value="0.494635" calcext:value-type="float">
            <text:p>0.494635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179.0180664062" calcext:value-type="float">
            <text:p>179.0180664062</text:p>
          </table:table-cell>
          <table:table-cell office:value-type="float" office:value="-0.9932317359" calcext:value-type="float">
            <text:p>-0.993231735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58667" calcext:value-type="float">
            <text:p>0.0058667</text:p>
          </table:table-cell>
          <table:table-cell office:value-type="float" office:value="-0.0004831832" calcext:value-type="float">
            <text:p>-0.0004831832</text:p>
          </table:table-cell>
          <table:table-cell office:value-type="float" office:value="496" calcext:value-type="float">
            <text:p>496</text:p>
          </table:table-cell>
          <table:table-cell table:formula="of:=[.D497]*100" office:value-type="float" office:value="-1.21396903" calcext:value-type="float">
            <text:p>-1.21396903</text:p>
          </table:table-cell>
          <table:table-cell table:formula="of:=[.E497]*100" office:value-type="float" office:value="0.58667" calcext:value-type="float">
            <text:p>0.58667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179.0232543945" calcext:value-type="float">
            <text:p>179.0232543945</text:p>
          </table:table-cell>
          <table:table-cell office:value-type="float" office:value="-1.0245334657" calcext:value-type="float">
            <text:p>-1.02453346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668866" calcext:value-type="float">
            <text:p>0.00668866</text:p>
          </table:table-cell>
          <table:table-cell office:value-type="float" office:value="-0.0005756583" calcext:value-type="float">
            <text:p>-0.0005756583</text:p>
          </table:table-cell>
          <table:table-cell office:value-type="float" office:value="497" calcext:value-type="float">
            <text:p>497</text:p>
          </table:table-cell>
          <table:table-cell table:formula="of:=[.D498]*100" office:value-type="float" office:value="-1.21396903" calcext:value-type="float">
            <text:p>-1.21396903</text:p>
          </table:table-cell>
          <table:table-cell table:formula="of:=[.E498]*100" office:value-type="float" office:value="0.668866" calcext:value-type="float">
            <text:p>0.668866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179.0408782959" calcext:value-type="float">
            <text:p>179.0408782959</text:p>
          </table:table-cell>
          <table:table-cell office:value-type="float" office:value="-0.9981357561" calcext:value-type="float">
            <text:p>-0.99813575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706044" calcext:value-type="float">
            <text:p>0.00706044</text:p>
          </table:table-cell>
          <table:table-cell office:value-type="float" office:value="-0.000600415" calcext:value-type="float">
            <text:p>-0.000600415</text:p>
          </table:table-cell>
          <table:table-cell office:value-type="float" office:value="498" calcext:value-type="float">
            <text:p>498</text:p>
          </table:table-cell>
          <table:table-cell table:formula="of:=[.D499]*100" office:value-type="float" office:value="-1.21396903" calcext:value-type="float">
            <text:p>-1.21396903</text:p>
          </table:table-cell>
          <table:table-cell table:formula="of:=[.E499]*100" office:value-type="float" office:value="0.706044" calcext:value-type="float">
            <text:p>0.706044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179.0377807617" calcext:value-type="float">
            <text:p>179.0377807617</text:p>
          </table:table-cell>
          <table:table-cell office:value-type="float" office:value="-0.9866825978" calcext:value-type="float">
            <text:p>-0.98668259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723185" calcext:value-type="float">
            <text:p>0.00723185</text:p>
          </table:table-cell>
          <table:table-cell office:value-type="float" office:value="-0.0005874541" calcext:value-type="float">
            <text:p>-0.0005874541</text:p>
          </table:table-cell>
          <table:table-cell office:value-type="float" office:value="499" calcext:value-type="float">
            <text:p>499</text:p>
          </table:table-cell>
          <table:table-cell table:formula="of:=[.D500]*100" office:value-type="float" office:value="-1.21396903" calcext:value-type="float">
            <text:p>-1.21396903</text:p>
          </table:table-cell>
          <table:table-cell table:formula="of:=[.E500]*100" office:value-type="float" office:value="0.723185" calcext:value-type="float">
            <text:p>0.723185</text:p>
          </table:table-cell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79.0401000977" calcext:value-type="float">
            <text:p>179.0401000977</text:p>
          </table:table-cell>
          <table:table-cell office:value-type="float" office:value="-1.0414992864" calcext:value-type="float">
            <text:p>-1.04149928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771146" calcext:value-type="float">
            <text:p>0.00771146</text:p>
          </table:table-cell>
          <table:table-cell office:value-type="float" office:value="-0.0003618746" calcext:value-type="float">
            <text:p>-0.0003618746</text:p>
          </table:table-cell>
          <table:table-cell office:value-type="float" office:value="500" calcext:value-type="float">
            <text:p>500</text:p>
          </table:table-cell>
          <table:table-cell table:formula="of:=[.D501]*100" office:value-type="float" office:value="-1.21396903" calcext:value-type="float">
            <text:p>-1.21396903</text:p>
          </table:table-cell>
          <table:table-cell table:formula="of:=[.E501]*100" office:value-type="float" office:value="0.771146" calcext:value-type="float">
            <text:p>0.771146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179.0452270508" calcext:value-type="float">
            <text:p>179.0452270508</text:p>
          </table:table-cell>
          <table:table-cell office:value-type="float" office:value="-1.0811415727" calcext:value-type="float">
            <text:p>-1.08114157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29531" calcext:value-type="float">
            <text:p>0.00829531</text:p>
          </table:table-cell>
          <table:table-cell office:value-type="float" office:value="-0.0003125489" calcext:value-type="float">
            <text:p>-0.0003125489</text:p>
          </table:table-cell>
          <table:table-cell office:value-type="float" office:value="501" calcext:value-type="float">
            <text:p>501</text:p>
          </table:table-cell>
          <table:table-cell table:formula="of:=[.D502]*100" office:value-type="float" office:value="-1.21396903" calcext:value-type="float">
            <text:p>-1.21396903</text:p>
          </table:table-cell>
          <table:table-cell table:formula="of:=[.E502]*100" office:value-type="float" office:value="0.829531" calcext:value-type="float">
            <text:p>0.829531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179.0585174561" calcext:value-type="float">
            <text:p>179.0585174561</text:p>
          </table:table-cell>
          <table:table-cell office:value-type="float" office:value="-1.1173723607" calcext:value-type="float">
            <text:p>-1.11737236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92587" calcext:value-type="float">
            <text:p>0.00892587</text:p>
          </table:table-cell>
          <table:table-cell office:value-type="float" office:value="-0.0001805423" calcext:value-type="float">
            <text:p>-0.0001805423</text:p>
          </table:table-cell>
          <table:table-cell office:value-type="float" office:value="502" calcext:value-type="float">
            <text:p>502</text:p>
          </table:table-cell>
          <table:table-cell table:formula="of:=[.D503]*100" office:value-type="float" office:value="-1.21396903" calcext:value-type="float">
            <text:p>-1.21396903</text:p>
          </table:table-cell>
          <table:table-cell table:formula="of:=[.E503]*100" office:value-type="float" office:value="0.892587" calcext:value-type="float">
            <text:p>0.892587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179.0624542236" calcext:value-type="float">
            <text:p>179.0624542236</text:p>
          </table:table-cell>
          <table:table-cell office:value-type="float" office:value="-1.0343174851" calcext:value-type="float">
            <text:p>-1.03431748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79247" calcext:value-type="float">
            <text:p>0.00879247</text:p>
          </table:table-cell>
          <table:table-cell office:value-type="float" office:value="-0.0002050452" calcext:value-type="float">
            <text:p>-0.0002050452</text:p>
          </table:table-cell>
          <table:table-cell office:value-type="float" office:value="503" calcext:value-type="float">
            <text:p>503</text:p>
          </table:table-cell>
          <table:table-cell table:formula="of:=[.D504]*100" office:value-type="float" office:value="-1.21396903" calcext:value-type="float">
            <text:p>-1.21396903</text:p>
          </table:table-cell>
          <table:table-cell table:formula="of:=[.E504]*100" office:value-type="float" office:value="0.879247" calcext:value-type="float">
            <text:p>0.879247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179.0877990723" calcext:value-type="float">
            <text:p>179.0877990723</text:p>
          </table:table-cell>
          <table:table-cell office:value-type="float" office:value="-0.9894598443" calcext:value-type="float">
            <text:p>-0.989459844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40457" calcext:value-type="float">
            <text:p>0.00840457</text:p>
          </table:table-cell>
          <table:table-cell office:value-type="float" office:value="0.0000186983" calcext:value-type="float">
            <text:p>1.86983E-05</text:p>
          </table:table-cell>
          <table:table-cell office:value-type="float" office:value="504" calcext:value-type="float">
            <text:p>504</text:p>
          </table:table-cell>
          <table:table-cell table:formula="of:=[.D505]*100" office:value-type="float" office:value="-1.21396903" calcext:value-type="float">
            <text:p>-1.21396903</text:p>
          </table:table-cell>
          <table:table-cell table:formula="of:=[.E505]*100" office:value-type="float" office:value="0.840457" calcext:value-type="float">
            <text:p>0.840457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179.1054840088" calcext:value-type="float">
            <text:p>179.1054840088</text:p>
          </table:table-cell>
          <table:table-cell office:value-type="float" office:value="-0.8576521695" calcext:value-type="float">
            <text:p>-0.857652169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726751" calcext:value-type="float">
            <text:p>0.00726751</text:p>
          </table:table-cell>
          <table:table-cell office:value-type="float" office:value="0.0000587853" calcext:value-type="float">
            <text:p>5.87853E-05</text:p>
          </table:table-cell>
          <table:table-cell office:value-type="float" office:value="505" calcext:value-type="float">
            <text:p>505</text:p>
          </table:table-cell>
          <table:table-cell table:formula="of:=[.D506]*100" office:value-type="float" office:value="-1.21396903" calcext:value-type="float">
            <text:p>-1.21396903</text:p>
          </table:table-cell>
          <table:table-cell table:formula="of:=[.E506]*100" office:value-type="float" office:value="0.726751" calcext:value-type="float">
            <text:p>0.726751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179.1229858398" calcext:value-type="float">
            <text:p>179.1229858398</text:p>
          </table:table-cell>
          <table:table-cell office:value-type="float" office:value="-0.7516333297" calcext:value-type="float">
            <text:p>-0.75163332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58031" calcext:value-type="float">
            <text:p>0.0058031</text:p>
          </table:table-cell>
          <table:table-cell office:value-type="float" office:value="-0.0000656803" calcext:value-type="float">
            <text:p>-6.56803E-05</text:p>
          </table:table-cell>
          <table:table-cell office:value-type="float" office:value="506" calcext:value-type="float">
            <text:p>506</text:p>
          </table:table-cell>
          <table:table-cell table:formula="of:=[.D507]*100" office:value-type="float" office:value="-1.21396903" calcext:value-type="float">
            <text:p>-1.21396903</text:p>
          </table:table-cell>
          <table:table-cell table:formula="of:=[.E507]*100" office:value-type="float" office:value="0.58031" calcext:value-type="float">
            <text:p>0.58031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179.1315460205" calcext:value-type="float">
            <text:p>179.1315460205</text:p>
          </table:table-cell>
          <table:table-cell office:value-type="float" office:value="-0.5903140755" calcext:value-type="float">
            <text:p>-0.59031407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375196" calcext:value-type="float">
            <text:p>0.00375196</text:p>
          </table:table-cell>
          <table:table-cell office:value-type="float" office:value="-0.0000360657" calcext:value-type="float">
            <text:p>-3.60657E-05</text:p>
          </table:table-cell>
          <table:table-cell office:value-type="float" office:value="507" calcext:value-type="float">
            <text:p>507</text:p>
          </table:table-cell>
          <table:table-cell table:formula="of:=[.D508]*100" office:value-type="float" office:value="-1.21396903" calcext:value-type="float">
            <text:p>-1.21396903</text:p>
          </table:table-cell>
          <table:table-cell table:formula="of:=[.E508]*100" office:value-type="float" office:value="0.375196" calcext:value-type="float">
            <text:p>0.375196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79.1334686279" calcext:value-type="float">
            <text:p>179.1334686279</text:p>
          </table:table-cell>
          <table:table-cell office:value-type="float" office:value="-0.4103374111" calcext:value-type="float">
            <text:p>-0.41033741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18546" calcext:value-type="float">
            <text:p>0.00118546</text:p>
          </table:table-cell>
          <table:table-cell office:value-type="float" office:value="-0.0001390766" calcext:value-type="float">
            <text:p>-0.0001390766</text:p>
          </table:table-cell>
          <table:table-cell office:value-type="float" office:value="508" calcext:value-type="float">
            <text:p>508</text:p>
          </table:table-cell>
          <table:table-cell table:formula="of:=[.D509]*100" office:value-type="float" office:value="-1.21396903" calcext:value-type="float">
            <text:p>-1.21396903</text:p>
          </table:table-cell>
          <table:table-cell table:formula="of:=[.E509]*100" office:value-type="float" office:value="0.118546" calcext:value-type="float">
            <text:p>0.118546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79.1227264404" calcext:value-type="float">
            <text:p>179.1227264404</text:p>
          </table:table-cell>
          <table:table-cell office:value-type="float" office:value="-0.1345138793" calcext:value-type="float">
            <text:p>-0.13451387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36335" calcext:value-type="float">
            <text:p>-0.00236335</text:p>
          </table:table-cell>
          <table:table-cell office:value-type="float" office:value="-0.0003998213" calcext:value-type="float">
            <text:p>-0.0003998213</text:p>
          </table:table-cell>
          <table:table-cell office:value-type="float" office:value="509" calcext:value-type="float">
            <text:p>509</text:p>
          </table:table-cell>
          <table:table-cell table:formula="of:=[.D510]*100" office:value-type="float" office:value="-1.21396903" calcext:value-type="float">
            <text:p>-1.21396903</text:p>
          </table:table-cell>
          <table:table-cell table:formula="of:=[.E510]*100" office:value-type="float" office:value="-0.236335" calcext:value-type="float">
            <text:p>-0.236335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179.1156768799" calcext:value-type="float">
            <text:p>179.1156768799</text:p>
          </table:table-cell>
          <table:table-cell office:value-type="float" office:value="-0.0266764998" calcext:value-type="float">
            <text:p>-0.026676499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44703" calcext:value-type="float">
            <text:p>-0.00544703</text:p>
          </table:table-cell>
          <table:table-cell office:value-type="float" office:value="-0.0005419213" calcext:value-type="float">
            <text:p>-0.0005419213</text:p>
          </table:table-cell>
          <table:table-cell office:value-type="float" office:value="510" calcext:value-type="float">
            <text:p>510</text:p>
          </table:table-cell>
          <table:table-cell table:formula="of:=[.D511]*100" office:value-type="float" office:value="-1.21396903" calcext:value-type="float">
            <text:p>-1.21396903</text:p>
          </table:table-cell>
          <table:table-cell table:formula="of:=[.E511]*100" office:value-type="float" office:value="-0.544703" calcext:value-type="float">
            <text:p>-0.544703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179.1076507568" calcext:value-type="float">
            <text:p>179.1076507568</text:p>
          </table:table-cell>
          <table:table-cell office:value-type="float" office:value="0.0639295031" calcext:value-type="float">
            <text:p>0.06392950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059" calcext:value-type="float">
            <text:p>-0.0081059</text:p>
          </table:table-cell>
          <table:table-cell office:value-type="float" office:value="-0.000591425" calcext:value-type="float">
            <text:p>-0.000591425</text:p>
          </table:table-cell>
          <table:table-cell office:value-type="float" office:value="511" calcext:value-type="float">
            <text:p>511</text:p>
          </table:table-cell>
          <table:table-cell table:formula="of:=[.D512]*100" office:value-type="float" office:value="-1.21396903" calcext:value-type="float">
            <text:p>-1.21396903</text:p>
          </table:table-cell>
          <table:table-cell table:formula="of:=[.E512]*100" office:value-type="float" office:value="-0.81059" calcext:value-type="float">
            <text:p>-0.81059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179.105178833" calcext:value-type="float">
            <text:p>179.105178833</text:p>
          </table:table-cell>
          <table:table-cell office:value-type="float" office:value="0.1651755865" calcext:value-type="float">
            <text:p>0.16517558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55261" calcext:value-type="float">
            <text:p>-0.01055261</text:p>
          </table:table-cell>
          <table:table-cell office:value-type="float" office:value="-0.0008522723" calcext:value-type="float">
            <text:p>-0.0008522723</text:p>
          </table:table-cell>
          <table:table-cell office:value-type="float" office:value="512" calcext:value-type="float">
            <text:p>512</text:p>
          </table:table-cell>
          <table:table-cell table:formula="of:=[.D513]*100" office:value-type="float" office:value="-1.21396903" calcext:value-type="float">
            <text:p>-1.21396903</text:p>
          </table:table-cell>
          <table:table-cell table:formula="of:=[.E513]*100" office:value-type="float" office:value="-1.055261" calcext:value-type="float">
            <text:p>-1.055261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179.1073760986" calcext:value-type="float">
            <text:p>179.1073760986</text:p>
          </table:table-cell>
          <table:table-cell office:value-type="float" office:value="0.2057401037" calcext:value-type="float">
            <text:p>0.20574010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45345" calcext:value-type="float">
            <text:p>-0.01245345</text:p>
          </table:table-cell>
          <table:table-cell office:value-type="float" office:value="-0.0008419835" calcext:value-type="float">
            <text:p>-0.0008419835</text:p>
          </table:table-cell>
          <table:table-cell office:value-type="float" office:value="513" calcext:value-type="float">
            <text:p>513</text:p>
          </table:table-cell>
          <table:table-cell table:formula="of:=[.D514]*100" office:value-type="float" office:value="-1.21396903" calcext:value-type="float">
            <text:p>-1.21396903</text:p>
          </table:table-cell>
          <table:table-cell table:formula="of:=[.E514]*100" office:value-type="float" office:value="-1.245345" calcext:value-type="float">
            <text:p>-1.245345</text:p>
          </table:table-cell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179.0952301025" calcext:value-type="float">
            <text:p>179.0952301025</text:p>
          </table:table-cell>
          <table:table-cell office:value-type="float" office:value="0.2198812835" calcext:value-type="float">
            <text:p>0.21988128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81441" calcext:value-type="float">
            <text:p>-0.01381441</text:p>
          </table:table-cell>
          <table:table-cell office:value-type="float" office:value="-0.0008117795" calcext:value-type="float">
            <text:p>-0.0008117795</text:p>
          </table:table-cell>
          <table:table-cell office:value-type="float" office:value="514" calcext:value-type="float">
            <text:p>514</text:p>
          </table:table-cell>
          <table:table-cell table:formula="of:=[.D515]*100" office:value-type="float" office:value="-1.21396903" calcext:value-type="float">
            <text:p>-1.21396903</text:p>
          </table:table-cell>
          <table:table-cell table:formula="of:=[.E515]*100" office:value-type="float" office:value="-1.381441" calcext:value-type="float">
            <text:p>-1.381441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179.0917358398" calcext:value-type="float">
            <text:p>179.0917358398</text:p>
          </table:table-cell>
          <table:table-cell office:value-type="float" office:value="0.1659786748" calcext:value-type="float">
            <text:p>0.165978674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36204" calcext:value-type="float">
            <text:p>-0.01436204</text:p>
          </table:table-cell>
          <table:table-cell office:value-type="float" office:value="-0.0008052528" calcext:value-type="float">
            <text:p>-0.0008052528</text:p>
          </table:table-cell>
          <table:table-cell office:value-type="float" office:value="515" calcext:value-type="float">
            <text:p>515</text:p>
          </table:table-cell>
          <table:table-cell table:formula="of:=[.D516]*100" office:value-type="float" office:value="-1.21396903" calcext:value-type="float">
            <text:p>-1.21396903</text:p>
          </table:table-cell>
          <table:table-cell table:formula="of:=[.E516]*100" office:value-type="float" office:value="-1.436204" calcext:value-type="float">
            <text:p>-1.436204</text:p>
          </table:table-cell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179.0952911377" calcext:value-type="float">
            <text:p>179.0952911377</text:p>
          </table:table-cell>
          <table:table-cell office:value-type="float" office:value="0.2159431338" calcext:value-type="float">
            <text:p>0.21594313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06002" calcext:value-type="float">
            <text:p>-0.01506002</text:p>
          </table:table-cell>
          <table:table-cell office:value-type="float" office:value="-0.0009574111" calcext:value-type="float">
            <text:p>-0.0009574111</text:p>
          </table:table-cell>
          <table:table-cell office:value-type="float" office:value="516" calcext:value-type="float">
            <text:p>516</text:p>
          </table:table-cell>
          <table:table-cell table:formula="of:=[.D517]*100" office:value-type="float" office:value="-1.21396903" calcext:value-type="float">
            <text:p>-1.21396903</text:p>
          </table:table-cell>
          <table:table-cell table:formula="of:=[.E517]*100" office:value-type="float" office:value="-1.506002" calcext:value-type="float">
            <text:p>-1.506002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179.0970306396" calcext:value-type="float">
            <text:p>179.0970306396</text:p>
          </table:table-cell>
          <table:table-cell office:value-type="float" office:value="0.1855142484" calcext:value-type="float">
            <text:p>0.18551424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32232" calcext:value-type="float">
            <text:p>-0.01532232</text:p>
          </table:table-cell>
          <table:table-cell office:value-type="float" office:value="-0.0008960133" calcext:value-type="float">
            <text:p>-0.0008960133</text:p>
          </table:table-cell>
          <table:table-cell office:value-type="float" office:value="517" calcext:value-type="float">
            <text:p>517</text:p>
          </table:table-cell>
          <table:table-cell table:formula="of:=[.D518]*100" office:value-type="float" office:value="-1.21396903" calcext:value-type="float">
            <text:p>-1.21396903</text:p>
          </table:table-cell>
          <table:table-cell table:formula="of:=[.E518]*100" office:value-type="float" office:value="-1.532232" calcext:value-type="float">
            <text:p>-1.532232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179.1079101562" calcext:value-type="float">
            <text:p>179.1079101562</text:p>
          </table:table-cell>
          <table:table-cell office:value-type="float" office:value="0.1769146297" calcext:value-type="float">
            <text:p>0.17691462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4398" calcext:value-type="float">
            <text:p>-0.0154398</text:p>
          </table:table-cell>
          <table:table-cell office:value-type="float" office:value="-0.000868987" calcext:value-type="float">
            <text:p>-0.000868987</text:p>
          </table:table-cell>
          <table:table-cell office:value-type="float" office:value="518" calcext:value-type="float">
            <text:p>518</text:p>
          </table:table-cell>
          <table:table-cell table:formula="of:=[.D519]*100" office:value-type="float" office:value="-1.21396903" calcext:value-type="float">
            <text:p>-1.21396903</text:p>
          </table:table-cell>
          <table:table-cell table:formula="of:=[.E519]*100" office:value-type="float" office:value="-1.54398" calcext:value-type="float">
            <text:p>-1.54398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179.0996551514" calcext:value-type="float">
            <text:p>179.0996551514</text:p>
          </table:table-cell>
          <table:table-cell office:value-type="float" office:value="0.1523471881" calcext:value-type="float">
            <text:p>0.152347188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35432" calcext:value-type="float">
            <text:p>-0.01535432</text:p>
          </table:table-cell>
          <table:table-cell office:value-type="float" office:value="-0.0007815331" calcext:value-type="float">
            <text:p>-0.0007815331</text:p>
          </table:table-cell>
          <table:table-cell office:value-type="float" office:value="519" calcext:value-type="float">
            <text:p>519</text:p>
          </table:table-cell>
          <table:table-cell table:formula="of:=[.D520]*100" office:value-type="float" office:value="-1.21396903" calcext:value-type="float">
            <text:p>-1.21396903</text:p>
          </table:table-cell>
          <table:table-cell table:formula="of:=[.E520]*100" office:value-type="float" office:value="-1.535432" calcext:value-type="float">
            <text:p>-1.535432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179.100479126" calcext:value-type="float">
            <text:p>179.100479126</text:p>
          </table:table-cell>
          <table:table-cell office:value-type="float" office:value="0.1991192036" calcext:value-type="float">
            <text:p>0.19911920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60913" calcext:value-type="float">
            <text:p>-0.01560913</text:p>
          </table:table-cell>
          <table:table-cell office:value-type="float" office:value="-0.0006900117" calcext:value-type="float">
            <text:p>-0.0006900117</text:p>
          </table:table-cell>
          <table:table-cell office:value-type="float" office:value="520" calcext:value-type="float">
            <text:p>520</text:p>
          </table:table-cell>
          <table:table-cell table:formula="of:=[.D521]*100" office:value-type="float" office:value="-1.21396903" calcext:value-type="float">
            <text:p>-1.21396903</text:p>
          </table:table-cell>
          <table:table-cell table:formula="of:=[.E521]*100" office:value-type="float" office:value="-1.560913" calcext:value-type="float">
            <text:p>-1.560913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179.0953826904" calcext:value-type="float">
            <text:p>179.0953826904</text:p>
          </table:table-cell>
          <table:table-cell office:value-type="float" office:value="0.1875978257" calcext:value-type="float">
            <text:p>0.18759782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70213" calcext:value-type="float">
            <text:p>-0.01570213</text:p>
          </table:table-cell>
          <table:table-cell office:value-type="float" office:value="-0.0005884273" calcext:value-type="float">
            <text:p>-0.0005884273</text:p>
          </table:table-cell>
          <table:table-cell office:value-type="float" office:value="521" calcext:value-type="float">
            <text:p>521</text:p>
          </table:table-cell>
          <table:table-cell table:formula="of:=[.D522]*100" office:value-type="float" office:value="-1.21396903" calcext:value-type="float">
            <text:p>-1.21396903</text:p>
          </table:table-cell>
          <table:table-cell table:formula="of:=[.E522]*100" office:value-type="float" office:value="-1.570213" calcext:value-type="float">
            <text:p>-1.570213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179.1013183594" calcext:value-type="float">
            <text:p>179.1013183594</text:p>
          </table:table-cell>
          <table:table-cell office:value-type="float" office:value="0.1813443086" calcext:value-type="float">
            <text:p>0.18134430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72242" calcext:value-type="float">
            <text:p>-0.01572242</text:p>
          </table:table-cell>
          <table:table-cell office:value-type="float" office:value="-0.0004366468" calcext:value-type="float">
            <text:p>-0.0004366468</text:p>
          </table:table-cell>
          <table:table-cell office:value-type="float" office:value="522" calcext:value-type="float">
            <text:p>522</text:p>
          </table:table-cell>
          <table:table-cell table:formula="of:=[.D523]*100" office:value-type="float" office:value="-1.21396903" calcext:value-type="float">
            <text:p>-1.21396903</text:p>
          </table:table-cell>
          <table:table-cell table:formula="of:=[.E523]*100" office:value-type="float" office:value="-1.572242" calcext:value-type="float">
            <text:p>-1.572242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179.0925598145" calcext:value-type="float">
            <text:p>179.0925598145</text:p>
          </table:table-cell>
          <table:table-cell office:value-type="float" office:value="0.1278853332" calcext:value-type="float">
            <text:p>0.12788533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37961" calcext:value-type="float">
            <text:p>-0.01537961</text:p>
          </table:table-cell>
          <table:table-cell office:value-type="float" office:value="-0.0003167437" calcext:value-type="float">
            <text:p>-0.0003167437</text:p>
          </table:table-cell>
          <table:table-cell office:value-type="float" office:value="523" calcext:value-type="float">
            <text:p>523</text:p>
          </table:table-cell>
          <table:table-cell table:formula="of:=[.D524]*100" office:value-type="float" office:value="-1.21396903" calcext:value-type="float">
            <text:p>-1.21396903</text:p>
          </table:table-cell>
          <table:table-cell table:formula="of:=[.E524]*100" office:value-type="float" office:value="-1.537961" calcext:value-type="float">
            <text:p>-1.537961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179.073135376" calcext:value-type="float">
            <text:p>179.073135376</text:p>
          </table:table-cell>
          <table:table-cell office:value-type="float" office:value="0.2062887822" calcext:value-type="float">
            <text:p>0.20628878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67377" calcext:value-type="float">
            <text:p>-0.01567377</text:p>
          </table:table-cell>
          <table:table-cell office:value-type="float" office:value="-0.0003346132" calcext:value-type="float">
            <text:p>-0.0003346132</text:p>
          </table:table-cell>
          <table:table-cell office:value-type="float" office:value="524" calcext:value-type="float">
            <text:p>524</text:p>
          </table:table-cell>
          <table:table-cell table:formula="of:=[.D525]*100" office:value-type="float" office:value="-1.21396903" calcext:value-type="float">
            <text:p>-1.21396903</text:p>
          </table:table-cell>
          <table:table-cell table:formula="of:=[.E525]*100" office:value-type="float" office:value="-1.567377" calcext:value-type="float">
            <text:p>-1.567377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179.0587158203" calcext:value-type="float">
            <text:p>179.0587158203</text:p>
          </table:table-cell>
          <table:table-cell office:value-type="float" office:value="0.2070172012" calcext:value-type="float">
            <text:p>0.20701720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87464" calcext:value-type="float">
            <text:p>-0.01587464</text:p>
          </table:table-cell>
          <table:table-cell office:value-type="float" office:value="-0.000249313" calcext:value-type="float">
            <text:p>-0.000249313</text:p>
          </table:table-cell>
          <table:table-cell office:value-type="float" office:value="525" calcext:value-type="float">
            <text:p>525</text:p>
          </table:table-cell>
          <table:table-cell table:formula="of:=[.D526]*100" office:value-type="float" office:value="-1.21396903" calcext:value-type="float">
            <text:p>-1.21396903</text:p>
          </table:table-cell>
          <table:table-cell table:formula="of:=[.E526]*100" office:value-type="float" office:value="-1.587464" calcext:value-type="float">
            <text:p>-1.587464</text:p>
          </table:table-cell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179.0567932129" calcext:value-type="float">
            <text:p>179.0567932129</text:p>
          </table:table-cell>
          <table:table-cell office:value-type="float" office:value="0.1165978625" calcext:value-type="float">
            <text:p>0.11659786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40581" calcext:value-type="float">
            <text:p>-0.01540581</text:p>
          </table:table-cell>
          <table:table-cell office:value-type="float" office:value="-0.0001014368" calcext:value-type="float">
            <text:p>-0.0001014368</text:p>
          </table:table-cell>
          <table:table-cell office:value-type="float" office:value="526" calcext:value-type="float">
            <text:p>526</text:p>
          </table:table-cell>
          <table:table-cell table:formula="of:=[.D527]*100" office:value-type="float" office:value="-1.21396903" calcext:value-type="float">
            <text:p>-1.21396903</text:p>
          </table:table-cell>
          <table:table-cell table:formula="of:=[.E527]*100" office:value-type="float" office:value="-1.540581" calcext:value-type="float">
            <text:p>-1.540581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179.0592041016" calcext:value-type="float">
            <text:p>179.0592041016</text:p>
          </table:table-cell>
          <table:table-cell office:value-type="float" office:value="0.1939863991" calcext:value-type="float">
            <text:p>0.193986399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60922" calcext:value-type="float">
            <text:p>-0.01560922</text:p>
          </table:table-cell>
          <table:table-cell office:value-type="float" office:value="-0.0003036908" calcext:value-type="float">
            <text:p>-0.0003036908</text:p>
          </table:table-cell>
          <table:table-cell office:value-type="float" office:value="527" calcext:value-type="float">
            <text:p>527</text:p>
          </table:table-cell>
          <table:table-cell table:formula="of:=[.D528]*100" office:value-type="float" office:value="-1.21396903" calcext:value-type="float">
            <text:p>-1.21396903</text:p>
          </table:table-cell>
          <table:table-cell table:formula="of:=[.E528]*100" office:value-type="float" office:value="-1.560922" calcext:value-type="float">
            <text:p>-1.560922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179.0562744141" calcext:value-type="float">
            <text:p>179.0562744141</text:p>
          </table:table-cell>
          <table:table-cell office:value-type="float" office:value="0.1033866433" calcext:value-type="float">
            <text:p>0.10338664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14088" calcext:value-type="float">
            <text:p>-0.01514088</text:p>
          </table:table-cell>
          <table:table-cell office:value-type="float" office:value="-0.0001231925" calcext:value-type="float">
            <text:p>-0.0001231925</text:p>
          </table:table-cell>
          <table:table-cell office:value-type="float" office:value="528" calcext:value-type="float">
            <text:p>528</text:p>
          </table:table-cell>
          <table:table-cell table:formula="of:=[.D529]*100" office:value-type="float" office:value="-1.21396903" calcext:value-type="float">
            <text:p>-1.21396903</text:p>
          </table:table-cell>
          <table:table-cell table:formula="of:=[.E529]*100" office:value-type="float" office:value="-1.514088" calcext:value-type="float">
            <text:p>-1.514088</text:p>
          </table:table-cell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179.0496673584" calcext:value-type="float">
            <text:p>179.0496673584</text:p>
          </table:table-cell>
          <table:table-cell office:value-type="float" office:value="0.0283079388" calcext:value-type="float">
            <text:p>0.028307938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32834" calcext:value-type="float">
            <text:p>-0.01432834</text:p>
          </table:table-cell>
          <table:table-cell office:value-type="float" office:value="-0.0002133492" calcext:value-type="float">
            <text:p>-0.0002133492</text:p>
          </table:table-cell>
          <table:table-cell office:value-type="float" office:value="529" calcext:value-type="float">
            <text:p>529</text:p>
          </table:table-cell>
          <table:table-cell table:formula="of:=[.D530]*100" office:value-type="float" office:value="-1.21396903" calcext:value-type="float">
            <text:p>-1.21396903</text:p>
          </table:table-cell>
          <table:table-cell table:formula="of:=[.E530]*100" office:value-type="float" office:value="-1.432834" calcext:value-type="float">
            <text:p>-1.432834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179.0563049316" calcext:value-type="float">
            <text:p>179.0563049316</text:p>
          </table:table-cell>
          <table:table-cell office:value-type="float" office:value="0.007368124" calcext:value-type="float">
            <text:p>0.0073681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64729" calcext:value-type="float">
            <text:p>-0.01364729</text:p>
          </table:table-cell>
          <table:table-cell office:value-type="float" office:value="-0.0003648963" calcext:value-type="float">
            <text:p>-0.0003648963</text:p>
          </table:table-cell>
          <table:table-cell office:value-type="float" office:value="530" calcext:value-type="float">
            <text:p>530</text:p>
          </table:table-cell>
          <table:table-cell table:formula="of:=[.D531]*100" office:value-type="float" office:value="-1.21396903" calcext:value-type="float">
            <text:p>-1.21396903</text:p>
          </table:table-cell>
          <table:table-cell table:formula="of:=[.E531]*100" office:value-type="float" office:value="-1.364729" calcext:value-type="float">
            <text:p>-1.364729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179.0581207275" calcext:value-type="float">
            <text:p>179.0581207275</text:p>
          </table:table-cell>
          <table:table-cell office:value-type="float" office:value="-0.0074701763" calcext:value-type="float">
            <text:p>-0.00747017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09455" calcext:value-type="float">
            <text:p>-0.01309455</text:p>
          </table:table-cell>
          <table:table-cell office:value-type="float" office:value="-0.0004346095" calcext:value-type="float">
            <text:p>-0.0004346095</text:p>
          </table:table-cell>
          <table:table-cell office:value-type="float" office:value="531" calcext:value-type="float">
            <text:p>531</text:p>
          </table:table-cell>
          <table:table-cell table:formula="of:=[.D532]*100" office:value-type="float" office:value="-1.21396903" calcext:value-type="float">
            <text:p>-1.21396903</text:p>
          </table:table-cell>
          <table:table-cell table:formula="of:=[.E532]*100" office:value-type="float" office:value="-1.309455" calcext:value-type="float">
            <text:p>-1.309455</text:p>
          </table:table-cell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179.0465087891" calcext:value-type="float">
            <text:p>179.0465087891</text:p>
          </table:table-cell>
          <table:table-cell office:value-type="float" office:value="-0.0872332401" calcext:value-type="float">
            <text:p>-0.08723324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19454" calcext:value-type="float">
            <text:p>-0.01219454</text:p>
          </table:table-cell>
          <table:table-cell office:value-type="float" office:value="-0.0005325941" calcext:value-type="float">
            <text:p>-0.0005325941</text:p>
          </table:table-cell>
          <table:table-cell office:value-type="float" office:value="532" calcext:value-type="float">
            <text:p>532</text:p>
          </table:table-cell>
          <table:table-cell table:formula="of:=[.D533]*100" office:value-type="float" office:value="-1.21396903" calcext:value-type="float">
            <text:p>-1.21396903</text:p>
          </table:table-cell>
          <table:table-cell table:formula="of:=[.E533]*100" office:value-type="float" office:value="-1.219454" calcext:value-type="float">
            <text:p>-1.219454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179.0440063477" calcext:value-type="float">
            <text:p>179.0440063477</text:p>
          </table:table-cell>
          <table:table-cell office:value-type="float" office:value="-0.0922438521" calcext:value-type="float">
            <text:p>-0.09224385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56138" calcext:value-type="float">
            <text:p>-0.01156138</text:p>
          </table:table-cell>
          <table:table-cell office:value-type="float" office:value="-0.0005951359" calcext:value-type="float">
            <text:p>-0.0005951359</text:p>
          </table:table-cell>
          <table:table-cell office:value-type="float" office:value="533" calcext:value-type="float">
            <text:p>533</text:p>
          </table:table-cell>
          <table:table-cell table:formula="of:=[.D534]*100" office:value-type="float" office:value="-1.21396903" calcext:value-type="float">
            <text:p>-1.21396903</text:p>
          </table:table-cell>
          <table:table-cell table:formula="of:=[.E534]*100" office:value-type="float" office:value="-1.156138" calcext:value-type="float">
            <text:p>-1.156138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179.0321960449" calcext:value-type="float">
            <text:p>179.0321960449</text:p>
          </table:table-cell>
          <table:table-cell office:value-type="float" office:value="-0.1268053326" calcext:value-type="float">
            <text:p>-0.12680533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90909" calcext:value-type="float">
            <text:p>-0.01090909</text:p>
          </table:table-cell>
          <table:table-cell office:value-type="float" office:value="-0.0005359019" calcext:value-type="float">
            <text:p>-0.0005359019</text:p>
          </table:table-cell>
          <table:table-cell office:value-type="float" office:value="534" calcext:value-type="float">
            <text:p>534</text:p>
          </table:table-cell>
          <table:table-cell table:formula="of:=[.D535]*100" office:value-type="float" office:value="-1.21396903" calcext:value-type="float">
            <text:p>-1.21396903</text:p>
          </table:table-cell>
          <table:table-cell table:formula="of:=[.E535]*100" office:value-type="float" office:value="-1.090909" calcext:value-type="float">
            <text:p>-1.090909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179.0301208496" calcext:value-type="float">
            <text:p>179.0301208496</text:p>
          </table:table-cell>
          <table:table-cell office:value-type="float" office:value="-0.2005306864" calcext:value-type="float">
            <text:p>-0.20053068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8298" calcext:value-type="float">
            <text:p>-0.00998298</text:p>
          </table:table-cell>
          <table:table-cell office:value-type="float" office:value="-0.0004119938" calcext:value-type="float">
            <text:p>-0.0004119938</text:p>
          </table:table-cell>
          <table:table-cell office:value-type="float" office:value="535" calcext:value-type="float">
            <text:p>535</text:p>
          </table:table-cell>
          <table:table-cell table:formula="of:=[.D536]*100" office:value-type="float" office:value="-1.21396903" calcext:value-type="float">
            <text:p>-1.21396903</text:p>
          </table:table-cell>
          <table:table-cell table:formula="of:=[.E536]*100" office:value-type="float" office:value="-0.998298" calcext:value-type="float">
            <text:p>-0.998298</text:p>
          </table:table-cell>
        </table:table-row>
        <table:table-row table:style-name="ro1">
          <table:table-cell office:value-type="float" office:value="26.77" calcext:value-type="float">
            <text:p>26.77</text:p>
          </table:table-cell>
          <table:table-cell office:value-type="float" office:value="179.0456695557" calcext:value-type="float">
            <text:p>179.0456695557</text:p>
          </table:table-cell>
          <table:table-cell office:value-type="float" office:value="-0.2068921658" calcext:value-type="float">
            <text:p>-0.20689216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2343" calcext:value-type="float">
            <text:p>-0.00932343</text:p>
          </table:table-cell>
          <table:table-cell office:value-type="float" office:value="-0.0006492697" calcext:value-type="float">
            <text:p>-0.0006492697</text:p>
          </table:table-cell>
          <table:table-cell office:value-type="float" office:value="536" calcext:value-type="float">
            <text:p>536</text:p>
          </table:table-cell>
          <table:table-cell table:formula="of:=[.D537]*100" office:value-type="float" office:value="-1.21396903" calcext:value-type="float">
            <text:p>-1.21396903</text:p>
          </table:table-cell>
          <table:table-cell table:formula="of:=[.E537]*100" office:value-type="float" office:value="-0.932343" calcext:value-type="float">
            <text:p>-0.932343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179.0691070557" calcext:value-type="float">
            <text:p>179.0691070557</text:p>
          </table:table-cell>
          <table:table-cell office:value-type="float" office:value="-0.3084739027" calcext:value-type="float">
            <text:p>-0.30847390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0682" calcext:value-type="float">
            <text:p>-0.00820682</text:p>
          </table:table-cell>
          <table:table-cell office:value-type="float" office:value="-0.0004007413" calcext:value-type="float">
            <text:p>-0.0004007413</text:p>
          </table:table-cell>
          <table:table-cell office:value-type="float" office:value="537" calcext:value-type="float">
            <text:p>537</text:p>
          </table:table-cell>
          <table:table-cell table:formula="of:=[.D538]*100" office:value-type="float" office:value="-1.21396903" calcext:value-type="float">
            <text:p>-1.21396903</text:p>
          </table:table-cell>
          <table:table-cell table:formula="of:=[.E538]*100" office:value-type="float" office:value="-0.820682" calcext:value-type="float">
            <text:p>-0.820682</text:p>
          </table:table-cell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179.0719604492" calcext:value-type="float">
            <text:p>179.0719604492</text:p>
          </table:table-cell>
          <table:table-cell office:value-type="float" office:value="-0.3566423164" calcext:value-type="float">
            <text:p>-0.35664231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14165" calcext:value-type="float">
            <text:p>-0.00714165</text:p>
          </table:table-cell>
          <table:table-cell office:value-type="float" office:value="-0.0003830459" calcext:value-type="float">
            <text:p>-0.0003830459</text:p>
          </table:table-cell>
          <table:table-cell office:value-type="float" office:value="538" calcext:value-type="float">
            <text:p>538</text:p>
          </table:table-cell>
          <table:table-cell table:formula="of:=[.D539]*100" office:value-type="float" office:value="-1.21396903" calcext:value-type="float">
            <text:p>-1.21396903</text:p>
          </table:table-cell>
          <table:table-cell table:formula="of:=[.E539]*100" office:value-type="float" office:value="-0.714165" calcext:value-type="float">
            <text:p>-0.714165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79.0789794922" calcext:value-type="float">
            <text:p>179.0789794922</text:p>
          </table:table-cell>
          <table:table-cell office:value-type="float" office:value="-0.4286529103" calcext:value-type="float">
            <text:p>-0.42865291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95184" calcext:value-type="float">
            <text:p>-0.00595184</text:p>
          </table:table-cell>
          <table:table-cell office:value-type="float" office:value="-0.0002366465" calcext:value-type="float">
            <text:p>-0.0002366465</text:p>
          </table:table-cell>
          <table:table-cell office:value-type="float" office:value="539" calcext:value-type="float">
            <text:p>539</text:p>
          </table:table-cell>
          <table:table-cell table:formula="of:=[.D540]*100" office:value-type="float" office:value="-1.21396903" calcext:value-type="float">
            <text:p>-1.21396903</text:p>
          </table:table-cell>
          <table:table-cell table:formula="of:=[.E540]*100" office:value-type="float" office:value="-0.595184" calcext:value-type="float">
            <text:p>-0.595184</text:p>
          </table:table-cell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179.0827484131" calcext:value-type="float">
            <text:p>179.0827484131</text:p>
          </table:table-cell>
          <table:table-cell office:value-type="float" office:value="-0.4355851905" calcext:value-type="float">
            <text:p>-0.43558519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11276" calcext:value-type="float">
            <text:p>-0.00511276</text:p>
          </table:table-cell>
          <table:table-cell office:value-type="float" office:value="-0.0002673527" calcext:value-type="float">
            <text:p>-0.0002673527</text:p>
          </table:table-cell>
          <table:table-cell office:value-type="float" office:value="540" calcext:value-type="float">
            <text:p>540</text:p>
          </table:table-cell>
          <table:table-cell table:formula="of:=[.D541]*100" office:value-type="float" office:value="-1.21396903" calcext:value-type="float">
            <text:p>-1.21396903</text:p>
          </table:table-cell>
          <table:table-cell table:formula="of:=[.E541]*100" office:value-type="float" office:value="-0.511276" calcext:value-type="float">
            <text:p>-0.511276</text:p>
          </table:table-cell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179.0876159668" calcext:value-type="float">
            <text:p>179.0876159668</text:p>
          </table:table-cell>
          <table:table-cell office:value-type="float" office:value="-0.4268254721" calcext:value-type="float">
            <text:p>-0.42682547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61199" calcext:value-type="float">
            <text:p>-0.00461199</text:p>
          </table:table-cell>
          <table:table-cell office:value-type="float" office:value="-0.0002872615" calcext:value-type="float">
            <text:p>-0.0002872615</text:p>
          </table:table-cell>
          <table:table-cell office:value-type="float" office:value="541" calcext:value-type="float">
            <text:p>541</text:p>
          </table:table-cell>
          <table:table-cell table:formula="of:=[.D542]*100" office:value-type="float" office:value="-1.21396903" calcext:value-type="float">
            <text:p>-1.21396903</text:p>
          </table:table-cell>
          <table:table-cell table:formula="of:=[.E542]*100" office:value-type="float" office:value="-0.461199" calcext:value-type="float">
            <text:p>-0.461199</text:p>
          </table:table-cell>
        </table:table-row>
        <table:table-row table:style-name="ro1">
          <table:table-cell office:value-type="float" office:value="27.07" calcext:value-type="float">
            <text:p>27.07</text:p>
          </table:table-cell>
          <table:table-cell office:value-type="float" office:value="179.0867004395" calcext:value-type="float">
            <text:p>179.0867004395</text:p>
          </table:table-cell>
          <table:table-cell office:value-type="float" office:value="-0.3880683478" calcext:value-type="float">
            <text:p>-0.38806834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53662" calcext:value-type="float">
            <text:p>-0.00453662</text:p>
          </table:table-cell>
          <table:table-cell office:value-type="float" office:value="-0.0002962391" calcext:value-type="float">
            <text:p>-0.0002962391</text:p>
          </table:table-cell>
          <table:table-cell office:value-type="float" office:value="542" calcext:value-type="float">
            <text:p>542</text:p>
          </table:table-cell>
          <table:table-cell table:formula="of:=[.D543]*100" office:value-type="float" office:value="-1.21396903" calcext:value-type="float">
            <text:p>-1.21396903</text:p>
          </table:table-cell>
          <table:table-cell table:formula="of:=[.E543]*100" office:value-type="float" office:value="-0.453662" calcext:value-type="float">
            <text:p>-0.453662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179.0912780762" calcext:value-type="float">
            <text:p>179.0912780762</text:p>
          </table:table-cell>
          <table:table-cell office:value-type="float" office:value="-0.5016656013" calcext:value-type="float">
            <text:p>-0.501665601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72921" calcext:value-type="float">
            <text:p>-0.00372921</text:p>
          </table:table-cell>
          <table:table-cell office:value-type="float" office:value="0.0001055134" calcext:value-type="float">
            <text:p>0.0001055134</text:p>
          </table:table-cell>
          <table:table-cell office:value-type="float" office:value="543" calcext:value-type="float">
            <text:p>543</text:p>
          </table:table-cell>
          <table:table-cell table:formula="of:=[.D544]*100" office:value-type="float" office:value="-1.21396903" calcext:value-type="float">
            <text:p>-1.21396903</text:p>
          </table:table-cell>
          <table:table-cell table:formula="of:=[.E544]*100" office:value-type="float" office:value="-0.372921" calcext:value-type="float">
            <text:p>-0.372921</text:p>
          </table:table-cell>
        </table:table-row>
        <table:table-row table:style-name="ro1">
          <table:table-cell office:value-type="float" office:value="27.17" calcext:value-type="float">
            <text:p>27.17</text:p>
          </table:table-cell>
          <table:table-cell office:value-type="float" office:value="179.0875091553" calcext:value-type="float">
            <text:p>179.0875091553</text:p>
          </table:table-cell>
          <table:table-cell office:value-type="float" office:value="-0.4156414329" calcext:value-type="float">
            <text:p>-0.41564143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76456" calcext:value-type="float">
            <text:p>-0.00376456</text:p>
          </table:table-cell>
          <table:table-cell office:value-type="float" office:value="-0.0002288324" calcext:value-type="float">
            <text:p>-0.0002288324</text:p>
          </table:table-cell>
          <table:table-cell office:value-type="float" office:value="544" calcext:value-type="float">
            <text:p>544</text:p>
          </table:table-cell>
          <table:table-cell table:formula="of:=[.D545]*100" office:value-type="float" office:value="-1.21396903" calcext:value-type="float">
            <text:p>-1.21396903</text:p>
          </table:table-cell>
          <table:table-cell table:formula="of:=[.E545]*100" office:value-type="float" office:value="-0.376456" calcext:value-type="float">
            <text:p>-0.376456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179.0843200684" calcext:value-type="float">
            <text:p>179.0843200684</text:p>
          </table:table-cell>
          <table:table-cell office:value-type="float" office:value="-0.3187048706" calcext:value-type="float">
            <text:p>-0.31870487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43425" calcext:value-type="float">
            <text:p>-0.00443425</text:p>
          </table:table-cell>
          <table:table-cell office:value-type="float" office:value="-0.0003885098" calcext:value-type="float">
            <text:p>-0.0003885098</text:p>
          </table:table-cell>
          <table:table-cell office:value-type="float" office:value="545" calcext:value-type="float">
            <text:p>545</text:p>
          </table:table-cell>
          <table:table-cell table:formula="of:=[.D546]*100" office:value-type="float" office:value="-1.21396903" calcext:value-type="float">
            <text:p>-1.21396903</text:p>
          </table:table-cell>
          <table:table-cell table:formula="of:=[.E546]*100" office:value-type="float" office:value="-0.443425" calcext:value-type="float">
            <text:p>-0.443425</text:p>
          </table:table-cell>
        </table:table-row>
        <table:table-row table:style-name="ro1">
          <table:table-cell office:value-type="float" office:value="27.27" calcext:value-type="float">
            <text:p>27.27</text:p>
          </table:table-cell>
          <table:table-cell office:value-type="float" office:value="179.0892791748" calcext:value-type="float">
            <text:p>179.0892791748</text:p>
          </table:table-cell>
          <table:table-cell office:value-type="float" office:value="-0.3113464581" calcext:value-type="float">
            <text:p>-0.311346458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92957" calcext:value-type="float">
            <text:p>-0.00492957</text:p>
          </table:table-cell>
          <table:table-cell office:value-type="float" office:value="-0.0001843851" calcext:value-type="float">
            <text:p>-0.0001843851</text:p>
          </table:table-cell>
          <table:table-cell office:value-type="float" office:value="546" calcext:value-type="float">
            <text:p>546</text:p>
          </table:table-cell>
          <table:table-cell table:formula="of:=[.D547]*100" office:value-type="float" office:value="-1.21396903" calcext:value-type="float">
            <text:p>-1.21396903</text:p>
          </table:table-cell>
          <table:table-cell table:formula="of:=[.E547]*100" office:value-type="float" office:value="-0.492957" calcext:value-type="float">
            <text:p>-0.492957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179.1003417969" calcext:value-type="float">
            <text:p>179.1003417969</text:p>
          </table:table-cell>
          <table:table-cell office:value-type="float" office:value="-0.2865607625" calcext:value-type="float">
            <text:p>-0.28656076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42486" calcext:value-type="float">
            <text:p>-0.00542486</text:p>
          </table:table-cell>
          <table:table-cell office:value-type="float" office:value="-0.0003907914" calcext:value-type="float">
            <text:p>-0.0003907914</text:p>
          </table:table-cell>
          <table:table-cell office:value-type="float" office:value="547" calcext:value-type="float">
            <text:p>547</text:p>
          </table:table-cell>
          <table:table-cell table:formula="of:=[.D548]*100" office:value-type="float" office:value="-1.21396903" calcext:value-type="float">
            <text:p>-1.21396903</text:p>
          </table:table-cell>
          <table:table-cell table:formula="of:=[.E548]*100" office:value-type="float" office:value="-0.542486" calcext:value-type="float">
            <text:p>-0.542486</text:p>
          </table:table-cell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179.1165161133" calcext:value-type="float">
            <text:p>179.1165161133</text:p>
          </table:table-cell>
          <table:table-cell office:value-type="float" office:value="-0.1666647934" calcext:value-type="float">
            <text:p>-0.16666479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55409" calcext:value-type="float">
            <text:p>-0.00655409</text:p>
          </table:table-cell>
          <table:table-cell office:value-type="float" office:value="-0.0004657563" calcext:value-type="float">
            <text:p>-0.0004657563</text:p>
          </table:table-cell>
          <table:table-cell office:value-type="float" office:value="548" calcext:value-type="float">
            <text:p>548</text:p>
          </table:table-cell>
          <table:table-cell table:formula="of:=[.D549]*100" office:value-type="float" office:value="-1.21396903" calcext:value-type="float">
            <text:p>-1.21396903</text:p>
          </table:table-cell>
          <table:table-cell table:formula="of:=[.E549]*100" office:value-type="float" office:value="-0.655409" calcext:value-type="float">
            <text:p>-0.655409</text:p>
          </table:table-cell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179.1226959229" calcext:value-type="float">
            <text:p>179.1226959229</text:p>
          </table:table-cell>
          <table:table-cell office:value-type="float" office:value="-0.1424488914" calcext:value-type="float">
            <text:p>-0.14244889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46801" calcext:value-type="float">
            <text:p>-0.00746801</text:p>
          </table:table-cell>
          <table:table-cell office:value-type="float" office:value="-0.000490798" calcext:value-type="float">
            <text:p>-0.000490798</text:p>
          </table:table-cell>
          <table:table-cell office:value-type="float" office:value="549" calcext:value-type="float">
            <text:p>549</text:p>
          </table:table-cell>
          <table:table-cell table:formula="of:=[.D550]*100" office:value-type="float" office:value="-1.21396903" calcext:value-type="float">
            <text:p>-1.21396903</text:p>
          </table:table-cell>
          <table:table-cell table:formula="of:=[.E550]*100" office:value-type="float" office:value="-0.746801" calcext:value-type="float">
            <text:p>-0.746801</text:p>
          </table:table-cell>
        </table:table-row>
        <table:table-row table:style-name="ro1">
          <table:table-cell office:value-type="float" office:value="27.47" calcext:value-type="float">
            <text:p>27.47</text:p>
          </table:table-cell>
          <table:table-cell office:value-type="float" office:value="179.1246795654" calcext:value-type="float">
            <text:p>179.1246795654</text:p>
          </table:table-cell>
          <table:table-cell office:value-type="float" office:value="-0.1403604229" calcext:value-type="float">
            <text:p>-0.14036042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9095" calcext:value-type="float">
            <text:p>-0.00809095</text:p>
          </table:table-cell>
          <table:table-cell office:value-type="float" office:value="-0.0005448569" calcext:value-type="float">
            <text:p>-0.0005448569</text:p>
          </table:table-cell>
          <table:table-cell office:value-type="float" office:value="550" calcext:value-type="float">
            <text:p>550</text:p>
          </table:table-cell>
          <table:table-cell table:formula="of:=[.D551]*100" office:value-type="float" office:value="-1.21396903" calcext:value-type="float">
            <text:p>-1.21396903</text:p>
          </table:table-cell>
          <table:table-cell table:formula="of:=[.E551]*100" office:value-type="float" office:value="-0.809095" calcext:value-type="float">
            <text:p>-0.809095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179.122177124" calcext:value-type="float">
            <text:p>179.122177124</text:p>
          </table:table-cell>
          <table:table-cell office:value-type="float" office:value="-0.106089707" calcext:value-type="float">
            <text:p>-0.1060897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3451" calcext:value-type="float">
            <text:p>-0.00873451</text:p>
          </table:table-cell>
          <table:table-cell office:value-type="float" office:value="-0.0006330461" calcext:value-type="float">
            <text:p>-0.0006330461</text:p>
          </table:table-cell>
          <table:table-cell office:value-type="float" office:value="551" calcext:value-type="float">
            <text:p>551</text:p>
          </table:table-cell>
          <table:table-cell table:formula="of:=[.D552]*100" office:value-type="float" office:value="-1.21396903" calcext:value-type="float">
            <text:p>-1.21396903</text:p>
          </table:table-cell>
          <table:table-cell table:formula="of:=[.E552]*100" office:value-type="float" office:value="-0.873451" calcext:value-type="float">
            <text:p>-0.873451</text:p>
          </table:table-cell>
        </table:table-row>
        <table:table-row table:style-name="ro1">
          <table:table-cell office:value-type="float" office:value="27.57" calcext:value-type="float">
            <text:p>27.57</text:p>
          </table:table-cell>
          <table:table-cell office:value-type="float" office:value="179.1230010986" calcext:value-type="float">
            <text:p>179.1230010986</text:p>
          </table:table-cell>
          <table:table-cell office:value-type="float" office:value="-0.1413066207" calcext:value-type="float">
            <text:p>-0.14130662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2863" calcext:value-type="float">
            <text:p>-0.00892863</text:p>
          </table:table-cell>
          <table:table-cell office:value-type="float" office:value="-0.0005712538" calcext:value-type="float">
            <text:p>-0.0005712538</text:p>
          </table:table-cell>
          <table:table-cell office:value-type="float" office:value="552" calcext:value-type="float">
            <text:p>552</text:p>
          </table:table-cell>
          <table:table-cell table:formula="of:=[.D553]*100" office:value-type="float" office:value="-1.21396903" calcext:value-type="float">
            <text:p>-1.21396903</text:p>
          </table:table-cell>
          <table:table-cell table:formula="of:=[.E553]*100" office:value-type="float" office:value="-0.892863" calcext:value-type="float">
            <text:p>-0.892863</text:p>
          </table:table-cell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179.1116943359" calcext:value-type="float">
            <text:p>179.1116943359</text:p>
          </table:table-cell>
          <table:table-cell office:value-type="float" office:value="-0.1315149773" calcext:value-type="float">
            <text:p>-0.13151497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12325" calcext:value-type="float">
            <text:p>-0.00912325</text:p>
          </table:table-cell>
          <table:table-cell office:value-type="float" office:value="-0.0006443312" calcext:value-type="float">
            <text:p>-0.0006443312</text:p>
          </table:table-cell>
          <table:table-cell office:value-type="float" office:value="553" calcext:value-type="float">
            <text:p>553</text:p>
          </table:table-cell>
          <table:table-cell table:formula="of:=[.D554]*100" office:value-type="float" office:value="-1.21396903" calcext:value-type="float">
            <text:p>-1.21396903</text:p>
          </table:table-cell>
          <table:table-cell table:formula="of:=[.E554]*100" office:value-type="float" office:value="-0.912325" calcext:value-type="float">
            <text:p>-0.912325</text:p>
          </table:table-cell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179.1165466309" calcext:value-type="float">
            <text:p>179.1165466309</text:p>
          </table:table-cell>
          <table:table-cell office:value-type="float" office:value="-0.1792684289" calcext:value-type="float">
            <text:p>-0.17926842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3465" calcext:value-type="float">
            <text:p>-0.00893465</text:p>
          </table:table-cell>
          <table:table-cell office:value-type="float" office:value="-0.0004451065" calcext:value-type="float">
            <text:p>-0.0004451065</text:p>
          </table:table-cell>
          <table:table-cell office:value-type="float" office:value="554" calcext:value-type="float">
            <text:p>554</text:p>
          </table:table-cell>
          <table:table-cell table:formula="of:=[.D555]*100" office:value-type="float" office:value="-1.21396903" calcext:value-type="float">
            <text:p>-1.21396903</text:p>
          </table:table-cell>
          <table:table-cell table:formula="of:=[.E555]*100" office:value-type="float" office:value="-0.893465" calcext:value-type="float">
            <text:p>-0.893465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179.1186065674" calcext:value-type="float">
            <text:p>179.1186065674</text:p>
          </table:table-cell>
          <table:table-cell office:value-type="float" office:value="-0.1463699594" calcext:value-type="float">
            <text:p>-0.14636995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02825" calcext:value-type="float">
            <text:p>-0.00902825</text:p>
          </table:table-cell>
          <table:table-cell office:value-type="float" office:value="-0.00043887" calcext:value-type="float">
            <text:p>-0.00043887</text:p>
          </table:table-cell>
          <table:table-cell office:value-type="float" office:value="555" calcext:value-type="float">
            <text:p>555</text:p>
          </table:table-cell>
          <table:table-cell table:formula="of:=[.D556]*100" office:value-type="float" office:value="-1.21396903" calcext:value-type="float">
            <text:p>-1.21396903</text:p>
          </table:table-cell>
          <table:table-cell table:formula="of:=[.E556]*100" office:value-type="float" office:value="-0.902825" calcext:value-type="float">
            <text:p>-0.902825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179.1209869385" calcext:value-type="float">
            <text:p>179.1209869385</text:p>
          </table:table-cell>
          <table:table-cell office:value-type="float" office:value="-0.2604980463" calcext:value-type="float">
            <text:p>-0.26049804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2989" calcext:value-type="float">
            <text:p>-0.00832989</text:p>
          </table:table-cell>
          <table:table-cell office:value-type="float" office:value="-0.000375263" calcext:value-type="float">
            <text:p>-0.000375263</text:p>
          </table:table-cell>
          <table:table-cell office:value-type="float" office:value="556" calcext:value-type="float">
            <text:p>556</text:p>
          </table:table-cell>
          <table:table-cell table:formula="of:=[.D557]*100" office:value-type="float" office:value="-1.21396903" calcext:value-type="float">
            <text:p>-1.21396903</text:p>
          </table:table-cell>
          <table:table-cell table:formula="of:=[.E557]*100" office:value-type="float" office:value="-0.832989" calcext:value-type="float">
            <text:p>-0.832989</text:p>
          </table:table-cell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179.1368560791" calcext:value-type="float">
            <text:p>179.1368560791</text:p>
          </table:table-cell>
          <table:table-cell office:value-type="float" office:value="-0.2190338135" calcext:value-type="float">
            <text:p>-0.21903381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409" calcext:value-type="float">
            <text:p>-0.0081409</text:p>
          </table:table-cell>
          <table:table-cell office:value-type="float" office:value="-0.0003291145" calcext:value-type="float">
            <text:p>-0.0003291145</text:p>
          </table:table-cell>
          <table:table-cell office:value-type="float" office:value="557" calcext:value-type="float">
            <text:p>557</text:p>
          </table:table-cell>
          <table:table-cell table:formula="of:=[.D558]*100" office:value-type="float" office:value="-1.21396903" calcext:value-type="float">
            <text:p>-1.21396903</text:p>
          </table:table-cell>
          <table:table-cell table:formula="of:=[.E558]*100" office:value-type="float" office:value="-0.81409" calcext:value-type="float">
            <text:p>-0.81409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179.1424102783" calcext:value-type="float">
            <text:p>179.1424102783</text:p>
          </table:table-cell>
          <table:table-cell office:value-type="float" office:value="-0.2345277161" calcext:value-type="float">
            <text:p>-0.23452771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1168" calcext:value-type="float">
            <text:p>-0.00791168</text:p>
          </table:table-cell>
          <table:table-cell office:value-type="float" office:value="-0.0003043482" calcext:value-type="float">
            <text:p>-0.0003043482</text:p>
          </table:table-cell>
          <table:table-cell office:value-type="float" office:value="558" calcext:value-type="float">
            <text:p>558</text:p>
          </table:table-cell>
          <table:table-cell table:formula="of:=[.D559]*100" office:value-type="float" office:value="-1.21396903" calcext:value-type="float">
            <text:p>-1.21396903</text:p>
          </table:table-cell>
          <table:table-cell table:formula="of:=[.E559]*100" office:value-type="float" office:value="-0.791168" calcext:value-type="float">
            <text:p>-0.791168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179.1539459229" calcext:value-type="float">
            <text:p>179.1539459229</text:p>
          </table:table-cell>
          <table:table-cell office:value-type="float" office:value="-0.1311667677" calcext:value-type="float">
            <text:p>-0.13116676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44789" calcext:value-type="float">
            <text:p>-0.00844789</text:p>
          </table:table-cell>
          <table:table-cell office:value-type="float" office:value="-0.0004648755" calcext:value-type="float">
            <text:p>-0.0004648755</text:p>
          </table:table-cell>
          <table:table-cell office:value-type="float" office:value="559" calcext:value-type="float">
            <text:p>559</text:p>
          </table:table-cell>
          <table:table-cell table:formula="of:=[.D560]*100" office:value-type="float" office:value="-1.21396903" calcext:value-type="float">
            <text:p>-1.21396903</text:p>
          </table:table-cell>
          <table:table-cell table:formula="of:=[.E560]*100" office:value-type="float" office:value="-0.844789" calcext:value-type="float">
            <text:p>-0.844789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179.1560974121" calcext:value-type="float">
            <text:p>179.1560974121</text:p>
          </table:table-cell>
          <table:table-cell office:value-type="float" office:value="-0.2277937218" calcext:value-type="float">
            <text:p>-0.22779372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6115" calcext:value-type="float">
            <text:p>-0.00816115</text:p>
          </table:table-cell>
          <table:table-cell office:value-type="float" office:value="-0.0001893963" calcext:value-type="float">
            <text:p>-0.0001893963</text:p>
          </table:table-cell>
          <table:table-cell office:value-type="float" office:value="560" calcext:value-type="float">
            <text:p>560</text:p>
          </table:table-cell>
          <table:table-cell table:formula="of:=[.D561]*100" office:value-type="float" office:value="-1.21396903" calcext:value-type="float">
            <text:p>-1.21396903</text:p>
          </table:table-cell>
          <table:table-cell table:formula="of:=[.E561]*100" office:value-type="float" office:value="-0.816115" calcext:value-type="float">
            <text:p>-0.816115</text:p>
          </table:table-cell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179.1577453613" calcext:value-type="float">
            <text:p>179.1577453613</text:p>
          </table:table-cell>
          <table:table-cell office:value-type="float" office:value="-0.1942779682" calcext:value-type="float">
            <text:p>-0.19427796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9346" calcext:value-type="float">
            <text:p>-0.00819346</text:p>
          </table:table-cell>
          <table:table-cell office:value-type="float" office:value="-0.000335637" calcext:value-type="float">
            <text:p>-0.000335637</text:p>
          </table:table-cell>
          <table:table-cell office:value-type="float" office:value="561" calcext:value-type="float">
            <text:p>561</text:p>
          </table:table-cell>
          <table:table-cell table:formula="of:=[.D562]*100" office:value-type="float" office:value="-1.21396903" calcext:value-type="float">
            <text:p>-1.21396903</text:p>
          </table:table-cell>
          <table:table-cell table:formula="of:=[.E562]*100" office:value-type="float" office:value="-0.819346" calcext:value-type="float">
            <text:p>-0.819346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179.1607971191" calcext:value-type="float">
            <text:p>179.1607971191</text:p>
          </table:table-cell>
          <table:table-cell office:value-type="float" office:value="-0.2412198522" calcext:value-type="float">
            <text:p>-0.24121985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021" calcext:value-type="float">
            <text:p>-0.0079021</text:p>
          </table:table-cell>
          <table:table-cell office:value-type="float" office:value="-0.0002187197" calcext:value-type="float">
            <text:p>-0.0002187197</text:p>
          </table:table-cell>
          <table:table-cell office:value-type="float" office:value="562" calcext:value-type="float">
            <text:p>562</text:p>
          </table:table-cell>
          <table:table-cell table:formula="of:=[.D563]*100" office:value-type="float" office:value="-1.21396903" calcext:value-type="float">
            <text:p>-1.21396903</text:p>
          </table:table-cell>
          <table:table-cell table:formula="of:=[.E563]*100" office:value-type="float" office:value="-0.79021" calcext:value-type="float">
            <text:p>-0.79021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179.1521606445" calcext:value-type="float">
            <text:p>179.1521606445</text:p>
          </table:table-cell>
          <table:table-cell office:value-type="float" office:value="-0.0968986169" calcext:value-type="float">
            <text:p>-0.09689861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6993" calcext:value-type="float">
            <text:p>-0.00866993</text:p>
          </table:table-cell>
          <table:table-cell office:value-type="float" office:value="-0.0002336931" calcext:value-type="float">
            <text:p>-0.0002336931</text:p>
          </table:table-cell>
          <table:table-cell office:value-type="float" office:value="563" calcext:value-type="float">
            <text:p>563</text:p>
          </table:table-cell>
          <table:table-cell table:formula="of:=[.D564]*100" office:value-type="float" office:value="-1.21396903" calcext:value-type="float">
            <text:p>-1.21396903</text:p>
          </table:table-cell>
          <table:table-cell table:formula="of:=[.E564]*100" office:value-type="float" office:value="-0.866993" calcext:value-type="float">
            <text:p>-0.866993</text:p>
          </table:table-cell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179.1544952393" calcext:value-type="float">
            <text:p>179.1544952393</text:p>
          </table:table-cell>
          <table:table-cell office:value-type="float" office:value="-0.1397497163" calcext:value-type="float">
            <text:p>-0.13974971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9597" calcext:value-type="float">
            <text:p>-0.00889597</text:p>
          </table:table-cell>
          <table:table-cell office:value-type="float" office:value="-0.000366208" calcext:value-type="float">
            <text:p>-0.000366208</text:p>
          </table:table-cell>
          <table:table-cell office:value-type="float" office:value="564" calcext:value-type="float">
            <text:p>564</text:p>
          </table:table-cell>
          <table:table-cell table:formula="of:=[.D565]*100" office:value-type="float" office:value="-1.21396903" calcext:value-type="float">
            <text:p>-1.21396903</text:p>
          </table:table-cell>
          <table:table-cell table:formula="of:=[.E565]*100" office:value-type="float" office:value="-0.889597" calcext:value-type="float">
            <text:p>-0.889597</text:p>
          </table:table-cell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179.1526489258" calcext:value-type="float">
            <text:p>179.1526489258</text:p>
          </table:table-cell>
          <table:table-cell office:value-type="float" office:value="-0.1876607573" calcext:value-type="float">
            <text:p>-0.18766075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2725" calcext:value-type="float">
            <text:p>-0.00872725</text:p>
          </table:table-cell>
          <table:table-cell office:value-type="float" office:value="-0.0003702388" calcext:value-type="float">
            <text:p>-0.0003702388</text:p>
          </table:table-cell>
          <table:table-cell office:value-type="float" office:value="565" calcext:value-type="float">
            <text:p>565</text:p>
          </table:table-cell>
          <table:table-cell table:formula="of:=[.D566]*100" office:value-type="float" office:value="-1.21396903" calcext:value-type="float">
            <text:p>-1.21396903</text:p>
          </table:table-cell>
          <table:table-cell table:formula="of:=[.E566]*100" office:value-type="float" office:value="-0.872725" calcext:value-type="float">
            <text:p>-0.872725</text:p>
          </table:table-cell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179.1385498047" calcext:value-type="float">
            <text:p>179.1385498047</text:p>
          </table:table-cell>
          <table:table-cell office:value-type="float" office:value="-0.0574800952" calcext:value-type="float">
            <text:p>-0.057480095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48254" calcext:value-type="float">
            <text:p>-0.00948254</text:p>
          </table:table-cell>
          <table:table-cell office:value-type="float" office:value="-0.0005154344" calcext:value-type="float">
            <text:p>-0.0005154344</text:p>
          </table:table-cell>
          <table:table-cell office:value-type="float" office:value="566" calcext:value-type="float">
            <text:p>566</text:p>
          </table:table-cell>
          <table:table-cell table:formula="of:=[.D567]*100" office:value-type="float" office:value="-1.21396903" calcext:value-type="float">
            <text:p>-1.21396903</text:p>
          </table:table-cell>
          <table:table-cell table:formula="of:=[.E567]*100" office:value-type="float" office:value="-0.948254" calcext:value-type="float">
            <text:p>-0.948254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179.1422729492" calcext:value-type="float">
            <text:p>179.1422729492</text:p>
          </table:table-cell>
          <table:table-cell office:value-type="float" office:value="-0.1160088129" calcext:value-type="float">
            <text:p>-0.11600881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9573" calcext:value-type="float">
            <text:p>-0.00959573</text:p>
          </table:table-cell>
          <table:table-cell office:value-type="float" office:value="-0.0004746836" calcext:value-type="float">
            <text:p>-0.0004746836</text:p>
          </table:table-cell>
          <table:table-cell office:value-type="float" office:value="567" calcext:value-type="float">
            <text:p>567</text:p>
          </table:table-cell>
          <table:table-cell table:formula="of:=[.D568]*100" office:value-type="float" office:value="-1.21396903" calcext:value-type="float">
            <text:p>-1.21396903</text:p>
          </table:table-cell>
          <table:table-cell table:formula="of:=[.E568]*100" office:value-type="float" office:value="-0.959573" calcext:value-type="float">
            <text:p>-0.959573</text:p>
          </table:table-cell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179.1505584717" calcext:value-type="float">
            <text:p>179.1505584717</text:p>
          </table:table-cell>
          <table:table-cell office:value-type="float" office:value="-0.0369217789" calcext:value-type="float">
            <text:p>-0.03692177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19832" calcext:value-type="float">
            <text:p>-0.01019832</text:p>
          </table:table-cell>
          <table:table-cell office:value-type="float" office:value="-0.0007315058" calcext:value-type="float">
            <text:p>-0.0007315058</text:p>
          </table:table-cell>
          <table:table-cell office:value-type="float" office:value="568" calcext:value-type="float">
            <text:p>568</text:p>
          </table:table-cell>
          <table:table-cell table:formula="of:=[.D569]*100" office:value-type="float" office:value="-1.21396903" calcext:value-type="float">
            <text:p>-1.21396903</text:p>
          </table:table-cell>
          <table:table-cell table:formula="of:=[.E569]*100" office:value-type="float" office:value="-1.019832" calcext:value-type="float">
            <text:p>-1.019832</text:p>
          </table:table-cell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179.1499938965" calcext:value-type="float">
            <text:p>179.1499938965</text:p>
          </table:table-cell>
          <table:table-cell office:value-type="float" office:value="-0.1398011014" calcext:value-type="float">
            <text:p>-0.13980110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1413" calcext:value-type="float">
            <text:p>-0.00991413</text:p>
          </table:table-cell>
          <table:table-cell office:value-type="float" office:value="-0.0004092952" calcext:value-type="float">
            <text:p>-0.0004092952</text:p>
          </table:table-cell>
          <table:table-cell office:value-type="float" office:value="569" calcext:value-type="float">
            <text:p>569</text:p>
          </table:table-cell>
          <table:table-cell table:formula="of:=[.D570]*100" office:value-type="float" office:value="-1.21396903" calcext:value-type="float">
            <text:p>-1.21396903</text:p>
          </table:table-cell>
          <table:table-cell table:formula="of:=[.E570]*100" office:value-type="float" office:value="-0.991413" calcext:value-type="float">
            <text:p>-0.991413</text:p>
          </table:table-cell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179.1448822021" calcext:value-type="float">
            <text:p>179.1448822021</text:p>
          </table:table-cell>
          <table:table-cell office:value-type="float" office:value="-0.1452613496" calcext:value-type="float">
            <text:p>-0.14526134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8835" calcext:value-type="float">
            <text:p>-0.00968835</text:p>
          </table:table-cell>
          <table:table-cell office:value-type="float" office:value="-0.0004743237" calcext:value-type="float">
            <text:p>-0.0004743237</text:p>
          </table:table-cell>
          <table:table-cell office:value-type="float" office:value="570" calcext:value-type="float">
            <text:p>570</text:p>
          </table:table-cell>
          <table:table-cell table:formula="of:=[.D571]*100" office:value-type="float" office:value="-1.21396903" calcext:value-type="float">
            <text:p>-1.21396903</text:p>
          </table:table-cell>
          <table:table-cell table:formula="of:=[.E571]*100" office:value-type="float" office:value="-0.968835" calcext:value-type="float">
            <text:p>-0.968835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79.1465606689" calcext:value-type="float">
            <text:p>179.1465606689</text:p>
          </table:table-cell>
          <table:table-cell office:value-type="float" office:value="-0.240713891" calcext:value-type="float">
            <text:p>-0.24071389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0166" calcext:value-type="float">
            <text:p>-0.00890166</text:p>
          </table:table-cell>
          <table:table-cell office:value-type="float" office:value="-0.0003369781" calcext:value-type="float">
            <text:p>-0.0003369781</text:p>
          </table:table-cell>
          <table:table-cell office:value-type="float" office:value="571" calcext:value-type="float">
            <text:p>571</text:p>
          </table:table-cell>
          <table:table-cell table:formula="of:=[.D572]*100" office:value-type="float" office:value="-1.21396903" calcext:value-type="float">
            <text:p>-1.21396903</text:p>
          </table:table-cell>
          <table:table-cell table:formula="of:=[.E572]*100" office:value-type="float" office:value="-0.890166" calcext:value-type="float">
            <text:p>-0.890166</text:p>
          </table:table-cell>
        </table:table-row>
        <table:table-row table:style-name="ro1">
          <table:table-cell office:value-type="float" office:value="28.57" calcext:value-type="float">
            <text:p>28.57</text:p>
          </table:table-cell>
          <table:table-cell office:value-type="float" office:value="179.1478729248" calcext:value-type="float">
            <text:p>179.1478729248</text:p>
          </table:table-cell>
          <table:table-cell office:value-type="float" office:value="-0.2622495722" calcext:value-type="float">
            <text:p>-0.26224957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3386" calcext:value-type="float">
            <text:p>-0.00823386</text:p>
          </table:table-cell>
          <table:table-cell office:value-type="float" office:value="-0.000311275" calcext:value-type="float">
            <text:p>-0.000311275</text:p>
          </table:table-cell>
          <table:table-cell office:value-type="float" office:value="572" calcext:value-type="float">
            <text:p>572</text:p>
          </table:table-cell>
          <table:table-cell table:formula="of:=[.D573]*100" office:value-type="float" office:value="-1.21396903" calcext:value-type="float">
            <text:p>-1.21396903</text:p>
          </table:table-cell>
          <table:table-cell table:formula="of:=[.E573]*100" office:value-type="float" office:value="-0.823386" calcext:value-type="float">
            <text:p>-0.823386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79.1672210693" calcext:value-type="float">
            <text:p>179.1672210693</text:p>
          </table:table-cell>
          <table:table-cell office:value-type="float" office:value="-0.3556053251" calcext:value-type="float">
            <text:p>-0.35560532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16658" calcext:value-type="float">
            <text:p>-0.00716658</text:p>
          </table:table-cell>
          <table:table-cell office:value-type="float" office:value="-0.0002189813" calcext:value-type="float">
            <text:p>-0.0002189813</text:p>
          </table:table-cell>
          <table:table-cell office:value-type="float" office:value="573" calcext:value-type="float">
            <text:p>573</text:p>
          </table:table-cell>
          <table:table-cell table:formula="of:=[.D574]*100" office:value-type="float" office:value="-1.21396903" calcext:value-type="float">
            <text:p>-1.21396903</text:p>
          </table:table-cell>
          <table:table-cell table:formula="of:=[.E574]*100" office:value-type="float" office:value="-0.716658" calcext:value-type="float">
            <text:p>-0.716658</text:p>
          </table:table-cell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179.158493042" calcext:value-type="float">
            <text:p>179.158493042</text:p>
          </table:table-cell>
          <table:table-cell office:value-type="float" office:value="-0.2711818415" calcext:value-type="float">
            <text:p>-0.27118184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01809" calcext:value-type="float">
            <text:p>-0.00701809</text:p>
          </table:table-cell>
          <table:table-cell office:value-type="float" office:value="-0.0003694096" calcext:value-type="float">
            <text:p>-0.0003694096</text:p>
          </table:table-cell>
          <table:table-cell office:value-type="float" office:value="574" calcext:value-type="float">
            <text:p>574</text:p>
          </table:table-cell>
          <table:table-cell table:formula="of:=[.D575]*100" office:value-type="float" office:value="-1.21396903" calcext:value-type="float">
            <text:p>-1.21396903</text:p>
          </table:table-cell>
          <table:table-cell table:formula="of:=[.E575]*100" office:value-type="float" office:value="-0.701809" calcext:value-type="float">
            <text:p>-0.701809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179.1445159912" calcext:value-type="float">
            <text:p>179.1445159912</text:p>
          </table:table-cell>
          <table:table-cell office:value-type="float" office:value="-0.3230933149" calcext:value-type="float">
            <text:p>-0.32309331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57311" calcext:value-type="float">
            <text:p>-0.00657311</text:p>
          </table:table-cell>
          <table:table-cell office:value-type="float" office:value="-0.0002442612" calcext:value-type="float">
            <text:p>-0.0002442612</text:p>
          </table:table-cell>
          <table:table-cell office:value-type="float" office:value="575" calcext:value-type="float">
            <text:p>575</text:p>
          </table:table-cell>
          <table:table-cell table:formula="of:=[.D576]*100" office:value-type="float" office:value="-1.21396903" calcext:value-type="float">
            <text:p>-1.21396903</text:p>
          </table:table-cell>
          <table:table-cell table:formula="of:=[.E576]*100" office:value-type="float" office:value="-0.657311" calcext:value-type="float">
            <text:p>-0.657311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179.1509399414" calcext:value-type="float">
            <text:p>179.1509399414</text:p>
          </table:table-cell>
          <table:table-cell office:value-type="float" office:value="-0.4190693607" calcext:value-type="float">
            <text:p>-0.41906936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63686" calcext:value-type="float">
            <text:p>-0.00563686</text:p>
          </table:table-cell>
          <table:table-cell office:value-type="float" office:value="0.0000063647" calcext:value-type="float">
            <text:p>6.3647E-06</text:p>
          </table:table-cell>
          <table:table-cell office:value-type="float" office:value="576" calcext:value-type="float">
            <text:p>576</text:p>
          </table:table-cell>
          <table:table-cell table:formula="of:=[.D577]*100" office:value-type="float" office:value="-1.21396903" calcext:value-type="float">
            <text:p>-1.21396903</text:p>
          </table:table-cell>
          <table:table-cell table:formula="of:=[.E577]*100" office:value-type="float" office:value="-0.563686" calcext:value-type="float">
            <text:p>-0.563686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179.1553039551" calcext:value-type="float">
            <text:p>179.1553039551</text:p>
          </table:table-cell>
          <table:table-cell office:value-type="float" office:value="-0.2949229558" calcext:value-type="float">
            <text:p>-0.29492295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84045" calcext:value-type="float">
            <text:p>-0.00584045</text:p>
          </table:table-cell>
          <table:table-cell office:value-type="float" office:value="-0.0003831532" calcext:value-type="float">
            <text:p>-0.0003831532</text:p>
          </table:table-cell>
          <table:table-cell office:value-type="float" office:value="577" calcext:value-type="float">
            <text:p>577</text:p>
          </table:table-cell>
          <table:table-cell table:formula="of:=[.D578]*100" office:value-type="float" office:value="-1.21396903" calcext:value-type="float">
            <text:p>-1.21396903</text:p>
          </table:table-cell>
          <table:table-cell table:formula="of:=[.E578]*100" office:value-type="float" office:value="-0.584045" calcext:value-type="float">
            <text:p>-0.584045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179.1564788818" calcext:value-type="float">
            <text:p>179.1564788818</text:p>
          </table:table-cell>
          <table:table-cell office:value-type="float" office:value="-0.3212430111" calcext:value-type="float">
            <text:p>-0.32124301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80068" calcext:value-type="float">
            <text:p>-0.00580068</text:p>
          </table:table-cell>
          <table:table-cell office:value-type="float" office:value="-0.00026781" calcext:value-type="float">
            <text:p>-0.00026781</text:p>
          </table:table-cell>
          <table:table-cell office:value-type="float" office:value="578" calcext:value-type="float">
            <text:p>578</text:p>
          </table:table-cell>
          <table:table-cell table:formula="of:=[.D579]*100" office:value-type="float" office:value="-1.21396903" calcext:value-type="float">
            <text:p>-1.21396903</text:p>
          </table:table-cell>
          <table:table-cell table:formula="of:=[.E579]*100" office:value-type="float" office:value="-0.580068" calcext:value-type="float">
            <text:p>-0.580068</text:p>
          </table:table-cell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179.1392822266" calcext:value-type="float">
            <text:p>179.1392822266</text:p>
          </table:table-cell>
          <table:table-cell office:value-type="float" office:value="-0.3271335731" calcext:value-type="float">
            <text:p>-0.32713357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73492" calcext:value-type="float">
            <text:p>-0.00573492</text:p>
          </table:table-cell>
          <table:table-cell office:value-type="float" office:value="-0.0004131925" calcext:value-type="float">
            <text:p>-0.0004131925</text:p>
          </table:table-cell>
          <table:table-cell office:value-type="float" office:value="579" calcext:value-type="float">
            <text:p>579</text:p>
          </table:table-cell>
          <table:table-cell table:formula="of:=[.D580]*100" office:value-type="float" office:value="-1.21396903" calcext:value-type="float">
            <text:p>-1.21396903</text:p>
          </table:table-cell>
          <table:table-cell table:formula="of:=[.E580]*100" office:value-type="float" office:value="-0.573492" calcext:value-type="float">
            <text:p>-0.573492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179.1332855225" calcext:value-type="float">
            <text:p>179.1332855225</text:p>
          </table:table-cell>
          <table:table-cell office:value-type="float" office:value="-0.152924723" calcext:value-type="float">
            <text:p>-0.1529247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85229" calcext:value-type="float">
            <text:p>-0.00685229</text:p>
          </table:table-cell>
          <table:table-cell office:value-type="float" office:value="-0.0006001925" calcext:value-type="float">
            <text:p>-0.0006001925</text:p>
          </table:table-cell>
          <table:table-cell office:value-type="float" office:value="580" calcext:value-type="float">
            <text:p>580</text:p>
          </table:table-cell>
          <table:table-cell table:formula="of:=[.D581]*100" office:value-type="float" office:value="-1.21396903" calcext:value-type="float">
            <text:p>-1.21396903</text:p>
          </table:table-cell>
          <table:table-cell table:formula="of:=[.E581]*100" office:value-type="float" office:value="-0.685229" calcext:value-type="float">
            <text:p>-0.685229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179.1360626221" calcext:value-type="float">
            <text:p>179.1360626221</text:p>
          </table:table-cell>
          <table:table-cell office:value-type="float" office:value="-0.2051075994" calcext:value-type="float">
            <text:p>-0.20510759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24907" calcext:value-type="float">
            <text:p>-0.00724907</text:p>
          </table:table-cell>
          <table:table-cell office:value-type="float" office:value="-0.0004764706" calcext:value-type="float">
            <text:p>-0.0004764706</text:p>
          </table:table-cell>
          <table:table-cell office:value-type="float" office:value="581" calcext:value-type="float">
            <text:p>581</text:p>
          </table:table-cell>
          <table:table-cell table:formula="of:=[.D582]*100" office:value-type="float" office:value="-1.21396903" calcext:value-type="float">
            <text:p>-1.21396903</text:p>
          </table:table-cell>
          <table:table-cell table:formula="of:=[.E582]*100" office:value-type="float" office:value="-0.724907" calcext:value-type="float">
            <text:p>-0.724907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179.152633667" calcext:value-type="float">
            <text:p>179.152633667</text:p>
          </table:table-cell>
          <table:table-cell office:value-type="float" office:value="-0.1009801363" calcext:value-type="float">
            <text:p>-0.10098013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0755" calcext:value-type="float">
            <text:p>-0.00820755</text:p>
          </table:table-cell>
          <table:table-cell office:value-type="float" office:value="-0.0005850351" calcext:value-type="float">
            <text:p>-0.0005850351</text:p>
          </table:table-cell>
          <table:table-cell office:value-type="float" office:value="582" calcext:value-type="float">
            <text:p>582</text:p>
          </table:table-cell>
          <table:table-cell table:formula="of:=[.D583]*100" office:value-type="float" office:value="-1.21396903" calcext:value-type="float">
            <text:p>-1.21396903</text:p>
          </table:table-cell>
          <table:table-cell table:formula="of:=[.E583]*100" office:value-type="float" office:value="-0.820755" calcext:value-type="float">
            <text:p>-0.820755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179.1535644531" calcext:value-type="float">
            <text:p>179.1535644531</text:p>
          </table:table-cell>
          <table:table-cell office:value-type="float" office:value="-0.1002451778" calcext:value-type="float">
            <text:p>-0.10024517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5116" calcext:value-type="float">
            <text:p>-0.00885116</text:p>
          </table:table-cell>
          <table:table-cell office:value-type="float" office:value="-0.0004789927" calcext:value-type="float">
            <text:p>-0.0004789927</text:p>
          </table:table-cell>
          <table:table-cell office:value-type="float" office:value="583" calcext:value-type="float">
            <text:p>583</text:p>
          </table:table-cell>
          <table:table-cell table:formula="of:=[.D584]*100" office:value-type="float" office:value="-1.21396903" calcext:value-type="float">
            <text:p>-1.21396903</text:p>
          </table:table-cell>
          <table:table-cell table:formula="of:=[.E584]*100" office:value-type="float" office:value="-0.885116" calcext:value-type="float">
            <text:p>-0.885116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179.1518096924" calcext:value-type="float">
            <text:p>179.1518096924</text:p>
          </table:table-cell>
          <table:table-cell office:value-type="float" office:value="-0.0502454783" calcext:value-type="float">
            <text:p>-0.05024547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1334" calcext:value-type="float">
            <text:p>-0.00961334</text:p>
          </table:table-cell>
          <table:table-cell office:value-type="float" office:value="-0.0006614276" calcext:value-type="float">
            <text:p>-0.0006614276</text:p>
          </table:table-cell>
          <table:table-cell office:value-type="float" office:value="584" calcext:value-type="float">
            <text:p>584</text:p>
          </table:table-cell>
          <table:table-cell table:formula="of:=[.D585]*100" office:value-type="float" office:value="-1.21396903" calcext:value-type="float">
            <text:p>-1.21396903</text:p>
          </table:table-cell>
          <table:table-cell table:formula="of:=[.E585]*100" office:value-type="float" office:value="-0.961334" calcext:value-type="float">
            <text:p>-0.961334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179.1435699463" calcext:value-type="float">
            <text:p>179.1435699463</text:p>
          </table:table-cell>
          <table:table-cell office:value-type="float" office:value="-0.0246102401" calcext:value-type="float">
            <text:p>-0.02461024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29212" calcext:value-type="float">
            <text:p>-0.01029212</text:p>
          </table:table-cell>
          <table:table-cell office:value-type="float" office:value="-0.000642238" calcext:value-type="float">
            <text:p>-0.000642238</text:p>
          </table:table-cell>
          <table:table-cell office:value-type="float" office:value="585" calcext:value-type="float">
            <text:p>585</text:p>
          </table:table-cell>
          <table:table-cell table:formula="of:=[.D586]*100" office:value-type="float" office:value="-1.21396903" calcext:value-type="float">
            <text:p>-1.21396903</text:p>
          </table:table-cell>
          <table:table-cell table:formula="of:=[.E586]*100" office:value-type="float" office:value="-1.029212" calcext:value-type="float">
            <text:p>-1.029212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179.14112854" calcext:value-type="float">
            <text:p>179.14112854</text:p>
          </table:table-cell>
          <table:table-cell office:value-type="float" office:value="0.0066905969" calcext:value-type="float">
            <text:p>0.00669059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95308" calcext:value-type="float">
            <text:p>-0.01095308</text:p>
          </table:table-cell>
          <table:table-cell office:value-type="float" office:value="-0.0007814994" calcext:value-type="float">
            <text:p>-0.0007814994</text:p>
          </table:table-cell>
          <table:table-cell office:value-type="float" office:value="586" calcext:value-type="float">
            <text:p>586</text:p>
          </table:table-cell>
          <table:table-cell table:formula="of:=[.D587]*100" office:value-type="float" office:value="-1.21396903" calcext:value-type="float">
            <text:p>-1.21396903</text:p>
          </table:table-cell>
          <table:table-cell table:formula="of:=[.E587]*100" office:value-type="float" office:value="-1.095308" calcext:value-type="float">
            <text:p>-1.095308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179.1423797607" calcext:value-type="float">
            <text:p>179.1423797607</text:p>
          </table:table-cell>
          <table:table-cell office:value-type="float" office:value="-0.1391002949" calcext:value-type="float">
            <text:p>-0.13910029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42177" calcext:value-type="float">
            <text:p>-0.01042177</text:p>
          </table:table-cell>
          <table:table-cell office:value-type="float" office:value="-0.0002831337" calcext:value-type="float">
            <text:p>-0.0002831337</text:p>
          </table:table-cell>
          <table:table-cell office:value-type="float" office:value="587" calcext:value-type="float">
            <text:p>587</text:p>
          </table:table-cell>
          <table:table-cell table:formula="of:=[.D588]*100" office:value-type="float" office:value="-1.21396903" calcext:value-type="float">
            <text:p>-1.21396903</text:p>
          </table:table-cell>
          <table:table-cell table:formula="of:=[.E588]*100" office:value-type="float" office:value="-1.042177" calcext:value-type="float">
            <text:p>-1.042177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179.1477050781" calcext:value-type="float">
            <text:p>179.1477050781</text:p>
          </table:table-cell>
          <table:table-cell office:value-type="float" office:value="-0.2116941343" calcext:value-type="float">
            <text:p>-0.211694134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8383" calcext:value-type="float">
            <text:p>-0.00958383</text:p>
          </table:table-cell>
          <table:table-cell office:value-type="float" office:value="-0.000407226" calcext:value-type="float">
            <text:p>-0.000407226</text:p>
          </table:table-cell>
          <table:table-cell office:value-type="float" office:value="588" calcext:value-type="float">
            <text:p>588</text:p>
          </table:table-cell>
          <table:table-cell table:formula="of:=[.D589]*100" office:value-type="float" office:value="-1.21396903" calcext:value-type="float">
            <text:p>-1.21396903</text:p>
          </table:table-cell>
          <table:table-cell table:formula="of:=[.E589]*100" office:value-type="float" office:value="-0.958383" calcext:value-type="float">
            <text:p>-0.958383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179.1468811035" calcext:value-type="float">
            <text:p>179.1468811035</text:p>
          </table:table-cell>
          <table:table-cell office:value-type="float" office:value="-0.0416521047" calcext:value-type="float">
            <text:p>-0.04165210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15886" calcext:value-type="float">
            <text:p>-0.01015886</text:p>
          </table:table-cell>
          <table:table-cell office:value-type="float" office:value="-0.0006281795" calcext:value-type="float">
            <text:p>-0.0006281795</text:p>
          </table:table-cell>
          <table:table-cell office:value-type="float" office:value="589" calcext:value-type="float">
            <text:p>589</text:p>
          </table:table-cell>
          <table:table-cell table:formula="of:=[.D590]*100" office:value-type="float" office:value="-1.21396903" calcext:value-type="float">
            <text:p>-1.21396903</text:p>
          </table:table-cell>
          <table:table-cell table:formula="of:=[.E590]*100" office:value-type="float" office:value="-1.015886" calcext:value-type="float">
            <text:p>-1.015886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179.1357574463" calcext:value-type="float">
            <text:p>179.1357574463</text:p>
          </table:table-cell>
          <table:table-cell office:value-type="float" office:value="-0.2031787258" calcext:value-type="float">
            <text:p>-0.20317872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46539" calcext:value-type="float">
            <text:p>-0.00946539</text:p>
          </table:table-cell>
          <table:table-cell office:value-type="float" office:value="-0.000210145" calcext:value-type="float">
            <text:p>-0.000210145</text:p>
          </table:table-cell>
          <table:table-cell office:value-type="float" office:value="590" calcext:value-type="float">
            <text:p>590</text:p>
          </table:table-cell>
          <table:table-cell table:formula="of:=[.D591]*100" office:value-type="float" office:value="-1.21396903" calcext:value-type="float">
            <text:p>-1.21396903</text:p>
          </table:table-cell>
          <table:table-cell table:formula="of:=[.E591]*100" office:value-type="float" office:value="-0.946539" calcext:value-type="float">
            <text:p>-0.946539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179.1293487549" calcext:value-type="float">
            <text:p>179.1293487549</text:p>
          </table:table-cell>
          <table:table-cell office:value-type="float" office:value="-0.1083371051" calcext:value-type="float">
            <text:p>-0.10833710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3544" calcext:value-type="float">
            <text:p>-0.00963544</text:p>
          </table:table-cell>
          <table:table-cell office:value-type="float" office:value="-0.0004081582" calcext:value-type="float">
            <text:p>-0.0004081582</text:p>
          </table:table-cell>
          <table:table-cell office:value-type="float" office:value="591" calcext:value-type="float">
            <text:p>591</text:p>
          </table:table-cell>
          <table:table-cell table:formula="of:=[.D592]*100" office:value-type="float" office:value="-1.21396903" calcext:value-type="float">
            <text:p>-1.21396903</text:p>
          </table:table-cell>
          <table:table-cell table:formula="of:=[.E592]*100" office:value-type="float" office:value="-0.963544" calcext:value-type="float">
            <text:p>-0.963544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179.1310882568" calcext:value-type="float">
            <text:p>179.1310882568</text:p>
          </table:table-cell>
          <table:table-cell office:value-type="float" office:value="-0.0526570241" calcext:value-type="float">
            <text:p>-0.05265702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11989" calcext:value-type="float">
            <text:p>-0.01011989</text:p>
          </table:table-cell>
          <table:table-cell office:value-type="float" office:value="-0.0005138648" calcext:value-type="float">
            <text:p>-0.0005138648</text:p>
          </table:table-cell>
          <table:table-cell office:value-type="float" office:value="592" calcext:value-type="float">
            <text:p>592</text:p>
          </table:table-cell>
          <table:table-cell table:formula="of:=[.D593]*100" office:value-type="float" office:value="-1.21396903" calcext:value-type="float">
            <text:p>-1.21396903</text:p>
          </table:table-cell>
          <table:table-cell table:formula="of:=[.E593]*100" office:value-type="float" office:value="-1.011989" calcext:value-type="float">
            <text:p>-1.011989</text:p>
          </table:table-cell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179.1184844971" calcext:value-type="float">
            <text:p>179.1184844971</text:p>
          </table:table-cell>
          <table:table-cell office:value-type="float" office:value="0.0419260611" calcext:value-type="float">
            <text:p>0.04192606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07318" calcext:value-type="float">
            <text:p>-0.01107318</text:p>
          </table:table-cell>
          <table:table-cell office:value-type="float" office:value="-0.0006188977" calcext:value-type="float">
            <text:p>-0.0006188977</text:p>
          </table:table-cell>
          <table:table-cell office:value-type="float" office:value="593" calcext:value-type="float">
            <text:p>593</text:p>
          </table:table-cell>
          <table:table-cell table:formula="of:=[.D594]*100" office:value-type="float" office:value="-1.21396903" calcext:value-type="float">
            <text:p>-1.21396903</text:p>
          </table:table-cell>
          <table:table-cell table:formula="of:=[.E594]*100" office:value-type="float" office:value="-1.107318" calcext:value-type="float">
            <text:p>-1.107318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179.114730835" calcext:value-type="float">
            <text:p>179.114730835</text:p>
          </table:table-cell>
          <table:table-cell office:value-type="float" office:value="-0.0680725068" calcext:value-type="float">
            <text:p>-0.06807250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97524" calcext:value-type="float">
            <text:p>-0.01097524</text:p>
          </table:table-cell>
          <table:table-cell office:value-type="float" office:value="-0.0003713485" calcext:value-type="float">
            <text:p>-0.0003713485</text:p>
          </table:table-cell>
          <table:table-cell office:value-type="float" office:value="594" calcext:value-type="float">
            <text:p>594</text:p>
          </table:table-cell>
          <table:table-cell table:formula="of:=[.D595]*100" office:value-type="float" office:value="-1.21396903" calcext:value-type="float">
            <text:p>-1.21396903</text:p>
          </table:table-cell>
          <table:table-cell table:formula="of:=[.E595]*100" office:value-type="float" office:value="-1.097524" calcext:value-type="float">
            <text:p>-1.097524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179.1106567383" calcext:value-type="float">
            <text:p>179.1106567383</text:p>
          </table:table-cell>
          <table:table-cell office:value-type="float" office:value="-0.0335208366" calcext:value-type="float">
            <text:p>-0.033520836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14028" calcext:value-type="float">
            <text:p>-0.01114028</text:p>
          </table:table-cell>
          <table:table-cell office:value-type="float" office:value="-0.0003528413" calcext:value-type="float">
            <text:p>-0.0003528413</text:p>
          </table:table-cell>
          <table:table-cell office:value-type="float" office:value="595" calcext:value-type="float">
            <text:p>595</text:p>
          </table:table-cell>
          <table:table-cell table:formula="of:=[.D596]*100" office:value-type="float" office:value="-1.21396903" calcext:value-type="float">
            <text:p>-1.21396903</text:p>
          </table:table-cell>
          <table:table-cell table:formula="of:=[.E596]*100" office:value-type="float" office:value="-1.114028" calcext:value-type="float">
            <text:p>-1.114028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179.1091003418" calcext:value-type="float">
            <text:p>179.1091003418</text:p>
          </table:table-cell>
          <table:table-cell office:value-type="float" office:value="0.1085167282" calcext:value-type="float">
            <text:p>0.10851672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19702" calcext:value-type="float">
            <text:p>-0.01219702</text:p>
          </table:table-cell>
          <table:table-cell office:value-type="float" office:value="-0.0004587066" calcext:value-type="float">
            <text:p>-0.0004587066</text:p>
          </table:table-cell>
          <table:table-cell office:value-type="float" office:value="596" calcext:value-type="float">
            <text:p>596</text:p>
          </table:table-cell>
          <table:table-cell table:formula="of:=[.D597]*100" office:value-type="float" office:value="-1.21396903" calcext:value-type="float">
            <text:p>-1.21396903</text:p>
          </table:table-cell>
          <table:table-cell table:formula="of:=[.E597]*100" office:value-type="float" office:value="-1.219702" calcext:value-type="float">
            <text:p>-1.219702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179.107635498" calcext:value-type="float">
            <text:p>179.107635498</text:p>
          </table:table-cell>
          <table:table-cell office:value-type="float" office:value="0.0144465342" calcext:value-type="float">
            <text:p>0.01444653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27419" calcext:value-type="float">
            <text:p>-0.01227419</text:p>
          </table:table-cell>
          <table:table-cell office:value-type="float" office:value="-0.0004777514" calcext:value-type="float">
            <text:p>-0.0004777514</text:p>
          </table:table-cell>
          <table:table-cell office:value-type="float" office:value="597" calcext:value-type="float">
            <text:p>597</text:p>
          </table:table-cell>
          <table:table-cell table:formula="of:=[.D598]*100" office:value-type="float" office:value="-1.21396903" calcext:value-type="float">
            <text:p>-1.21396903</text:p>
          </table:table-cell>
          <table:table-cell table:formula="of:=[.E598]*100" office:value-type="float" office:value="-1.227419" calcext:value-type="float">
            <text:p>-1.227419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179.1015472412" calcext:value-type="float">
            <text:p>179.1015472412</text:p>
          </table:table-cell>
          <table:table-cell office:value-type="float" office:value="0.0700824342" calcext:value-type="float">
            <text:p>0.07008243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69646" calcext:value-type="float">
            <text:p>-0.01269646</text:p>
          </table:table-cell>
          <table:table-cell office:value-type="float" office:value="-0.0004955909" calcext:value-type="float">
            <text:p>-0.0004955909</text:p>
          </table:table-cell>
          <table:table-cell office:value-type="float" office:value="598" calcext:value-type="float">
            <text:p>598</text:p>
          </table:table-cell>
          <table:table-cell table:formula="of:=[.D599]*100" office:value-type="float" office:value="-1.21396903" calcext:value-type="float">
            <text:p>-1.21396903</text:p>
          </table:table-cell>
          <table:table-cell table:formula="of:=[.E599]*100" office:value-type="float" office:value="-1.269646" calcext:value-type="float">
            <text:p>-1.269646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179.1067657471" calcext:value-type="float">
            <text:p>179.1067657471</text:p>
          </table:table-cell>
          <table:table-cell office:value-type="float" office:value="0.0428865365" calcext:value-type="float">
            <text:p>0.04288653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79658" calcext:value-type="float">
            <text:p>-0.01279658</text:p>
          </table:table-cell>
          <table:table-cell office:value-type="float" office:value="-0.0005218706" calcext:value-type="float">
            <text:p>-0.0005218706</text:p>
          </table:table-cell>
          <table:table-cell office:value-type="float" office:value="599" calcext:value-type="float">
            <text:p>599</text:p>
          </table:table-cell>
          <table:table-cell table:formula="of:=[.D600]*100" office:value-type="float" office:value="-1.21396903" calcext:value-type="float">
            <text:p>-1.21396903</text:p>
          </table:table-cell>
          <table:table-cell table:formula="of:=[.E600]*100" office:value-type="float" office:value="-1.279658" calcext:value-type="float">
            <text:p>-1.279658</text:p>
          </table:table-cell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179.109161377" calcext:value-type="float">
            <text:p>179.109161377</text:p>
          </table:table-cell>
          <table:table-cell office:value-type="float" office:value="-0.0179131555" calcext:value-type="float">
            <text:p>-0.01791315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45803" calcext:value-type="float">
            <text:p>-0.01245803</text:p>
          </table:table-cell>
          <table:table-cell office:value-type="float" office:value="-0.0005256519" calcext:value-type="float">
            <text:p>-0.0005256519</text:p>
          </table:table-cell>
          <table:table-cell office:value-type="float" office:value="600" calcext:value-type="float">
            <text:p>600</text:p>
          </table:table-cell>
          <table:table-cell table:formula="of:=[.D601]*100" office:value-type="float" office:value="-1.21396903" calcext:value-type="float">
            <text:p>-1.21396903</text:p>
          </table:table-cell>
          <table:table-cell table:formula="of:=[.E601]*100" office:value-type="float" office:value="-1.245803" calcext:value-type="float">
            <text:p>-1.245803</text:p>
          </table:table-cell>
        </table:table-row>
        <table:table-row table:style-name="ro1">
          <table:table-cell office:value-type="float" office:value="30.03" calcext:value-type="float">
            <text:p>30.03</text:p>
          </table:table-cell>
          <table:table-cell office:value-type="float" office:value="179.1018371582" calcext:value-type="float">
            <text:p>179.1018371582</text:p>
          </table:table-cell>
          <table:table-cell office:value-type="float" office:value="-0.0026468472" calcext:value-type="float">
            <text:p>-0.00264684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33419" calcext:value-type="float">
            <text:p>-0.01233419</text:p>
          </table:table-cell>
          <table:table-cell office:value-type="float" office:value="-0.0004803022" calcext:value-type="float">
            <text:p>-0.0004803022</text:p>
          </table:table-cell>
          <table:table-cell office:value-type="float" office:value="601" calcext:value-type="float">
            <text:p>601</text:p>
          </table:table-cell>
          <table:table-cell table:formula="of:=[.D602]*100" office:value-type="float" office:value="-1.21396903" calcext:value-type="float">
            <text:p>-1.21396903</text:p>
          </table:table-cell>
          <table:table-cell table:formula="of:=[.E602]*100" office:value-type="float" office:value="-1.233419" calcext:value-type="float">
            <text:p>-1.233419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179.1025695801" calcext:value-type="float">
            <text:p>179.1025695801</text:p>
          </table:table-cell>
          <table:table-cell office:value-type="float" office:value="0.0252648255" calcext:value-type="float">
            <text:p>0.02526482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4377" calcext:value-type="float">
            <text:p>-0.0124377</text:p>
          </table:table-cell>
          <table:table-cell office:value-type="float" office:value="-0.0006672292" calcext:value-type="float">
            <text:p>-0.0006672292</text:p>
          </table:table-cell>
          <table:table-cell office:value-type="float" office:value="602" calcext:value-type="float">
            <text:p>602</text:p>
          </table:table-cell>
          <table:table-cell table:formula="of:=[.D603]*100" office:value-type="float" office:value="-1.21396903" calcext:value-type="float">
            <text:p>-1.21396903</text:p>
          </table:table-cell>
          <table:table-cell table:formula="of:=[.E603]*100" office:value-type="float" office:value="-1.24377" calcext:value-type="float">
            <text:p>-1.24377</text:p>
          </table:table-cell>
        </table:table-row>
        <table:table-row table:style-name="ro1">
          <table:table-cell office:value-type="float" office:value="30.13" calcext:value-type="float">
            <text:p>30.13</text:p>
          </table:table-cell>
          <table:table-cell office:value-type="float" office:value="179.0999603271" calcext:value-type="float">
            <text:p>179.0999603271</text:p>
          </table:table-cell>
          <table:table-cell office:value-type="float" office:value="0.0309798864" calcext:value-type="float">
            <text:p>0.03097988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54478" calcext:value-type="float">
            <text:p>-0.01254478</text:p>
          </table:table-cell>
          <table:table-cell office:value-type="float" office:value="-0.0005573148" calcext:value-type="float">
            <text:p>-0.0005573148</text:p>
          </table:table-cell>
          <table:table-cell office:value-type="float" office:value="603" calcext:value-type="float">
            <text:p>603</text:p>
          </table:table-cell>
          <table:table-cell table:formula="of:=[.D604]*100" office:value-type="float" office:value="-1.21396903" calcext:value-type="float">
            <text:p>-1.21396903</text:p>
          </table:table-cell>
          <table:table-cell table:formula="of:=[.E604]*100" office:value-type="float" office:value="-1.254478" calcext:value-type="float">
            <text:p>-1.254478</text:p>
          </table:table-cell>
        </table:table-row>
        <table:table-row table:style-name="ro1">
          <table:table-cell office:value-type="float" office:value="30.18" calcext:value-type="float">
            <text:p>30.18</text:p>
          </table:table-cell>
          <table:table-cell office:value-type="float" office:value="179.0924377441" calcext:value-type="float">
            <text:p>179.0924377441</text:p>
          </table:table-cell>
          <table:table-cell office:value-type="float" office:value="-0.1146082054" calcext:value-type="float">
            <text:p>-0.11460820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64571" calcext:value-type="float">
            <text:p>-0.01164571</text:p>
          </table:table-cell>
          <table:table-cell office:value-type="float" office:value="-0.0003405189" calcext:value-type="float">
            <text:p>-0.0003405189</text:p>
          </table:table-cell>
          <table:table-cell office:value-type="float" office:value="604" calcext:value-type="float">
            <text:p>604</text:p>
          </table:table-cell>
          <table:table-cell table:formula="of:=[.D605]*100" office:value-type="float" office:value="-1.21396903" calcext:value-type="float">
            <text:p>-1.21396903</text:p>
          </table:table-cell>
          <table:table-cell table:formula="of:=[.E605]*100" office:value-type="float" office:value="-1.164571" calcext:value-type="float">
            <text:p>-1.164571</text:p>
          </table:table-cell>
        </table:table-row>
        <table:table-row table:style-name="ro1">
          <table:table-cell office:value-type="float" office:value="30.23" calcext:value-type="float">
            <text:p>30.23</text:p>
          </table:table-cell>
          <table:table-cell office:value-type="float" office:value="179.1066741943" calcext:value-type="float">
            <text:p>179.1066741943</text:p>
          </table:table-cell>
          <table:table-cell office:value-type="float" office:value="-0.1978231669" calcext:value-type="float">
            <text:p>-0.19782316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49191" calcext:value-type="float">
            <text:p>-0.01049191</text:p>
          </table:table-cell>
          <table:table-cell office:value-type="float" office:value="-0.0002069662" calcext:value-type="float">
            <text:p>-0.0002069662</text:p>
          </table:table-cell>
          <table:table-cell office:value-type="float" office:value="605" calcext:value-type="float">
            <text:p>605</text:p>
          </table:table-cell>
          <table:table-cell table:formula="of:=[.D606]*100" office:value-type="float" office:value="-1.21396903" calcext:value-type="float">
            <text:p>-1.21396903</text:p>
          </table:table-cell>
          <table:table-cell table:formula="of:=[.E606]*100" office:value-type="float" office:value="-1.049191" calcext:value-type="float">
            <text:p>-1.049191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179.0992279053" calcext:value-type="float">
            <text:p>179.0992279053</text:p>
          </table:table-cell>
          <table:table-cell office:value-type="float" office:value="-0.2178062706" calcext:value-type="float">
            <text:p>-0.21780627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8983" calcext:value-type="float">
            <text:p>-0.00958983</text:p>
          </table:table-cell>
          <table:table-cell office:value-type="float" office:value="-0.0004264168" calcext:value-type="float">
            <text:p>-0.0004264168</text:p>
          </table:table-cell>
          <table:table-cell office:value-type="float" office:value="606" calcext:value-type="float">
            <text:p>606</text:p>
          </table:table-cell>
          <table:table-cell table:formula="of:=[.D607]*100" office:value-type="float" office:value="-1.21396903" calcext:value-type="float">
            <text:p>-1.21396903</text:p>
          </table:table-cell>
          <table:table-cell table:formula="of:=[.E607]*100" office:value-type="float" office:value="-0.958983" calcext:value-type="float">
            <text:p>-0.958983</text:p>
          </table:table-cell>
        </table:table-row>
        <table:table-row table:style-name="ro1">
          <table:table-cell office:value-type="float" office:value="30.33" calcext:value-type="float">
            <text:p>30.33</text:p>
          </table:table-cell>
          <table:table-cell office:value-type="float" office:value="179.0935821533" calcext:value-type="float">
            <text:p>179.0935821533</text:p>
          </table:table-cell>
          <table:table-cell office:value-type="float" office:value="-0.072489554" calcext:value-type="float">
            <text:p>-0.0724895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5731" calcext:value-type="float">
            <text:p>-0.00995731</text:p>
          </table:table-cell>
          <table:table-cell office:value-type="float" office:value="-0.0004171212" calcext:value-type="float">
            <text:p>-0.0004171212</text:p>
          </table:table-cell>
          <table:table-cell office:value-type="float" office:value="607" calcext:value-type="float">
            <text:p>607</text:p>
          </table:table-cell>
          <table:table-cell table:formula="of:=[.D608]*100" office:value-type="float" office:value="-1.21396903" calcext:value-type="float">
            <text:p>-1.21396903</text:p>
          </table:table-cell>
          <table:table-cell table:formula="of:=[.E608]*100" office:value-type="float" office:value="-0.995731" calcext:value-type="float">
            <text:p>-0.995731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179.0850219727" calcext:value-type="float">
            <text:p>179.0850219727</text:p>
          </table:table-cell>
          <table:table-cell office:value-type="float" office:value="-0.1444198474" calcext:value-type="float">
            <text:p>-0.14441984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72273" calcext:value-type="float">
            <text:p>-0.00972273</text:p>
          </table:table-cell>
          <table:table-cell office:value-type="float" office:value="-0.0003196832" calcext:value-type="float">
            <text:p>-0.0003196832</text:p>
          </table:table-cell>
          <table:table-cell office:value-type="float" office:value="608" calcext:value-type="float">
            <text:p>608</text:p>
          </table:table-cell>
          <table:table-cell table:formula="of:=[.D609]*100" office:value-type="float" office:value="-1.21396903" calcext:value-type="float">
            <text:p>-1.21396903</text:p>
          </table:table-cell>
          <table:table-cell table:formula="of:=[.E609]*100" office:value-type="float" office:value="-0.972273" calcext:value-type="float">
            <text:p>-0.972273</text:p>
          </table:table-cell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179.0921630859" calcext:value-type="float">
            <text:p>179.0921630859</text:p>
          </table:table-cell>
          <table:table-cell office:value-type="float" office:value="-0.2158758475" calcext:value-type="float">
            <text:p>-0.21587584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09013" calcext:value-type="float">
            <text:p>-0.00909013</text:p>
          </table:table-cell>
          <table:table-cell office:value-type="float" office:value="-0.0003776259" calcext:value-type="float">
            <text:p>-0.0003776259</text:p>
          </table:table-cell>
          <table:table-cell office:value-type="float" office:value="609" calcext:value-type="float">
            <text:p>609</text:p>
          </table:table-cell>
          <table:table-cell table:formula="of:=[.D610]*100" office:value-type="float" office:value="-1.21396903" calcext:value-type="float">
            <text:p>-1.21396903</text:p>
          </table:table-cell>
          <table:table-cell table:formula="of:=[.E610]*100" office:value-type="float" office:value="-0.909013" calcext:value-type="float">
            <text:p>-0.909013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179.0937805176" calcext:value-type="float">
            <text:p>179.0937805176</text:p>
          </table:table-cell>
          <table:table-cell office:value-type="float" office:value="-0.0703132771" calcext:value-type="float">
            <text:p>-0.07031327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3882" calcext:value-type="float">
            <text:p>-0.00963882</text:p>
          </table:table-cell>
          <table:table-cell office:value-type="float" office:value="-0.000420644" calcext:value-type="float">
            <text:p>-0.000420644</text:p>
          </table:table-cell>
          <table:table-cell office:value-type="float" office:value="610" calcext:value-type="float">
            <text:p>610</text:p>
          </table:table-cell>
          <table:table-cell table:formula="of:=[.D611]*100" office:value-type="float" office:value="-1.21396903" calcext:value-type="float">
            <text:p>-1.21396903</text:p>
          </table:table-cell>
          <table:table-cell table:formula="of:=[.E611]*100" office:value-type="float" office:value="-0.963882" calcext:value-type="float">
            <text:p>-0.963882</text:p>
          </table:table-cell>
        </table:table-row>
        <table:table-row table:style-name="ro1">
          <table:table-cell office:value-type="float" office:value="30.53" calcext:value-type="float">
            <text:p>30.53</text:p>
          </table:table-cell>
          <table:table-cell office:value-type="float" office:value="179.1007080078" calcext:value-type="float">
            <text:p>179.1007080078</text:p>
          </table:table-cell>
          <table:table-cell office:value-type="float" office:value="-0.1853594864" calcext:value-type="float">
            <text:p>-0.18535948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3761" calcext:value-type="float">
            <text:p>-0.00923761</text:p>
          </table:table-cell>
          <table:table-cell office:value-type="float" office:value="-0.0002521243" calcext:value-type="float">
            <text:p>-0.0002521243</text:p>
          </table:table-cell>
          <table:table-cell office:value-type="float" office:value="611" calcext:value-type="float">
            <text:p>611</text:p>
          </table:table-cell>
          <table:table-cell table:formula="of:=[.D612]*100" office:value-type="float" office:value="-1.21396903" calcext:value-type="float">
            <text:p>-1.21396903</text:p>
          </table:table-cell>
          <table:table-cell table:formula="of:=[.E612]*100" office:value-type="float" office:value="-0.923761" calcext:value-type="float">
            <text:p>-0.923761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179.1025848389" calcext:value-type="float">
            <text:p>179.1025848389</text:p>
          </table:table-cell>
          <table:table-cell office:value-type="float" office:value="-0.2139595628" calcext:value-type="float">
            <text:p>-0.21395956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7962" calcext:value-type="float">
            <text:p>-0.00877962</text:p>
          </table:table-cell>
          <table:table-cell office:value-type="float" office:value="-0.0003260057" calcext:value-type="float">
            <text:p>-0.0003260057</text:p>
          </table:table-cell>
          <table:table-cell office:value-type="float" office:value="612" calcext:value-type="float">
            <text:p>612</text:p>
          </table:table-cell>
          <table:table-cell table:formula="of:=[.D613]*100" office:value-type="float" office:value="-1.21396903" calcext:value-type="float">
            <text:p>-1.21396903</text:p>
          </table:table-cell>
          <table:table-cell table:formula="of:=[.E613]*100" office:value-type="float" office:value="-0.877962" calcext:value-type="float">
            <text:p>-0.877962</text:p>
          </table:table-cell>
        </table:table-row>
        <table:table-row table:style-name="ro1">
          <table:table-cell office:value-type="float" office:value="30.63" calcext:value-type="float">
            <text:p>30.63</text:p>
          </table:table-cell>
          <table:table-cell office:value-type="float" office:value="179.1008605957" calcext:value-type="float">
            <text:p>179.1008605957</text:p>
          </table:table-cell>
          <table:table-cell office:value-type="float" office:value="-0.1957685347" calcext:value-type="float">
            <text:p>-0.19576853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9567" calcext:value-type="float">
            <text:p>-0.00859567</text:p>
          </table:table-cell>
          <table:table-cell office:value-type="float" office:value="-0.0005238252" calcext:value-type="float">
            <text:p>-0.0005238252</text:p>
          </table:table-cell>
          <table:table-cell office:value-type="float" office:value="613" calcext:value-type="float">
            <text:p>613</text:p>
          </table:table-cell>
          <table:table-cell table:formula="of:=[.D614]*100" office:value-type="float" office:value="-1.21396903" calcext:value-type="float">
            <text:p>-1.21396903</text:p>
          </table:table-cell>
          <table:table-cell table:formula="of:=[.E614]*100" office:value-type="float" office:value="-0.859567" calcext:value-type="float">
            <text:p>-0.859567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179.1036529541" calcext:value-type="float">
            <text:p>179.1036529541</text:p>
          </table:table-cell>
          <table:table-cell office:value-type="float" office:value="-0.1625415651" calcext:value-type="float">
            <text:p>-0.16254156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9456" calcext:value-type="float">
            <text:p>-0.00869456</text:p>
          </table:table-cell>
          <table:table-cell office:value-type="float" office:value="-0.0003860167" calcext:value-type="float">
            <text:p>-0.0003860167</text:p>
          </table:table-cell>
          <table:table-cell office:value-type="float" office:value="614" calcext:value-type="float">
            <text:p>614</text:p>
          </table:table-cell>
          <table:table-cell table:formula="of:=[.D615]*100" office:value-type="float" office:value="-1.21396903" calcext:value-type="float">
            <text:p>-1.21396903</text:p>
          </table:table-cell>
          <table:table-cell table:formula="of:=[.E615]*100" office:value-type="float" office:value="-0.869456" calcext:value-type="float">
            <text:p>-0.869456</text:p>
          </table:table-cell>
        </table:table-row>
        <table:table-row table:style-name="ro1">
          <table:table-cell office:value-type="float" office:value="30.73" calcext:value-type="float">
            <text:p>30.73</text:p>
          </table:table-cell>
          <table:table-cell office:value-type="float" office:value="179.1018829346" calcext:value-type="float">
            <text:p>179.1018829346</text:p>
          </table:table-cell>
          <table:table-cell office:value-type="float" office:value="-0.1398406748" calcext:value-type="float">
            <text:p>-0.139840674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1178" calcext:value-type="float">
            <text:p>-0.00891178</text:p>
          </table:table-cell>
          <table:table-cell office:value-type="float" office:value="-0.0004134168" calcext:value-type="float">
            <text:p>-0.0004134168</text:p>
          </table:table-cell>
          <table:table-cell office:value-type="float" office:value="615" calcext:value-type="float">
            <text:p>615</text:p>
          </table:table-cell>
          <table:table-cell table:formula="of:=[.D616]*100" office:value-type="float" office:value="-1.21396903" calcext:value-type="float">
            <text:p>-1.21396903</text:p>
          </table:table-cell>
          <table:table-cell table:formula="of:=[.E616]*100" office:value-type="float" office:value="-0.891178" calcext:value-type="float">
            <text:p>-0.891178</text:p>
          </table:table-cell>
        </table:table-row>
        <table:table-row table:style-name="ro1">
          <table:table-cell office:value-type="float" office:value="30.78" calcext:value-type="float">
            <text:p>30.78</text:p>
          </table:table-cell>
          <table:table-cell office:value-type="float" office:value="179.1056671143" calcext:value-type="float">
            <text:p>179.1056671143</text:p>
          </table:table-cell>
          <table:table-cell office:value-type="float" office:value="-0.1783557944" calcext:value-type="float">
            <text:p>-0.17835579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9981" calcext:value-type="float">
            <text:p>-0.00879981</text:p>
          </table:table-cell>
          <table:table-cell office:value-type="float" office:value="-0.0003813576" calcext:value-type="float">
            <text:p>-0.0003813576</text:p>
          </table:table-cell>
          <table:table-cell office:value-type="float" office:value="616" calcext:value-type="float">
            <text:p>616</text:p>
          </table:table-cell>
          <table:table-cell table:formula="of:=[.D617]*100" office:value-type="float" office:value="-1.21396903" calcext:value-type="float">
            <text:p>-1.21396903</text:p>
          </table:table-cell>
          <table:table-cell table:formula="of:=[.E617]*100" office:value-type="float" office:value="-0.879981" calcext:value-type="float">
            <text:p>-0.879981</text:p>
          </table:table-cell>
        </table:table-row>
        <table:table-row table:style-name="ro1">
          <table:table-cell office:value-type="float" office:value="30.83" calcext:value-type="float">
            <text:p>30.83</text:p>
          </table:table-cell>
          <table:table-cell office:value-type="float" office:value="179.1264190674" calcext:value-type="float">
            <text:p>179.1264190674</text:p>
          </table:table-cell>
          <table:table-cell office:value-type="float" office:value="-0.1952685024" calcext:value-type="float">
            <text:p>-0.19526850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1246" calcext:value-type="float">
            <text:p>-0.00861246</text:p>
          </table:table-cell>
          <table:table-cell office:value-type="float" office:value="-0.0003694203" calcext:value-type="float">
            <text:p>-0.0003694203</text:p>
          </table:table-cell>
          <table:table-cell office:value-type="float" office:value="617" calcext:value-type="float">
            <text:p>617</text:p>
          </table:table-cell>
          <table:table-cell table:formula="of:=[.D618]*100" office:value-type="float" office:value="-1.21396903" calcext:value-type="float">
            <text:p>-1.21396903</text:p>
          </table:table-cell>
          <table:table-cell table:formula="of:=[.E618]*100" office:value-type="float" office:value="-0.861246" calcext:value-type="float">
            <text:p>-0.861246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179.1265411377" calcext:value-type="float">
            <text:p>179.1265411377</text:p>
          </table:table-cell>
          <table:table-cell office:value-type="float" office:value="-0.182755074" calcext:value-type="float">
            <text:p>-0.1827550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7102" calcext:value-type="float">
            <text:p>-0.00857102</text:p>
          </table:table-cell>
          <table:table-cell office:value-type="float" office:value="-0.0004385748" calcext:value-type="float">
            <text:p>-0.0004385748</text:p>
          </table:table-cell>
          <table:table-cell office:value-type="float" office:value="618" calcext:value-type="float">
            <text:p>618</text:p>
          </table:table-cell>
          <table:table-cell table:formula="of:=[.D619]*100" office:value-type="float" office:value="-1.21396903" calcext:value-type="float">
            <text:p>-1.21396903</text:p>
          </table:table-cell>
          <table:table-cell table:formula="of:=[.E619]*100" office:value-type="float" office:value="-0.857102" calcext:value-type="float">
            <text:p>-0.857102</text:p>
          </table:table-cell>
        </table:table-row>
        <table:table-row table:style-name="ro1">
          <table:table-cell office:value-type="float" office:value="30.93" calcext:value-type="float">
            <text:p>30.93</text:p>
          </table:table-cell>
          <table:table-cell office:value-type="float" office:value="179.1360931396" calcext:value-type="float">
            <text:p>179.1360931396</text:p>
          </table:table-cell>
          <table:table-cell office:value-type="float" office:value="-0.2155162735" calcext:value-type="float">
            <text:p>-0.21551627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2503" calcext:value-type="float">
            <text:p>-0.00832503</text:p>
          </table:table-cell>
          <table:table-cell office:value-type="float" office:value="-0.0003841372" calcext:value-type="float">
            <text:p>-0.0003841372</text:p>
          </table:table-cell>
          <table:table-cell office:value-type="float" office:value="619" calcext:value-type="float">
            <text:p>619</text:p>
          </table:table-cell>
          <table:table-cell table:formula="of:=[.D620]*100" office:value-type="float" office:value="-1.21396903" calcext:value-type="float">
            <text:p>-1.21396903</text:p>
          </table:table-cell>
          <table:table-cell table:formula="of:=[.E620]*100" office:value-type="float" office:value="-0.832503" calcext:value-type="float">
            <text:p>-0.832503</text:p>
          </table:table-cell>
        </table:table-row>
        <table:table-row table:style-name="ro1">
          <table:table-cell office:value-type="float" office:value="30.98" calcext:value-type="float">
            <text:p>30.98</text:p>
          </table:table-cell>
          <table:table-cell office:value-type="float" office:value="179.1339263916" calcext:value-type="float">
            <text:p>179.1339263916</text:p>
          </table:table-cell>
          <table:table-cell office:value-type="float" office:value="-0.1736905575" calcext:value-type="float">
            <text:p>-0.17369055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4399" calcext:value-type="float">
            <text:p>-0.0084399</text:p>
          </table:table-cell>
          <table:table-cell office:value-type="float" office:value="-0.0005291723" calcext:value-type="float">
            <text:p>-0.0005291723</text:p>
          </table:table-cell>
          <table:table-cell office:value-type="float" office:value="620" calcext:value-type="float">
            <text:p>620</text:p>
          </table:table-cell>
          <table:table-cell table:formula="of:=[.D621]*100" office:value-type="float" office:value="-1.21396903" calcext:value-type="float">
            <text:p>-1.21396903</text:p>
          </table:table-cell>
          <table:table-cell table:formula="of:=[.E621]*100" office:value-type="float" office:value="-0.84399" calcext:value-type="float">
            <text:p>-0.84399</text:p>
          </table:table-cell>
        </table:table-row>
        <table:table-row table:style-name="ro1">
          <table:table-cell office:value-type="float" office:value="31.03" calcext:value-type="float">
            <text:p>31.03</text:p>
          </table:table-cell>
          <table:table-cell office:value-type="float" office:value="179.1368103027" calcext:value-type="float">
            <text:p>179.1368103027</text:p>
          </table:table-cell>
          <table:table-cell office:value-type="float" office:value="-0.2082164279" calcext:value-type="float">
            <text:p>-0.208216427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8631" calcext:value-type="float">
            <text:p>-0.00828631</text:p>
          </table:table-cell>
          <table:table-cell office:value-type="float" office:value="-0.0003820398" calcext:value-type="float">
            <text:p>-0.0003820398</text:p>
          </table:table-cell>
          <table:table-cell office:value-type="float" office:value="621" calcext:value-type="float">
            <text:p>621</text:p>
          </table:table-cell>
          <table:table-cell table:formula="of:=[.D622]*100" office:value-type="float" office:value="-1.21396903" calcext:value-type="float">
            <text:p>-1.21396903</text:p>
          </table:table-cell>
          <table:table-cell table:formula="of:=[.E622]*100" office:value-type="float" office:value="-0.828631" calcext:value-type="float">
            <text:p>-0.828631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179.142288208" calcext:value-type="float">
            <text:p>179.142288208</text:p>
          </table:table-cell>
          <table:table-cell office:value-type="float" office:value="-0.3221680483" calcext:value-type="float">
            <text:p>-0.32216804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42441" calcext:value-type="float">
            <text:p>-0.00742441</text:p>
          </table:table-cell>
          <table:table-cell office:value-type="float" office:value="-0.0002909822" calcext:value-type="float">
            <text:p>-0.0002909822</text:p>
          </table:table-cell>
          <table:table-cell office:value-type="float" office:value="622" calcext:value-type="float">
            <text:p>622</text:p>
          </table:table-cell>
          <table:table-cell table:formula="of:=[.D623]*100" office:value-type="float" office:value="-1.21396903" calcext:value-type="float">
            <text:p>-1.21396903</text:p>
          </table:table-cell>
          <table:table-cell table:formula="of:=[.E623]*100" office:value-type="float" office:value="-0.742441" calcext:value-type="float">
            <text:p>-0.742441</text:p>
          </table:table-cell>
        </table:table-row>
        <table:table-row table:style-name="ro1">
          <table:table-cell office:value-type="float" office:value="31.13" calcext:value-type="float">
            <text:p>31.13</text:p>
          </table:table-cell>
          <table:table-cell office:value-type="float" office:value="179.1413879395" calcext:value-type="float">
            <text:p>179.1413879395</text:p>
          </table:table-cell>
          <table:table-cell office:value-type="float" office:value="-0.3067150485" calcext:value-type="float">
            <text:p>-0.30671504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95306" calcext:value-type="float">
            <text:p>-0.00695306</text:p>
          </table:table-cell>
          <table:table-cell office:value-type="float" office:value="-0.0003233803" calcext:value-type="float">
            <text:p>-0.0003233803</text:p>
          </table:table-cell>
          <table:table-cell office:value-type="float" office:value="623" calcext:value-type="float">
            <text:p>623</text:p>
          </table:table-cell>
          <table:table-cell table:formula="of:=[.D624]*100" office:value-type="float" office:value="-1.21396903" calcext:value-type="float">
            <text:p>-1.21396903</text:p>
          </table:table-cell>
          <table:table-cell table:formula="of:=[.E624]*100" office:value-type="float" office:value="-0.695306" calcext:value-type="float">
            <text:p>-0.695306</text:p>
          </table:table-cell>
        </table:table-row>
        <table:table-row table:style-name="ro1">
          <table:table-cell office:value-type="float" office:value="31.18" calcext:value-type="float">
            <text:p>31.18</text:p>
          </table:table-cell>
          <table:table-cell office:value-type="float" office:value="179.1397857666" calcext:value-type="float">
            <text:p>179.1397857666</text:p>
          </table:table-cell>
          <table:table-cell office:value-type="float" office:value="-0.2430417444" calcext:value-type="float">
            <text:p>-0.24304174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06337" calcext:value-type="float">
            <text:p>-0.00706337</text:p>
          </table:table-cell>
          <table:table-cell office:value-type="float" office:value="-0.0003376636" calcext:value-type="float">
            <text:p>-0.0003376636</text:p>
          </table:table-cell>
          <table:table-cell office:value-type="float" office:value="624" calcext:value-type="float">
            <text:p>624</text:p>
          </table:table-cell>
          <table:table-cell table:formula="of:=[.D625]*100" office:value-type="float" office:value="-1.21396903" calcext:value-type="float">
            <text:p>-1.21396903</text:p>
          </table:table-cell>
          <table:table-cell table:formula="of:=[.E625]*100" office:value-type="float" office:value="-0.706337" calcext:value-type="float">
            <text:p>-0.706337</text:p>
          </table:table-cell>
        </table:table-row>
        <table:table-row table:style-name="ro1">
          <table:table-cell office:value-type="float" office:value="31.23" calcext:value-type="float">
            <text:p>31.23</text:p>
          </table:table-cell>
          <table:table-cell office:value-type="float" office:value="179.1419830322" calcext:value-type="float">
            <text:p>179.1419830322</text:p>
          </table:table-cell>
          <table:table-cell office:value-type="float" office:value="-0.2312275881" calcext:value-type="float">
            <text:p>-0.231227588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21562" calcext:value-type="float">
            <text:p>-0.00721562</text:p>
          </table:table-cell>
          <table:table-cell office:value-type="float" office:value="-0.0002316661" calcext:value-type="float">
            <text:p>-0.0002316661</text:p>
          </table:table-cell>
          <table:table-cell office:value-type="float" office:value="625" calcext:value-type="float">
            <text:p>625</text:p>
          </table:table-cell>
          <table:table-cell table:formula="of:=[.D626]*100" office:value-type="float" office:value="-1.21396903" calcext:value-type="float">
            <text:p>-1.21396903</text:p>
          </table:table-cell>
          <table:table-cell table:formula="of:=[.E626]*100" office:value-type="float" office:value="-0.721562" calcext:value-type="float">
            <text:p>-0.721562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179.1426086426" calcext:value-type="float">
            <text:p>179.1426086426</text:p>
          </table:table-cell>
          <table:table-cell office:value-type="float" office:value="-0.2731970892" calcext:value-type="float">
            <text:p>-0.27319708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03734" calcext:value-type="float">
            <text:p>-0.00703734</text:p>
          </table:table-cell>
          <table:table-cell office:value-type="float" office:value="-0.0003334371" calcext:value-type="float">
            <text:p>-0.0003334371</text:p>
          </table:table-cell>
          <table:table-cell office:value-type="float" office:value="626" calcext:value-type="float">
            <text:p>626</text:p>
          </table:table-cell>
          <table:table-cell table:formula="of:=[.D627]*100" office:value-type="float" office:value="-1.21396903" calcext:value-type="float">
            <text:p>-1.21396903</text:p>
          </table:table-cell>
          <table:table-cell table:formula="of:=[.E627]*100" office:value-type="float" office:value="-0.703734" calcext:value-type="float">
            <text:p>-0.703734</text:p>
          </table:table-cell>
        </table:table-row>
        <table:table-row table:style-name="ro1">
          <table:table-cell office:value-type="float" office:value="31.33" calcext:value-type="float">
            <text:p>31.33</text:p>
          </table:table-cell>
          <table:table-cell office:value-type="float" office:value="179.1519775391" calcext:value-type="float">
            <text:p>179.1519775391</text:p>
          </table:table-cell>
          <table:table-cell office:value-type="float" office:value="-0.2716980716" calcext:value-type="float">
            <text:p>-0.27169807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92852" calcext:value-type="float">
            <text:p>-0.00692852</text:p>
          </table:table-cell>
          <table:table-cell office:value-type="float" office:value="-0.0003456252" calcext:value-type="float">
            <text:p>-0.0003456252</text:p>
          </table:table-cell>
          <table:table-cell office:value-type="float" office:value="627" calcext:value-type="float">
            <text:p>627</text:p>
          </table:table-cell>
          <table:table-cell table:formula="of:=[.D628]*100" office:value-type="float" office:value="-1.21396903" calcext:value-type="float">
            <text:p>-1.21396903</text:p>
          </table:table-cell>
          <table:table-cell table:formula="of:=[.E628]*100" office:value-type="float" office:value="-0.692852" calcext:value-type="float">
            <text:p>-0.692852</text:p>
          </table:table-cell>
        </table:table-row>
        <table:table-row table:style-name="ro1">
          <table:table-cell office:value-type="float" office:value="31.38" calcext:value-type="float">
            <text:p>31.38</text:p>
          </table:table-cell>
          <table:table-cell office:value-type="float" office:value="179.1702880859" calcext:value-type="float">
            <text:p>179.1702880859</text:p>
          </table:table-cell>
          <table:table-cell office:value-type="float" office:value="-0.1835972029" calcext:value-type="float">
            <text:p>-0.18359720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44325" calcext:value-type="float">
            <text:p>-0.00744325</text:p>
          </table:table-cell>
          <table:table-cell office:value-type="float" office:value="-0.0004927474" calcext:value-type="float">
            <text:p>-0.0004927474</text:p>
          </table:table-cell>
          <table:table-cell office:value-type="float" office:value="628" calcext:value-type="float">
            <text:p>628</text:p>
          </table:table-cell>
          <table:table-cell table:formula="of:=[.D629]*100" office:value-type="float" office:value="-1.21396903" calcext:value-type="float">
            <text:p>-1.21396903</text:p>
          </table:table-cell>
          <table:table-cell table:formula="of:=[.E629]*100" office:value-type="float" office:value="-0.744325" calcext:value-type="float">
            <text:p>-0.744325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179.1763000488" calcext:value-type="float">
            <text:p>179.1763000488</text:p>
          </table:table-cell>
          <table:table-cell office:value-type="float" office:value="-0.0277890384" calcext:value-type="float">
            <text:p>-0.02778903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248" calcext:value-type="float">
            <text:p>-0.0088248</text:p>
          </table:table-cell>
          <table:table-cell office:value-type="float" office:value="-0.0008992177" calcext:value-type="float">
            <text:p>-0.0008992177</text:p>
          </table:table-cell>
          <table:table-cell office:value-type="float" office:value="629" calcext:value-type="float">
            <text:p>629</text:p>
          </table:table-cell>
          <table:table-cell table:formula="of:=[.D630]*100" office:value-type="float" office:value="-1.21396903" calcext:value-type="float">
            <text:p>-1.21396903</text:p>
          </table:table-cell>
          <table:table-cell table:formula="of:=[.E630]*100" office:value-type="float" office:value="-0.88248" calcext:value-type="float">
            <text:p>-0.88248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179.1543579102" calcext:value-type="float">
            <text:p>179.1543579102</text:p>
          </table:table-cell>
          <table:table-cell office:value-type="float" office:value="0.1533054949" calcext:value-type="float">
            <text:p>0.15330549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95255" calcext:value-type="float">
            <text:p>-0.01095255</text:p>
          </table:table-cell>
          <table:table-cell office:value-type="float" office:value="-0.0012377454" calcext:value-type="float">
            <text:p>-0.0012377454</text:p>
          </table:table-cell>
          <table:table-cell office:value-type="float" office:value="630" calcext:value-type="float">
            <text:p>630</text:p>
          </table:table-cell>
          <table:table-cell table:formula="of:=[.D631]*100" office:value-type="float" office:value="-1.21396903" calcext:value-type="float">
            <text:p>-1.21396903</text:p>
          </table:table-cell>
          <table:table-cell table:formula="of:=[.E631]*100" office:value-type="float" office:value="-1.095255" calcext:value-type="float">
            <text:p>-1.095255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79.1423187256" calcext:value-type="float">
            <text:p>179.1423187256</text:p>
          </table:table-cell>
          <table:table-cell office:value-type="float" office:value="0.1838204571" calcext:value-type="float">
            <text:p>0.18382045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57386" calcext:value-type="float">
            <text:p>-0.01257386</text:p>
          </table:table-cell>
          <table:table-cell office:value-type="float" office:value="-0.0008998743" calcext:value-type="float">
            <text:p>-0.0008998743</text:p>
          </table:table-cell>
          <table:table-cell office:value-type="float" office:value="631" calcext:value-type="float">
            <text:p>631</text:p>
          </table:table-cell>
          <table:table-cell table:formula="of:=[.D632]*100" office:value-type="float" office:value="-1.21396903" calcext:value-type="float">
            <text:p>-1.21396903</text:p>
          </table:table-cell>
          <table:table-cell table:formula="of:=[.E632]*100" office:value-type="float" office:value="-1.257386" calcext:value-type="float">
            <text:p>-1.257386</text:p>
          </table:table-cell>
        </table:table-row>
        <table:table-row table:style-name="ro1">
          <table:table-cell office:value-type="float" office:value="31.58" calcext:value-type="float">
            <text:p>31.58</text:p>
          </table:table-cell>
          <table:table-cell office:value-type="float" office:value="179.126373291" calcext:value-type="float">
            <text:p>179.126373291</text:p>
          </table:table-cell>
          <table:table-cell office:value-type="float" office:value="0.4242747493" calcext:value-type="float">
            <text:p>0.42427474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25704" calcext:value-type="float">
            <text:p>-0.01525704</text:p>
          </table:table-cell>
          <table:table-cell office:value-type="float" office:value="-0.0014083626" calcext:value-type="float">
            <text:p>-0.0014083626</text:p>
          </table:table-cell>
          <table:table-cell office:value-type="float" office:value="632" calcext:value-type="float">
            <text:p>632</text:p>
          </table:table-cell>
          <table:table-cell table:formula="of:=[.D633]*100" office:value-type="float" office:value="-1.21396903" calcext:value-type="float">
            <text:p>-1.21396903</text:p>
          </table:table-cell>
          <table:table-cell table:formula="of:=[.E633]*100" office:value-type="float" office:value="-1.525704" calcext:value-type="float">
            <text:p>-1.525704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179.0941162109" calcext:value-type="float">
            <text:p>179.0941162109</text:p>
          </table:table-cell>
          <table:table-cell office:value-type="float" office:value="0.2477288173" calcext:value-type="float">
            <text:p>0.24772881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86831" calcext:value-type="float">
            <text:p>-0.01586831</text:p>
          </table:table-cell>
          <table:table-cell office:value-type="float" office:value="-0.0008302698" calcext:value-type="float">
            <text:p>-0.0008302698</text:p>
          </table:table-cell>
          <table:table-cell office:value-type="float" office:value="633" calcext:value-type="float">
            <text:p>633</text:p>
          </table:table-cell>
          <table:table-cell table:formula="of:=[.D634]*100" office:value-type="float" office:value="-1.21396903" calcext:value-type="float">
            <text:p>-1.21396903</text:p>
          </table:table-cell>
          <table:table-cell table:formula="of:=[.E634]*100" office:value-type="float" office:value="-1.586831" calcext:value-type="float">
            <text:p>-1.586831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179.084197998" calcext:value-type="float">
            <text:p>179.084197998</text:p>
          </table:table-cell>
          <table:table-cell office:value-type="float" office:value="0.4178527618" calcext:value-type="float">
            <text:p>0.41785276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740962" calcext:value-type="float">
            <text:p>-0.01740962</text:p>
          </table:table-cell>
          <table:table-cell office:value-type="float" office:value="-0.0010574613" calcext:value-type="float">
            <text:p>-0.0010574613</text:p>
          </table:table-cell>
          <table:table-cell office:value-type="float" office:value="634" calcext:value-type="float">
            <text:p>634</text:p>
          </table:table-cell>
          <table:table-cell table:formula="of:=[.D635]*100" office:value-type="float" office:value="-1.21396903" calcext:value-type="float">
            <text:p>-1.21396903</text:p>
          </table:table-cell>
          <table:table-cell table:formula="of:=[.E635]*100" office:value-type="float" office:value="-1.740962" calcext:value-type="float">
            <text:p>-1.740962</text:p>
          </table:table-cell>
        </table:table-row>
        <table:table-row table:style-name="ro1">
          <table:table-cell office:value-type="float" office:value="31.73" calcext:value-type="float">
            <text:p>31.73</text:p>
          </table:table-cell>
          <table:table-cell office:value-type="float" office:value="179.0622711182" calcext:value-type="float">
            <text:p>179.0622711182</text:p>
          </table:table-cell>
          <table:table-cell office:value-type="float" office:value="0.4731803473" calcext:value-type="float">
            <text:p>0.47318034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880552" calcext:value-type="float">
            <text:p>-0.01880552</text:p>
          </table:table-cell>
          <table:table-cell office:value-type="float" office:value="-0.0010404283" calcext:value-type="float">
            <text:p>-0.0010404283</text:p>
          </table:table-cell>
          <table:table-cell office:value-type="float" office:value="635" calcext:value-type="float">
            <text:p>635</text:p>
          </table:table-cell>
          <table:table-cell table:formula="of:=[.D636]*100" office:value-type="float" office:value="-1.21396903" calcext:value-type="float">
            <text:p>-1.21396903</text:p>
          </table:table-cell>
          <table:table-cell table:formula="of:=[.E636]*100" office:value-type="float" office:value="-1.880552" calcext:value-type="float">
            <text:p>-1.880552</text:p>
          </table:table-cell>
        </table:table-row>
        <table:table-row table:style-name="ro1">
          <table:table-cell office:value-type="float" office:value="31.78" calcext:value-type="float">
            <text:p>31.78</text:p>
          </table:table-cell>
          <table:table-cell office:value-type="float" office:value="179.0582427979" calcext:value-type="float">
            <text:p>179.0582427979</text:p>
          </table:table-cell>
          <table:table-cell office:value-type="float" office:value="0.4431201089" calcext:value-type="float">
            <text:p>0.44312010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953537" calcext:value-type="float">
            <text:p>-0.01953537</text:p>
          </table:table-cell>
          <table:table-cell office:value-type="float" office:value="-0.0007674166" calcext:value-type="float">
            <text:p>-0.0007674166</text:p>
          </table:table-cell>
          <table:table-cell office:value-type="float" office:value="636" calcext:value-type="float">
            <text:p>636</text:p>
          </table:table-cell>
          <table:table-cell table:formula="of:=[.D637]*100" office:value-type="float" office:value="-1.21396903" calcext:value-type="float">
            <text:p>-1.21396903</text:p>
          </table:table-cell>
          <table:table-cell table:formula="of:=[.E637]*100" office:value-type="float" office:value="-1.953537" calcext:value-type="float">
            <text:p>-1.953537</text:p>
          </table:table-cell>
        </table:table-row>
        <table:table-row table:style-name="ro1">
          <table:table-cell office:value-type="float" office:value="31.83" calcext:value-type="float">
            <text:p>31.83</text:p>
          </table:table-cell>
          <table:table-cell office:value-type="float" office:value="179.0769042969" calcext:value-type="float">
            <text:p>179.0769042969</text:p>
          </table:table-cell>
          <table:table-cell office:value-type="float" office:value="0.399222342" calcext:value-type="float">
            <text:p>0.3992223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972913" calcext:value-type="float">
            <text:p>-0.01972913</text:p>
          </table:table-cell>
          <table:table-cell office:value-type="float" office:value="-0.0005516955" calcext:value-type="float">
            <text:p>-0.0005516955</text:p>
          </table:table-cell>
          <table:table-cell office:value-type="float" office:value="637" calcext:value-type="float">
            <text:p>637</text:p>
          </table:table-cell>
          <table:table-cell table:formula="of:=[.D638]*100" office:value-type="float" office:value="-1.21396903" calcext:value-type="float">
            <text:p>-1.21396903</text:p>
          </table:table-cell>
          <table:table-cell table:formula="of:=[.E638]*100" office:value-type="float" office:value="-1.972913" calcext:value-type="float">
            <text:p>-1.972913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179.0604858398" calcext:value-type="float">
            <text:p>179.0604858398</text:p>
          </table:table-cell>
          <table:table-cell office:value-type="float" office:value="0.319080129" calcext:value-type="float">
            <text:p>0.3190801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932405" calcext:value-type="float">
            <text:p>-0.01932405</text:p>
          </table:table-cell>
          <table:table-cell office:value-type="float" office:value="-0.0003915567" calcext:value-type="float">
            <text:p>-0.0003915567</text:p>
          </table:table-cell>
          <table:table-cell office:value-type="float" office:value="638" calcext:value-type="float">
            <text:p>638</text:p>
          </table:table-cell>
          <table:table-cell table:formula="of:=[.D639]*100" office:value-type="float" office:value="-1.21396903" calcext:value-type="float">
            <text:p>-1.21396903</text:p>
          </table:table-cell>
          <table:table-cell table:formula="of:=[.E639]*100" office:value-type="float" office:value="-1.932405" calcext:value-type="float">
            <text:p>-1.932405</text:p>
          </table:table-cell>
        </table:table-row>
        <table:table-row table:style-name="ro1">
          <table:table-cell office:value-type="float" office:value="31.93" calcext:value-type="float">
            <text:p>31.93</text:p>
          </table:table-cell>
          <table:table-cell office:value-type="float" office:value="179.0540161133" calcext:value-type="float">
            <text:p>179.0540161133</text:p>
          </table:table-cell>
          <table:table-cell office:value-type="float" office:value="0.3027152247" calcext:value-type="float">
            <text:p>0.30271522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894504" calcext:value-type="float">
            <text:p>-0.01894504</text:p>
          </table:table-cell>
          <table:table-cell office:value-type="float" office:value="-0.0003422618" calcext:value-type="float">
            <text:p>-0.0003422618</text:p>
          </table:table-cell>
          <table:table-cell office:value-type="float" office:value="639" calcext:value-type="float">
            <text:p>639</text:p>
          </table:table-cell>
          <table:table-cell table:formula="of:=[.D640]*100" office:value-type="float" office:value="-1.21396903" calcext:value-type="float">
            <text:p>-1.21396903</text:p>
          </table:table-cell>
          <table:table-cell table:formula="of:=[.E640]*100" office:value-type="float" office:value="-1.894504" calcext:value-type="float">
            <text:p>-1.894504</text:p>
          </table:table-cell>
        </table:table-row>
        <table:table-row table:style-name="ro1">
          <table:table-cell office:value-type="float" office:value="31.98" calcext:value-type="float">
            <text:p>31.98</text:p>
          </table:table-cell>
          <table:table-cell office:value-type="float" office:value="179.0721282959" calcext:value-type="float">
            <text:p>179.0721282959</text:p>
          </table:table-cell>
          <table:table-cell office:value-type="float" office:value="0.056843932" calcext:value-type="float">
            <text:p>0.0568439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705359" calcext:value-type="float">
            <text:p>-0.01705359</text:p>
          </table:table-cell>
          <table:table-cell office:value-type="float" office:value="0.0000986212" calcext:value-type="float">
            <text:p>9.86212E-05</text:p>
          </table:table-cell>
          <table:table-cell office:value-type="float" office:value="640" calcext:value-type="float">
            <text:p>640</text:p>
          </table:table-cell>
          <table:table-cell table:formula="of:=[.D641]*100" office:value-type="float" office:value="-1.21396903" calcext:value-type="float">
            <text:p>-1.21396903</text:p>
          </table:table-cell>
          <table:table-cell table:formula="of:=[.E641]*100" office:value-type="float" office:value="-1.705359" calcext:value-type="float">
            <text:p>-1.705359</text:p>
          </table:table-cell>
        </table:table-row>
        <table:table-row table:style-name="ro1">
          <table:table-cell office:value-type="float" office:value="32.03" calcext:value-type="float">
            <text:p>32.03</text:p>
          </table:table-cell>
          <table:table-cell office:value-type="float" office:value="179.0683441162" calcext:value-type="float">
            <text:p>179.0683441162</text:p>
          </table:table-cell>
          <table:table-cell office:value-type="float" office:value="0.0239057112" calcext:value-type="float">
            <text:p>0.02390571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57361" calcext:value-type="float">
            <text:p>-0.01557361</text:p>
          </table:table-cell>
          <table:table-cell office:value-type="float" office:value="0.0001049417" calcext:value-type="float">
            <text:p>0.0001049417</text:p>
          </table:table-cell>
          <table:table-cell office:value-type="float" office:value="641" calcext:value-type="float">
            <text:p>641</text:p>
          </table:table-cell>
          <table:table-cell table:formula="of:=[.D642]*100" office:value-type="float" office:value="-1.21396903" calcext:value-type="float">
            <text:p>-1.21396903</text:p>
          </table:table-cell>
          <table:table-cell table:formula="of:=[.E642]*100" office:value-type="float" office:value="-1.557361" calcext:value-type="float">
            <text:p>-1.557361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179.0634307861" calcext:value-type="float">
            <text:p>179.0634307861</text:p>
          </table:table-cell>
          <table:table-cell office:value-type="float" office:value="-0.0622735117" calcext:value-type="float">
            <text:p>-0.06227351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01293" calcext:value-type="float">
            <text:p>-0.01401293</text:p>
          </table:table-cell>
          <table:table-cell office:value-type="float" office:value="0.0002342745" calcext:value-type="float">
            <text:p>0.0002342745</text:p>
          </table:table-cell>
          <table:table-cell office:value-type="float" office:value="642" calcext:value-type="float">
            <text:p>642</text:p>
          </table:table-cell>
          <table:table-cell table:formula="of:=[.D643]*100" office:value-type="float" office:value="-1.21396903" calcext:value-type="float">
            <text:p>-1.21396903</text:p>
          </table:table-cell>
          <table:table-cell table:formula="of:=[.E643]*100" office:value-type="float" office:value="-1.401293" calcext:value-type="float">
            <text:p>-1.401293</text:p>
          </table:table-cell>
        </table:table-row>
        <table:table-row table:style-name="ro1">
          <table:table-cell office:value-type="float" office:value="32.13" calcext:value-type="float">
            <text:p>32.13</text:p>
          </table:table-cell>
          <table:table-cell office:value-type="float" office:value="179.041519165" calcext:value-type="float">
            <text:p>179.041519165</text:p>
          </table:table-cell>
          <table:table-cell office:value-type="float" office:value="-0.1477855086" calcext:value-type="float">
            <text:p>-0.14778550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40292" calcext:value-type="float">
            <text:p>-0.01240292</text:p>
          </table:table-cell>
          <table:table-cell office:value-type="float" office:value="0.0002326146" calcext:value-type="float">
            <text:p>0.0002326146</text:p>
          </table:table-cell>
          <table:table-cell office:value-type="float" office:value="643" calcext:value-type="float">
            <text:p>643</text:p>
          </table:table-cell>
          <table:table-cell table:formula="of:=[.D644]*100" office:value-type="float" office:value="-1.21396903" calcext:value-type="float">
            <text:p>-1.21396903</text:p>
          </table:table-cell>
          <table:table-cell table:formula="of:=[.E644]*100" office:value-type="float" office:value="-1.240292" calcext:value-type="float">
            <text:p>-1.240292</text:p>
          </table:table-cell>
        </table:table-row>
        <table:table-row table:style-name="ro1">
          <table:table-cell office:value-type="float" office:value="32.18" calcext:value-type="float">
            <text:p>32.18</text:p>
          </table:table-cell>
          <table:table-cell office:value-type="float" office:value="179.0035858154" calcext:value-type="float">
            <text:p>179.0035858154</text:p>
          </table:table-cell>
          <table:table-cell office:value-type="float" office:value="-0.1947786085" calcext:value-type="float">
            <text:p>-0.19477860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0168" calcext:value-type="float">
            <text:p>-0.0110168</text:p>
          </table:table-cell>
          <table:table-cell office:value-type="float" office:value="0.0001479593" calcext:value-type="float">
            <text:p>0.0001479593</text:p>
          </table:table-cell>
          <table:table-cell office:value-type="float" office:value="644" calcext:value-type="float">
            <text:p>644</text:p>
          </table:table-cell>
          <table:table-cell table:formula="of:=[.D645]*100" office:value-type="float" office:value="-1.21396903" calcext:value-type="float">
            <text:p>-1.21396903</text:p>
          </table:table-cell>
          <table:table-cell table:formula="of:=[.E645]*100" office:value-type="float" office:value="-1.10168" calcext:value-type="float">
            <text:p>-1.10168</text:p>
          </table:table-cell>
        </table:table-row>
        <table:table-row table:style-name="ro1">
          <table:table-cell office:value-type="float" office:value="32.23" calcext:value-type="float">
            <text:p>32.23</text:p>
          </table:table-cell>
          <table:table-cell office:value-type="float" office:value="179.0039978027" calcext:value-type="float">
            <text:p>179.0039978027</text:p>
          </table:table-cell>
          <table:table-cell office:value-type="float" office:value="-0.1836926636" calcext:value-type="float">
            <text:p>-0.18369266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16699" calcext:value-type="float">
            <text:p>-0.01016699</text:p>
          </table:table-cell>
          <table:table-cell office:value-type="float" office:value="0.0000609114" calcext:value-type="float">
            <text:p>6.09114E-05</text:p>
          </table:table-cell>
          <table:table-cell office:value-type="float" office:value="645" calcext:value-type="float">
            <text:p>645</text:p>
          </table:table-cell>
          <table:table-cell table:formula="of:=[.D646]*100" office:value-type="float" office:value="-1.21396903" calcext:value-type="float">
            <text:p>-1.21396903</text:p>
          </table:table-cell>
          <table:table-cell table:formula="of:=[.E646]*100" office:value-type="float" office:value="-1.016699" calcext:value-type="float">
            <text:p>-1.016699</text:p>
          </table:table-cell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178.9997711182" calcext:value-type="float">
            <text:p>178.9997711182</text:p>
          </table:table-cell>
          <table:table-cell office:value-type="float" office:value="-0.2336613494" calcext:value-type="float">
            <text:p>-0.23366134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6762" calcext:value-type="float">
            <text:p>-0.00926762</text:p>
          </table:table-cell>
          <table:table-cell office:value-type="float" office:value="-0.0000151871" calcext:value-type="float">
            <text:p>-1.51871E-05</text:p>
          </table:table-cell>
          <table:table-cell office:value-type="float" office:value="646" calcext:value-type="float">
            <text:p>646</text:p>
          </table:table-cell>
          <table:table-cell table:formula="of:=[.D647]*100" office:value-type="float" office:value="-1.21396903" calcext:value-type="float">
            <text:p>-1.21396903</text:p>
          </table:table-cell>
          <table:table-cell table:formula="of:=[.E647]*100" office:value-type="float" office:value="-0.926762" calcext:value-type="float">
            <text:p>-0.926762</text:p>
          </table:table-cell>
        </table:table-row>
        <table:table-row table:style-name="ro1">
          <table:table-cell office:value-type="float" office:value="32.33" calcext:value-type="float">
            <text:p>32.33</text:p>
          </table:table-cell>
          <table:table-cell office:value-type="float" office:value="179.0015258789" calcext:value-type="float">
            <text:p>179.0015258789</text:p>
          </table:table-cell>
          <table:table-cell office:value-type="float" office:value="-0.1571811774" calcext:value-type="float">
            <text:p>-0.15718117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17808" calcext:value-type="float">
            <text:p>-0.00917808</text:p>
          </table:table-cell>
          <table:table-cell office:value-type="float" office:value="-0.0003340381" calcext:value-type="float">
            <text:p>-0.0003340381</text:p>
          </table:table-cell>
          <table:table-cell office:value-type="float" office:value="647" calcext:value-type="float">
            <text:p>647</text:p>
          </table:table-cell>
          <table:table-cell table:formula="of:=[.D648]*100" office:value-type="float" office:value="-1.21396903" calcext:value-type="float">
            <text:p>-1.21396903</text:p>
          </table:table-cell>
          <table:table-cell table:formula="of:=[.E648]*100" office:value-type="float" office:value="-0.917808" calcext:value-type="float">
            <text:p>-0.917808</text:p>
          </table:table-cell>
        </table:table-row>
        <table:table-row table:style-name="ro1">
          <table:table-cell office:value-type="float" office:value="32.39" calcext:value-type="float">
            <text:p>32.39</text:p>
          </table:table-cell>
          <table:table-cell office:value-type="float" office:value="178.994354248" calcext:value-type="float">
            <text:p>178.994354248</text:p>
          </table:table-cell>
          <table:table-cell office:value-type="float" office:value="-0.1545442501" calcext:value-type="float">
            <text:p>-0.15454425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13598" calcext:value-type="float">
            <text:p>-0.00913598</text:p>
          </table:table-cell>
          <table:table-cell office:value-type="float" office:value="-0.0004928526" calcext:value-type="float">
            <text:p>-0.0004928526</text:p>
          </table:table-cell>
          <table:table-cell office:value-type="float" office:value="648" calcext:value-type="float">
            <text:p>648</text:p>
          </table:table-cell>
          <table:table-cell table:formula="of:=[.D649]*100" office:value-type="float" office:value="-1.21396903" calcext:value-type="float">
            <text:p>-1.21396903</text:p>
          </table:table-cell>
          <table:table-cell table:formula="of:=[.E649]*100" office:value-type="float" office:value="-0.913598" calcext:value-type="float">
            <text:p>-0.913598</text:p>
          </table:table-cell>
        </table:table-row>
        <table:table-row table:style-name="ro1">
          <table:table-cell office:value-type="float" office:value="32.43" calcext:value-type="float">
            <text:p>32.43</text:p>
          </table:table-cell>
          <table:table-cell office:value-type="float" office:value="179.0064849854" calcext:value-type="float">
            <text:p>179.0064849854</text:p>
          </table:table-cell>
          <table:table-cell office:value-type="float" office:value="-0.2917646069" calcext:value-type="float">
            <text:p>-0.29176460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9328" calcext:value-type="float">
            <text:p>-0.00819328</text:p>
          </table:table-cell>
          <table:table-cell office:value-type="float" office:value="-0.0005355025" calcext:value-type="float">
            <text:p>-0.0005355025</text:p>
          </table:table-cell>
          <table:table-cell office:value-type="float" office:value="649" calcext:value-type="float">
            <text:p>649</text:p>
          </table:table-cell>
          <table:table-cell table:formula="of:=[.D650]*100" office:value-type="float" office:value="-1.21396903" calcext:value-type="float">
            <text:p>-1.21396903</text:p>
          </table:table-cell>
          <table:table-cell table:formula="of:=[.E650]*100" office:value-type="float" office:value="-0.819328" calcext:value-type="float">
            <text:p>-0.819328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179.0304412842" calcext:value-type="float">
            <text:p>179.0304412842</text:p>
          </table:table-cell>
          <table:table-cell office:value-type="float" office:value="-0.411214966" calcext:value-type="float">
            <text:p>-0.41121496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76887" calcext:value-type="float">
            <text:p>-0.00676887</text:p>
          </table:table-cell>
          <table:table-cell office:value-type="float" office:value="-0.0006574458" calcext:value-type="float">
            <text:p>-0.0006574458</text:p>
          </table:table-cell>
          <table:table-cell office:value-type="float" office:value="650" calcext:value-type="float">
            <text:p>650</text:p>
          </table:table-cell>
          <table:table-cell table:formula="of:=[.D651]*100" office:value-type="float" office:value="-1.21396903" calcext:value-type="float">
            <text:p>-1.21396903</text:p>
          </table:table-cell>
          <table:table-cell table:formula="of:=[.E651]*100" office:value-type="float" office:value="-0.676887" calcext:value-type="float">
            <text:p>-0.676887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179.034942627" calcext:value-type="float">
            <text:p>179.034942627</text:p>
          </table:table-cell>
          <table:table-cell office:value-type="float" office:value="-0.3741929891" calcext:value-type="float">
            <text:p>-0.374192989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06643" calcext:value-type="float">
            <text:p>-0.00606643</text:p>
          </table:table-cell>
          <table:table-cell office:value-type="float" office:value="-0.00056874" calcext:value-type="float">
            <text:p>-0.00056874</text:p>
          </table:table-cell>
          <table:table-cell office:value-type="float" office:value="651" calcext:value-type="float">
            <text:p>651</text:p>
          </table:table-cell>
          <table:table-cell table:formula="of:=[.D652]*100" office:value-type="float" office:value="-1.21396903" calcext:value-type="float">
            <text:p>-1.21396903</text:p>
          </table:table-cell>
          <table:table-cell table:formula="of:=[.E652]*100" office:value-type="float" office:value="-0.606643" calcext:value-type="float">
            <text:p>-0.606643</text:p>
          </table:table-cell>
        </table:table-row>
        <table:table-row table:style-name="ro1">
          <table:table-cell office:value-type="float" office:value="32.58" calcext:value-type="float">
            <text:p>32.58</text:p>
          </table:table-cell>
          <table:table-cell office:value-type="float" office:value="179.0245819092" calcext:value-type="float">
            <text:p>179.0245819092</text:p>
          </table:table-cell>
          <table:table-cell office:value-type="float" office:value="-0.5350561275" calcext:value-type="float">
            <text:p>-0.53505612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52609" calcext:value-type="float">
            <text:p>-0.00452609</text:p>
          </table:table-cell>
          <table:table-cell office:value-type="float" office:value="-0.0007176791" calcext:value-type="float">
            <text:p>-0.0007176791</text:p>
          </table:table-cell>
          <table:table-cell office:value-type="float" office:value="652" calcext:value-type="float">
            <text:p>652</text:p>
          </table:table-cell>
          <table:table-cell table:formula="of:=[.D653]*100" office:value-type="float" office:value="-1.21396903" calcext:value-type="float">
            <text:p>-1.21396903</text:p>
          </table:table-cell>
          <table:table-cell table:formula="of:=[.E653]*100" office:value-type="float" office:value="-0.452609" calcext:value-type="float">
            <text:p>-0.452609</text:p>
          </table:table-cell>
        </table:table-row>
        <table:table-row table:style-name="ro1">
          <table:table-cell office:value-type="float" office:value="32.63" calcext:value-type="float">
            <text:p>32.63</text:p>
          </table:table-cell>
          <table:table-cell office:value-type="float" office:value="179.0174255371" calcext:value-type="float">
            <text:p>179.0174255371</text:p>
          </table:table-cell>
          <table:table-cell office:value-type="float" office:value="-0.4033261533" calcext:value-type="float">
            <text:p>-0.40332615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37768" calcext:value-type="float">
            <text:p>-0.00437768</text:p>
          </table:table-cell>
          <table:table-cell office:value-type="float" office:value="-0.0006593092" calcext:value-type="float">
            <text:p>-0.0006593092</text:p>
          </table:table-cell>
          <table:table-cell office:value-type="float" office:value="653" calcext:value-type="float">
            <text:p>653</text:p>
          </table:table-cell>
          <table:table-cell table:formula="of:=[.D654]*100" office:value-type="float" office:value="-1.21396903" calcext:value-type="float">
            <text:p>-1.21396903</text:p>
          </table:table-cell>
          <table:table-cell table:formula="of:=[.E654]*100" office:value-type="float" office:value="-0.437768" calcext:value-type="float">
            <text:p>-0.437768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179.0172119141" calcext:value-type="float">
            <text:p>179.0172119141</text:p>
          </table:table-cell>
          <table:table-cell office:value-type="float" office:value="-0.5444262149" calcext:value-type="float">
            <text:p>-0.54442621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33827" calcext:value-type="float">
            <text:p>-0.00333827</text:p>
          </table:table-cell>
          <table:table-cell office:value-type="float" office:value="-0.0005234232" calcext:value-type="float">
            <text:p>-0.0005234232</text:p>
          </table:table-cell>
          <table:table-cell office:value-type="float" office:value="654" calcext:value-type="float">
            <text:p>654</text:p>
          </table:table-cell>
          <table:table-cell table:formula="of:=[.D655]*100" office:value-type="float" office:value="-1.21396903" calcext:value-type="float">
            <text:p>-1.21396903</text:p>
          </table:table-cell>
          <table:table-cell table:formula="of:=[.E655]*100" office:value-type="float" office:value="-0.333827" calcext:value-type="float">
            <text:p>-0.333827</text:p>
          </table:table-cell>
        </table:table-row>
        <table:table-row table:style-name="ro1">
          <table:table-cell office:value-type="float" office:value="32.73" calcext:value-type="float">
            <text:p>32.73</text:p>
          </table:table-cell>
          <table:table-cell office:value-type="float" office:value="179.0102233887" calcext:value-type="float">
            <text:p>179.0102233887</text:p>
          </table:table-cell>
          <table:table-cell office:value-type="float" office:value="-0.6606579336" calcext:value-type="float">
            <text:p>-0.66065793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87087" calcext:value-type="float">
            <text:p>-0.00187087</text:p>
          </table:table-cell>
          <table:table-cell office:value-type="float" office:value="-0.0003154677" calcext:value-type="float">
            <text:p>-0.0003154677</text:p>
          </table:table-cell>
          <table:table-cell office:value-type="float" office:value="655" calcext:value-type="float">
            <text:p>655</text:p>
          </table:table-cell>
          <table:table-cell table:formula="of:=[.D656]*100" office:value-type="float" office:value="-1.21396903" calcext:value-type="float">
            <text:p>-1.21396903</text:p>
          </table:table-cell>
          <table:table-cell table:formula="of:=[.E656]*100" office:value-type="float" office:value="-0.187087" calcext:value-type="float">
            <text:p>-0.187087</text:p>
          </table:table-cell>
        </table:table-row>
        <table:table-row table:style-name="ro1">
          <table:table-cell office:value-type="float" office:value="32.79" calcext:value-type="float">
            <text:p>32.79</text:p>
          </table:table-cell>
          <table:table-cell office:value-type="float" office:value="179.0090179443" calcext:value-type="float">
            <text:p>179.0090179443</text:p>
          </table:table-cell>
          <table:table-cell office:value-type="float" office:value="-0.6820271634" calcext:value-type="float">
            <text:p>-0.68202716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75057" calcext:value-type="float">
            <text:p>-0.00075057</text:p>
          </table:table-cell>
          <table:table-cell office:value-type="float" office:value="-0.0001555431" calcext:value-type="float">
            <text:p>-0.0001555431</text:p>
          </table:table-cell>
          <table:table-cell office:value-type="float" office:value="656" calcext:value-type="float">
            <text:p>656</text:p>
          </table:table-cell>
          <table:table-cell table:formula="of:=[.D657]*100" office:value-type="float" office:value="-1.21396903" calcext:value-type="float">
            <text:p>-1.21396903</text:p>
          </table:table-cell>
          <table:table-cell table:formula="of:=[.E657]*100" office:value-type="float" office:value="-0.075057" calcext:value-type="float">
            <text:p>-0.075057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178.9932556152" calcext:value-type="float">
            <text:p>178.9932556152</text:p>
          </table:table-cell>
          <table:table-cell office:value-type="float" office:value="-0.7251299701" calcext:value-type="float">
            <text:p>-0.72512997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28329" calcext:value-type="float">
            <text:p>0.00028329</text:p>
          </table:table-cell>
          <table:table-cell office:value-type="float" office:value="0.0000397773" calcext:value-type="float">
            <text:p>3.97773E-05</text:p>
          </table:table-cell>
          <table:table-cell office:value-type="float" office:value="657" calcext:value-type="float">
            <text:p>657</text:p>
          </table:table-cell>
          <table:table-cell table:formula="of:=[.D658]*100" office:value-type="float" office:value="-1.21396903" calcext:value-type="float">
            <text:p>-1.21396903</text:p>
          </table:table-cell>
          <table:table-cell table:formula="of:=[.E658]*100" office:value-type="float" office:value="0.028329" calcext:value-type="float">
            <text:p>0.028329</text:p>
          </table:table-cell>
        </table:table-row>
        <table:table-row table:style-name="ro1">
          <table:table-cell office:value-type="float" office:value="32.89" calcext:value-type="float">
            <text:p>32.89</text:p>
          </table:table-cell>
          <table:table-cell office:value-type="float" office:value="178.9956207275" calcext:value-type="float">
            <text:p>178.9956207275</text:p>
          </table:table-cell>
          <table:table-cell office:value-type="float" office:value="-0.7350353125" calcext:value-type="float">
            <text:p>-0.73503531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03826" calcext:value-type="float">
            <text:p>0.00103826</text:p>
          </table:table-cell>
          <table:table-cell office:value-type="float" office:value="0.0000981013" calcext:value-type="float">
            <text:p>9.81013E-05</text:p>
          </table:table-cell>
          <table:table-cell office:value-type="float" office:value="658" calcext:value-type="float">
            <text:p>658</text:p>
          </table:table-cell>
          <table:table-cell table:formula="of:=[.D659]*100" office:value-type="float" office:value="-1.21396903" calcext:value-type="float">
            <text:p>-1.21396903</text:p>
          </table:table-cell>
          <table:table-cell table:formula="of:=[.E659]*100" office:value-type="float" office:value="0.103826" calcext:value-type="float">
            <text:p>0.103826</text:p>
          </table:table-cell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178.9938201904" calcext:value-type="float">
            <text:p>178.9938201904</text:p>
          </table:table-cell>
          <table:table-cell office:value-type="float" office:value="-0.8012602569" calcext:value-type="float">
            <text:p>-0.80126025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9828" calcext:value-type="float">
            <text:p>0.0019828</text:p>
          </table:table-cell>
          <table:table-cell office:value-type="float" office:value="0.0002251883" calcext:value-type="float">
            <text:p>0.0002251883</text:p>
          </table:table-cell>
          <table:table-cell office:value-type="float" office:value="659" calcext:value-type="float">
            <text:p>659</text:p>
          </table:table-cell>
          <table:table-cell table:formula="of:=[.D660]*100" office:value-type="float" office:value="-1.21396903" calcext:value-type="float">
            <text:p>-1.21396903</text:p>
          </table:table-cell>
          <table:table-cell table:formula="of:=[.E660]*100" office:value-type="float" office:value="0.19828" calcext:value-type="float">
            <text:p>0.19828</text:p>
          </table:table-cell>
        </table:table-row>
        <table:table-row table:style-name="ro1">
          <table:table-cell office:value-type="float" office:value="32.99" calcext:value-type="float">
            <text:p>32.99</text:p>
          </table:table-cell>
          <table:table-cell office:value-type="float" office:value="179.0078735352" calcext:value-type="float">
            <text:p>179.0078735352</text:p>
          </table:table-cell>
          <table:table-cell office:value-type="float" office:value="-0.6615602136" calcext:value-type="float">
            <text:p>-0.66156021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68105" calcext:value-type="float">
            <text:p>0.00168105</text:p>
          </table:table-cell>
          <table:table-cell office:value-type="float" office:value="0.0001714231" calcext:value-type="float">
            <text:p>0.0001714231</text:p>
          </table:table-cell>
          <table:table-cell office:value-type="float" office:value="660" calcext:value-type="float">
            <text:p>660</text:p>
          </table:table-cell>
          <table:table-cell table:formula="of:=[.D661]*100" office:value-type="float" office:value="-1.21396903" calcext:value-type="float">
            <text:p>-1.21396903</text:p>
          </table:table-cell>
          <table:table-cell table:formula="of:=[.E661]*100" office:value-type="float" office:value="0.168105" calcext:value-type="float">
            <text:p>0.168105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179.0056304932" calcext:value-type="float">
            <text:p>179.0056304932</text:p>
          </table:table-cell>
          <table:table-cell office:value-type="float" office:value="-0.6612879938" calcext:value-type="float">
            <text:p>-0.66128799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47815" calcext:value-type="float">
            <text:p>0.00147815</text:p>
          </table:table-cell>
          <table:table-cell office:value-type="float" office:value="0.0001985328" calcext:value-type="float">
            <text:p>0.0001985328</text:p>
          </table:table-cell>
          <table:table-cell office:value-type="float" office:value="661" calcext:value-type="float">
            <text:p>661</text:p>
          </table:table-cell>
          <table:table-cell table:formula="of:=[.D662]*100" office:value-type="float" office:value="-1.21396903" calcext:value-type="float">
            <text:p>-1.21396903</text:p>
          </table:table-cell>
          <table:table-cell table:formula="of:=[.E662]*100" office:value-type="float" office:value="0.147815" calcext:value-type="float">
            <text:p>0.147815</text:p>
          </table:table-cell>
        </table:table-row>
        <table:table-row table:style-name="ro1">
          <table:table-cell office:value-type="float" office:value="33.09" calcext:value-type="float">
            <text:p>33.09</text:p>
          </table:table-cell>
          <table:table-cell office:value-type="float" office:value="179.0103149414" calcext:value-type="float">
            <text:p>179.0103149414</text:p>
          </table:table-cell>
          <table:table-cell office:value-type="float" office:value="-0.5346481711" calcext:value-type="float">
            <text:p>-0.53464817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9881" calcext:value-type="float">
            <text:p>0.00049881</text:p>
          </table:table-cell>
          <table:table-cell office:value-type="float" office:value="0.0000084172" calcext:value-type="float">
            <text:p>8.4172E-06</text:p>
          </table:table-cell>
          <table:table-cell office:value-type="float" office:value="662" calcext:value-type="float">
            <text:p>662</text:p>
          </table:table-cell>
          <table:table-cell table:formula="of:=[.D663]*100" office:value-type="float" office:value="-1.21396903" calcext:value-type="float">
            <text:p>-1.21396903</text:p>
          </table:table-cell>
          <table:table-cell table:formula="of:=[.E663]*100" office:value-type="float" office:value="0.049881" calcext:value-type="float">
            <text:p>0.049881</text:p>
          </table:table-cell>
        </table:table-row>
        <table:table-row table:style-name="ro1">
          <table:table-cell office:value-type="float" office:value="33.14" calcext:value-type="float">
            <text:p>33.14</text:p>
          </table:table-cell>
          <table:table-cell office:value-type="float" office:value="179.0180969238" calcext:value-type="float">
            <text:p>179.0180969238</text:p>
          </table:table-cell>
          <table:table-cell office:value-type="float" office:value="-0.4887279766" calcext:value-type="float">
            <text:p>-0.488727976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45989" calcext:value-type="float">
            <text:p>-0.00045989</text:p>
          </table:table-cell>
          <table:table-cell office:value-type="float" office:value="-0.0000112848" calcext:value-type="float">
            <text:p>-1.12848E-05</text:p>
          </table:table-cell>
          <table:table-cell office:value-type="float" office:value="663" calcext:value-type="float">
            <text:p>663</text:p>
          </table:table-cell>
          <table:table-cell table:formula="of:=[.D664]*100" office:value-type="float" office:value="-1.21396903" calcext:value-type="float">
            <text:p>-1.21396903</text:p>
          </table:table-cell>
          <table:table-cell table:formula="of:=[.E664]*100" office:value-type="float" office:value="-0.045989" calcext:value-type="float">
            <text:p>-0.045989</text:p>
          </table:table-cell>
        </table:table-row>
        <table:table-row table:style-name="ro1">
          <table:table-cell office:value-type="float" office:value="33.19" calcext:value-type="float">
            <text:p>33.19</text:p>
          </table:table-cell>
          <table:table-cell office:value-type="float" office:value="179.0248565674" calcext:value-type="float">
            <text:p>179.0248565674</text:p>
          </table:table-cell>
          <table:table-cell office:value-type="float" office:value="-0.3934374455" calcext:value-type="float">
            <text:p>-0.39343744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73392" calcext:value-type="float">
            <text:p>-0.00173392</text:p>
          </table:table-cell>
          <table:table-cell office:value-type="float" office:value="-0.0002418276" calcext:value-type="float">
            <text:p>-0.0002418276</text:p>
          </table:table-cell>
          <table:table-cell office:value-type="float" office:value="664" calcext:value-type="float">
            <text:p>664</text:p>
          </table:table-cell>
          <table:table-cell table:formula="of:=[.D665]*100" office:value-type="float" office:value="-1.21396903" calcext:value-type="float">
            <text:p>-1.21396903</text:p>
          </table:table-cell>
          <table:table-cell table:formula="of:=[.E665]*100" office:value-type="float" office:value="-0.173392" calcext:value-type="float">
            <text:p>-0.173392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179.0196075439" calcext:value-type="float">
            <text:p>179.0196075439</text:p>
          </table:table-cell>
          <table:table-cell office:value-type="float" office:value="-0.265373073" calcext:value-type="float">
            <text:p>-0.2653730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43654" calcext:value-type="float">
            <text:p>-0.00343654</text:p>
          </table:table-cell>
          <table:table-cell office:value-type="float" office:value="-0.0005169075" calcext:value-type="float">
            <text:p>-0.0005169075</text:p>
          </table:table-cell>
          <table:table-cell office:value-type="float" office:value="665" calcext:value-type="float">
            <text:p>665</text:p>
          </table:table-cell>
          <table:table-cell table:formula="of:=[.D666]*100" office:value-type="float" office:value="-1.21396903" calcext:value-type="float">
            <text:p>-1.21396903</text:p>
          </table:table-cell>
          <table:table-cell table:formula="of:=[.E666]*100" office:value-type="float" office:value="-0.343654" calcext:value-type="float">
            <text:p>-0.343654</text:p>
          </table:table-cell>
        </table:table-row>
        <table:table-row table:style-name="ro1">
          <table:table-cell office:value-type="float" office:value="33.29" calcext:value-type="float">
            <text:p>33.29</text:p>
          </table:table-cell>
          <table:table-cell office:value-type="float" office:value="179.0276641846" calcext:value-type="float">
            <text:p>179.0276641846</text:p>
          </table:table-cell>
          <table:table-cell office:value-type="float" office:value="-0.1806051358" calcext:value-type="float">
            <text:p>-0.180605135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13617" calcext:value-type="float">
            <text:p>-0.00513617</text:p>
          </table:table-cell>
          <table:table-cell office:value-type="float" office:value="-0.0006175508" calcext:value-type="float">
            <text:p>-0.0006175508</text:p>
          </table:table-cell>
          <table:table-cell office:value-type="float" office:value="666" calcext:value-type="float">
            <text:p>666</text:p>
          </table:table-cell>
          <table:table-cell table:formula="of:=[.D667]*100" office:value-type="float" office:value="-1.21396903" calcext:value-type="float">
            <text:p>-1.21396903</text:p>
          </table:table-cell>
          <table:table-cell table:formula="of:=[.E667]*100" office:value-type="float" office:value="-0.513617" calcext:value-type="float">
            <text:p>-0.513617</text:p>
          </table:table-cell>
        </table:table-row>
        <table:table-row table:style-name="ro1">
          <table:table-cell office:value-type="float" office:value="33.34" calcext:value-type="float">
            <text:p>33.34</text:p>
          </table:table-cell>
          <table:table-cell office:value-type="float" office:value="179.0160217285" calcext:value-type="float">
            <text:p>179.0160217285</text:p>
          </table:table-cell>
          <table:table-cell office:value-type="float" office:value="-0.1647795472" calcext:value-type="float">
            <text:p>-0.16477954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37428" calcext:value-type="float">
            <text:p>-0.00637428</text:p>
          </table:table-cell>
          <table:table-cell office:value-type="float" office:value="-0.0007746395" calcext:value-type="float">
            <text:p>-0.0007746395</text:p>
          </table:table-cell>
          <table:table-cell office:value-type="float" office:value="667" calcext:value-type="float">
            <text:p>667</text:p>
          </table:table-cell>
          <table:table-cell table:formula="of:=[.D668]*100" office:value-type="float" office:value="-1.21396903" calcext:value-type="float">
            <text:p>-1.21396903</text:p>
          </table:table-cell>
          <table:table-cell table:formula="of:=[.E668]*100" office:value-type="float" office:value="-0.637428" calcext:value-type="float">
            <text:p>-0.637428</text:p>
          </table:table-cell>
        </table:table-row>
        <table:table-row table:style-name="ro1">
          <table:table-cell office:value-type="float" office:value="33.39" calcext:value-type="float">
            <text:p>33.39</text:p>
          </table:table-cell>
          <table:table-cell office:value-type="float" office:value="178.9957275391" calcext:value-type="float">
            <text:p>178.9957275391</text:p>
          </table:table-cell>
          <table:table-cell office:value-type="float" office:value="-0.1757877197" calcext:value-type="float">
            <text:p>-0.17578771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12596" calcext:value-type="float">
            <text:p>-0.00712596</text:p>
          </table:table-cell>
          <table:table-cell office:value-type="float" office:value="-0.0007570212" calcext:value-type="float">
            <text:p>-0.0007570212</text:p>
          </table:table-cell>
          <table:table-cell office:value-type="float" office:value="668" calcext:value-type="float">
            <text:p>668</text:p>
          </table:table-cell>
          <table:table-cell table:formula="of:=[.D669]*100" office:value-type="float" office:value="-1.21396903" calcext:value-type="float">
            <text:p>-1.21396903</text:p>
          </table:table-cell>
          <table:table-cell table:formula="of:=[.E669]*100" office:value-type="float" office:value="-0.712596" calcext:value-type="float">
            <text:p>-0.712596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78.9961853027" calcext:value-type="float">
            <text:p>178.9961853027</text:p>
          </table:table-cell>
          <table:table-cell office:value-type="float" office:value="-0.143765504" calcext:value-type="float">
            <text:p>-0.1437655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84032" calcext:value-type="float">
            <text:p>-0.00784032</text:p>
          </table:table-cell>
          <table:table-cell office:value-type="float" office:value="-0.0008023551" calcext:value-type="float">
            <text:p>-0.0008023551</text:p>
          </table:table-cell>
          <table:table-cell office:value-type="float" office:value="669" calcext:value-type="float">
            <text:p>669</text:p>
          </table:table-cell>
          <table:table-cell table:formula="of:=[.D670]*100" office:value-type="float" office:value="-1.21396903" calcext:value-type="float">
            <text:p>-1.21396903</text:p>
          </table:table-cell>
          <table:table-cell table:formula="of:=[.E670]*100" office:value-type="float" office:value="-0.784032" calcext:value-type="float">
            <text:p>-0.784032</text:p>
          </table:table-cell>
        </table:table-row>
        <table:table-row table:style-name="ro1">
          <table:table-cell office:value-type="float" office:value="33.49" calcext:value-type="float">
            <text:p>33.49</text:p>
          </table:table-cell>
          <table:table-cell office:value-type="float" office:value="179.0016784668" calcext:value-type="float">
            <text:p>179.0016784668</text:p>
          </table:table-cell>
          <table:table-cell office:value-type="float" office:value="-0.1118369333" calcext:value-type="float">
            <text:p>-0.11183693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2918" calcext:value-type="float">
            <text:p>-0.00852918</text:p>
          </table:table-cell>
          <table:table-cell office:value-type="float" office:value="-0.0009353447" calcext:value-type="float">
            <text:p>-0.0009353447</text:p>
          </table:table-cell>
          <table:table-cell office:value-type="float" office:value="670" calcext:value-type="float">
            <text:p>670</text:p>
          </table:table-cell>
          <table:table-cell table:formula="of:=[.D671]*100" office:value-type="float" office:value="-1.21396903" calcext:value-type="float">
            <text:p>-1.21396903</text:p>
          </table:table-cell>
          <table:table-cell table:formula="of:=[.E671]*100" office:value-type="float" office:value="-0.852918" calcext:value-type="float">
            <text:p>-0.852918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179.0103607178" calcext:value-type="float">
            <text:p>179.0103607178</text:p>
          </table:table-cell>
          <table:table-cell office:value-type="float" office:value="-0.0313706783" calcext:value-type="float">
            <text:p>-0.03137067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2458" calcext:value-type="float">
            <text:p>-0.00952458</text:p>
          </table:table-cell>
          <table:table-cell office:value-type="float" office:value="-0.0009802626" calcext:value-type="float">
            <text:p>-0.0009802626</text:p>
          </table:table-cell>
          <table:table-cell office:value-type="float" office:value="671" calcext:value-type="float">
            <text:p>671</text:p>
          </table:table-cell>
          <table:table-cell table:formula="of:=[.D672]*100" office:value-type="float" office:value="-1.21396903" calcext:value-type="float">
            <text:p>-1.21396903</text:p>
          </table:table-cell>
          <table:table-cell table:formula="of:=[.E672]*100" office:value-type="float" office:value="-0.952458" calcext:value-type="float">
            <text:p>-0.952458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179.0011444092" calcext:value-type="float">
            <text:p>179.0011444092</text:p>
          </table:table-cell>
          <table:table-cell office:value-type="float" office:value="-0.1207175465" calcext:value-type="float">
            <text:p>-0.12071754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9236" calcext:value-type="float">
            <text:p>-0.00959236</text:p>
          </table:table-cell>
          <table:table-cell office:value-type="float" office:value="-0.000793789" calcext:value-type="float">
            <text:p>-0.000793789</text:p>
          </table:table-cell>
          <table:table-cell office:value-type="float" office:value="672" calcext:value-type="float">
            <text:p>672</text:p>
          </table:table-cell>
          <table:table-cell table:formula="of:=[.D673]*100" office:value-type="float" office:value="-1.21396903" calcext:value-type="float">
            <text:p>-1.21396903</text:p>
          </table:table-cell>
          <table:table-cell table:formula="of:=[.E673]*100" office:value-type="float" office:value="-0.959236" calcext:value-type="float">
            <text:p>-0.959236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178.9993743896" calcext:value-type="float">
            <text:p>178.9993743896</text:p>
          </table:table-cell>
          <table:table-cell office:value-type="float" office:value="-0.0895407824" calcext:value-type="float">
            <text:p>-0.08954078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84534" calcext:value-type="float">
            <text:p>-0.00984534</text:p>
          </table:table-cell>
          <table:table-cell office:value-type="float" office:value="-0.00080915" calcext:value-type="float">
            <text:p>-0.00080915</text:p>
          </table:table-cell>
          <table:table-cell office:value-type="float" office:value="673" calcext:value-type="float">
            <text:p>673</text:p>
          </table:table-cell>
          <table:table-cell table:formula="of:=[.D674]*100" office:value-type="float" office:value="-1.21396903" calcext:value-type="float">
            <text:p>-1.21396903</text:p>
          </table:table-cell>
          <table:table-cell table:formula="of:=[.E674]*100" office:value-type="float" office:value="-0.984534" calcext:value-type="float">
            <text:p>-0.984534</text:p>
          </table:table-cell>
        </table:table-row>
        <table:table-row table:style-name="ro1">
          <table:table-cell office:value-type="float" office:value="33.69" calcext:value-type="float">
            <text:p>33.69</text:p>
          </table:table-cell>
          <table:table-cell office:value-type="float" office:value="179.0041656494" calcext:value-type="float">
            <text:p>179.0041656494</text:p>
          </table:table-cell>
          <table:table-cell office:value-type="float" office:value="-0.0898177249" calcext:value-type="float">
            <text:p>-0.08981772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01208" calcext:value-type="float">
            <text:p>-0.01001208</text:p>
          </table:table-cell>
          <table:table-cell office:value-type="float" office:value="-0.0006532002" calcext:value-type="float">
            <text:p>-0.0006532002</text:p>
          </table:table-cell>
          <table:table-cell office:value-type="float" office:value="674" calcext:value-type="float">
            <text:p>674</text:p>
          </table:table-cell>
          <table:table-cell table:formula="of:=[.D675]*100" office:value-type="float" office:value="-1.21396903" calcext:value-type="float">
            <text:p>-1.21396903</text:p>
          </table:table-cell>
          <table:table-cell table:formula="of:=[.E675]*100" office:value-type="float" office:value="-1.001208" calcext:value-type="float">
            <text:p>-1.001208</text:p>
          </table:table-cell>
        </table:table-row>
        <table:table-row table:style-name="ro1">
          <table:table-cell office:value-type="float" office:value="33.74" calcext:value-type="float">
            <text:p>33.74</text:p>
          </table:table-cell>
          <table:table-cell office:value-type="float" office:value="179.0199127197" calcext:value-type="float">
            <text:p>179.0199127197</text:p>
          </table:table-cell>
          <table:table-cell office:value-type="float" office:value="-0.1044448339" calcext:value-type="float">
            <text:p>-0.104444833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02569" calcext:value-type="float">
            <text:p>-0.01002569</text:p>
          </table:table-cell>
          <table:table-cell office:value-type="float" office:value="-0.0004025377" calcext:value-type="float">
            <text:p>-0.0004025377</text:p>
          </table:table-cell>
          <table:table-cell office:value-type="float" office:value="675" calcext:value-type="float">
            <text:p>675</text:p>
          </table:table-cell>
          <table:table-cell table:formula="of:=[.D676]*100" office:value-type="float" office:value="-1.21396903" calcext:value-type="float">
            <text:p>-1.21396903</text:p>
          </table:table-cell>
          <table:table-cell table:formula="of:=[.E676]*100" office:value-type="float" office:value="-1.002569" calcext:value-type="float">
            <text:p>-1.002569</text:p>
          </table:table-cell>
        </table:table-row>
        <table:table-row table:style-name="ro1">
          <table:table-cell office:value-type="float" office:value="33.79" calcext:value-type="float">
            <text:p>33.79</text:p>
          </table:table-cell>
          <table:table-cell office:value-type="float" office:value="179.0316467285" calcext:value-type="float">
            <text:p>179.0316467285</text:p>
          </table:table-cell>
          <table:table-cell office:value-type="float" office:value="-0.1333879504" calcext:value-type="float">
            <text:p>-0.13338795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84184" calcext:value-type="float">
            <text:p>-0.00984184</text:p>
          </table:table-cell>
          <table:table-cell office:value-type="float" office:value="-0.0001760944" calcext:value-type="float">
            <text:p>-0.0001760944</text:p>
          </table:table-cell>
          <table:table-cell office:value-type="float" office:value="676" calcext:value-type="float">
            <text:p>676</text:p>
          </table:table-cell>
          <table:table-cell table:formula="of:=[.D677]*100" office:value-type="float" office:value="-1.21396903" calcext:value-type="float">
            <text:p>-1.21396903</text:p>
          </table:table-cell>
          <table:table-cell table:formula="of:=[.E677]*100" office:value-type="float" office:value="-0.984184" calcext:value-type="float">
            <text:p>-0.984184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179.042175293" calcext:value-type="float">
            <text:p>179.042175293</text:p>
          </table:table-cell>
          <table:table-cell office:value-type="float" office:value="-0.0394667068" calcext:value-type="float">
            <text:p>-0.03946670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34536" calcext:value-type="float">
            <text:p>-0.01034536</text:p>
          </table:table-cell>
          <table:table-cell office:value-type="float" office:value="-0.0002562268" calcext:value-type="float">
            <text:p>-0.0002562268</text:p>
          </table:table-cell>
          <table:table-cell office:value-type="float" office:value="677" calcext:value-type="float">
            <text:p>677</text:p>
          </table:table-cell>
          <table:table-cell table:formula="of:=[.D678]*100" office:value-type="float" office:value="-1.21396903" calcext:value-type="float">
            <text:p>-1.21396903</text:p>
          </table:table-cell>
          <table:table-cell table:formula="of:=[.E678]*100" office:value-type="float" office:value="-1.034536" calcext:value-type="float">
            <text:p>-1.034536</text:p>
          </table:table-cell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float" office:value="179.0436859131" calcext:value-type="float">
            <text:p>179.0436859131</text:p>
          </table:table-cell>
          <table:table-cell office:value-type="float" office:value="-0.0073061801" calcext:value-type="float">
            <text:p>-0.00730618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89527" calcext:value-type="float">
            <text:p>-0.01089527</text:p>
          </table:table-cell>
          <table:table-cell office:value-type="float" office:value="-0.0002290245" calcext:value-type="float">
            <text:p>-0.0002290245</text:p>
          </table:table-cell>
          <table:table-cell office:value-type="float" office:value="678" calcext:value-type="float">
            <text:p>678</text:p>
          </table:table-cell>
          <table:table-cell table:formula="of:=[.D679]*100" office:value-type="float" office:value="-1.21396903" calcext:value-type="float">
            <text:p>-1.21396903</text:p>
          </table:table-cell>
          <table:table-cell table:formula="of:=[.E679]*100" office:value-type="float" office:value="-1.089527" calcext:value-type="float">
            <text:p>-1.089527</text:p>
          </table:table-cell>
        </table:table-row>
        <table:table-row table:style-name="ro1">
          <table:table-cell office:value-type="float" office:value="33.94" calcext:value-type="float">
            <text:p>33.94</text:p>
          </table:table-cell>
          <table:table-cell office:value-type="float" office:value="179.0521240234" calcext:value-type="float">
            <text:p>179.0521240234</text:p>
          </table:table-cell>
          <table:table-cell office:value-type="float" office:value="-0.0086351738" calcext:value-type="float">
            <text:p>-0.00863517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25286" calcext:value-type="float">
            <text:p>-0.01125286</text:p>
          </table:table-cell>
          <table:table-cell office:value-type="float" office:value="-0.000042778" calcext:value-type="float">
            <text:p>-0.000042778</text:p>
          </table:table-cell>
          <table:table-cell office:value-type="float" office:value="679" calcext:value-type="float">
            <text:p>679</text:p>
          </table:table-cell>
          <table:table-cell table:formula="of:=[.D680]*100" office:value-type="float" office:value="-1.21396903" calcext:value-type="float">
            <text:p>-1.21396903</text:p>
          </table:table-cell>
          <table:table-cell table:formula="of:=[.E680]*100" office:value-type="float" office:value="-1.125286" calcext:value-type="float">
            <text:p>-1.125286</text:p>
          </table:table-cell>
        </table:table-row>
        <table:table-row table:style-name="ro1">
          <table:table-cell office:value-type="float" office:value="33.99" calcext:value-type="float">
            <text:p>33.99</text:p>
          </table:table-cell>
          <table:table-cell office:value-type="float" office:value="179.0533752441" calcext:value-type="float">
            <text:p>179.0533752441</text:p>
          </table:table-cell>
          <table:table-cell office:value-type="float" office:value="0.0158498343" calcext:value-type="float">
            <text:p>0.015849834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65437" calcext:value-type="float">
            <text:p>-0.01165437</text:p>
          </table:table-cell>
          <table:table-cell office:value-type="float" office:value="-0.0001141355" calcext:value-type="float">
            <text:p>-0.0001141355</text:p>
          </table:table-cell>
          <table:table-cell office:value-type="float" office:value="680" calcext:value-type="float">
            <text:p>680</text:p>
          </table:table-cell>
          <table:table-cell table:formula="of:=[.D681]*100" office:value-type="float" office:value="-1.21396903" calcext:value-type="float">
            <text:p>-1.21396903</text:p>
          </table:table-cell>
          <table:table-cell table:formula="of:=[.E681]*100" office:value-type="float" office:value="-1.165437" calcext:value-type="float">
            <text:p>-1.165437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179.0504150391" calcext:value-type="float">
            <text:p>179.0504150391</text:p>
          </table:table-cell>
          <table:table-cell office:value-type="float" office:value="0.0693089596" calcext:value-type="float">
            <text:p>0.06930895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27826" calcext:value-type="float">
            <text:p>-0.01227826</text:p>
          </table:table-cell>
          <table:table-cell office:value-type="float" office:value="-0.0001746586" calcext:value-type="float">
            <text:p>-0.0001746586</text:p>
          </table:table-cell>
          <table:table-cell office:value-type="float" office:value="681" calcext:value-type="float">
            <text:p>681</text:p>
          </table:table-cell>
          <table:table-cell table:formula="of:=[.D682]*100" office:value-type="float" office:value="-1.21396903" calcext:value-type="float">
            <text:p>-1.21396903</text:p>
          </table:table-cell>
          <table:table-cell table:formula="of:=[.E682]*100" office:value-type="float" office:value="-1.227826" calcext:value-type="float">
            <text:p>-1.227826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179.0426940918" calcext:value-type="float">
            <text:p>179.0426940918</text:p>
          </table:table-cell>
          <table:table-cell office:value-type="float" office:value="0.11399986" calcext:value-type="float">
            <text:p>0.113999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9919" calcext:value-type="float">
            <text:p>-0.0129919</text:p>
          </table:table-cell>
          <table:table-cell office:value-type="float" office:value="-0.0003960302" calcext:value-type="float">
            <text:p>-0.0003960302</text:p>
          </table:table-cell>
          <table:table-cell office:value-type="float" office:value="682" calcext:value-type="float">
            <text:p>682</text:p>
          </table:table-cell>
          <table:table-cell table:formula="of:=[.D683]*100" office:value-type="float" office:value="-1.21396903" calcext:value-type="float">
            <text:p>-1.21396903</text:p>
          </table:table-cell>
          <table:table-cell table:formula="of:=[.E683]*100" office:value-type="float" office:value="-1.29919" calcext:value-type="float">
            <text:p>-1.29919</text:p>
          </table:table-cell>
        </table:table-row>
        <table:table-row table:style-name="ro1">
          <table:table-cell office:value-type="float" office:value="34.14" calcext:value-type="float">
            <text:p>34.14</text:p>
          </table:table-cell>
          <table:table-cell office:value-type="float" office:value="179.0361633301" calcext:value-type="float">
            <text:p>179.0361633301</text:p>
          </table:table-cell>
          <table:table-cell office:value-type="float" office:value="0.1592223719" calcext:value-type="float">
            <text:p>0.15922237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7689" calcext:value-type="float">
            <text:p>-0.0137689</text:p>
          </table:table-cell>
          <table:table-cell office:value-type="float" office:value="-0.0004372737" calcext:value-type="float">
            <text:p>-0.0004372737</text:p>
          </table:table-cell>
          <table:table-cell office:value-type="float" office:value="683" calcext:value-type="float">
            <text:p>683</text:p>
          </table:table-cell>
          <table:table-cell table:formula="of:=[.D684]*100" office:value-type="float" office:value="-1.21396903" calcext:value-type="float">
            <text:p>-1.21396903</text:p>
          </table:table-cell>
          <table:table-cell table:formula="of:=[.E684]*100" office:value-type="float" office:value="-1.37689" calcext:value-type="float">
            <text:p>-1.37689</text:p>
          </table:table-cell>
        </table:table-row>
        <table:table-row table:style-name="ro1">
          <table:table-cell office:value-type="float" office:value="34.19" calcext:value-type="float">
            <text:p>34.19</text:p>
          </table:table-cell>
          <table:table-cell office:value-type="float" office:value="179.030166626" calcext:value-type="float">
            <text:p>179.030166626</text:p>
          </table:table-cell>
          <table:table-cell office:value-type="float" office:value="0.208448223" calcext:value-type="float">
            <text:p>0.2084482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6148" calcext:value-type="float">
            <text:p>-0.0146148</text:p>
          </table:table-cell>
          <table:table-cell office:value-type="float" office:value="-0.0006926573" calcext:value-type="float">
            <text:p>-0.0006926573</text:p>
          </table:table-cell>
          <table:table-cell office:value-type="float" office:value="684" calcext:value-type="float">
            <text:p>684</text:p>
          </table:table-cell>
          <table:table-cell table:formula="of:=[.D685]*100" office:value-type="float" office:value="-1.21396903" calcext:value-type="float">
            <text:p>-1.21396903</text:p>
          </table:table-cell>
          <table:table-cell table:formula="of:=[.E685]*100" office:value-type="float" office:value="-1.46148" calcext:value-type="float">
            <text:p>-1.46148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179.0267791748" calcext:value-type="float">
            <text:p>179.0267791748</text:p>
          </table:table-cell>
          <table:table-cell office:value-type="float" office:value="0.205469048" calcext:value-type="float">
            <text:p>0.20546904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15864" calcext:value-type="float">
            <text:p>-0.01515864</text:p>
          </table:table-cell>
          <table:table-cell office:value-type="float" office:value="-0.0008403067" calcext:value-type="float">
            <text:p>-0.0008403067</text:p>
          </table:table-cell>
          <table:table-cell office:value-type="float" office:value="685" calcext:value-type="float">
            <text:p>685</text:p>
          </table:table-cell>
          <table:table-cell table:formula="of:=[.D686]*100" office:value-type="float" office:value="-1.21396903" calcext:value-type="float">
            <text:p>-1.21396903</text:p>
          </table:table-cell>
          <table:table-cell table:formula="of:=[.E686]*100" office:value-type="float" office:value="-1.515864" calcext:value-type="float">
            <text:p>-1.515864</text:p>
          </table:table-cell>
        </table:table-row>
        <table:table-row table:style-name="ro1">
          <table:table-cell office:value-type="float" office:value="34.29" calcext:value-type="float">
            <text:p>34.29</text:p>
          </table:table-cell>
          <table:table-cell office:value-type="float" office:value="179.0287475586" calcext:value-type="float">
            <text:p>179.0287475586</text:p>
          </table:table-cell>
          <table:table-cell office:value-type="float" office:value="0.1532143521" calcext:value-type="float">
            <text:p>0.15321435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17275" calcext:value-type="float">
            <text:p>-0.01517275</text:p>
          </table:table-cell>
          <table:table-cell office:value-type="float" office:value="-0.0007228123" calcext:value-type="float">
            <text:p>-0.0007228123</text:p>
          </table:table-cell>
          <table:table-cell office:value-type="float" office:value="686" calcext:value-type="float">
            <text:p>686</text:p>
          </table:table-cell>
          <table:table-cell table:formula="of:=[.D687]*100" office:value-type="float" office:value="-1.21396903" calcext:value-type="float">
            <text:p>-1.21396903</text:p>
          </table:table-cell>
          <table:table-cell table:formula="of:=[.E687]*100" office:value-type="float" office:value="-1.517275" calcext:value-type="float">
            <text:p>-1.517275</text:p>
          </table:table-cell>
        </table:table-row>
        <table:table-row table:style-name="ro1">
          <table:table-cell office:value-type="float" office:value="34.34" calcext:value-type="float">
            <text:p>34.34</text:p>
          </table:table-cell>
          <table:table-cell office:value-type="float" office:value="179.0435638428" calcext:value-type="float">
            <text:p>179.0435638428</text:p>
          </table:table-cell>
          <table:table-cell office:value-type="float" office:value="0.1447856069" calcext:value-type="float">
            <text:p>0.14478560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12596" calcext:value-type="float">
            <text:p>-0.01512596</text:p>
          </table:table-cell>
          <table:table-cell office:value-type="float" office:value="-0.0008436032" calcext:value-type="float">
            <text:p>-0.0008436032</text:p>
          </table:table-cell>
          <table:table-cell office:value-type="float" office:value="687" calcext:value-type="float">
            <text:p>687</text:p>
          </table:table-cell>
          <table:table-cell table:formula="of:=[.D688]*100" office:value-type="float" office:value="-1.21396903" calcext:value-type="float">
            <text:p>-1.21396903</text:p>
          </table:table-cell>
          <table:table-cell table:formula="of:=[.E688]*100" office:value-type="float" office:value="-1.512596" calcext:value-type="float">
            <text:p>-1.512596</text:p>
          </table:table-cell>
        </table:table-row>
        <table:table-row table:style-name="ro1">
          <table:table-cell office:value-type="float" office:value="34.39" calcext:value-type="float">
            <text:p>34.39</text:p>
          </table:table-cell>
          <table:table-cell office:value-type="float" office:value="179.0479431152" calcext:value-type="float">
            <text:p>179.0479431152</text:p>
          </table:table-cell>
          <table:table-cell office:value-type="float" office:value="0.1510155254" calcext:value-type="float">
            <text:p>0.15101552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13631" calcext:value-type="float">
            <text:p>-0.01513631</text:p>
          </table:table-cell>
          <table:table-cell office:value-type="float" office:value="-0.0008430148" calcext:value-type="float">
            <text:p>-0.0008430148</text:p>
          </table:table-cell>
          <table:table-cell office:value-type="float" office:value="688" calcext:value-type="float">
            <text:p>688</text:p>
          </table:table-cell>
          <table:table-cell table:formula="of:=[.D689]*100" office:value-type="float" office:value="-1.21396903" calcext:value-type="float">
            <text:p>-1.21396903</text:p>
          </table:table-cell>
          <table:table-cell table:formula="of:=[.E689]*100" office:value-type="float" office:value="-1.513631" calcext:value-type="float">
            <text:p>-1.513631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179.0522918701" calcext:value-type="float">
            <text:p>179.0522918701</text:p>
          </table:table-cell>
          <table:table-cell office:value-type="float" office:value="0.0971910968" calcext:value-type="float">
            <text:p>0.09719109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78444" calcext:value-type="float">
            <text:p>-0.01478444</text:p>
          </table:table-cell>
          <table:table-cell office:value-type="float" office:value="-0.0007382761" calcext:value-type="float">
            <text:p>-0.0007382761</text:p>
          </table:table-cell>
          <table:table-cell office:value-type="float" office:value="689" calcext:value-type="float">
            <text:p>689</text:p>
          </table:table-cell>
          <table:table-cell table:formula="of:=[.D690]*100" office:value-type="float" office:value="-1.21396903" calcext:value-type="float">
            <text:p>-1.21396903</text:p>
          </table:table-cell>
          <table:table-cell table:formula="of:=[.E690]*100" office:value-type="float" office:value="-1.478444" calcext:value-type="float">
            <text:p>-1.478444</text:p>
          </table:table-cell>
        </table:table-row>
        <table:table-row table:style-name="ro1">
          <table:table-cell office:value-type="float" office:value="34.49" calcext:value-type="float">
            <text:p>34.49</text:p>
          </table:table-cell>
          <table:table-cell office:value-type="float" office:value="179.0490570068" calcext:value-type="float">
            <text:p>179.0490570068</text:p>
          </table:table-cell>
          <table:table-cell office:value-type="float" office:value="0.0283982465" calcext:value-type="float">
            <text:p>0.02839824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09141" calcext:value-type="float">
            <text:p>-0.01409141</text:p>
          </table:table-cell>
          <table:table-cell office:value-type="float" office:value="-0.0007308691" calcext:value-type="float">
            <text:p>-0.0007308691</text:p>
          </table:table-cell>
          <table:table-cell office:value-type="float" office:value="690" calcext:value-type="float">
            <text:p>690</text:p>
          </table:table-cell>
          <table:table-cell table:formula="of:=[.D691]*100" office:value-type="float" office:value="-1.21396903" calcext:value-type="float">
            <text:p>-1.21396903</text:p>
          </table:table-cell>
          <table:table-cell table:formula="of:=[.E691]*100" office:value-type="float" office:value="-1.409141" calcext:value-type="float">
            <text:p>-1.409141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179.0503845215" calcext:value-type="float">
            <text:p>179.0503845215</text:p>
          </table:table-cell>
          <table:table-cell office:value-type="float" office:value="-0.0937657964" calcext:value-type="float">
            <text:p>-0.09376579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81529" calcext:value-type="float">
            <text:p>-0.01281529</text:p>
          </table:table-cell>
          <table:table-cell office:value-type="float" office:value="-0.0005294143" calcext:value-type="float">
            <text:p>-0.0005294143</text:p>
          </table:table-cell>
          <table:table-cell office:value-type="float" office:value="691" calcext:value-type="float">
            <text:p>691</text:p>
          </table:table-cell>
          <table:table-cell table:formula="of:=[.D692]*100" office:value-type="float" office:value="-1.21396903" calcext:value-type="float">
            <text:p>-1.21396903</text:p>
          </table:table-cell>
          <table:table-cell table:formula="of:=[.E692]*100" office:value-type="float" office:value="-1.281529" calcext:value-type="float">
            <text:p>-1.281529</text:p>
          </table:table-cell>
        </table:table-row>
        <table:table-row table:style-name="ro1">
          <table:table-cell office:value-type="float" office:value="34.59" calcext:value-type="float">
            <text:p>34.59</text:p>
          </table:table-cell>
          <table:table-cell office:value-type="float" office:value="179.059677124" calcext:value-type="float">
            <text:p>179.059677124</text:p>
          </table:table-cell>
          <table:table-cell office:value-type="float" office:value="-0.137436463" calcext:value-type="float">
            <text:p>-0.1374364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67381" calcext:value-type="float">
            <text:p>-0.01167381</text:p>
          </table:table-cell>
          <table:table-cell office:value-type="float" office:value="-0.0003834063" calcext:value-type="float">
            <text:p>-0.0003834063</text:p>
          </table:table-cell>
          <table:table-cell office:value-type="float" office:value="692" calcext:value-type="float">
            <text:p>692</text:p>
          </table:table-cell>
          <table:table-cell table:formula="of:=[.D693]*100" office:value-type="float" office:value="-1.21396903" calcext:value-type="float">
            <text:p>-1.21396903</text:p>
          </table:table-cell>
          <table:table-cell table:formula="of:=[.E693]*100" office:value-type="float" office:value="-1.167381" calcext:value-type="float">
            <text:p>-1.167381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79.0650634766" calcext:value-type="float">
            <text:p>179.0650634766</text:p>
          </table:table-cell>
          <table:table-cell office:value-type="float" office:value="-0.2234357215" calcext:value-type="float">
            <text:p>-0.22343572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33991" calcext:value-type="float">
            <text:p>-0.01033991</text:p>
          </table:table-cell>
          <table:table-cell office:value-type="float" office:value="-0.0003089664" calcext:value-type="float">
            <text:p>-0.0003089664</text:p>
          </table:table-cell>
          <table:table-cell office:value-type="float" office:value="693" calcext:value-type="float">
            <text:p>693</text:p>
          </table:table-cell>
          <table:table-cell table:formula="of:=[.D694]*100" office:value-type="float" office:value="-1.21396903" calcext:value-type="float">
            <text:p>-1.21396903</text:p>
          </table:table-cell>
          <table:table-cell table:formula="of:=[.E694]*100" office:value-type="float" office:value="-1.033991" calcext:value-type="float">
            <text:p>-1.033991</text:p>
          </table:table-cell>
        </table:table-row>
        <table:table-row table:style-name="ro1">
          <table:table-cell office:value-type="float" office:value="34.69" calcext:value-type="float">
            <text:p>34.69</text:p>
          </table:table-cell>
          <table:table-cell office:value-type="float" office:value="179.0699615479" calcext:value-type="float">
            <text:p>179.0699615479</text:p>
          </table:table-cell>
          <table:table-cell office:value-type="float" office:value="-0.2459181498" calcext:value-type="float">
            <text:p>-0.245918149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0116" calcext:value-type="float">
            <text:p>-0.00930116</text:p>
          </table:table-cell>
          <table:table-cell office:value-type="float" office:value="-0.0002529167" calcext:value-type="float">
            <text:p>-0.0002529167</text:p>
          </table:table-cell>
          <table:table-cell office:value-type="float" office:value="694" calcext:value-type="float">
            <text:p>694</text:p>
          </table:table-cell>
          <table:table-cell table:formula="of:=[.D695]*100" office:value-type="float" office:value="-1.21396903" calcext:value-type="float">
            <text:p>-1.21396903</text:p>
          </table:table-cell>
          <table:table-cell table:formula="of:=[.E695]*100" office:value-type="float" office:value="-0.930116" calcext:value-type="float">
            <text:p>-0.930116</text:p>
          </table:table-cell>
        </table:table-row>
        <table:table-row table:style-name="ro1">
          <table:table-cell office:value-type="float" office:value="34.74" calcext:value-type="float">
            <text:p>34.74</text:p>
          </table:table-cell>
          <table:table-cell office:value-type="float" office:value="179.072479248" calcext:value-type="float">
            <text:p>179.072479248</text:p>
          </table:table-cell>
          <table:table-cell office:value-type="float" office:value="-0.3019429368" calcext:value-type="float">
            <text:p>-0.30194293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3551" calcext:value-type="float">
            <text:p>-0.00823551</text:p>
          </table:table-cell>
          <table:table-cell office:value-type="float" office:value="0.0000200574" calcext:value-type="float">
            <text:p>2.00574E-05</text:p>
          </table:table-cell>
          <table:table-cell office:value-type="float" office:value="695" calcext:value-type="float">
            <text:p>695</text:p>
          </table:table-cell>
          <table:table-cell table:formula="of:=[.D696]*100" office:value-type="float" office:value="-1.21396903" calcext:value-type="float">
            <text:p>-1.21396903</text:p>
          </table:table-cell>
          <table:table-cell table:formula="of:=[.E696]*100" office:value-type="float" office:value="-0.823551" calcext:value-type="float">
            <text:p>-0.823551</text:p>
          </table:table-cell>
        </table:table-row>
        <table:table-row table:style-name="ro1">
          <table:table-cell office:value-type="float" office:value="34.79" calcext:value-type="float">
            <text:p>34.79</text:p>
          </table:table-cell>
          <table:table-cell office:value-type="float" office:value="179.0746154785" calcext:value-type="float">
            <text:p>179.0746154785</text:p>
          </table:table-cell>
          <table:table-cell office:value-type="float" office:value="-0.2070774486" calcext:value-type="float">
            <text:p>-0.20707744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577" calcext:value-type="float">
            <text:p>-0.0081577</text:p>
          </table:table-cell>
          <table:table-cell office:value-type="float" office:value="-0.0001304009" calcext:value-type="float">
            <text:p>-0.0001304009</text:p>
          </table:table-cell>
          <table:table-cell office:value-type="float" office:value="696" calcext:value-type="float">
            <text:p>696</text:p>
          </table:table-cell>
          <table:table-cell table:formula="of:=[.D697]*100" office:value-type="float" office:value="-1.21396903" calcext:value-type="float">
            <text:p>-1.21396903</text:p>
          </table:table-cell>
          <table:table-cell table:formula="of:=[.E697]*100" office:value-type="float" office:value="-0.81577" calcext:value-type="float">
            <text:p>-0.81577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179.0657348633" calcext:value-type="float">
            <text:p>179.0657348633</text:p>
          </table:table-cell>
          <table:table-cell office:value-type="float" office:value="-0.2881387514" calcext:value-type="float">
            <text:p>-0.28813875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6553" calcext:value-type="float">
            <text:p>-0.00756553</text:p>
          </table:table-cell>
          <table:table-cell office:value-type="float" office:value="-0.0000055911" calcext:value-type="float">
            <text:p>-5.5911E-06</text:p>
          </table:table-cell>
          <table:table-cell office:value-type="float" office:value="697" calcext:value-type="float">
            <text:p>697</text:p>
          </table:table-cell>
          <table:table-cell table:formula="of:=[.D698]*100" office:value-type="float" office:value="-1.21396903" calcext:value-type="float">
            <text:p>-1.21396903</text:p>
          </table:table-cell>
          <table:table-cell table:formula="of:=[.E698]*100" office:value-type="float" office:value="-0.756553" calcext:value-type="float">
            <text:p>-0.756553</text:p>
          </table:table-cell>
        </table:table-row>
        <table:table-row table:style-name="ro1">
          <table:table-cell office:value-type="float" office:value="34.89" calcext:value-type="float">
            <text:p>34.89</text:p>
          </table:table-cell>
          <table:table-cell office:value-type="float" office:value="179.0708618164" calcext:value-type="float">
            <text:p>179.0708618164</text:p>
          </table:table-cell>
          <table:table-cell office:value-type="float" office:value="-0.2646335024" calcext:value-type="float">
            <text:p>-0.26463350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32759" calcext:value-type="float">
            <text:p>-0.00732759</text:p>
          </table:table-cell>
          <table:table-cell office:value-type="float" office:value="-0.0001026289" calcext:value-type="float">
            <text:p>-0.0001026289</text:p>
          </table:table-cell>
          <table:table-cell office:value-type="float" office:value="698" calcext:value-type="float">
            <text:p>698</text:p>
          </table:table-cell>
          <table:table-cell table:formula="of:=[.D699]*100" office:value-type="float" office:value="-1.21396903" calcext:value-type="float">
            <text:p>-1.21396903</text:p>
          </table:table-cell>
          <table:table-cell table:formula="of:=[.E699]*100" office:value-type="float" office:value="-0.732759" calcext:value-type="float">
            <text:p>-0.732759</text:p>
          </table:table-cell>
        </table:table-row>
        <table:table-row table:style-name="ro1">
          <table:table-cell office:value-type="float" office:value="34.94" calcext:value-type="float">
            <text:p>34.94</text:p>
          </table:table-cell>
          <table:table-cell office:value-type="float" office:value="179.0827331543" calcext:value-type="float">
            <text:p>179.0827331543</text:p>
          </table:table-cell>
          <table:table-cell office:value-type="float" office:value="-0.1955892692" calcext:value-type="float">
            <text:p>-0.19558926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62925" calcext:value-type="float">
            <text:p>-0.00762925</text:p>
          </table:table-cell>
          <table:table-cell office:value-type="float" office:value="-0.0001208768" calcext:value-type="float">
            <text:p>-0.0001208768</text:p>
          </table:table-cell>
          <table:table-cell office:value-type="float" office:value="699" calcext:value-type="float">
            <text:p>699</text:p>
          </table:table-cell>
          <table:table-cell table:formula="of:=[.D700]*100" office:value-type="float" office:value="-1.21396903" calcext:value-type="float">
            <text:p>-1.21396903</text:p>
          </table:table-cell>
          <table:table-cell table:formula="of:=[.E700]*100" office:value-type="float" office:value="-0.762925" calcext:value-type="float">
            <text:p>-0.762925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179.0869140625" calcext:value-type="float">
            <text:p>179.0869140625</text:p>
          </table:table-cell>
          <table:table-cell office:value-type="float" office:value="-0.1533339833" calcext:value-type="float">
            <text:p>-0.15333398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1193" calcext:value-type="float">
            <text:p>-0.00811193</text:p>
          </table:table-cell>
          <table:table-cell office:value-type="float" office:value="-0.0002628378" calcext:value-type="float">
            <text:p>-0.0002628378</text:p>
          </table:table-cell>
          <table:table-cell office:value-type="float" office:value="700" calcext:value-type="float">
            <text:p>700</text:p>
          </table:table-cell>
          <table:table-cell table:formula="of:=[.D701]*100" office:value-type="float" office:value="-1.21396903" calcext:value-type="float">
            <text:p>-1.21396903</text:p>
          </table:table-cell>
          <table:table-cell table:formula="of:=[.E701]*100" office:value-type="float" office:value="-0.811193" calcext:value-type="float">
            <text:p>-0.811193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179.0849761963" calcext:value-type="float">
            <text:p>179.0849761963</text:p>
          </table:table-cell>
          <table:table-cell office:value-type="float" office:value="-0.1631044498" calcext:value-type="float">
            <text:p>-0.163104449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6845" calcext:value-type="float">
            <text:p>-0.00836845</text:p>
          </table:table-cell>
          <table:table-cell office:value-type="float" office:value="-0.0002337114" calcext:value-type="float">
            <text:p>-0.0002337114</text:p>
          </table:table-cell>
          <table:table-cell office:value-type="float" office:value="701" calcext:value-type="float">
            <text:p>701</text:p>
          </table:table-cell>
          <table:table-cell table:formula="of:=[.D702]*100" office:value-type="float" office:value="-1.21396903" calcext:value-type="float">
            <text:p>-1.21396903</text:p>
          </table:table-cell>
          <table:table-cell table:formula="of:=[.E702]*100" office:value-type="float" office:value="-0.836845" calcext:value-type="float">
            <text:p>-0.836845</text:p>
          </table:table-cell>
        </table:table-row>
        <table:table-row table:style-name="ro1">
          <table:table-cell office:value-type="float" office:value="35.09" calcext:value-type="float">
            <text:p>35.09</text:p>
          </table:table-cell>
          <table:table-cell office:value-type="float" office:value="179.0815887451" calcext:value-type="float">
            <text:p>179.0815887451</text:p>
          </table:table-cell>
          <table:table-cell office:value-type="float" office:value="-0.1087806671" calcext:value-type="float">
            <text:p>-0.10878066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0149" calcext:value-type="float">
            <text:p>-0.00890149</text:p>
          </table:table-cell>
          <table:table-cell office:value-type="float" office:value="-0.0005558752" calcext:value-type="float">
            <text:p>-0.0005558752</text:p>
          </table:table-cell>
          <table:table-cell office:value-type="float" office:value="702" calcext:value-type="float">
            <text:p>702</text:p>
          </table:table-cell>
          <table:table-cell table:formula="of:=[.D703]*100" office:value-type="float" office:value="-1.21396903" calcext:value-type="float">
            <text:p>-1.21396903</text:p>
          </table:table-cell>
          <table:table-cell table:formula="of:=[.E703]*100" office:value-type="float" office:value="-0.890149" calcext:value-type="float">
            <text:p>-0.890149</text:p>
          </table:table-cell>
        </table:table-row>
        <table:table-row table:style-name="ro1">
          <table:table-cell office:value-type="float" office:value="35.14" calcext:value-type="float">
            <text:p>35.14</text:p>
          </table:table-cell>
          <table:table-cell office:value-type="float" office:value="179.075881958" calcext:value-type="float">
            <text:p>179.075881958</text:p>
          </table:table-cell>
          <table:table-cell office:value-type="float" office:value="-0.1516142532" calcext:value-type="float">
            <text:p>-0.15161425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712" calcext:value-type="float">
            <text:p>-0.0089712</text:p>
          </table:table-cell>
          <table:table-cell office:value-type="float" office:value="-0.0004164541" calcext:value-type="float">
            <text:p>-0.0004164541</text:p>
          </table:table-cell>
          <table:table-cell office:value-type="float" office:value="703" calcext:value-type="float">
            <text:p>703</text:p>
          </table:table-cell>
          <table:table-cell table:formula="of:=[.D704]*100" office:value-type="float" office:value="-1.21396903" calcext:value-type="float">
            <text:p>-1.21396903</text:p>
          </table:table-cell>
          <table:table-cell table:formula="of:=[.E704]*100" office:value-type="float" office:value="-0.89712" calcext:value-type="float">
            <text:p>-0.89712</text:p>
          </table:table-cell>
        </table:table-row>
        <table:table-row table:style-name="ro1">
          <table:table-cell office:value-type="float" office:value="35.19" calcext:value-type="float">
            <text:p>35.19</text:p>
          </table:table-cell>
          <table:table-cell office:value-type="float" office:value="179.0724639893" calcext:value-type="float">
            <text:p>179.0724639893</text:p>
          </table:table-cell>
          <table:table-cell office:value-type="float" office:value="-0.1493835338" calcext:value-type="float">
            <text:p>-0.14938353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03252" calcext:value-type="float">
            <text:p>-0.00903252</text:p>
          </table:table-cell>
          <table:table-cell office:value-type="float" office:value="-0.0006607397" calcext:value-type="float">
            <text:p>-0.0006607397</text:p>
          </table:table-cell>
          <table:table-cell office:value-type="float" office:value="704" calcext:value-type="float">
            <text:p>704</text:p>
          </table:table-cell>
          <table:table-cell table:formula="of:=[.D705]*100" office:value-type="float" office:value="-1.21396903" calcext:value-type="float">
            <text:p>-1.21396903</text:p>
          </table:table-cell>
          <table:table-cell table:formula="of:=[.E705]*100" office:value-type="float" office:value="-0.903252" calcext:value-type="float">
            <text:p>-0.903252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179.0710601807" calcext:value-type="float">
            <text:p>179.0710601807</text:p>
          </table:table-cell>
          <table:table-cell office:value-type="float" office:value="-0.2069833717" calcext:value-type="float">
            <text:p>-0.20698337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8945" calcext:value-type="float">
            <text:p>-0.00868945</text:p>
          </table:table-cell>
          <table:table-cell office:value-type="float" office:value="-0.0006454324" calcext:value-type="float">
            <text:p>-0.0006454324</text:p>
          </table:table-cell>
          <table:table-cell office:value-type="float" office:value="705" calcext:value-type="float">
            <text:p>705</text:p>
          </table:table-cell>
          <table:table-cell table:formula="of:=[.D706]*100" office:value-type="float" office:value="-1.21396903" calcext:value-type="float">
            <text:p>-1.21396903</text:p>
          </table:table-cell>
          <table:table-cell table:formula="of:=[.E706]*100" office:value-type="float" office:value="-0.868945" calcext:value-type="float">
            <text:p>-0.868945</text:p>
          </table:table-cell>
        </table:table-row>
        <table:table-row table:style-name="ro1">
          <table:table-cell office:value-type="float" office:value="35.29" calcext:value-type="float">
            <text:p>35.29</text:p>
          </table:table-cell>
          <table:table-cell office:value-type="float" office:value="179.0690155029" calcext:value-type="float">
            <text:p>179.0690155029</text:p>
          </table:table-cell>
          <table:table-cell office:value-type="float" office:value="-0.1931835187" calcext:value-type="float">
            <text:p>-0.193183518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5281" calcext:value-type="float">
            <text:p>-0.00855281</text:p>
          </table:table-cell>
          <table:table-cell office:value-type="float" office:value="-0.0006052914" calcext:value-type="float">
            <text:p>-0.0006052914</text:p>
          </table:table-cell>
          <table:table-cell office:value-type="float" office:value="706" calcext:value-type="float">
            <text:p>706</text:p>
          </table:table-cell>
          <table:table-cell table:formula="of:=[.D707]*100" office:value-type="float" office:value="-1.21396903" calcext:value-type="float">
            <text:p>-1.21396903</text:p>
          </table:table-cell>
          <table:table-cell table:formula="of:=[.E707]*100" office:value-type="float" office:value="-0.855281" calcext:value-type="float">
            <text:p>-0.855281</text:p>
          </table:table-cell>
        </table:table-row>
        <table:table-row table:style-name="ro1">
          <table:table-cell office:value-type="float" office:value="35.34" calcext:value-type="float">
            <text:p>35.34</text:p>
          </table:table-cell>
          <table:table-cell office:value-type="float" office:value="179.0928344727" calcext:value-type="float">
            <text:p>179.0928344727</text:p>
          </table:table-cell>
          <table:table-cell office:value-type="float" office:value="-0.2883192652" calcext:value-type="float">
            <text:p>-0.288319265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82763" calcext:value-type="float">
            <text:p>-0.00782763</text:p>
          </table:table-cell>
          <table:table-cell office:value-type="float" office:value="-0.0004973587" calcext:value-type="float">
            <text:p>-0.0004973587</text:p>
          </table:table-cell>
          <table:table-cell office:value-type="float" office:value="707" calcext:value-type="float">
            <text:p>707</text:p>
          </table:table-cell>
          <table:table-cell table:formula="of:=[.D708]*100" office:value-type="float" office:value="-1.21396903" calcext:value-type="float">
            <text:p>-1.21396903</text:p>
          </table:table-cell>
          <table:table-cell table:formula="of:=[.E708]*100" office:value-type="float" office:value="-0.782763" calcext:value-type="float">
            <text:p>-0.782763</text:p>
          </table:table-cell>
        </table:table-row>
        <table:table-row table:style-name="ro1">
          <table:table-cell office:value-type="float" office:value="35.39" calcext:value-type="float">
            <text:p>35.39</text:p>
          </table:table-cell>
          <table:table-cell office:value-type="float" office:value="179.0886993408" calcext:value-type="float">
            <text:p>179.0886993408</text:p>
          </table:table-cell>
          <table:table-cell office:value-type="float" office:value="-0.3294350932" calcext:value-type="float">
            <text:p>-0.32943509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07031" calcext:value-type="float">
            <text:p>-0.00707031</text:p>
          </table:table-cell>
          <table:table-cell office:value-type="float" office:value="-0.0004743308" calcext:value-type="float">
            <text:p>-0.0004743308</text:p>
          </table:table-cell>
          <table:table-cell office:value-type="float" office:value="708" calcext:value-type="float">
            <text:p>708</text:p>
          </table:table-cell>
          <table:table-cell table:formula="of:=[.D709]*100" office:value-type="float" office:value="-1.21396903" calcext:value-type="float">
            <text:p>-1.21396903</text:p>
          </table:table-cell>
          <table:table-cell table:formula="of:=[.E709]*100" office:value-type="float" office:value="-0.707031" calcext:value-type="float">
            <text:p>-0.707031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179.0979003906" calcext:value-type="float">
            <text:p>179.0979003906</text:p>
          </table:table-cell>
          <table:table-cell office:value-type="float" office:value="-0.376896931" calcext:value-type="float">
            <text:p>-0.3768969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24928" calcext:value-type="float">
            <text:p>-0.00624928</text:p>
          </table:table-cell>
          <table:table-cell office:value-type="float" office:value="-0.0003419409" calcext:value-type="float">
            <text:p>-0.0003419409</text:p>
          </table:table-cell>
          <table:table-cell office:value-type="float" office:value="709" calcext:value-type="float">
            <text:p>709</text:p>
          </table:table-cell>
          <table:table-cell table:formula="of:=[.D710]*100" office:value-type="float" office:value="-1.21396903" calcext:value-type="float">
            <text:p>-1.21396903</text:p>
          </table:table-cell>
          <table:table-cell table:formula="of:=[.E710]*100" office:value-type="float" office:value="-0.624928" calcext:value-type="float">
            <text:p>-0.624928</text:p>
          </table:table-cell>
        </table:table-row>
        <table:table-row table:style-name="ro1">
          <table:table-cell office:value-type="float" office:value="35.49" calcext:value-type="float">
            <text:p>35.49</text:p>
          </table:table-cell>
          <table:table-cell office:value-type="float" office:value="179.103012085" calcext:value-type="float">
            <text:p>179.103012085</text:p>
          </table:table-cell>
          <table:table-cell office:value-type="float" office:value="-0.3947297125" calcext:value-type="float">
            <text:p>-0.39472971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5833" calcext:value-type="float">
            <text:p>-0.0055833</text:p>
          </table:table-cell>
          <table:table-cell office:value-type="float" office:value="-0.0003928591" calcext:value-type="float">
            <text:p>-0.0003928591</text:p>
          </table:table-cell>
          <table:table-cell office:value-type="float" office:value="710" calcext:value-type="float">
            <text:p>710</text:p>
          </table:table-cell>
          <table:table-cell table:formula="of:=[.D711]*100" office:value-type="float" office:value="-1.21396903" calcext:value-type="float">
            <text:p>-1.21396903</text:p>
          </table:table-cell>
          <table:table-cell table:formula="of:=[.E711]*100" office:value-type="float" office:value="-0.55833" calcext:value-type="float">
            <text:p>-0.55833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179.1024780273" calcext:value-type="float">
            <text:p>179.1024780273</text:p>
          </table:table-cell>
          <table:table-cell office:value-type="float" office:value="-0.4338555579" calcext:value-type="float">
            <text:p>-0.433855557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87869" calcext:value-type="float">
            <text:p>-0.00487869</text:p>
          </table:table-cell>
          <table:table-cell office:value-type="float" office:value="-0.0001831416" calcext:value-type="float">
            <text:p>-0.0001831416</text:p>
          </table:table-cell>
          <table:table-cell office:value-type="float" office:value="711" calcext:value-type="float">
            <text:p>711</text:p>
          </table:table-cell>
          <table:table-cell table:formula="of:=[.D712]*100" office:value-type="float" office:value="-1.21396903" calcext:value-type="float">
            <text:p>-1.21396903</text:p>
          </table:table-cell>
          <table:table-cell table:formula="of:=[.E712]*100" office:value-type="float" office:value="-0.487869" calcext:value-type="float">
            <text:p>-0.487869</text:p>
          </table:table-cell>
        </table:table-row>
        <table:table-row table:style-name="ro1">
          <table:table-cell office:value-type="float" office:value="35.59" calcext:value-type="float">
            <text:p>35.59</text:p>
          </table:table-cell>
          <table:table-cell office:value-type="float" office:value="179.1099395752" calcext:value-type="float">
            <text:p>179.1099395752</text:p>
          </table:table-cell>
          <table:table-cell office:value-type="float" office:value="-0.4128051528" calcext:value-type="float">
            <text:p>-0.41280515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54947" calcext:value-type="float">
            <text:p>-0.00454947</text:p>
          </table:table-cell>
          <table:table-cell office:value-type="float" office:value="-0.0001868178" calcext:value-type="float">
            <text:p>-0.0001868178</text:p>
          </table:table-cell>
          <table:table-cell office:value-type="float" office:value="712" calcext:value-type="float">
            <text:p>712</text:p>
          </table:table-cell>
          <table:table-cell table:formula="of:=[.D713]*100" office:value-type="float" office:value="-1.21396903" calcext:value-type="float">
            <text:p>-1.21396903</text:p>
          </table:table-cell>
          <table:table-cell table:formula="of:=[.E713]*100" office:value-type="float" office:value="-0.454947" calcext:value-type="float">
            <text:p>-0.454947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179.1183166504" calcext:value-type="float">
            <text:p>179.1183166504</text:p>
          </table:table-cell>
          <table:table-cell office:value-type="float" office:value="-0.4891259377" calcext:value-type="float">
            <text:p>-0.48912593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82135" calcext:value-type="float">
            <text:p>-0.00382135</text:p>
          </table:table-cell>
          <table:table-cell office:value-type="float" office:value="0.0000316116" calcext:value-type="float">
            <text:p>3.16116E-05</text:p>
          </table:table-cell>
          <table:table-cell office:value-type="float" office:value="713" calcext:value-type="float">
            <text:p>713</text:p>
          </table:table-cell>
          <table:table-cell table:formula="of:=[.D714]*100" office:value-type="float" office:value="-1.21396903" calcext:value-type="float">
            <text:p>-1.21396903</text:p>
          </table:table-cell>
          <table:table-cell table:formula="of:=[.E714]*100" office:value-type="float" office:value="-0.382135" calcext:value-type="float">
            <text:p>-0.382135</text:p>
          </table:table-cell>
        </table:table-row>
        <table:table-row table:style-name="ro1">
          <table:table-cell office:value-type="float" office:value="35.69" calcext:value-type="float">
            <text:p>35.69</text:p>
          </table:table-cell>
          <table:table-cell office:value-type="float" office:value="179.1129760742" calcext:value-type="float">
            <text:p>179.1129760742</text:p>
          </table:table-cell>
          <table:table-cell office:value-type="float" office:value="-0.4339442078" calcext:value-type="float">
            <text:p>-0.43394420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70396" calcext:value-type="float">
            <text:p>-0.00370396</text:p>
          </table:table-cell>
          <table:table-cell office:value-type="float" office:value="-0.0001524621" calcext:value-type="float">
            <text:p>-0.0001524621</text:p>
          </table:table-cell>
          <table:table-cell office:value-type="float" office:value="714" calcext:value-type="float">
            <text:p>714</text:p>
          </table:table-cell>
          <table:table-cell table:formula="of:=[.D715]*100" office:value-type="float" office:value="-1.21396903" calcext:value-type="float">
            <text:p>-1.21396903</text:p>
          </table:table-cell>
          <table:table-cell table:formula="of:=[.E715]*100" office:value-type="float" office:value="-0.370396" calcext:value-type="float">
            <text:p>-0.370396</text:p>
          </table:table-cell>
        </table:table-row>
        <table:table-row table:style-name="ro1">
          <table:table-cell office:value-type="float" office:value="35.74" calcext:value-type="float">
            <text:p>35.74</text:p>
          </table:table-cell>
          <table:table-cell office:value-type="float" office:value="179.1109619141" calcext:value-type="float">
            <text:p>179.1109619141</text:p>
          </table:table-cell>
          <table:table-cell office:value-type="float" office:value="-0.363800768" calcext:value-type="float">
            <text:p>-0.3638007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09328" calcext:value-type="float">
            <text:p>-0.00409328</text:p>
          </table:table-cell>
          <table:table-cell office:value-type="float" office:value="-0.0000868871" calcext:value-type="float">
            <text:p>-8.68871E-05</text:p>
          </table:table-cell>
          <table:table-cell office:value-type="float" office:value="715" calcext:value-type="float">
            <text:p>715</text:p>
          </table:table-cell>
          <table:table-cell table:formula="of:=[.D716]*100" office:value-type="float" office:value="-1.21396903" calcext:value-type="float">
            <text:p>-1.21396903</text:p>
          </table:table-cell>
          <table:table-cell table:formula="of:=[.E716]*100" office:value-type="float" office:value="-0.409328" calcext:value-type="float">
            <text:p>-0.409328</text:p>
          </table:table-cell>
        </table:table-row>
        <table:table-row table:style-name="ro1">
          <table:table-cell office:value-type="float" office:value="35.79" calcext:value-type="float">
            <text:p>35.79</text:p>
          </table:table-cell>
          <table:table-cell office:value-type="float" office:value="179.1225128174" calcext:value-type="float">
            <text:p>179.1225128174</text:p>
          </table:table-cell>
          <table:table-cell office:value-type="float" office:value="-0.3613846385" calcext:value-type="float">
            <text:p>-0.36138463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36882" calcext:value-type="float">
            <text:p>-0.00436882</text:p>
          </table:table-cell>
          <table:table-cell office:value-type="float" office:value="-0.0001970785" calcext:value-type="float">
            <text:p>-0.0001970785</text:p>
          </table:table-cell>
          <table:table-cell office:value-type="float" office:value="716" calcext:value-type="float">
            <text:p>716</text:p>
          </table:table-cell>
          <table:table-cell table:formula="of:=[.D717]*100" office:value-type="float" office:value="-1.21396903" calcext:value-type="float">
            <text:p>-1.21396903</text:p>
          </table:table-cell>
          <table:table-cell table:formula="of:=[.E717]*100" office:value-type="float" office:value="-0.436882" calcext:value-type="float">
            <text:p>-0.436882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179.1305541992" calcext:value-type="float">
            <text:p>179.1305541992</text:p>
          </table:table-cell>
          <table:table-cell office:value-type="float" office:value="-0.2652040347" calcext:value-type="float">
            <text:p>-0.26520403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19354" calcext:value-type="float">
            <text:p>-0.00519354</text:p>
          </table:table-cell>
          <table:table-cell office:value-type="float" office:value="-0.000293738" calcext:value-type="float">
            <text:p>-0.000293738</text:p>
          </table:table-cell>
          <table:table-cell office:value-type="float" office:value="717" calcext:value-type="float">
            <text:p>717</text:p>
          </table:table-cell>
          <table:table-cell table:formula="of:=[.D718]*100" office:value-type="float" office:value="-1.21396903" calcext:value-type="float">
            <text:p>-1.21396903</text:p>
          </table:table-cell>
          <table:table-cell table:formula="of:=[.E718]*100" office:value-type="float" office:value="-0.519354" calcext:value-type="float">
            <text:p>-0.519354</text:p>
          </table:table-cell>
        </table:table-row>
        <table:table-row table:style-name="ro1">
          <table:table-cell office:value-type="float" office:value="35.89" calcext:value-type="float">
            <text:p>35.89</text:p>
          </table:table-cell>
          <table:table-cell office:value-type="float" office:value="179.1238708496" calcext:value-type="float">
            <text:p>179.1238708496</text:p>
          </table:table-cell>
          <table:table-cell office:value-type="float" office:value="-0.2060776408" calcext:value-type="float">
            <text:p>-0.20607764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13723" calcext:value-type="float">
            <text:p>-0.00613723</text:p>
          </table:table-cell>
          <table:table-cell office:value-type="float" office:value="-0.0004486509" calcext:value-type="float">
            <text:p>-0.0004486509</text:p>
          </table:table-cell>
          <table:table-cell office:value-type="float" office:value="718" calcext:value-type="float">
            <text:p>718</text:p>
          </table:table-cell>
          <table:table-cell table:formula="of:=[.D719]*100" office:value-type="float" office:value="-1.21396903" calcext:value-type="float">
            <text:p>-1.21396903</text:p>
          </table:table-cell>
          <table:table-cell table:formula="of:=[.E719]*100" office:value-type="float" office:value="-0.613723" calcext:value-type="float">
            <text:p>-0.613723</text:p>
          </table:table-cell>
        </table:table-row>
        <table:table-row table:style-name="ro1">
          <table:table-cell office:value-type="float" office:value="35.94" calcext:value-type="float">
            <text:p>35.94</text:p>
          </table:table-cell>
          <table:table-cell office:value-type="float" office:value="179.130645752" calcext:value-type="float">
            <text:p>179.130645752</text:p>
          </table:table-cell>
          <table:table-cell office:value-type="float" office:value="-0.1717988543" calcext:value-type="float">
            <text:p>-0.171798854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99458" calcext:value-type="float">
            <text:p>-0.00699458</text:p>
          </table:table-cell>
          <table:table-cell office:value-type="float" office:value="-0.0004390604" calcext:value-type="float">
            <text:p>-0.0004390604</text:p>
          </table:table-cell>
          <table:table-cell office:value-type="float" office:value="719" calcext:value-type="float">
            <text:p>719</text:p>
          </table:table-cell>
          <table:table-cell table:formula="of:=[.D720]*100" office:value-type="float" office:value="-1.21396903" calcext:value-type="float">
            <text:p>-1.21396903</text:p>
          </table:table-cell>
          <table:table-cell table:formula="of:=[.E720]*100" office:value-type="float" office:value="-0.699458" calcext:value-type="float">
            <text:p>-0.699458</text:p>
          </table:table-cell>
        </table:table-row>
        <table:table-row table:style-name="ro1">
          <table:table-cell office:value-type="float" office:value="35.99" calcext:value-type="float">
            <text:p>35.99</text:p>
          </table:table-cell>
          <table:table-cell office:value-type="float" office:value="179.1264038086" calcext:value-type="float">
            <text:p>179.1264038086</text:p>
          </table:table-cell>
          <table:table-cell office:value-type="float" office:value="-0.130310214" calcext:value-type="float">
            <text:p>-0.1303102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84246" calcext:value-type="float">
            <text:p>-0.00784246</text:p>
          </table:table-cell>
          <table:table-cell office:value-type="float" office:value="-0.0005801245" calcext:value-type="float">
            <text:p>-0.0005801245</text:p>
          </table:table-cell>
          <table:table-cell office:value-type="float" office:value="720" calcext:value-type="float">
            <text:p>720</text:p>
          </table:table-cell>
          <table:table-cell table:formula="of:=[.D721]*100" office:value-type="float" office:value="-1.21396903" calcext:value-type="float">
            <text:p>-1.21396903</text:p>
          </table:table-cell>
          <table:table-cell table:formula="of:=[.E721]*100" office:value-type="float" office:value="-0.784246" calcext:value-type="float">
            <text:p>-0.784246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179.1321258545" calcext:value-type="float">
            <text:p>179.1321258545</text:p>
          </table:table-cell>
          <table:table-cell office:value-type="float" office:value="-0.0710554197" calcext:value-type="float">
            <text:p>-0.07105541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0244" calcext:value-type="float">
            <text:p>-0.00880244</text:p>
          </table:table-cell>
          <table:table-cell office:value-type="float" office:value="-0.0006015778" calcext:value-type="float">
            <text:p>-0.0006015778</text:p>
          </table:table-cell>
          <table:table-cell office:value-type="float" office:value="721" calcext:value-type="float">
            <text:p>721</text:p>
          </table:table-cell>
          <table:table-cell table:formula="of:=[.D722]*100" office:value-type="float" office:value="-1.21396903" calcext:value-type="float">
            <text:p>-1.21396903</text:p>
          </table:table-cell>
          <table:table-cell table:formula="of:=[.E722]*100" office:value-type="float" office:value="-0.880244" calcext:value-type="float">
            <text:p>-0.880244</text:p>
          </table:table-cell>
        </table:table-row>
        <table:table-row table:style-name="ro1">
          <table:table-cell office:value-type="float" office:value="36.09" calcext:value-type="float">
            <text:p>36.09</text:p>
          </table:table-cell>
          <table:table-cell office:value-type="float" office:value="179.1373138428" calcext:value-type="float">
            <text:p>179.1373138428</text:p>
          </table:table-cell>
          <table:table-cell office:value-type="float" office:value="-0.1460405461" calcext:value-type="float">
            <text:p>-0.14604054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4234" calcext:value-type="float">
            <text:p>-0.00894234</text:p>
          </table:table-cell>
          <table:table-cell office:value-type="float" office:value="-0.0006097637" calcext:value-type="float">
            <text:p>-0.0006097637</text:p>
          </table:table-cell>
          <table:table-cell office:value-type="float" office:value="722" calcext:value-type="float">
            <text:p>722</text:p>
          </table:table-cell>
          <table:table-cell table:formula="of:=[.D723]*100" office:value-type="float" office:value="-1.21396903" calcext:value-type="float">
            <text:p>-1.21396903</text:p>
          </table:table-cell>
          <table:table-cell table:formula="of:=[.E723]*100" office:value-type="float" office:value="-0.894234" calcext:value-type="float">
            <text:p>-0.894234</text:p>
          </table:table-cell>
        </table:table-row>
        <table:table-row table:style-name="ro1">
          <table:table-cell office:value-type="float" office:value="36.14" calcext:value-type="float">
            <text:p>36.14</text:p>
          </table:table-cell>
          <table:table-cell office:value-type="float" office:value="179.1452941895" calcext:value-type="float">
            <text:p>179.1452941895</text:p>
          </table:table-cell>
          <table:table-cell office:value-type="float" office:value="-0.0632061829" calcext:value-type="float">
            <text:p>-0.06320618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8771" calcext:value-type="float">
            <text:p>-0.00958771</text:p>
          </table:table-cell>
          <table:table-cell office:value-type="float" office:value="-0.0006675312" calcext:value-type="float">
            <text:p>-0.0006675312</text:p>
          </table:table-cell>
          <table:table-cell office:value-type="float" office:value="723" calcext:value-type="float">
            <text:p>723</text:p>
          </table:table-cell>
          <table:table-cell table:formula="of:=[.D724]*100" office:value-type="float" office:value="-1.21396903" calcext:value-type="float">
            <text:p>-1.21396903</text:p>
          </table:table-cell>
          <table:table-cell table:formula="of:=[.E724]*100" office:value-type="float" office:value="-0.958771" calcext:value-type="float">
            <text:p>-0.958771</text:p>
          </table:table-cell>
        </table:table-row>
        <table:table-row table:style-name="ro1">
          <table:table-cell office:value-type="float" office:value="36.19" calcext:value-type="float">
            <text:p>36.19</text:p>
          </table:table-cell>
          <table:table-cell office:value-type="float" office:value="179.1412963867" calcext:value-type="float">
            <text:p>179.1412963867</text:p>
          </table:table-cell>
          <table:table-cell office:value-type="float" office:value="-0.139583638" calcext:value-type="float">
            <text:p>-0.1395836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0867" calcext:value-type="float">
            <text:p>-0.00950867</text:p>
          </table:table-cell>
          <table:table-cell office:value-type="float" office:value="-0.0006349724" calcext:value-type="float">
            <text:p>-0.0006349724</text:p>
          </table:table-cell>
          <table:table-cell office:value-type="float" office:value="724" calcext:value-type="float">
            <text:p>724</text:p>
          </table:table-cell>
          <table:table-cell table:formula="of:=[.D725]*100" office:value-type="float" office:value="-1.21396903" calcext:value-type="float">
            <text:p>-1.21396903</text:p>
          </table:table-cell>
          <table:table-cell table:formula="of:=[.E725]*100" office:value-type="float" office:value="-0.950867" calcext:value-type="float">
            <text:p>-0.950867</text:p>
          </table:table-cell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179.1467895508" calcext:value-type="float">
            <text:p>179.1467895508</text:p>
          </table:table-cell>
          <table:table-cell office:value-type="float" office:value="-0.1485739102" calcext:value-type="float">
            <text:p>-0.148573910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9608" calcext:value-type="float">
            <text:p>-0.00939608</text:p>
          </table:table-cell>
          <table:table-cell office:value-type="float" office:value="-0.000609438" calcext:value-type="float">
            <text:p>-0.000609438</text:p>
          </table:table-cell>
          <table:table-cell office:value-type="float" office:value="725" calcext:value-type="float">
            <text:p>725</text:p>
          </table:table-cell>
          <table:table-cell table:formula="of:=[.D726]*100" office:value-type="float" office:value="-1.21396903" calcext:value-type="float">
            <text:p>-1.21396903</text:p>
          </table:table-cell>
          <table:table-cell table:formula="of:=[.E726]*100" office:value-type="float" office:value="-0.939608" calcext:value-type="float">
            <text:p>-0.939608</text:p>
          </table:table-cell>
        </table:table-row>
        <table:table-row table:style-name="ro1">
          <table:table-cell office:value-type="float" office:value="36.29" calcext:value-type="float">
            <text:p>36.29</text:p>
          </table:table-cell>
          <table:table-cell office:value-type="float" office:value="179.1475830078" calcext:value-type="float">
            <text:p>179.1475830078</text:p>
          </table:table-cell>
          <table:table-cell office:value-type="float" office:value="-0.2223999783" calcext:value-type="float">
            <text:p>-0.22239997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2896" calcext:value-type="float">
            <text:p>-0.00882896</text:p>
          </table:table-cell>
          <table:table-cell office:value-type="float" office:value="-0.000393373" calcext:value-type="float">
            <text:p>-0.000393373</text:p>
          </table:table-cell>
          <table:table-cell office:value-type="float" office:value="726" calcext:value-type="float">
            <text:p>726</text:p>
          </table:table-cell>
          <table:table-cell table:formula="of:=[.D727]*100" office:value-type="float" office:value="-1.21396903" calcext:value-type="float">
            <text:p>-1.21396903</text:p>
          </table:table-cell>
          <table:table-cell table:formula="of:=[.E727]*100" office:value-type="float" office:value="-0.882896" calcext:value-type="float">
            <text:p>-0.882896</text:p>
          </table:table-cell>
        </table:table-row>
        <table:table-row table:style-name="ro1">
          <table:table-cell office:value-type="float" office:value="36.34" calcext:value-type="float">
            <text:p>36.34</text:p>
          </table:table-cell>
          <table:table-cell office:value-type="float" office:value="179.1533660889" calcext:value-type="float">
            <text:p>179.1533660889</text:p>
          </table:table-cell>
          <table:table-cell office:value-type="float" office:value="-0.2061227572" calcext:value-type="float">
            <text:p>-0.20612275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5953" calcext:value-type="float">
            <text:p>-0.00855953</text:p>
          </table:table-cell>
          <table:table-cell office:value-type="float" office:value="-0.0004026378" calcext:value-type="float">
            <text:p>-0.0004026378</text:p>
          </table:table-cell>
          <table:table-cell office:value-type="float" office:value="727" calcext:value-type="float">
            <text:p>727</text:p>
          </table:table-cell>
          <table:table-cell table:formula="of:=[.D728]*100" office:value-type="float" office:value="-1.21396903" calcext:value-type="float">
            <text:p>-1.21396903</text:p>
          </table:table-cell>
          <table:table-cell table:formula="of:=[.E728]*100" office:value-type="float" office:value="-0.855953" calcext:value-type="float">
            <text:p>-0.855953</text:p>
          </table:table-cell>
        </table:table-row>
        <table:table-row table:style-name="ro1">
          <table:table-cell office:value-type="float" office:value="36.39" calcext:value-type="float">
            <text:p>36.39</text:p>
          </table:table-cell>
          <table:table-cell office:value-type="float" office:value="179.1604156494" calcext:value-type="float">
            <text:p>179.1604156494</text:p>
          </table:table-cell>
          <table:table-cell office:value-type="float" office:value="-0.1957306626" calcext:value-type="float">
            <text:p>-0.19573066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44926" calcext:value-type="float">
            <text:p>-0.00844926</text:p>
          </table:table-cell>
          <table:table-cell office:value-type="float" office:value="-0.0004470356" calcext:value-type="float">
            <text:p>-0.0004470356</text:p>
          </table:table-cell>
          <table:table-cell office:value-type="float" office:value="728" calcext:value-type="float">
            <text:p>728</text:p>
          </table:table-cell>
          <table:table-cell table:formula="of:=[.D729]*100" office:value-type="float" office:value="-1.21396903" calcext:value-type="float">
            <text:p>-1.21396903</text:p>
          </table:table-cell>
          <table:table-cell table:formula="of:=[.E729]*100" office:value-type="float" office:value="-0.844926" calcext:value-type="float">
            <text:p>-0.844926</text:p>
          </table:table-cell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179.1635437012" calcext:value-type="float">
            <text:p>179.1635437012</text:p>
          </table:table-cell>
          <table:table-cell office:value-type="float" office:value="-0.2579404271" calcext:value-type="float">
            <text:p>-0.25794042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6111" calcext:value-type="float">
            <text:p>-0.00796111</text:p>
          </table:table-cell>
          <table:table-cell office:value-type="float" office:value="-0.0001748961" calcext:value-type="float">
            <text:p>-0.0001748961</text:p>
          </table:table-cell>
          <table:table-cell office:value-type="float" office:value="729" calcext:value-type="float">
            <text:p>729</text:p>
          </table:table-cell>
          <table:table-cell table:formula="of:=[.D730]*100" office:value-type="float" office:value="-1.21396903" calcext:value-type="float">
            <text:p>-1.21396903</text:p>
          </table:table-cell>
          <table:table-cell table:formula="of:=[.E730]*100" office:value-type="float" office:value="-0.796111" calcext:value-type="float">
            <text:p>-0.796111</text:p>
          </table:table-cell>
        </table:table-row>
        <table:table-row table:style-name="ro1">
          <table:table-cell office:value-type="float" office:value="36.49" calcext:value-type="float">
            <text:p>36.49</text:p>
          </table:table-cell>
          <table:table-cell office:value-type="float" office:value="179.1612548828" calcext:value-type="float">
            <text:p>179.1612548828</text:p>
          </table:table-cell>
          <table:table-cell office:value-type="float" office:value="-0.2169124452" calcext:value-type="float">
            <text:p>-0.216912445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0929" calcext:value-type="float">
            <text:p>-0.00790929</text:p>
          </table:table-cell>
          <table:table-cell office:value-type="float" office:value="-0.0003963896" calcext:value-type="float">
            <text:p>-0.0003963896</text:p>
          </table:table-cell>
          <table:table-cell office:value-type="float" office:value="730" calcext:value-type="float">
            <text:p>730</text:p>
          </table:table-cell>
          <table:table-cell table:formula="of:=[.D731]*100" office:value-type="float" office:value="-1.21396903" calcext:value-type="float">
            <text:p>-1.21396903</text:p>
          </table:table-cell>
          <table:table-cell table:formula="of:=[.E731]*100" office:value-type="float" office:value="-0.790929" calcext:value-type="float">
            <text:p>-0.790929</text:p>
          </table:table-cell>
        </table:table-row>
        <table:table-row table:style-name="ro1">
          <table:table-cell office:value-type="float" office:value="36.54" calcext:value-type="float">
            <text:p>36.54</text:p>
          </table:table-cell>
          <table:table-cell office:value-type="float" office:value="179.1683654785" calcext:value-type="float">
            <text:p>179.1683654785</text:p>
          </table:table-cell>
          <table:table-cell office:value-type="float" office:value="-0.2068752163" calcext:value-type="float">
            <text:p>-0.20687521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4166" calcext:value-type="float">
            <text:p>-0.00794166</text:p>
          </table:table-cell>
          <table:table-cell office:value-type="float" office:value="-0.0002257069" calcext:value-type="float">
            <text:p>-0.0002257069</text:p>
          </table:table-cell>
          <table:table-cell office:value-type="float" office:value="731" calcext:value-type="float">
            <text:p>731</text:p>
          </table:table-cell>
          <table:table-cell table:formula="of:=[.D732]*100" office:value-type="float" office:value="-1.21396903" calcext:value-type="float">
            <text:p>-1.21396903</text:p>
          </table:table-cell>
          <table:table-cell table:formula="of:=[.E732]*100" office:value-type="float" office:value="-0.794166" calcext:value-type="float">
            <text:p>-0.794166</text:p>
          </table:table-cell>
        </table:table-row>
        <table:table-row table:style-name="ro1">
          <table:table-cell office:value-type="float" office:value="36.59" calcext:value-type="float">
            <text:p>36.59</text:p>
          </table:table-cell>
          <table:table-cell office:value-type="float" office:value="179.1707000732" calcext:value-type="float">
            <text:p>179.1707000732</text:p>
          </table:table-cell>
          <table:table-cell office:value-type="float" office:value="-0.2427909255" calcext:value-type="float">
            <text:p>-0.24279092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72383" calcext:value-type="float">
            <text:p>-0.00772383</text:p>
          </table:table-cell>
          <table:table-cell office:value-type="float" office:value="-0.0001376573" calcext:value-type="float">
            <text:p>-0.0001376573</text:p>
          </table:table-cell>
          <table:table-cell office:value-type="float" office:value="732" calcext:value-type="float">
            <text:p>732</text:p>
          </table:table-cell>
          <table:table-cell table:formula="of:=[.D733]*100" office:value-type="float" office:value="-1.21396903" calcext:value-type="float">
            <text:p>-1.21396903</text:p>
          </table:table-cell>
          <table:table-cell table:formula="of:=[.E733]*100" office:value-type="float" office:value="-0.772383" calcext:value-type="float">
            <text:p>-0.772383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179.1772918701" calcext:value-type="float">
            <text:p>179.1772918701</text:p>
          </table:table-cell>
          <table:table-cell office:value-type="float" office:value="-0.0851213428" calcext:value-type="float">
            <text:p>-0.08512134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2963" calcext:value-type="float">
            <text:p>-0.00862963</text:p>
          </table:table-cell>
          <table:table-cell office:value-type="float" office:value="-0.0003592591" calcext:value-type="float">
            <text:p>-0.0003592591</text:p>
          </table:table-cell>
          <table:table-cell office:value-type="float" office:value="733" calcext:value-type="float">
            <text:p>733</text:p>
          </table:table-cell>
          <table:table-cell table:formula="of:=[.D734]*100" office:value-type="float" office:value="-1.21396903" calcext:value-type="float">
            <text:p>-1.21396903</text:p>
          </table:table-cell>
          <table:table-cell table:formula="of:=[.E734]*100" office:value-type="float" office:value="-0.862963" calcext:value-type="float">
            <text:p>-0.862963</text:p>
          </table:table-cell>
        </table:table-row>
        <table:table-row table:style-name="ro1">
          <table:table-cell office:value-type="float" office:value="36.69" calcext:value-type="float">
            <text:p>36.69</text:p>
          </table:table-cell>
          <table:table-cell office:value-type="float" office:value="179.1655273438" calcext:value-type="float">
            <text:p>179.1655273438</text:p>
          </table:table-cell>
          <table:table-cell office:value-type="float" office:value="-0.1848373869" calcext:value-type="float">
            <text:p>-0.18483738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6858" calcext:value-type="float">
            <text:p>-0.00856858</text:p>
          </table:table-cell>
          <table:table-cell office:value-type="float" office:value="-0.0001785909" calcext:value-type="float">
            <text:p>-0.0001785909</text:p>
          </table:table-cell>
          <table:table-cell office:value-type="float" office:value="734" calcext:value-type="float">
            <text:p>734</text:p>
          </table:table-cell>
          <table:table-cell table:formula="of:=[.D735]*100" office:value-type="float" office:value="-1.21396903" calcext:value-type="float">
            <text:p>-1.21396903</text:p>
          </table:table-cell>
          <table:table-cell table:formula="of:=[.E735]*100" office:value-type="float" office:value="-0.856858" calcext:value-type="float">
            <text:p>-0.856858</text:p>
          </table:table-cell>
        </table:table-row>
        <table:table-row table:style-name="ro1">
          <table:table-cell office:value-type="float" office:value="36.74" calcext:value-type="float">
            <text:p>36.74</text:p>
          </table:table-cell>
          <table:table-cell office:value-type="float" office:value="179.1601867676" calcext:value-type="float">
            <text:p>179.1601867676</text:p>
          </table:table-cell>
          <table:table-cell office:value-type="float" office:value="-0.0514280011" calcext:value-type="float">
            <text:p>-0.05142800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41715" calcext:value-type="float">
            <text:p>-0.00941715</text:p>
          </table:table-cell>
          <table:table-cell office:value-type="float" office:value="-0.0004611685" calcext:value-type="float">
            <text:p>-0.0004611685</text:p>
          </table:table-cell>
          <table:table-cell office:value-type="float" office:value="735" calcext:value-type="float">
            <text:p>735</text:p>
          </table:table-cell>
          <table:table-cell table:formula="of:=[.D736]*100" office:value-type="float" office:value="-1.21396903" calcext:value-type="float">
            <text:p>-1.21396903</text:p>
          </table:table-cell>
          <table:table-cell table:formula="of:=[.E736]*100" office:value-type="float" office:value="-0.941715" calcext:value-type="float">
            <text:p>-0.941715</text:p>
          </table:table-cell>
        </table:table-row>
        <table:table-row table:style-name="ro1">
          <table:table-cell office:value-type="float" office:value="36.79" calcext:value-type="float">
            <text:p>36.79</text:p>
          </table:table-cell>
          <table:table-cell office:value-type="float" office:value="179.1553344727" calcext:value-type="float">
            <text:p>179.1553344727</text:p>
          </table:table-cell>
          <table:table-cell office:value-type="float" office:value="-0.0610467941" calcext:value-type="float">
            <text:p>-0.06104679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1851" calcext:value-type="float">
            <text:p>-0.00991851</text:p>
          </table:table-cell>
          <table:table-cell office:value-type="float" office:value="-0.0004428741" calcext:value-type="float">
            <text:p>-0.0004428741</text:p>
          </table:table-cell>
          <table:table-cell office:value-type="float" office:value="736" calcext:value-type="float">
            <text:p>736</text:p>
          </table:table-cell>
          <table:table-cell table:formula="of:=[.D737]*100" office:value-type="float" office:value="-1.21396903" calcext:value-type="float">
            <text:p>-1.21396903</text:p>
          </table:table-cell>
          <table:table-cell table:formula="of:=[.E737]*100" office:value-type="float" office:value="-0.991851" calcext:value-type="float">
            <text:p>-0.991851</text:p>
          </table:table-cell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179.1439666748" calcext:value-type="float">
            <text:p>179.1439666748</text:p>
          </table:table-cell>
          <table:table-cell office:value-type="float" office:value="0.0243773361" calcext:value-type="float">
            <text:p>0.02437733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82201" calcext:value-type="float">
            <text:p>-0.01082201</text:p>
          </table:table-cell>
          <table:table-cell office:value-type="float" office:value="-0.0006929429" calcext:value-type="float">
            <text:p>-0.0006929429</text:p>
          </table:table-cell>
          <table:table-cell office:value-type="float" office:value="737" calcext:value-type="float">
            <text:p>737</text:p>
          </table:table-cell>
          <table:table-cell table:formula="of:=[.D738]*100" office:value-type="float" office:value="-1.21396903" calcext:value-type="float">
            <text:p>-1.21396903</text:p>
          </table:table-cell>
          <table:table-cell table:formula="of:=[.E738]*100" office:value-type="float" office:value="-1.082201" calcext:value-type="float">
            <text:p>-1.082201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79.146774292" calcext:value-type="float">
            <text:p>179.146774292</text:p>
          </table:table-cell>
          <table:table-cell office:value-type="float" office:value="-0.0232955937" calcext:value-type="float">
            <text:p>-0.02329559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10632" calcext:value-type="float">
            <text:p>-0.01110632</text:p>
          </table:table-cell>
          <table:table-cell office:value-type="float" office:value="-0.0006065117" calcext:value-type="float">
            <text:p>-0.0006065117</text:p>
          </table:table-cell>
          <table:table-cell office:value-type="float" office:value="738" calcext:value-type="float">
            <text:p>738</text:p>
          </table:table-cell>
          <table:table-cell table:formula="of:=[.D739]*100" office:value-type="float" office:value="-1.21396903" calcext:value-type="float">
            <text:p>-1.21396903</text:p>
          </table:table-cell>
          <table:table-cell table:formula="of:=[.E739]*100" office:value-type="float" office:value="-1.110632" calcext:value-type="float">
            <text:p>-1.110632</text:p>
          </table:table-cell>
        </table:table-row>
        <table:table-row table:style-name="ro1">
          <table:table-cell office:value-type="float" office:value="36.94" calcext:value-type="float">
            <text:p>36.94</text:p>
          </table:table-cell>
          <table:table-cell office:value-type="float" office:value="179.1410369873" calcext:value-type="float">
            <text:p>179.1410369873</text:p>
          </table:table-cell>
          <table:table-cell office:value-type="float" office:value="-0.0367830972" calcext:value-type="float">
            <text:p>-0.03678309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20589" calcext:value-type="float">
            <text:p>-0.01120589</text:p>
          </table:table-cell>
          <table:table-cell office:value-type="float" office:value="-0.0005182041" calcext:value-type="float">
            <text:p>-0.0005182041</text:p>
          </table:table-cell>
          <table:table-cell office:value-type="float" office:value="739" calcext:value-type="float">
            <text:p>739</text:p>
          </table:table-cell>
          <table:table-cell table:formula="of:=[.D740]*100" office:value-type="float" office:value="-1.21396903" calcext:value-type="float">
            <text:p>-1.21396903</text:p>
          </table:table-cell>
          <table:table-cell table:formula="of:=[.E740]*100" office:value-type="float" office:value="-1.120589" calcext:value-type="float">
            <text:p>-1.120589</text:p>
          </table:table-cell>
        </table:table-row>
        <table:table-row table:style-name="ro1">
          <table:table-cell office:value-type="float" office:value="36.99" calcext:value-type="float">
            <text:p>36.99</text:p>
          </table:table-cell>
          <table:table-cell office:value-type="float" office:value="179.1414031982" calcext:value-type="float">
            <text:p>179.1414031982</text:p>
          </table:table-cell>
          <table:table-cell office:value-type="float" office:value="-0.0082937851" calcext:value-type="float">
            <text:p>-0.00829378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46213" calcext:value-type="float">
            <text:p>-0.01146213</text:p>
          </table:table-cell>
          <table:table-cell office:value-type="float" office:value="-0.0007139959" calcext:value-type="float">
            <text:p>-0.0007139959</text:p>
          </table:table-cell>
          <table:table-cell office:value-type="float" office:value="740" calcext:value-type="float">
            <text:p>740</text:p>
          </table:table-cell>
          <table:table-cell table:formula="of:=[.D741]*100" office:value-type="float" office:value="-1.21396903" calcext:value-type="float">
            <text:p>-1.21396903</text:p>
          </table:table-cell>
          <table:table-cell table:formula="of:=[.E741]*100" office:value-type="float" office:value="-1.146213" calcext:value-type="float">
            <text:p>-1.146213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179.1534423828" calcext:value-type="float">
            <text:p>179.1534423828</text:p>
          </table:table-cell>
          <table:table-cell office:value-type="float" office:value="-0.0858792354" calcext:value-type="float">
            <text:p>-0.08587923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11574" calcext:value-type="float">
            <text:p>-0.01111574</text:p>
          </table:table-cell>
          <table:table-cell office:value-type="float" office:value="-0.0004922724" calcext:value-type="float">
            <text:p>-0.0004922724</text:p>
          </table:table-cell>
          <table:table-cell office:value-type="float" office:value="741" calcext:value-type="float">
            <text:p>741</text:p>
          </table:table-cell>
          <table:table-cell table:formula="of:=[.D742]*100" office:value-type="float" office:value="-1.21396903" calcext:value-type="float">
            <text:p>-1.21396903</text:p>
          </table:table-cell>
          <table:table-cell table:formula="of:=[.E742]*100" office:value-type="float" office:value="-1.111574" calcext:value-type="float">
            <text:p>-1.11157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79.1380767822" calcext:value-type="float">
            <text:p>179.1380767822</text:p>
          </table:table-cell>
          <table:table-cell office:value-type="float" office:value="-0.088599973" calcext:value-type="float">
            <text:p>-0.0885999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86677" calcext:value-type="float">
            <text:p>-0.01086677</text:p>
          </table:table-cell>
          <table:table-cell office:value-type="float" office:value="-0.0005353588" calcext:value-type="float">
            <text:p>-0.0005353588</text:p>
          </table:table-cell>
          <table:table-cell office:value-type="float" office:value="742" calcext:value-type="float">
            <text:p>742</text:p>
          </table:table-cell>
          <table:table-cell table:formula="of:=[.D743]*100" office:value-type="float" office:value="-1.21396903" calcext:value-type="float">
            <text:p>-1.21396903</text:p>
          </table:table-cell>
          <table:table-cell table:formula="of:=[.E743]*100" office:value-type="float" office:value="-1.086677" calcext:value-type="float">
            <text:p>-1.086677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179.1349029541" calcext:value-type="float">
            <text:p>179.1349029541</text:p>
          </table:table-cell>
          <table:table-cell office:value-type="float" office:value="-0.1636728542" calcext:value-type="float">
            <text:p>-0.16367285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20046" calcext:value-type="float">
            <text:p>-0.01020046</text:p>
          </table:table-cell>
          <table:table-cell office:value-type="float" office:value="-0.000419719" calcext:value-type="float">
            <text:p>-0.000419719</text:p>
          </table:table-cell>
          <table:table-cell office:value-type="float" office:value="743" calcext:value-type="float">
            <text:p>743</text:p>
          </table:table-cell>
          <table:table-cell table:formula="of:=[.D744]*100" office:value-type="float" office:value="-1.21396903" calcext:value-type="float">
            <text:p>-1.21396903</text:p>
          </table:table-cell>
          <table:table-cell table:formula="of:=[.E744]*100" office:value-type="float" office:value="-1.020046" calcext:value-type="float">
            <text:p>-1.020046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9.1388397217" calcext:value-type="float">
            <text:p>179.1388397217</text:p>
          </table:table-cell>
          <table:table-cell office:value-type="float" office:value="-0.1925257335" calcext:value-type="float">
            <text:p>-0.19252573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6412" calcext:value-type="float">
            <text:p>-0.00956412</text:p>
          </table:table-cell>
          <table:table-cell office:value-type="float" office:value="-0.0003942289" calcext:value-type="float">
            <text:p>-0.0003942289</text:p>
          </table:table-cell>
          <table:table-cell office:value-type="float" office:value="744" calcext:value-type="float">
            <text:p>744</text:p>
          </table:table-cell>
          <table:table-cell table:formula="of:=[.D745]*100" office:value-type="float" office:value="-1.21396903" calcext:value-type="float">
            <text:p>-1.21396903</text:p>
          </table:table-cell>
          <table:table-cell table:formula="of:=[.E745]*100" office:value-type="float" office:value="-0.956412" calcext:value-type="float">
            <text:p>-0.956412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179.130645752" calcext:value-type="float">
            <text:p>179.130645752</text:p>
          </table:table-cell>
          <table:table-cell office:value-type="float" office:value="-0.2775696318" calcext:value-type="float">
            <text:p>-0.27756963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732" calcext:value-type="float">
            <text:p>-0.0085732</text:p>
          </table:table-cell>
          <table:table-cell office:value-type="float" office:value="-0.0002254299" calcext:value-type="float">
            <text:p>-0.0002254299</text:p>
          </table:table-cell>
          <table:table-cell office:value-type="float" office:value="745" calcext:value-type="float">
            <text:p>745</text:p>
          </table:table-cell>
          <table:table-cell table:formula="of:=[.D746]*100" office:value-type="float" office:value="-1.21396903" calcext:value-type="float">
            <text:p>-1.21396903</text:p>
          </table:table-cell>
          <table:table-cell table:formula="of:=[.E746]*100" office:value-type="float" office:value="-0.85732" calcext:value-type="float">
            <text:p>-0.85732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79.1419219971" calcext:value-type="float">
            <text:p>179.1419219971</text:p>
          </table:table-cell>
          <table:table-cell office:value-type="float" office:value="-0.1528668942" calcext:value-type="float">
            <text:p>-0.152866894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4408" calcext:value-type="float">
            <text:p>-0.00874408</text:p>
          </table:table-cell>
          <table:table-cell office:value-type="float" office:value="-0.0004566657" calcext:value-type="float">
            <text:p>-0.0004566657</text:p>
          </table:table-cell>
          <table:table-cell office:value-type="float" office:value="746" calcext:value-type="float">
            <text:p>746</text:p>
          </table:table-cell>
          <table:table-cell table:formula="of:=[.D747]*100" office:value-type="float" office:value="-1.21396903" calcext:value-type="float">
            <text:p>-1.21396903</text:p>
          </table:table-cell>
          <table:table-cell table:formula="of:=[.E747]*100" office:value-type="float" office:value="-0.874408" calcext:value-type="float">
            <text:p>-0.874408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179.1470336914" calcext:value-type="float">
            <text:p>179.1470336914</text:p>
          </table:table-cell>
          <table:table-cell office:value-type="float" office:value="-0.2312672847" calcext:value-type="float">
            <text:p>-0.23126728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3537" calcext:value-type="float">
            <text:p>-0.00833537</text:p>
          </table:table-cell>
          <table:table-cell office:value-type="float" office:value="-0.0002436075" calcext:value-type="float">
            <text:p>-0.0002436075</text:p>
          </table:table-cell>
          <table:table-cell office:value-type="float" office:value="747" calcext:value-type="float">
            <text:p>747</text:p>
          </table:table-cell>
          <table:table-cell table:formula="of:=[.D748]*100" office:value-type="float" office:value="-1.21396903" calcext:value-type="float">
            <text:p>-1.21396903</text:p>
          </table:table-cell>
          <table:table-cell table:formula="of:=[.E748]*100" office:value-type="float" office:value="-0.833537" calcext:value-type="float">
            <text:p>-0.83353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9.1515350342" calcext:value-type="float">
            <text:p>179.1515350342</text:p>
          </table:table-cell>
          <table:table-cell office:value-type="float" office:value="-0.2329503417" calcext:value-type="float">
            <text:p>-0.23295034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5179" calcext:value-type="float">
            <text:p>-0.00805179</text:p>
          </table:table-cell>
          <table:table-cell office:value-type="float" office:value="-0.0003346083" calcext:value-type="float">
            <text:p>-0.0003346083</text:p>
          </table:table-cell>
          <table:table-cell office:value-type="float" office:value="748" calcext:value-type="float">
            <text:p>748</text:p>
          </table:table-cell>
          <table:table-cell table:formula="of:=[.D749]*100" office:value-type="float" office:value="-1.21396903" calcext:value-type="float">
            <text:p>-1.21396903</text:p>
          </table:table-cell>
          <table:table-cell table:formula="of:=[.E749]*100" office:value-type="float" office:value="-0.805179" calcext:value-type="float">
            <text:p>-0.805179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179.1534576416" calcext:value-type="float">
            <text:p>179.1534576416</text:p>
          </table:table-cell>
          <table:table-cell office:value-type="float" office:value="-0.1533629102" calcext:value-type="float">
            <text:p>-0.153362910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9331" calcext:value-type="float">
            <text:p>-0.00839331</text:p>
          </table:table-cell>
          <table:table-cell office:value-type="float" office:value="-0.000307394" calcext:value-type="float">
            <text:p>-0.000307394</text:p>
          </table:table-cell>
          <table:table-cell office:value-type="float" office:value="749" calcext:value-type="float">
            <text:p>749</text:p>
          </table:table-cell>
          <table:table-cell table:formula="of:=[.D750]*100" office:value-type="float" office:value="-1.21396903" calcext:value-type="float">
            <text:p>-1.21396903</text:p>
          </table:table-cell>
          <table:table-cell table:formula="of:=[.E750]*100" office:value-type="float" office:value="-0.839331" calcext:value-type="float">
            <text:p>-0.83933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79.1371765137" calcext:value-type="float">
            <text:p>179.1371765137</text:p>
          </table:table-cell>
          <table:table-cell office:value-type="float" office:value="-0.2908202673" calcext:value-type="float">
            <text:p>-0.29082026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70466" calcext:value-type="float">
            <text:p>-0.00770466</text:p>
          </table:table-cell>
          <table:table-cell office:value-type="float" office:value="-0.0001347903" calcext:value-type="float">
            <text:p>-0.0001347903</text:p>
          </table:table-cell>
          <table:table-cell office:value-type="float" office:value="750" calcext:value-type="float">
            <text:p>750</text:p>
          </table:table-cell>
          <table:table-cell table:formula="of:=[.D751]*100" office:value-type="float" office:value="-1.21396903" calcext:value-type="float">
            <text:p>-1.21396903</text:p>
          </table:table-cell>
          <table:table-cell table:formula="of:=[.E751]*100" office:value-type="float" office:value="-0.770466" calcext:value-type="float">
            <text:p>-0.770466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179.122756958" calcext:value-type="float">
            <text:p>179.122756958</text:p>
          </table:table-cell>
          <table:table-cell office:value-type="float" office:value="-0.1265388818" calcext:value-type="float">
            <text:p>-0.12653888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4079" calcext:value-type="float">
            <text:p>-0.00834079</text:p>
          </table:table-cell>
          <table:table-cell office:value-type="float" office:value="-0.0004706544" calcext:value-type="float">
            <text:p>-0.0004706544</text:p>
          </table:table-cell>
          <table:table-cell office:value-type="float" office:value="751" calcext:value-type="float">
            <text:p>751</text:p>
          </table:table-cell>
          <table:table-cell table:formula="of:=[.D752]*100" office:value-type="float" office:value="-1.21396903" calcext:value-type="float">
            <text:p>-1.21396903</text:p>
          </table:table-cell>
          <table:table-cell table:formula="of:=[.E752]*100" office:value-type="float" office:value="-0.834079" calcext:value-type="float">
            <text:p>-0.834079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9.1317901611" calcext:value-type="float">
            <text:p>179.1317901611</text:p>
          </table:table-cell>
          <table:table-cell office:value-type="float" office:value="-0.0276425765" calcext:value-type="float">
            <text:p>-0.02764257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42389" calcext:value-type="float">
            <text:p>-0.00942389</text:p>
          </table:table-cell>
          <table:table-cell office:value-type="float" office:value="-0.000563123" calcext:value-type="float">
            <text:p>-0.000563123</text:p>
          </table:table-cell>
          <table:table-cell office:value-type="float" office:value="752" calcext:value-type="float">
            <text:p>752</text:p>
          </table:table-cell>
          <table:table-cell table:formula="of:=[.D753]*100" office:value-type="float" office:value="-1.21396903" calcext:value-type="float">
            <text:p>-1.21396903</text:p>
          </table:table-cell>
          <table:table-cell table:formula="of:=[.E753]*100" office:value-type="float" office:value="-0.942389" calcext:value-type="float">
            <text:p>-0.942389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179.1239776611" calcext:value-type="float">
            <text:p>179.1239776611</text:p>
          </table:table-cell>
          <table:table-cell office:value-type="float" office:value="-0.14835323" calcext:value-type="float">
            <text:p>-0.148353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4105" calcext:value-type="float">
            <text:p>-0.00934105</text:p>
          </table:table-cell>
          <table:table-cell office:value-type="float" office:value="-0.0003351044" calcext:value-type="float">
            <text:p>-0.0003351044</text:p>
          </table:table-cell>
          <table:table-cell office:value-type="float" office:value="753" calcext:value-type="float">
            <text:p>753</text:p>
          </table:table-cell>
          <table:table-cell table:formula="of:=[.D754]*100" office:value-type="float" office:value="-1.21396903" calcext:value-type="float">
            <text:p>-1.21396903</text:p>
          </table:table-cell>
          <table:table-cell table:formula="of:=[.E754]*100" office:value-type="float" office:value="-0.934105" calcext:value-type="float">
            <text:p>-0.934105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79.1237792969" calcext:value-type="float">
            <text:p>179.1237792969</text:p>
          </table:table-cell>
          <table:table-cell office:value-type="float" office:value="-0.0238370008" calcext:value-type="float">
            <text:p>-0.02383700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11582" calcext:value-type="float">
            <text:p>-0.01011582</text:p>
          </table:table-cell>
          <table:table-cell office:value-type="float" office:value="-0.0004860681" calcext:value-type="float">
            <text:p>-0.0004860681</text:p>
          </table:table-cell>
          <table:table-cell office:value-type="float" office:value="754" calcext:value-type="float">
            <text:p>754</text:p>
          </table:table-cell>
          <table:table-cell table:formula="of:=[.D755]*100" office:value-type="float" office:value="-1.21396903" calcext:value-type="float">
            <text:p>-1.21396903</text:p>
          </table:table-cell>
          <table:table-cell table:formula="of:=[.E755]*100" office:value-type="float" office:value="-1.011582" calcext:value-type="float">
            <text:p>-1.011582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79.1243896484" calcext:value-type="float">
            <text:p>179.1243896484</text:p>
          </table:table-cell>
          <table:table-cell office:value-type="float" office:value="-0.0756821059" calcext:value-type="float">
            <text:p>-0.075682105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28654" calcext:value-type="float">
            <text:p>-0.01028654</text:p>
          </table:table-cell>
          <table:table-cell office:value-type="float" office:value="-0.000535476" calcext:value-type="float">
            <text:p>-0.000535476</text:p>
          </table:table-cell>
          <table:table-cell office:value-type="float" office:value="755" calcext:value-type="float">
            <text:p>755</text:p>
          </table:table-cell>
          <table:table-cell table:formula="of:=[.D756]*100" office:value-type="float" office:value="-1.21396903" calcext:value-type="float">
            <text:p>-1.21396903</text:p>
          </table:table-cell>
          <table:table-cell table:formula="of:=[.E756]*100" office:value-type="float" office:value="-1.028654" calcext:value-type="float">
            <text:p>-1.028654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9.121673584" calcext:value-type="float">
            <text:p>179.121673584</text:p>
          </table:table-cell>
          <table:table-cell office:value-type="float" office:value="0.0585973118" calcext:value-type="float">
            <text:p>0.05859731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29536" calcext:value-type="float">
            <text:p>-0.01129536</text:p>
          </table:table-cell>
          <table:table-cell office:value-type="float" office:value="-0.0008367173" calcext:value-type="float">
            <text:p>-0.0008367173</text:p>
          </table:table-cell>
          <table:table-cell office:value-type="float" office:value="756" calcext:value-type="float">
            <text:p>756</text:p>
          </table:table-cell>
          <table:table-cell table:formula="of:=[.D757]*100" office:value-type="float" office:value="-1.21396903" calcext:value-type="float">
            <text:p>-1.21396903</text:p>
          </table:table-cell>
          <table:table-cell table:formula="of:=[.E757]*100" office:value-type="float" office:value="-1.129536" calcext:value-type="float">
            <text:p>-1.129536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179.1079101562" calcext:value-type="float">
            <text:p>179.1079101562</text:p>
          </table:table-cell>
          <table:table-cell office:value-type="float" office:value="-0.0900525304" calcext:value-type="float">
            <text:p>-0.09005253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97679" calcext:value-type="float">
            <text:p>-0.01097679</text:p>
          </table:table-cell>
          <table:table-cell office:value-type="float" office:value="-0.0005741395" calcext:value-type="float">
            <text:p>-0.0005741395</text:p>
          </table:table-cell>
          <table:table-cell office:value-type="float" office:value="757" calcext:value-type="float">
            <text:p>757</text:p>
          </table:table-cell>
          <table:table-cell table:formula="of:=[.D758]*100" office:value-type="float" office:value="-1.21396903" calcext:value-type="float">
            <text:p>-1.21396903</text:p>
          </table:table-cell>
          <table:table-cell table:formula="of:=[.E758]*100" office:value-type="float" office:value="-1.097679" calcext:value-type="float">
            <text:p>-1.097679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79.0983276367" calcext:value-type="float">
            <text:p>179.0983276367</text:p>
          </table:table-cell>
          <table:table-cell office:value-type="float" office:value="-0.0780475016" calcext:value-type="float">
            <text:p>-0.07804750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84451" calcext:value-type="float">
            <text:p>-0.01084451</text:p>
          </table:table-cell>
          <table:table-cell office:value-type="float" office:value="-0.0005524117" calcext:value-type="float">
            <text:p>-0.0005524117</text:p>
          </table:table-cell>
          <table:table-cell office:value-type="float" office:value="758" calcext:value-type="float">
            <text:p>758</text:p>
          </table:table-cell>
          <table:table-cell table:formula="of:=[.D759]*100" office:value-type="float" office:value="-1.21396903" calcext:value-type="float">
            <text:p>-1.21396903</text:p>
          </table:table-cell>
          <table:table-cell table:formula="of:=[.E759]*100" office:value-type="float" office:value="-1.084451" calcext:value-type="float">
            <text:p>-1.084451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179.1007537842" calcext:value-type="float">
            <text:p>179.1007537842</text:p>
          </table:table-cell>
          <table:table-cell office:value-type="float" office:value="-0.1057504032" calcext:value-type="float">
            <text:p>-0.10575040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57171" calcext:value-type="float">
            <text:p>-0.01057171</text:p>
          </table:table-cell>
          <table:table-cell office:value-type="float" office:value="-0.0004078761" calcext:value-type="float">
            <text:p>-0.0004078761</text:p>
          </table:table-cell>
          <table:table-cell office:value-type="float" office:value="759" calcext:value-type="float">
            <text:p>759</text:p>
          </table:table-cell>
          <table:table-cell table:formula="of:=[.D760]*100" office:value-type="float" office:value="-1.21396903" calcext:value-type="float">
            <text:p>-1.21396903</text:p>
          </table:table-cell>
          <table:table-cell table:formula="of:=[.E760]*100" office:value-type="float" office:value="-1.057171" calcext:value-type="float">
            <text:p>-1.0571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.0936737061" calcext:value-type="float">
            <text:p>179.0936737061</text:p>
          </table:table-cell>
          <table:table-cell office:value-type="float" office:value="-0.2839787226" calcext:value-type="float">
            <text:p>-0.28397872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0193" calcext:value-type="float">
            <text:p>-0.00920193</text:p>
          </table:table-cell>
          <table:table-cell office:value-type="float" office:value="-0.0001751727" calcext:value-type="float">
            <text:p>-0.0001751727</text:p>
          </table:table-cell>
          <table:table-cell office:value-type="float" office:value="760" calcext:value-type="float">
            <text:p>760</text:p>
          </table:table-cell>
          <table:table-cell table:formula="of:=[.D761]*100" office:value-type="float" office:value="-1.21396903" calcext:value-type="float">
            <text:p>-1.21396903</text:p>
          </table:table-cell>
          <table:table-cell table:formula="of:=[.E761]*100" office:value-type="float" office:value="-0.920193" calcext:value-type="float">
            <text:p>-0.920193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179.0892333984" calcext:value-type="float">
            <text:p>179.0892333984</text:p>
          </table:table-cell>
          <table:table-cell office:value-type="float" office:value="-0.247607932" calcext:value-type="float">
            <text:p>-0.2476079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53156" calcext:value-type="float">
            <text:p>-0.00853156</text:p>
          </table:table-cell>
          <table:table-cell office:value-type="float" office:value="-0.0002130057" calcext:value-type="float">
            <text:p>-0.0002130057</text:p>
          </table:table-cell>
          <table:table-cell office:value-type="float" office:value="761" calcext:value-type="float">
            <text:p>761</text:p>
          </table:table-cell>
          <table:table-cell table:formula="of:=[.D762]*100" office:value-type="float" office:value="-1.21396903" calcext:value-type="float">
            <text:p>-1.21396903</text:p>
          </table:table-cell>
          <table:table-cell table:formula="of:=[.E762]*100" office:value-type="float" office:value="-0.853156" calcext:value-type="float">
            <text:p>-0.853156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79.0908813477" calcext:value-type="float">
            <text:p>179.0908813477</text:p>
          </table:table-cell>
          <table:table-cell office:value-type="float" office:value="-0.3113825874" calcext:value-type="float">
            <text:p>-0.31138258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65973" calcext:value-type="float">
            <text:p>-0.00765973</text:p>
          </table:table-cell>
          <table:table-cell office:value-type="float" office:value="-0.0001729545" calcext:value-type="float">
            <text:p>-0.0001729545</text:p>
          </table:table-cell>
          <table:table-cell office:value-type="float" office:value="762" calcext:value-type="float">
            <text:p>762</text:p>
          </table:table-cell>
          <table:table-cell table:formula="of:=[.D763]*100" office:value-type="float" office:value="-1.21396903" calcext:value-type="float">
            <text:p>-1.21396903</text:p>
          </table:table-cell>
          <table:table-cell table:formula="of:=[.E763]*100" office:value-type="float" office:value="-0.765973" calcext:value-type="float">
            <text:p>-0.765973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179.0852508545" calcext:value-type="float">
            <text:p>179.0852508545</text:p>
          </table:table-cell>
          <table:table-cell office:value-type="float" office:value="-0.2393369606" calcext:value-type="float">
            <text:p>-0.23933696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5898" calcext:value-type="float">
            <text:p>-0.00755898</text:p>
          </table:table-cell>
          <table:table-cell office:value-type="float" office:value="-0.0003556125" calcext:value-type="float">
            <text:p>-0.0003556125</text:p>
          </table:table-cell>
          <table:table-cell office:value-type="float" office:value="763" calcext:value-type="float">
            <text:p>763</text:p>
          </table:table-cell>
          <table:table-cell table:formula="of:=[.D764]*100" office:value-type="float" office:value="-1.21396903" calcext:value-type="float">
            <text:p>-1.21396903</text:p>
          </table:table-cell>
          <table:table-cell table:formula="of:=[.E764]*100" office:value-type="float" office:value="-0.755898" calcext:value-type="float">
            <text:p>-0.755898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9.0876464844" calcext:value-type="float">
            <text:p>179.0876464844</text:p>
          </table:table-cell>
          <table:table-cell office:value-type="float" office:value="-0.2559437733" calcext:value-type="float">
            <text:p>-0.25594377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38115" calcext:value-type="float">
            <text:p>-0.00738115</text:p>
          </table:table-cell>
          <table:table-cell office:value-type="float" office:value="-0.0003054864" calcext:value-type="float">
            <text:p>-0.0003054864</text:p>
          </table:table-cell>
          <table:table-cell office:value-type="float" office:value="764" calcext:value-type="float">
            <text:p>764</text:p>
          </table:table-cell>
          <table:table-cell table:formula="of:=[.D765]*100" office:value-type="float" office:value="-1.21396903" calcext:value-type="float">
            <text:p>-1.21396903</text:p>
          </table:table-cell>
          <table:table-cell table:formula="of:=[.E765]*100" office:value-type="float" office:value="-0.738115" calcext:value-type="float">
            <text:p>-0.738115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79.1143035889" calcext:value-type="float">
            <text:p>179.1143035889</text:p>
          </table:table-cell>
          <table:table-cell office:value-type="float" office:value="-0.107751168" calcext:value-type="float">
            <text:p>-0.1077511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5043" calcext:value-type="float">
            <text:p>-0.00825043</text:p>
          </table:table-cell>
          <table:table-cell office:value-type="float" office:value="-0.00055129" calcext:value-type="float">
            <text:p>-0.00055129</text:p>
          </table:table-cell>
          <table:table-cell office:value-type="float" office:value="765" calcext:value-type="float">
            <text:p>765</text:p>
          </table:table-cell>
          <table:table-cell table:formula="of:=[.D766]*100" office:value-type="float" office:value="-1.21396903" calcext:value-type="float">
            <text:p>-1.21396903</text:p>
          </table:table-cell>
          <table:table-cell table:formula="of:=[.E766]*100" office:value-type="float" office:value="-0.825043" calcext:value-type="float">
            <text:p>-0.825043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79.1199951172" calcext:value-type="float">
            <text:p>179.1199951172</text:p>
          </table:table-cell>
          <table:table-cell office:value-type="float" office:value="-0.1374887605" calcext:value-type="float">
            <text:p>-0.13748876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63149" calcext:value-type="float">
            <text:p>-0.00863149</text:p>
          </table:table-cell>
          <table:table-cell office:value-type="float" office:value="-0.0006000747" calcext:value-type="float">
            <text:p>-0.0006000747</text:p>
          </table:table-cell>
          <table:table-cell office:value-type="float" office:value="766" calcext:value-type="float">
            <text:p>766</text:p>
          </table:table-cell>
          <table:table-cell table:formula="of:=[.D767]*100" office:value-type="float" office:value="-1.21396903" calcext:value-type="float">
            <text:p>-1.21396903</text:p>
          </table:table-cell>
          <table:table-cell table:formula="of:=[.E767]*100" office:value-type="float" office:value="-0.863149" calcext:value-type="float">
            <text:p>-0.863149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179.1195983887" calcext:value-type="float">
            <text:p>179.1195983887</text:p>
          </table:table-cell>
          <table:table-cell office:value-type="float" office:value="-0.0808588122" calcext:value-type="float">
            <text:p>-0.08085881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629" calcext:value-type="float">
            <text:p>-0.0092629</text:p>
          </table:table-cell>
          <table:table-cell office:value-type="float" office:value="-0.0004933503" calcext:value-type="float">
            <text:p>-0.0004933503</text:p>
          </table:table-cell>
          <table:table-cell office:value-type="float" office:value="767" calcext:value-type="float">
            <text:p>767</text:p>
          </table:table-cell>
          <table:table-cell table:formula="of:=[.D768]*100" office:value-type="float" office:value="-1.21396903" calcext:value-type="float">
            <text:p>-1.21396903</text:p>
          </table:table-cell>
          <table:table-cell table:formula="of:=[.E768]*100" office:value-type="float" office:value="-0.92629" calcext:value-type="float">
            <text:p>-0.92629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9.117980957" calcext:value-type="float">
            <text:p>179.117980957</text:p>
          </table:table-cell>
          <table:table-cell office:value-type="float" office:value="-0.1297358064" calcext:value-type="float">
            <text:p>-0.12973580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5787" calcext:value-type="float">
            <text:p>-0.00935787</text:p>
          </table:table-cell>
          <table:table-cell office:value-type="float" office:value="-0.0003857294" calcext:value-type="float">
            <text:p>-0.0003857294</text:p>
          </table:table-cell>
          <table:table-cell office:value-type="float" office:value="768" calcext:value-type="float">
            <text:p>768</text:p>
          </table:table-cell>
          <table:table-cell table:formula="of:=[.D769]*100" office:value-type="float" office:value="-1.21396903" calcext:value-type="float">
            <text:p>-1.21396903</text:p>
          </table:table-cell>
          <table:table-cell table:formula="of:=[.E769]*100" office:value-type="float" office:value="-0.935787" calcext:value-type="float">
            <text:p>-0.935787</text:p>
          </table:table-cell>
        </table:table-row>
        <table:table-row table:style-name="ro1">
          <table:table-cell office:value-type="float" office:value="38.45" calcext:value-type="float">
            <text:p>38.45</text:p>
          </table:table-cell>
          <table:table-cell office:value-type="float" office:value="179.1168670654" calcext:value-type="float">
            <text:p>179.1168670654</text:p>
          </table:table-cell>
          <table:table-cell office:value-type="float" office:value="0.0833945215" calcext:value-type="float">
            <text:p>0.08339452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84178" calcext:value-type="float">
            <text:p>-0.01084178</text:p>
          </table:table-cell>
          <table:table-cell office:value-type="float" office:value="-0.0008945733" calcext:value-type="float">
            <text:p>-0.0008945733</text:p>
          </table:table-cell>
          <table:table-cell office:value-type="float" office:value="769" calcext:value-type="float">
            <text:p>769</text:p>
          </table:table-cell>
          <table:table-cell table:formula="of:=[.D770]*100" office:value-type="float" office:value="-1.21396903" calcext:value-type="float">
            <text:p>-1.21396903</text:p>
          </table:table-cell>
          <table:table-cell table:formula="of:=[.E770]*100" office:value-type="float" office:value="-1.084178" calcext:value-type="float">
            <text:p>-1.084178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79.1083221436" calcext:value-type="float">
            <text:p>179.1083221436</text:p>
          </table:table-cell>
          <table:table-cell office:value-type="float" office:value="0.0184096921" calcext:value-type="float">
            <text:p>0.01840969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39749" calcext:value-type="float">
            <text:p>-0.01139749</text:p>
          </table:table-cell>
          <table:table-cell office:value-type="float" office:value="-0.0003809439" calcext:value-type="float">
            <text:p>-0.0003809439</text:p>
          </table:table-cell>
          <table:table-cell office:value-type="float" office:value="770" calcext:value-type="float">
            <text:p>770</text:p>
          </table:table-cell>
          <table:table-cell table:formula="of:=[.D771]*100" office:value-type="float" office:value="-1.21396903" calcext:value-type="float">
            <text:p>-1.21396903</text:p>
          </table:table-cell>
          <table:table-cell table:formula="of:=[.E771]*100" office:value-type="float" office:value="-1.139749" calcext:value-type="float">
            <text:p>-1.139749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179.1014556885" calcext:value-type="float">
            <text:p>179.1014556885</text:p>
          </table:table-cell>
          <table:table-cell office:value-type="float" office:value="0.0080647001" calcext:value-type="float">
            <text:p>0.00806470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69885" calcext:value-type="float">
            <text:p>-0.01169885</text:p>
          </table:table-cell>
          <table:table-cell office:value-type="float" office:value="-0.0006191328" calcext:value-type="float">
            <text:p>-0.0006191328</text:p>
          </table:table-cell>
          <table:table-cell office:value-type="float" office:value="771" calcext:value-type="float">
            <text:p>771</text:p>
          </table:table-cell>
          <table:table-cell table:formula="of:=[.D772]*100" office:value-type="float" office:value="-1.21396903" calcext:value-type="float">
            <text:p>-1.21396903</text:p>
          </table:table-cell>
          <table:table-cell table:formula="of:=[.E772]*100" office:value-type="float" office:value="-1.169885" calcext:value-type="float">
            <text:p>-1.169885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9.1178588867" calcext:value-type="float">
            <text:p>179.1178588867</text:p>
          </table:table-cell>
          <table:table-cell office:value-type="float" office:value="-0.0627743909" calcext:value-type="float">
            <text:p>-0.062774390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42749" calcext:value-type="float">
            <text:p>-0.01142749</text:p>
          </table:table-cell>
          <table:table-cell office:value-type="float" office:value="-0.0004799707" calcext:value-type="float">
            <text:p>-0.0004799707</text:p>
          </table:table-cell>
          <table:table-cell office:value-type="float" office:value="772" calcext:value-type="float">
            <text:p>772</text:p>
          </table:table-cell>
          <table:table-cell table:formula="of:=[.D773]*100" office:value-type="float" office:value="-1.21396903" calcext:value-type="float">
            <text:p>-1.21396903</text:p>
          </table:table-cell>
          <table:table-cell table:formula="of:=[.E773]*100" office:value-type="float" office:value="-1.142749" calcext:value-type="float">
            <text:p>-1.142749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179.124130249" calcext:value-type="float">
            <text:p>179.124130249</text:p>
          </table:table-cell>
          <table:table-cell office:value-type="float" office:value="0.1575120917" calcext:value-type="float">
            <text:p>0.15751209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715" calcext:value-type="float">
            <text:p>-0.012715</text:p>
          </table:table-cell>
          <table:table-cell office:value-type="float" office:value="-0.0008566437" calcext:value-type="float">
            <text:p>-0.0008566437</text:p>
          </table:table-cell>
          <table:table-cell office:value-type="float" office:value="773" calcext:value-type="float">
            <text:p>773</text:p>
          </table:table-cell>
          <table:table-cell table:formula="of:=[.D774]*100" office:value-type="float" office:value="-1.21396903" calcext:value-type="float">
            <text:p>-1.21396903</text:p>
          </table:table-cell>
          <table:table-cell table:formula="of:=[.E774]*100" office:value-type="float" office:value="-1.2715" calcext:value-type="float">
            <text:p>-1.271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79.1276245117" calcext:value-type="float">
            <text:p>179.1276245117</text:p>
          </table:table-cell>
          <table:table-cell office:value-type="float" office:value="0.1531074989" calcext:value-type="float">
            <text:p>0.15310749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54361" calcext:value-type="float">
            <text:p>-0.01354361</text:p>
          </table:table-cell>
          <table:table-cell office:value-type="float" office:value="-0.0008338345" calcext:value-type="float">
            <text:p>-0.0008338345</text:p>
          </table:table-cell>
          <table:table-cell office:value-type="float" office:value="774" calcext:value-type="float">
            <text:p>774</text:p>
          </table:table-cell>
          <table:table-cell table:formula="of:=[.D775]*100" office:value-type="float" office:value="-1.21396903" calcext:value-type="float">
            <text:p>-1.21396903</text:p>
          </table:table-cell>
          <table:table-cell table:formula="of:=[.E775]*100" office:value-type="float" office:value="-1.354361" calcext:value-type="float">
            <text:p>-1.354361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179.1295013428" calcext:value-type="float">
            <text:p>179.1295013428</text:p>
          </table:table-cell>
          <table:table-cell office:value-type="float" office:value="0.1338272029" calcext:value-type="float">
            <text:p>0.13382720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96728" calcext:value-type="float">
            <text:p>-0.01396728</text:p>
          </table:table-cell>
          <table:table-cell office:value-type="float" office:value="-0.0007302044" calcext:value-type="float">
            <text:p>-0.0007302044</text:p>
          </table:table-cell>
          <table:table-cell office:value-type="float" office:value="775" calcext:value-type="float">
            <text:p>775</text:p>
          </table:table-cell>
          <table:table-cell table:formula="of:=[.D776]*100" office:value-type="float" office:value="-1.21396903" calcext:value-type="float">
            <text:p>-1.21396903</text:p>
          </table:table-cell>
          <table:table-cell table:formula="of:=[.E776]*100" office:value-type="float" office:value="-1.396728" calcext:value-type="float">
            <text:p>-1.396728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9.136138916" calcext:value-type="float">
            <text:p>179.136138916</text:p>
          </table:table-cell>
          <table:table-cell office:value-type="float" office:value="-0.0119733931" calcext:value-type="float">
            <text:p>-0.01197339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27777" calcext:value-type="float">
            <text:p>-0.01327777</text:p>
          </table:table-cell>
          <table:table-cell office:value-type="float" office:value="-0.0005968307" calcext:value-type="float">
            <text:p>-0.0005968307</text:p>
          </table:table-cell>
          <table:table-cell office:value-type="float" office:value="776" calcext:value-type="float">
            <text:p>776</text:p>
          </table:table-cell>
          <table:table-cell table:formula="of:=[.D777]*100" office:value-type="float" office:value="-1.21396903" calcext:value-type="float">
            <text:p>-1.21396903</text:p>
          </table:table-cell>
          <table:table-cell table:formula="of:=[.E777]*100" office:value-type="float" office:value="-1.327777" calcext:value-type="float">
            <text:p>-1.327777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179.1400146484" calcext:value-type="float">
            <text:p>179.1400146484</text:p>
          </table:table-cell>
          <table:table-cell office:value-type="float" office:value="0.1620320382" calcext:value-type="float">
            <text:p>0.16203203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97813" calcext:value-type="float">
            <text:p>-0.01397813</text:p>
          </table:table-cell>
          <table:table-cell office:value-type="float" office:value="-0.0008695944" calcext:value-type="float">
            <text:p>-0.0008695944</text:p>
          </table:table-cell>
          <table:table-cell office:value-type="float" office:value="777" calcext:value-type="float">
            <text:p>777</text:p>
          </table:table-cell>
          <table:table-cell table:formula="of:=[.D778]*100" office:value-type="float" office:value="-1.21396903" calcext:value-type="float">
            <text:p>-1.21396903</text:p>
          </table:table-cell>
          <table:table-cell table:formula="of:=[.E778]*100" office:value-type="float" office:value="-1.397813" calcext:value-type="float">
            <text:p>-1.397813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79.1444091797" calcext:value-type="float">
            <text:p>179.1444091797</text:p>
          </table:table-cell>
          <table:table-cell office:value-type="float" office:value="0.2501601761" calcext:value-type="float">
            <text:p>0.25016017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03226" calcext:value-type="float">
            <text:p>-0.01503226</text:p>
          </table:table-cell>
          <table:table-cell office:value-type="float" office:value="-0.000994232" calcext:value-type="float">
            <text:p>-0.000994232</text:p>
          </table:table-cell>
          <table:table-cell office:value-type="float" office:value="778" calcext:value-type="float">
            <text:p>778</text:p>
          </table:table-cell>
          <table:table-cell table:formula="of:=[.D779]*100" office:value-type="float" office:value="-1.21396903" calcext:value-type="float">
            <text:p>-1.21396903</text:p>
          </table:table-cell>
          <table:table-cell table:formula="of:=[.E779]*100" office:value-type="float" office:value="-1.503226" calcext:value-type="float">
            <text:p>-1.503226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179.12940979" calcext:value-type="float">
            <text:p>179.12940979</text:p>
          </table:table-cell>
          <table:table-cell office:value-type="float" office:value="0.328486117" calcext:value-type="float">
            <text:p>0.3284861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625681" calcext:value-type="float">
            <text:p>-0.01625681</text:p>
          </table:table-cell>
          <table:table-cell office:value-type="float" office:value="-0.0009301793" calcext:value-type="float">
            <text:p>-0.0009301793</text:p>
          </table:table-cell>
          <table:table-cell office:value-type="float" office:value="779" calcext:value-type="float">
            <text:p>779</text:p>
          </table:table-cell>
          <table:table-cell table:formula="of:=[.D780]*100" office:value-type="float" office:value="-1.21396903" calcext:value-type="float">
            <text:p>-1.21396903</text:p>
          </table:table-cell>
          <table:table-cell table:formula="of:=[.E780]*100" office:value-type="float" office:value="-1.625681" calcext:value-type="float">
            <text:p>-1.6256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9.1327514648" calcext:value-type="float">
            <text:p>179.1327514648</text:p>
          </table:table-cell>
          <table:table-cell office:value-type="float" office:value="0.4553161335" calcext:value-type="float">
            <text:p>0.45531613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791823" calcext:value-type="float">
            <text:p>-0.01791823</text:p>
          </table:table-cell>
          <table:table-cell office:value-type="float" office:value="-0.0008895829" calcext:value-type="float">
            <text:p>-0.0008895829</text:p>
          </table:table-cell>
          <table:table-cell office:value-type="float" office:value="780" calcext:value-type="float">
            <text:p>780</text:p>
          </table:table-cell>
          <table:table-cell table:formula="of:=[.D781]*100" office:value-type="float" office:value="-1.21396903" calcext:value-type="float">
            <text:p>-1.21396903</text:p>
          </table:table-cell>
          <table:table-cell table:formula="of:=[.E781]*100" office:value-type="float" office:value="-1.791823" calcext:value-type="float">
            <text:p>-1.791823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179.1455535889" calcext:value-type="float">
            <text:p>179.1455535889</text:p>
          </table:table-cell>
          <table:table-cell office:value-type="float" office:value="0.5650502826" calcext:value-type="float">
            <text:p>0.56505028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975682" calcext:value-type="float">
            <text:p>-0.01975682</text:p>
          </table:table-cell>
          <table:table-cell office:value-type="float" office:value="-0.0010212329" calcext:value-type="float">
            <text:p>-0.0010212329</text:p>
          </table:table-cell>
          <table:table-cell office:value-type="float" office:value="781" calcext:value-type="float">
            <text:p>781</text:p>
          </table:table-cell>
          <table:table-cell table:formula="of:=[.D782]*100" office:value-type="float" office:value="-1.21396903" calcext:value-type="float">
            <text:p>-1.21396903</text:p>
          </table:table-cell>
          <table:table-cell table:formula="of:=[.E782]*100" office:value-type="float" office:value="-1.975682" calcext:value-type="float">
            <text:p>-1.975682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79.1575317383" calcext:value-type="float">
            <text:p>179.1575317383</text:p>
          </table:table-cell>
          <table:table-cell office:value-type="float" office:value="0.7038991396" calcext:value-type="float">
            <text:p>0.70389913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190754" calcext:value-type="float">
            <text:p>-0.02190754</text:p>
          </table:table-cell>
          <table:table-cell office:value-type="float" office:value="-0.0011272" calcext:value-type="float">
            <text:p>-0.0011272</text:p>
          </table:table-cell>
          <table:table-cell office:value-type="float" office:value="782" calcext:value-type="float">
            <text:p>782</text:p>
          </table:table-cell>
          <table:table-cell table:formula="of:=[.D783]*100" office:value-type="float" office:value="-1.21396903" calcext:value-type="float">
            <text:p>-1.21396903</text:p>
          </table:table-cell>
          <table:table-cell table:formula="of:=[.E783]*100" office:value-type="float" office:value="-2.190754" calcext:value-type="float">
            <text:p>-2.190754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179.1753234863" calcext:value-type="float">
            <text:p>179.1753234863</text:p>
          </table:table-cell>
          <table:table-cell office:value-type="float" office:value="0.7094509604" calcext:value-type="float">
            <text:p>0.70945096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337776" calcext:value-type="float">
            <text:p>-0.02337776</text:p>
          </table:table-cell>
          <table:table-cell office:value-type="float" office:value="-0.0010715581" calcext:value-type="float">
            <text:p>-0.0010715581</text:p>
          </table:table-cell>
          <table:table-cell office:value-type="float" office:value="783" calcext:value-type="float">
            <text:p>783</text:p>
          </table:table-cell>
          <table:table-cell table:formula="of:=[.D784]*100" office:value-type="float" office:value="-1.21396903" calcext:value-type="float">
            <text:p>-1.21396903</text:p>
          </table:table-cell>
          <table:table-cell table:formula="of:=[.E784]*100" office:value-type="float" office:value="-2.337776" calcext:value-type="float">
            <text:p>-2.337776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9.1777038574" calcext:value-type="float">
            <text:p>179.1777038574</text:p>
          </table:table-cell>
          <table:table-cell office:value-type="float" office:value="0.7992614048" calcext:value-type="float">
            <text:p>0.799261404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495614" calcext:value-type="float">
            <text:p>-0.02495614</text:p>
          </table:table-cell>
          <table:table-cell office:value-type="float" office:value="-0.0010802446" calcext:value-type="float">
            <text:p>-0.0010802446</text:p>
          </table:table-cell>
          <table:table-cell office:value-type="float" office:value="784" calcext:value-type="float">
            <text:p>784</text:p>
          </table:table-cell>
          <table:table-cell table:formula="of:=[.D785]*100" office:value-type="float" office:value="-1.21396903" calcext:value-type="float">
            <text:p>-1.21396903</text:p>
          </table:table-cell>
          <table:table-cell table:formula="of:=[.E785]*100" office:value-type="float" office:value="-2.495614" calcext:value-type="float">
            <text:p>-2.495614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79.1845092773" calcext:value-type="float">
            <text:p>179.1845092773</text:p>
          </table:table-cell>
          <table:table-cell office:value-type="float" office:value="0.8303139404" calcext:value-type="float">
            <text:p>0.830313940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621493" calcext:value-type="float">
            <text:p>-0.02621493</text:p>
          </table:table-cell>
          <table:table-cell office:value-type="float" office:value="-0.0012049849" calcext:value-type="float">
            <text:p>-0.0012049849</text:p>
          </table:table-cell>
          <table:table-cell office:value-type="float" office:value="785" calcext:value-type="float">
            <text:p>785</text:p>
          </table:table-cell>
          <table:table-cell table:formula="of:=[.D786]*100" office:value-type="float" office:value="-1.21396903" calcext:value-type="float">
            <text:p>-1.21396903</text:p>
          </table:table-cell>
          <table:table-cell table:formula="of:=[.E786]*100" office:value-type="float" office:value="-2.621493" calcext:value-type="float">
            <text:p>-2.621493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79.1938781738" calcext:value-type="float">
            <text:p>179.1938781738</text:p>
          </table:table-cell>
          <table:table-cell office:value-type="float" office:value="0.8204633692" calcext:value-type="float">
            <text:p>0.82046336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698812" calcext:value-type="float">
            <text:p>-0.02698812</text:p>
          </table:table-cell>
          <table:table-cell office:value-type="float" office:value="-0.0010765031" calcext:value-type="float">
            <text:p>-0.0010765031</text:p>
          </table:table-cell>
          <table:table-cell office:value-type="float" office:value="786" calcext:value-type="float">
            <text:p>786</text:p>
          </table:table-cell>
          <table:table-cell table:formula="of:=[.D787]*100" office:value-type="float" office:value="-1.21396903" calcext:value-type="float">
            <text:p>-1.21396903</text:p>
          </table:table-cell>
          <table:table-cell table:formula="of:=[.E787]*100" office:value-type="float" office:value="-2.698812" calcext:value-type="float">
            <text:p>-2.698812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179.2133789062" calcext:value-type="float">
            <text:p>179.2133789062</text:p>
          </table:table-cell>
          <table:table-cell office:value-type="float" office:value="0.9037493486" calcext:value-type="float">
            <text:p>0.90374934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805851" calcext:value-type="float">
            <text:p>-0.02805851</text:p>
          </table:table-cell>
          <table:table-cell office:value-type="float" office:value="-0.001085817" calcext:value-type="float">
            <text:p>-0.001085817</text:p>
          </table:table-cell>
          <table:table-cell office:value-type="float" office:value="787" calcext:value-type="float">
            <text:p>787</text:p>
          </table:table-cell>
          <table:table-cell table:formula="of:=[.D788]*100" office:value-type="float" office:value="-1.21396903" calcext:value-type="float">
            <text:p>-1.21396903</text:p>
          </table:table-cell>
          <table:table-cell table:formula="of:=[.E788]*100" office:value-type="float" office:value="-2.805851" calcext:value-type="float">
            <text:p>-2.805851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9.2142486572" calcext:value-type="float">
            <text:p>179.2142486572</text:p>
          </table:table-cell>
          <table:table-cell office:value-type="float" office:value="0.9867500834" calcext:value-type="float">
            <text:p>0.98675008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932505" calcext:value-type="float">
            <text:p>-0.02932505</text:p>
          </table:table-cell>
          <table:table-cell office:value-type="float" office:value="-0.0010604977" calcext:value-type="float">
            <text:p>-0.0010604977</text:p>
          </table:table-cell>
          <table:table-cell office:value-type="float" office:value="788" calcext:value-type="float">
            <text:p>788</text:p>
          </table:table-cell>
          <table:table-cell table:formula="of:=[.D789]*100" office:value-type="float" office:value="-1.21396903" calcext:value-type="float">
            <text:p>-1.21396903</text:p>
          </table:table-cell>
          <table:table-cell table:formula="of:=[.E789]*100" office:value-type="float" office:value="-2.932505" calcext:value-type="float">
            <text:p>-2.932505</text:p>
          </table:table-cell>
        </table:table-row>
        <table:table-row table:style-name="ro1">
          <table:table-cell office:value-type="float" office:value="39.45" calcext:value-type="float">
            <text:p>39.45</text:p>
          </table:table-cell>
          <table:table-cell office:value-type="float" office:value="179.203125" calcext:value-type="float">
            <text:p>179.203125</text:p>
          </table:table-cell>
          <table:table-cell office:value-type="float" office:value="0.9664872126" calcext:value-type="float">
            <text:p>0.96648721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0034" calcext:value-type="float">
            <text:p>-0.030034</text:p>
          </table:table-cell>
          <table:table-cell office:value-type="float" office:value="-0.0013519112" calcext:value-type="float">
            <text:p>-0.0013519112</text:p>
          </table:table-cell>
          <table:table-cell office:value-type="float" office:value="789" calcext:value-type="float">
            <text:p>789</text:p>
          </table:table-cell>
          <table:table-cell table:formula="of:=[.D790]*100" office:value-type="float" office:value="-1.21396903" calcext:value-type="float">
            <text:p>-1.21396903</text:p>
          </table:table-cell>
          <table:table-cell table:formula="of:=[.E790]*100" office:value-type="float" office:value="-3.0034" calcext:value-type="float">
            <text:p>-3.0034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79.1964263916" calcext:value-type="float">
            <text:p>179.1964263916</text:p>
          </table:table-cell>
          <table:table-cell office:value-type="float" office:value="1.2704817623" calcext:value-type="float">
            <text:p>1.27048176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253273" calcext:value-type="float">
            <text:p>-0.03253273</text:p>
          </table:table-cell>
          <table:table-cell office:value-type="float" office:value="-0.001538514" calcext:value-type="float">
            <text:p>-0.001538514</text:p>
          </table:table-cell>
          <table:table-cell office:value-type="float" office:value="790" calcext:value-type="float">
            <text:p>790</text:p>
          </table:table-cell>
          <table:table-cell table:formula="of:=[.D791]*100" office:value-type="float" office:value="-1.21396903" calcext:value-type="float">
            <text:p>-1.21396903</text:p>
          </table:table-cell>
          <table:table-cell table:formula="of:=[.E791]*100" office:value-type="float" office:value="-3.253273" calcext:value-type="float">
            <text:p>-3.253273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179.1858978271" calcext:value-type="float">
            <text:p>179.1858978271</text:p>
          </table:table-cell>
          <table:table-cell office:value-type="float" office:value="1.2384024201" calcext:value-type="float">
            <text:p>1.23840242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398403" calcext:value-type="float">
            <text:p>-0.03398403</text:p>
          </table:table-cell>
          <table:table-cell office:value-type="float" office:value="-0.0013920855" calcext:value-type="float">
            <text:p>-0.0013920855</text:p>
          </table:table-cell>
          <table:table-cell office:value-type="float" office:value="791" calcext:value-type="float">
            <text:p>791</text:p>
          </table:table-cell>
          <table:table-cell table:formula="of:=[.D792]*100" office:value-type="float" office:value="-1.21396903" calcext:value-type="float">
            <text:p>-1.21396903</text:p>
          </table:table-cell>
          <table:table-cell table:formula="of:=[.E792]*100" office:value-type="float" office:value="-3.398403" calcext:value-type="float">
            <text:p>-3.39840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9.158493042" calcext:value-type="float">
            <text:p>179.158493042</text:p>
          </table:table-cell>
          <table:table-cell office:value-type="float" office:value="1.3232540507" calcext:value-type="float">
            <text:p>1.32325405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551674" calcext:value-type="float">
            <text:p>-0.03551674</text:p>
          </table:table-cell>
          <table:table-cell office:value-type="float" office:value="-0.0013025516" calcext:value-type="float">
            <text:p>-0.0013025516</text:p>
          </table:table-cell>
          <table:table-cell office:value-type="float" office:value="792" calcext:value-type="float">
            <text:p>792</text:p>
          </table:table-cell>
          <table:table-cell table:formula="of:=[.D793]*100" office:value-type="float" office:value="-1.21396903" calcext:value-type="float">
            <text:p>-1.21396903</text:p>
          </table:table-cell>
          <table:table-cell table:formula="of:=[.E793]*100" office:value-type="float" office:value="-3.551674" calcext:value-type="float">
            <text:p>-3.551674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179.1425476074" calcext:value-type="float">
            <text:p>179.1425476074</text:p>
          </table:table-cell>
          <table:table-cell office:value-type="float" office:value="1.3148834731" calcext:value-type="float">
            <text:p>1.31488347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648232" calcext:value-type="float">
            <text:p>-0.03648232</text:p>
          </table:table-cell>
          <table:table-cell office:value-type="float" office:value="-0.0014558756" calcext:value-type="float">
            <text:p>-0.0014558756</text:p>
          </table:table-cell>
          <table:table-cell office:value-type="float" office:value="793" calcext:value-type="float">
            <text:p>793</text:p>
          </table:table-cell>
          <table:table-cell table:formula="of:=[.D794]*100" office:value-type="float" office:value="-1.21396903" calcext:value-type="float">
            <text:p>-1.21396903</text:p>
          </table:table-cell>
          <table:table-cell table:formula="of:=[.E794]*100" office:value-type="float" office:value="-3.648232" calcext:value-type="float">
            <text:p>-3.648232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79.0861968994" calcext:value-type="float">
            <text:p>179.0861968994</text:p>
          </table:table-cell>
          <table:table-cell office:value-type="float" office:value="1.1514718186" calcext:value-type="float">
            <text:p>1.15147181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603655" calcext:value-type="float">
            <text:p>-0.03603655</text:p>
          </table:table-cell>
          <table:table-cell office:value-type="float" office:value="-0.0008912956" calcext:value-type="float">
            <text:p>-0.0008912956</text:p>
          </table:table-cell>
          <table:table-cell office:value-type="float" office:value="794" calcext:value-type="float">
            <text:p>794</text:p>
          </table:table-cell>
          <table:table-cell table:formula="of:=[.D795]*100" office:value-type="float" office:value="-1.21396903" calcext:value-type="float">
            <text:p>-1.21396903</text:p>
          </table:table-cell>
          <table:table-cell table:formula="of:=[.E795]*100" office:value-type="float" office:value="-3.603655" calcext:value-type="float">
            <text:p>-3.603655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79.0526275635" calcext:value-type="float">
            <text:p>179.0526275635</text:p>
          </table:table-cell>
          <table:table-cell office:value-type="float" office:value="1.1717202944" calcext:value-type="float">
            <text:p>1.17172029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587446" calcext:value-type="float">
            <text:p>-0.03587446</text:p>
          </table:table-cell>
          <table:table-cell office:value-type="float" office:value="-0.0008927572" calcext:value-type="float">
            <text:p>-0.0008927572</text:p>
          </table:table-cell>
          <table:table-cell office:value-type="float" office:value="795" calcext:value-type="float">
            <text:p>795</text:p>
          </table:table-cell>
          <table:table-cell table:formula="of:=[.D796]*100" office:value-type="float" office:value="-1.21396903" calcext:value-type="float">
            <text:p>-1.21396903</text:p>
          </table:table-cell>
          <table:table-cell table:formula="of:=[.E796]*100" office:value-type="float" office:value="-3.587446" calcext:value-type="float">
            <text:p>-3.587446</text:p>
          </table:table-cell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179.0104675293" calcext:value-type="float">
            <text:p>179.0104675293</text:p>
          </table:table-cell>
          <table:table-cell office:value-type="float" office:value="0.9557260299" calcext:value-type="float">
            <text:p>0.955726029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432672" calcext:value-type="float">
            <text:p>-0.03432672</text:p>
          </table:table-cell>
          <table:table-cell office:value-type="float" office:value="-0.0002218955" calcext:value-type="float">
            <text:p>-0.0002218955</text:p>
          </table:table-cell>
          <table:table-cell office:value-type="float" office:value="796" calcext:value-type="float">
            <text:p>796</text:p>
          </table:table-cell>
          <table:table-cell table:formula="of:=[.D797]*100" office:value-type="float" office:value="-1.21396903" calcext:value-type="float">
            <text:p>-1.21396903</text:p>
          </table:table-cell>
          <table:table-cell table:formula="of:=[.E797]*100" office:value-type="float" office:value="-3.432672" calcext:value-type="float">
            <text:p>-3.432672</text:p>
          </table:table-cell>
        </table:table-row>
        <table:table-row table:style-name="ro1">
          <table:table-cell office:value-type="float" office:value="39.86" calcext:value-type="float">
            <text:p>39.86</text:p>
          </table:table-cell>
          <table:table-cell office:value-type="float" office:value="178.9672241211" calcext:value-type="float">
            <text:p>178.9672241211</text:p>
          </table:table-cell>
          <table:table-cell office:value-type="float" office:value="0.6034022954" calcext:value-type="float">
            <text:p>0.60340229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09469" calcext:value-type="float">
            <text:p>-0.0309469</text:p>
          </table:table-cell>
          <table:table-cell office:value-type="float" office:value="0.0002414853" calcext:value-type="float">
            <text:p>0.0002414853</text:p>
          </table:table-cell>
          <table:table-cell office:value-type="float" office:value="797" calcext:value-type="float">
            <text:p>797</text:p>
          </table:table-cell>
          <table:table-cell table:formula="of:=[.D798]*100" office:value-type="float" office:value="-1.21396903" calcext:value-type="float">
            <text:p>-1.21396903</text:p>
          </table:table-cell>
          <table:table-cell table:formula="of:=[.E798]*100" office:value-type="float" office:value="-3.09469" calcext:value-type="float">
            <text:p>-3.09469</text:p>
          </table:table-cell>
        </table:table-row>
        <table:table-row table:style-name="ro1">
          <table:table-cell office:value-type="float" office:value="39.91" calcext:value-type="float">
            <text:p>39.91</text:p>
          </table:table-cell>
          <table:table-cell office:value-type="float" office:value="178.939956665" calcext:value-type="float">
            <text:p>178.939956665</text:p>
          </table:table-cell>
          <table:table-cell office:value-type="float" office:value="0.1926975929" calcext:value-type="float">
            <text:p>0.19269759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595704" calcext:value-type="float">
            <text:p>-0.02595704</text:p>
          </table:table-cell>
          <table:table-cell office:value-type="float" office:value="0.0007818107" calcext:value-type="float">
            <text:p>0.0007818107</text:p>
          </table:table-cell>
          <table:table-cell office:value-type="float" office:value="798" calcext:value-type="float">
            <text:p>798</text:p>
          </table:table-cell>
          <table:table-cell table:formula="of:=[.D799]*100" office:value-type="float" office:value="-1.21396903" calcext:value-type="float">
            <text:p>-1.21396903</text:p>
          </table:table-cell>
          <table:table-cell table:formula="of:=[.E799]*100" office:value-type="float" office:value="-2.595704" calcext:value-type="float">
            <text:p>-2.595704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178.9140167236" calcext:value-type="float">
            <text:p>178.9140167236</text:p>
          </table:table-cell>
          <table:table-cell office:value-type="float" office:value="-0.1554730244" calcext:value-type="float">
            <text:p>-0.15547302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031111" calcext:value-type="float">
            <text:p>-0.02031111</text:p>
          </table:table-cell>
          <table:table-cell office:value-type="float" office:value="0.0011645569" calcext:value-type="float">
            <text:p>0.0011645569</text:p>
          </table:table-cell>
          <table:table-cell office:value-type="float" office:value="799" calcext:value-type="float">
            <text:p>799</text:p>
          </table:table-cell>
          <table:table-cell table:formula="of:=[.D800]*100" office:value-type="float" office:value="-1.21396903" calcext:value-type="float">
            <text:p>-1.21396903</text:p>
          </table:table-cell>
          <table:table-cell table:formula="of:=[.E800]*100" office:value-type="float" office:value="-2.031111" calcext:value-type="float">
            <text:p>-2.031111</text:p>
          </table:table-cell>
        </table:table-row>
        <table:table-row table:style-name="ro1">
          <table:table-cell office:value-type="float" office:value="40.01" calcext:value-type="float">
            <text:p>40.01</text:p>
          </table:table-cell>
          <table:table-cell office:value-type="float" office:value="178.890411377" calcext:value-type="float">
            <text:p>178.890411377</text:p>
          </table:table-cell>
          <table:table-cell office:value-type="float" office:value="-0.4560820884" calcext:value-type="float">
            <text:p>-0.45608208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54499" calcext:value-type="float">
            <text:p>-0.01454499</text:p>
          </table:table-cell>
          <table:table-cell office:value-type="float" office:value="0.0013275743" calcext:value-type="float">
            <text:p>0.0013275743</text:p>
          </table:table-cell>
          <table:table-cell office:value-type="float" office:value="800" calcext:value-type="float">
            <text:p>800</text:p>
          </table:table-cell>
          <table:table-cell table:formula="of:=[.D801]*100" office:value-type="float" office:value="-1.21396903" calcext:value-type="float">
            <text:p>-1.21396903</text:p>
          </table:table-cell>
          <table:table-cell table:formula="of:=[.E801]*100" office:value-type="float" office:value="-1.454499" calcext:value-type="float">
            <text:p>-1.454499</text:p>
          </table:table-cell>
        </table:table-row>
        <table:table-row table:style-name="ro1">
          <table:table-cell office:value-type="float" office:value="40.06" calcext:value-type="float">
            <text:p>40.06</text:p>
          </table:table-cell>
          <table:table-cell office:value-type="float" office:value="178.8856964111" calcext:value-type="float">
            <text:p>178.8856964111</text:p>
          </table:table-cell>
          <table:table-cell office:value-type="float" office:value="-0.8185127172" calcext:value-type="float">
            <text:p>-0.81851271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8671" calcext:value-type="float">
            <text:p>-0.00828671</text:p>
          </table:table-cell>
          <table:table-cell office:value-type="float" office:value="0.0014641461" calcext:value-type="float">
            <text:p>0.0014641461</text:p>
          </table:table-cell>
          <table:table-cell office:value-type="float" office:value="801" calcext:value-type="float">
            <text:p>801</text:p>
          </table:table-cell>
          <table:table-cell table:formula="of:=[.D802]*100" office:value-type="float" office:value="-1.21396903" calcext:value-type="float">
            <text:p>-1.21396903</text:p>
          </table:table-cell>
          <table:table-cell table:formula="of:=[.E802]*100" office:value-type="float" office:value="-0.828671" calcext:value-type="float">
            <text:p>-0.828671</text:p>
          </table:table-cell>
        </table:table-row>
        <table:table-row table:style-name="ro1">
          <table:table-cell office:value-type="float" office:value="40.11" calcext:value-type="float">
            <text:p>40.11</text:p>
          </table:table-cell>
          <table:table-cell office:value-type="float" office:value="178.8651733398" calcext:value-type="float">
            <text:p>178.8651733398</text:p>
          </table:table-cell>
          <table:table-cell office:value-type="float" office:value="-1.1614803405" calcext:value-type="float">
            <text:p>-1.16148034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8302" calcext:value-type="float">
            <text:p>-0.0018302</text:p>
          </table:table-cell>
          <table:table-cell office:value-type="float" office:value="0.0015177925" calcext:value-type="float">
            <text:p>0.0015177925</text:p>
          </table:table-cell>
          <table:table-cell office:value-type="float" office:value="802" calcext:value-type="float">
            <text:p>802</text:p>
          </table:table-cell>
          <table:table-cell table:formula="of:=[.D803]*100" office:value-type="float" office:value="-1.21396903" calcext:value-type="float">
            <text:p>-1.21396903</text:p>
          </table:table-cell>
          <table:table-cell table:formula="of:=[.E803]*100" office:value-type="float" office:value="-0.18302" calcext:value-type="float">
            <text:p>-0.18302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178.8384857178" calcext:value-type="float">
            <text:p>178.8384857178</text:p>
          </table:table-cell>
          <table:table-cell office:value-type="float" office:value="-1.3866596896" calcext:value-type="float">
            <text:p>-1.38665968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39733" calcext:value-type="float">
            <text:p>0.0039733</text:p>
          </table:table-cell>
          <table:table-cell office:value-type="float" office:value="0.0013994552" calcext:value-type="float">
            <text:p>0.0013994552</text:p>
          </table:table-cell>
          <table:table-cell office:value-type="float" office:value="803" calcext:value-type="float">
            <text:p>803</text:p>
          </table:table-cell>
          <table:table-cell table:formula="of:=[.D804]*100" office:value-type="float" office:value="-1.21396903" calcext:value-type="float">
            <text:p>-1.21396903</text:p>
          </table:table-cell>
          <table:table-cell table:formula="of:=[.E804]*100" office:value-type="float" office:value="0.39733" calcext:value-type="float">
            <text:p>0.39733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office:value-type="float" office:value="178.8524932861" calcext:value-type="float">
            <text:p>178.8524932861</text:p>
          </table:table-cell>
          <table:table-cell office:value-type="float" office:value="-1.4936235405" calcext:value-type="float">
            <text:p>-1.49362354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55366" calcext:value-type="float">
            <text:p>0.00855366</text:p>
          </table:table-cell>
          <table:table-cell office:value-type="float" office:value="0.0009871262" calcext:value-type="float">
            <text:p>0.0009871262</text:p>
          </table:table-cell>
          <table:table-cell office:value-type="float" office:value="804" calcext:value-type="float">
            <text:p>804</text:p>
          </table:table-cell>
          <table:table-cell table:formula="of:=[.D805]*100" office:value-type="float" office:value="-1.21396903" calcext:value-type="float">
            <text:p>-1.21396903</text:p>
          </table:table-cell>
          <table:table-cell table:formula="of:=[.E805]*100" office:value-type="float" office:value="0.855366" calcext:value-type="float">
            <text:p>0.855366</text:p>
          </table:table-cell>
        </table:table-row>
        <table:table-row table:style-name="ro1">
          <table:table-cell office:value-type="float" office:value="40.26" calcext:value-type="float">
            <text:p>40.26</text:p>
          </table:table-cell>
          <table:table-cell office:value-type="float" office:value="178.8745269775" calcext:value-type="float">
            <text:p>178.8745269775</text:p>
          </table:table-cell>
          <table:table-cell office:value-type="float" office:value="-1.6927949132" calcext:value-type="float">
            <text:p>-1.69279491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293355" calcext:value-type="float">
            <text:p>0.01293355</text:p>
          </table:table-cell>
          <table:table-cell office:value-type="float" office:value="0.0008474455" calcext:value-type="float">
            <text:p>0.0008474455</text:p>
          </table:table-cell>
          <table:table-cell office:value-type="float" office:value="805" calcext:value-type="float">
            <text:p>805</text:p>
          </table:table-cell>
          <table:table-cell table:formula="of:=[.D806]*100" office:value-type="float" office:value="-1.21396903" calcext:value-type="float">
            <text:p>-1.21396903</text:p>
          </table:table-cell>
          <table:table-cell table:formula="of:=[.E806]*100" office:value-type="float" office:value="1.293355" calcext:value-type="float">
            <text:p>1.293355</text:p>
          </table:table-cell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178.9340057373" calcext:value-type="float">
            <text:p>178.9340057373</text:p>
          </table:table-cell>
          <table:table-cell office:value-type="float" office:value="-1.5896576711" calcext:value-type="float">
            <text:p>-1.58965767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516479" calcext:value-type="float">
            <text:p>0.01516479</text:p>
          </table:table-cell>
          <table:table-cell office:value-type="float" office:value="0.000190156" calcext:value-type="float">
            <text:p>0.000190156</text:p>
          </table:table-cell>
          <table:table-cell office:value-type="float" office:value="806" calcext:value-type="float">
            <text:p>806</text:p>
          </table:table-cell>
          <table:table-cell table:formula="of:=[.D807]*100" office:value-type="float" office:value="-1.21396903" calcext:value-type="float">
            <text:p>-1.21396903</text:p>
          </table:table-cell>
          <table:table-cell table:formula="of:=[.E807]*100" office:value-type="float" office:value="1.516479" calcext:value-type="float">
            <text:p>1.516479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178.9968261719" calcext:value-type="float">
            <text:p>178.9968261719</text:p>
          </table:table-cell>
          <table:table-cell office:value-type="float" office:value="-1.6063759811" calcext:value-type="float">
            <text:p>-1.60637598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67631" calcext:value-type="float">
            <text:p>0.0167631</text:p>
          </table:table-cell>
          <table:table-cell office:value-type="float" office:value="-0.000030115" calcext:value-type="float">
            <text:p>-0.000030115</text:p>
          </table:table-cell>
          <table:table-cell office:value-type="float" office:value="807" calcext:value-type="float">
            <text:p>807</text:p>
          </table:table-cell>
          <table:table-cell table:formula="of:=[.D808]*100" office:value-type="float" office:value="-1.21396903" calcext:value-type="float">
            <text:p>-1.21396903</text:p>
          </table:table-cell>
          <table:table-cell table:formula="of:=[.E808]*100" office:value-type="float" office:value="1.67631" calcext:value-type="float">
            <text:p>1.67631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179.0674285889" calcext:value-type="float">
            <text:p>179.0674285889</text:p>
          </table:table-cell>
          <table:table-cell office:value-type="float" office:value="-1.5495052603" calcext:value-type="float">
            <text:p>-1.549505260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744912" calcext:value-type="float">
            <text:p>0.01744912</text:p>
          </table:table-cell>
          <table:table-cell office:value-type="float" office:value="-0.0003312421" calcext:value-type="float">
            <text:p>-0.0003312421</text:p>
          </table:table-cell>
          <table:table-cell office:value-type="float" office:value="808" calcext:value-type="float">
            <text:p>808</text:p>
          </table:table-cell>
          <table:table-cell table:formula="of:=[.D809]*100" office:value-type="float" office:value="-1.21396903" calcext:value-type="float">
            <text:p>-1.21396903</text:p>
          </table:table-cell>
          <table:table-cell table:formula="of:=[.E809]*100" office:value-type="float" office:value="1.744912" calcext:value-type="float">
            <text:p>1.744912</text:p>
          </table:table-cell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float" office:value="179.0923614502" calcext:value-type="float">
            <text:p>179.0923614502</text:p>
          </table:table-cell>
          <table:table-cell office:value-type="float" office:value="-1.5806739486" calcext:value-type="float">
            <text:p>-1.58067394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811404" calcext:value-type="float">
            <text:p>0.01811404</text:p>
          </table:table-cell>
          <table:table-cell office:value-type="float" office:value="-0.0006147654" calcext:value-type="float">
            <text:p>-0.0006147654</text:p>
          </table:table-cell>
          <table:table-cell office:value-type="float" office:value="809" calcext:value-type="float">
            <text:p>809</text:p>
          </table:table-cell>
          <table:table-cell table:formula="of:=[.D810]*100" office:value-type="float" office:value="-1.21396903" calcext:value-type="float">
            <text:p>-1.21396903</text:p>
          </table:table-cell>
          <table:table-cell table:formula="of:=[.E810]*100" office:value-type="float" office:value="1.811404" calcext:value-type="float">
            <text:p>1.811404</text:p>
          </table:table-cell>
        </table:table-row>
        <table:table-row table:style-name="ro1">
          <table:table-cell office:value-type="float" office:value="40.51" calcext:value-type="float">
            <text:p>40.51</text:p>
          </table:table-cell>
          <table:table-cell office:value-type="float" office:value="179.1062469482" calcext:value-type="float">
            <text:p>179.1062469482</text:p>
          </table:table-cell>
          <table:table-cell office:value-type="float" office:value="-1.6995712653" calcext:value-type="float">
            <text:p>-1.699571265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934965" calcext:value-type="float">
            <text:p>0.01934965</text:p>
          </table:table-cell>
          <table:table-cell office:value-type="float" office:value="-0.0005526143" calcext:value-type="float">
            <text:p>-0.0005526143</text:p>
          </table:table-cell>
          <table:table-cell office:value-type="float" office:value="810" calcext:value-type="float">
            <text:p>810</text:p>
          </table:table-cell>
          <table:table-cell table:formula="of:=[.D811]*100" office:value-type="float" office:value="-1.21396903" calcext:value-type="float">
            <text:p>-1.21396903</text:p>
          </table:table-cell>
          <table:table-cell table:formula="of:=[.E811]*100" office:value-type="float" office:value="1.934965" calcext:value-type="float">
            <text:p>1.934965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179.1029052734" calcext:value-type="float">
            <text:p>179.1029052734</text:p>
          </table:table-cell>
          <table:table-cell office:value-type="float" office:value="-1.717371617" calcext:value-type="float">
            <text:p>-1.7173716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2029169" calcext:value-type="float">
            <text:p>0.02029169</text:p>
          </table:table-cell>
          <table:table-cell office:value-type="float" office:value="-0.0004937945" calcext:value-type="float">
            <text:p>-0.0004937945</text:p>
          </table:table-cell>
          <table:table-cell office:value-type="float" office:value="811" calcext:value-type="float">
            <text:p>811</text:p>
          </table:table-cell>
          <table:table-cell table:formula="of:=[.D812]*100" office:value-type="float" office:value="-1.21396903" calcext:value-type="float">
            <text:p>-1.21396903</text:p>
          </table:table-cell>
          <table:table-cell table:formula="of:=[.E812]*100" office:value-type="float" office:value="2.029169" calcext:value-type="float">
            <text:p>2.029169</text:p>
          </table:table-cell>
        </table:table-row>
        <table:table-row table:style-name="ro1">
          <table:table-cell office:value-type="float" office:value="40.61" calcext:value-type="float">
            <text:p>40.61</text:p>
          </table:table-cell>
          <table:table-cell office:value-type="float" office:value="179.0805206299" calcext:value-type="float">
            <text:p>179.0805206299</text:p>
          </table:table-cell>
          <table:table-cell office:value-type="float" office:value="-1.6983371938" calcext:value-type="float">
            <text:p>-1.69833719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2079259" calcext:value-type="float">
            <text:p>0.02079259</text:p>
          </table:table-cell>
          <table:table-cell office:value-type="float" office:value="-0.0005484083" calcext:value-type="float">
            <text:p>-0.0005484083</text:p>
          </table:table-cell>
          <table:table-cell office:value-type="float" office:value="812" calcext:value-type="float">
            <text:p>812</text:p>
          </table:table-cell>
          <table:table-cell table:formula="of:=[.D813]*100" office:value-type="float" office:value="-1.21396903" calcext:value-type="float">
            <text:p>-1.21396903</text:p>
          </table:table-cell>
          <table:table-cell table:formula="of:=[.E813]*100" office:value-type="float" office:value="2.079259" calcext:value-type="float">
            <text:p>2.079259</text:p>
          </table:table-cell>
        </table:table-row>
        <table:table-row table:style-name="ro1">
          <table:table-cell office:value-type="float" office:value="40.66" calcext:value-type="float">
            <text:p>40.66</text:p>
          </table:table-cell>
          <table:table-cell office:value-type="float" office:value="179.0701751709" calcext:value-type="float">
            <text:p>179.0701751709</text:p>
          </table:table-cell>
          <table:table-cell office:value-type="float" office:value="-1.7546158805" calcext:value-type="float">
            <text:p>-1.75461588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215015" calcext:value-type="float">
            <text:p>0.0215015</text:p>
          </table:table-cell>
          <table:table-cell office:value-type="float" office:value="-0.0006038884" calcext:value-type="float">
            <text:p>-0.0006038884</text:p>
          </table:table-cell>
          <table:table-cell office:value-type="float" office:value="813" calcext:value-type="float">
            <text:p>813</text:p>
          </table:table-cell>
          <table:table-cell table:formula="of:=[.D814]*100" office:value-type="float" office:value="-1.21396903" calcext:value-type="float">
            <text:p>-1.21396903</text:p>
          </table:table-cell>
          <table:table-cell table:formula="of:=[.E814]*100" office:value-type="float" office:value="2.15015" calcext:value-type="float">
            <text:p>2.15015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179.0426483154" calcext:value-type="float">
            <text:p>179.0426483154</text:p>
          </table:table-cell>
          <table:table-cell office:value-type="float" office:value="-1.6936818712" calcext:value-type="float">
            <text:p>-1.69368187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2156776" calcext:value-type="float">
            <text:p>0.02156776</text:p>
          </table:table-cell>
          <table:table-cell office:value-type="float" office:value="-0.0002913249" calcext:value-type="float">
            <text:p>-0.0002913249</text:p>
          </table:table-cell>
          <table:table-cell office:value-type="float" office:value="814" calcext:value-type="float">
            <text:p>814</text:p>
          </table:table-cell>
          <table:table-cell table:formula="of:=[.D815]*100" office:value-type="float" office:value="-1.21396903" calcext:value-type="float">
            <text:p>-1.21396903</text:p>
          </table:table-cell>
          <table:table-cell table:formula="of:=[.E815]*100" office:value-type="float" office:value="2.156776" calcext:value-type="float">
            <text:p>2.156776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179.0291595459" calcext:value-type="float">
            <text:p>179.0291595459</text:p>
          </table:table-cell>
          <table:table-cell office:value-type="float" office:value="-1.64758157" calcext:value-type="float">
            <text:p>-1.647581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2130463" calcext:value-type="float">
            <text:p>0.02130463</text:p>
          </table:table-cell>
          <table:table-cell office:value-type="float" office:value="-0.0004175592" calcext:value-type="float">
            <text:p>-0.0004175592</text:p>
          </table:table-cell>
          <table:table-cell office:value-type="float" office:value="815" calcext:value-type="float">
            <text:p>815</text:p>
          </table:table-cell>
          <table:table-cell table:formula="of:=[.D816]*100" office:value-type="float" office:value="-1.21396903" calcext:value-type="float">
            <text:p>-1.21396903</text:p>
          </table:table-cell>
          <table:table-cell table:formula="of:=[.E816]*100" office:value-type="float" office:value="2.130463" calcext:value-type="float">
            <text:p>2.130463</text:p>
          </table:table-cell>
        </table:table-row>
        <table:table-row table:style-name="ro1">
          <table:table-cell office:value-type="float" office:value="40.81" calcext:value-type="float">
            <text:p>40.81</text:p>
          </table:table-cell>
          <table:table-cell office:value-type="float" office:value="179.0355834961" calcext:value-type="float">
            <text:p>179.0355834961</text:p>
          </table:table-cell>
          <table:table-cell office:value-type="float" office:value="-1.4710211013" calcext:value-type="float">
            <text:p>-1.471021101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995241" calcext:value-type="float">
            <text:p>0.01995241</text:p>
          </table:table-cell>
          <table:table-cell office:value-type="float" office:value="-0.0001907269" calcext:value-type="float">
            <text:p>-0.0001907269</text:p>
          </table:table-cell>
          <table:table-cell office:value-type="float" office:value="816" calcext:value-type="float">
            <text:p>816</text:p>
          </table:table-cell>
          <table:table-cell table:formula="of:=[.D817]*100" office:value-type="float" office:value="-1.21396903" calcext:value-type="float">
            <text:p>-1.21396903</text:p>
          </table:table-cell>
          <table:table-cell table:formula="of:=[.E817]*100" office:value-type="float" office:value="1.995241" calcext:value-type="float">
            <text:p>1.995241</text:p>
          </table:table-cell>
        </table:table-row>
        <table:table-row table:style-name="ro1">
          <table:table-cell office:value-type="float" office:value="40.86" calcext:value-type="float">
            <text:p>40.86</text:p>
          </table:table-cell>
          <table:table-cell office:value-type="float" office:value="179.0479888916" calcext:value-type="float">
            <text:p>179.0479888916</text:p>
          </table:table-cell>
          <table:table-cell office:value-type="float" office:value="-1.2870043727" calcext:value-type="float">
            <text:p>-1.28700437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782473" calcext:value-type="float">
            <text:p>0.01782473</text:p>
          </table:table-cell>
          <table:table-cell office:value-type="float" office:value="-0.0000779744" calcext:value-type="float">
            <text:p>-7.79744E-05</text:p>
          </table:table-cell>
          <table:table-cell office:value-type="float" office:value="817" calcext:value-type="float">
            <text:p>817</text:p>
          </table:table-cell>
          <table:table-cell table:formula="of:=[.D818]*100" office:value-type="float" office:value="-1.21396903" calcext:value-type="float">
            <text:p>-1.21396903</text:p>
          </table:table-cell>
          <table:table-cell table:formula="of:=[.E818]*100" office:value-type="float" office:value="1.782473" calcext:value-type="float">
            <text:p>1.782473</text:p>
          </table:table-cell>
        </table:table-row>
        <table:table-row table:style-name="ro1">
          <table:table-cell office:value-type="float" office:value="40.91" calcext:value-type="float">
            <text:p>40.91</text:p>
          </table:table-cell>
          <table:table-cell office:value-type="float" office:value="179.0877227783" calcext:value-type="float">
            <text:p>179.0877227783</text:p>
          </table:table-cell>
          <table:table-cell office:value-type="float" office:value="-1.0797821476" calcext:value-type="float">
            <text:p>-1.07978214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502561" calcext:value-type="float">
            <text:p>0.01502561</text:p>
          </table:table-cell>
          <table:table-cell office:value-type="float" office:value="0.0001310229" calcext:value-type="float">
            <text:p>0.0001310229</text:p>
          </table:table-cell>
          <table:table-cell office:value-type="float" office:value="818" calcext:value-type="float">
            <text:p>818</text:p>
          </table:table-cell>
          <table:table-cell table:formula="of:=[.D819]*100" office:value-type="float" office:value="-1.21396903" calcext:value-type="float">
            <text:p>-1.21396903</text:p>
          </table:table-cell>
          <table:table-cell table:formula="of:=[.E819]*100" office:value-type="float" office:value="1.502561" calcext:value-type="float">
            <text:p>1.502561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179.115234375" calcext:value-type="float">
            <text:p>179.115234375</text:p>
          </table:table-cell>
          <table:table-cell office:value-type="float" office:value="-0.8843189154" calcext:value-type="float">
            <text:p>-0.88431891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185745" calcext:value-type="float">
            <text:p>0.01185745</text:p>
          </table:table-cell>
          <table:table-cell office:value-type="float" office:value="0.0002827213" calcext:value-type="float">
            <text:p>0.0002827213</text:p>
          </table:table-cell>
          <table:table-cell office:value-type="float" office:value="819" calcext:value-type="float">
            <text:p>819</text:p>
          </table:table-cell>
          <table:table-cell table:formula="of:=[.D820]*100" office:value-type="float" office:value="-1.21396903" calcext:value-type="float">
            <text:p>-1.21396903</text:p>
          </table:table-cell>
          <table:table-cell table:formula="of:=[.E820]*100" office:value-type="float" office:value="1.185745" calcext:value-type="float">
            <text:p>1.185745</text:p>
          </table:table-cell>
        </table:table-row>
        <table:table-row table:style-name="ro1">
          <table:table-cell office:value-type="float" office:value="41.01" calcext:value-type="float">
            <text:p>41.01</text:p>
          </table:table-cell>
          <table:table-cell office:value-type="float" office:value="179.1403961182" calcext:value-type="float">
            <text:p>179.1403961182</text:p>
          </table:table-cell>
          <table:table-cell office:value-type="float" office:value="-0.6152318547" calcext:value-type="float">
            <text:p>-0.61523185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79526" calcext:value-type="float">
            <text:p>0.0079526</text:p>
          </table:table-cell>
          <table:table-cell office:value-type="float" office:value="0.0000705658" calcext:value-type="float">
            <text:p>7.05658E-05</text:p>
          </table:table-cell>
          <table:table-cell office:value-type="float" office:value="820" calcext:value-type="float">
            <text:p>820</text:p>
          </table:table-cell>
          <table:table-cell table:formula="of:=[.D821]*100" office:value-type="float" office:value="-1.21396903" calcext:value-type="float">
            <text:p>-1.21396903</text:p>
          </table:table-cell>
          <table:table-cell table:formula="of:=[.E821]*100" office:value-type="float" office:value="0.79526" calcext:value-type="float">
            <text:p>0.79526</text:p>
          </table:table-cell>
        </table:table-row>
        <table:table-row table:style-name="ro1">
          <table:table-cell office:value-type="float" office:value="41.06" calcext:value-type="float">
            <text:p>41.06</text:p>
          </table:table-cell>
          <table:table-cell office:value-type="float" office:value="179.1526489258" calcext:value-type="float">
            <text:p>179.1526489258</text:p>
          </table:table-cell>
          <table:table-cell office:value-type="float" office:value="-0.4291302971" calcext:value-type="float">
            <text:p>-0.429130297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410998" calcext:value-type="float">
            <text:p>0.00410998</text:p>
          </table:table-cell>
          <table:table-cell office:value-type="float" office:value="0.0001313747" calcext:value-type="float">
            <text:p>0.0001313747</text:p>
          </table:table-cell>
          <table:table-cell office:value-type="float" office:value="821" calcext:value-type="float">
            <text:p>821</text:p>
          </table:table-cell>
          <table:table-cell table:formula="of:=[.D822]*100" office:value-type="float" office:value="-1.21396903" calcext:value-type="float">
            <text:p>-1.21396903</text:p>
          </table:table-cell>
          <table:table-cell table:formula="of:=[.E822]*100" office:value-type="float" office:value="0.410998" calcext:value-type="float">
            <text:p>0.410998</text:p>
          </table:table-cell>
        </table:table-row>
        <table:table-row table:style-name="ro1">
          <table:table-cell office:value-type="float" office:value="41.11" calcext:value-type="float">
            <text:p>41.11</text:p>
          </table:table-cell>
          <table:table-cell office:value-type="float" office:value="179.1517486572" calcext:value-type="float">
            <text:p>179.1517486572</text:p>
          </table:table-cell>
          <table:table-cell office:value-type="float" office:value="-0.1553738899" calcext:value-type="float">
            <text:p>-0.155373889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7544" calcext:value-type="float">
            <text:p>-0.00027544</text:p>
          </table:table-cell>
          <table:table-cell office:value-type="float" office:value="-0.0001302237" calcext:value-type="float">
            <text:p>-0.0001302237</text:p>
          </table:table-cell>
          <table:table-cell office:value-type="float" office:value="822" calcext:value-type="float">
            <text:p>822</text:p>
          </table:table-cell>
          <table:table-cell table:formula="of:=[.D823]*100" office:value-type="float" office:value="-1.21396903" calcext:value-type="float">
            <text:p>-1.21396903</text:p>
          </table:table-cell>
          <table:table-cell table:formula="of:=[.E823]*100" office:value-type="float" office:value="-0.027544" calcext:value-type="float">
            <text:p>-0.027544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179.1266784668" calcext:value-type="float">
            <text:p>179.1266784668</text:p>
          </table:table-cell>
          <table:table-cell office:value-type="float" office:value="-0.0198974718" calcext:value-type="float">
            <text:p>-0.01989747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10086" calcext:value-type="float">
            <text:p>-0.00410086</text:p>
          </table:table-cell>
          <table:table-cell office:value-type="float" office:value="-0.0001326506" calcext:value-type="float">
            <text:p>-0.0001326506</text:p>
          </table:table-cell>
          <table:table-cell office:value-type="float" office:value="823" calcext:value-type="float">
            <text:p>823</text:p>
          </table:table-cell>
          <table:table-cell table:formula="of:=[.D824]*100" office:value-type="float" office:value="-1.21396903" calcext:value-type="float">
            <text:p>-1.21396903</text:p>
          </table:table-cell>
          <table:table-cell table:formula="of:=[.E824]*100" office:value-type="float" office:value="-0.410086" calcext:value-type="float">
            <text:p>-0.410086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179.0937194824" calcext:value-type="float">
            <text:p>179.0937194824</text:p>
          </table:table-cell>
          <table:table-cell office:value-type="float" office:value="0.0738028833" calcext:value-type="float">
            <text:p>0.07380288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27464" calcext:value-type="float">
            <text:p>-0.00727464</text:p>
          </table:table-cell>
          <table:table-cell office:value-type="float" office:value="-0.000375797" calcext:value-type="float">
            <text:p>-0.000375797</text:p>
          </table:table-cell>
          <table:table-cell office:value-type="float" office:value="824" calcext:value-type="float">
            <text:p>824</text:p>
          </table:table-cell>
          <table:table-cell table:formula="of:=[.D825]*100" office:value-type="float" office:value="-1.21396903" calcext:value-type="float">
            <text:p>-1.21396903</text:p>
          </table:table-cell>
          <table:table-cell table:formula="of:=[.E825]*100" office:value-type="float" office:value="-0.727464" calcext:value-type="float">
            <text:p>-0.727464</text:p>
          </table:table-cell>
        </table:table-row>
        <table:table-row table:style-name="ro1">
          <table:table-cell office:value-type="float" office:value="41.26" calcext:value-type="float">
            <text:p>41.26</text:p>
          </table:table-cell>
          <table:table-cell office:value-type="float" office:value="179.0752716064" calcext:value-type="float">
            <text:p>179.0752716064</text:p>
          </table:table-cell>
          <table:table-cell office:value-type="float" office:value="0.2247146297" calcext:value-type="float">
            <text:p>0.22471462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39552" calcext:value-type="float">
            <text:p>-0.01039552</text:p>
          </table:table-cell>
          <table:table-cell office:value-type="float" office:value="-0.0005681571" calcext:value-type="float">
            <text:p>-0.0005681571</text:p>
          </table:table-cell>
          <table:table-cell office:value-type="float" office:value="825" calcext:value-type="float">
            <text:p>825</text:p>
          </table:table-cell>
          <table:table-cell table:formula="of:=[.D826]*100" office:value-type="float" office:value="-1.21396903" calcext:value-type="float">
            <text:p>-1.21396903</text:p>
          </table:table-cell>
          <table:table-cell table:formula="of:=[.E826]*100" office:value-type="float" office:value="-1.039552" calcext:value-type="float">
            <text:p>-1.039552</text:p>
          </table:table-cell>
        </table:table-row>
        <table:table-row table:style-name="ro1">
          <table:table-cell office:value-type="float" office:value="41.31" calcext:value-type="float">
            <text:p>41.31</text:p>
          </table:table-cell>
          <table:table-cell office:value-type="float" office:value="179.0682830811" calcext:value-type="float">
            <text:p>179.0682830811</text:p>
          </table:table-cell>
          <table:table-cell office:value-type="float" office:value="0.2286648353" calcext:value-type="float">
            <text:p>0.228664835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50157" calcext:value-type="float">
            <text:p>-0.01250157</text:p>
          </table:table-cell>
          <table:table-cell office:value-type="float" office:value="-0.0008851936" calcext:value-type="float">
            <text:p>-0.0008851936</text:p>
          </table:table-cell>
          <table:table-cell office:value-type="float" office:value="826" calcext:value-type="float">
            <text:p>826</text:p>
          </table:table-cell>
          <table:table-cell table:formula="of:=[.D827]*100" office:value-type="float" office:value="-1.21396903" calcext:value-type="float">
            <text:p>-1.21396903</text:p>
          </table:table-cell>
          <table:table-cell table:formula="of:=[.E827]*100" office:value-type="float" office:value="-1.250157" calcext:value-type="float">
            <text:p>-1.250157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179.0703430176" calcext:value-type="float">
            <text:p>179.0703430176</text:p>
          </table:table-cell>
          <table:table-cell office:value-type="float" office:value="0.2915509428" calcext:value-type="float">
            <text:p>0.29155094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32419" calcext:value-type="float">
            <text:p>-0.01432419</text:p>
          </table:table-cell>
          <table:table-cell office:value-type="float" office:value="-0.0010294976" calcext:value-type="float">
            <text:p>-0.0010294976</text:p>
          </table:table-cell>
          <table:table-cell office:value-type="float" office:value="827" calcext:value-type="float">
            <text:p>827</text:p>
          </table:table-cell>
          <table:table-cell table:formula="of:=[.D828]*100" office:value-type="float" office:value="-1.21396903" calcext:value-type="float">
            <text:p>-1.21396903</text:p>
          </table:table-cell>
          <table:table-cell table:formula="of:=[.E828]*100" office:value-type="float" office:value="-1.432419" calcext:value-type="float">
            <text:p>-1.432419</text:p>
          </table:table-cell>
        </table:table-row>
        <table:table-row table:style-name="ro1">
          <table:table-cell office:value-type="float" office:value="41.41" calcext:value-type="float">
            <text:p>41.41</text:p>
          </table:table-cell>
          <table:table-cell office:value-type="float" office:value="179.0757904053" calcext:value-type="float">
            <text:p>179.0757904053</text:p>
          </table:table-cell>
          <table:table-cell office:value-type="float" office:value="0.2205892898" calcext:value-type="float">
            <text:p>0.220589289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06577" calcext:value-type="float">
            <text:p>-0.01506577</text:p>
          </table:table-cell>
          <table:table-cell office:value-type="float" office:value="-0.0009354303" calcext:value-type="float">
            <text:p>-0.0009354303</text:p>
          </table:table-cell>
          <table:table-cell office:value-type="float" office:value="828" calcext:value-type="float">
            <text:p>828</text:p>
          </table:table-cell>
          <table:table-cell table:formula="of:=[.D829]*100" office:value-type="float" office:value="-1.21396903" calcext:value-type="float">
            <text:p>-1.21396903</text:p>
          </table:table-cell>
          <table:table-cell table:formula="of:=[.E829]*100" office:value-type="float" office:value="-1.506577" calcext:value-type="float">
            <text:p>-1.506577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179.0705108643" calcext:value-type="float">
            <text:p>179.0705108643</text:p>
          </table:table-cell>
          <table:table-cell office:value-type="float" office:value="0.1525146818" calcext:value-type="float">
            <text:p>0.15251468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10619" calcext:value-type="float">
            <text:p>-0.01510619</text:p>
          </table:table-cell>
          <table:table-cell office:value-type="float" office:value="-0.0009602973" calcext:value-type="float">
            <text:p>-0.0009602973</text:p>
          </table:table-cell>
          <table:table-cell office:value-type="float" office:value="829" calcext:value-type="float">
            <text:p>829</text:p>
          </table:table-cell>
          <table:table-cell table:formula="of:=[.D830]*100" office:value-type="float" office:value="-1.21396903" calcext:value-type="float">
            <text:p>-1.21396903</text:p>
          </table:table-cell>
          <table:table-cell table:formula="of:=[.E830]*100" office:value-type="float" office:value="-1.510619" calcext:value-type="float">
            <text:p>-1.510619</text:p>
          </table:table-cell>
        </table:table-row>
        <table:table-row table:style-name="ro1">
          <table:table-cell office:value-type="float" office:value="41.51" calcext:value-type="float">
            <text:p>41.51</text:p>
          </table:table-cell>
          <table:table-cell office:value-type="float" office:value="179.0640869141" calcext:value-type="float">
            <text:p>179.0640869141</text:p>
          </table:table-cell>
          <table:table-cell office:value-type="float" office:value="0.196723936" calcext:value-type="float">
            <text:p>0.1967239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42781" calcext:value-type="float">
            <text:p>-0.01542781</text:p>
          </table:table-cell>
          <table:table-cell office:value-type="float" office:value="-0.0010228817" calcext:value-type="float">
            <text:p>-0.0010228817</text:p>
          </table:table-cell>
          <table:table-cell office:value-type="float" office:value="830" calcext:value-type="float">
            <text:p>830</text:p>
          </table:table-cell>
          <table:table-cell table:formula="of:=[.D831]*100" office:value-type="float" office:value="-1.21396903" calcext:value-type="float">
            <text:p>-1.21396903</text:p>
          </table:table-cell>
          <table:table-cell table:formula="of:=[.E831]*100" office:value-type="float" office:value="-1.542781" calcext:value-type="float">
            <text:p>-1.542781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179.0717773438" calcext:value-type="float">
            <text:p>179.0717773438</text:p>
          </table:table-cell>
          <table:table-cell office:value-type="float" office:value="0.2677695601" calcext:value-type="float">
            <text:p>0.267769560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611569" calcext:value-type="float">
            <text:p>-0.01611569</text:p>
          </table:table-cell>
          <table:table-cell office:value-type="float" office:value="-0.0011187676" calcext:value-type="float">
            <text:p>-0.0011187676</text:p>
          </table:table-cell>
          <table:table-cell office:value-type="float" office:value="831" calcext:value-type="float">
            <text:p>831</text:p>
          </table:table-cell>
          <table:table-cell table:formula="of:=[.D832]*100" office:value-type="float" office:value="-1.21396903" calcext:value-type="float">
            <text:p>-1.21396903</text:p>
          </table:table-cell>
          <table:table-cell table:formula="of:=[.E832]*100" office:value-type="float" office:value="-1.611569" calcext:value-type="float">
            <text:p>-1.611569</text:p>
          </table:table-cell>
        </table:table-row>
        <table:table-row table:style-name="ro1">
          <table:table-cell office:value-type="float" office:value="41.61" calcext:value-type="float">
            <text:p>41.61</text:p>
          </table:table-cell>
          <table:table-cell office:value-type="float" office:value="179.0663452148" calcext:value-type="float">
            <text:p>179.0663452148</text:p>
          </table:table-cell>
          <table:table-cell office:value-type="float" office:value="0.2051451124" calcext:value-type="float">
            <text:p>0.20514511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615666" calcext:value-type="float">
            <text:p>-0.01615666</text:p>
          </table:table-cell>
          <table:table-cell office:value-type="float" office:value="-0.000929997" calcext:value-type="float">
            <text:p>-0.000929997</text:p>
          </table:table-cell>
          <table:table-cell office:value-type="float" office:value="832" calcext:value-type="float">
            <text:p>832</text:p>
          </table:table-cell>
          <table:table-cell table:formula="of:=[.D833]*100" office:value-type="float" office:value="-1.21396903" calcext:value-type="float">
            <text:p>-1.21396903</text:p>
          </table:table-cell>
          <table:table-cell table:formula="of:=[.E833]*100" office:value-type="float" office:value="-1.615666" calcext:value-type="float">
            <text:p>-1.615666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179.0712585449" calcext:value-type="float">
            <text:p>179.0712585449</text:p>
          </table:table-cell>
          <table:table-cell office:value-type="float" office:value="0.1760476899" calcext:value-type="float">
            <text:p>0.176047689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99001" calcext:value-type="float">
            <text:p>-0.01599001</text:p>
          </table:table-cell>
          <table:table-cell office:value-type="float" office:value="-0.0009141591" calcext:value-type="float">
            <text:p>-0.0009141591</text:p>
          </table:table-cell>
          <table:table-cell office:value-type="float" office:value="833" calcext:value-type="float">
            <text:p>833</text:p>
          </table:table-cell>
          <table:table-cell table:formula="of:=[.D834]*100" office:value-type="float" office:value="-1.21396903" calcext:value-type="float">
            <text:p>-1.21396903</text:p>
          </table:table-cell>
          <table:table-cell table:formula="of:=[.E834]*100" office:value-type="float" office:value="-1.599001" calcext:value-type="float">
            <text:p>-1.599001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179.0684509277" calcext:value-type="float">
            <text:p>179.0684509277</text:p>
          </table:table-cell>
          <table:table-cell office:value-type="float" office:value="0.2209396984" calcext:value-type="float">
            <text:p>0.220939698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617819" calcext:value-type="float">
            <text:p>-0.01617819</text:p>
          </table:table-cell>
          <table:table-cell office:value-type="float" office:value="-0.0007400338" calcext:value-type="float">
            <text:p>-0.0007400338</text:p>
          </table:table-cell>
          <table:table-cell office:value-type="float" office:value="834" calcext:value-type="float">
            <text:p>834</text:p>
          </table:table-cell>
          <table:table-cell table:formula="of:=[.D835]*100" office:value-type="float" office:value="-1.21396903" calcext:value-type="float">
            <text:p>-1.21396903</text:p>
          </table:table-cell>
          <table:table-cell table:formula="of:=[.E835]*100" office:value-type="float" office:value="-1.617819" calcext:value-type="float">
            <text:p>-1.617819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179.0650634766" calcext:value-type="float">
            <text:p>179.0650634766</text:p>
          </table:table-cell>
          <table:table-cell office:value-type="float" office:value="0.1635589155" calcext:value-type="float">
            <text:p>0.16355891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92111" calcext:value-type="float">
            <text:p>-0.01592111</text:p>
          </table:table-cell>
          <table:table-cell office:value-type="float" office:value="-0.0006896737" calcext:value-type="float">
            <text:p>-0.0006896737</text:p>
          </table:table-cell>
          <table:table-cell office:value-type="float" office:value="835" calcext:value-type="float">
            <text:p>835</text:p>
          </table:table-cell>
          <table:table-cell table:formula="of:=[.D836]*100" office:value-type="float" office:value="-1.21396903" calcext:value-type="float">
            <text:p>-1.21396903</text:p>
          </table:table-cell>
          <table:table-cell table:formula="of:=[.E836]*100" office:value-type="float" office:value="-1.592111" calcext:value-type="float">
            <text:p>-1.592111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179.0563659668" calcext:value-type="float">
            <text:p>179.0563659668</text:p>
          </table:table-cell>
          <table:table-cell office:value-type="float" office:value="0.1085385405" calcext:value-type="float">
            <text:p>0.10853854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38306" calcext:value-type="float">
            <text:p>-0.01538306</text:p>
          </table:table-cell>
          <table:table-cell office:value-type="float" office:value="-0.0003392172" calcext:value-type="float">
            <text:p>-0.0003392172</text:p>
          </table:table-cell>
          <table:table-cell office:value-type="float" office:value="836" calcext:value-type="float">
            <text:p>836</text:p>
          </table:table-cell>
          <table:table-cell table:formula="of:=[.D837]*100" office:value-type="float" office:value="-1.21396903" calcext:value-type="float">
            <text:p>-1.21396903</text:p>
          </table:table-cell>
          <table:table-cell table:formula="of:=[.E837]*100" office:value-type="float" office:value="-1.538306" calcext:value-type="float">
            <text:p>-1.538306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179.0670928955" calcext:value-type="float">
            <text:p>179.0670928955</text:p>
          </table:table-cell>
          <table:table-cell office:value-type="float" office:value="0.1488317869" calcext:value-type="float">
            <text:p>0.148831786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29308" calcext:value-type="float">
            <text:p>-0.01529308</text:p>
          </table:table-cell>
          <table:table-cell office:value-type="float" office:value="-0.00037579" calcext:value-type="float">
            <text:p>-0.00037579</text:p>
          </table:table-cell>
          <table:table-cell office:value-type="float" office:value="837" calcext:value-type="float">
            <text:p>837</text:p>
          </table:table-cell>
          <table:table-cell table:formula="of:=[.D838]*100" office:value-type="float" office:value="-1.21396903" calcext:value-type="float">
            <text:p>-1.21396903</text:p>
          </table:table-cell>
          <table:table-cell table:formula="of:=[.E838]*100" office:value-type="float" office:value="-1.529308" calcext:value-type="float">
            <text:p>-1.529308</text:p>
          </table:table-cell>
        </table:table-row>
        <table:table-row table:style-name="ro1">
          <table:table-cell office:value-type="float" office:value="41.91" calcext:value-type="float">
            <text:p>41.91</text:p>
          </table:table-cell>
          <table:table-cell office:value-type="float" office:value="179.0727996826" calcext:value-type="float">
            <text:p>179.0727996826</text:p>
          </table:table-cell>
          <table:table-cell office:value-type="float" office:value="0.1808648775" calcext:value-type="float">
            <text:p>0.18086487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44664" calcext:value-type="float">
            <text:p>-0.01544664</text:p>
          </table:table-cell>
          <table:table-cell office:value-type="float" office:value="-0.0002293256" calcext:value-type="float">
            <text:p>-0.0002293256</text:p>
          </table:table-cell>
          <table:table-cell office:value-type="float" office:value="838" calcext:value-type="float">
            <text:p>838</text:p>
          </table:table-cell>
          <table:table-cell table:formula="of:=[.D839]*100" office:value-type="float" office:value="-1.21396903" calcext:value-type="float">
            <text:p>-1.21396903</text:p>
          </table:table-cell>
          <table:table-cell table:formula="of:=[.E839]*100" office:value-type="float" office:value="-1.544664" calcext:value-type="float">
            <text:p>-1.544664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179.0793914795" calcext:value-type="float">
            <text:p>179.0793914795</text:p>
          </table:table-cell>
          <table:table-cell office:value-type="float" office:value="0.1781278422" calcext:value-type="float">
            <text:p>0.17812784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53073" calcext:value-type="float">
            <text:p>-0.01553073</text:p>
          </table:table-cell>
          <table:table-cell office:value-type="float" office:value="-0.0000241534" calcext:value-type="float">
            <text:p>-2.41534E-05</text:p>
          </table:table-cell>
          <table:table-cell office:value-type="float" office:value="839" calcext:value-type="float">
            <text:p>839</text:p>
          </table:table-cell>
          <table:table-cell table:formula="of:=[.D840]*100" office:value-type="float" office:value="-1.21396903" calcext:value-type="float">
            <text:p>-1.21396903</text:p>
          </table:table-cell>
          <table:table-cell table:formula="of:=[.E840]*100" office:value-type="float" office:value="-1.553073" calcext:value-type="float">
            <text:p>-1.553073</text:p>
          </table:table-cell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float" office:value="179.0950469971" calcext:value-type="float">
            <text:p>179.0950469971</text:p>
          </table:table-cell>
          <table:table-cell office:value-type="float" office:value="0.1791873807" calcext:value-type="float">
            <text:p>0.17918738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59382" calcext:value-type="float">
            <text:p>-0.01559382</text:p>
          </table:table-cell>
          <table:table-cell office:value-type="float" office:value="-0.0001889476" calcext:value-type="float">
            <text:p>-0.0001889476</text:p>
          </table:table-cell>
          <table:table-cell office:value-type="float" office:value="840" calcext:value-type="float">
            <text:p>840</text:p>
          </table:table-cell>
          <table:table-cell table:formula="of:=[.D841]*100" office:value-type="float" office:value="-1.21396903" calcext:value-type="float">
            <text:p>-1.21396903</text:p>
          </table:table-cell>
          <table:table-cell table:formula="of:=[.E841]*100" office:value-type="float" office:value="-1.559382" calcext:value-type="float">
            <text:p>-1.559382</text:p>
          </table:table-cell>
        </table:table-row>
        <table:table-row table:style-name="ro1">
          <table:table-cell office:value-type="float" office:value="42.06" calcext:value-type="float">
            <text:p>42.06</text:p>
          </table:table-cell>
          <table:table-cell office:value-type="float" office:value="179.1005706787" calcext:value-type="float">
            <text:p>179.1005706787</text:p>
          </table:table-cell>
          <table:table-cell office:value-type="float" office:value="0.161535765" calcext:value-type="float">
            <text:p>0.1615357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51821" calcext:value-type="float">
            <text:p>-0.01551821</text:p>
          </table:table-cell>
          <table:table-cell office:value-type="float" office:value="-0.0000359662" calcext:value-type="float">
            <text:p>-3.59662E-05</text:p>
          </table:table-cell>
          <table:table-cell office:value-type="float" office:value="841" calcext:value-type="float">
            <text:p>841</text:p>
          </table:table-cell>
          <table:table-cell table:formula="of:=[.D842]*100" office:value-type="float" office:value="-1.21396903" calcext:value-type="float">
            <text:p>-1.21396903</text:p>
          </table:table-cell>
          <table:table-cell table:formula="of:=[.E842]*100" office:value-type="float" office:value="-1.551821" calcext:value-type="float">
            <text:p>-1.551821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79.094039917" calcext:value-type="float">
            <text:p>179.094039917</text:p>
          </table:table-cell>
          <table:table-cell office:value-type="float" office:value="0.1560986917" calcext:value-type="float">
            <text:p>0.15609869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43158" calcext:value-type="float">
            <text:p>-0.01543158</text:p>
          </table:table-cell>
          <table:table-cell office:value-type="float" office:value="-0.0002493223" calcext:value-type="float">
            <text:p>-0.0002493223</text:p>
          </table:table-cell>
          <table:table-cell office:value-type="float" office:value="842" calcext:value-type="float">
            <text:p>842</text:p>
          </table:table-cell>
          <table:table-cell table:formula="of:=[.D843]*100" office:value-type="float" office:value="-1.21396903" calcext:value-type="float">
            <text:p>-1.21396903</text:p>
          </table:table-cell>
          <table:table-cell table:formula="of:=[.E843]*100" office:value-type="float" office:value="-1.543158" calcext:value-type="float">
            <text:p>-1.543158</text:p>
          </table:table-cell>
        </table:table-row>
        <table:table-row table:style-name="ro1">
          <table:table-cell office:value-type="float" office:value="42.16" calcext:value-type="float">
            <text:p>42.16</text:p>
          </table:table-cell>
          <table:table-cell office:value-type="float" office:value="179.1036529541" calcext:value-type="float">
            <text:p>179.1036529541</text:p>
          </table:table-cell>
          <table:table-cell office:value-type="float" office:value="0.2117048372" calcext:value-type="float">
            <text:p>0.211704837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7445" calcext:value-type="float">
            <text:p>-0.0157445</text:p>
          </table:table-cell>
          <table:table-cell office:value-type="float" office:value="-0.0003672313" calcext:value-type="float">
            <text:p>-0.0003672313</text:p>
          </table:table-cell>
          <table:table-cell office:value-type="float" office:value="843" calcext:value-type="float">
            <text:p>843</text:p>
          </table:table-cell>
          <table:table-cell table:formula="of:=[.D844]*100" office:value-type="float" office:value="-1.21396903" calcext:value-type="float">
            <text:p>-1.21396903</text:p>
          </table:table-cell>
          <table:table-cell table:formula="of:=[.E844]*100" office:value-type="float" office:value="-1.57445" calcext:value-type="float">
            <text:p>-1.57445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179.0884399414" calcext:value-type="float">
            <text:p>179.0884399414</text:p>
          </table:table-cell>
          <table:table-cell office:value-type="float" office:value="0.1960168727" calcext:value-type="float">
            <text:p>0.19601687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84846" calcext:value-type="float">
            <text:p>-0.01584846</text:p>
          </table:table-cell>
          <table:table-cell office:value-type="float" office:value="-0.0005013013" calcext:value-type="float">
            <text:p>-0.0005013013</text:p>
          </table:table-cell>
          <table:table-cell office:value-type="float" office:value="844" calcext:value-type="float">
            <text:p>844</text:p>
          </table:table-cell>
          <table:table-cell table:formula="of:=[.D845]*100" office:value-type="float" office:value="-1.21396903" calcext:value-type="float">
            <text:p>-1.21396903</text:p>
          </table:table-cell>
          <table:table-cell table:formula="of:=[.E845]*100" office:value-type="float" office:value="-1.584846" calcext:value-type="float">
            <text:p>-1.584846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179.0921325684" calcext:value-type="float">
            <text:p>179.0921325684</text:p>
          </table:table-cell>
          <table:table-cell office:value-type="float" office:value="0.1974107263" calcext:value-type="float">
            <text:p>0.19741072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592702" calcext:value-type="float">
            <text:p>-0.01592702</text:p>
          </table:table-cell>
          <table:table-cell office:value-type="float" office:value="-0.0006542355" calcext:value-type="float">
            <text:p>-0.0006542355</text:p>
          </table:table-cell>
          <table:table-cell office:value-type="float" office:value="845" calcext:value-type="float">
            <text:p>845</text:p>
          </table:table-cell>
          <table:table-cell table:formula="of:=[.D846]*100" office:value-type="float" office:value="-1.21396903" calcext:value-type="float">
            <text:p>-1.21396903</text:p>
          </table:table-cell>
          <table:table-cell table:formula="of:=[.E846]*100" office:value-type="float" office:value="-1.592702" calcext:value-type="float">
            <text:p>-1.592702</text:p>
          </table:table-cell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179.0941467285" calcext:value-type="float">
            <text:p>179.0941467285</text:p>
          </table:table-cell>
          <table:table-cell office:value-type="float" office:value="0.0316518557" calcext:value-type="float">
            <text:p>0.03165185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87451" calcext:value-type="float">
            <text:p>-0.01487451</text:p>
          </table:table-cell>
          <table:table-cell office:value-type="float" office:value="-0.0005113313" calcext:value-type="float">
            <text:p>-0.0005113313</text:p>
          </table:table-cell>
          <table:table-cell office:value-type="float" office:value="846" calcext:value-type="float">
            <text:p>846</text:p>
          </table:table-cell>
          <table:table-cell table:formula="of:=[.D847]*100" office:value-type="float" office:value="-1.21396903" calcext:value-type="float">
            <text:p>-1.21396903</text:p>
          </table:table-cell>
          <table:table-cell table:formula="of:=[.E847]*100" office:value-type="float" office:value="-1.487451" calcext:value-type="float">
            <text:p>-1.487451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179.097366333" calcext:value-type="float">
            <text:p>179.097366333</text:p>
          </table:table-cell>
          <table:table-cell office:value-type="float" office:value="0.0209925838" calcext:value-type="float">
            <text:p>0.02099258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10207" calcext:value-type="float">
            <text:p>-0.01410207</text:p>
          </table:table-cell>
          <table:table-cell office:value-type="float" office:value="-0.0007348519" calcext:value-type="float">
            <text:p>-0.0007348519</text:p>
          </table:table-cell>
          <table:table-cell office:value-type="float" office:value="847" calcext:value-type="float">
            <text:p>847</text:p>
          </table:table-cell>
          <table:table-cell table:formula="of:=[.D848]*100" office:value-type="float" office:value="-1.21396903" calcext:value-type="float">
            <text:p>-1.21396903</text:p>
          </table:table-cell>
          <table:table-cell table:formula="of:=[.E848]*100" office:value-type="float" office:value="-1.410207" calcext:value-type="float">
            <text:p>-1.410207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179.08543396" calcext:value-type="float">
            <text:p>179.08543396</text:p>
          </table:table-cell>
          <table:table-cell office:value-type="float" office:value="-0.0267848238" calcext:value-type="float">
            <text:p>-0.02678482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326886" calcext:value-type="float">
            <text:p>-0.01326886</text:p>
          </table:table-cell>
          <table:table-cell office:value-type="float" office:value="-0.0006036056" calcext:value-type="float">
            <text:p>-0.0006036056</text:p>
          </table:table-cell>
          <table:table-cell office:value-type="float" office:value="848" calcext:value-type="float">
            <text:p>848</text:p>
          </table:table-cell>
          <table:table-cell table:formula="of:=[.D849]*100" office:value-type="float" office:value="-1.21396903" calcext:value-type="float">
            <text:p>-1.21396903</text:p>
          </table:table-cell>
          <table:table-cell table:formula="of:=[.E849]*100" office:value-type="float" office:value="-1.326886" calcext:value-type="float">
            <text:p>-1.326886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179.0824432373" calcext:value-type="float">
            <text:p>179.0824432373</text:p>
          </table:table-cell>
          <table:table-cell office:value-type="float" office:value="-0.0376363441" calcext:value-type="float">
            <text:p>-0.03763634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64129" calcext:value-type="float">
            <text:p>-0.01264129</text:p>
          </table:table-cell>
          <table:table-cell office:value-type="float" office:value="-0.0006982637" calcext:value-type="float">
            <text:p>-0.0006982637</text:p>
          </table:table-cell>
          <table:table-cell office:value-type="float" office:value="849" calcext:value-type="float">
            <text:p>849</text:p>
          </table:table-cell>
          <table:table-cell table:formula="of:=[.D850]*100" office:value-type="float" office:value="-1.21396903" calcext:value-type="float">
            <text:p>-1.21396903</text:p>
          </table:table-cell>
          <table:table-cell table:formula="of:=[.E850]*100" office:value-type="float" office:value="-1.264129" calcext:value-type="float">
            <text:p>-1.264129</text:p>
          </table:table-cell>
        </table:table-row>
        <table:table-row table:style-name="ro1">
          <table:table-cell office:value-type="float" office:value="42.51" calcext:value-type="float">
            <text:p>42.51</text:p>
          </table:table-cell>
          <table:table-cell office:value-type="float" office:value="179.0966033936" calcext:value-type="float">
            <text:p>179.0966033936</text:p>
          </table:table-cell>
          <table:table-cell office:value-type="float" office:value="-0.1140277683" calcext:value-type="float">
            <text:p>-0.11402776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71389" calcext:value-type="float">
            <text:p>-0.01171389</text:p>
          </table:table-cell>
          <table:table-cell office:value-type="float" office:value="-0.000635205" calcext:value-type="float">
            <text:p>-0.000635205</text:p>
          </table:table-cell>
          <table:table-cell office:value-type="float" office:value="850" calcext:value-type="float">
            <text:p>850</text:p>
          </table:table-cell>
          <table:table-cell table:formula="of:=[.D851]*100" office:value-type="float" office:value="-1.21396903" calcext:value-type="float">
            <text:p>-1.21396903</text:p>
          </table:table-cell>
          <table:table-cell table:formula="of:=[.E851]*100" office:value-type="float" office:value="-1.171389" calcext:value-type="float">
            <text:p>-1.171389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179.0953369141" calcext:value-type="float">
            <text:p>179.0953369141</text:p>
          </table:table-cell>
          <table:table-cell office:value-type="float" office:value="-0.2670353574" calcext:value-type="float">
            <text:p>-0.26703535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076" calcext:value-type="float">
            <text:p>-0.010076</text:p>
          </table:table-cell>
          <table:table-cell office:value-type="float" office:value="-0.0004396117" calcext:value-type="float">
            <text:p>-0.0004396117</text:p>
          </table:table-cell>
          <table:table-cell office:value-type="float" office:value="851" calcext:value-type="float">
            <text:p>851</text:p>
          </table:table-cell>
          <table:table-cell table:formula="of:=[.D852]*100" office:value-type="float" office:value="-1.21396903" calcext:value-type="float">
            <text:p>-1.21396903</text:p>
          </table:table-cell>
          <table:table-cell table:formula="of:=[.E852]*100" office:value-type="float" office:value="-1.0076" calcext:value-type="float">
            <text:p>-1.0076</text:p>
          </table:table-cell>
        </table:table-row>
        <table:table-row table:style-name="ro1">
          <table:table-cell office:value-type="float" office:value="42.61" calcext:value-type="float">
            <text:p>42.61</text:p>
          </table:table-cell>
          <table:table-cell office:value-type="float" office:value="179.0982055664" calcext:value-type="float">
            <text:p>179.0982055664</text:p>
          </table:table-cell>
          <table:table-cell office:value-type="float" office:value="-0.3049985632" calcext:value-type="float">
            <text:p>-0.30499856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73149" calcext:value-type="float">
            <text:p>-0.00873149</text:p>
          </table:table-cell>
          <table:table-cell office:value-type="float" office:value="-0.000348226" calcext:value-type="float">
            <text:p>-0.000348226</text:p>
          </table:table-cell>
          <table:table-cell office:value-type="float" office:value="852" calcext:value-type="float">
            <text:p>852</text:p>
          </table:table-cell>
          <table:table-cell table:formula="of:=[.D853]*100" office:value-type="float" office:value="-1.21396903" calcext:value-type="float">
            <text:p>-1.21396903</text:p>
          </table:table-cell>
          <table:table-cell table:formula="of:=[.E853]*100" office:value-type="float" office:value="-0.873149" calcext:value-type="float">
            <text:p>-0.873149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179.1058044434" calcext:value-type="float">
            <text:p>179.1058044434</text:p>
          </table:table-cell>
          <table:table-cell office:value-type="float" office:value="-0.4185336292" calcext:value-type="float">
            <text:p>-0.41853362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07874" calcext:value-type="float">
            <text:p>-0.00707874</text:p>
          </table:table-cell>
          <table:table-cell office:value-type="float" office:value="-0.0001986296" calcext:value-type="float">
            <text:p>-0.0001986296</text:p>
          </table:table-cell>
          <table:table-cell office:value-type="float" office:value="853" calcext:value-type="float">
            <text:p>853</text:p>
          </table:table-cell>
          <table:table-cell table:formula="of:=[.D854]*100" office:value-type="float" office:value="-1.21396903" calcext:value-type="float">
            <text:p>-1.21396903</text:p>
          </table:table-cell>
          <table:table-cell table:formula="of:=[.E854]*100" office:value-type="float" office:value="-0.707874" calcext:value-type="float">
            <text:p>-0.707874</text:p>
          </table:table-cell>
        </table:table-row>
        <table:table-row table:style-name="ro1">
          <table:table-cell office:value-type="float" office:value="42.71" calcext:value-type="float">
            <text:p>42.71</text:p>
          </table:table-cell>
          <table:table-cell office:value-type="float" office:value="179.1044769287" calcext:value-type="float">
            <text:p>179.1044769287</text:p>
          </table:table-cell>
          <table:table-cell office:value-type="float" office:value="-0.4495348241" calcext:value-type="float">
            <text:p>-0.449534824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77073" calcext:value-type="float">
            <text:p>-0.00577073</text:p>
          </table:table-cell>
          <table:table-cell office:value-type="float" office:value="-0.0001407964" calcext:value-type="float">
            <text:p>-0.0001407964</text:p>
          </table:table-cell>
          <table:table-cell office:value-type="float" office:value="854" calcext:value-type="float">
            <text:p>854</text:p>
          </table:table-cell>
          <table:table-cell table:formula="of:=[.D855]*100" office:value-type="float" office:value="-1.21396903" calcext:value-type="float">
            <text:p>-1.21396903</text:p>
          </table:table-cell>
          <table:table-cell table:formula="of:=[.E855]*100" office:value-type="float" office:value="-0.577073" calcext:value-type="float">
            <text:p>-0.577073</text:p>
          </table:table-cell>
        </table:table-row>
        <table:table-row table:style-name="ro1">
          <table:table-cell office:value-type="float" office:value="42.76" calcext:value-type="float">
            <text:p>42.76</text:p>
          </table:table-cell>
          <table:table-cell office:value-type="float" office:value="179.0874481201" calcext:value-type="float">
            <text:p>179.0874481201</text:p>
          </table:table-cell>
          <table:table-cell office:value-type="float" office:value="-0.518739454" calcext:value-type="float">
            <text:p>-0.51873945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4378" calcext:value-type="float">
            <text:p>-0.0044378</text:p>
          </table:table-cell>
          <table:table-cell office:value-type="float" office:value="-0.0000700163" calcext:value-type="float">
            <text:p>-7.00163E-05</text:p>
          </table:table-cell>
          <table:table-cell office:value-type="float" office:value="855" calcext:value-type="float">
            <text:p>855</text:p>
          </table:table-cell>
          <table:table-cell table:formula="of:=[.D856]*100" office:value-type="float" office:value="-1.21396903" calcext:value-type="float">
            <text:p>-1.21396903</text:p>
          </table:table-cell>
          <table:table-cell table:formula="of:=[.E856]*100" office:value-type="float" office:value="-0.44378" calcext:value-type="float">
            <text:p>-0.44378</text:p>
          </table:table-cell>
        </table:table-row>
        <table:table-row table:style-name="ro1">
          <table:table-cell office:value-type="float" office:value="42.81" calcext:value-type="float">
            <text:p>42.81</text:p>
          </table:table-cell>
          <table:table-cell office:value-type="float" office:value="179.078125" calcext:value-type="float">
            <text:p>179.078125</text:p>
          </table:table-cell>
          <table:table-cell office:value-type="float" office:value="-0.4334416535" calcext:value-type="float">
            <text:p>-0.43344165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11811" calcext:value-type="float">
            <text:p>-0.00411811</text:p>
          </table:table-cell>
          <table:table-cell office:value-type="float" office:value="-0.0001053329" calcext:value-type="float">
            <text:p>-0.0001053329</text:p>
          </table:table-cell>
          <table:table-cell office:value-type="float" office:value="856" calcext:value-type="float">
            <text:p>856</text:p>
          </table:table-cell>
          <table:table-cell table:formula="of:=[.D857]*100" office:value-type="float" office:value="-1.21396903" calcext:value-type="float">
            <text:p>-1.21396903</text:p>
          </table:table-cell>
          <table:table-cell table:formula="of:=[.E857]*100" office:value-type="float" office:value="-0.411811" calcext:value-type="float">
            <text:p>-0.411811</text:p>
          </table:table-cell>
        </table:table-row>
        <table:table-row table:style-name="ro1">
          <table:table-cell office:value-type="float" office:value="42.86" calcext:value-type="float">
            <text:p>42.86</text:p>
          </table:table-cell>
          <table:table-cell office:value-type="float" office:value="179.0650939941" calcext:value-type="float">
            <text:p>179.0650939941</text:p>
          </table:table-cell>
          <table:table-cell office:value-type="float" office:value="-0.4891485196" calcext:value-type="float">
            <text:p>-0.48914851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53375" calcext:value-type="float">
            <text:p>-0.00353375</text:p>
          </table:table-cell>
          <table:table-cell office:value-type="float" office:value="-0.0000366938" calcext:value-type="float">
            <text:p>-3.66938E-05</text:p>
          </table:table-cell>
          <table:table-cell office:value-type="float" office:value="857" calcext:value-type="float">
            <text:p>857</text:p>
          </table:table-cell>
          <table:table-cell table:formula="of:=[.D858]*100" office:value-type="float" office:value="-1.21396903" calcext:value-type="float">
            <text:p>-1.21396903</text:p>
          </table:table-cell>
          <table:table-cell table:formula="of:=[.E858]*100" office:value-type="float" office:value="-0.353375" calcext:value-type="float">
            <text:p>-0.353375</text:p>
          </table:table-cell>
        </table:table-row>
        <table:table-row table:style-name="ro1">
          <table:table-cell office:value-type="float" office:value="42.91" calcext:value-type="float">
            <text:p>42.91</text:p>
          </table:table-cell>
          <table:table-cell office:value-type="float" office:value="179.0655517578" calcext:value-type="float">
            <text:p>179.0655517578</text:p>
          </table:table-cell>
          <table:table-cell office:value-type="float" office:value="-0.4805999508" calcext:value-type="float">
            <text:p>-0.48059995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20132" calcext:value-type="float">
            <text:p>-0.00320132</text:p>
          </table:table-cell>
          <table:table-cell office:value-type="float" office:value="0.0000192968" calcext:value-type="float">
            <text:p>1.92968E-05</text:p>
          </table:table-cell>
          <table:table-cell office:value-type="float" office:value="858" calcext:value-type="float">
            <text:p>858</text:p>
          </table:table-cell>
          <table:table-cell table:formula="of:=[.D859]*100" office:value-type="float" office:value="-1.21396903" calcext:value-type="float">
            <text:p>-1.21396903</text:p>
          </table:table-cell>
          <table:table-cell table:formula="of:=[.E859]*100" office:value-type="float" office:value="-0.320132" calcext:value-type="float">
            <text:p>-0.320132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179.0684204102" calcext:value-type="float">
            <text:p>179.0684204102</text:p>
          </table:table-cell>
          <table:table-cell office:value-type="float" office:value="-0.3473334908" calcext:value-type="float">
            <text:p>-0.347333490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86809" calcext:value-type="float">
            <text:p>-0.00386809</text:p>
          </table:table-cell>
          <table:table-cell office:value-type="float" office:value="-0.0001599499" calcext:value-type="float">
            <text:p>-0.0001599499</text:p>
          </table:table-cell>
          <table:table-cell office:value-type="float" office:value="859" calcext:value-type="float">
            <text:p>859</text:p>
          </table:table-cell>
          <table:table-cell table:formula="of:=[.D860]*100" office:value-type="float" office:value="-1.21396903" calcext:value-type="float">
            <text:p>-1.21396903</text:p>
          </table:table-cell>
          <table:table-cell table:formula="of:=[.E860]*100" office:value-type="float" office:value="-0.386809" calcext:value-type="float">
            <text:p>-0.386809</text:p>
          </table:table-cell>
        </table:table-row>
        <table:table-row table:style-name="ro1">
          <table:table-cell office:value-type="float" office:value="43.01" calcext:value-type="float">
            <text:p>43.01</text:p>
          </table:table-cell>
          <table:table-cell office:value-type="float" office:value="179.0795440674" calcext:value-type="float">
            <text:p>179.0795440674</text:p>
          </table:table-cell>
          <table:table-cell office:value-type="float" office:value="-0.349976415" calcext:value-type="float">
            <text:p>-0.3499764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2948" calcext:value-type="float">
            <text:p>-0.0042948</text:p>
          </table:table-cell>
          <table:table-cell office:value-type="float" office:value="-0.0002376432" calcext:value-type="float">
            <text:p>-0.0002376432</text:p>
          </table:table-cell>
          <table:table-cell office:value-type="float" office:value="860" calcext:value-type="float">
            <text:p>860</text:p>
          </table:table-cell>
          <table:table-cell table:formula="of:=[.D861]*100" office:value-type="float" office:value="-1.21396903" calcext:value-type="float">
            <text:p>-1.21396903</text:p>
          </table:table-cell>
          <table:table-cell table:formula="of:=[.E861]*100" office:value-type="float" office:value="-0.42948" calcext:value-type="float">
            <text:p>-0.42948</text:p>
          </table:table-cell>
        </table:table-row>
        <table:table-row table:style-name="ro1">
          <table:table-cell office:value-type="float" office:value="43.06" calcext:value-type="float">
            <text:p>43.06</text:p>
          </table:table-cell>
          <table:table-cell office:value-type="float" office:value="179.0713806152" calcext:value-type="float">
            <text:p>179.0713806152</text:p>
          </table:table-cell>
          <table:table-cell office:value-type="float" office:value="-0.2324785564" calcext:value-type="float">
            <text:p>-0.23247855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36234" calcext:value-type="float">
            <text:p>-0.00536234</text:p>
          </table:table-cell>
          <table:table-cell office:value-type="float" office:value="-0.0003393376" calcext:value-type="float">
            <text:p>-0.0003393376</text:p>
          </table:table-cell>
          <table:table-cell office:value-type="float" office:value="861" calcext:value-type="float">
            <text:p>861</text:p>
          </table:table-cell>
          <table:table-cell table:formula="of:=[.D862]*100" office:value-type="float" office:value="-1.21396903" calcext:value-type="float">
            <text:p>-1.21396903</text:p>
          </table:table-cell>
          <table:table-cell table:formula="of:=[.E862]*100" office:value-type="float" office:value="-0.536234" calcext:value-type="float">
            <text:p>-0.536234</text:p>
          </table:table-cell>
        </table:table-row>
        <table:table-row table:style-name="ro1">
          <table:table-cell office:value-type="float" office:value="43.11" calcext:value-type="float">
            <text:p>43.11</text:p>
          </table:table-cell>
          <table:table-cell office:value-type="float" office:value="179.0778656006" calcext:value-type="float">
            <text:p>179.0778656006</text:p>
          </table:table-cell>
          <table:table-cell office:value-type="float" office:value="-0.2555031907" calcext:value-type="float">
            <text:p>-0.25550319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92027" calcext:value-type="float">
            <text:p>-0.00592027</text:p>
          </table:table-cell>
          <table:table-cell office:value-type="float" office:value="-0.0003644843" calcext:value-type="float">
            <text:p>-0.0003644843</text:p>
          </table:table-cell>
          <table:table-cell office:value-type="float" office:value="862" calcext:value-type="float">
            <text:p>862</text:p>
          </table:table-cell>
          <table:table-cell table:formula="of:=[.D863]*100" office:value-type="float" office:value="-1.21396903" calcext:value-type="float">
            <text:p>-1.21396903</text:p>
          </table:table-cell>
          <table:table-cell table:formula="of:=[.E863]*100" office:value-type="float" office:value="-0.592027" calcext:value-type="float">
            <text:p>-0.592027</text:p>
          </table:table-cell>
        </table:table-row>
        <table:table-row table:style-name="ro1">
          <table:table-cell office:value-type="float" office:value="43.16" calcext:value-type="float">
            <text:p>43.16</text:p>
          </table:table-cell>
          <table:table-cell office:value-type="float" office:value="179.0727996826" calcext:value-type="float">
            <text:p>179.0727996826</text:p>
          </table:table-cell>
          <table:table-cell office:value-type="float" office:value="-0.2337099893" calcext:value-type="float">
            <text:p>-0.23370998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43733" calcext:value-type="float">
            <text:p>-0.00643733</text:p>
          </table:table-cell>
          <table:table-cell office:value-type="float" office:value="-0.0004704275" calcext:value-type="float">
            <text:p>-0.0004704275</text:p>
          </table:table-cell>
          <table:table-cell office:value-type="float" office:value="863" calcext:value-type="float">
            <text:p>863</text:p>
          </table:table-cell>
          <table:table-cell table:formula="of:=[.D864]*100" office:value-type="float" office:value="-1.21396903" calcext:value-type="float">
            <text:p>-1.21396903</text:p>
          </table:table-cell>
          <table:table-cell table:formula="of:=[.E864]*100" office:value-type="float" office:value="-0.643733" calcext:value-type="float">
            <text:p>-0.643733</text:p>
          </table:table-cell>
        </table:table-row>
        <table:table-row table:style-name="ro1">
          <table:table-cell office:value-type="float" office:value="43.21" calcext:value-type="float">
            <text:p>43.21</text:p>
          </table:table-cell>
          <table:table-cell office:value-type="float" office:value="179.0698699951" calcext:value-type="float">
            <text:p>179.0698699951</text:p>
          </table:table-cell>
          <table:table-cell office:value-type="float" office:value="-0.1520464106" calcext:value-type="float">
            <text:p>-0.152046410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32623" calcext:value-type="float">
            <text:p>-0.00732623</text:p>
          </table:table-cell>
          <table:table-cell office:value-type="float" office:value="-0.0007525714" calcext:value-type="float">
            <text:p>-0.0007525714</text:p>
          </table:table-cell>
          <table:table-cell office:value-type="float" office:value="864" calcext:value-type="float">
            <text:p>864</text:p>
          </table:table-cell>
          <table:table-cell table:formula="of:=[.D865]*100" office:value-type="float" office:value="-1.21396903" calcext:value-type="float">
            <text:p>-1.21396903</text:p>
          </table:table-cell>
          <table:table-cell table:formula="of:=[.E865]*100" office:value-type="float" office:value="-0.732623" calcext:value-type="float">
            <text:p>-0.732623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179.063949585" calcext:value-type="float">
            <text:p>179.063949585</text:p>
          </table:table-cell>
          <table:table-cell office:value-type="float" office:value="-0.2604426178" calcext:value-type="float">
            <text:p>-0.26044261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19606" calcext:value-type="float">
            <text:p>-0.00719606</text:p>
          </table:table-cell>
          <table:table-cell office:value-type="float" office:value="-0.0005171157" calcext:value-type="float">
            <text:p>-0.0005171157</text:p>
          </table:table-cell>
          <table:table-cell office:value-type="float" office:value="865" calcext:value-type="float">
            <text:p>865</text:p>
          </table:table-cell>
          <table:table-cell table:formula="of:=[.D866]*100" office:value-type="float" office:value="-1.21396903" calcext:value-type="float">
            <text:p>-1.21396903</text:p>
          </table:table-cell>
          <table:table-cell table:formula="of:=[.E866]*100" office:value-type="float" office:value="-0.719606" calcext:value-type="float">
            <text:p>-0.719606</text:p>
          </table:table-cell>
        </table:table-row>
        <table:table-row table:style-name="ro1">
          <table:table-cell office:value-type="float" office:value="43.31" calcext:value-type="float">
            <text:p>43.31</text:p>
          </table:table-cell>
          <table:table-cell office:value-type="float" office:value="179.0675201416" calcext:value-type="float">
            <text:p>179.0675201416</text:p>
          </table:table-cell>
          <table:table-cell office:value-type="float" office:value="-0.1145188773" calcext:value-type="float">
            <text:p>-0.11451887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8198" calcext:value-type="float">
            <text:p>-0.00808198</text:p>
          </table:table-cell>
          <table:table-cell office:value-type="float" office:value="-0.0007784275" calcext:value-type="float">
            <text:p>-0.0007784275</text:p>
          </table:table-cell>
          <table:table-cell office:value-type="float" office:value="866" calcext:value-type="float">
            <text:p>866</text:p>
          </table:table-cell>
          <table:table-cell table:formula="of:=[.D867]*100" office:value-type="float" office:value="-1.21396903" calcext:value-type="float">
            <text:p>-1.21396903</text:p>
          </table:table-cell>
          <table:table-cell table:formula="of:=[.E867]*100" office:value-type="float" office:value="-0.808198" calcext:value-type="float">
            <text:p>-0.808198</text:p>
          </table:table-cell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179.0626678467" calcext:value-type="float">
            <text:p>179.0626678467</text:p>
          </table:table-cell>
          <table:table-cell office:value-type="float" office:value="-0.2488554315" calcext:value-type="float">
            <text:p>-0.248855431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77691" calcext:value-type="float">
            <text:p>-0.00777691</text:p>
          </table:table-cell>
          <table:table-cell office:value-type="float" office:value="-0.0005566101" calcext:value-type="float">
            <text:p>-0.0005566101</text:p>
          </table:table-cell>
          <table:table-cell office:value-type="float" office:value="867" calcext:value-type="float">
            <text:p>867</text:p>
          </table:table-cell>
          <table:table-cell table:formula="of:=[.D868]*100" office:value-type="float" office:value="-1.21396903" calcext:value-type="float">
            <text:p>-1.21396903</text:p>
          </table:table-cell>
          <table:table-cell table:formula="of:=[.E868]*100" office:value-type="float" office:value="-0.777691" calcext:value-type="float">
            <text:p>-0.777691</text:p>
          </table:table-cell>
        </table:table-row>
        <table:table-row table:style-name="ro1">
          <table:table-cell office:value-type="float" office:value="43.41" calcext:value-type="float">
            <text:p>43.41</text:p>
          </table:table-cell>
          <table:table-cell office:value-type="float" office:value="179.0524291992" calcext:value-type="float">
            <text:p>179.0524291992</text:p>
          </table:table-cell>
          <table:table-cell office:value-type="float" office:value="-0.1860428986" calcext:value-type="float">
            <text:p>-0.18604289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9231" calcext:value-type="float">
            <text:p>-0.00799231</text:p>
          </table:table-cell>
          <table:table-cell office:value-type="float" office:value="-0.0006323815" calcext:value-type="float">
            <text:p>-0.0006323815</text:p>
          </table:table-cell>
          <table:table-cell office:value-type="float" office:value="868" calcext:value-type="float">
            <text:p>868</text:p>
          </table:table-cell>
          <table:table-cell table:formula="of:=[.D869]*100" office:value-type="float" office:value="-1.21396903" calcext:value-type="float">
            <text:p>-1.21396903</text:p>
          </table:table-cell>
          <table:table-cell table:formula="of:=[.E869]*100" office:value-type="float" office:value="-0.799231" calcext:value-type="float">
            <text:p>-0.799231</text:p>
          </table:table-cell>
        </table:table-row>
        <table:table-row table:style-name="ro1">
          <table:table-cell office:value-type="float" office:value="43.46" calcext:value-type="float">
            <text:p>43.46</text:p>
          </table:table-cell>
          <table:table-cell office:value-type="float" office:value="179.0459747314" calcext:value-type="float">
            <text:p>179.0459747314</text:p>
          </table:table-cell>
          <table:table-cell office:value-type="float" office:value="-0.2652153434" calcext:value-type="float">
            <text:p>-0.26521534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60811" calcext:value-type="float">
            <text:p>-0.00760811</text:p>
          </table:table-cell>
          <table:table-cell office:value-type="float" office:value="-0.0005026993" calcext:value-type="float">
            <text:p>-0.0005026993</text:p>
          </table:table-cell>
          <table:table-cell office:value-type="float" office:value="869" calcext:value-type="float">
            <text:p>869</text:p>
          </table:table-cell>
          <table:table-cell table:formula="of:=[.D870]*100" office:value-type="float" office:value="-1.21396903" calcext:value-type="float">
            <text:p>-1.21396903</text:p>
          </table:table-cell>
          <table:table-cell table:formula="of:=[.E870]*100" office:value-type="float" office:value="-0.760811" calcext:value-type="float">
            <text:p>-0.760811</text:p>
          </table:table-cell>
        </table:table-row>
        <table:table-row table:style-name="ro1">
          <table:table-cell office:value-type="float" office:value="43.51" calcext:value-type="float">
            <text:p>43.51</text:p>
          </table:table-cell>
          <table:table-cell office:value-type="float" office:value="179.0505523682" calcext:value-type="float">
            <text:p>179.0505523682</text:p>
          </table:table-cell>
          <table:table-cell office:value-type="float" office:value="-0.3059509646" calcext:value-type="float">
            <text:p>-0.305950964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08056" calcext:value-type="float">
            <text:p>-0.00708056</text:p>
          </table:table-cell>
          <table:table-cell office:value-type="float" office:value="-0.0003892709" calcext:value-type="float">
            <text:p>-0.0003892709</text:p>
          </table:table-cell>
          <table:table-cell office:value-type="float" office:value="870" calcext:value-type="float">
            <text:p>870</text:p>
          </table:table-cell>
          <table:table-cell table:formula="of:=[.D871]*100" office:value-type="float" office:value="-1.21396903" calcext:value-type="float">
            <text:p>-1.21396903</text:p>
          </table:table-cell>
          <table:table-cell table:formula="of:=[.E871]*100" office:value-type="float" office:value="-0.708056" calcext:value-type="float">
            <text:p>-0.708056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179.0582427979" calcext:value-type="float">
            <text:p>179.0582427979</text:p>
          </table:table-cell>
          <table:table-cell office:value-type="float" office:value="-0.2974588894" calcext:value-type="float">
            <text:p>-0.29745888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78562" calcext:value-type="float">
            <text:p>-0.00678562</text:p>
          </table:table-cell>
          <table:table-cell office:value-type="float" office:value="-0.0002938434" calcext:value-type="float">
            <text:p>-0.0002938434</text:p>
          </table:table-cell>
          <table:table-cell office:value-type="float" office:value="871" calcext:value-type="float">
            <text:p>871</text:p>
          </table:table-cell>
          <table:table-cell table:formula="of:=[.D872]*100" office:value-type="float" office:value="-1.21396903" calcext:value-type="float">
            <text:p>-1.21396903</text:p>
          </table:table-cell>
          <table:table-cell table:formula="of:=[.E872]*100" office:value-type="float" office:value="-0.678562" calcext:value-type="float">
            <text:p>-0.678562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179.0603027344" calcext:value-type="float">
            <text:p>179.0603027344</text:p>
          </table:table-cell>
          <table:table-cell office:value-type="float" office:value="-0.335877436" calcext:value-type="float">
            <text:p>-0.3358774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33298" calcext:value-type="float">
            <text:p>-0.00633298</text:p>
          </table:table-cell>
          <table:table-cell office:value-type="float" office:value="-0.0001533892" calcext:value-type="float">
            <text:p>-0.0001533892</text:p>
          </table:table-cell>
          <table:table-cell office:value-type="float" office:value="872" calcext:value-type="float">
            <text:p>872</text:p>
          </table:table-cell>
          <table:table-cell table:formula="of:=[.D873]*100" office:value-type="float" office:value="-1.21396903" calcext:value-type="float">
            <text:p>-1.21396903</text:p>
          </table:table-cell>
          <table:table-cell table:formula="of:=[.E873]*100" office:value-type="float" office:value="-0.633298" calcext:value-type="float">
            <text:p>-0.633298</text:p>
          </table:table-cell>
        </table:table-row>
        <table:table-row table:style-name="ro1">
          <table:table-cell office:value-type="float" office:value="43.66" calcext:value-type="float">
            <text:p>43.66</text:p>
          </table:table-cell>
          <table:table-cell office:value-type="float" office:value="179.0520019531" calcext:value-type="float">
            <text:p>179.0520019531</text:p>
          </table:table-cell>
          <table:table-cell office:value-type="float" office:value="-0.269965135" calcext:value-type="float">
            <text:p>-0.2699651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4707" calcext:value-type="float">
            <text:p>-0.0064707</text:p>
          </table:table-cell>
          <table:table-cell office:value-type="float" office:value="-0.0002450896" calcext:value-type="float">
            <text:p>-0.0002450896</text:p>
          </table:table-cell>
          <table:table-cell office:value-type="float" office:value="873" calcext:value-type="float">
            <text:p>873</text:p>
          </table:table-cell>
          <table:table-cell table:formula="of:=[.D874]*100" office:value-type="float" office:value="-1.21396903" calcext:value-type="float">
            <text:p>-1.21396903</text:p>
          </table:table-cell>
          <table:table-cell table:formula="of:=[.E874]*100" office:value-type="float" office:value="-0.64707" calcext:value-type="float">
            <text:p>-0.64707</text:p>
          </table:table-cell>
        </table:table-row>
        <table:table-row table:style-name="ro1">
          <table:table-cell office:value-type="float" office:value="43.71" calcext:value-type="float">
            <text:p>43.71</text:p>
          </table:table-cell>
          <table:table-cell office:value-type="float" office:value="179.0481414795" calcext:value-type="float">
            <text:p>179.0481414795</text:p>
          </table:table-cell>
          <table:table-cell office:value-type="float" office:value="-0.2514097979" calcext:value-type="float">
            <text:p>-0.251409797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68615" calcext:value-type="float">
            <text:p>-0.00668615</text:p>
          </table:table-cell>
          <table:table-cell office:value-type="float" office:value="-0.0002316193" calcext:value-type="float">
            <text:p>-0.0002316193</text:p>
          </table:table-cell>
          <table:table-cell office:value-type="float" office:value="874" calcext:value-type="float">
            <text:p>874</text:p>
          </table:table-cell>
          <table:table-cell table:formula="of:=[.D875]*100" office:value-type="float" office:value="-1.21396903" calcext:value-type="float">
            <text:p>-1.21396903</text:p>
          </table:table-cell>
          <table:table-cell table:formula="of:=[.E875]*100" office:value-type="float" office:value="-0.668615" calcext:value-type="float">
            <text:p>-0.668615</text:p>
          </table:table-cell>
        </table:table-row>
        <table:table-row table:style-name="ro1">
          <table:table-cell office:value-type="float" office:value="43.77" calcext:value-type="float">
            <text:p>43.77</text:p>
          </table:table-cell>
          <table:table-cell office:value-type="float" office:value="179.0410766602" calcext:value-type="float">
            <text:p>179.0410766602</text:p>
          </table:table-cell>
          <table:table-cell office:value-type="float" office:value="-0.2524494161" calcext:value-type="float">
            <text:p>-0.25244941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8228" calcext:value-type="float">
            <text:p>-0.0068228</text:p>
          </table:table-cell>
          <table:table-cell office:value-type="float" office:value="-0.0001455376" calcext:value-type="float">
            <text:p>-0.0001455376</text:p>
          </table:table-cell>
          <table:table-cell office:value-type="float" office:value="875" calcext:value-type="float">
            <text:p>875</text:p>
          </table:table-cell>
          <table:table-cell table:formula="of:=[.D876]*100" office:value-type="float" office:value="-1.21396903" calcext:value-type="float">
            <text:p>-1.21396903</text:p>
          </table:table-cell>
          <table:table-cell table:formula="of:=[.E876]*100" office:value-type="float" office:value="-0.68228" calcext:value-type="float">
            <text:p>-0.68228</text:p>
          </table:table-cell>
        </table:table-row>
        <table:table-row table:style-name="ro1">
          <table:table-cell office:value-type="float" office:value="43.82" calcext:value-type="float">
            <text:p>43.82</text:p>
          </table:table-cell>
          <table:table-cell office:value-type="float" office:value="179.0398864746" calcext:value-type="float">
            <text:p>179.0398864746</text:p>
          </table:table-cell>
          <table:table-cell office:value-type="float" office:value="-0.2087028935" calcext:value-type="float">
            <text:p>-0.208702893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20545" calcext:value-type="float">
            <text:p>-0.00720545</text:p>
          </table:table-cell>
          <table:table-cell office:value-type="float" office:value="-0.0002816888" calcext:value-type="float">
            <text:p>-0.0002816888</text:p>
          </table:table-cell>
          <table:table-cell office:value-type="float" office:value="876" calcext:value-type="float">
            <text:p>876</text:p>
          </table:table-cell>
          <table:table-cell table:formula="of:=[.D877]*100" office:value-type="float" office:value="-1.21396903" calcext:value-type="float">
            <text:p>-1.21396903</text:p>
          </table:table-cell>
          <table:table-cell table:formula="of:=[.E877]*100" office:value-type="float" office:value="-0.720545" calcext:value-type="float">
            <text:p>-0.720545</text:p>
          </table:table-cell>
        </table:table-row>
        <table:table-row table:style-name="ro1">
          <table:table-cell office:value-type="float" office:value="43.86" calcext:value-type="float">
            <text:p>43.86</text:p>
          </table:table-cell>
          <table:table-cell office:value-type="float" office:value="179.0249633789" calcext:value-type="float">
            <text:p>179.0249633789</text:p>
          </table:table-cell>
          <table:table-cell office:value-type="float" office:value="-0.099744214" calcext:value-type="float">
            <text:p>-0.0997442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8672" calcext:value-type="float">
            <text:p>-0.00818672</text:p>
          </table:table-cell>
          <table:table-cell office:value-type="float" office:value="-0.0004529596" calcext:value-type="float">
            <text:p>-0.0004529596</text:p>
          </table:table-cell>
          <table:table-cell office:value-type="float" office:value="877" calcext:value-type="float">
            <text:p>877</text:p>
          </table:table-cell>
          <table:table-cell table:formula="of:=[.D878]*100" office:value-type="float" office:value="-1.21396903" calcext:value-type="float">
            <text:p>-1.21396903</text:p>
          </table:table-cell>
          <table:table-cell table:formula="of:=[.E878]*100" office:value-type="float" office:value="-0.818672" calcext:value-type="float">
            <text:p>-0.818672</text:p>
          </table:table-cell>
        </table:table-row>
        <table:table-row table:style-name="ro1">
          <table:table-cell office:value-type="float" office:value="43.91" calcext:value-type="float">
            <text:p>43.91</text:p>
          </table:table-cell>
          <table:table-cell office:value-type="float" office:value="179.0181121826" calcext:value-type="float">
            <text:p>179.0181121826</text:p>
          </table:table-cell>
          <table:table-cell office:value-type="float" office:value="-0.0096534851" calcext:value-type="float">
            <text:p>-0.009653485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44113" calcext:value-type="float">
            <text:p>-0.00944113</text:p>
          </table:table-cell>
          <table:table-cell office:value-type="float" office:value="-0.000520552" calcext:value-type="float">
            <text:p>-0.000520552</text:p>
          </table:table-cell>
          <table:table-cell office:value-type="float" office:value="878" calcext:value-type="float">
            <text:p>878</text:p>
          </table:table-cell>
          <table:table-cell table:formula="of:=[.D879]*100" office:value-type="float" office:value="-1.21396903" calcext:value-type="float">
            <text:p>-1.21396903</text:p>
          </table:table-cell>
          <table:table-cell table:formula="of:=[.E879]*100" office:value-type="float" office:value="-0.944113" calcext:value-type="float">
            <text:p>-0.944113</text:p>
          </table:table-cell>
        </table:table-row>
        <table:table-row table:style-name="ro1">
          <table:table-cell office:value-type="float" office:value="43.96" calcext:value-type="float">
            <text:p>43.96</text:p>
          </table:table-cell>
          <table:table-cell office:value-type="float" office:value="179.012512207" calcext:value-type="float">
            <text:p>179.012512207</text:p>
          </table:table-cell>
          <table:table-cell office:value-type="float" office:value="-0.0195198634" calcext:value-type="float">
            <text:p>-0.019519863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21129" calcext:value-type="float">
            <text:p>-0.01021129</text:p>
          </table:table-cell>
          <table:table-cell office:value-type="float" office:value="-0.00051523" calcext:value-type="float">
            <text:p>-0.00051523</text:p>
          </table:table-cell>
          <table:table-cell office:value-type="float" office:value="879" calcext:value-type="float">
            <text:p>879</text:p>
          </table:table-cell>
          <table:table-cell table:formula="of:=[.D880]*100" office:value-type="float" office:value="-1.21396903" calcext:value-type="float">
            <text:p>-1.21396903</text:p>
          </table:table-cell>
          <table:table-cell table:formula="of:=[.E880]*100" office:value-type="float" office:value="-1.021129" calcext:value-type="float">
            <text:p>-1.021129</text:p>
          </table:table-cell>
        </table:table-row>
        <table:table-row table:style-name="ro1">
          <table:table-cell office:value-type="float" office:value="44.02" calcext:value-type="float">
            <text:p>44.02</text:p>
          </table:table-cell>
          <table:table-cell office:value-type="float" office:value="179.0062103271" calcext:value-type="float">
            <text:p>179.0062103271</text:p>
          </table:table-cell>
          <table:table-cell office:value-type="float" office:value="0.0231785674" calcext:value-type="float">
            <text:p>0.02317856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00912" calcext:value-type="float">
            <text:p>-0.01100912</text:p>
          </table:table-cell>
          <table:table-cell office:value-type="float" office:value="-0.0006075308" calcext:value-type="float">
            <text:p>-0.0006075308</text:p>
          </table:table-cell>
          <table:table-cell office:value-type="float" office:value="880" calcext:value-type="float">
            <text:p>880</text:p>
          </table:table-cell>
          <table:table-cell table:formula="of:=[.D881]*100" office:value-type="float" office:value="-1.21396903" calcext:value-type="float">
            <text:p>-1.21396903</text:p>
          </table:table-cell>
          <table:table-cell table:formula="of:=[.E881]*100" office:value-type="float" office:value="-1.100912" calcext:value-type="float">
            <text:p>-1.100912</text:p>
          </table:table-cell>
        </table:table-row>
        <table:table-row table:style-name="ro1">
          <table:table-cell office:value-type="float" office:value="44.07" calcext:value-type="float">
            <text:p>44.07</text:p>
          </table:table-cell>
          <table:table-cell office:value-type="float" office:value="179.0046234131" calcext:value-type="float">
            <text:p>179.0046234131</text:p>
          </table:table-cell>
          <table:table-cell office:value-type="float" office:value="-0.0312925665" calcext:value-type="float">
            <text:p>-0.03129256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17771" calcext:value-type="float">
            <text:p>-0.01117771</text:p>
          </table:table-cell>
          <table:table-cell office:value-type="float" office:value="-0.0004611815" calcext:value-type="float">
            <text:p>-0.0004611815</text:p>
          </table:table-cell>
          <table:table-cell office:value-type="float" office:value="881" calcext:value-type="float">
            <text:p>881</text:p>
          </table:table-cell>
          <table:table-cell table:formula="of:=[.D882]*100" office:value-type="float" office:value="-1.21396903" calcext:value-type="float">
            <text:p>-1.21396903</text:p>
          </table:table-cell>
          <table:table-cell table:formula="of:=[.E882]*100" office:value-type="float" office:value="-1.117771" calcext:value-type="float">
            <text:p>-1.117771</text:p>
          </table:table-cell>
        </table:table-row>
        <table:table-row table:style-name="ro1">
          <table:table-cell office:value-type="float" office:value="44.12" calcext:value-type="float">
            <text:p>44.12</text:p>
          </table:table-cell>
          <table:table-cell office:value-type="float" office:value="179.014251709" calcext:value-type="float">
            <text:p>179.014251709</text:p>
          </table:table-cell>
          <table:table-cell office:value-type="float" office:value="0.0320993177" calcext:value-type="float">
            <text:p>0.03209931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7126" calcext:value-type="float">
            <text:p>-0.0117126</text:p>
          </table:table-cell>
          <table:table-cell office:value-type="float" office:value="-0.0006257898" calcext:value-type="float">
            <text:p>-0.0006257898</text:p>
          </table:table-cell>
          <table:table-cell office:value-type="float" office:value="882" calcext:value-type="float">
            <text:p>882</text:p>
          </table:table-cell>
          <table:table-cell table:formula="of:=[.D883]*100" office:value-type="float" office:value="-1.21396903" calcext:value-type="float">
            <text:p>-1.21396903</text:p>
          </table:table-cell>
          <table:table-cell table:formula="of:=[.E883]*100" office:value-type="float" office:value="-1.17126" calcext:value-type="float">
            <text:p>-1.17126</text:p>
          </table:table-cell>
        </table:table-row>
        <table:table-row table:style-name="ro1">
          <table:table-cell office:value-type="float" office:value="44.17" calcext:value-type="float">
            <text:p>44.17</text:p>
          </table:table-cell>
          <table:table-cell office:value-type="float" office:value="179.0316467285" calcext:value-type="float">
            <text:p>179.0316467285</text:p>
          </table:table-cell>
          <table:table-cell office:value-type="float" office:value="0.0365230031" calcext:value-type="float">
            <text:p>0.03652300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09853" calcext:value-type="float">
            <text:p>-0.01209853</text:p>
          </table:table-cell>
          <table:table-cell office:value-type="float" office:value="-0.0006728802" calcext:value-type="float">
            <text:p>-0.0006728802</text:p>
          </table:table-cell>
          <table:table-cell office:value-type="float" office:value="883" calcext:value-type="float">
            <text:p>883</text:p>
          </table:table-cell>
          <table:table-cell table:formula="of:=[.D884]*100" office:value-type="float" office:value="-1.21396903" calcext:value-type="float">
            <text:p>-1.21396903</text:p>
          </table:table-cell>
          <table:table-cell table:formula="of:=[.E884]*100" office:value-type="float" office:value="-1.209853" calcext:value-type="float">
            <text:p>-1.209853</text:p>
          </table:table-cell>
        </table:table-row>
        <table:table-row table:style-name="ro1">
          <table:table-cell office:value-type="float" office:value="44.22" calcext:value-type="float">
            <text:p>44.22</text:p>
          </table:table-cell>
          <table:table-cell office:value-type="float" office:value="179.0301818848" calcext:value-type="float">
            <text:p>179.0301818848</text:p>
          </table:table-cell>
          <table:table-cell office:value-type="float" office:value="-0.1189298918" calcext:value-type="float">
            <text:p>-0.11892989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31952" calcext:value-type="float">
            <text:p>-0.01131952</text:p>
          </table:table-cell>
          <table:table-cell office:value-type="float" office:value="-0.0004978275" calcext:value-type="float">
            <text:p>-0.0004978275</text:p>
          </table:table-cell>
          <table:table-cell office:value-type="float" office:value="884" calcext:value-type="float">
            <text:p>884</text:p>
          </table:table-cell>
          <table:table-cell table:formula="of:=[.D885]*100" office:value-type="float" office:value="-1.21396903" calcext:value-type="float">
            <text:p>-1.21396903</text:p>
          </table:table-cell>
          <table:table-cell table:formula="of:=[.E885]*100" office:value-type="float" office:value="-1.131952" calcext:value-type="float">
            <text:p>-1.131952</text:p>
          </table:table-cell>
        </table:table-row>
        <table:table-row table:style-name="ro1">
          <table:table-cell office:value-type="float" office:value="44.27" calcext:value-type="float">
            <text:p>44.27</text:p>
          </table:table-cell>
          <table:table-cell office:value-type="float" office:value="179.0262451172" calcext:value-type="float">
            <text:p>179.0262451172</text:p>
          </table:table-cell>
          <table:table-cell office:value-type="float" office:value="-0.0966129317" calcext:value-type="float">
            <text:p>-0.09661293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94916" calcext:value-type="float">
            <text:p>-0.01094916</text:p>
          </table:table-cell>
          <table:table-cell office:value-type="float" office:value="-0.0004142996" calcext:value-type="float">
            <text:p>-0.0004142996</text:p>
          </table:table-cell>
          <table:table-cell office:value-type="float" office:value="885" calcext:value-type="float">
            <text:p>885</text:p>
          </table:table-cell>
          <table:table-cell table:formula="of:=[.D886]*100" office:value-type="float" office:value="-1.21396903" calcext:value-type="float">
            <text:p>-1.21396903</text:p>
          </table:table-cell>
          <table:table-cell table:formula="of:=[.E886]*100" office:value-type="float" office:value="-1.094916" calcext:value-type="float">
            <text:p>-1.094916</text:p>
          </table:table-cell>
        </table:table-row>
        <table:table-row table:style-name="ro1">
          <table:table-cell office:value-type="float" office:value="44.32" calcext:value-type="float">
            <text:p>44.32</text:p>
          </table:table-cell>
          <table:table-cell office:value-type="float" office:value="179.0259094238" calcext:value-type="float">
            <text:p>179.0259094238</text:p>
          </table:table-cell>
          <table:table-cell office:value-type="float" office:value="-0.2255918179" calcext:value-type="float">
            <text:p>-0.225591817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84264" calcext:value-type="float">
            <text:p>-0.00984264</text:p>
          </table:table-cell>
          <table:table-cell office:value-type="float" office:value="-0.0003780371" calcext:value-type="float">
            <text:p>-0.0003780371</text:p>
          </table:table-cell>
          <table:table-cell office:value-type="float" office:value="886" calcext:value-type="float">
            <text:p>886</text:p>
          </table:table-cell>
          <table:table-cell table:formula="of:=[.D887]*100" office:value-type="float" office:value="-1.21396903" calcext:value-type="float">
            <text:p>-1.21396903</text:p>
          </table:table-cell>
          <table:table-cell table:formula="of:=[.E887]*100" office:value-type="float" office:value="-0.984264" calcext:value-type="float">
            <text:p>-0.984264</text:p>
          </table:table-cell>
        </table:table-row>
        <table:table-row table:style-name="ro1">
          <table:table-cell office:value-type="float" office:value="44.37" calcext:value-type="float">
            <text:p>44.37</text:p>
          </table:table-cell>
          <table:table-cell office:value-type="float" office:value="179.023147583" calcext:value-type="float">
            <text:p>179.023147583</text:p>
          </table:table-cell>
          <table:table-cell office:value-type="float" office:value="-0.2494271124" calcext:value-type="float">
            <text:p>-0.24942711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94639" calcext:value-type="float">
            <text:p>-0.00894639</text:p>
          </table:table-cell>
          <table:table-cell office:value-type="float" office:value="-0.0002278206" calcext:value-type="float">
            <text:p>-0.0002278206</text:p>
          </table:table-cell>
          <table:table-cell office:value-type="float" office:value="887" calcext:value-type="float">
            <text:p>887</text:p>
          </table:table-cell>
          <table:table-cell table:formula="of:=[.D888]*100" office:value-type="float" office:value="-1.21396903" calcext:value-type="float">
            <text:p>-1.21396903</text:p>
          </table:table-cell>
          <table:table-cell table:formula="of:=[.E888]*100" office:value-type="float" office:value="-0.894639" calcext:value-type="float">
            <text:p>-0.894639</text:p>
          </table:table-cell>
        </table:table-row>
        <table:table-row table:style-name="ro1">
          <table:table-cell office:value-type="float" office:value="44.42" calcext:value-type="float">
            <text:p>44.42</text:p>
          </table:table-cell>
          <table:table-cell office:value-type="float" office:value="179.036315918" calcext:value-type="float">
            <text:p>179.036315918</text:p>
          </table:table-cell>
          <table:table-cell office:value-type="float" office:value="-0.2429527255" calcext:value-type="float">
            <text:p>-0.24295272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923" calcext:value-type="float">
            <text:p>-0.0083923</text:p>
          </table:table-cell>
          <table:table-cell office:value-type="float" office:value="-0.0004247741" calcext:value-type="float">
            <text:p>-0.0004247741</text:p>
          </table:table-cell>
          <table:table-cell office:value-type="float" office:value="888" calcext:value-type="float">
            <text:p>888</text:p>
          </table:table-cell>
          <table:table-cell table:formula="of:=[.D889]*100" office:value-type="float" office:value="-1.21396903" calcext:value-type="float">
            <text:p>-1.21396903</text:p>
          </table:table-cell>
          <table:table-cell table:formula="of:=[.E889]*100" office:value-type="float" office:value="-0.83923" calcext:value-type="float">
            <text:p>-0.83923</text:p>
          </table:table-cell>
        </table:table-row>
        <table:table-row table:style-name="ro1">
          <table:table-cell office:value-type="float" office:value="44.47" calcext:value-type="float">
            <text:p>44.47</text:p>
          </table:table-cell>
          <table:table-cell office:value-type="float" office:value="179.0313110352" calcext:value-type="float">
            <text:p>179.0313110352</text:p>
          </table:table-cell>
          <table:table-cell office:value-type="float" office:value="-0.3231826328" calcext:value-type="float">
            <text:p>-0.32318263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48828" calcext:value-type="float">
            <text:p>-0.00748828</text:p>
          </table:table-cell>
          <table:table-cell office:value-type="float" office:value="-0.0001587416" calcext:value-type="float">
            <text:p>-0.0001587416</text:p>
          </table:table-cell>
          <table:table-cell office:value-type="float" office:value="889" calcext:value-type="float">
            <text:p>889</text:p>
          </table:table-cell>
          <table:table-cell table:formula="of:=[.D890]*100" office:value-type="float" office:value="-1.21396903" calcext:value-type="float">
            <text:p>-1.21396903</text:p>
          </table:table-cell>
          <table:table-cell table:formula="of:=[.E890]*100" office:value-type="float" office:value="-0.748828" calcext:value-type="float">
            <text:p>-0.748828</text:p>
          </table:table-cell>
        </table:table-row>
        <table:table-row table:style-name="ro1">
          <table:table-cell office:value-type="float" office:value="44.52" calcext:value-type="float">
            <text:p>44.52</text:p>
          </table:table-cell>
          <table:table-cell office:value-type="float" office:value="179.0318756104" calcext:value-type="float">
            <text:p>179.0318756104</text:p>
          </table:table-cell>
          <table:table-cell office:value-type="float" office:value="-0.2658836678" calcext:value-type="float">
            <text:p>-0.265883667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26778" calcext:value-type="float">
            <text:p>-0.00726778</text:p>
          </table:table-cell>
          <table:table-cell office:value-type="float" office:value="-0.0003073311" calcext:value-type="float">
            <text:p>-0.0003073311</text:p>
          </table:table-cell>
          <table:table-cell office:value-type="float" office:value="890" calcext:value-type="float">
            <text:p>890</text:p>
          </table:table-cell>
          <table:table-cell table:formula="of:=[.D891]*100" office:value-type="float" office:value="-1.21396903" calcext:value-type="float">
            <text:p>-1.21396903</text:p>
          </table:table-cell>
          <table:table-cell table:formula="of:=[.E891]*100" office:value-type="float" office:value="-0.726778" calcext:value-type="float">
            <text:p>-0.726778</text:p>
          </table:table-cell>
        </table:table-row>
        <table:table-row table:style-name="ro1">
          <table:table-cell office:value-type="float" office:value="44.57" calcext:value-type="float">
            <text:p>44.57</text:p>
          </table:table-cell>
          <table:table-cell office:value-type="float" office:value="179.0372772217" calcext:value-type="float">
            <text:p>179.0372772217</text:p>
          </table:table-cell>
          <table:table-cell office:value-type="float" office:value="-0.2038228818" calcext:value-type="float">
            <text:p>-0.20382288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3451" calcext:value-type="float">
            <text:p>-0.00753451</text:p>
          </table:table-cell>
          <table:table-cell office:value-type="float" office:value="-0.0004021887" calcext:value-type="float">
            <text:p>-0.0004021887</text:p>
          </table:table-cell>
          <table:table-cell office:value-type="float" office:value="891" calcext:value-type="float">
            <text:p>891</text:p>
          </table:table-cell>
          <table:table-cell table:formula="of:=[.D892]*100" office:value-type="float" office:value="-1.21396903" calcext:value-type="float">
            <text:p>-1.21396903</text:p>
          </table:table-cell>
          <table:table-cell table:formula="of:=[.E892]*100" office:value-type="float" office:value="-0.753451" calcext:value-type="float">
            <text:p>-0.753451</text:p>
          </table:table-cell>
        </table:table-row>
        <table:table-row table:style-name="ro1">
          <table:table-cell office:value-type="float" office:value="44.62" calcext:value-type="float">
            <text:p>44.62</text:p>
          </table:table-cell>
          <table:table-cell office:value-type="float" office:value="179.0295562744" calcext:value-type="float">
            <text:p>179.0295562744</text:p>
          </table:table-cell>
          <table:table-cell office:value-type="float" office:value="-0.220887855" calcext:value-type="float">
            <text:p>-0.22088785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59851" calcext:value-type="float">
            <text:p>-0.00759851</text:p>
          </table:table-cell>
          <table:table-cell office:value-type="float" office:value="-0.0001905282" calcext:value-type="float">
            <text:p>-0.0001905282</text:p>
          </table:table-cell>
          <table:table-cell office:value-type="float" office:value="892" calcext:value-type="float">
            <text:p>892</text:p>
          </table:table-cell>
          <table:table-cell table:formula="of:=[.D893]*100" office:value-type="float" office:value="-1.21396903" calcext:value-type="float">
            <text:p>-1.21396903</text:p>
          </table:table-cell>
          <table:table-cell table:formula="of:=[.E893]*100" office:value-type="float" office:value="-0.759851" calcext:value-type="float">
            <text:p>-0.759851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179.0232391357" calcext:value-type="float">
            <text:p>179.0232391357</text:p>
          </table:table-cell>
          <table:table-cell office:value-type="float" office:value="-0.1779250446" calcext:value-type="float">
            <text:p>-0.177925044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2753" calcext:value-type="float">
            <text:p>-0.00792753</text:p>
          </table:table-cell>
          <table:table-cell office:value-type="float" office:value="-0.0003844867" calcext:value-type="float">
            <text:p>-0.0003844867</text:p>
          </table:table-cell>
          <table:table-cell office:value-type="float" office:value="893" calcext:value-type="float">
            <text:p>893</text:p>
          </table:table-cell>
          <table:table-cell table:formula="of:=[.D894]*100" office:value-type="float" office:value="-1.21396903" calcext:value-type="float">
            <text:p>-1.21396903</text:p>
          </table:table-cell>
          <table:table-cell table:formula="of:=[.E894]*100" office:value-type="float" office:value="-0.792753" calcext:value-type="float">
            <text:p>-0.792753</text:p>
          </table:table-cell>
        </table:table-row>
        <table:table-row table:style-name="ro1">
          <table:table-cell office:value-type="float" office:value="44.72" calcext:value-type="float">
            <text:p>44.72</text:p>
          </table:table-cell>
          <table:table-cell office:value-type="float" office:value="179.0251159668" calcext:value-type="float">
            <text:p>179.0251159668</text:p>
          </table:table-cell>
          <table:table-cell office:value-type="float" office:value="-0.135907968" calcext:value-type="float">
            <text:p>-0.1359079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42685" calcext:value-type="float">
            <text:p>-0.00842685</text:p>
          </table:table-cell>
          <table:table-cell office:value-type="float" office:value="-0.0004372955" calcext:value-type="float">
            <text:p>-0.0004372955</text:p>
          </table:table-cell>
          <table:table-cell office:value-type="float" office:value="894" calcext:value-type="float">
            <text:p>894</text:p>
          </table:table-cell>
          <table:table-cell table:formula="of:=[.D895]*100" office:value-type="float" office:value="-1.21396903" calcext:value-type="float">
            <text:p>-1.21396903</text:p>
          </table:table-cell>
          <table:table-cell table:formula="of:=[.E895]*100" office:value-type="float" office:value="-0.842685" calcext:value-type="float">
            <text:p>-0.842685</text:p>
          </table:table-cell>
        </table:table-row>
        <table:table-row table:style-name="ro1">
          <table:table-cell office:value-type="float" office:value="44.77" calcext:value-type="float">
            <text:p>44.77</text:p>
          </table:table-cell>
          <table:table-cell office:value-type="float" office:value="179.0278167725" calcext:value-type="float">
            <text:p>179.0278167725</text:p>
          </table:table-cell>
          <table:table-cell office:value-type="float" office:value="-0.0441452719" calcext:value-type="float">
            <text:p>-0.04414527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7124" calcext:value-type="float">
            <text:p>-0.00937124</text:p>
          </table:table-cell>
          <table:table-cell office:value-type="float" office:value="-0.000528798" calcext:value-type="float">
            <text:p>-0.000528798</text:p>
          </table:table-cell>
          <table:table-cell office:value-type="float" office:value="895" calcext:value-type="float">
            <text:p>895</text:p>
          </table:table-cell>
          <table:table-cell table:formula="of:=[.D896]*100" office:value-type="float" office:value="-1.21396903" calcext:value-type="float">
            <text:p>-1.21396903</text:p>
          </table:table-cell>
          <table:table-cell table:formula="of:=[.E896]*100" office:value-type="float" office:value="-0.937124" calcext:value-type="float">
            <text:p>-0.937124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79.0304260254" calcext:value-type="float">
            <text:p>179.0304260254</text:p>
          </table:table-cell>
          <table:table-cell office:value-type="float" office:value="-0.1082399191" calcext:value-type="float">
            <text:p>-0.108239919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57335" calcext:value-type="float">
            <text:p>-0.00957335</text:p>
          </table:table-cell>
          <table:table-cell office:value-type="float" office:value="-0.0003825553" calcext:value-type="float">
            <text:p>-0.0003825553</text:p>
          </table:table-cell>
          <table:table-cell office:value-type="float" office:value="896" calcext:value-type="float">
            <text:p>896</text:p>
          </table:table-cell>
          <table:table-cell table:formula="of:=[.D897]*100" office:value-type="float" office:value="-1.21396903" calcext:value-type="float">
            <text:p>-1.21396903</text:p>
          </table:table-cell>
          <table:table-cell table:formula="of:=[.E897]*100" office:value-type="float" office:value="-0.957335" calcext:value-type="float">
            <text:p>-0.957335</text:p>
          </table:table-cell>
        </table:table-row>
        <table:table-row table:style-name="ro1">
          <table:table-cell office:value-type="float" office:value="44.87" calcext:value-type="float">
            <text:p>44.87</text:p>
          </table:table-cell>
          <table:table-cell office:value-type="float" office:value="179.0308685303" calcext:value-type="float">
            <text:p>179.0308685303</text:p>
          </table:table-cell>
          <table:table-cell office:value-type="float" office:value="-0.0501305277" calcext:value-type="float">
            <text:p>-0.05013052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09536" calcext:value-type="float">
            <text:p>-0.01009536</text:p>
          </table:table-cell>
          <table:table-cell office:value-type="float" office:value="-0.0006721426" calcext:value-type="float">
            <text:p>-0.0006721426</text:p>
          </table:table-cell>
          <table:table-cell office:value-type="float" office:value="897" calcext:value-type="float">
            <text:p>897</text:p>
          </table:table-cell>
          <table:table-cell table:formula="of:=[.D898]*100" office:value-type="float" office:value="-1.21396903" calcext:value-type="float">
            <text:p>-1.21396903</text:p>
          </table:table-cell>
          <table:table-cell table:formula="of:=[.E898]*100" office:value-type="float" office:value="-1.009536" calcext:value-type="float">
            <text:p>-1.009536</text:p>
          </table:table-cell>
        </table:table-row>
        <table:table-row table:style-name="ro1">
          <table:table-cell office:value-type="float" office:value="44.92" calcext:value-type="float">
            <text:p>44.92</text:p>
          </table:table-cell>
          <table:table-cell office:value-type="float" office:value="179.0278167725" calcext:value-type="float">
            <text:p>179.0278167725</text:p>
          </table:table-cell>
          <table:table-cell office:value-type="float" office:value="-0.0673826716" calcext:value-type="float">
            <text:p>-0.067382671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32823" calcext:value-type="float">
            <text:p>-0.01032823</text:p>
          </table:table-cell>
          <table:table-cell office:value-type="float" office:value="-0.000615488" calcext:value-type="float">
            <text:p>-0.000615488</text:p>
          </table:table-cell>
          <table:table-cell office:value-type="float" office:value="898" calcext:value-type="float">
            <text:p>898</text:p>
          </table:table-cell>
          <table:table-cell table:formula="of:=[.D899]*100" office:value-type="float" office:value="-1.21396903" calcext:value-type="float">
            <text:p>-1.21396903</text:p>
          </table:table-cell>
          <table:table-cell table:formula="of:=[.E899]*100" office:value-type="float" office:value="-1.032823" calcext:value-type="float">
            <text:p>-1.032823</text:p>
          </table:table-cell>
        </table:table-row>
        <table:table-row table:style-name="ro1">
          <table:table-cell office:value-type="float" office:value="44.97" calcext:value-type="float">
            <text:p>44.97</text:p>
          </table:table-cell>
          <table:table-cell office:value-type="float" office:value="179.0284881592" calcext:value-type="float">
            <text:p>179.0284881592</text:p>
          </table:table-cell>
          <table:table-cell office:value-type="float" office:value="-0.0993239533" calcext:value-type="float">
            <text:p>-0.09932395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2705" calcext:value-type="float">
            <text:p>-0.0102705</text:p>
          </table:table-cell>
          <table:table-cell office:value-type="float" office:value="-0.0004935672" calcext:value-type="float">
            <text:p>-0.0004935672</text:p>
          </table:table-cell>
          <table:table-cell office:value-type="float" office:value="899" calcext:value-type="float">
            <text:p>899</text:p>
          </table:table-cell>
          <table:table-cell table:formula="of:=[.D900]*100" office:value-type="float" office:value="-1.21396903" calcext:value-type="float">
            <text:p>-1.21396903</text:p>
          </table:table-cell>
          <table:table-cell table:formula="of:=[.E900]*100" office:value-type="float" office:value="-1.02705" calcext:value-type="float">
            <text:p>-1.02705</text:p>
          </table:table-cell>
        </table:table-row>
        <table:table-row table:style-name="ro1">
          <table:table-cell office:value-type="float" office:value="45.02" calcext:value-type="float">
            <text:p>45.02</text:p>
          </table:table-cell>
          <table:table-cell office:value-type="float" office:value="179.0296783447" calcext:value-type="float">
            <text:p>179.0296783447</text:p>
          </table:table-cell>
          <table:table-cell office:value-type="float" office:value="-0.1466769824" calcext:value-type="float">
            <text:p>-0.14667698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164" calcext:value-type="float">
            <text:p>-0.0099164</text:p>
          </table:table-cell>
          <table:table-cell office:value-type="float" office:value="-0.000461542" calcext:value-type="float">
            <text:p>-0.000461542</text:p>
          </table:table-cell>
          <table:table-cell office:value-type="float" office:value="900" calcext:value-type="float">
            <text:p>900</text:p>
          </table:table-cell>
          <table:table-cell table:formula="of:=[.D901]*100" office:value-type="float" office:value="-1.21396903" calcext:value-type="float">
            <text:p>-1.21396903</text:p>
          </table:table-cell>
          <table:table-cell table:formula="of:=[.E901]*100" office:value-type="float" office:value="-0.99164" calcext:value-type="float">
            <text:p>-0.99164</text:p>
          </table:table-cell>
        </table:table-row>
        <table:table-row table:style-name="ro1">
          <table:table-cell office:value-type="float" office:value="45.07" calcext:value-type="float">
            <text:p>45.07</text:p>
          </table:table-cell>
          <table:table-cell office:value-type="float" office:value="179.021697998" calcext:value-type="float">
            <text:p>179.021697998</text:p>
          </table:table-cell>
          <table:table-cell office:value-type="float" office:value="-0.1570804746" calcext:value-type="float">
            <text:p>-0.157080474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61109" calcext:value-type="float">
            <text:p>-0.00961109</text:p>
          </table:table-cell>
          <table:table-cell office:value-type="float" office:value="-0.0003301856" calcext:value-type="float">
            <text:p>-0.0003301856</text:p>
          </table:table-cell>
          <table:table-cell office:value-type="float" office:value="901" calcext:value-type="float">
            <text:p>901</text:p>
          </table:table-cell>
          <table:table-cell table:formula="of:=[.D902]*100" office:value-type="float" office:value="-1.21396903" calcext:value-type="float">
            <text:p>-1.21396903</text:p>
          </table:table-cell>
          <table:table-cell table:formula="of:=[.E902]*100" office:value-type="float" office:value="-0.961109" calcext:value-type="float">
            <text:p>-0.961109</text:p>
          </table:table-cell>
        </table:table-row>
        <table:table-row table:style-name="ro1">
          <table:table-cell office:value-type="float" office:value="45.12" calcext:value-type="float">
            <text:p>45.12</text:p>
          </table:table-cell>
          <table:table-cell office:value-type="float" office:value="179.0217437744" calcext:value-type="float">
            <text:p>179.0217437744</text:p>
          </table:table-cell>
          <table:table-cell office:value-type="float" office:value="-0.1797958818" calcext:value-type="float">
            <text:p>-0.17979588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5622" calcext:value-type="float">
            <text:p>-0.00925622</text:p>
          </table:table-cell>
          <table:table-cell office:value-type="float" office:value="-0.0004673281" calcext:value-type="float">
            <text:p>-0.0004673281</text:p>
          </table:table-cell>
          <table:table-cell office:value-type="float" office:value="902" calcext:value-type="float">
            <text:p>902</text:p>
          </table:table-cell>
          <table:table-cell table:formula="of:=[.D903]*100" office:value-type="float" office:value="-1.21396903" calcext:value-type="float">
            <text:p>-1.21396903</text:p>
          </table:table-cell>
          <table:table-cell table:formula="of:=[.E903]*100" office:value-type="float" office:value="-0.925622" calcext:value-type="float">
            <text:p>-0.925622</text:p>
          </table:table-cell>
        </table:table-row>
        <table:table-row table:style-name="ro1">
          <table:table-cell office:value-type="float" office:value="45.17" calcext:value-type="float">
            <text:p>45.17</text:p>
          </table:table-cell>
          <table:table-cell office:value-type="float" office:value="179.0308990479" calcext:value-type="float">
            <text:p>179.0308990479</text:p>
          </table:table-cell>
          <table:table-cell office:value-type="float" office:value="-0.2975812909" calcext:value-type="float">
            <text:p>-0.297581290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3463" calcext:value-type="float">
            <text:p>-0.00823463</text:p>
          </table:table-cell>
          <table:table-cell office:value-type="float" office:value="-0.0002478052" calcext:value-type="float">
            <text:p>-0.0002478052</text:p>
          </table:table-cell>
          <table:table-cell office:value-type="float" office:value="903" calcext:value-type="float">
            <text:p>903</text:p>
          </table:table-cell>
          <table:table-cell table:formula="of:=[.D904]*100" office:value-type="float" office:value="-1.21396903" calcext:value-type="float">
            <text:p>-1.21396903</text:p>
          </table:table-cell>
          <table:table-cell table:formula="of:=[.E904]*100" office:value-type="float" office:value="-0.823463" calcext:value-type="float">
            <text:p>-0.823463</text:p>
          </table:table-cell>
        </table:table-row>
        <table:table-row table:style-name="ro1">
          <table:table-cell office:value-type="float" office:value="45.22" calcext:value-type="float">
            <text:p>45.22</text:p>
          </table:table-cell>
          <table:table-cell office:value-type="float" office:value="179.0310668945" calcext:value-type="float">
            <text:p>179.0310668945</text:p>
          </table:table-cell>
          <table:table-cell office:value-type="float" office:value="-0.2195854526" calcext:value-type="float">
            <text:p>-0.21958545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7374" calcext:value-type="float">
            <text:p>-0.00807374</text:p>
          </table:table-cell>
          <table:table-cell office:value-type="float" office:value="-0.0004043361" calcext:value-type="float">
            <text:p>-0.0004043361</text:p>
          </table:table-cell>
          <table:table-cell office:value-type="float" office:value="904" calcext:value-type="float">
            <text:p>904</text:p>
          </table:table-cell>
          <table:table-cell table:formula="of:=[.D905]*100" office:value-type="float" office:value="-1.21396903" calcext:value-type="float">
            <text:p>-1.21396903</text:p>
          </table:table-cell>
          <table:table-cell table:formula="of:=[.E905]*100" office:value-type="float" office:value="-0.807374" calcext:value-type="float">
            <text:p>-0.807374</text:p>
          </table:table-cell>
        </table:table-row>
        <table:table-row table:style-name="ro1">
          <table:table-cell office:value-type="float" office:value="45.27" calcext:value-type="float">
            <text:p>45.27</text:p>
          </table:table-cell>
          <table:table-cell office:value-type="float" office:value="179.0329284668" calcext:value-type="float">
            <text:p>179.0329284668</text:p>
          </table:table-cell>
          <table:table-cell office:value-type="float" office:value="-0.2262471679" calcext:value-type="float">
            <text:p>-0.226247167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92212" calcext:value-type="float">
            <text:p>-0.00792212</text:p>
          </table:table-cell>
          <table:table-cell office:value-type="float" office:value="-0.0003269603" calcext:value-type="float">
            <text:p>-0.0003269603</text:p>
          </table:table-cell>
          <table:table-cell office:value-type="float" office:value="905" calcext:value-type="float">
            <text:p>905</text:p>
          </table:table-cell>
          <table:table-cell table:formula="of:=[.D906]*100" office:value-type="float" office:value="-1.21396903" calcext:value-type="float">
            <text:p>-1.21396903</text:p>
          </table:table-cell>
          <table:table-cell table:formula="of:=[.E906]*100" office:value-type="float" office:value="-0.792212" calcext:value-type="float">
            <text:p>-0.792212</text:p>
          </table:table-cell>
        </table:table-row>
        <table:table-row table:style-name="ro1">
          <table:table-cell office:value-type="float" office:value="45.32" calcext:value-type="float">
            <text:p>45.32</text:p>
          </table:table-cell>
          <table:table-cell office:value-type="float" office:value="179.0337371826" calcext:value-type="float">
            <text:p>179.0337371826</text:p>
          </table:table-cell>
          <table:table-cell office:value-type="float" office:value="-0.2390257356" calcext:value-type="float">
            <text:p>-0.239025735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773591" calcext:value-type="float">
            <text:p>-0.00773591</text:p>
          </table:table-cell>
          <table:table-cell office:value-type="float" office:value="-0.0002869208" calcext:value-type="float">
            <text:p>-0.0002869208</text:p>
          </table:table-cell>
          <table:table-cell office:value-type="float" office:value="906" calcext:value-type="float">
            <text:p>906</text:p>
          </table:table-cell>
          <table:table-cell table:formula="of:=[.D907]*100" office:value-type="float" office:value="-1.21396903" calcext:value-type="float">
            <text:p>-1.21396903</text:p>
          </table:table-cell>
          <table:table-cell table:formula="of:=[.E907]*100" office:value-type="float" office:value="-0.773591" calcext:value-type="float">
            <text:p>-0.773591</text:p>
          </table:table-cell>
        </table:table-row>
        <table:table-row table:style-name="ro1">
          <table:table-cell office:value-type="float" office:value="45.37" calcext:value-type="float">
            <text:p>45.37</text:p>
          </table:table-cell>
          <table:table-cell office:value-type="float" office:value="179.0353393555" calcext:value-type="float">
            <text:p>179.0353393555</text:p>
          </table:table-cell>
          <table:table-cell office:value-type="float" office:value="-0.1370021027" calcext:value-type="float">
            <text:p>-0.137002102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29187" calcext:value-type="float">
            <text:p>-0.00829187</text:p>
          </table:table-cell>
          <table:table-cell office:value-type="float" office:value="-0.0004325264" calcext:value-type="float">
            <text:p>-0.0004325264</text:p>
          </table:table-cell>
          <table:table-cell office:value-type="float" office:value="907" calcext:value-type="float">
            <text:p>907</text:p>
          </table:table-cell>
          <table:table-cell table:formula="of:=[.D908]*100" office:value-type="float" office:value="-1.21396903" calcext:value-type="float">
            <text:p>-1.21396903</text:p>
          </table:table-cell>
          <table:table-cell table:formula="of:=[.E908]*100" office:value-type="float" office:value="-0.829187" calcext:value-type="float">
            <text:p>-0.829187</text:p>
          </table:table-cell>
        </table:table-row>
        <table:table-row table:style-name="ro1">
          <table:table-cell office:value-type="float" office:value="45.42" calcext:value-type="float">
            <text:p>45.42</text:p>
          </table:table-cell>
          <table:table-cell office:value-type="float" office:value="179.0445556641" calcext:value-type="float">
            <text:p>179.0445556641</text:p>
          </table:table-cell>
          <table:table-cell office:value-type="float" office:value="-0.2300050465" calcext:value-type="float">
            <text:p>-0.23000504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04243" calcext:value-type="float">
            <text:p>-0.00804243</text:p>
          </table:table-cell>
          <table:table-cell office:value-type="float" office:value="-0.0003281521" calcext:value-type="float">
            <text:p>-0.0003281521</text:p>
          </table:table-cell>
          <table:table-cell office:value-type="float" office:value="908" calcext:value-type="float">
            <text:p>908</text:p>
          </table:table-cell>
          <table:table-cell table:formula="of:=[.D909]*100" office:value-type="float" office:value="-1.21396903" calcext:value-type="float">
            <text:p>-1.21396903</text:p>
          </table:table-cell>
          <table:table-cell table:formula="of:=[.E909]*100" office:value-type="float" office:value="-0.804243" calcext:value-type="float">
            <text:p>-0.804243</text:p>
          </table:table-cell>
        </table:table-row>
        <table:table-row table:style-name="ro1">
          <table:table-cell office:value-type="float" office:value="45.47" calcext:value-type="float">
            <text:p>45.47</text:p>
          </table:table-cell>
          <table:table-cell office:value-type="float" office:value="179.03956604" calcext:value-type="float">
            <text:p>179.03956604</text:p>
          </table:table-cell>
          <table:table-cell office:value-type="float" office:value="-0.0872217356" calcext:value-type="float">
            <text:p>-0.087221735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82794" calcext:value-type="float">
            <text:p>-0.00882794</text:p>
          </table:table-cell>
          <table:table-cell office:value-type="float" office:value="-0.0004702557" calcext:value-type="float">
            <text:p>-0.0004702557</text:p>
          </table:table-cell>
          <table:table-cell office:value-type="float" office:value="909" calcext:value-type="float">
            <text:p>909</text:p>
          </table:table-cell>
          <table:table-cell table:formula="of:=[.D910]*100" office:value-type="float" office:value="-1.21396903" calcext:value-type="float">
            <text:p>-1.21396903</text:p>
          </table:table-cell>
          <table:table-cell table:formula="of:=[.E910]*100" office:value-type="float" office:value="-0.882794" calcext:value-type="float">
            <text:p>-0.882794</text:p>
          </table:table-cell>
        </table:table-row>
        <table:table-row table:style-name="ro1">
          <table:table-cell office:value-type="float" office:value="45.52" calcext:value-type="float">
            <text:p>45.52</text:p>
          </table:table-cell>
          <table:table-cell office:value-type="float" office:value="179.0390777588" calcext:value-type="float">
            <text:p>179.0390777588</text:p>
          </table:table-cell>
          <table:table-cell office:value-type="float" office:value="-0.0270319777" calcext:value-type="float">
            <text:p>-0.02703197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75259" calcext:value-type="float">
            <text:p>-0.00975259</text:p>
          </table:table-cell>
          <table:table-cell office:value-type="float" office:value="-0.0006814964" calcext:value-type="float">
            <text:p>-0.0006814964</text:p>
          </table:table-cell>
          <table:table-cell office:value-type="float" office:value="910" calcext:value-type="float">
            <text:p>910</text:p>
          </table:table-cell>
          <table:table-cell table:formula="of:=[.D911]*100" office:value-type="float" office:value="-1.21396903" calcext:value-type="float">
            <text:p>-1.21396903</text:p>
          </table:table-cell>
          <table:table-cell table:formula="of:=[.E911]*100" office:value-type="float" office:value="-0.975259" calcext:value-type="float">
            <text:p>-0.975259</text:p>
          </table:table-cell>
        </table:table-row>
        <table:table-row table:style-name="ro1">
          <table:table-cell office:value-type="float" office:value="45.57" calcext:value-type="float">
            <text:p>45.57</text:p>
          </table:table-cell>
          <table:table-cell office:value-type="float" office:value="179.0388183594" calcext:value-type="float">
            <text:p>179.0388183594</text:p>
          </table:table-cell>
          <table:table-cell office:value-type="float" office:value="-0.0907149886" calcext:value-type="float">
            <text:p>-0.09071498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94429" calcext:value-type="float">
            <text:p>-0.00994429</text:p>
          </table:table-cell>
          <table:table-cell office:value-type="float" office:value="-0.0004998041" calcext:value-type="float">
            <text:p>-0.0004998041</text:p>
          </table:table-cell>
          <table:table-cell office:value-type="float" office:value="911" calcext:value-type="float">
            <text:p>911</text:p>
          </table:table-cell>
          <table:table-cell table:formula="of:=[.D912]*100" office:value-type="float" office:value="-1.21396903" calcext:value-type="float">
            <text:p>-1.21396903</text:p>
          </table:table-cell>
          <table:table-cell table:formula="of:=[.E912]*100" office:value-type="float" office:value="-0.994429" calcext:value-type="float">
            <text:p>-0.994429</text:p>
          </table:table-cell>
        </table:table-row>
        <table:table-row table:style-name="ro1">
          <table:table-cell office:value-type="float" office:value="45.62" calcext:value-type="float">
            <text:p>45.62</text:p>
          </table:table-cell>
          <table:table-cell office:value-type="float" office:value="179.0319976807" calcext:value-type="float">
            <text:p>179.0319976807</text:p>
          </table:table-cell>
          <table:table-cell office:value-type="float" office:value="0.0011073068" calcext:value-type="float">
            <text:p>0.001107306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68408" calcext:value-type="float">
            <text:p>-0.01068408</text:p>
          </table:table-cell>
          <table:table-cell office:value-type="float" office:value="-0.0005000812" calcext:value-type="float">
            <text:p>-0.0005000812</text:p>
          </table:table-cell>
          <table:table-cell office:value-type="float" office:value="912" calcext:value-type="float">
            <text:p>912</text:p>
          </table:table-cell>
          <table:table-cell table:formula="of:=[.D913]*100" office:value-type="float" office:value="-1.21396903" calcext:value-type="float">
            <text:p>-1.21396903</text:p>
          </table:table-cell>
          <table:table-cell table:formula="of:=[.E913]*100" office:value-type="float" office:value="-1.068408" calcext:value-type="float">
            <text:p>-1.068408</text:p>
          </table:table-cell>
        </table:table-row>
        <table:table-row table:style-name="ro1">
          <table:table-cell office:value-type="float" office:value="45.67" calcext:value-type="float">
            <text:p>45.67</text:p>
          </table:table-cell>
          <table:table-cell office:value-type="float" office:value="179.0326538086" calcext:value-type="float">
            <text:p>179.0326538086</text:p>
          </table:table-cell>
          <table:table-cell office:value-type="float" office:value="-0.0231786821" calcext:value-type="float">
            <text:p>-0.02317868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01519" calcext:value-type="float">
            <text:p>-0.01101519</text:p>
          </table:table-cell>
          <table:table-cell office:value-type="float" office:value="-0.0005407577" calcext:value-type="float">
            <text:p>-0.0005407577</text:p>
          </table:table-cell>
          <table:table-cell office:value-type="float" office:value="913" calcext:value-type="float">
            <text:p>913</text:p>
          </table:table-cell>
          <table:table-cell table:formula="of:=[.D914]*100" office:value-type="float" office:value="-1.21396903" calcext:value-type="float">
            <text:p>-1.21396903</text:p>
          </table:table-cell>
          <table:table-cell table:formula="of:=[.E914]*100" office:value-type="float" office:value="-1.101519" calcext:value-type="float">
            <text:p>-1.101519</text:p>
          </table:table-cell>
        </table:table-row>
        <table:table-row table:style-name="ro1">
          <table:table-cell office:value-type="float" office:value="45.72" calcext:value-type="float">
            <text:p>45.72</text:p>
          </table:table-cell>
          <table:table-cell office:value-type="float" office:value="179.0390319824" calcext:value-type="float">
            <text:p>179.0390319824</text:p>
          </table:table-cell>
          <table:table-cell office:value-type="float" office:value="-0.0751338005" calcext:value-type="float">
            <text:p>-0.07513380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088953" calcext:value-type="float">
            <text:p>-0.01088953</text:p>
          </table:table-cell>
          <table:table-cell office:value-type="float" office:value="-0.0004144426" calcext:value-type="float">
            <text:p>-0.0004144426</text:p>
          </table:table-cell>
          <table:table-cell office:value-type="float" office:value="914" calcext:value-type="float">
            <text:p>914</text:p>
          </table:table-cell>
          <table:table-cell table:formula="of:=[.D915]*100" office:value-type="float" office:value="-1.21396903" calcext:value-type="float">
            <text:p>-1.21396903</text:p>
          </table:table-cell>
          <table:table-cell table:formula="of:=[.E915]*100" office:value-type="float" office:value="-1.088953" calcext:value-type="float">
            <text:p>-1.088953</text:p>
          </table:table-cell>
        </table:table-row>
        <table:table-row table:style-name="ro1">
          <table:table-cell office:value-type="float" office:value="45.77" calcext:value-type="float">
            <text:p>45.77</text:p>
          </table:table-cell>
          <table:table-cell office:value-type="float" office:value="179.0294952393" calcext:value-type="float">
            <text:p>179.0294952393</text:p>
          </table:table-cell>
          <table:table-cell office:value-type="float" office:value="-0.2172343352" calcext:value-type="float">
            <text:p>-0.217234335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85861" calcext:value-type="float">
            <text:p>-0.00985861</text:p>
          </table:table-cell>
          <table:table-cell office:value-type="float" office:value="-0.0001437258" calcext:value-type="float">
            <text:p>-0.0001437258</text:p>
          </table:table-cell>
          <table:table-cell office:value-type="float" office:value="915" calcext:value-type="float">
            <text:p>915</text:p>
          </table:table-cell>
          <table:table-cell table:formula="of:=[.D916]*100" office:value-type="float" office:value="-1.21396903" calcext:value-type="float">
            <text:p>-1.21396903</text:p>
          </table:table-cell>
          <table:table-cell table:formula="of:=[.E916]*100" office:value-type="float" office:value="-0.985861" calcext:value-type="float">
            <text:p>-0.985861</text:p>
          </table:table-cell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float" office:value="179.0358734131" calcext:value-type="float">
            <text:p>179.0358734131</text:p>
          </table:table-cell>
          <table:table-cell office:value-type="float" office:value="-0.1845977483" calcext:value-type="float">
            <text:p>-0.184597748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38916" calcext:value-type="float">
            <text:p>-0.00938916</text:p>
          </table:table-cell>
          <table:table-cell office:value-type="float" office:value="-0.0002019356" calcext:value-type="float">
            <text:p>-0.0002019356</text:p>
          </table:table-cell>
          <table:table-cell office:value-type="float" office:value="916" calcext:value-type="float">
            <text:p>916</text:p>
          </table:table-cell>
          <table:table-cell table:formula="of:=[.D917]*100" office:value-type="float" office:value="-1.21396903" calcext:value-type="float">
            <text:p>-1.21396903</text:p>
          </table:table-cell>
          <table:table-cell table:formula="of:=[.E917]*100" office:value-type="float" office:value="-0.938916" calcext:value-type="float">
            <text:p>-0.938916</text:p>
          </table:table-cell>
        </table:table-row>
        <table:table-row table:style-name="ro1">
          <table:table-cell office:value-type="float" office:value="45.87" calcext:value-type="float">
            <text:p>45.87</text:p>
          </table:table-cell>
          <table:table-cell office:value-type="float" office:value="179.0528717041" calcext:value-type="float">
            <text:p>179.0528717041</text:p>
          </table:table-cell>
          <table:table-cell office:value-type="float" office:value="-0.3279761375" calcext:value-type="float">
            <text:p>-0.327976137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12062" calcext:value-type="float">
            <text:p>-0.00812062</text:p>
          </table:table-cell>
          <table:table-cell office:value-type="float" office:value="-0.0001717616" calcext:value-type="float">
            <text:p>-0.0001717616</text:p>
          </table:table-cell>
          <table:table-cell office:value-type="float" office:value="917" calcext:value-type="float">
            <text:p>917</text:p>
          </table:table-cell>
          <table:table-cell table:formula="of:=[.D918]*100" office:value-type="float" office:value="-1.21396903" calcext:value-type="float">
            <text:p>-1.21396903</text:p>
          </table:table-cell>
          <table:table-cell table:formula="of:=[.E918]*100" office:value-type="float" office:value="-0.812062" calcext:value-type="float">
            <text:p>-0.812062</text:p>
          </table:table-cell>
        </table:table-row>
        <table:table-row table:style-name="ro1">
          <table:table-cell office:value-type="float" office:value="45.92" calcext:value-type="float">
            <text:p>45.92</text:p>
          </table:table-cell>
          <table:table-cell office:value-type="float" office:value="179.0652923584" calcext:value-type="float">
            <text:p>179.0652923584</text:p>
          </table:table-cell>
          <table:table-cell office:value-type="float" office:value="-0.4088545922" calcext:value-type="float">
            <text:p>-0.40885459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73618" calcext:value-type="float">
            <text:p>-0.00673618</text:p>
          </table:table-cell>
          <table:table-cell office:value-type="float" office:value="-0.0000560207" calcext:value-type="float">
            <text:p>-5.60207E-05</text:p>
          </table:table-cell>
          <table:table-cell office:value-type="float" office:value="918" calcext:value-type="float">
            <text:p>918</text:p>
          </table:table-cell>
          <table:table-cell table:formula="of:=[.D919]*100" office:value-type="float" office:value="-1.21396903" calcext:value-type="float">
            <text:p>-1.21396903</text:p>
          </table:table-cell>
          <table:table-cell table:formula="of:=[.E919]*100" office:value-type="float" office:value="-0.673618" calcext:value-type="float">
            <text:p>-0.673618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179.0806732178" calcext:value-type="float">
            <text:p>179.0806732178</text:p>
          </table:table-cell>
          <table:table-cell office:value-type="float" office:value="-0.4169699385" calcext:value-type="float">
            <text:p>-0.41696993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75952" calcext:value-type="float">
            <text:p>-0.00575952</text:p>
          </table:table-cell>
          <table:table-cell office:value-type="float" office:value="-0.0000782663" calcext:value-type="float">
            <text:p>-7.82663E-05</text:p>
          </table:table-cell>
          <table:table-cell office:value-type="float" office:value="919" calcext:value-type="float">
            <text:p>919</text:p>
          </table:table-cell>
          <table:table-cell table:formula="of:=[.D920]*100" office:value-type="float" office:value="-1.21396903" calcext:value-type="float">
            <text:p>-1.21396903</text:p>
          </table:table-cell>
          <table:table-cell table:formula="of:=[.E920]*100" office:value-type="float" office:value="-0.575952" calcext:value-type="float">
            <text:p>-0.575952</text:p>
          </table:table-cell>
        </table:table-row>
        <table:table-row table:style-name="ro1">
          <table:table-cell office:value-type="float" office:value="46.02" calcext:value-type="float">
            <text:p>46.02</text:p>
          </table:table-cell>
          <table:table-cell office:value-type="float" office:value="179.0809020996" calcext:value-type="float">
            <text:p>179.0809020996</text:p>
          </table:table-cell>
          <table:table-cell office:value-type="float" office:value="-0.419110333" calcext:value-type="float">
            <text:p>-0.41911033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09441" calcext:value-type="float">
            <text:p>-0.00509441</text:p>
          </table:table-cell>
          <table:table-cell office:value-type="float" office:value="-0.000160915" calcext:value-type="float">
            <text:p>-0.000160915</text:p>
          </table:table-cell>
          <table:table-cell office:value-type="float" office:value="920" calcext:value-type="float">
            <text:p>920</text:p>
          </table:table-cell>
          <table:table-cell table:formula="of:=[.D921]*100" office:value-type="float" office:value="-1.21396903" calcext:value-type="float">
            <text:p>-1.21396903</text:p>
          </table:table-cell>
          <table:table-cell table:formula="of:=[.E921]*100" office:value-type="float" office:value="-0.509441" calcext:value-type="float">
            <text:p>-0.509441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179.0881652832" calcext:value-type="float">
            <text:p>179.0881652832</text:p>
          </table:table-cell>
          <table:table-cell office:value-type="float" office:value="-0.4098158094" calcext:value-type="float">
            <text:p>-0.40981580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71314" calcext:value-type="float">
            <text:p>-0.00471314</text:p>
          </table:table-cell>
          <table:table-cell office:value-type="float" office:value="-0.0001362791" calcext:value-type="float">
            <text:p>-0.0001362791</text:p>
          </table:table-cell>
          <table:table-cell office:value-type="float" office:value="921" calcext:value-type="float">
            <text:p>921</text:p>
          </table:table-cell>
          <table:table-cell table:formula="of:=[.D922]*100" office:value-type="float" office:value="-1.21396903" calcext:value-type="float">
            <text:p>-1.21396903</text:p>
          </table:table-cell>
          <table:table-cell table:formula="of:=[.E922]*100" office:value-type="float" office:value="-0.471314" calcext:value-type="float">
            <text:p>-0.47131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179.0895385742" calcext:value-type="float">
            <text:p>179.0895385742</text:p>
          </table:table-cell>
          <table:table-cell office:value-type="float" office:value="-0.4772528726" calcext:value-type="float">
            <text:p>-0.47725287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00957" calcext:value-type="float">
            <text:p>-0.00400957</text:p>
          </table:table-cell>
          <table:table-cell office:value-type="float" office:value="-0.0001482454" calcext:value-type="float">
            <text:p>-0.0001482454</text:p>
          </table:table-cell>
          <table:table-cell office:value-type="float" office:value="922" calcext:value-type="float">
            <text:p>922</text:p>
          </table:table-cell>
          <table:table-cell table:formula="of:=[.D923]*100" office:value-type="float" office:value="-1.21396903" calcext:value-type="float">
            <text:p>-1.21396903</text:p>
          </table:table-cell>
          <table:table-cell table:formula="of:=[.E923]*100" office:value-type="float" office:value="-0.400957" calcext:value-type="float">
            <text:p>-0.400957</text:p>
          </table:table-cell>
        </table:table-row>
        <table:table-row table:style-name="ro1">
          <table:table-cell office:value-type="float" office:value="46.17" calcext:value-type="float">
            <text:p>46.17</text:p>
          </table:table-cell>
          <table:table-cell office:value-type="float" office:value="179.0865631104" calcext:value-type="float">
            <text:p>179.0865631104</text:p>
          </table:table-cell>
          <table:table-cell office:value-type="float" office:value="-0.409714479" calcext:value-type="float">
            <text:p>-0.40971447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99089" calcext:value-type="float">
            <text:p>-0.00399089</text:p>
          </table:table-cell>
          <table:table-cell office:value-type="float" office:value="-0.0001983809" calcext:value-type="float">
            <text:p>-0.0001983809</text:p>
          </table:table-cell>
          <table:table-cell office:value-type="float" office:value="923" calcext:value-type="float">
            <text:p>923</text:p>
          </table:table-cell>
          <table:table-cell table:formula="of:=[.D924]*100" office:value-type="float" office:value="-1.21396903" calcext:value-type="float">
            <text:p>-1.21396903</text:p>
          </table:table-cell>
          <table:table-cell table:formula="of:=[.E924]*100" office:value-type="float" office:value="-0.399089" calcext:value-type="float">
            <text:p>-0.399089</text:p>
          </table:table-cell>
        </table:table-row>
        <table:table-row table:style-name="ro1">
          <table:table-cell office:value-type="float" office:value="46.22" calcext:value-type="float">
            <text:p>46.22</text:p>
          </table:table-cell>
          <table:table-cell office:value-type="float" office:value="179.0971069336" calcext:value-type="float">
            <text:p>179.0971069336</text:p>
          </table:table-cell>
          <table:table-cell office:value-type="float" office:value="-0.5108068424" calcext:value-type="float">
            <text:p>-0.510806842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30461" calcext:value-type="float">
            <text:p>-0.00330461</text:p>
          </table:table-cell>
          <table:table-cell office:value-type="float" office:value="-0.0000969229" calcext:value-type="float">
            <text:p>-9.69229E-05</text:p>
          </table:table-cell>
          <table:table-cell office:value-type="float" office:value="924" calcext:value-type="float">
            <text:p>924</text:p>
          </table:table-cell>
          <table:table-cell table:formula="of:=[.D925]*100" office:value-type="float" office:value="-1.21396903" calcext:value-type="float">
            <text:p>-1.21396903</text:p>
          </table:table-cell>
          <table:table-cell table:formula="of:=[.E925]*100" office:value-type="float" office:value="-0.330461" calcext:value-type="float">
            <text:p>-0.330461</text:p>
          </table:table-cell>
        </table:table-row>
        <table:table-row table:style-name="ro1">
          <table:table-cell office:value-type="float" office:value="46.27" calcext:value-type="float">
            <text:p>46.27</text:p>
          </table:table-cell>
          <table:table-cell office:value-type="float" office:value="179.0985412598" calcext:value-type="float">
            <text:p>179.0985412598</text:p>
          </table:table-cell>
          <table:table-cell office:value-type="float" office:value="-0.5081176596" calcext:value-type="float">
            <text:p>-0.508117659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8652" calcext:value-type="float">
            <text:p>-0.0028652</text:p>
          </table:table-cell>
          <table:table-cell office:value-type="float" office:value="-0.000109622" calcext:value-type="float">
            <text:p>-0.000109622</text:p>
          </table:table-cell>
          <table:table-cell office:value-type="float" office:value="925" calcext:value-type="float">
            <text:p>925</text:p>
          </table:table-cell>
          <table:table-cell table:formula="of:=[.D926]*100" office:value-type="float" office:value="-1.21396903" calcext:value-type="float">
            <text:p>-1.21396903</text:p>
          </table:table-cell>
          <table:table-cell table:formula="of:=[.E926]*100" office:value-type="float" office:value="-0.28652" calcext:value-type="float">
            <text:p>-0.28652</text:p>
          </table:table-cell>
        </table:table-row>
        <table:table-row table:style-name="ro1">
          <table:table-cell office:value-type="float" office:value="46.32" calcext:value-type="float">
            <text:p>46.32</text:p>
          </table:table-cell>
          <table:table-cell office:value-type="float" office:value="179.1011657715" calcext:value-type="float">
            <text:p>179.1011657715</text:p>
          </table:table-cell>
          <table:table-cell office:value-type="float" office:value="-0.5222359397" calcext:value-type="float">
            <text:p>-0.522235939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47828" calcext:value-type="float">
            <text:p>-0.00247828</text:p>
          </table:table-cell>
          <table:table-cell office:value-type="float" office:value="-0.0000873711" calcext:value-type="float">
            <text:p>-8.73711E-05</text:p>
          </table:table-cell>
          <table:table-cell office:value-type="float" office:value="926" calcext:value-type="float">
            <text:p>926</text:p>
          </table:table-cell>
          <table:table-cell table:formula="of:=[.D927]*100" office:value-type="float" office:value="-1.21396903" calcext:value-type="float">
            <text:p>-1.21396903</text:p>
          </table:table-cell>
          <table:table-cell table:formula="of:=[.E927]*100" office:value-type="float" office:value="-0.247828" calcext:value-type="float">
            <text:p>-0.247828</text:p>
          </table:table-cell>
        </table:table-row>
        <table:table-row table:style-name="ro1">
          <table:table-cell office:value-type="float" office:value="46.37" calcext:value-type="float">
            <text:p>46.37</text:p>
          </table:table-cell>
          <table:table-cell office:value-type="float" office:value="179.1106719971" calcext:value-type="float">
            <text:p>179.1106719971</text:p>
          </table:table-cell>
          <table:table-cell office:value-type="float" office:value="-0.5238119118" calcext:value-type="float">
            <text:p>-0.523811911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20994" calcext:value-type="float">
            <text:p>-0.00220994</text:p>
          </table:table-cell>
          <table:table-cell office:value-type="float" office:value="-0.0002698743" calcext:value-type="float">
            <text:p>-0.0002698743</text:p>
          </table:table-cell>
          <table:table-cell office:value-type="float" office:value="927" calcext:value-type="float">
            <text:p>927</text:p>
          </table:table-cell>
          <table:table-cell table:formula="of:=[.D928]*100" office:value-type="float" office:value="-1.21396903" calcext:value-type="float">
            <text:p>-1.21396903</text:p>
          </table:table-cell>
          <table:table-cell table:formula="of:=[.E928]*100" office:value-type="float" office:value="-0.220994" calcext:value-type="float">
            <text:p>-0.220994</text:p>
          </table:table-cell>
        </table:table-row>
        <table:table-row table:style-name="ro1">
          <table:table-cell office:value-type="float" office:value="46.42" calcext:value-type="float">
            <text:p>46.42</text:p>
          </table:table-cell>
          <table:table-cell office:value-type="float" office:value="179.1083526611" calcext:value-type="float">
            <text:p>179.1083526611</text:p>
          </table:table-cell>
          <table:table-cell office:value-type="float" office:value="-0.5795152665" calcext:value-type="float">
            <text:p>-0.579515266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65982" calcext:value-type="float">
            <text:p>-0.00165982</text:p>
          </table:table-cell>
          <table:table-cell office:value-type="float" office:value="-0.0000559601" calcext:value-type="float">
            <text:p>-5.59601E-05</text:p>
          </table:table-cell>
          <table:table-cell office:value-type="float" office:value="928" calcext:value-type="float">
            <text:p>928</text:p>
          </table:table-cell>
          <table:table-cell table:formula="of:=[.D929]*100" office:value-type="float" office:value="-1.21396903" calcext:value-type="float">
            <text:p>-1.21396903</text:p>
          </table:table-cell>
          <table:table-cell table:formula="of:=[.E929]*100" office:value-type="float" office:value="-0.165982" calcext:value-type="float">
            <text:p>-0.165982</text:p>
          </table:table-cell>
        </table:table-row>
        <table:table-row table:style-name="ro1">
          <table:table-cell office:value-type="float" office:value="46.47" calcext:value-type="float">
            <text:p>46.47</text:p>
          </table:table-cell>
          <table:table-cell office:value-type="float" office:value="179.1126708984" calcext:value-type="float">
            <text:p>179.1126708984</text:p>
          </table:table-cell>
          <table:table-cell office:value-type="float" office:value="-0.6782514629" calcext:value-type="float">
            <text:p>-0.678251462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6351" calcext:value-type="float">
            <text:p>-0.0006351</text:p>
          </table:table-cell>
          <table:table-cell office:value-type="float" office:value="-0.000000193" calcext:value-type="float">
            <text:p>-0.000000193</text:p>
          </table:table-cell>
          <table:table-cell office:value-type="float" office:value="929" calcext:value-type="float">
            <text:p>929</text:p>
          </table:table-cell>
          <table:table-cell table:formula="of:=[.D930]*100" office:value-type="float" office:value="-1.21396903" calcext:value-type="float">
            <text:p>-1.21396903</text:p>
          </table:table-cell>
          <table:table-cell table:formula="of:=[.E930]*100" office:value-type="float" office:value="-0.06351" calcext:value-type="float">
            <text:p>-0.06351</text:p>
          </table:table-cell>
        </table:table-row>
        <table:table-row table:style-name="ro1">
          <table:table-cell office:value-type="float" office:value="46.52" calcext:value-type="float">
            <text:p>46.52</text:p>
          </table:table-cell>
          <table:table-cell office:value-type="float" office:value="179.1173248291" calcext:value-type="float">
            <text:p>179.1173248291</text:p>
          </table:table-cell>
          <table:table-cell office:value-type="float" office:value="-0.8180897398" calcext:value-type="float">
            <text:p>-0.818089739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97987" calcext:value-type="float">
            <text:p>0.00097987</text:p>
          </table:table-cell>
          <table:table-cell office:value-type="float" office:value="0.0000379706" calcext:value-type="float">
            <text:p>3.79706E-05</text:p>
          </table:table-cell>
          <table:table-cell office:value-type="float" office:value="930" calcext:value-type="float">
            <text:p>930</text:p>
          </table:table-cell>
          <table:table-cell table:formula="of:=[.D931]*100" office:value-type="float" office:value="-1.21396903" calcext:value-type="float">
            <text:p>-1.21396903</text:p>
          </table:table-cell>
          <table:table-cell table:formula="of:=[.E931]*100" office:value-type="float" office:value="0.097987" calcext:value-type="float">
            <text:p>0.097987</text:p>
          </table:table-cell>
        </table:table-row>
        <table:table-row table:style-name="ro1">
          <table:table-cell office:value-type="float" office:value="46.57" calcext:value-type="float">
            <text:p>46.57</text:p>
          </table:table-cell>
          <table:table-cell office:value-type="float" office:value="179.1148986816" calcext:value-type="float">
            <text:p>179.1148986816</text:p>
          </table:table-cell>
          <table:table-cell office:value-type="float" office:value="-0.8745927476" calcext:value-type="float">
            <text:p>-0.87459274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43268" calcext:value-type="float">
            <text:p>0.00243268</text:p>
          </table:table-cell>
          <table:table-cell office:value-type="float" office:value="0.0001749252" calcext:value-type="float">
            <text:p>0.0001749252</text:p>
          </table:table-cell>
          <table:table-cell office:value-type="float" office:value="931" calcext:value-type="float">
            <text:p>931</text:p>
          </table:table-cell>
          <table:table-cell table:formula="of:=[.D932]*100" office:value-type="float" office:value="-1.21396903" calcext:value-type="float">
            <text:p>-1.21396903</text:p>
          </table:table-cell>
          <table:table-cell table:formula="of:=[.E932]*100" office:value-type="float" office:value="0.243268" calcext:value-type="float">
            <text:p>0.243268</text:p>
          </table:table-cell>
        </table:table-row>
        <table:table-row table:style-name="ro1">
          <table:table-cell office:value-type="float" office:value="46.62" calcext:value-type="float">
            <text:p>46.62</text:p>
          </table:table-cell>
          <table:table-cell office:value-type="float" office:value="179.1210021973" calcext:value-type="float">
            <text:p>179.1210021973</text:p>
          </table:table-cell>
          <table:table-cell office:value-type="float" office:value="-0.9632222305" calcext:value-type="float">
            <text:p>-0.963222230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399159" calcext:value-type="float">
            <text:p>0.00399159</text:p>
          </table:table-cell>
          <table:table-cell office:value-type="float" office:value="0.0002379996" calcext:value-type="float">
            <text:p>0.0002379996</text:p>
          </table:table-cell>
          <table:table-cell office:value-type="float" office:value="932" calcext:value-type="float">
            <text:p>932</text:p>
          </table:table-cell>
          <table:table-cell table:formula="of:=[.D933]*100" office:value-type="float" office:value="-1.21396903" calcext:value-type="float">
            <text:p>-1.21396903</text:p>
          </table:table-cell>
          <table:table-cell table:formula="of:=[.E933]*100" office:value-type="float" office:value="0.399159" calcext:value-type="float">
            <text:p>0.399159</text:p>
          </table:table-cell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179.1116027832" calcext:value-type="float">
            <text:p>179.1116027832</text:p>
          </table:table-cell>
          <table:table-cell office:value-type="float" office:value="-1.0249589014" calcext:value-type="float">
            <text:p>-1.02495890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544194" calcext:value-type="float">
            <text:p>0.00544194</text:p>
          </table:table-cell>
          <table:table-cell office:value-type="float" office:value="0.0001739169" calcext:value-type="float">
            <text:p>0.0001739169</text:p>
          </table:table-cell>
          <table:table-cell office:value-type="float" office:value="933" calcext:value-type="float">
            <text:p>933</text:p>
          </table:table-cell>
          <table:table-cell table:formula="of:=[.D934]*100" office:value-type="float" office:value="-1.21396903" calcext:value-type="float">
            <text:p>-1.21396903</text:p>
          </table:table-cell>
          <table:table-cell table:formula="of:=[.E934]*100" office:value-type="float" office:value="0.544194" calcext:value-type="float">
            <text:p>0.544194</text:p>
          </table:table-cell>
        </table:table-row>
        <table:table-row table:style-name="ro1">
          <table:table-cell office:value-type="float" office:value="46.72" calcext:value-type="float">
            <text:p>46.72</text:p>
          </table:table-cell>
          <table:table-cell office:value-type="float" office:value="179.1366577148" calcext:value-type="float">
            <text:p>179.1366577148</text:p>
          </table:table-cell>
          <table:table-cell office:value-type="float" office:value="-1.0773699385" calcext:value-type="float">
            <text:p>-1.07736993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675778" calcext:value-type="float">
            <text:p>0.00675778</text:p>
          </table:table-cell>
          <table:table-cell office:value-type="float" office:value="0.0002615762" calcext:value-type="float">
            <text:p>0.0002615762</text:p>
          </table:table-cell>
          <table:table-cell office:value-type="float" office:value="934" calcext:value-type="float">
            <text:p>934</text:p>
          </table:table-cell>
          <table:table-cell table:formula="of:=[.D935]*100" office:value-type="float" office:value="-1.21396903" calcext:value-type="float">
            <text:p>-1.21396903</text:p>
          </table:table-cell>
          <table:table-cell table:formula="of:=[.E935]*100" office:value-type="float" office:value="0.675778" calcext:value-type="float">
            <text:p>0.675778</text:p>
          </table:table-cell>
        </table:table-row>
        <table:table-row table:style-name="ro1">
          <table:table-cell office:value-type="float" office:value="46.77" calcext:value-type="float">
            <text:p>46.77</text:p>
          </table:table-cell>
          <table:table-cell office:value-type="float" office:value="179.1551208496" calcext:value-type="float">
            <text:p>179.1551208496</text:p>
          </table:table-cell>
          <table:table-cell office:value-type="float" office:value="-1.0796950822" calcext:value-type="float">
            <text:p>-1.079695082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765014" calcext:value-type="float">
            <text:p>0.00765014</text:p>
          </table:table-cell>
          <table:table-cell office:value-type="float" office:value="0.0003697172" calcext:value-type="float">
            <text:p>0.0003697172</text:p>
          </table:table-cell>
          <table:table-cell office:value-type="float" office:value="935" calcext:value-type="float">
            <text:p>935</text:p>
          </table:table-cell>
          <table:table-cell table:formula="of:=[.D936]*100" office:value-type="float" office:value="-1.21396903" calcext:value-type="float">
            <text:p>-1.21396903</text:p>
          </table:table-cell>
          <table:table-cell table:formula="of:=[.E936]*100" office:value-type="float" office:value="0.765014" calcext:value-type="float">
            <text:p>0.765014</text:p>
          </table:table-cell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179.1509552002" calcext:value-type="float">
            <text:p>179.1509552002</text:p>
          </table:table-cell>
          <table:table-cell office:value-type="float" office:value="-1.1276759486" calcext:value-type="float">
            <text:p>-1.12767594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56462" calcext:value-type="float">
            <text:p>0.00856462</text:p>
          </table:table-cell>
          <table:table-cell office:value-type="float" office:value="0.0003247155" calcext:value-type="float">
            <text:p>0.0003247155</text:p>
          </table:table-cell>
          <table:table-cell office:value-type="float" office:value="936" calcext:value-type="float">
            <text:p>936</text:p>
          </table:table-cell>
          <table:table-cell table:formula="of:=[.D937]*100" office:value-type="float" office:value="-1.21396903" calcext:value-type="float">
            <text:p>-1.21396903</text:p>
          </table:table-cell>
          <table:table-cell table:formula="of:=[.E937]*100" office:value-type="float" office:value="0.856462" calcext:value-type="float">
            <text:p>0.856462</text:p>
          </table:table-cell>
        </table:table-row>
        <table:table-row table:style-name="ro1">
          <table:table-cell office:value-type="float" office:value="46.87" calcext:value-type="float">
            <text:p>46.87</text:p>
          </table:table-cell>
          <table:table-cell office:value-type="float" office:value="179.1504364014" calcext:value-type="float">
            <text:p>179.1504364014</text:p>
          </table:table-cell>
          <table:table-cell office:value-type="float" office:value="-1.1065670789" calcext:value-type="float">
            <text:p>-1.10656707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903332" calcext:value-type="float">
            <text:p>0.00903332</text:p>
          </table:table-cell>
          <table:table-cell office:value-type="float" office:value="0.0001770206" calcext:value-type="float">
            <text:p>0.0001770206</text:p>
          </table:table-cell>
          <table:table-cell office:value-type="float" office:value="937" calcext:value-type="float">
            <text:p>937</text:p>
          </table:table-cell>
          <table:table-cell table:formula="of:=[.D938]*100" office:value-type="float" office:value="-1.21396903" calcext:value-type="float">
            <text:p>-1.21396903</text:p>
          </table:table-cell>
          <table:table-cell table:formula="of:=[.E938]*100" office:value-type="float" office:value="0.903332" calcext:value-type="float">
            <text:p>0.903332</text:p>
          </table:table-cell>
        </table:table-row>
        <table:table-row table:style-name="ro1">
          <table:table-cell office:value-type="float" office:value="46.92" calcext:value-type="float">
            <text:p>46.92</text:p>
          </table:table-cell>
          <table:table-cell office:value-type="float" office:value="179.1505279541" calcext:value-type="float">
            <text:p>179.1505279541</text:p>
          </table:table-cell>
          <table:table-cell office:value-type="float" office:value="-1.0929599045" calcext:value-type="float">
            <text:p>-1.092959904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925495" calcext:value-type="float">
            <text:p>0.00925495</text:p>
          </table:table-cell>
          <table:table-cell office:value-type="float" office:value="0.0001869304" calcext:value-type="float">
            <text:p>0.0001869304</text:p>
          </table:table-cell>
          <table:table-cell office:value-type="float" office:value="938" calcext:value-type="float">
            <text:p>938</text:p>
          </table:table-cell>
          <table:table-cell table:formula="of:=[.D939]*100" office:value-type="float" office:value="-1.21396903" calcext:value-type="float">
            <text:p>-1.21396903</text:p>
          </table:table-cell>
          <table:table-cell table:formula="of:=[.E939]*100" office:value-type="float" office:value="0.925495" calcext:value-type="float">
            <text:p>0.925495</text:p>
          </table:table-cell>
        </table:table-row>
        <table:table-row table:style-name="ro1">
          <table:table-cell office:value-type="float" office:value="46.97" calcext:value-type="float">
            <text:p>46.97</text:p>
          </table:table-cell>
          <table:table-cell office:value-type="float" office:value="179.1523284912" calcext:value-type="float">
            <text:p>179.1523284912</text:p>
          </table:table-cell>
          <table:table-cell office:value-type="float" office:value="-1.0786682767" calcext:value-type="float">
            <text:p>-1.078668276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930739" calcext:value-type="float">
            <text:p>0.00930739</text:p>
          </table:table-cell>
          <table:table-cell office:value-type="float" office:value="0.0000922714" calcext:value-type="float">
            <text:p>9.22714E-05</text:p>
          </table:table-cell>
          <table:table-cell office:value-type="float" office:value="939" calcext:value-type="float">
            <text:p>939</text:p>
          </table:table-cell>
          <table:table-cell table:formula="of:=[.D940]*100" office:value-type="float" office:value="-1.21396903" calcext:value-type="float">
            <text:p>-1.21396903</text:p>
          </table:table-cell>
          <table:table-cell table:formula="of:=[.E940]*100" office:value-type="float" office:value="0.930739" calcext:value-type="float">
            <text:p>0.930739</text:p>
          </table:table-cell>
        </table:table-row>
        <table:table-row table:style-name="ro1">
          <table:table-cell office:value-type="float" office:value="47.02" calcext:value-type="float">
            <text:p>47.02</text:p>
          </table:table-cell>
          <table:table-cell office:value-type="float" office:value="179.1481170654" calcext:value-type="float">
            <text:p>179.1481170654</text:p>
          </table:table-cell>
          <table:table-cell office:value-type="float" office:value="-1.2141789121" calcext:value-type="float">
            <text:p>-1.214178912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024558" calcext:value-type="float">
            <text:p>0.01024558</text:p>
          </table:table-cell>
          <table:table-cell office:value-type="float" office:value="0.0003488588" calcext:value-type="float">
            <text:p>0.0003488588</text:p>
          </table:table-cell>
          <table:table-cell office:value-type="float" office:value="940" calcext:value-type="float">
            <text:p>940</text:p>
          </table:table-cell>
          <table:table-cell table:formula="of:=[.D941]*100" office:value-type="float" office:value="-1.21396903" calcext:value-type="float">
            <text:p>-1.21396903</text:p>
          </table:table-cell>
          <table:table-cell table:formula="of:=[.E941]*100" office:value-type="float" office:value="1.024558" calcext:value-type="float">
            <text:p>1.024558</text:p>
          </table:table-cell>
        </table:table-row>
        <table:table-row table:style-name="ro1">
          <table:table-cell office:value-type="float" office:value="47.07" calcext:value-type="float">
            <text:p>47.07</text:p>
          </table:table-cell>
          <table:table-cell office:value-type="float" office:value="179.1498260498" calcext:value-type="float">
            <text:p>179.1498260498</text:p>
          </table:table-cell>
          <table:table-cell office:value-type="float" office:value="-1.2586007989" calcext:value-type="float">
            <text:p>-1.25860079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116688" calcext:value-type="float">
            <text:p>0.01116688</text:p>
          </table:table-cell>
          <table:table-cell office:value-type="float" office:value="0.000371316" calcext:value-type="float">
            <text:p>0.000371316</text:p>
          </table:table-cell>
          <table:table-cell office:value-type="float" office:value="941" calcext:value-type="float">
            <text:p>941</text:p>
          </table:table-cell>
          <table:table-cell table:formula="of:=[.D942]*100" office:value-type="float" office:value="-1.21396903" calcext:value-type="float">
            <text:p>-1.21396903</text:p>
          </table:table-cell>
          <table:table-cell table:formula="of:=[.E942]*100" office:value-type="float" office:value="1.116688" calcext:value-type="float">
            <text:p>1.116688</text:p>
          </table:table-cell>
        </table:table-row>
        <table:table-row table:style-name="ro1">
          <table:table-cell office:value-type="float" office:value="47.12" calcext:value-type="float">
            <text:p>47.12</text:p>
          </table:table-cell>
          <table:table-cell office:value-type="float" office:value="179.1469421387" calcext:value-type="float">
            <text:p>179.1469421387</text:p>
          </table:table-cell>
          <table:table-cell office:value-type="float" office:value="-1.1036439552" calcext:value-type="float">
            <text:p>-1.103643955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074795" calcext:value-type="float">
            <text:p>0.01074795</text:p>
          </table:table-cell>
          <table:table-cell office:value-type="float" office:value="-0.0001595631" calcext:value-type="float">
            <text:p>-0.0001595631</text:p>
          </table:table-cell>
          <table:table-cell office:value-type="float" office:value="942" calcext:value-type="float">
            <text:p>942</text:p>
          </table:table-cell>
          <table:table-cell table:formula="of:=[.D943]*100" office:value-type="float" office:value="-1.21396903" calcext:value-type="float">
            <text:p>-1.21396903</text:p>
          </table:table-cell>
          <table:table-cell table:formula="of:=[.E943]*100" office:value-type="float" office:value="1.074795" calcext:value-type="float">
            <text:p>1.074795</text:p>
          </table:table-cell>
        </table:table-row>
        <table:table-row table:style-name="ro1">
          <table:table-cell office:value-type="float" office:value="47.17" calcext:value-type="float">
            <text:p>47.17</text:p>
          </table:table-cell>
          <table:table-cell office:value-type="float" office:value="179.1403656006" calcext:value-type="float">
            <text:p>179.1403656006</text:p>
          </table:table-cell>
          <table:table-cell office:value-type="float" office:value="-1.1132294195" calcext:value-type="float">
            <text:p>-1.113229419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1053267" calcext:value-type="float">
            <text:p>0.01053267</text:p>
          </table:table-cell>
          <table:table-cell office:value-type="float" office:value="-0.000136263" calcext:value-type="float">
            <text:p>-0.000136263</text:p>
          </table:table-cell>
          <table:table-cell office:value-type="float" office:value="943" calcext:value-type="float">
            <text:p>943</text:p>
          </table:table-cell>
          <table:table-cell table:formula="of:=[.D944]*100" office:value-type="float" office:value="-1.21396903" calcext:value-type="float">
            <text:p>-1.21396903</text:p>
          </table:table-cell>
          <table:table-cell table:formula="of:=[.E944]*100" office:value-type="float" office:value="1.053267" calcext:value-type="float">
            <text:p>1.053267</text:p>
          </table:table-cell>
        </table:table-row>
        <table:table-row table:style-name="ro1">
          <table:table-cell office:value-type="float" office:value="47.22" calcext:value-type="float">
            <text:p>47.22</text:p>
          </table:table-cell>
          <table:table-cell office:value-type="float" office:value="179.139755249" calcext:value-type="float">
            <text:p>179.139755249</text:p>
          </table:table-cell>
          <table:table-cell office:value-type="float" office:value="-0.9692132044" calcext:value-type="float">
            <text:p>-0.969213204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942927" calcext:value-type="float">
            <text:p>0.00942927</text:p>
          </table:table-cell>
          <table:table-cell office:value-type="float" office:value="-0.0003876046" calcext:value-type="float">
            <text:p>-0.0003876046</text:p>
          </table:table-cell>
          <table:table-cell office:value-type="float" office:value="944" calcext:value-type="float">
            <text:p>944</text:p>
          </table:table-cell>
          <table:table-cell table:formula="of:=[.D945]*100" office:value-type="float" office:value="-1.21396903" calcext:value-type="float">
            <text:p>-1.21396903</text:p>
          </table:table-cell>
          <table:table-cell table:formula="of:=[.E945]*100" office:value-type="float" office:value="0.942927" calcext:value-type="float">
            <text:p>0.942927</text:p>
          </table:table-cell>
        </table:table-row>
        <table:table-row table:style-name="ro1">
          <table:table-cell office:value-type="float" office:value="47.27" calcext:value-type="float">
            <text:p>47.27</text:p>
          </table:table-cell>
          <table:table-cell office:value-type="float" office:value="179.1310119629" calcext:value-type="float">
            <text:p>179.1310119629</text:p>
          </table:table-cell>
          <table:table-cell office:value-type="float" office:value="-0.9012731247" calcext:value-type="float">
            <text:p>-0.90127312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824111" calcext:value-type="float">
            <text:p>0.00824111</text:p>
          </table:table-cell>
          <table:table-cell office:value-type="float" office:value="-0.0004481317" calcext:value-type="float">
            <text:p>-0.0004481317</text:p>
          </table:table-cell>
          <table:table-cell office:value-type="float" office:value="945" calcext:value-type="float">
            <text:p>945</text:p>
          </table:table-cell>
          <table:table-cell table:formula="of:=[.D946]*100" office:value-type="float" office:value="-1.21396903" calcext:value-type="float">
            <text:p>-1.21396903</text:p>
          </table:table-cell>
          <table:table-cell table:formula="of:=[.E946]*100" office:value-type="float" office:value="0.824111" calcext:value-type="float">
            <text:p>0.824111</text:p>
          </table:table-cell>
        </table:table-row>
        <table:table-row table:style-name="ro1">
          <table:table-cell office:value-type="float" office:value="47.32" calcext:value-type="float">
            <text:p>47.32</text:p>
          </table:table-cell>
          <table:table-cell office:value-type="float" office:value="179.1279602051" calcext:value-type="float">
            <text:p>179.1279602051</text:p>
          </table:table-cell>
          <table:table-cell office:value-type="float" office:value="-0.6894378949" calcext:value-type="float">
            <text:p>-0.68943789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603734" calcext:value-type="float">
            <text:p>0.00603734</text:p>
          </table:table-cell>
          <table:table-cell office:value-type="float" office:value="-0.0008385661" calcext:value-type="float">
            <text:p>-0.0008385661</text:p>
          </table:table-cell>
          <table:table-cell office:value-type="float" office:value="946" calcext:value-type="float">
            <text:p>946</text:p>
          </table:table-cell>
          <table:table-cell table:formula="of:=[.D947]*100" office:value-type="float" office:value="-1.21396903" calcext:value-type="float">
            <text:p>-1.21396903</text:p>
          </table:table-cell>
          <table:table-cell table:formula="of:=[.E947]*100" office:value-type="float" office:value="0.603734" calcext:value-type="float">
            <text:p>0.603734</text:p>
          </table:table-cell>
        </table:table-row>
        <table:table-row table:style-name="ro1">
          <table:table-cell office:value-type="float" office:value="47.37" calcext:value-type="float">
            <text:p>47.37</text:p>
          </table:table-cell>
          <table:table-cell office:value-type="float" office:value="179.1222229004" calcext:value-type="float">
            <text:p>179.1222229004</text:p>
          </table:table-cell>
          <table:table-cell office:value-type="float" office:value="-0.6550225892" calcext:value-type="float">
            <text:p>-0.65502258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433937" calcext:value-type="float">
            <text:p>0.00433937</text:p>
          </table:table-cell>
          <table:table-cell office:value-type="float" office:value="-0.000848101" calcext:value-type="float">
            <text:p>-0.000848101</text:p>
          </table:table-cell>
          <table:table-cell office:value-type="float" office:value="947" calcext:value-type="float">
            <text:p>947</text:p>
          </table:table-cell>
          <table:table-cell table:formula="of:=[.D948]*100" office:value-type="float" office:value="-1.21396903" calcext:value-type="float">
            <text:p>-1.21396903</text:p>
          </table:table-cell>
          <table:table-cell table:formula="of:=[.E948]*100" office:value-type="float" office:value="0.433937" calcext:value-type="float">
            <text:p>0.433937</text:p>
          </table:table-cell>
        </table:table-row>
        <table:table-row table:style-name="ro1">
          <table:table-cell office:value-type="float" office:value="47.42" calcext:value-type="float">
            <text:p>47.42</text:p>
          </table:table-cell>
          <table:table-cell office:value-type="float" office:value="179.1223449707" calcext:value-type="float">
            <text:p>179.1223449707</text:p>
          </table:table-cell>
          <table:table-cell office:value-type="float" office:value="-0.5316532447" calcext:value-type="float">
            <text:p>-0.53165324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38554" calcext:value-type="float">
            <text:p>0.00238554</text:p>
          </table:table-cell>
          <table:table-cell office:value-type="float" office:value="-0.0007561478" calcext:value-type="float">
            <text:p>-0.0007561478</text:p>
          </table:table-cell>
          <table:table-cell office:value-type="float" office:value="948" calcext:value-type="float">
            <text:p>948</text:p>
          </table:table-cell>
          <table:table-cell table:formula="of:=[.D949]*100" office:value-type="float" office:value="-1.21396903" calcext:value-type="float">
            <text:p>-1.21396903</text:p>
          </table:table-cell>
          <table:table-cell table:formula="of:=[.E949]*100" office:value-type="float" office:value="0.238554" calcext:value-type="float">
            <text:p>0.238554</text:p>
          </table:table-cell>
        </table:table-row>
        <table:table-row table:style-name="ro1">
          <table:table-cell office:value-type="float" office:value="47.47" calcext:value-type="float">
            <text:p>47.47</text:p>
          </table:table-cell>
          <table:table-cell office:value-type="float" office:value="179.1192932129" calcext:value-type="float">
            <text:p>179.1192932129</text:p>
          </table:table-cell>
          <table:table-cell office:value-type="float" office:value="-0.3353454489" calcext:value-type="float">
            <text:p>-0.33534544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22498" calcext:value-type="float">
            <text:p>-0.00022498</text:p>
          </table:table-cell>
          <table:table-cell office:value-type="float" office:value="-0.000985222" calcext:value-type="float">
            <text:p>-0.000985222</text:p>
          </table:table-cell>
          <table:table-cell office:value-type="float" office:value="949" calcext:value-type="float">
            <text:p>949</text:p>
          </table:table-cell>
          <table:table-cell table:formula="of:=[.D950]*100" office:value-type="float" office:value="-1.21396903" calcext:value-type="float">
            <text:p>-1.21396903</text:p>
          </table:table-cell>
          <table:table-cell table:formula="of:=[.E950]*100" office:value-type="float" office:value="-0.022498" calcext:value-type="float">
            <text:p>-0.022498</text:p>
          </table:table-cell>
        </table:table-row>
        <table:table-row table:style-name="ro1">
          <table:table-cell office:value-type="float" office:value="47.52" calcext:value-type="float">
            <text:p>47.52</text:p>
          </table:table-cell>
          <table:table-cell office:value-type="float" office:value="179.1120300293" calcext:value-type="float">
            <text:p>179.1120300293</text:p>
          </table:table-cell>
          <table:table-cell office:value-type="float" office:value="-0.1704712623" calcext:value-type="float">
            <text:p>-0.17047126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06357" calcext:value-type="float">
            <text:p>-0.00306357</text:p>
          </table:table-cell>
          <table:table-cell office:value-type="float" office:value="-0.0010770453" calcext:value-type="float">
            <text:p>-0.0010770453</text:p>
          </table:table-cell>
          <table:table-cell office:value-type="float" office:value="950" calcext:value-type="float">
            <text:p>950</text:p>
          </table:table-cell>
          <table:table-cell table:formula="of:=[.D951]*100" office:value-type="float" office:value="-1.21396903" calcext:value-type="float">
            <text:p>-1.21396903</text:p>
          </table:table-cell>
          <table:table-cell table:formula="of:=[.E951]*100" office:value-type="float" office:value="-0.306357" calcext:value-type="float">
            <text:p>-0.306357</text:p>
          </table:table-cell>
        </table:table-row>
        <table:table-row table:style-name="ro1">
          <table:table-cell office:value-type="float" office:value="47.57" calcext:value-type="float">
            <text:p>47.57</text:p>
          </table:table-cell>
          <table:table-cell office:value-type="float" office:value="179.1035461426" calcext:value-type="float">
            <text:p>179.1035461426</text:p>
          </table:table-cell>
          <table:table-cell office:value-type="float" office:value="0.0283710463" calcext:value-type="float">
            <text:p>0.028371046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28057" calcext:value-type="float">
            <text:p>-0.00628057</text:p>
          </table:table-cell>
          <table:table-cell office:value-type="float" office:value="-0.0011290095" calcext:value-type="float">
            <text:p>-0.0011290095</text:p>
          </table:table-cell>
          <table:table-cell office:value-type="float" office:value="951" calcext:value-type="float">
            <text:p>951</text:p>
          </table:table-cell>
          <table:table-cell table:formula="of:=[.D952]*100" office:value-type="float" office:value="-1.21396903" calcext:value-type="float">
            <text:p>-1.21396903</text:p>
          </table:table-cell>
          <table:table-cell table:formula="of:=[.E952]*100" office:value-type="float" office:value="-0.628057" calcext:value-type="float">
            <text:p>-0.628057</text:p>
          </table:table-cell>
        </table:table-row>
        <table:table-row table:style-name="ro1">
          <table:table-cell office:value-type="float" office:value="47.62" calcext:value-type="float">
            <text:p>47.62</text:p>
          </table:table-cell>
          <table:table-cell office:value-type="float" office:value="179.0987701416" calcext:value-type="float">
            <text:p>179.0987701416</text:p>
          </table:table-cell>
          <table:table-cell office:value-type="float" office:value="0.1579400453" calcext:value-type="float">
            <text:p>0.157940045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9288" calcext:value-type="float">
            <text:p>-0.009288</text:p>
          </table:table-cell>
          <table:table-cell office:value-type="float" office:value="-0.0010327564" calcext:value-type="float">
            <text:p>-0.0010327564</text:p>
          </table:table-cell>
          <table:table-cell office:value-type="float" office:value="952" calcext:value-type="float">
            <text:p>952</text:p>
          </table:table-cell>
          <table:table-cell table:formula="of:=[.D953]*100" office:value-type="float" office:value="-1.21396903" calcext:value-type="float">
            <text:p>-1.21396903</text:p>
          </table:table-cell>
          <table:table-cell table:formula="of:=[.E953]*100" office:value-type="float" office:value="-0.9288" calcext:value-type="float">
            <text:p>-0.9288</text:p>
          </table:table-cell>
        </table:table-row>
        <table:table-row table:style-name="ro1">
          <table:table-cell office:value-type="float" office:value="47.67" calcext:value-type="float">
            <text:p>47.67</text:p>
          </table:table-cell>
          <table:table-cell office:value-type="float" office:value="179.1015930176" calcext:value-type="float">
            <text:p>179.1015930176</text:p>
          </table:table-cell>
          <table:table-cell office:value-type="float" office:value="0.3256834037" calcext:value-type="float">
            <text:p>0.32568340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241021" calcext:value-type="float">
            <text:p>-0.01241021</text:p>
          </table:table-cell>
          <table:table-cell office:value-type="float" office:value="-0.0011857887" calcext:value-type="float">
            <text:p>-0.0011857887</text:p>
          </table:table-cell>
          <table:table-cell office:value-type="float" office:value="953" calcext:value-type="float">
            <text:p>953</text:p>
          </table:table-cell>
          <table:table-cell table:formula="of:=[.D954]*100" office:value-type="float" office:value="-1.21396903" calcext:value-type="float">
            <text:p>-1.21396903</text:p>
          </table:table-cell>
          <table:table-cell table:formula="of:=[.E954]*100" office:value-type="float" office:value="-1.241021" calcext:value-type="float">
            <text:p>-1.241021</text:p>
          </table:table-cell>
        </table:table-row>
        <table:table-row table:style-name="ro1">
          <table:table-cell office:value-type="float" office:value="47.72" calcext:value-type="float">
            <text:p>47.72</text:p>
          </table:table-cell>
          <table:table-cell office:value-type="float" office:value="179.0987091064" calcext:value-type="float">
            <text:p>179.0987091064</text:p>
          </table:table-cell>
          <table:table-cell office:value-type="float" office:value="0.5636674393" calcext:value-type="float">
            <text:p>0.56366743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607712" calcext:value-type="float">
            <text:p>-0.01607712</text:p>
          </table:table-cell>
          <table:table-cell office:value-type="float" office:value="-0.0013531785" calcext:value-type="float">
            <text:p>-0.0013531785</text:p>
          </table:table-cell>
          <table:table-cell office:value-type="float" office:value="954" calcext:value-type="float">
            <text:p>954</text:p>
          </table:table-cell>
          <table:table-cell table:formula="of:=[.D955]*100" office:value-type="float" office:value="-1.21396903" calcext:value-type="float">
            <text:p>-1.21396903</text:p>
          </table:table-cell>
          <table:table-cell table:formula="of:=[.E955]*100" office:value-type="float" office:value="-1.607712" calcext:value-type="float">
            <text:p>-1.607712</text:p>
          </table:table-cell>
        </table:table-row>
        <table:table-row table:style-name="ro1">
          <table:table-cell office:value-type="float" office:value="47.77" calcext:value-type="float">
            <text:p>47.77</text:p>
          </table:table-cell>
          <table:table-cell office:value-type="float" office:value="179.0984191895" calcext:value-type="float">
            <text:p>179.0984191895</text:p>
          </table:table-cell>
          <table:table-cell office:value-type="float" office:value="0.7729262092" calcext:value-type="float">
            <text:p>0.77292620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991553" calcext:value-type="float">
            <text:p>-0.01991553</text:p>
          </table:table-cell>
          <table:table-cell office:value-type="float" office:value="-0.0013537186" calcext:value-type="float">
            <text:p>-0.0013537186</text:p>
          </table:table-cell>
          <table:table-cell office:value-type="float" office:value="955" calcext:value-type="float">
            <text:p>955</text:p>
          </table:table-cell>
          <table:table-cell table:formula="of:=[.D956]*100" office:value-type="float" office:value="-1.21396903" calcext:value-type="float">
            <text:p>-1.21396903</text:p>
          </table:table-cell>
          <table:table-cell table:formula="of:=[.E956]*100" office:value-type="float" office:value="-1.991553" calcext:value-type="float">
            <text:p>-1.991553</text:p>
          </table:table-cell>
        </table:table-row>
        <table:table-row table:style-name="ro1">
          <table:table-cell office:value-type="float" office:value="47.82" calcext:value-type="float">
            <text:p>47.82</text:p>
          </table:table-cell>
          <table:table-cell office:value-type="float" office:value="179.0824584961" calcext:value-type="float">
            <text:p>179.0824584961</text:p>
          </table:table-cell>
          <table:table-cell office:value-type="float" office:value="0.8506650294" calcext:value-type="float">
            <text:p>0.850665029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299158" calcext:value-type="float">
            <text:p>-0.02299158</text:p>
          </table:table-cell>
          <table:table-cell office:value-type="float" office:value="-0.0011506124" calcext:value-type="float">
            <text:p>-0.0011506124</text:p>
          </table:table-cell>
          <table:table-cell office:value-type="float" office:value="956" calcext:value-type="float">
            <text:p>956</text:p>
          </table:table-cell>
          <table:table-cell table:formula="of:=[.D957]*100" office:value-type="float" office:value="-1.21396903" calcext:value-type="float">
            <text:p>-1.21396903</text:p>
          </table:table-cell>
          <table:table-cell table:formula="of:=[.E957]*100" office:value-type="float" office:value="-2.299158" calcext:value-type="float">
            <text:p>-2.299158</text:p>
          </table:table-cell>
        </table:table-row>
        <table:table-row table:style-name="ro1">
          <table:table-cell office:value-type="float" office:value="47.87" calcext:value-type="float">
            <text:p>47.87</text:p>
          </table:table-cell>
          <table:table-cell office:value-type="float" office:value="179.0867462158" calcext:value-type="float">
            <text:p>179.0867462158</text:p>
          </table:table-cell>
          <table:table-cell office:value-type="float" office:value="0.9711993219" calcext:value-type="float">
            <text:p>0.971199321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584485" calcext:value-type="float">
            <text:p>-0.02584485</text:p>
          </table:table-cell>
          <table:table-cell office:value-type="float" office:value="-0.0012484556" calcext:value-type="float">
            <text:p>-0.0012484556</text:p>
          </table:table-cell>
          <table:table-cell office:value-type="float" office:value="957" calcext:value-type="float">
            <text:p>957</text:p>
          </table:table-cell>
          <table:table-cell table:formula="of:=[.D958]*100" office:value-type="float" office:value="-1.21396903" calcext:value-type="float">
            <text:p>-1.21396903</text:p>
          </table:table-cell>
          <table:table-cell table:formula="of:=[.E958]*100" office:value-type="float" office:value="-2.584485" calcext:value-type="float">
            <text:p>-2.584485</text:p>
          </table:table-cell>
        </table:table-row>
        <table:table-row table:style-name="ro1">
          <table:table-cell office:value-type="float" office:value="47.92" calcext:value-type="float">
            <text:p>47.92</text:p>
          </table:table-cell>
          <table:table-cell office:value-type="float" office:value="179.0779418945" calcext:value-type="float">
            <text:p>179.0779418945</text:p>
          </table:table-cell>
          <table:table-cell office:value-type="float" office:value="1.1004215861" calcext:value-type="float">
            <text:p>1.100421586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860758" calcext:value-type="float">
            <text:p>-0.02860758</text:p>
          </table:table-cell>
          <table:table-cell office:value-type="float" office:value="-0.0012344644" calcext:value-type="float">
            <text:p>-0.0012344644</text:p>
          </table:table-cell>
          <table:table-cell office:value-type="float" office:value="958" calcext:value-type="float">
            <text:p>958</text:p>
          </table:table-cell>
          <table:table-cell table:formula="of:=[.D959]*100" office:value-type="float" office:value="-1.21396903" calcext:value-type="float">
            <text:p>-1.21396903</text:p>
          </table:table-cell>
          <table:table-cell table:formula="of:=[.E959]*100" office:value-type="float" office:value="-2.860758" calcext:value-type="float">
            <text:p>-2.860758</text:p>
          </table:table-cell>
        </table:table-row>
        <table:table-row table:style-name="ro1">
          <table:table-cell office:value-type="float" office:value="47.97" calcext:value-type="float">
            <text:p>47.97</text:p>
          </table:table-cell>
          <table:table-cell office:value-type="float" office:value="179.0837860107" calcext:value-type="float">
            <text:p>179.0837860107</text:p>
          </table:table-cell>
          <table:table-cell office:value-type="float" office:value="1.1899511585" calcext:value-type="float">
            <text:p>1.189951158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10454" calcext:value-type="float">
            <text:p>-0.0310454</text:p>
          </table:table-cell>
          <table:table-cell office:value-type="float" office:value="-0.0012306368" calcext:value-type="float">
            <text:p>-0.0012306368</text:p>
          </table:table-cell>
          <table:table-cell office:value-type="float" office:value="959" calcext:value-type="float">
            <text:p>959</text:p>
          </table:table-cell>
          <table:table-cell table:formula="of:=[.D960]*100" office:value-type="float" office:value="-1.21396903" calcext:value-type="float">
            <text:p>-1.21396903</text:p>
          </table:table-cell>
          <table:table-cell table:formula="of:=[.E960]*100" office:value-type="float" office:value="-3.10454" calcext:value-type="float">
            <text:p>-3.10454</text:p>
          </table:table-cell>
        </table:table-row>
        <table:table-row table:style-name="ro1">
          <table:table-cell office:value-type="float" office:value="48.02" calcext:value-type="float">
            <text:p>48.02</text:p>
          </table:table-cell>
          <table:table-cell office:value-type="float" office:value="179.0678710938" calcext:value-type="float">
            <text:p>179.0678710938</text:p>
          </table:table-cell>
          <table:table-cell office:value-type="float" office:value="1.4307609417" calcext:value-type="float">
            <text:p>1.43076094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427506" calcext:value-type="float">
            <text:p>-0.03427506</text:p>
          </table:table-cell>
          <table:table-cell office:value-type="float" office:value="-0.0013132628" calcext:value-type="float">
            <text:p>-0.0013132628</text:p>
          </table:table-cell>
          <table:table-cell office:value-type="float" office:value="960" calcext:value-type="float">
            <text:p>960</text:p>
          </table:table-cell>
          <table:table-cell table:formula="of:=[.D961]*100" office:value-type="float" office:value="-1.21396903" calcext:value-type="float">
            <text:p>-1.21396903</text:p>
          </table:table-cell>
          <table:table-cell table:formula="of:=[.E961]*100" office:value-type="float" office:value="-3.427506" calcext:value-type="float">
            <text:p>-3.427506</text:p>
          </table:table-cell>
        </table:table-row>
        <table:table-row table:style-name="ro1">
          <table:table-cell office:value-type="float" office:value="48.07" calcext:value-type="float">
            <text:p>48.07</text:p>
          </table:table-cell>
          <table:table-cell office:value-type="float" office:value="179.065322876" calcext:value-type="float">
            <text:p>179.065322876</text:p>
          </table:table-cell>
          <table:table-cell office:value-type="float" office:value="1.5867184417" calcext:value-type="float">
            <text:p>1.586718441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746682" calcext:value-type="float">
            <text:p>-0.03746682</text:p>
          </table:table-cell>
          <table:table-cell office:value-type="float" office:value="-0.0013203606" calcext:value-type="float">
            <text:p>-0.0013203606</text:p>
          </table:table-cell>
          <table:table-cell office:value-type="float" office:value="961" calcext:value-type="float">
            <text:p>961</text:p>
          </table:table-cell>
          <table:table-cell table:formula="of:=[.D962]*100" office:value-type="float" office:value="-1.21396903" calcext:value-type="float">
            <text:p>-1.21396903</text:p>
          </table:table-cell>
          <table:table-cell table:formula="of:=[.E962]*100" office:value-type="float" office:value="-3.746682" calcext:value-type="float">
            <text:p>-3.746682</text:p>
          </table:table-cell>
        </table:table-row>
        <table:table-row table:style-name="ro1">
          <table:table-cell office:value-type="float" office:value="48.12" calcext:value-type="float">
            <text:p>48.12</text:p>
          </table:table-cell>
          <table:table-cell office:value-type="float" office:value="179.0682373047" calcext:value-type="float">
            <text:p>179.0682373047</text:p>
          </table:table-cell>
          <table:table-cell office:value-type="float" office:value="1.3926414157" calcext:value-type="float">
            <text:p>1.392641415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830014" calcext:value-type="float">
            <text:p>-0.03830014</text:p>
          </table:table-cell>
          <table:table-cell office:value-type="float" office:value="-0.0009642679" calcext:value-type="float">
            <text:p>-0.0009642679</text:p>
          </table:table-cell>
          <table:table-cell office:value-type="float" office:value="962" calcext:value-type="float">
            <text:p>962</text:p>
          </table:table-cell>
          <table:table-cell table:formula="of:=[.D963]*100" office:value-type="float" office:value="-1.21396903" calcext:value-type="float">
            <text:p>-1.21396903</text:p>
          </table:table-cell>
          <table:table-cell table:formula="of:=[.E963]*100" office:value-type="float" office:value="-3.830014" calcext:value-type="float">
            <text:p>-3.830014</text:p>
          </table:table-cell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float" office:value="179.0651397705" calcext:value-type="float">
            <text:p>179.0651397705</text:p>
          </table:table-cell>
          <table:table-cell office:value-type="float" office:value="1.4327962449" calcext:value-type="float">
            <text:p>1.432796244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91231" calcext:value-type="float">
            <text:p>-0.0391231</text:p>
          </table:table-cell>
          <table:table-cell office:value-type="float" office:value="-0.0009469433" calcext:value-type="float">
            <text:p>-0.0009469433</text:p>
          </table:table-cell>
          <table:table-cell office:value-type="float" office:value="963" calcext:value-type="float">
            <text:p>963</text:p>
          </table:table-cell>
          <table:table-cell table:formula="of:=[.D964]*100" office:value-type="float" office:value="-1.21396903" calcext:value-type="float">
            <text:p>-1.21396903</text:p>
          </table:table-cell>
          <table:table-cell table:formula="of:=[.E964]*100" office:value-type="float" office:value="-3.91231" calcext:value-type="float">
            <text:p>-3.91231</text:p>
          </table:table-cell>
        </table:table-row>
        <table:table-row table:style-name="ro1">
          <table:table-cell office:value-type="float" office:value="48.22" calcext:value-type="float">
            <text:p>48.22</text:p>
          </table:table-cell>
          <table:table-cell office:value-type="float" office:value="179.0572967529" calcext:value-type="float">
            <text:p>179.0572967529</text:p>
          </table:table-cell>
          <table:table-cell office:value-type="float" office:value="1.3125734959" calcext:value-type="float">
            <text:p>1.312573495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887017" calcext:value-type="float">
            <text:p>-0.03887017</text:p>
          </table:table-cell>
          <table:table-cell office:value-type="float" office:value="-0.0007702522" calcext:value-type="float">
            <text:p>-0.0007702522</text:p>
          </table:table-cell>
          <table:table-cell office:value-type="float" office:value="964" calcext:value-type="float">
            <text:p>964</text:p>
          </table:table-cell>
          <table:table-cell table:formula="of:=[.D965]*100" office:value-type="float" office:value="-1.21396903" calcext:value-type="float">
            <text:p>-1.21396903</text:p>
          </table:table-cell>
          <table:table-cell table:formula="of:=[.E965]*100" office:value-type="float" office:value="-3.887017" calcext:value-type="float">
            <text:p>-3.887017</text:p>
          </table:table-cell>
        </table:table-row>
        <table:table-row table:style-name="ro1">
          <table:table-cell office:value-type="float" office:value="48.27" calcext:value-type="float">
            <text:p>48.27</text:p>
          </table:table-cell>
          <table:table-cell office:value-type="float" office:value="179.0495452881" calcext:value-type="float">
            <text:p>179.0495452881</text:p>
          </table:table-cell>
          <table:table-cell office:value-type="float" office:value="1.2452981723" calcext:value-type="float">
            <text:p>1.245298172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825319" calcext:value-type="float">
            <text:p>-0.03825319</text:p>
          </table:table-cell>
          <table:table-cell office:value-type="float" office:value="-0.0006776345" calcext:value-type="float">
            <text:p>-0.0006776345</text:p>
          </table:table-cell>
          <table:table-cell office:value-type="float" office:value="965" calcext:value-type="float">
            <text:p>965</text:p>
          </table:table-cell>
          <table:table-cell table:formula="of:=[.D966]*100" office:value-type="float" office:value="-1.21396903" calcext:value-type="float">
            <text:p>-1.21396903</text:p>
          </table:table-cell>
          <table:table-cell table:formula="of:=[.E966]*100" office:value-type="float" office:value="-3.825319" calcext:value-type="float">
            <text:p>-3.825319</text:p>
          </table:table-cell>
        </table:table-row>
        <table:table-row table:style-name="ro1">
          <table:table-cell office:value-type="float" office:value="48.32" calcext:value-type="float">
            <text:p>48.32</text:p>
          </table:table-cell>
          <table:table-cell office:value-type="float" office:value="179.0339813232" calcext:value-type="float">
            <text:p>179.0339813232</text:p>
          </table:table-cell>
          <table:table-cell office:value-type="float" office:value="0.9211711873" calcext:value-type="float">
            <text:p>0.92117118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568156" calcext:value-type="float">
            <text:p>-0.03568156</text:p>
          </table:table-cell>
          <table:table-cell office:value-type="float" office:value="-0.0002880187" calcext:value-type="float">
            <text:p>-0.0002880187</text:p>
          </table:table-cell>
          <table:table-cell office:value-type="float" office:value="966" calcext:value-type="float">
            <text:p>966</text:p>
          </table:table-cell>
          <table:table-cell table:formula="of:=[.D967]*100" office:value-type="float" office:value="-1.21396903" calcext:value-type="float">
            <text:p>-1.21396903</text:p>
          </table:table-cell>
          <table:table-cell table:formula="of:=[.E967]*100" office:value-type="float" office:value="-3.568156" calcext:value-type="float">
            <text:p>-3.568156</text:p>
          </table:table-cell>
        </table:table-row>
        <table:table-row table:style-name="ro1">
          <table:table-cell office:value-type="float" office:value="48.38" calcext:value-type="float">
            <text:p>48.38</text:p>
          </table:table-cell>
          <table:table-cell office:value-type="float" office:value="179.0291442871" calcext:value-type="float">
            <text:p>179.0291442871</text:p>
          </table:table-cell>
          <table:table-cell office:value-type="float" office:value="0.8707612307" calcext:value-type="float">
            <text:p>0.870761230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363184" calcext:value-type="float">
            <text:p>-0.03363184</text:p>
          </table:table-cell>
          <table:table-cell office:value-type="float" office:value="-0.0004577875" calcext:value-type="float">
            <text:p>-0.0004577875</text:p>
          </table:table-cell>
          <table:table-cell office:value-type="float" office:value="967" calcext:value-type="float">
            <text:p>967</text:p>
          </table:table-cell>
          <table:table-cell table:formula="of:=[.D968]*100" office:value-type="float" office:value="-1.21396903" calcext:value-type="float">
            <text:p>-1.21396903</text:p>
          </table:table-cell>
          <table:table-cell table:formula="of:=[.E968]*100" office:value-type="float" office:value="-3.363184" calcext:value-type="float">
            <text:p>-3.363184</text:p>
          </table:table-cell>
        </table:table-row>
        <table:table-row table:style-name="ro1">
          <table:table-cell office:value-type="float" office:value="48.43" calcext:value-type="float">
            <text:p>48.43</text:p>
          </table:table-cell>
          <table:table-cell office:value-type="float" office:value="179.0062103271" calcext:value-type="float">
            <text:p>179.0062103271</text:p>
          </table:table-cell>
          <table:table-cell office:value-type="float" office:value="0.6622024628" calcext:value-type="float">
            <text:p>0.662202462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3087577" calcext:value-type="float">
            <text:p>-0.03087577</text:p>
          </table:table-cell>
          <table:table-cell office:value-type="float" office:value="-0.0000497653" calcext:value-type="float">
            <text:p>-4.97653E-05</text:p>
          </table:table-cell>
          <table:table-cell office:value-type="float" office:value="968" calcext:value-type="float">
            <text:p>968</text:p>
          </table:table-cell>
          <table:table-cell table:formula="of:=[.D969]*100" office:value-type="float" office:value="-1.21396903" calcext:value-type="float">
            <text:p>-1.21396903</text:p>
          </table:table-cell>
          <table:table-cell table:formula="of:=[.E969]*100" office:value-type="float" office:value="-3.087577" calcext:value-type="float">
            <text:p>-3.087577</text:p>
          </table:table-cell>
        </table:table-row>
        <table:table-row table:style-name="ro1">
          <table:table-cell office:value-type="float" office:value="48.48" calcext:value-type="float">
            <text:p>48.48</text:p>
          </table:table-cell>
          <table:table-cell office:value-type="float" office:value="179.0076904297" calcext:value-type="float">
            <text:p>179.0076904297</text:p>
          </table:table-cell>
          <table:table-cell office:value-type="float" office:value="0.4081371577" calcext:value-type="float">
            <text:p>0.408137157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734567" calcext:value-type="float">
            <text:p>-0.02734567</text:p>
          </table:table-cell>
          <table:table-cell office:value-type="float" office:value="0.0000743322" calcext:value-type="float">
            <text:p>7.43322E-05</text:p>
          </table:table-cell>
          <table:table-cell office:value-type="float" office:value="969" calcext:value-type="float">
            <text:p>969</text:p>
          </table:table-cell>
          <table:table-cell table:formula="of:=[.D970]*100" office:value-type="float" office:value="-1.21396903" calcext:value-type="float">
            <text:p>-1.21396903</text:p>
          </table:table-cell>
          <table:table-cell table:formula="of:=[.E970]*100" office:value-type="float" office:value="-2.734567" calcext:value-type="float">
            <text:p>-2.734567</text:p>
          </table:table-cell>
        </table:table-row>
        <table:table-row table:style-name="ro1">
          <table:table-cell office:value-type="float" office:value="48.53" calcext:value-type="float">
            <text:p>48.53</text:p>
          </table:table-cell>
          <table:table-cell office:value-type="float" office:value="179.004196167" calcext:value-type="float">
            <text:p>179.004196167</text:p>
          </table:table-cell>
          <table:table-cell office:value-type="float" office:value="0.2693488225" calcext:value-type="float">
            <text:p>0.269348822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406814" calcext:value-type="float">
            <text:p>-0.02406814</text:p>
          </table:table-cell>
          <table:table-cell office:value-type="float" office:value="-0.0000516598" calcext:value-type="float">
            <text:p>-5.16598E-05</text:p>
          </table:table-cell>
          <table:table-cell office:value-type="float" office:value="970" calcext:value-type="float">
            <text:p>970</text:p>
          </table:table-cell>
          <table:table-cell table:formula="of:=[.D971]*100" office:value-type="float" office:value="-1.21396903" calcext:value-type="float">
            <text:p>-1.21396903</text:p>
          </table:table-cell>
          <table:table-cell table:formula="of:=[.E971]*100" office:value-type="float" office:value="-2.406814" calcext:value-type="float">
            <text:p>-2.406814</text:p>
          </table:table-cell>
        </table:table-row>
        <table:table-row table:style-name="ro1">
          <table:table-cell office:value-type="float" office:value="48.58" calcext:value-type="float">
            <text:p>48.58</text:p>
          </table:table-cell>
          <table:table-cell office:value-type="float" office:value="179.0000305176" calcext:value-type="float">
            <text:p>179.0000305176</text:p>
          </table:table-cell>
          <table:table-cell office:value-type="float" office:value="0.0776076112" calcext:value-type="float">
            <text:p>0.077607611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2060598" calcext:value-type="float">
            <text:p>-0.02060598</text:p>
          </table:table-cell>
          <table:table-cell office:value-type="float" office:value="0.0000335024" calcext:value-type="float">
            <text:p>3.35024E-05</text:p>
          </table:table-cell>
          <table:table-cell office:value-type="float" office:value="971" calcext:value-type="float">
            <text:p>971</text:p>
          </table:table-cell>
          <table:table-cell table:formula="of:=[.D972]*100" office:value-type="float" office:value="-1.21396903" calcext:value-type="float">
            <text:p>-1.21396903</text:p>
          </table:table-cell>
          <table:table-cell table:formula="of:=[.E972]*100" office:value-type="float" office:value="-2.060598" calcext:value-type="float">
            <text:p>-2.060598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178.9957885742" calcext:value-type="float">
            <text:p>178.9957885742</text:p>
          </table:table-cell>
          <table:table-cell office:value-type="float" office:value="-0.0340267095" calcext:value-type="float">
            <text:p>-0.0340267095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755472" calcext:value-type="float">
            <text:p>-0.01755472</text:p>
          </table:table-cell>
          <table:table-cell office:value-type="float" office:value="0.0000392466" calcext:value-type="float">
            <text:p>3.92466E-05</text:p>
          </table:table-cell>
          <table:table-cell office:value-type="float" office:value="972" calcext:value-type="float">
            <text:p>972</text:p>
          </table:table-cell>
          <table:table-cell table:formula="of:=[.D973]*100" office:value-type="float" office:value="-1.21396903" calcext:value-type="float">
            <text:p>-1.21396903</text:p>
          </table:table-cell>
          <table:table-cell table:formula="of:=[.E973]*100" office:value-type="float" office:value="-1.755472" calcext:value-type="float">
            <text:p>-1.755472</text:p>
          </table:table-cell>
        </table:table-row>
        <table:table-row table:style-name="ro1">
          <table:table-cell office:value-type="float" office:value="48.68" calcext:value-type="float">
            <text:p>48.68</text:p>
          </table:table-cell>
          <table:table-cell office:value-type="float" office:value="178.9991149902" calcext:value-type="float">
            <text:p>178.9991149902</text:p>
          </table:table-cell>
          <table:table-cell office:value-type="float" office:value="-0.1809346893" calcext:value-type="float">
            <text:p>-0.180934689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454218" calcext:value-type="float">
            <text:p>-0.01454218</text:p>
          </table:table-cell>
          <table:table-cell office:value-type="float" office:value="-0.0000675501" calcext:value-type="float">
            <text:p>-6.75501E-05</text:p>
          </table:table-cell>
          <table:table-cell office:value-type="float" office:value="973" calcext:value-type="float">
            <text:p>973</text:p>
          </table:table-cell>
          <table:table-cell table:formula="of:=[.D974]*100" office:value-type="float" office:value="-1.21396903" calcext:value-type="float">
            <text:p>-1.21396903</text:p>
          </table:table-cell>
          <table:table-cell table:formula="of:=[.E974]*100" office:value-type="float" office:value="-1.454218" calcext:value-type="float">
            <text:p>-1.454218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office:value-type="float" office:value="178.9987182617" calcext:value-type="float">
            <text:p>178.9987182617</text:p>
          </table:table-cell>
          <table:table-cell office:value-type="float" office:value="-0.4029644282" calcext:value-type="float">
            <text:p>-0.40296442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110547" calcext:value-type="float">
            <text:p>-0.0110547</text:p>
          </table:table-cell>
          <table:table-cell office:value-type="float" office:value="0.0000148811" calcext:value-type="float">
            <text:p>1.48811E-05</text:p>
          </table:table-cell>
          <table:table-cell office:value-type="float" office:value="974" calcext:value-type="float">
            <text:p>974</text:p>
          </table:table-cell>
          <table:table-cell table:formula="of:=[.D975]*100" office:value-type="float" office:value="-1.21396903" calcext:value-type="float">
            <text:p>-1.21396903</text:p>
          </table:table-cell>
          <table:table-cell table:formula="of:=[.E975]*100" office:value-type="float" office:value="-1.10547" calcext:value-type="float">
            <text:p>-1.10547</text:p>
          </table:table-cell>
        </table:table-row>
        <table:table-row table:style-name="ro1">
          <table:table-cell office:value-type="float" office:value="48.78" calcext:value-type="float">
            <text:p>48.78</text:p>
          </table:table-cell>
          <table:table-cell office:value-type="float" office:value="179.0077362061" calcext:value-type="float">
            <text:p>179.0077362061</text:p>
          </table:table-cell>
          <table:table-cell office:value-type="float" office:value="-0.4573783211" calcext:value-type="float">
            <text:p>-0.457378321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36798" calcext:value-type="float">
            <text:p>-0.00836798</text:p>
          </table:table-cell>
          <table:table-cell office:value-type="float" office:value="-0.0002237981" calcext:value-type="float">
            <text:p>-0.0002237981</text:p>
          </table:table-cell>
          <table:table-cell office:value-type="float" office:value="975" calcext:value-type="float">
            <text:p>975</text:p>
          </table:table-cell>
          <table:table-cell table:formula="of:=[.D976]*100" office:value-type="float" office:value="-1.21396903" calcext:value-type="float">
            <text:p>-1.21396903</text:p>
          </table:table-cell>
          <table:table-cell table:formula="of:=[.E976]*100" office:value-type="float" office:value="-0.836798" calcext:value-type="float">
            <text:p>-0.836798</text:p>
          </table:table-cell>
        </table:table-row>
        <table:table-row table:style-name="ro1">
          <table:table-cell office:value-type="float" office:value="48.83" calcext:value-type="float">
            <text:p>48.83</text:p>
          </table:table-cell>
          <table:table-cell office:value-type="float" office:value="179.0293273926" calcext:value-type="float">
            <text:p>179.0293273926</text:p>
          </table:table-cell>
          <table:table-cell office:value-type="float" office:value="-0.402665052" calcext:value-type="float">
            <text:p>-0.40266505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94228" calcext:value-type="float">
            <text:p>-0.00694228</text:p>
          </table:table-cell>
          <table:table-cell office:value-type="float" office:value="-0.0004505506" calcext:value-type="float">
            <text:p>-0.0004505506</text:p>
          </table:table-cell>
          <table:table-cell office:value-type="float" office:value="976" calcext:value-type="float">
            <text:p>976</text:p>
          </table:table-cell>
          <table:table-cell table:formula="of:=[.D977]*100" office:value-type="float" office:value="-1.21396903" calcext:value-type="float">
            <text:p>-1.21396903</text:p>
          </table:table-cell>
          <table:table-cell table:formula="of:=[.E977]*100" office:value-type="float" office:value="-0.694228" calcext:value-type="float">
            <text:p>-0.694228</text:p>
          </table:table-cell>
        </table:table-row>
        <table:table-row table:style-name="ro1">
          <table:table-cell office:value-type="float" office:value="48.88" calcext:value-type="float">
            <text:p>48.88</text:p>
          </table:table-cell>
          <table:table-cell office:value-type="float" office:value="179.0301208496" calcext:value-type="float">
            <text:p>179.0301208496</text:p>
          </table:table-cell>
          <table:table-cell office:value-type="float" office:value="-0.4957270489" calcext:value-type="float">
            <text:p>-0.4957270489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53719" calcext:value-type="float">
            <text:p>-0.0053719</text:p>
          </table:table-cell>
          <table:table-cell office:value-type="float" office:value="-0.0004503327" calcext:value-type="float">
            <text:p>-0.0004503327</text:p>
          </table:table-cell>
          <table:table-cell office:value-type="float" office:value="977" calcext:value-type="float">
            <text:p>977</text:p>
          </table:table-cell>
          <table:table-cell table:formula="of:=[.D978]*100" office:value-type="float" office:value="-1.21396903" calcext:value-type="float">
            <text:p>-1.21396903</text:p>
          </table:table-cell>
          <table:table-cell table:formula="of:=[.E978]*100" office:value-type="float" office:value="-0.53719" calcext:value-type="float">
            <text:p>-0.53719</text:p>
          </table:table-cell>
        </table:table-row>
        <table:table-row table:style-name="ro1">
          <table:table-cell office:value-type="float" office:value="48.93" calcext:value-type="float">
            <text:p>48.93</text:p>
          </table:table-cell>
          <table:table-cell office:value-type="float" office:value="179.0479736328" calcext:value-type="float">
            <text:p>179.0479736328</text:p>
          </table:table-cell>
          <table:table-cell office:value-type="float" office:value="-0.5731957292" calcext:value-type="float">
            <text:p>-0.573195729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380904" calcext:value-type="float">
            <text:p>-0.00380904</text:p>
          </table:table-cell>
          <table:table-cell office:value-type="float" office:value="-0.0003941367" calcext:value-type="float">
            <text:p>-0.0003941367</text:p>
          </table:table-cell>
          <table:table-cell office:value-type="float" office:value="978" calcext:value-type="float">
            <text:p>978</text:p>
          </table:table-cell>
          <table:table-cell table:formula="of:=[.D979]*100" office:value-type="float" office:value="-1.21396903" calcext:value-type="float">
            <text:p>-1.21396903</text:p>
          </table:table-cell>
          <table:table-cell table:formula="of:=[.E979]*100" office:value-type="float" office:value="-0.380904" calcext:value-type="float">
            <text:p>-0.380904</text:p>
          </table:table-cell>
        </table:table-row>
        <table:table-row table:style-name="ro1">
          <table:table-cell office:value-type="float" office:value="48.98" calcext:value-type="float">
            <text:p>48.98</text:p>
          </table:table-cell>
          <table:table-cell office:value-type="float" office:value="179.0564117432" calcext:value-type="float">
            <text:p>179.0564117432</text:p>
          </table:table-cell>
          <table:table-cell office:value-type="float" office:value="-0.6320312331" calcext:value-type="float">
            <text:p>-0.6320312331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3754" calcext:value-type="float">
            <text:p>-0.0023754</text:p>
          </table:table-cell>
          <table:table-cell office:value-type="float" office:value="-0.0004012889" calcext:value-type="float">
            <text:p>-0.0004012889</text:p>
          </table:table-cell>
          <table:table-cell office:value-type="float" office:value="979" calcext:value-type="float">
            <text:p>979</text:p>
          </table:table-cell>
          <table:table-cell table:formula="of:=[.D980]*100" office:value-type="float" office:value="-1.21396903" calcext:value-type="float">
            <text:p>-1.21396903</text:p>
          </table:table-cell>
          <table:table-cell table:formula="of:=[.E980]*100" office:value-type="float" office:value="-0.23754" calcext:value-type="float">
            <text:p>-0.23754</text:p>
          </table:table-cell>
        </table:table-row>
        <table:table-row table:style-name="ro1">
          <table:table-cell office:value-type="float" office:value="49.03" calcext:value-type="float">
            <text:p>49.03</text:p>
          </table:table-cell>
          <table:table-cell office:value-type="float" office:value="179.0652008057" calcext:value-type="float">
            <text:p>179.0652008057</text:p>
          </table:table-cell>
          <table:table-cell office:value-type="float" office:value="-0.6892377367" calcext:value-type="float">
            <text:p>-0.689237736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103872" calcext:value-type="float">
            <text:p>-0.00103872</text:p>
          </table:table-cell>
          <table:table-cell office:value-type="float" office:value="-0.0004744722" calcext:value-type="float">
            <text:p>-0.0004744722</text:p>
          </table:table-cell>
          <table:table-cell office:value-type="float" office:value="980" calcext:value-type="float">
            <text:p>980</text:p>
          </table:table-cell>
          <table:table-cell table:formula="of:=[.D981]*100" office:value-type="float" office:value="-1.21396903" calcext:value-type="float">
            <text:p>-1.21396903</text:p>
          </table:table-cell>
          <table:table-cell table:formula="of:=[.E981]*100" office:value-type="float" office:value="-0.103872" calcext:value-type="float">
            <text:p>-0.103872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office:value-type="float" office:value="179.0769042969" calcext:value-type="float">
            <text:p>179.0769042969</text:p>
          </table:table-cell>
          <table:table-cell office:value-type="float" office:value="-0.7862768282" calcext:value-type="float">
            <text:p>-0.786276828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49884" calcext:value-type="float">
            <text:p>0.00049884</text:p>
          </table:table-cell>
          <table:table-cell office:value-type="float" office:value="-0.0003578257" calcext:value-type="float">
            <text:p>-0.0003578257</text:p>
          </table:table-cell>
          <table:table-cell office:value-type="float" office:value="981" calcext:value-type="float">
            <text:p>981</text:p>
          </table:table-cell>
          <table:table-cell table:formula="of:=[.D982]*100" office:value-type="float" office:value="-1.21396903" calcext:value-type="float">
            <text:p>-1.21396903</text:p>
          </table:table-cell>
          <table:table-cell table:formula="of:=[.E982]*100" office:value-type="float" office:value="0.049884" calcext:value-type="float">
            <text:p>0.049884</text:p>
          </table:table-cell>
        </table:table-row>
        <table:table-row table:style-name="ro1">
          <table:table-cell office:value-type="float" office:value="49.13" calcext:value-type="float">
            <text:p>49.13</text:p>
          </table:table-cell>
          <table:table-cell office:value-type="float" office:value="179.083114624" calcext:value-type="float">
            <text:p>179.083114624</text:p>
          </table:table-cell>
          <table:table-cell office:value-type="float" office:value="-0.8341272132" calcext:value-type="float">
            <text:p>-0.83412721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84241" calcext:value-type="float">
            <text:p>0.00184241</text:p>
          </table:table-cell>
          <table:table-cell office:value-type="float" office:value="-0.0000533799" calcext:value-type="float">
            <text:p>-5.33799E-05</text:p>
          </table:table-cell>
          <table:table-cell office:value-type="float" office:value="982" calcext:value-type="float">
            <text:p>982</text:p>
          </table:table-cell>
          <table:table-cell table:formula="of:=[.D983]*100" office:value-type="float" office:value="-1.21396903" calcext:value-type="float">
            <text:p>-1.21396903</text:p>
          </table:table-cell>
          <table:table-cell table:formula="of:=[.E983]*100" office:value-type="float" office:value="0.184241" calcext:value-type="float">
            <text:p>0.184241</text:p>
          </table:table-cell>
        </table:table-row>
        <table:table-row table:style-name="ro1">
          <table:table-cell office:value-type="float" office:value="49.18" calcext:value-type="float">
            <text:p>49.18</text:p>
          </table:table-cell>
          <table:table-cell office:value-type="float" office:value="179.0887145996" calcext:value-type="float">
            <text:p>179.0887145996</text:p>
          </table:table-cell>
          <table:table-cell office:value-type="float" office:value="-0.7638091447" calcext:value-type="float">
            <text:p>-0.763809144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26904" calcext:value-type="float">
            <text:p>0.00226904</text:p>
          </table:table-cell>
          <table:table-cell office:value-type="float" office:value="-0.000371184" calcext:value-type="float">
            <text:p>-0.000371184</text:p>
          </table:table-cell>
          <table:table-cell office:value-type="float" office:value="983" calcext:value-type="float">
            <text:p>983</text:p>
          </table:table-cell>
          <table:table-cell table:formula="of:=[.D984]*100" office:value-type="float" office:value="-1.21396903" calcext:value-type="float">
            <text:p>-1.21396903</text:p>
          </table:table-cell>
          <table:table-cell table:formula="of:=[.E984]*100" office:value-type="float" office:value="0.226904" calcext:value-type="float">
            <text:p>0.226904</text:p>
          </table:table-cell>
        </table:table-row>
        <table:table-row table:style-name="ro1">
          <table:table-cell office:value-type="float" office:value="49.23" calcext:value-type="float">
            <text:p>49.23</text:p>
          </table:table-cell>
          <table:table-cell office:value-type="float" office:value="179.0851745605" calcext:value-type="float">
            <text:p>179.0851745605</text:p>
          </table:table-cell>
          <table:table-cell office:value-type="float" office:value="-0.8089246638" calcext:value-type="float">
            <text:p>-0.8089246638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85406" calcext:value-type="float">
            <text:p>0.00285406</text:p>
          </table:table-cell>
          <table:table-cell office:value-type="float" office:value="-0.0001311748" calcext:value-type="float">
            <text:p>-0.0001311748</text:p>
          </table:table-cell>
          <table:table-cell office:value-type="float" office:value="984" calcext:value-type="float">
            <text:p>984</text:p>
          </table:table-cell>
          <table:table-cell table:formula="of:=[.D985]*100" office:value-type="float" office:value="-1.21396903" calcext:value-type="float">
            <text:p>-1.21396903</text:p>
          </table:table-cell>
          <table:table-cell table:formula="of:=[.E985]*100" office:value-type="float" office:value="0.285406" calcext:value-type="float">
            <text:p>0.285406</text:p>
          </table:table-cell>
        </table:table-row>
        <table:table-row table:style-name="ro1">
          <table:table-cell office:value-type="float" office:value="49.28" calcext:value-type="float">
            <text:p>49.28</text:p>
          </table:table-cell>
          <table:table-cell office:value-type="float" office:value="179.0817871094" calcext:value-type="float">
            <text:p>179.0817871094</text:p>
          </table:table-cell>
          <table:table-cell office:value-type="float" office:value="-0.8544150437" calcext:value-type="float">
            <text:p>-0.8544150437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354713" calcext:value-type="float">
            <text:p>0.00354713</text:p>
          </table:table-cell>
          <table:table-cell office:value-type="float" office:value="0.0000033182" calcext:value-type="float">
            <text:p>3.3182E-06</text:p>
          </table:table-cell>
          <table:table-cell office:value-type="float" office:value="985" calcext:value-type="float">
            <text:p>985</text:p>
          </table:table-cell>
          <table:table-cell table:formula="of:=[.D986]*100" office:value-type="float" office:value="-1.21396903" calcext:value-type="float">
            <text:p>-1.21396903</text:p>
          </table:table-cell>
          <table:table-cell table:formula="of:=[.E986]*100" office:value-type="float" office:value="0.354713" calcext:value-type="float">
            <text:p>0.354713</text:p>
          </table:table-cell>
        </table:table-row>
        <table:table-row table:style-name="ro1">
          <table:table-cell office:value-type="float" office:value="49.33" calcext:value-type="float">
            <text:p>49.33</text:p>
          </table:table-cell>
          <table:table-cell office:value-type="float" office:value="179.0893859863" calcext:value-type="float">
            <text:p>179.0893859863</text:p>
          </table:table-cell>
          <table:table-cell office:value-type="float" office:value="-0.7197612564" calcext:value-type="float">
            <text:p>-0.719761256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311144" calcext:value-type="float">
            <text:p>0.00311144</text:p>
          </table:table-cell>
          <table:table-cell office:value-type="float" office:value="-0.0000653596" calcext:value-type="float">
            <text:p>-6.53596E-05</text:p>
          </table:table-cell>
          <table:table-cell office:value-type="float" office:value="986" calcext:value-type="float">
            <text:p>986</text:p>
          </table:table-cell>
          <table:table-cell table:formula="of:=[.D987]*100" office:value-type="float" office:value="-1.21396903" calcext:value-type="float">
            <text:p>-1.21396903</text:p>
          </table:table-cell>
          <table:table-cell table:formula="of:=[.E987]*100" office:value-type="float" office:value="0.311144" calcext:value-type="float">
            <text:p>0.311144</text:p>
          </table:table-cell>
        </table:table-row>
        <table:table-row table:style-name="ro1">
          <table:table-cell office:value-type="float" office:value="49.38" calcext:value-type="float">
            <text:p>49.38</text:p>
          </table:table-cell>
          <table:table-cell office:value-type="float" office:value="179.0855407715" calcext:value-type="float">
            <text:p>179.0855407715</text:p>
          </table:table-cell>
          <table:table-cell office:value-type="float" office:value="-0.7371586936" calcext:value-type="float">
            <text:p>-0.737158693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293707" calcext:value-type="float">
            <text:p>0.00293707</text:p>
          </table:table-cell>
          <table:table-cell office:value-type="float" office:value="-0.0001583711" calcext:value-type="float">
            <text:p>-0.0001583711</text:p>
          </table:table-cell>
          <table:table-cell office:value-type="float" office:value="987" calcext:value-type="float">
            <text:p>987</text:p>
          </table:table-cell>
          <table:table-cell table:formula="of:=[.D988]*100" office:value-type="float" office:value="-1.21396903" calcext:value-type="float">
            <text:p>-1.21396903</text:p>
          </table:table-cell>
          <table:table-cell table:formula="of:=[.E988]*100" office:value-type="float" office:value="0.293707" calcext:value-type="float">
            <text:p>0.293707</text:p>
          </table:table-cell>
        </table:table-row>
        <table:table-row table:style-name="ro1">
          <table:table-cell office:value-type="float" office:value="49.43" calcext:value-type="float">
            <text:p>49.43</text:p>
          </table:table-cell>
          <table:table-cell office:value-type="float" office:value="179.0871429443" calcext:value-type="float">
            <text:p>179.0871429443</text:p>
          </table:table-cell>
          <table:table-cell office:value-type="float" office:value="-0.5742886226" calcext:value-type="float">
            <text:p>-0.574288622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173525" calcext:value-type="float">
            <text:p>0.00173525</text:p>
          </table:table-cell>
          <table:table-cell office:value-type="float" office:value="-0.0001793658" calcext:value-type="float">
            <text:p>-0.0001793658</text:p>
          </table:table-cell>
          <table:table-cell office:value-type="float" office:value="988" calcext:value-type="float">
            <text:p>988</text:p>
          </table:table-cell>
          <table:table-cell table:formula="of:=[.D989]*100" office:value-type="float" office:value="-1.21396903" calcext:value-type="float">
            <text:p>-1.21396903</text:p>
          </table:table-cell>
          <table:table-cell table:formula="of:=[.E989]*100" office:value-type="float" office:value="0.173525" calcext:value-type="float">
            <text:p>0.173525</text:p>
          </table:table-cell>
        </table:table-row>
        <table:table-row table:style-name="ro1">
          <table:table-cell office:value-type="float" office:value="49.48" calcext:value-type="float">
            <text:p>49.48</text:p>
          </table:table-cell>
          <table:table-cell office:value-type="float" office:value="179.0824432373" calcext:value-type="float">
            <text:p>179.0824432373</text:p>
          </table:table-cell>
          <table:table-cell office:value-type="float" office:value="-0.4710835476" calcext:value-type="float">
            <text:p>-0.471083547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0.00024645" calcext:value-type="float">
            <text:p>0.00024645</text:p>
          </table:table-cell>
          <table:table-cell office:value-type="float" office:value="-0.0002142729" calcext:value-type="float">
            <text:p>-0.0002142729</text:p>
          </table:table-cell>
          <table:table-cell office:value-type="float" office:value="989" calcext:value-type="float">
            <text:p>989</text:p>
          </table:table-cell>
          <table:table-cell table:formula="of:=[.D990]*100" office:value-type="float" office:value="-1.21396903" calcext:value-type="float">
            <text:p>-1.21396903</text:p>
          </table:table-cell>
          <table:table-cell table:formula="of:=[.E990]*100" office:value-type="float" office:value="0.024645" calcext:value-type="float">
            <text:p>0.024645</text:p>
          </table:table-cell>
        </table:table-row>
        <table:table-row table:style-name="ro1">
          <table:table-cell office:value-type="float" office:value="49.53" calcext:value-type="float">
            <text:p>49.53</text:p>
          </table:table-cell>
          <table:table-cell office:value-type="float" office:value="179.0744171143" calcext:value-type="float">
            <text:p>179.0744171143</text:p>
          </table:table-cell>
          <table:table-cell office:value-type="float" office:value="-0.434265614" calcext:value-type="float">
            <text:p>-0.43426561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099108" calcext:value-type="float">
            <text:p>-0.00099108</text:p>
          </table:table-cell>
          <table:table-cell office:value-type="float" office:value="-0.0002899767" calcext:value-type="float">
            <text:p>-0.0002899767</text:p>
          </table:table-cell>
          <table:table-cell office:value-type="float" office:value="990" calcext:value-type="float">
            <text:p>990</text:p>
          </table:table-cell>
          <table:table-cell table:formula="of:=[.D991]*100" office:value-type="float" office:value="-1.21396903" calcext:value-type="float">
            <text:p>-1.21396903</text:p>
          </table:table-cell>
          <table:table-cell table:formula="of:=[.E991]*100" office:value-type="float" office:value="-0.099108" calcext:value-type="float">
            <text:p>-0.099108</text:p>
          </table:table-cell>
        </table:table-row>
        <table:table-row table:style-name="ro1">
          <table:table-cell office:value-type="float" office:value="49.58" calcext:value-type="float">
            <text:p>49.58</text:p>
          </table:table-cell>
          <table:table-cell office:value-type="float" office:value="179.0736083984" calcext:value-type="float">
            <text:p>179.0736083984</text:p>
          </table:table-cell>
          <table:table-cell office:value-type="float" office:value="-0.2618004786" calcext:value-type="float">
            <text:p>-0.2618004786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296534" calcext:value-type="float">
            <text:p>-0.00296534</text:p>
          </table:table-cell>
          <table:table-cell office:value-type="float" office:value="-0.0005381459" calcext:value-type="float">
            <text:p>-0.0005381459</text:p>
          </table:table-cell>
          <table:table-cell office:value-type="float" office:value="991" calcext:value-type="float">
            <text:p>991</text:p>
          </table:table-cell>
          <table:table-cell table:formula="of:=[.D992]*100" office:value-type="float" office:value="-1.21396903" calcext:value-type="float">
            <text:p>-1.21396903</text:p>
          </table:table-cell>
          <table:table-cell table:formula="of:=[.E992]*100" office:value-type="float" office:value="-0.296534" calcext:value-type="float">
            <text:p>-0.296534</text:p>
          </table:table-cell>
        </table:table-row>
        <table:table-row table:style-name="ro1">
          <table:table-cell office:value-type="float" office:value="49.63" calcext:value-type="float">
            <text:p>49.63</text:p>
          </table:table-cell>
          <table:table-cell office:value-type="float" office:value="179.0812988281" calcext:value-type="float">
            <text:p>179.0812988281</text:p>
          </table:table-cell>
          <table:table-cell office:value-type="float" office:value="-0.180701132" calcext:value-type="float">
            <text:p>-0.180701132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482153" calcext:value-type="float">
            <text:p>-0.00482153</text:p>
          </table:table-cell>
          <table:table-cell office:value-type="float" office:value="-0.000537177" calcext:value-type="float">
            <text:p>-0.000537177</text:p>
          </table:table-cell>
          <table:table-cell office:value-type="float" office:value="992" calcext:value-type="float">
            <text:p>992</text:p>
          </table:table-cell>
          <table:table-cell table:formula="of:=[.D993]*100" office:value-type="float" office:value="-1.21396903" calcext:value-type="float">
            <text:p>-1.21396903</text:p>
          </table:table-cell>
          <table:table-cell table:formula="of:=[.E993]*100" office:value-type="float" office:value="-0.482153" calcext:value-type="float">
            <text:p>-0.482153</text:p>
          </table:table-cell>
        </table:table-row>
        <table:table-row table:style-name="ro1">
          <table:table-cell office:value-type="float" office:value="49.68" calcext:value-type="float">
            <text:p>49.68</text:p>
          </table:table-cell>
          <table:table-cell office:value-type="float" office:value="179.0851898193" calcext:value-type="float">
            <text:p>179.0851898193</text:p>
          </table:table-cell>
          <table:table-cell office:value-type="float" office:value="-0.1293987473" calcext:value-type="float">
            <text:p>-0.1293987473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640043" calcext:value-type="float">
            <text:p>-0.00640043</text:p>
          </table:table-cell>
          <table:table-cell office:value-type="float" office:value="-0.0005845679" calcext:value-type="float">
            <text:p>-0.0005845679</text:p>
          </table:table-cell>
          <table:table-cell office:value-type="float" office:value="993" calcext:value-type="float">
            <text:p>993</text:p>
          </table:table-cell>
          <table:table-cell table:formula="of:=[.D994]*100" office:value-type="float" office:value="-1.21396903" calcext:value-type="float">
            <text:p>-1.21396903</text:p>
          </table:table-cell>
          <table:table-cell table:formula="of:=[.E994]*100" office:value-type="float" office:value="-0.640043" calcext:value-type="float">
            <text:p>-0.640043</text:p>
          </table:table-cell>
        </table:table-row>
        <table:table-row table:style-name="ro1">
          <table:table-cell office:value-type="float" office:value="49.73" calcext:value-type="float">
            <text:p>49.73</text:p>
          </table:table-cell>
          <table:table-cell office:value-type="float" office:value="179.0906066895" calcext:value-type="float">
            <text:p>179.0906066895</text:p>
          </table:table-cell>
          <table:table-cell office:value-type="float" office:value="0.0169914374" calcext:value-type="float">
            <text:p>0.0169914374</text:p>
          </table:table-cell>
          <table:table-cell office:value-type="float" office:value="-0.0121396903" calcext:value-type="float">
            <text:p>-0.0121396903</text:p>
          </table:table-cell>
          <table:table-cell office:value-type="float" office:value="-0.00842837" calcext:value-type="float">
            <text:p>-0.00842837</text:p>
          </table:table-cell>
          <table:table-cell office:value-type="float" office:value="-0.0007263124" calcext:value-type="float">
            <text:p>-0.0007263124</text:p>
          </table:table-cell>
          <table:table-cell office:value-type="float" office:value="994" calcext:value-type="float">
            <text:p>994</text:p>
          </table:table-cell>
          <table:table-cell table:formula="of:=[.D995]*100" office:value-type="float" office:value="-1.21396903" calcext:value-type="float">
            <text:p>-1.21396903</text:p>
          </table:table-cell>
          <table:table-cell table:formula="of:=[.E995]*100" office:value-type="float" office:value="-0.842837" calcext:value-type="float">
            <text:p>-0.842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21:01:21.709692375</dc:date>
    <meta:editing-duration>PT9M35S</meta:editing-duration>
    <meta:editing-cycles>1</meta:editing-cycles>
    <meta:document-statistic meta:table-count="1" meta:cell-count="895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8cm" svg:height="11.158cm" xlink:href=".." xlink:type="simple" chart:class="chart:line" chart:style-name="ch1">
        <chart:legend chart:legend-position="end" svg:x="13.943cm" svg:y="4.782cm" style:legend-expansion="high" chart:style-name="ch2"/>
        <chart:plot-area chart:style-name="ch3" table:cell-range-address="test3.C1:test3.C995 test3.H1:test3.I995" chart:data-source-has-labels="row" svg:x="0.357cm" svg:y="0.223cm" svg:width="13.229cm" svg:height="10.712cm">
          <chartooo:coordinate-region svg:x="0.899cm" svg:y="0.422cm" svg:width="12.687cm" svg:height="10.3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3.C2:test3.C995" chart:label-cell-address="test3.C1:test3.C1" chart:class="chart:line">
            <chart:data-point chart:repeated="994"/>
          </chart:series>
          <chart:series chart:style-name="ch7" chart:values-cell-range-address="test3.H2:test3.H995" chart:label-cell-address="test3.H1:test3.H1" chart:class="chart:line">
            <chart:data-point chart:repeated="994"/>
          </chart:series>
          <chart:series chart:style-name="ch8" chart:values-cell-range-address="test3.I2:test3.I995" chart:label-cell-address="test3.I1:test3.I1" chart:class="chart:line">
            <chart:data-point chart:repeated="9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_output_ankle</text:p>
                <draw:g>
                  <svg:desc>test3.C1:test3.C1</svg:desc>
                </draw:g>
              </table:table-cell>
              <table:table-cell office:value-type="string">
                <text:p>zmp_ref_cm</text:p>
                <draw:g>
                  <svg:desc>test3.H1:test3.H1</svg:desc>
                </draw:g>
              </table:table-cell>
              <table:table-cell office:value-type="string">
                <text:p>zmp_imu_cm</text:p>
                <draw:g>
                  <svg:desc>test3.I1:tes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3.C2:test3.C995</svg:desc>
                </draw:g>
              </table:table-cell>
              <table:table-cell office:value-type="float" office:value="-1.21396903">
                <text:p>-1.21396903</text:p>
                <draw:g>
                  <svg:desc>test3.H2:test3.H995</svg:desc>
                </draw:g>
              </table:table-cell>
              <table:table-cell office:value-type="float" office:value="-1.213969">
                <text:p>-1.213969</text:p>
                <draw:g>
                  <svg:desc>test3.I2:test3.I9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133663288">
                <text:p>-0.41336632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8437">
                <text:p>-0.938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382751479">
                <text:p>-0.33827514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4879">
                <text:p>-0.804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4276243">
                <text:p>0.17842762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60288">
                <text:p>-1.060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12674598">
                <text:p>-0.10126745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44057">
                <text:p>-1.044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11149">
                <text:p>0.0600111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40742">
                <text:p>-1.140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07947349">
                <text:p>-0.12079473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4655">
                <text:p>-1.084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07124729">
                <text:p>-0.18071247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7341">
                <text:p>-1.007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33257053">
                <text:p>-0.18332570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4077">
                <text:p>-0.954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669265826">
                <text:p>-0.16692658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9514">
                <text:p>-0.929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796505099">
                <text:p>-0.17965050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4665">
                <text:p>-0.904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511992484">
                <text:p>-0.15119924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7069">
                <text:p>-0.907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020182276">
                <text:p>-0.20201822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4798">
                <text:p>-0.87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89327764">
                <text:p>-0.15893277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012">
                <text:p>-0.882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37962999">
                <text:p>-0.19379629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358">
                <text:p>-0.86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99106574">
                <text:p>-0.09991065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3878">
                <text:p>-0.913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29127406">
                <text:p>-0.19291274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5405">
                <text:p>-0.885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969489432">
                <text:p>-0.19694894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374">
                <text:p>-0.86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63028753">
                <text:p>-0.20630287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3068">
                <text:p>-0.843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61252289">
                <text:p>-0.1612522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9321">
                <text:p>-0.859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607599395">
                <text:p>-0.26075993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3825">
                <text:p>-0.803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145922112">
                <text:p>-0.21459221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7616">
                <text:p>-0.797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82450256">
                <text:p>-0.16824502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4371">
                <text:p>-0.824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676188175">
                <text:p>-0.26761881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5962">
                <text:p>-0.775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730247471">
                <text:p>-0.27302474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01">
                <text:p>-0.7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178650997">
                <text:p>-0.21786509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2969">
                <text:p>-0.752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213268601">
                <text:p>-0.22132686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9237">
                <text:p>-0.759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639787678">
                <text:p>-0.26397876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4984">
                <text:p>-0.734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394861707">
                <text:p>-0.23948617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5148">
                <text:p>-0.735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998162942">
                <text:p>-0.29981629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5044">
                <text:p>-0.69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234844715">
                <text:p>-0.22348447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9198">
                <text:p>-0.719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495112663">
                <text:p>-0.34951126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129">
                <text:p>-0.65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800961543">
                <text:p>-0.28009615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2307">
                <text:p>-0.652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907175997">
                <text:p>-0.29071759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5904">
                <text:p>-0.645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743564732">
                <text:p>-0.27435647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2543">
                <text:p>-0.652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601497572">
                <text:p>-0.36014975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9781">
                <text:p>-0.599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271940315">
                <text:p>-0.32719403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6588">
                <text:p>-0.586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580012062">
                <text:p>-0.35800120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7262">
                <text:p>-0.557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346151364">
                <text:p>-0.33461513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3307">
                <text:p>-0.553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84145817">
                <text:p>-0.2841458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4312">
                <text:p>-0.584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308031624">
                <text:p>-0.23080316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0529">
                <text:p>-0.640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114919887">
                <text:p>-0.21149198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0864">
                <text:p>-0.690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968194619">
                <text:p>-0.29681946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67531">
                <text:p>-0.667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694164556">
                <text:p>-0.26941645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0248">
                <text:p>-0.670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587069211">
                <text:p>-0.25870692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9197">
                <text:p>-0.679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976411722">
                <text:p>-0.29764117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9208">
                <text:p>-0.659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26717472">
                <text:p>-0.35267174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09207">
                <text:p>-0.609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081066528">
                <text:p>-0.20810665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2248">
                <text:p>-0.672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134391996">
                <text:p>-0.21343919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0703">
                <text:p>-0.710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145117812">
                <text:p>-0.21451178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5614">
                <text:p>-0.7356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360543454">
                <text:p>-0.33605434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12">
                <text:p>-0.67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41181196">
                <text:p>-0.12411811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9542">
                <text:p>-0.7695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703816411">
                <text:p>-0.17038164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4239">
                <text:p>-0.8042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121025406">
                <text:p>-0.21210254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9551">
                <text:p>-0.799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872090767">
                <text:p>-0.18720907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302">
                <text:p>-0.81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788252557">
                <text:p>-0.17882525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7584">
                <text:p>-0.827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512581278">
                <text:p>-0.15125812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5665">
                <text:p>-0.8556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9756644">
                <text:p>-0.1797566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5381">
                <text:p>-0.8553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805531686">
                <text:p>-0.18055316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4661">
                <text:p>-0.8546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538165722">
                <text:p>-0.25381657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5347">
                <text:p>-0.805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82048127">
                <text:p>-0.2820481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3667">
                <text:p>-0.753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467176681">
                <text:p>-0.24671766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2778">
                <text:p>-0.742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787568483">
                <text:p>-0.27875684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4166">
                <text:p>-0.714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865449913">
                <text:p>-0.28654499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89907">
                <text:p>-0.6899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558266923">
                <text:p>-0.25582669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4217">
                <text:p>-0.694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638434">
                <text:p>-0.3586384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856">
                <text:p>-0.62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370211684">
                <text:p>-0.23702116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65871">
                <text:p>-0.665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092131359">
                <text:p>-0.30921313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2615">
                <text:p>-0.642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507121252">
                <text:p>-0.35071212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9456">
                <text:p>-0.599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26114676">
                <text:p>-0.25261146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36085">
                <text:p>-0.636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301723249">
                <text:p>-0.23017232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5451">
                <text:p>-0.675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467313459">
                <text:p>-0.34673134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3991">
                <text:p>-0.623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434129354">
                <text:p>-0.34341293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191">
                <text:p>-0.591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267222953">
                <text:p>-0.32672229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1657">
                <text:p>-0.581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062682703">
                <text:p>-0.30626827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8459">
                <text:p>-0.588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381522878">
                <text:p>-0.33815228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1739">
                <text:p>-0.571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785814176">
                <text:p>-0.37858141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3648">
                <text:p>-0.533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392679431">
                <text:p>-0.33926794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447">
                <text:p>-0.53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18193527">
                <text:p>-0.3181935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49065">
                <text:p>-0.5490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784973084">
                <text:p>-0.37849730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18595">
                <text:p>-0.518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972451116">
                <text:p>-0.29724511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2449">
                <text:p>-0.5524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549230095">
                <text:p>-0.35492300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6563">
                <text:p>-0.536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35163417">
                <text:p>-0.2835163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3574">
                <text:p>-0.573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119960581">
                <text:p>-0.31199605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9254">
                <text:p>-0.579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613976326">
                <text:p>-0.36139763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011">
                <text:p>-0.55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689567656">
                <text:p>-0.26895676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2306">
                <text:p>-0.592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843608059">
                <text:p>-0.28436080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10158">
                <text:p>-0.610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835374014">
                <text:p>-0.28353740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2602">
                <text:p>-0.622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81345284">
                <text:p>-0.28813452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7831">
                <text:p>-0.627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967484289">
                <text:p>-0.29674842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5574">
                <text:p>-0.625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193805677">
                <text:p>-0.3193805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08984">
                <text:p>-0.608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560366775">
                <text:p>-0.25603667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0151">
                <text:p>-0.640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755378585">
                <text:p>-0.27553785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7922">
                <text:p>-0.647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60083319">
                <text:p>-0.2600833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63401">
                <text:p>-0.663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315889132">
                <text:p>-0.33158891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6054">
                <text:p>-0.6260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575364703">
                <text:p>-0.25753647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0527">
                <text:p>-0.6505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030401449">
                <text:p>-0.20304014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316">
                <text:p>-0.70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55567069">
                <text:p>-0.21555670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9891">
                <text:p>-0.729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737247337">
                <text:p>-0.17372473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5588">
                <text:p>-0.775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82985197">
                <text:p>-1.3829851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6269095454">
                <text:p>-0.62690954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2877">
                <text:p>0.012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007807429">
                <text:p>-0.60078074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4041">
                <text:p>0.0040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6373461168">
                <text:p>-0.63734611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2526">
                <text:p>0.0225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6466237182">
                <text:p>-0.64662371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1028">
                <text:p>0.0410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99603644">
                <text:p>-0.5996036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2016">
                <text:p>0.0220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22053087">
                <text:p>-0.6220530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4311">
                <text:p>0.0243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843209286">
                <text:p>-0.58432092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146984408">
                <text:p>-0.61469844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5197">
                <text:p>0.005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5247203308">
                <text:p>-0.52472033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1775">
                <text:p>-0.0517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144606368">
                <text:p>-0.61446063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9924">
                <text:p>-0.0299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100607954">
                <text:p>-0.61006079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8295">
                <text:p>-0.0182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705490244">
                <text:p>-0.57054902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6882">
                <text:p>-0.0368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611218327">
                <text:p>-0.6112183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161">
                <text:p>-0.022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5901525331">
                <text:p>-0.59015253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6392">
                <text:p>-0.026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280146291">
                <text:p>-0.52801462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0629">
                <text:p>-0.0706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448027073">
                <text:p>-0.64480270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263">
                <text:p>-0.0222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362051587">
                <text:p>-0.63620515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4237">
                <text:p>0.0042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70041723">
                <text:p>-0.5700417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206">
                <text:p>-0.0222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846465459">
                <text:p>-0.68464654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6564">
                <text:p>0.0365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865000796">
                <text:p>-0.58650007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0307">
                <text:p>0.0103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5752571273">
                <text:p>-0.57525712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4684">
                <text:p>-0.0146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803704841">
                <text:p>-0.58037048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793">
                <text:p>-0.027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5504362691">
                <text:p>-0.55043626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6709">
                <text:p>-0.0567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426077387">
                <text:p>-0.54260773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81106">
                <text:p>-0.081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722060059">
                <text:p>-0.47220600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429">
                <text:p>-0.144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534852212">
                <text:p>-0.55348522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2218">
                <text:p>-0.132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600548258">
                <text:p>-0.66005482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3139">
                <text:p>-0.053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6023965849">
                <text:p>-0.60239658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8874">
                <text:p>-0.038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6379278219">
                <text:p>-0.63792782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5684">
                <text:p>-0.0056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635873419">
                <text:p>-0.66358734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3536">
                <text:p>0.033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50045286">
                <text:p>-0.5500452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6009">
                <text:p>-0.016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750434961">
                <text:p>-0.67504349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4292">
                <text:p>0.0342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5956036606">
                <text:p>-0.59560366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4861">
                <text:p>0.0148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509312364">
                <text:p>-0.65093123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8792">
                <text:p>0.0387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414455719">
                <text:p>-0.64144557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8416">
                <text:p>0.048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107114432">
                <text:p>-0.61071144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4343">
                <text:p>0.0343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380909506">
                <text:p>-0.63809095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3216">
                <text:p>0.0432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6664051506">
                <text:p>-0.66640515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8001">
                <text:p>0.068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236679085">
                <text:p>-0.52366790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0625">
                <text:p>-0.01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6773054182">
                <text:p>-0.67730541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9388">
                <text:p>0.0393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6267493625">
                <text:p>-0.62674936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9018">
                <text:p>0.039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7136096183">
                <text:p>-0.71360961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6668">
                <text:p>0.096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136898329">
                <text:p>-0.61368983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8483">
                <text:p>0.0684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386410257">
                <text:p>-0.63864102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6333">
                <text:p>0.066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924113677">
                <text:p>-0.6924113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0741">
                <text:p>0.100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748645414">
                <text:p>-0.67486454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11974">
                <text:p>0.1119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5859946729">
                <text:p>-0.58599467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0222">
                <text:p>0.060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089757157">
                <text:p>-0.60897571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1054">
                <text:p>0.0410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5824889885">
                <text:p>-0.58248898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0626">
                <text:p>0.010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5858340495">
                <text:p>-0.58583404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7422">
                <text:p>-0.0074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238440886">
                <text:p>-0.62384408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526796621">
                <text:p>-0.5267966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49931">
                <text:p>-0.0499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501938207">
                <text:p>-0.65019382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4877">
                <text:p>-0.0048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590442686">
                <text:p>-0.55904426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5609">
                <text:p>-0.0356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828573246">
                <text:p>-0.58285732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40216">
                <text:p>-0.0402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781964318">
                <text:p>-0.57819643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46393">
                <text:p>-0.0463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898714311">
                <text:p>-0.48987143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9383">
                <text:p>-0.1093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5283177096">
                <text:p>-0.52831770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5732">
                <text:p>-0.1257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633075484">
                <text:p>-0.6330754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68">
                <text:p>-0.06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310454929">
                <text:p>-0.53104549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95537">
                <text:p>-0.0955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080045246">
                <text:p>-0.60800452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3389">
                <text:p>-0.063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4860102658">
                <text:p>-0.48601026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3283">
                <text:p>-0.123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454297057">
                <text:p>-0.54542970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3588">
                <text:p>-0.1235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5330280121">
                <text:p>-0.53302801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2059">
                <text:p>-0.132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576595483">
                <text:p>-0.5765954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8663">
                <text:p>-0.1086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423131023">
                <text:p>-0.54231310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15924">
                <text:p>-0.1159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517841623">
                <text:p>-0.5178416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7073">
                <text:p>-0.1370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564354362">
                <text:p>-0.5643543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0164">
                <text:p>-0.1201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6141969677">
                <text:p>-0.6141969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5673">
                <text:p>-0.075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789929451">
                <text:p>-0.57899294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949">
                <text:p>-0.069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844109256">
                <text:p>-0.58441092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1759">
                <text:p>-0.0617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7563936512">
                <text:p>-0.75639365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5803">
                <text:p>0.058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056702114">
                <text:p>-0.60567021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739">
                <text:p>0.037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6547827955">
                <text:p>-0.65478279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56372">
                <text:p>0.0563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7501063658">
                <text:p>-0.75010636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256">
                <text:p>0.132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6360449087">
                <text:p>-0.63604490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7302">
                <text:p>0.1073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7503234862">
                <text:p>-0.75032348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66644">
                <text:p>0.166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7600933794">
                <text:p>-0.76009337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127">
                <text:p>0.2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723626251">
                <text:p>-0.7236262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19085">
                <text:p>0.219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7307241039">
                <text:p>-0.73072410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807">
                <text:p>0.228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7030824551">
                <text:p>-0.70308245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15634">
                <text:p>0.2156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734907103">
                <text:p>-0.7349071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8559">
                <text:p>0.2285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7806068902">
                <text:p>-0.78060689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67633">
                <text:p>0.2676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7716036279">
                <text:p>-0.77160362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87671">
                <text:p>0.2876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7148143856">
                <text:p>-0.71481438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63171">
                <text:p>0.2631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7447243962">
                <text:p>-0.74472439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66781">
                <text:p>0.2667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7340104532">
                <text:p>-0.73401045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62045">
                <text:p>0.2620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6872505436">
                <text:p>-0.68725054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7721">
                <text:p>0.227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7501357133">
                <text:p>-0.75013571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46764">
                <text:p>0.246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7068753617">
                <text:p>-0.70687536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30619">
                <text:p>0.2306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7266916538">
                <text:p>-0.72669165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33069">
                <text:p>0.2330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970066662">
                <text:p>-0.59700666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48259">
                <text:p>0.1482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049112392">
                <text:p>-0.60491123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7012">
                <text:p>0.097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6719729641">
                <text:p>-0.67197296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7561">
                <text:p>0.1075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5156070076">
                <text:p>-0.51560700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0365">
                <text:p>0.010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954110276">
                <text:p>-0.59541102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1212">
                <text:p>-0.0012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5534641749">
                <text:p>-0.55346417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6886">
                <text:p>-0.0368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5665014813">
                <text:p>-0.56650148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197">
                <text:p>-0.051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5366904294">
                <text:p>-0.53669042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81891">
                <text:p>-0.081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5380375064">
                <text:p>-0.53803750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0933">
                <text:p>-0.100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51356221">
                <text:p>-0.513562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9936">
                <text:p>-0.1299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6313878092">
                <text:p>-0.63138780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0727">
                <text:p>-0.070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4739291251">
                <text:p>-0.47392912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6225">
                <text:p>-0.1362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960916252">
                <text:p>-0.49609162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651">
                <text:p>-0.16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5270492693">
                <text:p>-0.52704926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63706">
                <text:p>-0.1637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766899137">
                <text:p>-0.57668991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969">
                <text:p>-0.129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5160491016">
                <text:p>-0.51604910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7442">
                <text:p>-0.1474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5504233977">
                <text:p>-0.55042339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6359">
                <text:p>-0.1363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840048426">
                <text:p>-0.58400484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659">
                <text:p>-0.106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5102114174">
                <text:p>-0.51021141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594">
                <text:p>-0.135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462485447">
                <text:p>-0.44624854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98133">
                <text:p>-0.1981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757195873">
                <text:p>-0.47571958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9933">
                <text:p>-0.2199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024401817">
                <text:p>-0.50244018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665">
                <text:p>-0.216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4870313347">
                <text:p>-0.48703133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4733">
                <text:p>-0.2247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346412961">
                <text:p>-0.63464129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173">
                <text:p>-0.131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5912580617">
                <text:p>-0.59125806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9867">
                <text:p>-0.098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5014784193">
                <text:p>-0.50147841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6483">
                <text:p>-0.1364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3721401875">
                <text:p>-0.37214018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47892">
                <text:p>-0.2478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5326335735">
                <text:p>-0.53263357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5156">
                <text:p>-0.2151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4197735775">
                <text:p>-0.41977357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68569">
                <text:p>-0.268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5116679741">
                <text:p>-0.51166797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4291">
                <text:p>-0.242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5101521327">
                <text:p>-0.51015213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6821">
                <text:p>-0.2268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5443645923">
                <text:p>-0.54436459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93295">
                <text:p>-0.1932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5795007985">
                <text:p>-0.57950079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7534">
                <text:p>-0.1475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5281847492">
                <text:p>-0.52818474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1244">
                <text:p>-0.1512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417356105">
                <text:p>-0.4173561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759">
                <text:p>-0.227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5661155685">
                <text:p>-0.56611556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79309">
                <text:p>-0.1793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5822113542">
                <text:p>-0.58221135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6407">
                <text:p>-0.1364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706332139">
                <text:p>-0.47063321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219">
                <text:p>-0.182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5654873322">
                <text:p>-0.56548733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9474">
                <text:p>-0.149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6044954264">
                <text:p>-0.60449542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1672">
                <text:p>-0.1016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6716146262">
                <text:p>-0.67161462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5078">
                <text:p>-0.0250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6061273025">
                <text:p>-0.60612730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7688">
                <text:p>-0.0176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5940188097">
                <text:p>-0.59401880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0834">
                <text:p>-0.0208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5203259893">
                <text:p>-0.52032598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2051">
                <text:p>-0.0720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20140108">
                <text:p>-0.5201401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6305">
                <text:p>-0.106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6001910078">
                <text:p>-0.60019100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5773">
                <text:p>-0.0757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64042513">
                <text:p>-0.640425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8609">
                <text:p>-0.0286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5071464297">
                <text:p>-0.50714642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86017">
                <text:p>-0.086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7005795443">
                <text:p>-0.70057954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4661">
                <text:p>0.0046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648739869">
                <text:p>-0.56487398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5368">
                <text:p>-0.0253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131177339">
                <text:p>-0.51311773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9877">
                <text:p>-0.0798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577018241">
                <text:p>-0.5770182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3608">
                <text:p>-0.073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555072918">
                <text:p>-0.45550729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0424">
                <text:p>-0.150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37322726">
                <text:p>-0.5373227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7079">
                <text:p>-0.1470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5880127324">
                <text:p>-0.58801273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11062">
                <text:p>-0.1110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696354257">
                <text:p>-0.56963542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9931">
                <text:p>-0.099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5354031988">
                <text:p>-0.53540319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14297">
                <text:p>-0.114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5627143772">
                <text:p>-0.56271437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6079">
                <text:p>-0.1060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5276442848">
                <text:p>-0.52764428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3979">
                <text:p>-0.1239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5102126435">
                <text:p>-0.51021264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7527">
                <text:p>-0.1475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4790546338">
                <text:p>-0.47905463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3987">
                <text:p>-0.1839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5580113929">
                <text:p>-0.55801139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5655">
                <text:p>-0.1556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967331097">
                <text:p>-0.49673310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7762">
                <text:p>-0.177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679196065">
                <text:p>-0.46791960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1463">
                <text:p>-0.2114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4868536378">
                <text:p>-0.48685363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1395">
                <text:p>-0.2213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5100037783">
                <text:p>-0.51000377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2583">
                <text:p>-0.2125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5363796887">
                <text:p>-0.53637968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913">
                <text:p>-0.189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668816598">
                <text:p>-0.56688165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3169">
                <text:p>-0.1531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179763584">
                <text:p>-0.51797635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61804">
                <text:p>-0.161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421245211">
                <text:p>-0.54212452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1462">
                <text:p>-0.1514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520028834">
                <text:p>-0.55200288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7985">
                <text:p>-0.1379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647285093">
                <text:p>-0.6472850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5494">
                <text:p>-0.0654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6602556154">
                <text:p>-0.66025561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8541">
                <text:p>-0.0085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6353584674">
                <text:p>-0.63535846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2817">
                <text:p>0.0128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5862199734">
                <text:p>-0.58621997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5704">
                <text:p>-0.0057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5722978521">
                <text:p>-0.57229785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7327">
                <text:p>-0.0273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6052759916">
                <text:p>-0.60527599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9754">
                <text:p>-0.0197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5791574684">
                <text:p>-0.57915746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2116">
                <text:p>-0.032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6066604775">
                <text:p>-0.60666047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023">
                <text:p>-0.0220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631762014">
                <text:p>-0.6317620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1435">
                <text:p>0.0014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6300906516">
                <text:p>-0.63009065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5953">
                <text:p>0.0159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5857589056">
                <text:p>-0.58575890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3921">
                <text:p>-0.0039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6582123908">
                <text:p>-0.65821239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1128">
                <text:p>0.0311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6610527669">
                <text:p>-0.66105276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56379">
                <text:p>0.0563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6826881533">
                <text:p>-0.68268815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7626">
                <text:p>0.0876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80750188">
                <text:p>-0.6807501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7157">
                <text:p>0.1071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7047863601">
                <text:p>-0.70478636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6194">
                <text:p>0.1361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6811710969">
                <text:p>-0.68117109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9803">
                <text:p>0.1398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7171892303">
                <text:p>-0.71718923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66216">
                <text:p>0.1662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7246946588">
                <text:p>-0.72469465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8882">
                <text:p>0.188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7119998887">
                <text:p>-0.71199988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95422">
                <text:p>0.1954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6172741116">
                <text:p>-0.61727411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6681">
                <text:p>0.1366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6658233916">
                <text:p>-0.66582339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29897">
                <text:p>0.1298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6144901284">
                <text:p>-0.61449012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1161">
                <text:p>0.091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6356949234">
                <text:p>-0.63569492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79481">
                <text:p>0.0794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7320735989">
                <text:p>-0.73207359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5939">
                <text:p>0.1359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6394765657">
                <text:p>-0.63947656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11842">
                <text:p>0.1118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6907918463">
                <text:p>-0.6907918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29988">
                <text:p>0.1299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6778116251">
                <text:p>-0.67781162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3428">
                <text:p>0.1334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6693125334">
                <text:p>-0.66931253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0055">
                <text:p>0.1300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077814315">
                <text:p>-0.60778143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6794">
                <text:p>0.086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6430985151">
                <text:p>-0.64309851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1506">
                <text:p>0.0815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6311206077">
                <text:p>-0.63112060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9998">
                <text:p>0.0699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6705533076">
                <text:p>-0.67055330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8614">
                <text:p>0.0886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6575856167">
                <text:p>-0.65758561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2375">
                <text:p>0.092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6489211744">
                <text:p>-0.64892117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9106">
                <text:p>0.0891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5865127987">
                <text:p>-0.58651279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5329">
                <text:p>0.0453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6095681098">
                <text:p>-0.60956810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1524">
                <text:p>0.0315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5674238655">
                <text:p>-0.56742386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5766">
                <text:p>-0.0057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5981944784">
                <text:p>-0.59819447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0106">
                <text:p>-0.0101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5875379002">
                <text:p>-0.58753790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0102">
                <text:p>-0.0201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510095686">
                <text:p>-0.55100956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111">
                <text:p>-0.051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5018058613">
                <text:p>-0.50180586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4571">
                <text:p>-0.1045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6027058345">
                <text:p>-0.60270583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2942">
                <text:p>-0.0729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6367322321">
                <text:p>-0.63673223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9184">
                <text:p>-0.0291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5255261906">
                <text:p>-0.52552619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4149">
                <text:p>-0.0741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6514315765">
                <text:p>-0.65143157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019">
                <text:p>-0.02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5798109807">
                <text:p>-0.57981098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1972">
                <text:p>-0.0319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6753663545">
                <text:p>-0.67536635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387">
                <text:p>0.023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6725025042">
                <text:p>-0.67250250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59174">
                <text:p>0.059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7083279688">
                <text:p>-0.70832796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6579">
                <text:p>0.1065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7088060284">
                <text:p>-0.70880602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8488">
                <text:p>0.1384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7749537282">
                <text:p>-0.77495372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3843">
                <text:p>0.2038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704385931">
                <text:p>-0.7043859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0358">
                <text:p>0.2003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7150093889">
                <text:p>-0.71500938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5116">
                <text:p>0.205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706284176">
                <text:p>-0.7062841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2471">
                <text:p>0.202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7410091602">
                <text:p>-0.74100916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3855">
                <text:p>0.2238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7131591594">
                <text:p>-0.71315915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19541">
                <text:p>0.2195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6610456988">
                <text:p>-0.66104569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8193">
                <text:p>0.181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7312601466">
                <text:p>-0.73126014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3668">
                <text:p>0.2036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5545886789">
                <text:p>-0.55458867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0393">
                <text:p>0.1003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6549920007">
                <text:p>-0.65499200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8496">
                <text:p>0.0984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579889351">
                <text:p>-0.5798893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7171">
                <text:p>0.0471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110360826">
                <text:p>-0.51103608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2925">
                <text:p>-0.0329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4241427492">
                <text:p>-0.42414274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422">
                <text:p>-0.144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4456832422">
                <text:p>-0.44568324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04027">
                <text:p>-0.2040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3136368945">
                <text:p>-0.31363689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31899">
                <text:p>-0.3318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281890974">
                <text:p>-0.2818909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38271">
                <text:p>-0.4382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745767427">
                <text:p>-0.17457674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0687">
                <text:p>-0.5806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297943784">
                <text:p>-0.12979437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5442">
                <text:p>-0.7054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362238804">
                <text:p>-0.03622388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0947">
                <text:p>-0.8509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104763221">
                <text:p>-0.01047632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5072">
                <text:p>-0.9650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754935542">
                <text:p>0.07549355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8428">
                <text:p>-1.0984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81672677">
                <text:p>0.0081672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42417">
                <text:p>-1.1424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41360711">
                <text:p>0.13413607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5697">
                <text:p>-1.2556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279514883">
                <text:p>0.12795148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27063">
                <text:p>-1.3270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926244038">
                <text:p>0.09262440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51073">
                <text:p>-1.3510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400267718">
                <text:p>0.14002677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98669">
                <text:p>-1.3986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407698264">
                <text:p>0.24076982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97538">
                <text:p>-1.4975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635832206">
                <text:p>0.26358322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8629">
                <text:p>-1.5786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26097529">
                <text:p>0.15260975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8697">
                <text:p>-1.5586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205408176">
                <text:p>0.22054081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90695">
                <text:p>-1.5906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71337444">
                <text:p>0.18713374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8975">
                <text:p>-1.589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733736406">
                <text:p>0.17337364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9948">
                <text:p>-1.5799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90780222">
                <text:p>0.13907802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0557">
                <text:p>-1.5505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903790666">
                <text:p>0.19037906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65166">
                <text:p>-1.5651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466656207">
                <text:p>0.14666562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5763">
                <text:p>-1.5457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1284021">
                <text:p>0.0912840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95919">
                <text:p>-1.4959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22794874">
                <text:p>0.12227948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83363">
                <text:p>-1.4833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487624361">
                <text:p>-0.04876243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60988">
                <text:p>-1.3609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13239303">
                <text:p>-0.00132393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11058">
                <text:p>-1.3110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358720604">
                <text:p>-0.03587206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4757">
                <text:p>-1.2547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26011865">
                <text:p>0.01260118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9549">
                <text:p>-1.2495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988734873">
                <text:p>-0.09887348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71775">
                <text:p>-1.1717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2301953538">
                <text:p>-0.23019535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2413">
                <text:p>-1.032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287618397">
                <text:p>-0.12876183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7155">
                <text:p>-1.0071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373495617">
                <text:p>-0.03734956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51255">
                <text:p>-1.0512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990747685">
                <text:p>-0.09907476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9499">
                <text:p>-1.0394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3230315001">
                <text:p>-0.32303150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386">
                <text:p>-0.8823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90800404">
                <text:p>-0.0908004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2482">
                <text:p>-0.9324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2162271262">
                <text:p>-0.21622712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262">
                <text:p>-0.8822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1176444992">
                <text:p>-0.11764449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4507">
                <text:p>-0.9145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577070205">
                <text:p>-0.15770702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929">
                <text:p>-0.909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29237936">
                <text:p>-0.1292379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479">
                <text:p>-0.924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298871226">
                <text:p>-0.12988712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4686">
                <text:p>-0.9346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132080557">
                <text:p>-0.11320805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2399">
                <text:p>-0.9523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288470787">
                <text:p>-0.12884707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3778">
                <text:p>-0.9537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160995663">
                <text:p>-0.1609956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3268">
                <text:p>-0.9332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926942111">
                <text:p>-0.19269421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8471">
                <text:p>-0.8984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600475412">
                <text:p>-0.06004754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37">
                <text:p>-0.96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261679005">
                <text:p>-0.22616790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6439">
                <text:p>-0.8964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279593841">
                <text:p>-0.12795938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7078">
                <text:p>-0.9170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965006337">
                <text:p>-0.29650063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849">
                <text:p>-0.818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641449324">
                <text:p>-0.06414493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767">
                <text:p>-0.907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398651874">
                <text:p>-0.03986518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3283">
                <text:p>-0.9832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928448037">
                <text:p>-0.09284480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8356">
                <text:p>-0.9983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072726965">
                <text:p>-0.10727269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8784">
                <text:p>-0.9987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132151404">
                <text:p>-0.1321514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2486">
                <text:p>-0.9824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799962512">
                <text:p>-0.07999625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6389">
                <text:p>-1.0063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60046311">
                <text:p>-0.1600463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896">
                <text:p>-0.968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1388088683">
                <text:p>-0.13880886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8174">
                <text:p>-0.9581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805107513">
                <text:p>-0.08051075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9845">
                <text:p>-0.9898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984978039">
                <text:p>-0.09849780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8961">
                <text:p>-0.9989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023778171">
                <text:p>-0.10237781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245">
                <text:p>-1.002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155028835">
                <text:p>-0.21550288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937">
                <text:p>-0.929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109721147">
                <text:p>-0.21097211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3691">
                <text:p>-0.8836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890537058">
                <text:p>-0.28905370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1205">
                <text:p>-0.8012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933052516">
                <text:p>-0.19330525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0059">
                <text:p>-0.8100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909437527">
                <text:p>-0.19094375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7533">
                <text:p>-0.8175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2310170238">
                <text:p>-0.23101702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5803">
                <text:p>-0.7958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893902219">
                <text:p>-0.18939022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9069">
                <text:p>-0.809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669275558">
                <text:p>-0.26692755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6226">
                <text:p>-0.766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873151997">
                <text:p>-0.18731519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0742">
                <text:p>-0.7907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149795835">
                <text:p>-0.21497958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8639">
                <text:p>-0.7886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186125183">
                <text:p>-0.21861251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4817">
                <text:p>-0.7848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2550537905">
                <text:p>-0.25505379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7979">
                <text:p>-0.7579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496033932">
                <text:p>-0.24960339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3728">
                <text:p>-0.7437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490192261">
                <text:p>-0.04901922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7931">
                <text:p>-0.8679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46333417">
                <text:p>-0.046333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249">
                <text:p>-0.952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80797816">
                <text:p>-0.1807978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921">
                <text:p>-0.919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643600906">
                <text:p>-0.06436009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4645">
                <text:p>-0.9746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401810786">
                <text:p>-0.24018107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4392">
                <text:p>-0.8943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915773009">
                <text:p>-0.291577300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6654">
                <text:p>-0.8066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768145077">
                <text:p>-0.27681450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8027">
                <text:p>-0.7580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2110052805">
                <text:p>-0.21100528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9487">
                <text:p>-0.7694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410983119">
                <text:p>-0.14109831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3721">
                <text:p>-0.8237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180716348">
                <text:p>-0.11807163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5211">
                <text:p>-0.8752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730001545">
                <text:p>-0.17300015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291">
                <text:p>-0.872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2051814915">
                <text:p>-0.20518149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9926">
                <text:p>-0.8499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57350408">
                <text:p>-0.1573504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6492">
                <text:p>-0.8664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635528291">
                <text:p>-0.16355282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3397">
                <text:p>-0.8733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753114151">
                <text:p>-0.07531141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6817">
                <text:p>-0.9368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1539471">
                <text:p>-0.115394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2361">
                <text:p>-0.9523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174106784">
                <text:p>-0.11741067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1375">
                <text:p>-0.961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13870392">
                <text:p>-0.1138703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9742">
                <text:p>-0.9697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1872096">
                <text:p>-0.118720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2085">
                <text:p>-0.9720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513613503">
                <text:p>-0.15136135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1889">
                <text:p>-0.9518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3171510547">
                <text:p>-0.31715105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7923">
                <text:p>-0.8279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2620678371">
                <text:p>-0.26206783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203">
                <text:p>-0.782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2282318095">
                <text:p>-0.22823180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4">
                <text:p>-0.7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2342649365">
                <text:p>-0.23426493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4628">
                <text:p>-0.7646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945332312">
                <text:p>-0.09453323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1522">
                <text:p>-0.8515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784643733">
                <text:p>-0.07846437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0137">
                <text:p>-0.9201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587487011">
                <text:p>-0.05874870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9003">
                <text:p>-0.9790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673170936">
                <text:p>-0.06731709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252">
                <text:p>-1.012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454053971">
                <text:p>-0.14540539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2805">
                <text:p>-0.9828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633959464">
                <text:p>-0.06339594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7667">
                <text:p>-1.017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576331654">
                <text:p>-0.15763316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8084">
                <text:p>-0.978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339292982">
                <text:p>-0.03392929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4162">
                <text:p>-1.0341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778222387">
                <text:p>-0.17782223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5619">
                <text:p>-0.9756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901285835">
                <text:p>-0.19012858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8404">
                <text:p>-0.9284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3876755976">
                <text:p>-0.38767559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5264">
                <text:p>-0.7652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2750007608">
                <text:p>-0.27500076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1654">
                <text:p>-0.7316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534791015">
                <text:p>-0.45347910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0291">
                <text:p>-0.5902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4733100607">
                <text:p>-0.47331006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82869">
                <text:p>-0.4828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5023582722">
                <text:p>-0.50235827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91922">
                <text:p>-0.391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550315975">
                <text:p>-0.5503159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9935">
                <text:p>-0.299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7095187324">
                <text:p>-0.70951873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1543">
                <text:p>-0.1315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6851592983">
                <text:p>-0.68515929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5956">
                <text:p>-0.0359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711876403">
                <text:p>-0.7118764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5551">
                <text:p>0.0455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7691062925">
                <text:p>-0.76910629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8013">
                <text:p>0.1380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9493862139">
                <text:p>-0.94938621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19796">
                <text:p>0.3197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9006066141">
                <text:p>-0.90060661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408419">
                <text:p>0.4084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0832246537">
                <text:p>-1.08322465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589202">
                <text:p>0.5892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0813078028">
                <text:p>-1.08130780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08396">
                <text:p>0.7083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148101745">
                <text:p>-1.1481017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32347">
                <text:p>0.8323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2517223362">
                <text:p>-1.25172233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84016">
                <text:p>0.9840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1774195176">
                <text:p>-1.17741951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035559">
                <text:p>1.0355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3007444047">
                <text:p>-1.30074440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5211">
                <text:p>1.152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242140586">
                <text:p>-1.2421405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90716">
                <text:p>1.1907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2928114165">
                <text:p>-1.29281141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250217">
                <text:p>1.2502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4005369955">
                <text:p>-1.40053699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361673">
                <text:p>1.3616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5350822328">
                <text:p>-1.53508223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525628">
                <text:p>1.5256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323659333">
                <text:p>-1.53236593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633075">
                <text:p>1.6330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549139661">
                <text:p>-1.5491396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715857">
                <text:p>1.7158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4733339974">
                <text:p>-1.47333399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720494">
                <text:p>1.7204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4077312026">
                <text:p>-1.40773120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679856">
                <text:p>1.6798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1256866583">
                <text:p>-1.12568665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464776">
                <text:p>1.4647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909702083">
                <text:p>-0.9097020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77484">
                <text:p>1.1774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7460791312">
                <text:p>-0.74607913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76972">
                <text:p>0.8769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6558989678">
                <text:p>-0.65589896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616604">
                <text:p>0.6166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4504881506">
                <text:p>-0.45048815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0618">
                <text:p>0.306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3922507129">
                <text:p>-0.39225071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0498">
                <text:p>0.0604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3911904">
                <text:p>-0.139119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71947">
                <text:p>-0.2719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113869568">
                <text:p>-0.01138695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8626">
                <text:p>-0.5786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718694828">
                <text:p>0.07186948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8489">
                <text:p>-0.8384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331869713">
                <text:p>0.33318697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85841">
                <text:p>-1.1858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3924786">
                <text:p>0.4039247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64463">
                <text:p>-1.4644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846711908">
                <text:p>0.58467119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70611">
                <text:p>-1.7706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222693669">
                <text:p>0.72226936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066342">
                <text:p>-2.0663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916556557">
                <text:p>0.89165565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376319">
                <text:p>-2.3763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491620161">
                <text:p>1.24916201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821182">
                <text:p>-2.8211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331042831">
                <text:p>1.43310428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240242">
                <text:p>-3.2402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6239872466">
                <text:p>1.62398724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646732">
                <text:p>-3.6467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24846299">
                <text:p>1.7248462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984842">
                <text:p>-3.9848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98086985">
                <text:p>1.7980869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258973">
                <text:p>-4.2589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8076386618">
                <text:p>1.80763866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448017">
                <text:p>-4.4480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058155322">
                <text:p>1.70581553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506124">
                <text:p>-4.5061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490960827">
                <text:p>1.4909608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401633">
                <text:p>-4.4016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4192117725">
                <text:p>1.41921177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284176">
                <text:p>-4.2841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3369914387">
                <text:p>1.33699143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1511">
                <text:p>-4.15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984677231">
                <text:p>1.09846772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903431">
                <text:p>-3.9034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005950024">
                <text:p>0.90059500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606493">
                <text:p>-3.6064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046169967">
                <text:p>0.60461699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211331">
                <text:p>-3.2113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129377221">
                <text:p>0.41293772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820235">
                <text:p>-2.8202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508921273">
                <text:p>0.15089212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384945">
                <text:p>-2.3849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963801478">
                <text:p>-0.19638014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863396">
                <text:p>-1.8633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4609436053">
                <text:p>-0.46094360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39496">
                <text:p>-1.3394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6501847682">
                <text:p>-0.65018476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4234">
                <text:p>-0.8642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7879903463">
                <text:p>-0.7879903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5567">
                <text:p>-0.455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8434264475">
                <text:p>-0.84342644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6457">
                <text:p>-0.1464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969598953">
                <text:p>-0.9695989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43701">
                <text:p>0.1437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0027908272">
                <text:p>-1.00279082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59183">
                <text:p>0.3591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9905748728">
                <text:p>-0.99057487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494635">
                <text:p>0.4946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9932317359">
                <text:p>-0.99323173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58667">
                <text:p>0.58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0245334657">
                <text:p>-1.02453346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668866">
                <text:p>0.6688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9981357561">
                <text:p>-0.99813575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06044">
                <text:p>0.7060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9866825978">
                <text:p>-0.98668259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23185">
                <text:p>0.7231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0414992864">
                <text:p>-1.04149928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71146">
                <text:p>0.7711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0811415727">
                <text:p>-1.08114157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29531">
                <text:p>0.8295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1173723607">
                <text:p>-1.11737236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92587">
                <text:p>0.8925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0343174851">
                <text:p>-1.03431748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79247">
                <text:p>0.8792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9894598443">
                <text:p>-0.98945984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40457">
                <text:p>0.840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8576521695">
                <text:p>-0.85765216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26751">
                <text:p>0.7267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7516333297">
                <text:p>-0.75163332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58031">
                <text:p>0.580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5903140755">
                <text:p>-0.59031407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75196">
                <text:p>0.3751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4103374111">
                <text:p>-0.41033741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18546">
                <text:p>0.1185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345138793">
                <text:p>-0.13451387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36335">
                <text:p>-0.2363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266764998">
                <text:p>-0.02667649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44703">
                <text:p>-0.5447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639295031">
                <text:p>0.06392950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059">
                <text:p>-0.810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651755865">
                <text:p>0.16517558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55261">
                <text:p>-1.0552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57401037">
                <text:p>0.20574010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5345">
                <text:p>-1.245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198812835">
                <text:p>0.21988128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81441">
                <text:p>-1.3814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659786748">
                <text:p>0.16597867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36204">
                <text:p>-1.4362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159431338">
                <text:p>0.21594313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06002">
                <text:p>-1.5060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855142484">
                <text:p>0.18551424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32232">
                <text:p>-1.5322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769146297">
                <text:p>0.17691462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398">
                <text:p>-1.543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523471881">
                <text:p>0.15234718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35432">
                <text:p>-1.5354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991192036">
                <text:p>0.19911920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60913">
                <text:p>-1.5609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875978257">
                <text:p>0.18759782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0213">
                <text:p>-1.5702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813443086">
                <text:p>0.18134430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2242">
                <text:p>-1.5722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278853332">
                <text:p>0.12788533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37961">
                <text:p>-1.5379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062887822">
                <text:p>0.20628878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67377">
                <text:p>-1.5673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070172012">
                <text:p>0.20701720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87464">
                <text:p>-1.5874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165978625">
                <text:p>0.11659786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0581">
                <text:p>-1.5405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939863991">
                <text:p>0.19398639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60922">
                <text:p>-1.5609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033866433">
                <text:p>0.10338664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4088">
                <text:p>-1.5140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83079388">
                <text:p>0.02830793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32834">
                <text:p>-1.4328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7368124">
                <text:p>0.0073681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64729">
                <text:p>-1.3647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74701763">
                <text:p>-0.00747017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09455">
                <text:p>-1.3094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872332401">
                <text:p>-0.08723324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19454">
                <text:p>-1.2194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922438521">
                <text:p>-0.09224385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56138">
                <text:p>-1.1561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1268053326">
                <text:p>-0.12680533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0909">
                <text:p>-1.0909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2005306864">
                <text:p>-0.20053068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8298">
                <text:p>-0.9982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2068921658">
                <text:p>-0.20689216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2343">
                <text:p>-0.9323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3084739027">
                <text:p>-0.30847390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0682">
                <text:p>-0.8206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3566423164">
                <text:p>-0.35664231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4165">
                <text:p>-0.7141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4286529103">
                <text:p>-0.42865291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5184">
                <text:p>-0.595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4355851905">
                <text:p>-0.43558519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11276">
                <text:p>-0.5112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4268254721">
                <text:p>-0.42682547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61199">
                <text:p>-0.4611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3880683478">
                <text:p>-0.38806834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53662">
                <text:p>-0.4536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5016656013">
                <text:p>-0.50166560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72921">
                <text:p>-0.3729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4156414329">
                <text:p>-0.41564143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76456">
                <text:p>-0.3764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3187048706">
                <text:p>-0.31870487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43425">
                <text:p>-0.4434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3113464581">
                <text:p>-0.31134645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92957">
                <text:p>-0.4929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2865607625">
                <text:p>-0.28656076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42486">
                <text:p>-0.5424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1666647934">
                <text:p>-0.16666479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5409">
                <text:p>-0.6554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424488914">
                <text:p>-0.14244889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6801">
                <text:p>-0.7468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403604229">
                <text:p>-0.14036042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9095">
                <text:p>-0.8090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06089707">
                <text:p>-0.1060897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3451">
                <text:p>-0.8734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1413066207">
                <text:p>-0.14130662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2863">
                <text:p>-0.8928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1315149773">
                <text:p>-0.13151497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2325">
                <text:p>-0.9123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1792684289">
                <text:p>-0.17926842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3465">
                <text:p>-0.8934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1463699594">
                <text:p>-0.14636995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2825">
                <text:p>-0.9028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2604980463">
                <text:p>-0.2604980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2989">
                <text:p>-0.8329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2190338135">
                <text:p>-0.21903381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409">
                <text:p>-0.814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2345277161">
                <text:p>-0.23452771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1168">
                <text:p>-0.7911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311667677">
                <text:p>-0.1311667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4789">
                <text:p>-0.8447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2277937218">
                <text:p>-0.22779372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6115">
                <text:p>-0.8161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1942779682">
                <text:p>-0.19427796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9346">
                <text:p>-0.8193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2412198522">
                <text:p>-0.24121985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021">
                <text:p>-0.790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968986169">
                <text:p>-0.09689861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6993">
                <text:p>-0.86699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1397497163">
                <text:p>-0.13974971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9597">
                <text:p>-0.8895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1876607573">
                <text:p>-0.18766075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2725">
                <text:p>-0.8727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574800952">
                <text:p>-0.05748009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8254">
                <text:p>-0.9482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160088129">
                <text:p>-0.11600881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9573">
                <text:p>-0.9595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369217789">
                <text:p>-0.03692177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9832">
                <text:p>-1.0198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398011014">
                <text:p>-0.13980110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1413">
                <text:p>-0.9914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452613496">
                <text:p>-0.14526134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8835">
                <text:p>-0.9688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240713891">
                <text:p>-0.2407138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0166">
                <text:p>-0.8901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2622495722">
                <text:p>-0.26224957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3386">
                <text:p>-0.8233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3556053251">
                <text:p>-0.35560532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6658">
                <text:p>-0.7166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711818415">
                <text:p>-0.27118184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1809">
                <text:p>-0.7018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3230933149">
                <text:p>-0.32309331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7311">
                <text:p>-0.6573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4190693607">
                <text:p>-0.41906936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63686">
                <text:p>-0.5636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2949229558">
                <text:p>-0.29492295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4045">
                <text:p>-0.5840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212430111">
                <text:p>-0.32124301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0068">
                <text:p>-0.5800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3271335731">
                <text:p>-0.32713357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3492">
                <text:p>-0.5734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152924723">
                <text:p>-0.1529247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85229">
                <text:p>-0.6852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2051075994">
                <text:p>-0.20510759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4907">
                <text:p>-0.7249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009801363">
                <text:p>-0.10098013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0755">
                <text:p>-0.8207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002451778">
                <text:p>-0.10024517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5116">
                <text:p>-0.8851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502454783">
                <text:p>-0.05024547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1334">
                <text:p>-0.9613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246102401">
                <text:p>-0.02461024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9212">
                <text:p>-1.0292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66905969">
                <text:p>0.00669059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5308">
                <text:p>-1.0953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391002949">
                <text:p>-0.13910029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42177">
                <text:p>-1.0421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2116941343">
                <text:p>-0.21169413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8383">
                <text:p>-0.9583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416521047">
                <text:p>-0.04165210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5886">
                <text:p>-1.0158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2031787258">
                <text:p>-0.20317872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6539">
                <text:p>-0.9465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1083371051">
                <text:p>-0.10833710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3544">
                <text:p>-0.9635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526570241">
                <text:p>-0.05265702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1989">
                <text:p>-1.0119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19260611">
                <text:p>0.04192606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7318">
                <text:p>-1.1073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680725068">
                <text:p>-0.06807250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7524">
                <text:p>-1.0975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335208366">
                <text:p>-0.03352083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14028">
                <text:p>-1.1140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85167282">
                <text:p>0.10851672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19702">
                <text:p>-1.219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44465342">
                <text:p>0.01444653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27419">
                <text:p>-1.2274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700824342">
                <text:p>0.07008243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69646">
                <text:p>-1.2696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428865365">
                <text:p>0.04288653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79658">
                <text:p>-1.2796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179131555">
                <text:p>-0.01791315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5803">
                <text:p>-1.2458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26468472">
                <text:p>-0.00264684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33419">
                <text:p>-1.2334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52648255">
                <text:p>0.02526482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377">
                <text:p>-1.243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09798864">
                <text:p>0.03097988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4478">
                <text:p>-1.2544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1146082054">
                <text:p>-0.11460820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64571">
                <text:p>-1.1645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978231669">
                <text:p>-0.19782316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49191">
                <text:p>-1.0491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2178062706">
                <text:p>-0.21780627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8983">
                <text:p>-0.95898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72489554">
                <text:p>-0.0724895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5731">
                <text:p>-0.9957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1444198474">
                <text:p>-0.14441984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2273">
                <text:p>-0.97227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158758475">
                <text:p>-0.21587584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9013">
                <text:p>-0.9090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703132771">
                <text:p>-0.07031327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3882">
                <text:p>-0.9638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853594864">
                <text:p>-0.18535948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3761">
                <text:p>-0.9237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2139595628">
                <text:p>-0.21395956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7962">
                <text:p>-0.8779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957685347">
                <text:p>-0.19576853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9567">
                <text:p>-0.8595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1625415651">
                <text:p>-0.16254156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9456">
                <text:p>-0.8694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398406748">
                <text:p>-0.13984067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1178">
                <text:p>-0.8911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1783557944">
                <text:p>-0.17835579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9981">
                <text:p>-0.8799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1952685024">
                <text:p>-0.19526850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1246">
                <text:p>-0.8612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182755074">
                <text:p>-0.1827550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7102">
                <text:p>-0.8571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2155162735">
                <text:p>-0.21551627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2503">
                <text:p>-0.8325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736905575">
                <text:p>-0.17369055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399">
                <text:p>-0.843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2082164279">
                <text:p>-0.20821642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8631">
                <text:p>-0.8286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3221680483">
                <text:p>-0.32216804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2441">
                <text:p>-0.7424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3067150485">
                <text:p>-0.30671504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5306">
                <text:p>-0.6953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2430417444">
                <text:p>-0.24304174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6337">
                <text:p>-0.7063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2312275881">
                <text:p>-0.23122758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1562">
                <text:p>-0.7215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2731970892">
                <text:p>-0.27319708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3734">
                <text:p>-0.7037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716980716">
                <text:p>-0.27169807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2852">
                <text:p>-0.6928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835972029">
                <text:p>-0.18359720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4325">
                <text:p>-0.7443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277890384">
                <text:p>-0.02778903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48">
                <text:p>-0.882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533054949">
                <text:p>0.15330549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5255">
                <text:p>-1.0952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838204571">
                <text:p>0.18382045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7386">
                <text:p>-1.2573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242747493">
                <text:p>0.42427474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25704">
                <text:p>-1.5257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477288173">
                <text:p>0.24772881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86831">
                <text:p>-1.5868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178527618">
                <text:p>0.41785276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40962">
                <text:p>-1.7409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731803473">
                <text:p>0.47318034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880552">
                <text:p>-1.8805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431201089">
                <text:p>0.44312010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53537">
                <text:p>-1.9535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99222342">
                <text:p>0.3992223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72913">
                <text:p>-1.9729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19080129">
                <text:p>0.3190801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32405">
                <text:p>-1.9324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027152247">
                <text:p>0.30271522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894504">
                <text:p>-1.8945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56843932">
                <text:p>0.0568439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05359">
                <text:p>-1.7053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39057112">
                <text:p>0.02390571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7361">
                <text:p>-1.5573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622735117">
                <text:p>-0.06227351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01293">
                <text:p>-1.4012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477855086">
                <text:p>-0.14778550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0292">
                <text:p>-1.2402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947786085">
                <text:p>-0.19477860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168">
                <text:p>-1.101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836926636">
                <text:p>-0.18369266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6699">
                <text:p>-1.0166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2336613494">
                <text:p>-0.23366134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6762">
                <text:p>-0.9267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571811774">
                <text:p>-0.15718117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7808">
                <text:p>-0.9178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545442501">
                <text:p>-0.15454425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3598">
                <text:p>-0.9135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2917646069">
                <text:p>-0.29176460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9328">
                <text:p>-0.8193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411214966">
                <text:p>-0.4112149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6887">
                <text:p>-0.6768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3741929891">
                <text:p>-0.37419298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06643">
                <text:p>-0.6066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5350561275">
                <text:p>-0.53505612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52609">
                <text:p>-0.4526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4033261533">
                <text:p>-0.40332615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37768">
                <text:p>-0.4377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5444262149">
                <text:p>-0.54442621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33827">
                <text:p>-0.3338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6606579336">
                <text:p>-0.66065793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7087">
                <text:p>-0.1870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6820271634">
                <text:p>-0.68202716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5057">
                <text:p>-0.0750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7251299701">
                <text:p>-0.72512997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8329">
                <text:p>0.0283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7350353125">
                <text:p>-0.73503531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3826">
                <text:p>0.1038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8012602569">
                <text:p>-0.80126025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9828">
                <text:p>0.198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6615602136">
                <text:p>-0.66156021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68105">
                <text:p>0.1681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6612879938">
                <text:p>-0.66128799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47815">
                <text:p>0.1478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5346481711">
                <text:p>-0.53464817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9881">
                <text:p>0.0498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4887279766">
                <text:p>-0.48872797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45989">
                <text:p>-0.0459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3934374455">
                <text:p>-0.39343744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73392">
                <text:p>-0.1733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265373073">
                <text:p>-0.2653730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43654">
                <text:p>-0.3436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1806051358">
                <text:p>-0.18060513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13617">
                <text:p>-0.5136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1647795472">
                <text:p>-0.16477954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37428">
                <text:p>-0.6374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1757877197">
                <text:p>-0.17578771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2596">
                <text:p>-0.7125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143765504">
                <text:p>-0.1437655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4032">
                <text:p>-0.7840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1118369333">
                <text:p>-0.11183693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2918">
                <text:p>-0.8529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313706783">
                <text:p>-0.03137067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2458">
                <text:p>-0.9524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1207175465">
                <text:p>-0.12071754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9236">
                <text:p>-0.9592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895407824">
                <text:p>-0.08954078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4534">
                <text:p>-0.9845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898177249">
                <text:p>-0.08981772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1208">
                <text:p>-1.0012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1044448339">
                <text:p>-0.10444483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2569">
                <text:p>-1.00256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1333879504">
                <text:p>-0.13338795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4184">
                <text:p>-0.9841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394667068">
                <text:p>-0.03946670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4536">
                <text:p>-1.0345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73061801">
                <text:p>-0.00730618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9527">
                <text:p>-1.0895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86351738">
                <text:p>-0.00863517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25286">
                <text:p>-1.1252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58498343">
                <text:p>0.01584983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65437">
                <text:p>-1.1654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93089596">
                <text:p>0.06930895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27826">
                <text:p>-1.2278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1399986">
                <text:p>0.113999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9919">
                <text:p>-1.299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592223719">
                <text:p>0.15922237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7689">
                <text:p>-1.376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08448223">
                <text:p>0.2084482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6148">
                <text:p>-1.461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05469048">
                <text:p>0.2054690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5864">
                <text:p>-1.5158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532143521">
                <text:p>0.15321435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7275">
                <text:p>-1.5172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447856069">
                <text:p>0.14478560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2596">
                <text:p>-1.5125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510155254">
                <text:p>0.15101552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3631">
                <text:p>-1.5136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71910968">
                <text:p>0.09719109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78444">
                <text:p>-1.4784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83982465">
                <text:p>0.02839824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09141">
                <text:p>-1.4091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937657964">
                <text:p>-0.09376579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81529">
                <text:p>-1.2815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137436463">
                <text:p>-0.137436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67381">
                <text:p>-1.1673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2234357215">
                <text:p>-0.22343572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3991">
                <text:p>-1.033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2459181498">
                <text:p>-0.24591814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0116">
                <text:p>-0.9301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3019429368">
                <text:p>-0.30194293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3551">
                <text:p>-0.8235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2070774486">
                <text:p>-0.20707744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577">
                <text:p>-0.815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2881387514">
                <text:p>-0.28813875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6553">
                <text:p>-0.7565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2646335024">
                <text:p>-0.26463350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2759">
                <text:p>-0.7327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1955892692">
                <text:p>-0.19558926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2925">
                <text:p>-0.7629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533339833">
                <text:p>-0.15333398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1193">
                <text:p>-0.8111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631044498">
                <text:p>-0.16310444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6845">
                <text:p>-0.8368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087806671">
                <text:p>-0.10878066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0149">
                <text:p>-0.8901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1516142532">
                <text:p>-0.15161425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712">
                <text:p>-0.897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493835338">
                <text:p>-0.14938353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3252">
                <text:p>-0.9032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2069833717">
                <text:p>-0.20698337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8945">
                <text:p>-0.8689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931835187">
                <text:p>-0.19318351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5281">
                <text:p>-0.8552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2883192652">
                <text:p>-0.28831926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2763">
                <text:p>-0.7827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3294350932">
                <text:p>-0.32943509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7031">
                <text:p>-0.7070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376896931">
                <text:p>-0.3768969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4928">
                <text:p>-0.6249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3947297125">
                <text:p>-0.39472971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833">
                <text:p>-0.558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4338555579">
                <text:p>-0.43385555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87869">
                <text:p>-0.4878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4128051528">
                <text:p>-0.41280515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54947">
                <text:p>-0.4549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4891259377">
                <text:p>-0.48912593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82135">
                <text:p>-0.3821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4339442078">
                <text:p>-0.43394420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70396">
                <text:p>-0.3703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363800768">
                <text:p>-0.3638007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09328">
                <text:p>-0.4093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3613846385">
                <text:p>-0.36138463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36882">
                <text:p>-0.4368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2652040347">
                <text:p>-0.26520403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19354">
                <text:p>-0.5193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2060776408">
                <text:p>-0.20607764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13723">
                <text:p>-0.6137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1717988543">
                <text:p>-0.17179885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9458">
                <text:p>-0.6994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30310214">
                <text:p>-0.1303102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4246">
                <text:p>-0.7842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710554197">
                <text:p>-0.07105541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0244">
                <text:p>-0.8802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1460405461">
                <text:p>-0.14604054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4234">
                <text:p>-0.8942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632061829">
                <text:p>-0.06320618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8771">
                <text:p>-0.9587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39583638">
                <text:p>-0.1395836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0867">
                <text:p>-0.9508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1485739102">
                <text:p>-0.14857391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9608">
                <text:p>-0.9396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2223999783">
                <text:p>-0.22239997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896">
                <text:p>-0.8828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2061227572">
                <text:p>-0.20612275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5953">
                <text:p>-0.8559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1957306626">
                <text:p>-0.19573066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4926">
                <text:p>-0.8449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2579404271">
                <text:p>-0.25794042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6111">
                <text:p>-0.7961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2169124452">
                <text:p>-0.21691244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0929">
                <text:p>-0.7909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2068752163">
                <text:p>-0.20687521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4166">
                <text:p>-0.7941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2427909255">
                <text:p>-0.24279092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2383">
                <text:p>-0.7723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851213428">
                <text:p>-0.08512134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2963">
                <text:p>-0.8629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848373869">
                <text:p>-0.18483738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6858">
                <text:p>-0.8568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514280011">
                <text:p>-0.05142800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1715">
                <text:p>-0.9417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610467941">
                <text:p>-0.06104679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1851">
                <text:p>-0.9918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243773361">
                <text:p>0.02437733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2201">
                <text:p>-1.0822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232955937">
                <text:p>-0.02329559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10632">
                <text:p>-1.1106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367830972">
                <text:p>-0.03678309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20589">
                <text:p>-1.1205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82937851">
                <text:p>-0.00829378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46213">
                <text:p>-1.1462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858792354">
                <text:p>-0.08587923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11574">
                <text:p>-1.1115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88599973">
                <text:p>-0.0885999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6677">
                <text:p>-1.08667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1636728542">
                <text:p>-0.16367285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0046">
                <text:p>-1.0200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1925257335">
                <text:p>-0.19252573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6412">
                <text:p>-0.9564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2775696318">
                <text:p>-0.27756963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732">
                <text:p>-0.857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1528668942">
                <text:p>-0.15286689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4408">
                <text:p>-0.8744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2312672847">
                <text:p>-0.23126728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3537">
                <text:p>-0.8335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2329503417">
                <text:p>-0.2329503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5179">
                <text:p>-0.8051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1533629102">
                <text:p>-0.15336291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9331">
                <text:p>-0.8393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2908202673">
                <text:p>-0.29082026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0466">
                <text:p>-0.7704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1265388818">
                <text:p>-0.12653888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4079">
                <text:p>-0.8340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276425765">
                <text:p>-0.02764257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2389">
                <text:p>-0.9423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14835323">
                <text:p>-0.148353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4105">
                <text:p>-0.9341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238370008">
                <text:p>-0.02383700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1582">
                <text:p>-1.0115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756821059">
                <text:p>-0.07568210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8654">
                <text:p>-1.0286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585973118">
                <text:p>0.05859731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29536">
                <text:p>-1.1295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900525304">
                <text:p>-0.09005253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7679">
                <text:p>-1.0976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780475016">
                <text:p>-0.07804750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4451">
                <text:p>-1.0844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1057504032">
                <text:p>-0.10575040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57171">
                <text:p>-1.0571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2839787226">
                <text:p>-0.28397872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0193">
                <text:p>-0.9201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247607932">
                <text:p>-0.2476079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3156">
                <text:p>-0.8531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3113825874">
                <text:p>-0.31138258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5973">
                <text:p>-0.7659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393369606">
                <text:p>-0.23933696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5898">
                <text:p>-0.7558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559437733">
                <text:p>-0.25594377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8115">
                <text:p>-0.7381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107751168">
                <text:p>-0.1077511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5043">
                <text:p>-0.8250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1374887605">
                <text:p>-0.13748876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3149">
                <text:p>-0.8631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808588122">
                <text:p>-0.08085881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629">
                <text:p>-0.926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1297358064">
                <text:p>-0.12973580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5787">
                <text:p>-0.9357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33945215">
                <text:p>0.08339452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4178">
                <text:p>-1.0841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84096921">
                <text:p>0.01840969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39749">
                <text:p>-1.1397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80647001">
                <text:p>0.00806470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69885">
                <text:p>-1.1698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627743909">
                <text:p>-0.062774390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42749">
                <text:p>-1.1427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575120917">
                <text:p>0.15751209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715">
                <text:p>-1.27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531074989">
                <text:p>0.15310749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54361">
                <text:p>-1.3543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338272029">
                <text:p>0.13382720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96728">
                <text:p>-1.3967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119733931">
                <text:p>-0.01197339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27777">
                <text:p>-1.3277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620320382">
                <text:p>0.16203203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97813">
                <text:p>-1.3978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01601761">
                <text:p>0.25016017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03226">
                <text:p>-1.50322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28486117">
                <text:p>0.3284861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25681">
                <text:p>-1.6256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553161335">
                <text:p>0.45531613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91823">
                <text:p>-1.7918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650502826">
                <text:p>0.56505028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75682">
                <text:p>-1.9756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038991396">
                <text:p>0.70389913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190754">
                <text:p>-2.1907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094509604">
                <text:p>0.70945096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337776">
                <text:p>-2.3377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992614048">
                <text:p>0.79926140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495614">
                <text:p>-2.4956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303139404">
                <text:p>0.83031394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621493">
                <text:p>-2.6214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204633692">
                <text:p>0.82046336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698812">
                <text:p>-2.6988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037493486">
                <text:p>0.90374934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805851">
                <text:p>-2.8058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867500834">
                <text:p>0.98675008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932505">
                <text:p>-2.9325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664872126">
                <text:p>0.96648721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0034">
                <text:p>-3.00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704817623">
                <text:p>1.27048176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253273">
                <text:p>-3.2532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384024201">
                <text:p>1.23840242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398403">
                <text:p>-3.3984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3232540507">
                <text:p>1.32325405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551674">
                <text:p>-3.5516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3148834731">
                <text:p>1.31488347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648232">
                <text:p>-3.6482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1514718186">
                <text:p>1.15147181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603655">
                <text:p>-3.6036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1717202944">
                <text:p>1.17172029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587446">
                <text:p>-3.5874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557260299">
                <text:p>0.95572602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432672">
                <text:p>-3.4326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034022954">
                <text:p>0.60340229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09469">
                <text:p>-3.094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926975929">
                <text:p>0.19269759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595704">
                <text:p>-2.5957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1554730244">
                <text:p>-0.15547302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031111">
                <text:p>-2.0311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4560820884">
                <text:p>-0.45608208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54499">
                <text:p>-1.45449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8185127172">
                <text:p>-0.81851271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8671">
                <text:p>-0.8286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1614803405">
                <text:p>-1.16148034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302">
                <text:p>-0.183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3866596896">
                <text:p>-1.38665968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9733">
                <text:p>0.397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.4936235405">
                <text:p>-1.49362354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55366">
                <text:p>0.8553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6927949132">
                <text:p>-1.69279491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293355">
                <text:p>1.2933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5896576711">
                <text:p>-1.58965767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516479">
                <text:p>1.5164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6063759811">
                <text:p>-1.60637598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67631">
                <text:p>1.676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5495052603">
                <text:p>-1.54950526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744912">
                <text:p>1.7449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5806739486">
                <text:p>-1.58067394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811404">
                <text:p>1.8114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6995712653">
                <text:p>-1.69957126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934965">
                <text:p>1.9349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717371617">
                <text:p>-1.7173716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029169">
                <text:p>2.0291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6983371938">
                <text:p>-1.69833719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079259">
                <text:p>2.0792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7546158805">
                <text:p>-1.75461588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15015">
                <text:p>2.150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6936818712">
                <text:p>-1.69368187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156776">
                <text:p>2.1567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64758157">
                <text:p>-1.647581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130463">
                <text:p>2.1304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4710211013">
                <text:p>-1.47102110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995241">
                <text:p>1.9952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2870043727">
                <text:p>-1.28700437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782473">
                <text:p>1.7824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0797821476">
                <text:p>-1.07978214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502561">
                <text:p>1.5025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8843189154">
                <text:p>-0.88431891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85745">
                <text:p>1.1857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6152318547">
                <text:p>-0.61523185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9526">
                <text:p>0.795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4291302971">
                <text:p>-0.42913029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410998">
                <text:p>0.4109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1553738899">
                <text:p>-0.15537388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7544">
                <text:p>-0.0275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198974718">
                <text:p>-0.01989747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10086">
                <text:p>-0.4100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738028833">
                <text:p>0.07380288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7464">
                <text:p>-0.7274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247146297">
                <text:p>0.22471462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9552">
                <text:p>-1.0395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286648353">
                <text:p>0.22866483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0157">
                <text:p>-1.2501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915509428">
                <text:p>0.29155094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32419">
                <text:p>-1.4324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205892898">
                <text:p>0.22058928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06577">
                <text:p>-1.5065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525146818">
                <text:p>0.15251468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0619">
                <text:p>-1.5106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96723936">
                <text:p>0.1967239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2781">
                <text:p>-1.5427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677695601">
                <text:p>0.26776956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11569">
                <text:p>-1.6115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051451124">
                <text:p>0.20514511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15666">
                <text:p>-1.6156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760476899">
                <text:p>0.17604768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99001">
                <text:p>-1.5990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209396984">
                <text:p>0.22093969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17819">
                <text:p>-1.6178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635589155">
                <text:p>0.16355891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92111">
                <text:p>-1.5921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085385405">
                <text:p>0.10853854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38306">
                <text:p>-1.5383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488317869">
                <text:p>0.14883178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29308">
                <text:p>-1.5293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808648775">
                <text:p>0.18086487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4664">
                <text:p>-1.5446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781278422">
                <text:p>0.17812784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3073">
                <text:p>-1.55307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791873807">
                <text:p>0.17918738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9382">
                <text:p>-1.5593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61535765">
                <text:p>0.1615357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1821">
                <text:p>-1.5518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560986917">
                <text:p>0.15609869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3158">
                <text:p>-1.54315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117048372">
                <text:p>0.21170483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445">
                <text:p>-1.574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960168727">
                <text:p>0.19601687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84846">
                <text:p>-1.5848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974107263">
                <text:p>0.19741072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92702">
                <text:p>-1.5927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316518557">
                <text:p>0.03165185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87451">
                <text:p>-1.4874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09925838">
                <text:p>0.02099258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10207">
                <text:p>-1.4102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267848238">
                <text:p>-0.02678482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26886">
                <text:p>-1.3268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376363441">
                <text:p>-0.03763634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64129">
                <text:p>-1.26412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1140277683">
                <text:p>-0.11402776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71389">
                <text:p>-1.1713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2670353574">
                <text:p>-0.26703535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76">
                <text:p>-1.00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3049985632">
                <text:p>-0.30499856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3149">
                <text:p>-0.8731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4185336292">
                <text:p>-0.41853362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7874">
                <text:p>-0.7078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4495348241">
                <text:p>-0.44953482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7073">
                <text:p>-0.5770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518739454">
                <text:p>-0.5187394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4378">
                <text:p>-0.443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4334416535">
                <text:p>-0.43344165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11811">
                <text:p>-0.4118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4891485196">
                <text:p>-0.48914851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53375">
                <text:p>-0.3533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4805999508">
                <text:p>-0.48059995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20132">
                <text:p>-0.3201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3473334908">
                <text:p>-0.34733349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86809">
                <text:p>-0.3868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349976415">
                <text:p>-0.3499764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2948">
                <text:p>-0.429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2324785564">
                <text:p>-0.23247855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6234">
                <text:p>-0.5362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2555031907">
                <text:p>-0.25550319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2027">
                <text:p>-0.5920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2337099893">
                <text:p>-0.23370998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3733">
                <text:p>-0.6437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1520464106">
                <text:p>-0.15204641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2623">
                <text:p>-0.7326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2604426178">
                <text:p>-0.26044261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9606">
                <text:p>-0.7196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1145188773">
                <text:p>-0.11451887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8198">
                <text:p>-0.8081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2488554315">
                <text:p>-0.24885543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7691">
                <text:p>-0.7776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1860428986">
                <text:p>-0.18604289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9231">
                <text:p>-0.7992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2652153434">
                <text:p>-0.26521534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0811">
                <text:p>-0.7608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3059509646">
                <text:p>-0.30595096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8056">
                <text:p>-0.7080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2974588894">
                <text:p>-0.29745888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8562">
                <text:p>-0.6785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335877436">
                <text:p>-0.3358774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33298">
                <text:p>-0.6332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269965135">
                <text:p>-0.2699651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707">
                <text:p>-0.647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2514097979">
                <text:p>-0.25140979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68615">
                <text:p>-0.6686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2524494161">
                <text:p>-0.25244941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8228">
                <text:p>-0.682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2087028935">
                <text:p>-0.20870289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0545">
                <text:p>-0.7205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99744214">
                <text:p>-0.0997442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8672">
                <text:p>-0.8186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96534851">
                <text:p>-0.00965348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4113">
                <text:p>-0.9441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195198634">
                <text:p>-0.01951986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1129">
                <text:p>-1.02112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231785674">
                <text:p>0.02317856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0912">
                <text:p>-1.1009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312925665">
                <text:p>-0.03129256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17771">
                <text:p>-1.1177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320993177">
                <text:p>0.03209931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7126">
                <text:p>-1.1712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365230031">
                <text:p>0.03652300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09853">
                <text:p>-1.20985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1189298918">
                <text:p>-0.11892989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31952">
                <text:p>-1.1319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966129317">
                <text:p>-0.09661293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4916">
                <text:p>-1.0949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2255918179">
                <text:p>-0.22559181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4264">
                <text:p>-0.9842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2494271124">
                <text:p>-0.24942711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4639">
                <text:p>-0.8946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2429527255">
                <text:p>-0.24295272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923">
                <text:p>-0.839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3231826328">
                <text:p>-0.32318263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8828">
                <text:p>-0.7488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2658836678">
                <text:p>-0.26588366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6778">
                <text:p>-0.7267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2038228818">
                <text:p>-0.20382288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3451">
                <text:p>-0.7534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220887855">
                <text:p>-0.2208878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9851">
                <text:p>-0.7598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1779250446">
                <text:p>-0.17792504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2753">
                <text:p>-0.79275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135907968">
                <text:p>-0.1359079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2685">
                <text:p>-0.8426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441452719">
                <text:p>-0.04414527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7124">
                <text:p>-0.9371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1082399191">
                <text:p>-0.10823991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7335">
                <text:p>-0.9573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501305277">
                <text:p>-0.05013052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9536">
                <text:p>-1.0095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673826716">
                <text:p>-0.06738267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2823">
                <text:p>-1.0328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993239533">
                <text:p>-0.09932395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705">
                <text:p>-1.027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1466769824">
                <text:p>-0.14667698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164">
                <text:p>-0.991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1570804746">
                <text:p>-0.15708047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1109">
                <text:p>-0.9611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1797958818">
                <text:p>-0.17979588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5622">
                <text:p>-0.9256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2975812909">
                <text:p>-0.297581290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3463">
                <text:p>-0.82346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2195854526">
                <text:p>-0.21958545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7374">
                <text:p>-0.8073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2262471679">
                <text:p>-0.22624716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2212">
                <text:p>-0.7922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2390257356">
                <text:p>-0.23902573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3591">
                <text:p>-0.7735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1370021027">
                <text:p>-0.13700210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9187">
                <text:p>-0.82918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2300050465">
                <text:p>-0.23000504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4243">
                <text:p>-0.8042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872217356">
                <text:p>-0.08722173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794">
                <text:p>-0.8827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270319777">
                <text:p>-0.02703197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5259">
                <text:p>-0.9752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907149886">
                <text:p>-0.09071498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4429">
                <text:p>-0.9944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11073068">
                <text:p>0.00110730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68408">
                <text:p>-1.0684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231786821">
                <text:p>-0.02317868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1519">
                <text:p>-1.1015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751338005">
                <text:p>-0.07513380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8953">
                <text:p>-1.0889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2172343352">
                <text:p>-0.21723433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5861">
                <text:p>-0.9858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1845977483">
                <text:p>-0.18459774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8916">
                <text:p>-0.9389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3279761375">
                <text:p>-0.32797613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2062">
                <text:p>-0.8120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4088545922">
                <text:p>-0.40885459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3618">
                <text:p>-0.6736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4169699385">
                <text:p>-0.41696993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5952">
                <text:p>-0.5759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419110333">
                <text:p>-0.4191103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09441">
                <text:p>-0.5094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4098158094">
                <text:p>-0.40981580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71314">
                <text:p>-0.4713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4772528726">
                <text:p>-0.47725287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00957">
                <text:p>-0.4009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409714479">
                <text:p>-0.4097144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99089">
                <text:p>-0.39908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5108068424">
                <text:p>-0.51080684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30461">
                <text:p>-0.33046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5081176596">
                <text:p>-0.50811765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8652">
                <text:p>-0.286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5222359397">
                <text:p>-0.52223593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47828">
                <text:p>-0.2478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5238119118">
                <text:p>-0.52381191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0994">
                <text:p>-0.22099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5795152665">
                <text:p>-0.57951526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65982">
                <text:p>-0.1659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6782514629">
                <text:p>-0.67825146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351">
                <text:p>-0.063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8180897398">
                <text:p>-0.81808973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7987">
                <text:p>0.09798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8745927476">
                <text:p>-0.87459274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43268">
                <text:p>0.2432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9632222305">
                <text:p>-0.96322223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99159">
                <text:p>0.3991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.0249589014">
                <text:p>-1.02495890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544194">
                <text:p>0.54419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.0773699385">
                <text:p>-1.07736993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675778">
                <text:p>0.6757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.0796950822">
                <text:p>-1.07969508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65014">
                <text:p>0.7650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.1276759486">
                <text:p>-1.12767594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56462">
                <text:p>0.8564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.1065670789">
                <text:p>-1.10656707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03332">
                <text:p>0.9033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.0929599045">
                <text:p>-1.09295990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25495">
                <text:p>0.9254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.0786682767">
                <text:p>-1.07866827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30739">
                <text:p>0.9307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.2141789121">
                <text:p>-1.21417891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024558">
                <text:p>1.0245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.2586007989">
                <text:p>-1.25860079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16688">
                <text:p>1.1166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.1036439552">
                <text:p>-1.10364395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074795">
                <text:p>1.0747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.1132294195">
                <text:p>-1.11322941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053267">
                <text:p>1.0532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9692132044">
                <text:p>-0.96921320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42927">
                <text:p>0.9429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9012731247">
                <text:p>-0.90127312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24111">
                <text:p>0.8241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6894378949">
                <text:p>-0.68943789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603734">
                <text:p>0.6037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6550225892">
                <text:p>-0.65502258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433937">
                <text:p>0.4339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5316532447">
                <text:p>-0.53165324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38554">
                <text:p>0.2385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3353454489">
                <text:p>-0.33534544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498">
                <text:p>-0.0224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1704712623">
                <text:p>-0.17047126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06357">
                <text:p>-0.3063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83710463">
                <text:p>0.0283710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8057">
                <text:p>-0.6280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579400453">
                <text:p>0.15794004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88">
                <text:p>-0.92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256834037">
                <text:p>0.32568340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1021">
                <text:p>-1.2410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5636674393">
                <text:p>0.56366743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07712">
                <text:p>-1.6077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7729262092">
                <text:p>0.77292620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91553">
                <text:p>-1.99155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506650294">
                <text:p>0.85066502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299158">
                <text:p>-2.2991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711993219">
                <text:p>0.97119932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584485">
                <text:p>-2.5844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1004215861">
                <text:p>1.10042158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860758">
                <text:p>-2.8607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1899511585">
                <text:p>1.18995115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10454">
                <text:p>-3.104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307609417">
                <text:p>1.4307609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427506">
                <text:p>-3.4275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5867184417">
                <text:p>1.5867184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746682">
                <text:p>-3.7466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3926414157">
                <text:p>1.39264141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830014">
                <text:p>-3.8300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4327962449">
                <text:p>1.43279624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91231">
                <text:p>-3.912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3125734959">
                <text:p>1.31257349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887017">
                <text:p>-3.8870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2452981723">
                <text:p>1.24529817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825319">
                <text:p>-3.8253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211711873">
                <text:p>0.92117118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568156">
                <text:p>-3.5681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707612307">
                <text:p>0.87076123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363184">
                <text:p>-3.3631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6622024628">
                <text:p>0.66220246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087577">
                <text:p>-3.0875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081371577">
                <text:p>0.40813715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734567">
                <text:p>-2.73456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693488225">
                <text:p>0.26934882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406814">
                <text:p>-2.4068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776076112">
                <text:p>0.07760761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060598">
                <text:p>-2.0605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340267095">
                <text:p>-0.03402670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55472">
                <text:p>-1.7554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809346893">
                <text:p>-0.18093468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54218">
                <text:p>-1.4542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4029644282">
                <text:p>-0.40296442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547">
                <text:p>-1.1054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4573783211">
                <text:p>-0.45737832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6798">
                <text:p>-0.8367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402665052">
                <text:p>-0.4026650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4228">
                <text:p>-0.6942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4957270489">
                <text:p>-0.49572704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719">
                <text:p>-0.537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5731957292">
                <text:p>-0.57319572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80904">
                <text:p>-0.3809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6320312331">
                <text:p>-0.63203123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3754">
                <text:p>-0.237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6892377367">
                <text:p>-0.68923773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3872">
                <text:p>-0.1038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7862768282">
                <text:p>-0.78627682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9884">
                <text:p>0.0498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8341272132">
                <text:p>-0.83412721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84241">
                <text:p>0.18424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7638091447">
                <text:p>-0.76380914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6904">
                <text:p>0.2269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8089246638">
                <text:p>-0.80892466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85406">
                <text:p>0.2854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8544150437">
                <text:p>-0.85441504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54713">
                <text:p>0.3547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7197612564">
                <text:p>-0.71976125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11144">
                <text:p>0.3111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7371586936">
                <text:p>-0.73715869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93707">
                <text:p>0.2937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5742886226">
                <text:p>-0.57428862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73525">
                <text:p>0.1735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4710835476">
                <text:p>-0.47108354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4645">
                <text:p>0.0246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434265614">
                <text:p>-0.4342656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99108">
                <text:p>-0.0991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2618004786">
                <text:p>-0.26180047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96534">
                <text:p>-0.2965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180701132">
                <text:p>-0.1807011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82153">
                <text:p>-0.4821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1293987473">
                <text:p>-0.12939874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0043">
                <text:p>-0.6400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69914374">
                <text:p>0.01699143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2837">
                <text:p>-0.842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342cm" svg:height="17.187cm" xlink:href=".." xlink:type="simple" chart:class="chart:line" chart:style-name="ch1">
        <chart:legend chart:legend-position="end" svg:x="29.405cm" svg:y="7.796cm" style:legend-expansion="high" chart:style-name="ch2"/>
        <chart:plot-area chart:style-name="ch3" table:cell-range-address="test3.C1:test3.C995 test3.H1:test3.I995" chart:data-source-has-labels="row" svg:x="0.666cm" svg:y="0.343cm" svg:width="28.073cm" svg:height="16.501cm">
          <chartooo:coordinate-region svg:x="1.208cm" svg:y="0.542cm" svg:width="27.446cm" svg:height="16.1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3.C2:test3.C995" chart:label-cell-address="test3.C1:test3.C1" chart:class="chart:line">
            <chart:data-point chart:repeated="994"/>
          </chart:series>
          <chart:series chart:style-name="ch7" chart:values-cell-range-address="test3.H2:test3.H995" chart:label-cell-address="test3.H1:test3.H1" chart:class="chart:line">
            <chart:data-point chart:repeated="994"/>
          </chart:series>
          <chart:series chart:style-name="ch8" chart:values-cell-range-address="test3.I2:test3.I995" chart:label-cell-address="test3.I1:test3.I1" chart:class="chart:line">
            <chart:data-point chart:repeated="9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_output_ankle</text:p>
                <draw:g>
                  <svg:desc>test3.C1:test3.C1</svg:desc>
                </draw:g>
              </table:table-cell>
              <table:table-cell office:value-type="string">
                <text:p>zmp_ref_cm</text:p>
                <draw:g>
                  <svg:desc>test3.H1:test3.H1</svg:desc>
                </draw:g>
              </table:table-cell>
              <table:table-cell office:value-type="string">
                <text:p>zmp_imu_cm</text:p>
                <draw:g>
                  <svg:desc>test3.I1:tes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3.C2:test3.C995</svg:desc>
                </draw:g>
              </table:table-cell>
              <table:table-cell office:value-type="float" office:value="-1.21396903">
                <text:p>-1.21396903</text:p>
                <draw:g>
                  <svg:desc>test3.H2:test3.H995</svg:desc>
                </draw:g>
              </table:table-cell>
              <table:table-cell office:value-type="float" office:value="-1.213969">
                <text:p>-1.213969</text:p>
                <draw:g>
                  <svg:desc>test3.I2:test3.I9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133663288">
                <text:p>-0.41336632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8437">
                <text:p>-0.938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382751479">
                <text:p>-0.33827514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4879">
                <text:p>-0.804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4276243">
                <text:p>0.17842762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60288">
                <text:p>-1.060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12674598">
                <text:p>-0.10126745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44057">
                <text:p>-1.044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11149">
                <text:p>0.0600111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40742">
                <text:p>-1.140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07947349">
                <text:p>-0.12079473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4655">
                <text:p>-1.084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07124729">
                <text:p>-0.18071247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7341">
                <text:p>-1.007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33257053">
                <text:p>-0.18332570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4077">
                <text:p>-0.954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669265826">
                <text:p>-0.16692658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9514">
                <text:p>-0.929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796505099">
                <text:p>-0.17965050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4665">
                <text:p>-0.904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511992484">
                <text:p>-0.15119924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7069">
                <text:p>-0.907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020182276">
                <text:p>-0.20201822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4798">
                <text:p>-0.87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89327764">
                <text:p>-0.15893277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012">
                <text:p>-0.882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37962999">
                <text:p>-0.19379629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358">
                <text:p>-0.86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99106574">
                <text:p>-0.09991065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3878">
                <text:p>-0.913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29127406">
                <text:p>-0.19291274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5405">
                <text:p>-0.885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969489432">
                <text:p>-0.19694894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374">
                <text:p>-0.86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63028753">
                <text:p>-0.20630287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3068">
                <text:p>-0.843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61252289">
                <text:p>-0.1612522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9321">
                <text:p>-0.859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607599395">
                <text:p>-0.26075993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3825">
                <text:p>-0.803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145922112">
                <text:p>-0.21459221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7616">
                <text:p>-0.797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82450256">
                <text:p>-0.16824502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4371">
                <text:p>-0.824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676188175">
                <text:p>-0.26761881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5962">
                <text:p>-0.775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730247471">
                <text:p>-0.27302474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01">
                <text:p>-0.7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178650997">
                <text:p>-0.21786509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2969">
                <text:p>-0.752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213268601">
                <text:p>-0.22132686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9237">
                <text:p>-0.759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639787678">
                <text:p>-0.26397876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4984">
                <text:p>-0.734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394861707">
                <text:p>-0.23948617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5148">
                <text:p>-0.735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998162942">
                <text:p>-0.29981629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5044">
                <text:p>-0.69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234844715">
                <text:p>-0.22348447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9198">
                <text:p>-0.719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495112663">
                <text:p>-0.34951126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129">
                <text:p>-0.65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800961543">
                <text:p>-0.28009615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2307">
                <text:p>-0.652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907175997">
                <text:p>-0.29071759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5904">
                <text:p>-0.645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743564732">
                <text:p>-0.27435647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2543">
                <text:p>-0.652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601497572">
                <text:p>-0.36014975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9781">
                <text:p>-0.599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271940315">
                <text:p>-0.32719403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6588">
                <text:p>-0.586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580012062">
                <text:p>-0.35800120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7262">
                <text:p>-0.557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346151364">
                <text:p>-0.33461513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3307">
                <text:p>-0.553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84145817">
                <text:p>-0.2841458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4312">
                <text:p>-0.584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308031624">
                <text:p>-0.23080316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0529">
                <text:p>-0.640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114919887">
                <text:p>-0.21149198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0864">
                <text:p>-0.690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968194619">
                <text:p>-0.29681946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67531">
                <text:p>-0.667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694164556">
                <text:p>-0.26941645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0248">
                <text:p>-0.670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587069211">
                <text:p>-0.25870692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9197">
                <text:p>-0.679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976411722">
                <text:p>-0.29764117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9208">
                <text:p>-0.659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26717472">
                <text:p>-0.35267174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09207">
                <text:p>-0.609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081066528">
                <text:p>-0.20810665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2248">
                <text:p>-0.672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134391996">
                <text:p>-0.21343919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0703">
                <text:p>-0.710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145117812">
                <text:p>-0.21451178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5614">
                <text:p>-0.7356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360543454">
                <text:p>-0.33605434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12">
                <text:p>-0.67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41181196">
                <text:p>-0.12411811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9542">
                <text:p>-0.7695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703816411">
                <text:p>-0.17038164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4239">
                <text:p>-0.8042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121025406">
                <text:p>-0.21210254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9551">
                <text:p>-0.799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872090767">
                <text:p>-0.18720907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302">
                <text:p>-0.81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788252557">
                <text:p>-0.17882525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7584">
                <text:p>-0.827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512581278">
                <text:p>-0.15125812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5665">
                <text:p>-0.8556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9756644">
                <text:p>-0.1797566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5381">
                <text:p>-0.8553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805531686">
                <text:p>-0.18055316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4661">
                <text:p>-0.8546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538165722">
                <text:p>-0.25381657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5347">
                <text:p>-0.805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82048127">
                <text:p>-0.2820481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3667">
                <text:p>-0.753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467176681">
                <text:p>-0.24671766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2778">
                <text:p>-0.742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787568483">
                <text:p>-0.27875684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4166">
                <text:p>-0.714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865449913">
                <text:p>-0.28654499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89907">
                <text:p>-0.6899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558266923">
                <text:p>-0.25582669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4217">
                <text:p>-0.694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638434">
                <text:p>-0.3586384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856">
                <text:p>-0.62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370211684">
                <text:p>-0.23702116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65871">
                <text:p>-0.665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092131359">
                <text:p>-0.30921313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2615">
                <text:p>-0.642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507121252">
                <text:p>-0.35071212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9456">
                <text:p>-0.599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26114676">
                <text:p>-0.25261146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36085">
                <text:p>-0.636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301723249">
                <text:p>-0.23017232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5451">
                <text:p>-0.675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467313459">
                <text:p>-0.34673134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3991">
                <text:p>-0.623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434129354">
                <text:p>-0.34341293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191">
                <text:p>-0.591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267222953">
                <text:p>-0.32672229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1657">
                <text:p>-0.581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062682703">
                <text:p>-0.30626827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8459">
                <text:p>-0.588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381522878">
                <text:p>-0.33815228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1739">
                <text:p>-0.571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785814176">
                <text:p>-0.37858141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3648">
                <text:p>-0.533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392679431">
                <text:p>-0.33926794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447">
                <text:p>-0.53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18193527">
                <text:p>-0.3181935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49065">
                <text:p>-0.5490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784973084">
                <text:p>-0.37849730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18595">
                <text:p>-0.518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972451116">
                <text:p>-0.29724511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2449">
                <text:p>-0.5524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549230095">
                <text:p>-0.35492300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6563">
                <text:p>-0.536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35163417">
                <text:p>-0.2835163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3574">
                <text:p>-0.573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119960581">
                <text:p>-0.31199605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9254">
                <text:p>-0.579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613976326">
                <text:p>-0.36139763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011">
                <text:p>-0.55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689567656">
                <text:p>-0.26895676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2306">
                <text:p>-0.592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843608059">
                <text:p>-0.28436080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10158">
                <text:p>-0.610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835374014">
                <text:p>-0.28353740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2602">
                <text:p>-0.622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81345284">
                <text:p>-0.28813452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7831">
                <text:p>-0.627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967484289">
                <text:p>-0.29674842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5574">
                <text:p>-0.625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193805677">
                <text:p>-0.3193805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08984">
                <text:p>-0.608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560366775">
                <text:p>-0.25603667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0151">
                <text:p>-0.640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755378585">
                <text:p>-0.27553785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7922">
                <text:p>-0.647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60083319">
                <text:p>-0.2600833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63401">
                <text:p>-0.663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315889132">
                <text:p>-0.33158891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6054">
                <text:p>-0.6260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575364703">
                <text:p>-0.25753647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0527">
                <text:p>-0.6505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030401449">
                <text:p>-0.20304014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316">
                <text:p>-0.70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55567069">
                <text:p>-0.21555670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9891">
                <text:p>-0.729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737247337">
                <text:p>-0.17372473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5588">
                <text:p>-0.775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82985197">
                <text:p>-1.3829851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6269095454">
                <text:p>-0.62690954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2877">
                <text:p>0.012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007807429">
                <text:p>-0.60078074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4041">
                <text:p>0.0040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6373461168">
                <text:p>-0.63734611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2526">
                <text:p>0.0225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6466237182">
                <text:p>-0.64662371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1028">
                <text:p>0.0410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99603644">
                <text:p>-0.5996036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2016">
                <text:p>0.0220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22053087">
                <text:p>-0.6220530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4311">
                <text:p>0.0243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843209286">
                <text:p>-0.58432092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146984408">
                <text:p>-0.61469844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5197">
                <text:p>0.005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5247203308">
                <text:p>-0.52472033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1775">
                <text:p>-0.0517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144606368">
                <text:p>-0.61446063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9924">
                <text:p>-0.0299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100607954">
                <text:p>-0.61006079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8295">
                <text:p>-0.0182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705490244">
                <text:p>-0.57054902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6882">
                <text:p>-0.0368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611218327">
                <text:p>-0.6112183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161">
                <text:p>-0.022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5901525331">
                <text:p>-0.59015253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6392">
                <text:p>-0.026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280146291">
                <text:p>-0.52801462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0629">
                <text:p>-0.0706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448027073">
                <text:p>-0.64480270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263">
                <text:p>-0.0222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362051587">
                <text:p>-0.63620515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4237">
                <text:p>0.0042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70041723">
                <text:p>-0.5700417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206">
                <text:p>-0.0222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846465459">
                <text:p>-0.68464654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6564">
                <text:p>0.0365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865000796">
                <text:p>-0.58650007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0307">
                <text:p>0.0103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5752571273">
                <text:p>-0.57525712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4684">
                <text:p>-0.0146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803704841">
                <text:p>-0.58037048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793">
                <text:p>-0.027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5504362691">
                <text:p>-0.55043626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6709">
                <text:p>-0.0567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426077387">
                <text:p>-0.54260773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81106">
                <text:p>-0.081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722060059">
                <text:p>-0.47220600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429">
                <text:p>-0.144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534852212">
                <text:p>-0.55348522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2218">
                <text:p>-0.132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600548258">
                <text:p>-0.66005482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3139">
                <text:p>-0.053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6023965849">
                <text:p>-0.60239658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8874">
                <text:p>-0.038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6379278219">
                <text:p>-0.63792782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5684">
                <text:p>-0.0056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635873419">
                <text:p>-0.66358734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3536">
                <text:p>0.033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50045286">
                <text:p>-0.5500452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6009">
                <text:p>-0.016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750434961">
                <text:p>-0.67504349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4292">
                <text:p>0.0342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5956036606">
                <text:p>-0.59560366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4861">
                <text:p>0.0148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509312364">
                <text:p>-0.65093123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8792">
                <text:p>0.0387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414455719">
                <text:p>-0.64144557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8416">
                <text:p>0.048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107114432">
                <text:p>-0.61071144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4343">
                <text:p>0.0343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380909506">
                <text:p>-0.63809095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3216">
                <text:p>0.0432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6664051506">
                <text:p>-0.66640515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8001">
                <text:p>0.068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236679085">
                <text:p>-0.52366790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0625">
                <text:p>-0.01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6773054182">
                <text:p>-0.67730541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9388">
                <text:p>0.0393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6267493625">
                <text:p>-0.62674936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9018">
                <text:p>0.039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7136096183">
                <text:p>-0.71360961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6668">
                <text:p>0.096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136898329">
                <text:p>-0.61368983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8483">
                <text:p>0.0684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386410257">
                <text:p>-0.63864102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6333">
                <text:p>0.066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924113677">
                <text:p>-0.6924113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0741">
                <text:p>0.100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748645414">
                <text:p>-0.67486454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11974">
                <text:p>0.1119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5859946729">
                <text:p>-0.58599467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0222">
                <text:p>0.060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089757157">
                <text:p>-0.60897571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1054">
                <text:p>0.0410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5824889885">
                <text:p>-0.58248898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0626">
                <text:p>0.010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5858340495">
                <text:p>-0.58583404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7422">
                <text:p>-0.0074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238440886">
                <text:p>-0.62384408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526796621">
                <text:p>-0.5267966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49931">
                <text:p>-0.0499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501938207">
                <text:p>-0.65019382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4877">
                <text:p>-0.0048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590442686">
                <text:p>-0.55904426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5609">
                <text:p>-0.0356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828573246">
                <text:p>-0.58285732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40216">
                <text:p>-0.0402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781964318">
                <text:p>-0.57819643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46393">
                <text:p>-0.0463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898714311">
                <text:p>-0.48987143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9383">
                <text:p>-0.1093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5283177096">
                <text:p>-0.52831770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5732">
                <text:p>-0.1257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633075484">
                <text:p>-0.6330754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68">
                <text:p>-0.06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310454929">
                <text:p>-0.53104549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95537">
                <text:p>-0.0955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080045246">
                <text:p>-0.60800452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3389">
                <text:p>-0.063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4860102658">
                <text:p>-0.48601026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3283">
                <text:p>-0.123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454297057">
                <text:p>-0.54542970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3588">
                <text:p>-0.1235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5330280121">
                <text:p>-0.53302801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2059">
                <text:p>-0.132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576595483">
                <text:p>-0.5765954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8663">
                <text:p>-0.1086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423131023">
                <text:p>-0.54231310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15924">
                <text:p>-0.1159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517841623">
                <text:p>-0.5178416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7073">
                <text:p>-0.1370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564354362">
                <text:p>-0.5643543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0164">
                <text:p>-0.1201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6141969677">
                <text:p>-0.6141969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5673">
                <text:p>-0.075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789929451">
                <text:p>-0.57899294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949">
                <text:p>-0.069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844109256">
                <text:p>-0.58441092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1759">
                <text:p>-0.0617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7563936512">
                <text:p>-0.75639365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5803">
                <text:p>0.058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056702114">
                <text:p>-0.60567021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739">
                <text:p>0.037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6547827955">
                <text:p>-0.65478279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56372">
                <text:p>0.0563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7501063658">
                <text:p>-0.75010636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256">
                <text:p>0.132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6360449087">
                <text:p>-0.63604490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7302">
                <text:p>0.1073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7503234862">
                <text:p>-0.75032348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66644">
                <text:p>0.166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7600933794">
                <text:p>-0.76009337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127">
                <text:p>0.2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723626251">
                <text:p>-0.7236262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19085">
                <text:p>0.219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7307241039">
                <text:p>-0.73072410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807">
                <text:p>0.228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7030824551">
                <text:p>-0.70308245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15634">
                <text:p>0.2156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734907103">
                <text:p>-0.7349071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8559">
                <text:p>0.2285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7806068902">
                <text:p>-0.78060689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67633">
                <text:p>0.2676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7716036279">
                <text:p>-0.77160362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87671">
                <text:p>0.2876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7148143856">
                <text:p>-0.71481438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63171">
                <text:p>0.2631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7447243962">
                <text:p>-0.74472439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66781">
                <text:p>0.2667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7340104532">
                <text:p>-0.73401045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62045">
                <text:p>0.2620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6872505436">
                <text:p>-0.68725054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7721">
                <text:p>0.227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7501357133">
                <text:p>-0.75013571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46764">
                <text:p>0.246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7068753617">
                <text:p>-0.70687536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30619">
                <text:p>0.2306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7266916538">
                <text:p>-0.72669165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33069">
                <text:p>0.2330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970066662">
                <text:p>-0.59700666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48259">
                <text:p>0.1482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049112392">
                <text:p>-0.60491123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7012">
                <text:p>0.097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6719729641">
                <text:p>-0.67197296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7561">
                <text:p>0.1075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5156070076">
                <text:p>-0.51560700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0365">
                <text:p>0.010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954110276">
                <text:p>-0.59541102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1212">
                <text:p>-0.0012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5534641749">
                <text:p>-0.55346417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6886">
                <text:p>-0.0368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5665014813">
                <text:p>-0.56650148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197">
                <text:p>-0.051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5366904294">
                <text:p>-0.53669042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81891">
                <text:p>-0.081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5380375064">
                <text:p>-0.53803750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0933">
                <text:p>-0.100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51356221">
                <text:p>-0.513562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9936">
                <text:p>-0.1299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6313878092">
                <text:p>-0.63138780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0727">
                <text:p>-0.070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4739291251">
                <text:p>-0.47392912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6225">
                <text:p>-0.1362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960916252">
                <text:p>-0.49609162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651">
                <text:p>-0.16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5270492693">
                <text:p>-0.52704926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63706">
                <text:p>-0.1637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766899137">
                <text:p>-0.57668991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969">
                <text:p>-0.129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5160491016">
                <text:p>-0.51604910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7442">
                <text:p>-0.1474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5504233977">
                <text:p>-0.55042339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6359">
                <text:p>-0.1363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840048426">
                <text:p>-0.58400484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659">
                <text:p>-0.106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5102114174">
                <text:p>-0.51021141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594">
                <text:p>-0.135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462485447">
                <text:p>-0.44624854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98133">
                <text:p>-0.1981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757195873">
                <text:p>-0.47571958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9933">
                <text:p>-0.2199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024401817">
                <text:p>-0.50244018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665">
                <text:p>-0.216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4870313347">
                <text:p>-0.48703133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4733">
                <text:p>-0.2247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346412961">
                <text:p>-0.63464129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173">
                <text:p>-0.131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5912580617">
                <text:p>-0.59125806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9867">
                <text:p>-0.098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5014784193">
                <text:p>-0.50147841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6483">
                <text:p>-0.1364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3721401875">
                <text:p>-0.37214018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47892">
                <text:p>-0.2478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5326335735">
                <text:p>-0.53263357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5156">
                <text:p>-0.2151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4197735775">
                <text:p>-0.41977357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68569">
                <text:p>-0.268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5116679741">
                <text:p>-0.51166797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4291">
                <text:p>-0.242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5101521327">
                <text:p>-0.51015213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6821">
                <text:p>-0.2268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5443645923">
                <text:p>-0.54436459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93295">
                <text:p>-0.1932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5795007985">
                <text:p>-0.57950079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7534">
                <text:p>-0.1475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5281847492">
                <text:p>-0.52818474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1244">
                <text:p>-0.1512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417356105">
                <text:p>-0.4173561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759">
                <text:p>-0.227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5661155685">
                <text:p>-0.56611556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79309">
                <text:p>-0.1793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5822113542">
                <text:p>-0.58221135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6407">
                <text:p>-0.1364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706332139">
                <text:p>-0.47063321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219">
                <text:p>-0.182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5654873322">
                <text:p>-0.56548733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9474">
                <text:p>-0.149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6044954264">
                <text:p>-0.60449542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1672">
                <text:p>-0.1016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6716146262">
                <text:p>-0.67161462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5078">
                <text:p>-0.0250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6061273025">
                <text:p>-0.60612730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7688">
                <text:p>-0.0176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5940188097">
                <text:p>-0.59401880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0834">
                <text:p>-0.0208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5203259893">
                <text:p>-0.52032598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2051">
                <text:p>-0.0720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20140108">
                <text:p>-0.5201401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6305">
                <text:p>-0.106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6001910078">
                <text:p>-0.60019100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5773">
                <text:p>-0.0757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64042513">
                <text:p>-0.640425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8609">
                <text:p>-0.0286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5071464297">
                <text:p>-0.50714642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86017">
                <text:p>-0.086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7005795443">
                <text:p>-0.70057954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4661">
                <text:p>0.0046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648739869">
                <text:p>-0.56487398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5368">
                <text:p>-0.0253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131177339">
                <text:p>-0.51311773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9877">
                <text:p>-0.0798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577018241">
                <text:p>-0.5770182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3608">
                <text:p>-0.073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555072918">
                <text:p>-0.45550729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0424">
                <text:p>-0.150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37322726">
                <text:p>-0.5373227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7079">
                <text:p>-0.1470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5880127324">
                <text:p>-0.58801273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11062">
                <text:p>-0.1110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696354257">
                <text:p>-0.56963542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9931">
                <text:p>-0.099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5354031988">
                <text:p>-0.53540319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14297">
                <text:p>-0.114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5627143772">
                <text:p>-0.56271437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6079">
                <text:p>-0.1060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5276442848">
                <text:p>-0.52764428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23979">
                <text:p>-0.1239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5102126435">
                <text:p>-0.51021264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7527">
                <text:p>-0.1475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4790546338">
                <text:p>-0.47905463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3987">
                <text:p>-0.1839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5580113929">
                <text:p>-0.55801139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5655">
                <text:p>-0.1556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967331097">
                <text:p>-0.49673310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7762">
                <text:p>-0.177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679196065">
                <text:p>-0.46791960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1463">
                <text:p>-0.2114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4868536378">
                <text:p>-0.48685363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1395">
                <text:p>-0.2213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5100037783">
                <text:p>-0.51000377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12583">
                <text:p>-0.2125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5363796887">
                <text:p>-0.53637968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913">
                <text:p>-0.189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668816598">
                <text:p>-0.56688165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3169">
                <text:p>-0.1531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179763584">
                <text:p>-0.51797635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61804">
                <text:p>-0.161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421245211">
                <text:p>-0.54212452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51462">
                <text:p>-0.1514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520028834">
                <text:p>-0.55200288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7985">
                <text:p>-0.1379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647285093">
                <text:p>-0.6472850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5494">
                <text:p>-0.0654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6602556154">
                <text:p>-0.66025561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8541">
                <text:p>-0.0085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6353584674">
                <text:p>-0.63535846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2817">
                <text:p>0.0128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5862199734">
                <text:p>-0.58621997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5704">
                <text:p>-0.0057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5722978521">
                <text:p>-0.57229785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7327">
                <text:p>-0.0273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6052759916">
                <text:p>-0.60527599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9754">
                <text:p>-0.0197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5791574684">
                <text:p>-0.57915746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2116">
                <text:p>-0.032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6066604775">
                <text:p>-0.60666047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023">
                <text:p>-0.0220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631762014">
                <text:p>-0.6317620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01435">
                <text:p>0.0014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6300906516">
                <text:p>-0.63009065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15953">
                <text:p>0.0159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5857589056">
                <text:p>-0.58575890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3921">
                <text:p>-0.0039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6582123908">
                <text:p>-0.65821239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1128">
                <text:p>0.0311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6610527669">
                <text:p>-0.66105276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56379">
                <text:p>0.0563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6826881533">
                <text:p>-0.68268815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7626">
                <text:p>0.0876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80750188">
                <text:p>-0.6807501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7157">
                <text:p>0.1071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7047863601">
                <text:p>-0.70478636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6194">
                <text:p>0.1361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6811710969">
                <text:p>-0.68117109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9803">
                <text:p>0.1398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7171892303">
                <text:p>-0.71718923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66216">
                <text:p>0.1662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7246946588">
                <text:p>-0.72469465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8882">
                <text:p>0.188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7119998887">
                <text:p>-0.71199988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95422">
                <text:p>0.1954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6172741116">
                <text:p>-0.61727411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6681">
                <text:p>0.1366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6658233916">
                <text:p>-0.66582339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29897">
                <text:p>0.1298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6144901284">
                <text:p>-0.61449012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1161">
                <text:p>0.091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6356949234">
                <text:p>-0.63569492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79481">
                <text:p>0.0794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7320735989">
                <text:p>-0.73207359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5939">
                <text:p>0.1359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6394765657">
                <text:p>-0.63947656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11842">
                <text:p>0.1118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6907918463">
                <text:p>-0.6907918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29988">
                <text:p>0.1299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6778116251">
                <text:p>-0.67781162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3428">
                <text:p>0.1334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6693125334">
                <text:p>-0.66931253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0055">
                <text:p>0.1300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077814315">
                <text:p>-0.60778143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6794">
                <text:p>0.086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6430985151">
                <text:p>-0.64309851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1506">
                <text:p>0.0815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6311206077">
                <text:p>-0.63112060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9998">
                <text:p>0.0699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6705533076">
                <text:p>-0.67055330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8614">
                <text:p>0.0886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6575856167">
                <text:p>-0.65758561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2375">
                <text:p>0.092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6489211744">
                <text:p>-0.64892117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89106">
                <text:p>0.0891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5865127987">
                <text:p>-0.58651279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5329">
                <text:p>0.0453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6095681098">
                <text:p>-0.60956810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31524">
                <text:p>0.0315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5674238655">
                <text:p>-0.56742386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05766">
                <text:p>-0.0057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5981944784">
                <text:p>-0.59819447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10106">
                <text:p>-0.0101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5875379002">
                <text:p>-0.58753790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0102">
                <text:p>-0.0201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510095686">
                <text:p>-0.55100956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5111">
                <text:p>-0.051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5018058613">
                <text:p>-0.50180586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4571">
                <text:p>-0.1045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6027058345">
                <text:p>-0.60270583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2942">
                <text:p>-0.0729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6367322321">
                <text:p>-0.63673223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9184">
                <text:p>-0.0291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5255261906">
                <text:p>-0.52552619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4149">
                <text:p>-0.0741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6514315765">
                <text:p>-0.65143157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019">
                <text:p>-0.02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5798109807">
                <text:p>-0.57981098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1972">
                <text:p>-0.0319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6753663545">
                <text:p>-0.67536635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387">
                <text:p>0.023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6725025042">
                <text:p>-0.67250250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59174">
                <text:p>0.059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7083279688">
                <text:p>-0.70832796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6579">
                <text:p>0.1065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7088060284">
                <text:p>-0.70880602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8488">
                <text:p>0.1384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7749537282">
                <text:p>-0.77495372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3843">
                <text:p>0.2038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704385931">
                <text:p>-0.7043859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0358">
                <text:p>0.2003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7150093889">
                <text:p>-0.71500938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5116">
                <text:p>0.205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706284176">
                <text:p>-0.7062841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2471">
                <text:p>0.202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7410091602">
                <text:p>-0.74100916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3855">
                <text:p>0.2238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7131591594">
                <text:p>-0.71315915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19541">
                <text:p>0.2195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6610456988">
                <text:p>-0.66104569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8193">
                <text:p>0.181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7312601466">
                <text:p>-0.73126014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03668">
                <text:p>0.2036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5545886789">
                <text:p>-0.55458867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0393">
                <text:p>0.1003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6549920007">
                <text:p>-0.65499200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8496">
                <text:p>0.0984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579889351">
                <text:p>-0.5798893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7171">
                <text:p>0.0471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110360826">
                <text:p>-0.51103608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2925">
                <text:p>-0.0329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4241427492">
                <text:p>-0.42414274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422">
                <text:p>-0.144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4456832422">
                <text:p>-0.44568324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04027">
                <text:p>-0.2040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3136368945">
                <text:p>-0.31363689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31899">
                <text:p>-0.3318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281890974">
                <text:p>-0.2818909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38271">
                <text:p>-0.4382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745767427">
                <text:p>-0.17457674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0687">
                <text:p>-0.5806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297943784">
                <text:p>-0.12979437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5442">
                <text:p>-0.7054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362238804">
                <text:p>-0.03622388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0947">
                <text:p>-0.8509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104763221">
                <text:p>-0.01047632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5072">
                <text:p>-0.9650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754935542">
                <text:p>0.07549355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8428">
                <text:p>-1.0984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81672677">
                <text:p>0.0081672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42417">
                <text:p>-1.1424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41360711">
                <text:p>0.13413607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5697">
                <text:p>-1.2556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279514883">
                <text:p>0.12795148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27063">
                <text:p>-1.3270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926244038">
                <text:p>0.09262440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51073">
                <text:p>-1.3510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400267718">
                <text:p>0.14002677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98669">
                <text:p>-1.3986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407698264">
                <text:p>0.24076982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97538">
                <text:p>-1.4975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635832206">
                <text:p>0.26358322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8629">
                <text:p>-1.5786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26097529">
                <text:p>0.15260975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8697">
                <text:p>-1.5586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205408176">
                <text:p>0.22054081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90695">
                <text:p>-1.5906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71337444">
                <text:p>0.18713374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8975">
                <text:p>-1.589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733736406">
                <text:p>0.17337364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9948">
                <text:p>-1.5799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90780222">
                <text:p>0.13907802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0557">
                <text:p>-1.5505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903790666">
                <text:p>0.19037906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65166">
                <text:p>-1.5651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466656207">
                <text:p>0.14666562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5763">
                <text:p>-1.5457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1284021">
                <text:p>0.0912840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95919">
                <text:p>-1.4959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22794874">
                <text:p>0.12227948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83363">
                <text:p>-1.4833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487624361">
                <text:p>-0.04876243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60988">
                <text:p>-1.3609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13239303">
                <text:p>-0.00132393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11058">
                <text:p>-1.3110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358720604">
                <text:p>-0.03587206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4757">
                <text:p>-1.2547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26011865">
                <text:p>0.01260118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9549">
                <text:p>-1.2495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988734873">
                <text:p>-0.09887348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71775">
                <text:p>-1.1717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2301953538">
                <text:p>-0.23019535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2413">
                <text:p>-1.032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287618397">
                <text:p>-0.12876183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7155">
                <text:p>-1.0071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373495617">
                <text:p>-0.03734956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51255">
                <text:p>-1.0512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990747685">
                <text:p>-0.09907476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9499">
                <text:p>-1.0394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3230315001">
                <text:p>-0.32303150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386">
                <text:p>-0.8823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90800404">
                <text:p>-0.0908004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2482">
                <text:p>-0.9324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2162271262">
                <text:p>-0.21622712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262">
                <text:p>-0.8822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1176444992">
                <text:p>-0.11764449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4507">
                <text:p>-0.9145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577070205">
                <text:p>-0.15770702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929">
                <text:p>-0.909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29237936">
                <text:p>-0.1292379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479">
                <text:p>-0.924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298871226">
                <text:p>-0.12988712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4686">
                <text:p>-0.9346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132080557">
                <text:p>-0.11320805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2399">
                <text:p>-0.9523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288470787">
                <text:p>-0.12884707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3778">
                <text:p>-0.9537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160995663">
                <text:p>-0.1609956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3268">
                <text:p>-0.9332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926942111">
                <text:p>-0.19269421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8471">
                <text:p>-0.8984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600475412">
                <text:p>-0.06004754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37">
                <text:p>-0.96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261679005">
                <text:p>-0.22616790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6439">
                <text:p>-0.8964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279593841">
                <text:p>-0.12795938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7078">
                <text:p>-0.9170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965006337">
                <text:p>-0.29650063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849">
                <text:p>-0.818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641449324">
                <text:p>-0.06414493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767">
                <text:p>-0.907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398651874">
                <text:p>-0.03986518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3283">
                <text:p>-0.9832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928448037">
                <text:p>-0.09284480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8356">
                <text:p>-0.9983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072726965">
                <text:p>-0.10727269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8784">
                <text:p>-0.9987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132151404">
                <text:p>-0.1321514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2486">
                <text:p>-0.9824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799962512">
                <text:p>-0.07999625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6389">
                <text:p>-1.0063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60046311">
                <text:p>-0.1600463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896">
                <text:p>-0.968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1388088683">
                <text:p>-0.13880886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8174">
                <text:p>-0.9581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805107513">
                <text:p>-0.08051075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9845">
                <text:p>-0.9898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984978039">
                <text:p>-0.09849780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8961">
                <text:p>-0.9989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023778171">
                <text:p>-0.10237781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245">
                <text:p>-1.002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155028835">
                <text:p>-0.21550288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937">
                <text:p>-0.929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109721147">
                <text:p>-0.21097211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3691">
                <text:p>-0.8836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890537058">
                <text:p>-0.28905370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1205">
                <text:p>-0.8012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933052516">
                <text:p>-0.19330525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0059">
                <text:p>-0.8100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909437527">
                <text:p>-0.19094375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7533">
                <text:p>-0.8175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2310170238">
                <text:p>-0.23101702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5803">
                <text:p>-0.7958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893902219">
                <text:p>-0.18939022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9069">
                <text:p>-0.809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669275558">
                <text:p>-0.26692755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6226">
                <text:p>-0.766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873151997">
                <text:p>-0.18731519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0742">
                <text:p>-0.7907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149795835">
                <text:p>-0.21497958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8639">
                <text:p>-0.7886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186125183">
                <text:p>-0.21861251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4817">
                <text:p>-0.7848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2550537905">
                <text:p>-0.25505379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7979">
                <text:p>-0.7579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496033932">
                <text:p>-0.24960339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3728">
                <text:p>-0.7437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490192261">
                <text:p>-0.04901922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7931">
                <text:p>-0.8679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46333417">
                <text:p>-0.046333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249">
                <text:p>-0.952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80797816">
                <text:p>-0.1807978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921">
                <text:p>-0.919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643600906">
                <text:p>-0.06436009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4645">
                <text:p>-0.9746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401810786">
                <text:p>-0.24018107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4392">
                <text:p>-0.8943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915773009">
                <text:p>-0.291577300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6654">
                <text:p>-0.8066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768145077">
                <text:p>-0.27681450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8027">
                <text:p>-0.7580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2110052805">
                <text:p>-0.21100528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9487">
                <text:p>-0.7694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410983119">
                <text:p>-0.14109831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3721">
                <text:p>-0.8237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180716348">
                <text:p>-0.11807163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5211">
                <text:p>-0.8752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730001545">
                <text:p>-0.17300015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291">
                <text:p>-0.872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2051814915">
                <text:p>-0.20518149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9926">
                <text:p>-0.8499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57350408">
                <text:p>-0.1573504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6492">
                <text:p>-0.8664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635528291">
                <text:p>-0.16355282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3397">
                <text:p>-0.8733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753114151">
                <text:p>-0.07531141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6817">
                <text:p>-0.9368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1539471">
                <text:p>-0.115394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2361">
                <text:p>-0.9523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174106784">
                <text:p>-0.11741067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1375">
                <text:p>-0.961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13870392">
                <text:p>-0.1138703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9742">
                <text:p>-0.9697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1872096">
                <text:p>-0.118720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2085">
                <text:p>-0.9720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513613503">
                <text:p>-0.15136135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1889">
                <text:p>-0.9518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3171510547">
                <text:p>-0.31715105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7923">
                <text:p>-0.8279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2620678371">
                <text:p>-0.26206783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203">
                <text:p>-0.782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2282318095">
                <text:p>-0.22823180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4">
                <text:p>-0.7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2342649365">
                <text:p>-0.23426493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4628">
                <text:p>-0.7646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945332312">
                <text:p>-0.09453323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1522">
                <text:p>-0.8515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784643733">
                <text:p>-0.07846437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0137">
                <text:p>-0.9201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587487011">
                <text:p>-0.05874870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9003">
                <text:p>-0.9790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673170936">
                <text:p>-0.06731709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252">
                <text:p>-1.012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454053971">
                <text:p>-0.14540539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2805">
                <text:p>-0.9828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633959464">
                <text:p>-0.06339594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7667">
                <text:p>-1.017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576331654">
                <text:p>-0.15763316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8084">
                <text:p>-0.978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339292982">
                <text:p>-0.03392929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4162">
                <text:p>-1.0341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778222387">
                <text:p>-0.17782223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5619">
                <text:p>-0.9756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901285835">
                <text:p>-0.19012858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8404">
                <text:p>-0.9284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3876755976">
                <text:p>-0.38767559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5264">
                <text:p>-0.7652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2750007608">
                <text:p>-0.27500076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1654">
                <text:p>-0.7316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534791015">
                <text:p>-0.45347910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0291">
                <text:p>-0.5902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4733100607">
                <text:p>-0.47331006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82869">
                <text:p>-0.4828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5023582722">
                <text:p>-0.50235827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91922">
                <text:p>-0.391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550315975">
                <text:p>-0.5503159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9935">
                <text:p>-0.299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7095187324">
                <text:p>-0.70951873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31543">
                <text:p>-0.1315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6851592983">
                <text:p>-0.68515929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35956">
                <text:p>-0.0359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711876403">
                <text:p>-0.7118764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5551">
                <text:p>0.0455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7691062925">
                <text:p>-0.76910629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38013">
                <text:p>0.1380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9493862139">
                <text:p>-0.94938621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19796">
                <text:p>0.3197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9006066141">
                <text:p>-0.90060661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408419">
                <text:p>0.4084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0832246537">
                <text:p>-1.08322465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589202">
                <text:p>0.5892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0813078028">
                <text:p>-1.08130780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08396">
                <text:p>0.7083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148101745">
                <text:p>-1.1481017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32347">
                <text:p>0.8323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2517223362">
                <text:p>-1.251722336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84016">
                <text:p>0.9840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1774195176">
                <text:p>-1.17741951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035559">
                <text:p>1.0355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3007444047">
                <text:p>-1.30074440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5211">
                <text:p>1.152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242140586">
                <text:p>-1.2421405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90716">
                <text:p>1.1907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2928114165">
                <text:p>-1.29281141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250217">
                <text:p>1.2502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4005369955">
                <text:p>-1.40053699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361673">
                <text:p>1.3616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5350822328">
                <text:p>-1.53508223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525628">
                <text:p>1.5256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323659333">
                <text:p>-1.53236593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633075">
                <text:p>1.6330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549139661">
                <text:p>-1.5491396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715857">
                <text:p>1.7158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4733339974">
                <text:p>-1.47333399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720494">
                <text:p>1.7204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4077312026">
                <text:p>-1.40773120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679856">
                <text:p>1.6798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1256866583">
                <text:p>-1.12568665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464776">
                <text:p>1.4647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909702083">
                <text:p>-0.9097020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77484">
                <text:p>1.1774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7460791312">
                <text:p>-0.74607913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76972">
                <text:p>0.8769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6558989678">
                <text:p>-0.65589896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616604">
                <text:p>0.6166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4504881506">
                <text:p>-0.45048815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0618">
                <text:p>0.306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3922507129">
                <text:p>-0.39225071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60498">
                <text:p>0.0604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3911904">
                <text:p>-0.139119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71947">
                <text:p>-0.2719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113869568">
                <text:p>-0.01138695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8626">
                <text:p>-0.5786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718694828">
                <text:p>0.07186948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8489">
                <text:p>-0.8384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331869713">
                <text:p>0.33318697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85841">
                <text:p>-1.1858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3924786">
                <text:p>0.4039247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64463">
                <text:p>-1.4644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846711908">
                <text:p>0.58467119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70611">
                <text:p>-1.7706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222693669">
                <text:p>0.72226936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066342">
                <text:p>-2.0663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916556557">
                <text:p>0.89165565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376319">
                <text:p>-2.3763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491620161">
                <text:p>1.24916201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821182">
                <text:p>-2.8211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331042831">
                <text:p>1.43310428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240242">
                <text:p>-3.2402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6239872466">
                <text:p>1.62398724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646732">
                <text:p>-3.6467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24846299">
                <text:p>1.7248462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984842">
                <text:p>-3.9848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98086985">
                <text:p>1.7980869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258973">
                <text:p>-4.2589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8076386618">
                <text:p>1.80763866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448017">
                <text:p>-4.4480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058155322">
                <text:p>1.70581553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506124">
                <text:p>-4.5061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490960827">
                <text:p>1.4909608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401633">
                <text:p>-4.4016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4192117725">
                <text:p>1.41921177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284176">
                <text:p>-4.2841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3369914387">
                <text:p>1.33699143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4.1511">
                <text:p>-4.15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984677231">
                <text:p>1.09846772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903431">
                <text:p>-3.9034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005950024">
                <text:p>0.90059500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606493">
                <text:p>-3.6064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046169967">
                <text:p>0.60461699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211331">
                <text:p>-3.2113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129377221">
                <text:p>0.41293772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820235">
                <text:p>-2.8202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508921273">
                <text:p>0.15089212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384945">
                <text:p>-2.3849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963801478">
                <text:p>-0.19638014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863396">
                <text:p>-1.8633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4609436053">
                <text:p>-0.46094360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39496">
                <text:p>-1.3394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6501847682">
                <text:p>-0.65018476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4234">
                <text:p>-0.8642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7879903463">
                <text:p>-0.7879903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5567">
                <text:p>-0.455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8434264475">
                <text:p>-0.84342644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46457">
                <text:p>-0.1464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969598953">
                <text:p>-0.9695989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43701">
                <text:p>0.1437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0027908272">
                <text:p>-1.00279082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59183">
                <text:p>0.3591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9905748728">
                <text:p>-0.99057487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494635">
                <text:p>0.4946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9932317359">
                <text:p>-0.99323173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58667">
                <text:p>0.58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0245334657">
                <text:p>-1.02453346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668866">
                <text:p>0.6688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9981357561">
                <text:p>-0.99813575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06044">
                <text:p>0.7060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9866825978">
                <text:p>-0.98668259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23185">
                <text:p>0.7231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0414992864">
                <text:p>-1.04149928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71146">
                <text:p>0.7711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0811415727">
                <text:p>-1.08114157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29531">
                <text:p>0.8295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1173723607">
                <text:p>-1.11737236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92587">
                <text:p>0.8925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0343174851">
                <text:p>-1.03431748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79247">
                <text:p>0.8792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9894598443">
                <text:p>-0.98945984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40457">
                <text:p>0.840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8576521695">
                <text:p>-0.85765216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26751">
                <text:p>0.7267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7516333297">
                <text:p>-0.75163332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58031">
                <text:p>0.580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5903140755">
                <text:p>-0.59031407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75196">
                <text:p>0.3751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4103374111">
                <text:p>-0.41033741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18546">
                <text:p>0.1185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345138793">
                <text:p>-0.13451387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36335">
                <text:p>-0.2363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266764998">
                <text:p>-0.02667649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44703">
                <text:p>-0.5447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639295031">
                <text:p>0.06392950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059">
                <text:p>-0.810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651755865">
                <text:p>0.16517558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55261">
                <text:p>-1.0552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57401037">
                <text:p>0.20574010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5345">
                <text:p>-1.245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198812835">
                <text:p>0.21988128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81441">
                <text:p>-1.3814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659786748">
                <text:p>0.16597867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36204">
                <text:p>-1.4362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159431338">
                <text:p>0.21594313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06002">
                <text:p>-1.5060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855142484">
                <text:p>0.18551424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32232">
                <text:p>-1.5322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769146297">
                <text:p>0.17691462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398">
                <text:p>-1.543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523471881">
                <text:p>0.15234718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35432">
                <text:p>-1.5354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991192036">
                <text:p>0.19911920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60913">
                <text:p>-1.5609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875978257">
                <text:p>0.18759782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0213">
                <text:p>-1.5702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813443086">
                <text:p>0.18134430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2242">
                <text:p>-1.5722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278853332">
                <text:p>0.12788533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37961">
                <text:p>-1.5379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062887822">
                <text:p>0.20628878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67377">
                <text:p>-1.5673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070172012">
                <text:p>0.20701720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87464">
                <text:p>-1.5874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165978625">
                <text:p>0.11659786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0581">
                <text:p>-1.5405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939863991">
                <text:p>0.19398639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60922">
                <text:p>-1.5609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033866433">
                <text:p>0.10338664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4088">
                <text:p>-1.5140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83079388">
                <text:p>0.028307938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32834">
                <text:p>-1.4328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7368124">
                <text:p>0.0073681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64729">
                <text:p>-1.3647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74701763">
                <text:p>-0.00747017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09455">
                <text:p>-1.3094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872332401">
                <text:p>-0.08723324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19454">
                <text:p>-1.2194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922438521">
                <text:p>-0.09224385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56138">
                <text:p>-1.1561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1268053326">
                <text:p>-0.12680533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0909">
                <text:p>-1.0909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2005306864">
                <text:p>-0.20053068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8298">
                <text:p>-0.9982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2068921658">
                <text:p>-0.20689216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2343">
                <text:p>-0.9323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3084739027">
                <text:p>-0.30847390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0682">
                <text:p>-0.8206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3566423164">
                <text:p>-0.35664231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4165">
                <text:p>-0.7141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4286529103">
                <text:p>-0.42865291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5184">
                <text:p>-0.595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4355851905">
                <text:p>-0.43558519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11276">
                <text:p>-0.5112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4268254721">
                <text:p>-0.42682547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61199">
                <text:p>-0.4611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3880683478">
                <text:p>-0.38806834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53662">
                <text:p>-0.4536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5016656013">
                <text:p>-0.50166560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72921">
                <text:p>-0.3729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4156414329">
                <text:p>-0.41564143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76456">
                <text:p>-0.3764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3187048706">
                <text:p>-0.31870487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43425">
                <text:p>-0.4434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3113464581">
                <text:p>-0.31134645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92957">
                <text:p>-0.4929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2865607625">
                <text:p>-0.28656076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42486">
                <text:p>-0.5424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1666647934">
                <text:p>-0.16666479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5409">
                <text:p>-0.6554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424488914">
                <text:p>-0.14244889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6801">
                <text:p>-0.7468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403604229">
                <text:p>-0.14036042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9095">
                <text:p>-0.8090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06089707">
                <text:p>-0.1060897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3451">
                <text:p>-0.8734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1413066207">
                <text:p>-0.14130662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2863">
                <text:p>-0.8928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1315149773">
                <text:p>-0.13151497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2325">
                <text:p>-0.9123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1792684289">
                <text:p>-0.17926842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3465">
                <text:p>-0.8934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1463699594">
                <text:p>-0.14636995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2825">
                <text:p>-0.9028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2604980463">
                <text:p>-0.2604980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2989">
                <text:p>-0.8329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2190338135">
                <text:p>-0.21903381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409">
                <text:p>-0.814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2345277161">
                <text:p>-0.23452771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1168">
                <text:p>-0.7911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311667677">
                <text:p>-0.13116676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4789">
                <text:p>-0.8447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2277937218">
                <text:p>-0.22779372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6115">
                <text:p>-0.8161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1942779682">
                <text:p>-0.19427796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9346">
                <text:p>-0.8193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2412198522">
                <text:p>-0.24121985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021">
                <text:p>-0.790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968986169">
                <text:p>-0.09689861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6993">
                <text:p>-0.86699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1397497163">
                <text:p>-0.13974971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9597">
                <text:p>-0.8895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1876607573">
                <text:p>-0.18766075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2725">
                <text:p>-0.8727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574800952">
                <text:p>-0.05748009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8254">
                <text:p>-0.9482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160088129">
                <text:p>-0.11600881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9573">
                <text:p>-0.9595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369217789">
                <text:p>-0.03692177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9832">
                <text:p>-1.0198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398011014">
                <text:p>-0.13980110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1413">
                <text:p>-0.9914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452613496">
                <text:p>-0.14526134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8835">
                <text:p>-0.9688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240713891">
                <text:p>-0.2407138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0166">
                <text:p>-0.8901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2622495722">
                <text:p>-0.26224957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3386">
                <text:p>-0.8233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3556053251">
                <text:p>-0.35560532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6658">
                <text:p>-0.7166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711818415">
                <text:p>-0.27118184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1809">
                <text:p>-0.7018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3230933149">
                <text:p>-0.32309331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57311">
                <text:p>-0.6573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4190693607">
                <text:p>-0.41906936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63686">
                <text:p>-0.5636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2949229558">
                <text:p>-0.29492295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4045">
                <text:p>-0.5840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212430111">
                <text:p>-0.32124301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80068">
                <text:p>-0.5800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3271335731">
                <text:p>-0.32713357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3492">
                <text:p>-0.5734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152924723">
                <text:p>-0.1529247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85229">
                <text:p>-0.6852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2051075994">
                <text:p>-0.20510759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4907">
                <text:p>-0.7249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009801363">
                <text:p>-0.10098013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0755">
                <text:p>-0.8207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002451778">
                <text:p>-0.10024517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5116">
                <text:p>-0.8851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502454783">
                <text:p>-0.05024547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1334">
                <text:p>-0.9613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246102401">
                <text:p>-0.02461024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9212">
                <text:p>-1.0292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66905969">
                <text:p>0.00669059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5308">
                <text:p>-1.0953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391002949">
                <text:p>-0.13910029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42177">
                <text:p>-1.0421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2116941343">
                <text:p>-0.21169413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8383">
                <text:p>-0.9583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416521047">
                <text:p>-0.04165210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5886">
                <text:p>-1.0158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2031787258">
                <text:p>-0.20317872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6539">
                <text:p>-0.9465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1083371051">
                <text:p>-0.10833710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3544">
                <text:p>-0.9635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526570241">
                <text:p>-0.05265702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1989">
                <text:p>-1.0119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19260611">
                <text:p>0.04192606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7318">
                <text:p>-1.1073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680725068">
                <text:p>-0.06807250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7524">
                <text:p>-1.0975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335208366">
                <text:p>-0.03352083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14028">
                <text:p>-1.1140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85167282">
                <text:p>0.10851672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19702">
                <text:p>-1.219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44465342">
                <text:p>0.01444653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27419">
                <text:p>-1.2274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700824342">
                <text:p>0.07008243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69646">
                <text:p>-1.2696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428865365">
                <text:p>0.04288653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79658">
                <text:p>-1.2796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179131555">
                <text:p>-0.01791315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5803">
                <text:p>-1.2458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26468472">
                <text:p>-0.00264684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33419">
                <text:p>-1.2334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52648255">
                <text:p>0.02526482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377">
                <text:p>-1.243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09798864">
                <text:p>0.03097988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4478">
                <text:p>-1.2544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1146082054">
                <text:p>-0.11460820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64571">
                <text:p>-1.1645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978231669">
                <text:p>-0.19782316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49191">
                <text:p>-1.0491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2178062706">
                <text:p>-0.21780627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8983">
                <text:p>-0.95898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72489554">
                <text:p>-0.0724895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5731">
                <text:p>-0.9957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1444198474">
                <text:p>-0.14441984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2273">
                <text:p>-0.97227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158758475">
                <text:p>-0.21587584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9013">
                <text:p>-0.9090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703132771">
                <text:p>-0.07031327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3882">
                <text:p>-0.9638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853594864">
                <text:p>-0.18535948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3761">
                <text:p>-0.9237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2139595628">
                <text:p>-0.21395956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7962">
                <text:p>-0.8779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957685347">
                <text:p>-0.19576853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9567">
                <text:p>-0.8595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1625415651">
                <text:p>-0.16254156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9456">
                <text:p>-0.8694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398406748">
                <text:p>-0.13984067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1178">
                <text:p>-0.8911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1783557944">
                <text:p>-0.17835579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9981">
                <text:p>-0.8799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1952685024">
                <text:p>-0.19526850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1246">
                <text:p>-0.8612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182755074">
                <text:p>-0.1827550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7102">
                <text:p>-0.8571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2155162735">
                <text:p>-0.21551627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2503">
                <text:p>-0.8325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736905575">
                <text:p>-0.17369055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399">
                <text:p>-0.843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2082164279">
                <text:p>-0.20821642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8631">
                <text:p>-0.8286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3221680483">
                <text:p>-0.32216804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2441">
                <text:p>-0.7424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3067150485">
                <text:p>-0.30671504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5306">
                <text:p>-0.6953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2430417444">
                <text:p>-0.24304174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6337">
                <text:p>-0.7063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2312275881">
                <text:p>-0.231227588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1562">
                <text:p>-0.7215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2731970892">
                <text:p>-0.27319708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3734">
                <text:p>-0.7037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716980716">
                <text:p>-0.27169807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2852">
                <text:p>-0.6928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835972029">
                <text:p>-0.18359720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4325">
                <text:p>-0.7443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277890384">
                <text:p>-0.02778903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48">
                <text:p>-0.882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533054949">
                <text:p>0.15330549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5255">
                <text:p>-1.0952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838204571">
                <text:p>0.18382045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7386">
                <text:p>-1.2573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242747493">
                <text:p>0.42427474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25704">
                <text:p>-1.5257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477288173">
                <text:p>0.24772881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86831">
                <text:p>-1.5868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178527618">
                <text:p>0.41785276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40962">
                <text:p>-1.7409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731803473">
                <text:p>0.47318034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880552">
                <text:p>-1.8805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431201089">
                <text:p>0.44312010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53537">
                <text:p>-1.9535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99222342">
                <text:p>0.3992223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72913">
                <text:p>-1.9729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19080129">
                <text:p>0.3190801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32405">
                <text:p>-1.9324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027152247">
                <text:p>0.30271522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894504">
                <text:p>-1.8945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56843932">
                <text:p>0.0568439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05359">
                <text:p>-1.7053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39057112">
                <text:p>0.02390571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7361">
                <text:p>-1.5573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622735117">
                <text:p>-0.06227351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01293">
                <text:p>-1.4012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477855086">
                <text:p>-0.14778550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0292">
                <text:p>-1.2402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947786085">
                <text:p>-0.19477860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168">
                <text:p>-1.101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836926636">
                <text:p>-0.18369266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6699">
                <text:p>-1.0166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2336613494">
                <text:p>-0.23366134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6762">
                <text:p>-0.9267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571811774">
                <text:p>-0.15718117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7808">
                <text:p>-0.9178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545442501">
                <text:p>-0.15454425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13598">
                <text:p>-0.9135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2917646069">
                <text:p>-0.29176460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9328">
                <text:p>-0.8193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411214966">
                <text:p>-0.4112149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6887">
                <text:p>-0.6768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3741929891">
                <text:p>-0.37419298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06643">
                <text:p>-0.6066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5350561275">
                <text:p>-0.53505612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52609">
                <text:p>-0.4526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4033261533">
                <text:p>-0.40332615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37768">
                <text:p>-0.4377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5444262149">
                <text:p>-0.54442621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33827">
                <text:p>-0.3338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6606579336">
                <text:p>-0.66065793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7087">
                <text:p>-0.1870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6820271634">
                <text:p>-0.68202716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75057">
                <text:p>-0.0750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7251299701">
                <text:p>-0.72512997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8329">
                <text:p>0.0283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7350353125">
                <text:p>-0.73503531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03826">
                <text:p>0.1038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8012602569">
                <text:p>-0.80126025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9828">
                <text:p>0.198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6615602136">
                <text:p>-0.66156021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68105">
                <text:p>0.1681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6612879938">
                <text:p>-0.66128799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47815">
                <text:p>0.1478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5346481711">
                <text:p>-0.53464817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9881">
                <text:p>0.0498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4887279766">
                <text:p>-0.488727976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45989">
                <text:p>-0.0459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3934374455">
                <text:p>-0.39343744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73392">
                <text:p>-0.1733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265373073">
                <text:p>-0.2653730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43654">
                <text:p>-0.3436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1806051358">
                <text:p>-0.180605135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13617">
                <text:p>-0.5136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1647795472">
                <text:p>-0.16477954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37428">
                <text:p>-0.6374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1757877197">
                <text:p>-0.17578771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2596">
                <text:p>-0.7125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143765504">
                <text:p>-0.1437655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4032">
                <text:p>-0.7840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1118369333">
                <text:p>-0.11183693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2918">
                <text:p>-0.8529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313706783">
                <text:p>-0.03137067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2458">
                <text:p>-0.9524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1207175465">
                <text:p>-0.12071754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9236">
                <text:p>-0.9592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895407824">
                <text:p>-0.08954078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4534">
                <text:p>-0.9845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898177249">
                <text:p>-0.08981772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1208">
                <text:p>-1.0012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1044448339">
                <text:p>-0.104444833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2569">
                <text:p>-1.00256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1333879504">
                <text:p>-0.13338795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4184">
                <text:p>-0.9841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394667068">
                <text:p>-0.03946670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4536">
                <text:p>-1.0345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73061801">
                <text:p>-0.00730618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9527">
                <text:p>-1.0895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86351738">
                <text:p>-0.00863517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25286">
                <text:p>-1.1252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58498343">
                <text:p>0.01584983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65437">
                <text:p>-1.1654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93089596">
                <text:p>0.06930895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27826">
                <text:p>-1.2278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1399986">
                <text:p>0.113999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9919">
                <text:p>-1.299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592223719">
                <text:p>0.15922237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7689">
                <text:p>-1.376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08448223">
                <text:p>0.2084482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6148">
                <text:p>-1.461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05469048">
                <text:p>0.2054690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5864">
                <text:p>-1.5158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532143521">
                <text:p>0.15321435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7275">
                <text:p>-1.5172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447856069">
                <text:p>0.14478560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2596">
                <text:p>-1.5125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510155254">
                <text:p>0.15101552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3631">
                <text:p>-1.5136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71910968">
                <text:p>0.09719109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78444">
                <text:p>-1.4784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83982465">
                <text:p>0.02839824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09141">
                <text:p>-1.4091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937657964">
                <text:p>-0.09376579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81529">
                <text:p>-1.2815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137436463">
                <text:p>-0.137436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67381">
                <text:p>-1.1673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2234357215">
                <text:p>-0.22343572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3991">
                <text:p>-1.033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2459181498">
                <text:p>-0.24591814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0116">
                <text:p>-0.9301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3019429368">
                <text:p>-0.30194293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3551">
                <text:p>-0.8235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2070774486">
                <text:p>-0.20707744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577">
                <text:p>-0.815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2881387514">
                <text:p>-0.28813875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6553">
                <text:p>-0.7565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2646335024">
                <text:p>-0.26463350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2759">
                <text:p>-0.7327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1955892692">
                <text:p>-0.19558926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2925">
                <text:p>-0.7629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533339833">
                <text:p>-0.15333398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1193">
                <text:p>-0.8111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631044498">
                <text:p>-0.16310444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6845">
                <text:p>-0.8368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087806671">
                <text:p>-0.10878066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0149">
                <text:p>-0.8901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1516142532">
                <text:p>-0.15161425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712">
                <text:p>-0.897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493835338">
                <text:p>-0.14938353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03252">
                <text:p>-0.9032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2069833717">
                <text:p>-0.20698337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8945">
                <text:p>-0.8689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931835187">
                <text:p>-0.193183518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5281">
                <text:p>-0.8552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2883192652">
                <text:p>-0.28831926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2763">
                <text:p>-0.7827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3294350932">
                <text:p>-0.32943509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7031">
                <text:p>-0.7070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376896931">
                <text:p>-0.3768969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4928">
                <text:p>-0.6249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3947297125">
                <text:p>-0.39472971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5833">
                <text:p>-0.558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4338555579">
                <text:p>-0.43385555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87869">
                <text:p>-0.4878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4128051528">
                <text:p>-0.41280515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54947">
                <text:p>-0.4549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4891259377">
                <text:p>-0.48912593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82135">
                <text:p>-0.3821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4339442078">
                <text:p>-0.43394420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70396">
                <text:p>-0.3703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363800768">
                <text:p>-0.3638007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09328">
                <text:p>-0.4093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3613846385">
                <text:p>-0.36138463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36882">
                <text:p>-0.4368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2652040347">
                <text:p>-0.26520403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19354">
                <text:p>-0.5193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2060776408">
                <text:p>-0.20607764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13723">
                <text:p>-0.6137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1717988543">
                <text:p>-0.171798854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9458">
                <text:p>-0.6994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30310214">
                <text:p>-0.1303102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84246">
                <text:p>-0.7842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710554197">
                <text:p>-0.07105541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0244">
                <text:p>-0.8802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1460405461">
                <text:p>-0.14604054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4234">
                <text:p>-0.8942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632061829">
                <text:p>-0.06320618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8771">
                <text:p>-0.9587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39583638">
                <text:p>-0.1395836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0867">
                <text:p>-0.9508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1485739102">
                <text:p>-0.14857391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9608">
                <text:p>-0.9396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2223999783">
                <text:p>-0.22239997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896">
                <text:p>-0.8828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2061227572">
                <text:p>-0.20612275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5953">
                <text:p>-0.8559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1957306626">
                <text:p>-0.19573066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4926">
                <text:p>-0.8449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2579404271">
                <text:p>-0.25794042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6111">
                <text:p>-0.7961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2169124452">
                <text:p>-0.21691244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0929">
                <text:p>-0.7909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2068752163">
                <text:p>-0.20687521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4166">
                <text:p>-0.7941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2427909255">
                <text:p>-0.24279092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2383">
                <text:p>-0.7723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851213428">
                <text:p>-0.08512134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2963">
                <text:p>-0.8629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848373869">
                <text:p>-0.18483738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6858">
                <text:p>-0.8568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514280011">
                <text:p>-0.05142800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1715">
                <text:p>-0.9417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610467941">
                <text:p>-0.06104679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1851">
                <text:p>-0.9918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243773361">
                <text:p>0.02437733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2201">
                <text:p>-1.0822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232955937">
                <text:p>-0.02329559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10632">
                <text:p>-1.1106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367830972">
                <text:p>-0.03678309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20589">
                <text:p>-1.1205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82937851">
                <text:p>-0.00829378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46213">
                <text:p>-1.1462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858792354">
                <text:p>-0.08587923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11574">
                <text:p>-1.1115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88599973">
                <text:p>-0.0885999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6677">
                <text:p>-1.08667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1636728542">
                <text:p>-0.16367285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0046">
                <text:p>-1.0200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1925257335">
                <text:p>-0.19252573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6412">
                <text:p>-0.9564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2775696318">
                <text:p>-0.27756963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732">
                <text:p>-0.857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1528668942">
                <text:p>-0.152866894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4408">
                <text:p>-0.8744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2312672847">
                <text:p>-0.23126728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3537">
                <text:p>-0.8335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2329503417">
                <text:p>-0.2329503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5179">
                <text:p>-0.8051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1533629102">
                <text:p>-0.153362910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9331">
                <text:p>-0.8393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2908202673">
                <text:p>-0.29082026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0466">
                <text:p>-0.7704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1265388818">
                <text:p>-0.12653888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4079">
                <text:p>-0.8340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276425765">
                <text:p>-0.02764257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2389">
                <text:p>-0.9423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14835323">
                <text:p>-0.148353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4105">
                <text:p>-0.9341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238370008">
                <text:p>-0.02383700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11582">
                <text:p>-1.0115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756821059">
                <text:p>-0.07568210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8654">
                <text:p>-1.0286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585973118">
                <text:p>0.05859731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29536">
                <text:p>-1.1295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900525304">
                <text:p>-0.09005253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7679">
                <text:p>-1.0976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780475016">
                <text:p>-0.07804750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4451">
                <text:p>-1.0844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1057504032">
                <text:p>-0.10575040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57171">
                <text:p>-1.0571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2839787226">
                <text:p>-0.28397872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0193">
                <text:p>-0.9201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247607932">
                <text:p>-0.2476079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53156">
                <text:p>-0.8531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3113825874">
                <text:p>-0.31138258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5973">
                <text:p>-0.7659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393369606">
                <text:p>-0.23933696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5898">
                <text:p>-0.7558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559437733">
                <text:p>-0.25594377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8115">
                <text:p>-0.7381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107751168">
                <text:p>-0.1077511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5043">
                <text:p>-0.8250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1374887605">
                <text:p>-0.13748876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63149">
                <text:p>-0.8631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808588122">
                <text:p>-0.08085881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629">
                <text:p>-0.926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1297358064">
                <text:p>-0.12973580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5787">
                <text:p>-0.9357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33945215">
                <text:p>0.08339452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4178">
                <text:p>-1.0841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84096921">
                <text:p>0.01840969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39749">
                <text:p>-1.1397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80647001">
                <text:p>0.00806470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69885">
                <text:p>-1.1698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627743909">
                <text:p>-0.062774390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42749">
                <text:p>-1.1427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575120917">
                <text:p>0.15751209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715">
                <text:p>-1.27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531074989">
                <text:p>0.15310749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54361">
                <text:p>-1.3543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338272029">
                <text:p>0.13382720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96728">
                <text:p>-1.3967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119733931">
                <text:p>-0.01197339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27777">
                <text:p>-1.3277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620320382">
                <text:p>0.16203203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97813">
                <text:p>-1.3978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01601761">
                <text:p>0.25016017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03226">
                <text:p>-1.50322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28486117">
                <text:p>0.3284861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25681">
                <text:p>-1.6256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553161335">
                <text:p>0.45531613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91823">
                <text:p>-1.7918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650502826">
                <text:p>0.56505028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75682">
                <text:p>-1.9756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038991396">
                <text:p>0.70389913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190754">
                <text:p>-2.1907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094509604">
                <text:p>0.70945096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337776">
                <text:p>-2.3377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992614048">
                <text:p>0.799261404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495614">
                <text:p>-2.4956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303139404">
                <text:p>0.830313940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621493">
                <text:p>-2.6214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204633692">
                <text:p>0.82046336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698812">
                <text:p>-2.6988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037493486">
                <text:p>0.90374934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805851">
                <text:p>-2.8058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867500834">
                <text:p>0.98675008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932505">
                <text:p>-2.9325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664872126">
                <text:p>0.96648721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0034">
                <text:p>-3.00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704817623">
                <text:p>1.27048176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253273">
                <text:p>-3.2532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384024201">
                <text:p>1.23840242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398403">
                <text:p>-3.3984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3232540507">
                <text:p>1.32325405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551674">
                <text:p>-3.5516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3148834731">
                <text:p>1.31488347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648232">
                <text:p>-3.6482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1514718186">
                <text:p>1.15147181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603655">
                <text:p>-3.6036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1717202944">
                <text:p>1.17172029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587446">
                <text:p>-3.5874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557260299">
                <text:p>0.95572602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432672">
                <text:p>-3.4326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034022954">
                <text:p>0.60340229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09469">
                <text:p>-3.094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926975929">
                <text:p>0.19269759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595704">
                <text:p>-2.5957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1554730244">
                <text:p>-0.15547302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031111">
                <text:p>-2.0311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4560820884">
                <text:p>-0.45608208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54499">
                <text:p>-1.45449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8185127172">
                <text:p>-0.81851271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8671">
                <text:p>-0.8286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1614803405">
                <text:p>-1.16148034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8302">
                <text:p>-0.183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3866596896">
                <text:p>-1.38665968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9733">
                <text:p>0.397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.4936235405">
                <text:p>-1.49362354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55366">
                <text:p>0.8553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6927949132">
                <text:p>-1.69279491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293355">
                <text:p>1.2933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5896576711">
                <text:p>-1.58965767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516479">
                <text:p>1.5164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6063759811">
                <text:p>-1.60637598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67631">
                <text:p>1.676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5495052603">
                <text:p>-1.549505260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744912">
                <text:p>1.7449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5806739486">
                <text:p>-1.58067394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811404">
                <text:p>1.8114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6995712653">
                <text:p>-1.69957126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934965">
                <text:p>1.9349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717371617">
                <text:p>-1.7173716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029169">
                <text:p>2.0291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6983371938">
                <text:p>-1.69833719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079259">
                <text:p>2.0792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7546158805">
                <text:p>-1.75461588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15015">
                <text:p>2.150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6936818712">
                <text:p>-1.69368187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156776">
                <text:p>2.1567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64758157">
                <text:p>-1.647581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2.130463">
                <text:p>2.1304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4710211013">
                <text:p>-1.471021101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995241">
                <text:p>1.9952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2870043727">
                <text:p>-1.28700437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782473">
                <text:p>1.7824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0797821476">
                <text:p>-1.07978214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502561">
                <text:p>1.5025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8843189154">
                <text:p>-0.88431891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85745">
                <text:p>1.1857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6152318547">
                <text:p>-0.61523185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9526">
                <text:p>0.795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4291302971">
                <text:p>-0.429130297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410998">
                <text:p>0.4109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1553738899">
                <text:p>-0.15537388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7544">
                <text:p>-0.0275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198974718">
                <text:p>-0.01989747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10086">
                <text:p>-0.4100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738028833">
                <text:p>0.07380288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7464">
                <text:p>-0.7274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247146297">
                <text:p>0.22471462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9552">
                <text:p>-1.0395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286648353">
                <text:p>0.22866483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50157">
                <text:p>-1.2501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915509428">
                <text:p>0.29155094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32419">
                <text:p>-1.4324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205892898">
                <text:p>0.22058928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06577">
                <text:p>-1.5065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525146818">
                <text:p>0.15251468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10619">
                <text:p>-1.5106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96723936">
                <text:p>0.1967239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2781">
                <text:p>-1.5427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677695601">
                <text:p>0.267769560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11569">
                <text:p>-1.6115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051451124">
                <text:p>0.20514511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15666">
                <text:p>-1.6156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760476899">
                <text:p>0.176047689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99001">
                <text:p>-1.5990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209396984">
                <text:p>0.220939698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17819">
                <text:p>-1.6178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635589155">
                <text:p>0.16355891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92111">
                <text:p>-1.5921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085385405">
                <text:p>0.10853854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38306">
                <text:p>-1.5383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488317869">
                <text:p>0.148831786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29308">
                <text:p>-1.5293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808648775">
                <text:p>0.18086487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4664">
                <text:p>-1.5446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781278422">
                <text:p>0.17812784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3073">
                <text:p>-1.55307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791873807">
                <text:p>0.17918738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9382">
                <text:p>-1.5593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61535765">
                <text:p>0.1615357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51821">
                <text:p>-1.5518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560986917">
                <text:p>0.15609869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43158">
                <text:p>-1.54315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117048372">
                <text:p>0.211704837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7445">
                <text:p>-1.574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960168727">
                <text:p>0.19601687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84846">
                <text:p>-1.5848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974107263">
                <text:p>0.19741072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592702">
                <text:p>-1.5927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316518557">
                <text:p>0.03165185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87451">
                <text:p>-1.4874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09925838">
                <text:p>0.02099258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10207">
                <text:p>-1.4102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267848238">
                <text:p>-0.02678482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326886">
                <text:p>-1.3268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376363441">
                <text:p>-0.03763634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64129">
                <text:p>-1.26412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1140277683">
                <text:p>-0.11402776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71389">
                <text:p>-1.1713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2670353574">
                <text:p>-0.26703535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76">
                <text:p>-1.00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3049985632">
                <text:p>-0.30499856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73149">
                <text:p>-0.8731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4185336292">
                <text:p>-0.41853362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7874">
                <text:p>-0.7078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4495348241">
                <text:p>-0.449534824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7073">
                <text:p>-0.5770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518739454">
                <text:p>-0.51873945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4378">
                <text:p>-0.443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4334416535">
                <text:p>-0.43344165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11811">
                <text:p>-0.4118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4891485196">
                <text:p>-0.48914851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53375">
                <text:p>-0.3533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4805999508">
                <text:p>-0.48059995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20132">
                <text:p>-0.3201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3473334908">
                <text:p>-0.347333490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86809">
                <text:p>-0.3868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349976415">
                <text:p>-0.3499764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2948">
                <text:p>-0.429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2324785564">
                <text:p>-0.23247855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6234">
                <text:p>-0.5362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2555031907">
                <text:p>-0.25550319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92027">
                <text:p>-0.5920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2337099893">
                <text:p>-0.23370998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3733">
                <text:p>-0.6437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1520464106">
                <text:p>-0.152046410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32623">
                <text:p>-0.7326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2604426178">
                <text:p>-0.26044261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19606">
                <text:p>-0.7196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1145188773">
                <text:p>-0.11451887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8198">
                <text:p>-0.8081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2488554315">
                <text:p>-0.248855431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7691">
                <text:p>-0.7776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1860428986">
                <text:p>-0.18604289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9231">
                <text:p>-0.7992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2652153434">
                <text:p>-0.26521534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60811">
                <text:p>-0.7608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3059509646">
                <text:p>-0.30595096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08056">
                <text:p>-0.7080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2974588894">
                <text:p>-0.29745888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8562">
                <text:p>-0.6785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335877436">
                <text:p>-0.3358774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33298">
                <text:p>-0.6332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269965135">
                <text:p>-0.2699651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707">
                <text:p>-0.647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2514097979">
                <text:p>-0.25140979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68615">
                <text:p>-0.6686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2524494161">
                <text:p>-0.25244941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8228">
                <text:p>-0.682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2087028935">
                <text:p>-0.208702893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0545">
                <text:p>-0.7205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99744214">
                <text:p>-0.0997442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8672">
                <text:p>-0.8186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96534851">
                <text:p>-0.009653485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44113">
                <text:p>-0.9441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195198634">
                <text:p>-0.019519863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1129">
                <text:p>-1.02112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231785674">
                <text:p>0.02317856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0912">
                <text:p>-1.1009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312925665">
                <text:p>-0.03129256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17771">
                <text:p>-1.1177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320993177">
                <text:p>0.03209931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7126">
                <text:p>-1.1712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365230031">
                <text:p>0.03652300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09853">
                <text:p>-1.20985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1189298918">
                <text:p>-0.11892989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31952">
                <text:p>-1.1319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966129317">
                <text:p>-0.09661293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94916">
                <text:p>-1.0949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2255918179">
                <text:p>-0.22559181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4264">
                <text:p>-0.9842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2494271124">
                <text:p>-0.24942711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94639">
                <text:p>-0.8946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2429527255">
                <text:p>-0.24295272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923">
                <text:p>-0.839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3231826328">
                <text:p>-0.32318263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48828">
                <text:p>-0.7488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2658836678">
                <text:p>-0.265883667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26778">
                <text:p>-0.7267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2038228818">
                <text:p>-0.20382288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3451">
                <text:p>-0.7534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220887855">
                <text:p>-0.22088785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59851">
                <text:p>-0.7598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1779250446">
                <text:p>-0.17792504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2753">
                <text:p>-0.79275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135907968">
                <text:p>-0.1359079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2685">
                <text:p>-0.8426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441452719">
                <text:p>-0.04414527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7124">
                <text:p>-0.9371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1082399191">
                <text:p>-0.108239919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57335">
                <text:p>-0.9573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501305277">
                <text:p>-0.05013052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09536">
                <text:p>-1.0095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673826716">
                <text:p>-0.067382671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32823">
                <text:p>-1.0328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993239533">
                <text:p>-0.09932395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2705">
                <text:p>-1.027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1466769824">
                <text:p>-0.14667698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164">
                <text:p>-0.991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1570804746">
                <text:p>-0.157080474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61109">
                <text:p>-0.9611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1797958818">
                <text:p>-0.17979588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5622">
                <text:p>-0.9256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2975812909">
                <text:p>-0.297581290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3463">
                <text:p>-0.82346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2195854526">
                <text:p>-0.21958545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7374">
                <text:p>-0.8073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2262471679">
                <text:p>-0.22624716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92212">
                <text:p>-0.7922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2390257356">
                <text:p>-0.23902573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773591">
                <text:p>-0.7735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1370021027">
                <text:p>-0.137002102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29187">
                <text:p>-0.82918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2300050465">
                <text:p>-0.23000504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04243">
                <text:p>-0.8042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872217356">
                <text:p>-0.087221735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82794">
                <text:p>-0.8827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270319777">
                <text:p>-0.02703197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75259">
                <text:p>-0.9752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907149886">
                <text:p>-0.09071498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94429">
                <text:p>-0.9944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11073068">
                <text:p>0.001107306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68408">
                <text:p>-1.0684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231786821">
                <text:p>-0.02317868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1519">
                <text:p>-1.1015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751338005">
                <text:p>-0.07513380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088953">
                <text:p>-1.0889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2172343352">
                <text:p>-0.21723433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85861">
                <text:p>-0.9858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1845977483">
                <text:p>-0.184597748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38916">
                <text:p>-0.9389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3279761375">
                <text:p>-0.327976137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12062">
                <text:p>-0.8120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4088545922">
                <text:p>-0.40885459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73618">
                <text:p>-0.6736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4169699385">
                <text:p>-0.41696993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75952">
                <text:p>-0.5759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419110333">
                <text:p>-0.41911033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09441">
                <text:p>-0.5094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4098158094">
                <text:p>-0.40981580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71314">
                <text:p>-0.4713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4772528726">
                <text:p>-0.47725287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00957">
                <text:p>-0.4009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409714479">
                <text:p>-0.40971447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99089">
                <text:p>-0.39908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5108068424">
                <text:p>-0.510806842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30461">
                <text:p>-0.33046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5081176596">
                <text:p>-0.508117659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8652">
                <text:p>-0.286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5222359397">
                <text:p>-0.522235939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47828">
                <text:p>-0.2478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5238119118">
                <text:p>-0.523811911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20994">
                <text:p>-0.22099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5795152665">
                <text:p>-0.579515266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65982">
                <text:p>-0.1659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6782514629">
                <text:p>-0.678251462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6351">
                <text:p>-0.063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8180897398">
                <text:p>-0.818089739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97987">
                <text:p>0.09798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8745927476">
                <text:p>-0.87459274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43268">
                <text:p>0.2432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9632222305">
                <text:p>-0.963222230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99159">
                <text:p>0.3991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.0249589014">
                <text:p>-1.02495890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544194">
                <text:p>0.54419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.0773699385">
                <text:p>-1.07736993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675778">
                <text:p>0.6757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.0796950822">
                <text:p>-1.079695082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765014">
                <text:p>0.7650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.1276759486">
                <text:p>-1.12767594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56462">
                <text:p>0.8564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.1065670789">
                <text:p>-1.10656707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03332">
                <text:p>0.9033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.0929599045">
                <text:p>-1.092959904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25495">
                <text:p>0.9254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.0786682767">
                <text:p>-1.07866827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30739">
                <text:p>0.9307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.2141789121">
                <text:p>-1.214178912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024558">
                <text:p>1.0245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.2586007989">
                <text:p>-1.25860079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116688">
                <text:p>1.1166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.1036439552">
                <text:p>-1.10364395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074795">
                <text:p>1.0747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.1132294195">
                <text:p>-1.11322941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1.053267">
                <text:p>1.0532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9692132044">
                <text:p>-0.969213204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942927">
                <text:p>0.9429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9012731247">
                <text:p>-0.90127312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824111">
                <text:p>0.8241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6894378949">
                <text:p>-0.68943789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603734">
                <text:p>0.6037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6550225892">
                <text:p>-0.65502258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433937">
                <text:p>0.4339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5316532447">
                <text:p>-0.53165324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38554">
                <text:p>0.2385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3353454489">
                <text:p>-0.33534544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22498">
                <text:p>-0.0224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1704712623">
                <text:p>-0.17047126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06357">
                <text:p>-0.3063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83710463">
                <text:p>0.028371046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28057">
                <text:p>-0.6280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579400453">
                <text:p>0.157940045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9288">
                <text:p>-0.92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256834037">
                <text:p>0.32568340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241021">
                <text:p>-1.2410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5636674393">
                <text:p>0.56366743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607712">
                <text:p>-1.6077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7729262092">
                <text:p>0.77292620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991553">
                <text:p>-1.99155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506650294">
                <text:p>0.850665029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299158">
                <text:p>-2.2991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711993219">
                <text:p>0.971199321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584485">
                <text:p>-2.5844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1004215861">
                <text:p>1.100421586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860758">
                <text:p>-2.8607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1899511585">
                <text:p>1.189951158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10454">
                <text:p>-3.104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307609417">
                <text:p>1.4307609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427506">
                <text:p>-3.4275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5867184417">
                <text:p>1.586718441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746682">
                <text:p>-3.7466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3926414157">
                <text:p>1.392641415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830014">
                <text:p>-3.8300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4327962449">
                <text:p>1.432796244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91231">
                <text:p>-3.912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3125734959">
                <text:p>1.312573495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887017">
                <text:p>-3.8870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2452981723">
                <text:p>1.245298172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825319">
                <text:p>-3.8253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211711873">
                <text:p>0.92117118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568156">
                <text:p>-3.5681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707612307">
                <text:p>0.870761230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363184">
                <text:p>-3.3631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6622024628">
                <text:p>0.662202462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3.087577">
                <text:p>-3.0875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081371577">
                <text:p>0.408137157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734567">
                <text:p>-2.73456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693488225">
                <text:p>0.269348822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406814">
                <text:p>-2.4068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776076112">
                <text:p>0.077607611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2.060598">
                <text:p>-2.0605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340267095">
                <text:p>-0.0340267095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755472">
                <text:p>-1.7554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809346893">
                <text:p>-0.180934689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454218">
                <text:p>-1.4542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4029644282">
                <text:p>-0.40296442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1.10547">
                <text:p>-1.1054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4573783211">
                <text:p>-0.457378321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36798">
                <text:p>-0.8367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402665052">
                <text:p>-0.40266505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94228">
                <text:p>-0.6942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4957270489">
                <text:p>-0.4957270489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53719">
                <text:p>-0.537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5731957292">
                <text:p>-0.573195729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380904">
                <text:p>-0.3809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6320312331">
                <text:p>-0.6320312331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3754">
                <text:p>-0.237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6892377367">
                <text:p>-0.689237736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103872">
                <text:p>-0.1038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7862768282">
                <text:p>-0.786276828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49884">
                <text:p>0.0498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8341272132">
                <text:p>-0.83412721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84241">
                <text:p>0.18424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7638091447">
                <text:p>-0.763809144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26904">
                <text:p>0.2269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8089246638">
                <text:p>-0.8089246638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85406">
                <text:p>0.2854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8544150437">
                <text:p>-0.8544150437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54713">
                <text:p>0.3547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7197612564">
                <text:p>-0.719761256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311144">
                <text:p>0.3111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7371586936">
                <text:p>-0.737158693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293707">
                <text:p>0.2937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5742886226">
                <text:p>-0.574288622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173525">
                <text:p>0.1735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4710835476">
                <text:p>-0.471083547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0.024645">
                <text:p>0.0246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434265614">
                <text:p>-0.43426561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099108">
                <text:p>-0.0991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2618004786">
                <text:p>-0.2618004786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296534">
                <text:p>-0.2965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180701132">
                <text:p>-0.180701132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482153">
                <text:p>-0.4821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1293987473">
                <text:p>-0.1293987473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640043">
                <text:p>-0.6400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69914374">
                <text:p>0.0169914374</text:p>
              </table:table-cell>
              <table:table-cell office:value-type="float" office:value="-1.21396903">
                <text:p>-1.21396903</text:p>
              </table:table-cell>
              <table:table-cell office:value-type="float" office:value="-0.842837">
                <text:p>-0.8428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